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77.76pt"/>
    </style:style>
    <style:style style:name="co3" style:family="table-column">
      <style:table-column-properties fo:break-before="auto" style:column-width="140pt"/>
    </style:style>
    <style:style style:name="co4" style:family="table-column">
      <style:table-column-properties fo:break-before="auto" style:column-width="131.36pt"/>
    </style:style>
    <style:style style:name="co5" style:family="table-column">
      <style:table-column-properties fo:break-before="auto" style:column-width="128.21pt"/>
    </style:style>
    <style:style style:name="co6" style:family="table-column">
      <style:table-column-properties fo:break-before="auto" style:column-width="11.76pt"/>
    </style:style>
    <style:style style:name="co7" style:family="table-column">
      <style:table-column-properties fo:break-before="auto" style:column-width="91.19pt"/>
    </style:style>
    <style:style style:name="co8" style:family="table-column">
      <style:table-column-properties fo:break-before="auto" style:column-width="88.84pt"/>
    </style:style>
    <style:style style:name="co9" style:family="table-column">
      <style:table-column-properties fo:break-before="auto" style:column-width="62.11pt"/>
    </style:style>
    <style:style style:name="co10" style:family="table-column">
      <style:table-column-properties fo:break-before="auto" style:column-width="110.89pt"/>
    </style:style>
    <style:style style:name="co11" style:family="table-column">
      <style:table-column-properties fo:break-before="auto" style:column-width="104.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cccccc" style:text-align-source="fix" style:repeat-content="false" fo:border="0.06pt solid #000000"/>
      <style:paragraph-properties fo:text-align="center" fo:margin-left="0pt"/>
      <style:text-properties style:font-name="Courier New" fo:font-weight="bold" style:font-weight-asian="bold" style:font-weight-complex="bold"/>
    </style:style>
    <style:style style:name="ce2" style:family="table-cell" style:parent-style-name="Default" style:data-style-name="N10000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3" style:family="table-cell" style:parent-style-name="Default" style:data-style-name="N10123">
      <style:table-cell-properties fo:background-color="#cccccc" style:text-align-source="fix" style:repeat-content="false" fo:border="0.06pt solid #000000"/>
      <style:paragraph-properties fo:text-align="center" fo:margin-left="0pt"/>
      <style:text-properties style:font-name="Courier New" fo:font-weight="bold" style:font-weight-asian="bold" style:font-weight-complex="bold"/>
    </style:style>
    <style:style style:name="ce4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5" style:family="table-cell" style:parent-style-name="Default" style:data-style-name="N10124">
      <style:table-cell-properties fo:background-color="#cccccc" style:text-align-source="fix" style:repeat-content="false" fo:border="0.06pt solid #000000"/>
      <style:paragraph-properties fo:text-align="center" fo:margin-left="0pt"/>
      <style:text-properties style:font-name="Courier New" fo:font-weight="bold" style:font-weight-asian="bold" style:font-weight-complex="bold"/>
    </style:style>
    <style:style style:name="ce6" style:family="table-cell" style:parent-style-name="Default" style:data-style-name="N10124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3" style:family="table-cell" style:parent-style-name="Default" style:data-style-name="N10000">
      <style:table-cell-properties style:text-align-source="fix" style:repeat-content="false"/>
      <style:paragraph-properties fo:text-align="start" fo:margin-left="0pt"/>
      <style:text-properties style:font-name="Courier New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1011" table:default-cell-style-name="ce2"/>
        <table:table-row table:style-name="ro1">
          <table:table-cell table:style-name="ce1" office:value-type="string" calcext:value-type="string">
            <text:p># Frame</text:p>
          </table:table-cell>
          <table:table-cell table:style-name="ce3" office:value-type="string" calcext:value-type="string">
            <text:p>h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Xf</text:p>
          </table:table-cell>
          <table:table-cell table:style-name="ce5" office:value-type="string" calcext:value-type="string">
            <text:p>Y0</text:p>
          </table:table-cell>
          <table:table-cell table:style-name="ce5" office:value-type="string" calcext:value-type="string">
            <text:p>Yf</text:p>
          </table:table-cell>
          <table:table-cell table:style-name="Default"/>
          <table:table-cell table:style-name="ce1" office:value-type="string" calcext:value-type="string">
            <text:p>XC</text:p>
          </table:table-cell>
          <table:table-cell table:style-name="ce1" office:value-type="string" calcext:value-type="string">
            <text:p>YC</text:p>
          </table:table-cell>
          <table:table-cell table:style-name="ce1" office:value-type="string" calcext:value-type="string">
            <text:p>% Zoom</text:p>
          </table:table-cell>
          <table:table-cell table:style-name="ce1" office:value-type="string" calcext:value-type="string">
            <text:p>h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K2]" office:value-type="float" office:value="0.004" calcext:value-type="float">
            <text:p>4.0000000000000000E-003</text:p>
          </table:table-cell>
          <table:table-cell table:formula="of:=[.$H$2]-(2*[.$J$2]^([.A2]-1))" office:value-type="float" office:value="-3.15825639399541" calcext:value-type="float">
            <text:p>-3.1582563939954100</text:p>
          </table:table-cell>
          <table:table-cell table:formula="of:=[.$H$2]+(2*[.$J$2]^([.A2]-1))" office:value-type="float" office:value="0.84174360600459" calcext:value-type="float">
            <text:p>0.8417436060045900</text:p>
          </table:table-cell>
          <table:table-cell table:formula="of:=[.$I$2]-(1.5*[.$J$2]^([.A2]-1))" office:value-type="float" office:value="-1.21470131550576" calcext:value-type="float">
            <text:p>-1.2147013155057600</text:p>
          </table:table-cell>
          <table:table-cell table:formula="of:=[.$I$2]+(1.5*[.$J$2]^([.A2]-1))" office:value-type="float" office:value="1.78529868449424" calcext:value-type="float">
            <text:p>1.7852986844942400</text:p>
          </table:table-cell>
          <table:table-cell/>
          <table:table-cell office:value-type="float" office:value="-1.15825639399541" calcext:value-type="float">
            <text:p>-1.15825639399541</text:p>
          </table:table-cell>
          <table:table-cell office:value-type="float" office:value="0.285298684494239" calcext:value-type="float">
            <text:p>0.28529868449423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*([.$J$2])" office:value-type="float" office:value="0.0039" calcext:value-type="float">
            <text:p>3.9000000000000000E-003</text:p>
          </table:table-cell>
          <table:table-cell table:formula="of:=[.$H$2]-(2*[.$J$2]^([.A3]-1))" office:value-type="float" office:value="-3.10825639399541" calcext:value-type="float">
            <text:p>-3.1082563939954100</text:p>
          </table:table-cell>
          <table:table-cell table:formula="of:=[.$H$2]+(2*[.$J$2]^([.A3]-1))" office:value-type="float" office:value="0.79174360600459" calcext:value-type="float">
            <text:p>0.7917436060045900</text:p>
          </table:table-cell>
          <table:table-cell table:formula="of:=[.$I$2]-(1.5*[.$J$2]^([.A3]-1))" office:value-type="float" office:value="-1.17720131550576" calcext:value-type="float">
            <text:p>-1.1772013155057600</text:p>
          </table:table-cell>
          <table:table-cell table:formula="of:=[.$I$2]+(1.5*[.$J$2]^([.A3]-1))" office:value-type="float" office:value="1.74779868449424" calcext:value-type="float">
            <text:p>1.74779868449424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*([.$J$2])" office:value-type="float" office:value="0.0038025" calcext:value-type="float">
            <text:p>3.8025000000000000E-003</text:p>
          </table:table-cell>
          <table:table-cell table:formula="of:=[.$H$2]-(2*[.$J$2]^([.A4]-1))" office:value-type="float" office:value="-3.05950639399541" calcext:value-type="float">
            <text:p>-3.0595063939954100</text:p>
          </table:table-cell>
          <table:table-cell table:formula="of:=[.$H$2]+(2*[.$J$2]^([.A4]-1))" office:value-type="float" office:value="0.74299360600459" calcext:value-type="float">
            <text:p>0.7429936060045900</text:p>
          </table:table-cell>
          <table:table-cell table:formula="of:=[.$I$2]-(1.5*[.$J$2]^([.A4]-1))" office:value-type="float" office:value="-1.14063881550576" calcext:value-type="float">
            <text:p>-1.1406388155057600</text:p>
          </table:table-cell>
          <table:table-cell table:formula="of:=[.$I$2]+(1.5*[.$J$2]^([.A4]-1))" office:value-type="float" office:value="1.71123618449424" calcext:value-type="float">
            <text:p>1.7112361844942400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[.$J$2])" office:value-type="float" office:value="0.0037074375" calcext:value-type="float">
            <text:p>3.7074375000000000E-003</text:p>
          </table:table-cell>
          <table:table-cell table:formula="of:=[.$H$2]-(2*[.$J$2]^([.A5]-1))" office:value-type="float" office:value="-3.01197514399541" calcext:value-type="float">
            <text:p>-3.0119751439954100</text:p>
          </table:table-cell>
          <table:table-cell table:formula="of:=[.$H$2]+(2*[.$J$2]^([.A5]-1))" office:value-type="float" office:value="0.69546235600459" calcext:value-type="float">
            <text:p>0.6954623560045900</text:p>
          </table:table-cell>
          <table:table-cell table:formula="of:=[.$I$2]-(1.5*[.$J$2]^([.A5]-1))" office:value-type="float" office:value="-1.10499037800576" calcext:value-type="float">
            <text:p>-1.1049903780057600</text:p>
          </table:table-cell>
          <table:table-cell table:formula="of:=[.$I$2]+(1.5*[.$J$2]^([.A5]-1))" office:value-type="float" office:value="1.67558774699424" calcext:value-type="float">
            <text:p>1.6755877469942400</text:p>
          </table:table-cell>
          <table:table-cell/>
          <table:table-cell table:style-name="ce13" office:value-type="string" calcext:value-type="string">
            <text:p>un h del excel es un pixel del video, asi mejoramos la calidad de la Img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*([.$J$2])" office:value-type="float" office:value="0.0036147515625" calcext:value-type="float">
            <text:p>3.6147515625000000E-003</text:p>
          </table:table-cell>
          <table:table-cell table:formula="of:=[.$H$2]-(2*[.$J$2]^([.A6]-1))" office:value-type="float" office:value="-2.96563217524541" calcext:value-type="float">
            <text:p>-2.9656321752454100</text:p>
          </table:table-cell>
          <table:table-cell table:formula="of:=[.$H$2]+(2*[.$J$2]^([.A6]-1))" office:value-type="float" office:value="0.64911938725459" calcext:value-type="float">
            <text:p>0.6491193872545900</text:p>
          </table:table-cell>
          <table:table-cell table:formula="of:=[.$I$2]-(1.5*[.$J$2]^([.A6]-1))" office:value-type="float" office:value="-1.07023315144326" calcext:value-type="float">
            <text:p>-1.0702331514432600</text:p>
          </table:table-cell>
          <table:table-cell table:formula="of:=[.$I$2]+(1.5*[.$J$2]^([.A6]-1))" office:value-type="float" office:value="1.64083052043174" calcext:value-type="float">
            <text:p>1.64083052043174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[.$J$2])" office:value-type="float" office:value="0.0035243827734375" calcext:value-type="float">
            <text:p>3.5243827734375000E-003</text:p>
          </table:table-cell>
          <table:table-cell table:formula="of:=[.$H$2]-(2*[.$J$2]^([.A7]-1))" office:value-type="float" office:value="-2.92044778071416" calcext:value-type="float">
            <text:p>-2.9204477807141600</text:p>
          </table:table-cell>
          <table:table-cell table:formula="of:=[.$H$2]+(2*[.$J$2]^([.A7]-1))" office:value-type="float" office:value="0.60393499272334" calcext:value-type="float">
            <text:p>0.6039349927233400</text:p>
          </table:table-cell>
          <table:table-cell table:formula="of:=[.$I$2]-(1.5*[.$J$2]^([.A7]-1))" office:value-type="float" office:value="-1.03634485554482" calcext:value-type="float">
            <text:p>-1.0363448555448200</text:p>
          </table:table-cell>
          <table:table-cell table:formula="of:=[.$I$2]+(1.5*[.$J$2]^([.A7]-1))" office:value-type="float" office:value="1.6069422245333" calcext:value-type="float">
            <text:p>1.60694222453330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7]*([.$J$2])" office:value-type="float" office:value="0.00343627320410156" calcext:value-type="float">
            <text:p>3.4362732041015600E-003</text:p>
          </table:table-cell>
          <table:table-cell table:formula="of:=[.$H$2]-(2*[.$J$2]^([.A8]-1))" office:value-type="float" office:value="-2.87639299604619" calcext:value-type="float">
            <text:p>-2.8763929960461900</text:p>
          </table:table-cell>
          <table:table-cell table:formula="of:=[.$H$2]+(2*[.$J$2]^([.A8]-1))" office:value-type="float" office:value="0.559880208055371" calcext:value-type="float">
            <text:p>0.5598802080553710</text:p>
          </table:table-cell>
          <table:table-cell table:formula="of:=[.$I$2]-(1.5*[.$J$2]^([.A8]-1))" office:value-type="float" office:value="-1.00330376704385" calcext:value-type="float">
            <text:p>-1.0033037670438500</text:p>
          </table:table-cell>
          <table:table-cell table:formula="of:=[.$I$2]+(1.5*[.$J$2]^([.A8]-1))" office:value-type="float" office:value="1.57390113603232" calcext:value-type="float">
            <text:p>1.573901136032320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[.$J$2])" office:value-type="float" office:value="0.00335036637399902" calcext:value-type="float">
            <text:p>3.3503663739990200E-003</text:p>
          </table:table-cell>
          <table:table-cell table:formula="of:=[.$H$2]-(2*[.$J$2]^([.A9]-1))" office:value-type="float" office:value="-2.83343958099492" calcext:value-type="float">
            <text:p>-2.8334395809949200</text:p>
          </table:table-cell>
          <table:table-cell table:formula="of:=[.$H$2]+(2*[.$J$2]^([.A9]-1))" office:value-type="float" office:value="0.516926793004101" calcext:value-type="float">
            <text:p>0.5169267930041010</text:p>
          </table:table-cell>
          <table:table-cell table:formula="of:=[.$I$2]-(1.5*[.$J$2]^([.A9]-1))" office:value-type="float" office:value="-0.971088705755395" calcext:value-type="float">
            <text:p>-0.9710887057553950</text:p>
          </table:table-cell>
          <table:table-cell table:formula="of:=[.$I$2]+(1.5*[.$J$2]^([.A9]-1))" office:value-type="float" office:value="1.54168607474387" calcext:value-type="float">
            <text:p>1.541686074743870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]*([.$J$2])" office:value-type="float" office:value="0.00326660721464905" calcext:value-type="float">
            <text:p>3.2666072146490500E-003</text:p>
          </table:table-cell>
          <table:table-cell table:formula="of:=[.$H$2]-(2*[.$J$2]^([.A10]-1))" office:value-type="float" office:value="-2.79156000131993" calcext:value-type="float">
            <text:p>-2.7915600013199300</text:p>
          </table:table-cell>
          <table:table-cell table:formula="of:=[.$H$2]+(2*[.$J$2]^([.A10]-1))" office:value-type="float" office:value="0.475047213329114" calcext:value-type="float">
            <text:p>0.4750472133291140</text:p>
          </table:table-cell>
          <table:table-cell table:formula="of:=[.$I$2]-(1.5*[.$J$2]^([.A10]-1))" office:value-type="float" office:value="-0.939679020999154" calcext:value-type="float">
            <text:p>-0.9396790209991540</text:p>
          </table:table-cell>
          <table:table-cell table:formula="of:=[.$I$2]+(1.5*[.$J$2]^([.A10]-1))" office:value-type="float" office:value="1.51027638998763" calcext:value-type="float">
            <text:p>1.5102763899876300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0]*([.$J$2])" office:value-type="float" office:value="0.00318494203428282" calcext:value-type="float">
            <text:p>3.1849420342828200E-003</text:p>
          </table:table-cell>
          <table:table-cell table:formula="of:=[.$H$2]-(2*[.$J$2]^([.A11]-1))" office:value-type="float" office:value="-2.75072741113682" calcext:value-type="float">
            <text:p>-2.7507274111368200</text:p>
          </table:table-cell>
          <table:table-cell table:formula="of:=[.$H$2]+(2*[.$J$2]^([.A11]-1))" office:value-type="float" office:value="0.434214623146" calcext:value-type="float">
            <text:p>0.4342146231460000</text:p>
          </table:table-cell>
          <table:table-cell table:formula="of:=[.$I$2]-(1.5*[.$J$2]^([.A11]-1))" office:value-type="float" office:value="-0.909054578361819" calcext:value-type="float">
            <text:p>-0.9090545783618190</text:p>
          </table:table-cell>
          <table:table-cell table:formula="of:=[.$I$2]+(1.5*[.$J$2]^([.A11]-1))" office:value-type="float" office:value="1.4796519473503" calcext:value-type="float">
            <text:p>1.479651947350300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1]*([.$J$2])" office:value-type="float" office:value="0.00310531848342575" calcext:value-type="float">
            <text:p>3.1053184834257500E-003</text:p>
          </table:table-cell>
          <table:table-cell table:formula="of:=[.$H$2]-(2*[.$J$2]^([.A12]-1))" office:value-type="float" office:value="-2.71091563570828" calcext:value-type="float">
            <text:p>-2.7109156357082800</text:p>
          </table:table-cell>
          <table:table-cell table:formula="of:=[.$H$2]+(2*[.$J$2]^([.A12]-1))" office:value-type="float" office:value="0.394402847717465" calcext:value-type="float">
            <text:p>0.3944028477174650</text:p>
          </table:table-cell>
          <table:table-cell table:formula="of:=[.$I$2]-(1.5*[.$J$2]^([.A12]-1))" office:value-type="float" office:value="-0.879195746790417" calcext:value-type="float">
            <text:p>-0.8791957467904170</text:p>
          </table:table-cell>
          <table:table-cell table:formula="of:=[.$I$2]+(1.5*[.$J$2]^([.A12]-1))" office:value-type="float" office:value="1.4497931157789" calcext:value-type="float">
            <text:p>1.449793115778900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]*([.$J$2])" office:value-type="float" office:value="0.00302768552134011" calcext:value-type="float">
            <text:p>3.0276855213401100E-003</text:p>
          </table:table-cell>
          <table:table-cell table:formula="of:=[.$H$2]-(2*[.$J$2]^([.A13]-1))" office:value-type="float" office:value="-2.67209915466546" calcext:value-type="float">
            <text:p>-2.6720991546654600</text:p>
          </table:table-cell>
          <table:table-cell table:formula="of:=[.$H$2]+(2*[.$J$2]^([.A13]-1))" office:value-type="float" office:value="0.355586366674643" calcext:value-type="float">
            <text:p>0.3555863666746430</text:p>
          </table:table-cell>
          <table:table-cell table:formula="of:=[.$I$2]-(1.5*[.$J$2]^([.A13]-1))" office:value-type="float" office:value="-0.850083386008301" calcext:value-type="float">
            <text:p>-0.8500833860083010</text:p>
          </table:table-cell>
          <table:table-cell table:formula="of:=[.$I$2]+(1.5*[.$J$2]^([.A13]-1))" office:value-type="float" office:value="1.42068075499678" calcext:value-type="float">
            <text:p>1.4206807549967800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3]*([.$J$2])" office:value-type="float" office:value="0.0029519933833066" calcext:value-type="float">
            <text:p>2.9519933833066000E-003</text:p>
          </table:table-cell>
          <table:table-cell table:formula="of:=[.$H$2]-(2*[.$J$2]^([.A14]-1))" office:value-type="float" office:value="-2.63425308564871" calcext:value-type="float">
            <text:p>-2.6342530856487100</text:p>
          </table:table-cell>
          <table:table-cell table:formula="of:=[.$H$2]+(2*[.$J$2]^([.A14]-1))" office:value-type="float" office:value="0.317740297657892" calcext:value-type="float">
            <text:p>0.3177402976578920</text:p>
          </table:table-cell>
          <table:table-cell table:formula="of:=[.$I$2]-(1.5*[.$J$2]^([.A14]-1))" office:value-type="float" office:value="-0.821698834245737" calcext:value-type="float">
            <text:p>-0.8216988342457370</text:p>
          </table:table-cell>
          <table:table-cell table:formula="of:=[.$I$2]+(1.5*[.$J$2]^([.A14]-1))" office:value-type="float" office:value="1.39229620323422" calcext:value-type="float">
            <text:p>1.3922962032342200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4]*([.$J$2])" office:value-type="float" office:value="0.00287819354872394" calcext:value-type="float">
            <text:p>2.8781935487239400E-003</text:p>
          </table:table-cell>
          <table:table-cell table:formula="of:=[.$H$2]-(2*[.$J$2]^([.A15]-1))" office:value-type="float" office:value="-2.59735316835738" calcext:value-type="float">
            <text:p>-2.5973531683573800</text:p>
          </table:table-cell>
          <table:table-cell table:formula="of:=[.$H$2]+(2*[.$J$2]^([.A15]-1))" office:value-type="float" office:value="0.280840380366559" calcext:value-type="float">
            <text:p>0.2808403803665590</text:p>
          </table:table-cell>
          <table:table-cell table:formula="of:=[.$I$2]-(1.5*[.$J$2]^([.A15]-1))" office:value-type="float" office:value="-0.794023896277238" calcext:value-type="float">
            <text:p>-0.7940238962772380</text:p>
          </table:table-cell>
          <table:table-cell table:formula="of:=[.$I$2]+(1.5*[.$J$2]^([.A15]-1))" office:value-type="float" office:value="1.36462126526572" calcext:value-type="float">
            <text:p>1.364621265265720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5]*([.$J$2])" office:value-type="float" office:value="0.00280623871000584" calcext:value-type="float">
            <text:p>2.8062387100058400E-003</text:p>
          </table:table-cell>
          <table:table-cell table:formula="of:=[.$H$2]-(2*[.$J$2]^([.A16]-1))" office:value-type="float" office:value="-2.56137574899833" calcext:value-type="float">
            <text:p>-2.5613757489983300</text:p>
          </table:table-cell>
          <table:table-cell table:formula="of:=[.$H$2]+(2*[.$J$2]^([.A16]-1))" office:value-type="float" office:value="0.24486296100751" calcext:value-type="float">
            <text:p>0.2448629610075100</text:p>
          </table:table-cell>
          <table:table-cell table:formula="of:=[.$I$2]-(1.5*[.$J$2]^([.A16]-1))" office:value-type="float" office:value="-0.767040831757951" calcext:value-type="float">
            <text:p>-0.7670408317579510</text:p>
          </table:table-cell>
          <table:table-cell table:formula="of:=[.$I$2]+(1.5*[.$J$2]^([.A16]-1))" office:value-type="float" office:value="1.33763820074643" calcext:value-type="float">
            <text:p>1.337638200746430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6]*([.$J$2])" office:value-type="float" office:value="0.00273608274225569" calcext:value-type="float">
            <text:p>2.7360827422556900E-003</text:p>
          </table:table-cell>
          <table:table-cell table:formula="of:=[.$H$2]-(2*[.$J$2]^([.A17]-1))" office:value-type="float" office:value="-2.52629776512326" calcext:value-type="float">
            <text:p>-2.5262977651232600</text:p>
          </table:table-cell>
          <table:table-cell table:formula="of:=[.$H$2]+(2*[.$J$2]^([.A17]-1))" office:value-type="float" office:value="0.209784977132437" calcext:value-type="float">
            <text:p>0.2097849771324370</text:p>
          </table:table-cell>
          <table:table-cell table:formula="of:=[.$I$2]-(1.5*[.$J$2]^([.A17]-1))" office:value-type="float" office:value="-0.740732343851646" calcext:value-type="float">
            <text:p>-0.7407323438516460</text:p>
          </table:table-cell>
          <table:table-cell table:formula="of:=[.$I$2]+(1.5*[.$J$2]^([.A17]-1))" office:value-type="float" office:value="1.31132971284012" calcext:value-type="float">
            <text:p>1.3113297128401200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7]*([.$J$2])" office:value-type="float" office:value="0.0026676806736993" calcext:value-type="float">
            <text:p>2.6676806736993000E-003</text:p>
          </table:table-cell>
          <table:table-cell table:formula="of:=[.$H$2]-(2*[.$J$2]^([.A18]-1))" office:value-type="float" office:value="-2.49209673084506" calcext:value-type="float">
            <text:p>-2.4920967308450600</text:p>
          </table:table-cell>
          <table:table-cell table:formula="of:=[.$H$2]+(2*[.$J$2]^([.A18]-1))" office:value-type="float" office:value="0.175583942854241" calcext:value-type="float">
            <text:p>0.1755839428542410</text:p>
          </table:table-cell>
          <table:table-cell table:formula="of:=[.$I$2]-(1.5*[.$J$2]^([.A18]-1))" office:value-type="float" office:value="-0.715081568142999" calcext:value-type="float">
            <text:p>-0.7150815681429990</text:p>
          </table:table-cell>
          <table:table-cell table:formula="of:=[.$I$2]+(1.5*[.$J$2]^([.A18]-1))" office:value-type="float" office:value="1.28567893713148" calcext:value-type="float">
            <text:p>1.2856789371314800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]*([.$J$2])" office:value-type="float" office:value="0.00260098865685682" calcext:value-type="float">
            <text:p>2.6009886568568200E-003</text:p>
          </table:table-cell>
          <table:table-cell table:formula="of:=[.$H$2]-(2*[.$J$2]^([.A19]-1))" office:value-type="float" office:value="-2.45875072242382" calcext:value-type="float">
            <text:p>-2.4587507224238200</text:p>
          </table:table-cell>
          <table:table-cell table:formula="of:=[.$H$2]+(2*[.$J$2]^([.A19]-1))" office:value-type="float" office:value="0.142237934433" calcext:value-type="float">
            <text:p>0.1422379344330000</text:p>
          </table:table-cell>
          <table:table-cell table:formula="of:=[.$I$2]-(1.5*[.$J$2]^([.A19]-1))" office:value-type="float" office:value="-0.690072061827068" calcext:value-type="float">
            <text:p>-0.6900720618270680</text:p>
          </table:table-cell>
          <table:table-cell table:formula="of:=[.$I$2]+(1.5*[.$J$2]^([.A19]-1))" office:value-type="float" office:value="1.26066943081555" calcext:value-type="float">
            <text:p>1.2606694308155500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9]*([.$J$2])" office:value-type="float" office:value="0.0025359639404354" calcext:value-type="float">
            <text:p>2.5359639404354000E-003</text:p>
          </table:table-cell>
          <table:table-cell table:formula="of:=[.$H$2]-(2*[.$J$2]^([.A20]-1))" office:value-type="float" office:value="-2.42623836421311" calcext:value-type="float">
            <text:p>-2.4262383642131100</text:p>
          </table:table-cell>
          <table:table-cell table:formula="of:=[.$H$2]+(2*[.$J$2]^([.A20]-1))" office:value-type="float" office:value="0.109725576222289" calcext:value-type="float">
            <text:p>0.1097255762222890</text:p>
          </table:table-cell>
          <table:table-cell table:formula="of:=[.$I$2]-(1.5*[.$J$2]^([.A20]-1))" office:value-type="float" office:value="-0.665687793169036" calcext:value-type="float">
            <text:p>-0.6656877931690360</text:p>
          </table:table-cell>
          <table:table-cell table:formula="of:=[.$I$2]+(1.5*[.$J$2]^([.A20]-1))" office:value-type="float" office:value="1.23628516215751" calcext:value-type="float">
            <text:p>1.236285162157510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0]*([.$J$2])" office:value-type="float" office:value="0.00247256484192451" calcext:value-type="float">
            <text:p>2.4725648419245100E-003</text:p>
          </table:table-cell>
          <table:table-cell table:formula="of:=[.$H$2]-(2*[.$J$2]^([.A21]-1))" office:value-type="float" office:value="-2.39453881495767" calcext:value-type="float">
            <text:p>-2.3945388149576700</text:p>
          </table:table-cell>
          <table:table-cell table:formula="of:=[.$H$2]+(2*[.$J$2]^([.A21]-1))" office:value-type="float" office:value="0.0780260269668467" calcext:value-type="float">
            <text:p>0.0780260269668467</text:p>
          </table:table-cell>
          <table:table-cell table:formula="of:=[.$I$2]-(1.5*[.$J$2]^([.A21]-1))" office:value-type="float" office:value="-0.641913131227454" calcext:value-type="float">
            <text:p>-0.6419131312274540</text:p>
          </table:table-cell>
          <table:table-cell table:formula="of:=[.$I$2]+(1.5*[.$J$2]^([.A21]-1))" office:value-type="float" office:value="1.21251050021593" calcext:value-type="float">
            <text:p>1.212510500215930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1]*([.$J$2])" office:value-type="float" office:value="0.0024107507208764" calcext:value-type="float">
            <text:p>2.4107507208764000E-003</text:p>
          </table:table-cell>
          <table:table-cell table:formula="of:=[.$H$2]-(2*[.$J$2]^([.A22]-1))" office:value-type="float" office:value="-2.36363175443361" calcext:value-type="float">
            <text:p>-2.3636317544336100</text:p>
          </table:table-cell>
          <table:table-cell table:formula="of:=[.$H$2]+(2*[.$J$2]^([.A22]-1))" office:value-type="float" office:value="0.0471189664427902" calcext:value-type="float">
            <text:p>0.0471189664427902</text:p>
          </table:table-cell>
          <table:table-cell table:formula="of:=[.$I$2]-(1.5*[.$J$2]^([.A22]-1))" office:value-type="float" office:value="-0.618732835834411" calcext:value-type="float">
            <text:p>-0.6187328358344110</text:p>
          </table:table-cell>
          <table:table-cell table:formula="of:=[.$I$2]+(1.5*[.$J$2]^([.A22]-1))" office:value-type="float" office:value="1.18933020482289" calcext:value-type="float">
            <text:p>1.189330204822890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2]*([.$J$2])" office:value-type="float" office:value="0.00235048195285449" calcext:value-type="float">
            <text:p>2.3504819528544900E-003</text:p>
          </table:table-cell>
          <table:table-cell table:formula="of:=[.$H$2]-(2*[.$J$2]^([.A23]-1))" office:value-type="float" office:value="-2.33349737042266" calcext:value-type="float">
            <text:p>-2.3334973704226600</text:p>
          </table:table-cell>
          <table:table-cell table:formula="of:=[.$H$2]+(2*[.$J$2]^([.A23]-1))" office:value-type="float" office:value="0.0169845824318353" calcext:value-type="float">
            <text:p>0.0169845824318353</text:p>
          </table:table-cell>
          <table:table-cell table:formula="of:=[.$I$2]-(1.5*[.$J$2]^([.A23]-1))" office:value-type="float" office:value="-0.596132047826195" calcext:value-type="float">
            <text:p>-0.5961320478261950</text:p>
          </table:table-cell>
          <table:table-cell table:formula="of:=[.$I$2]+(1.5*[.$J$2]^([.A23]-1))" office:value-type="float" office:value="1.16672941681467" calcext:value-type="float">
            <text:p>1.1667294168146700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3]*([.$J$2])" office:value-type="float" office:value="0.00229171990403313" calcext:value-type="float">
            <text:p>2.2917199040331300E-003</text:p>
          </table:table-cell>
          <table:table-cell table:formula="of:=[.$H$2]-(2*[.$J$2]^([.A24]-1))" office:value-type="float" office:value="-2.30411634601197" calcext:value-type="float">
            <text:p>-2.3041163460119700</text:p>
          </table:table-cell>
          <table:table-cell table:formula="of:=[.$H$2]+(2*[.$J$2]^([.A24]-1))" office:value-type="float" office:value="-0.0123964419788458" calcext:value-type="float">
            <text:p>-0.0123964419788458</text:p>
          </table:table-cell>
          <table:table-cell table:formula="of:=[.$I$2]-(1.5*[.$J$2]^([.A24]-1))" office:value-type="float" office:value="-0.574096279518184" calcext:value-type="float">
            <text:p>-0.5740962795181840</text:p>
          </table:table-cell>
          <table:table-cell table:formula="of:=[.$I$2]+(1.5*[.$J$2]^([.A24]-1))" office:value-type="float" office:value="1.14469364850666" calcext:value-type="float">
            <text:p>1.1446936485066600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4]*([.$J$2])" office:value-type="float" office:value="0.0022344269064323" calcext:value-type="float">
            <text:p>2.2344269064323000E-003</text:p>
          </table:table-cell>
          <table:table-cell table:formula="of:=[.$H$2]-(2*[.$J$2]^([.A25]-1))" office:value-type="float" office:value="-2.27546984721156" calcext:value-type="float">
            <text:p>-2.2754698472115600</text:p>
          </table:table-cell>
          <table:table-cell table:formula="of:=[.$H$2]+(2*[.$J$2]^([.A25]-1))" office:value-type="float" office:value="-0.0410429407792601" calcext:value-type="float">
            <text:p>-0.0410429407792601</text:p>
          </table:table-cell>
          <table:table-cell table:formula="of:=[.$I$2]-(1.5*[.$J$2]^([.A25]-1))" office:value-type="float" office:value="-0.552611405417873" calcext:value-type="float">
            <text:p>-0.5526114054178730</text:p>
          </table:table-cell>
          <table:table-cell table:formula="of:=[.$I$2]+(1.5*[.$J$2]^([.A25]-1))" office:value-type="float" office:value="1.12320877440635" calcext:value-type="float">
            <text:p>1.123208774406350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5]*([.$J$2])" office:value-type="float" office:value="0.00217856623377149" calcext:value-type="float">
            <text:p>2.1785662337714900E-003</text:p>
          </table:table-cell>
          <table:table-cell table:formula="of:=[.$H$2]-(2*[.$J$2]^([.A26]-1))" office:value-type="float" office:value="-2.24753951088116" calcext:value-type="float">
            <text:p>-2.2475395108811600</text:p>
          </table:table-cell>
          <table:table-cell table:formula="of:=[.$H$2]+(2*[.$J$2]^([.A26]-1))" office:value-type="float" office:value="-0.0689732771096638" calcext:value-type="float">
            <text:p>-0.0689732771096638</text:p>
          </table:table-cell>
          <table:table-cell table:formula="of:=[.$I$2]-(1.5*[.$J$2]^([.A26]-1))" office:value-type="float" office:value="-0.531663653170071" calcext:value-type="float">
            <text:p>-0.5316636531700710</text:p>
          </table:table-cell>
          <table:table-cell table:formula="of:=[.$I$2]+(1.5*[.$J$2]^([.A26]-1))" office:value-type="float" office:value="1.10226102215855" calcext:value-type="float">
            <text:p>1.102261022158550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6]*([.$J$2])" office:value-type="float" office:value="0.00212410207792721" calcext:value-type="float">
            <text:p>2.1241020779272100E-003</text:p>
          </table:table-cell>
          <table:table-cell table:formula="of:=[.$H$2]-(2*[.$J$2]^([.A27]-1))" office:value-type="float" office:value="-2.22030743295901" calcext:value-type="float">
            <text:p>-2.2203074329590100</text:p>
          </table:table-cell>
          <table:table-cell table:formula="of:=[.$H$2]+(2*[.$J$2]^([.A27]-1))" office:value-type="float" office:value="-0.0962053550318074" calcext:value-type="float">
            <text:p>-0.0962053550318074</text:p>
          </table:table-cell>
          <table:table-cell table:formula="of:=[.$I$2]-(1.5*[.$J$2]^([.A27]-1))" office:value-type="float" office:value="-0.511239594728463" calcext:value-type="float">
            <text:p>-0.5112395947284630</text:p>
          </table:table-cell>
          <table:table-cell table:formula="of:=[.$I$2]+(1.5*[.$J$2]^([.A27]-1))" office:value-type="float" office:value="1.08183696371694" calcext:value-type="float">
            <text:p>1.0818369637169400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7]*([.$J$2])" office:value-type="float" office:value="0.00207099952597903" calcext:value-type="float">
            <text:p>2.0709995259790300E-003</text:p>
          </table:table-cell>
          <table:table-cell table:formula="of:=[.$H$2]-(2*[.$J$2]^([.A28]-1))" office:value-type="float" office:value="-2.19375615698492" calcext:value-type="float">
            <text:p>-2.1937561569849200</text:p>
          </table:table-cell>
          <table:table-cell table:formula="of:=[.$H$2]+(2*[.$J$2]^([.A28]-1))" office:value-type="float" office:value="-0.122756631005898" calcext:value-type="float">
            <text:p>-0.1227566310058980</text:p>
          </table:table-cell>
          <table:table-cell table:formula="of:=[.$I$2]-(1.5*[.$J$2]^([.A28]-1))" office:value-type="float" office:value="-0.491326137747895" calcext:value-type="float">
            <text:p>-0.4913261377478950</text:p>
          </table:table-cell>
          <table:table-cell table:formula="of:=[.$I$2]+(1.5*[.$J$2]^([.A28]-1))" office:value-type="float" office:value="1.06192350673637" calcext:value-type="float">
            <text:p>1.0619235067363700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8]*([.$J$2])" office:value-type="float" office:value="0.00201922453782955" calcext:value-type="float">
            <text:p>2.0192245378295500E-003</text:p>
          </table:table-cell>
          <table:table-cell table:formula="of:=[.$H$2]-(2*[.$J$2]^([.A29]-1))" office:value-type="float" office:value="-2.16786866291018" calcext:value-type="float">
            <text:p>-2.1678686629101800</text:p>
          </table:table-cell>
          <table:table-cell table:formula="of:=[.$H$2]+(2*[.$J$2]^([.A29]-1))" office:value-type="float" office:value="-0.148644125080635" calcext:value-type="float">
            <text:p>-0.1486441250806350</text:p>
          </table:table-cell>
          <table:table-cell table:formula="of:=[.$I$2]-(1.5*[.$J$2]^([.A29]-1))" office:value-type="float" office:value="-0.471910517191842" calcext:value-type="float">
            <text:p>-0.4719105171918420</text:p>
          </table:table-cell>
          <table:table-cell table:formula="of:=[.$I$2]+(1.5*[.$J$2]^([.A29]-1))" office:value-type="float" office:value="1.04250788618032" calcext:value-type="float">
            <text:p>1.042507886180320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9]*([.$J$2])" office:value-type="float" office:value="0.00196874392438381" calcext:value-type="float">
            <text:p>1.9687439243838100E-003</text:p>
          </table:table-cell>
          <table:table-cell table:formula="of:=[.$H$2]-(2*[.$J$2]^([.A30]-1))" office:value-type="float" office:value="-2.14262835618732" calcext:value-type="float">
            <text:p>-2.1426283561873200</text:p>
          </table:table-cell>
          <table:table-cell table:formula="of:=[.$H$2]+(2*[.$J$2]^([.A30]-1))" office:value-type="float" office:value="-0.173884431803505" calcext:value-type="float">
            <text:p>-0.1738844318035050</text:p>
          </table:table-cell>
          <table:table-cell table:formula="of:=[.$I$2]-(1.5*[.$J$2]^([.A30]-1))" office:value-type="float" office:value="-0.45298028714969" calcext:value-type="float">
            <text:p>-0.4529802871496900</text:p>
          </table:table-cell>
          <table:table-cell table:formula="of:=[.$I$2]+(1.5*[.$J$2]^([.A30]-1))" office:value-type="float" office:value="1.02357765613817" calcext:value-type="float">
            <text:p>1.0235776561381700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0]*([.$J$2])" office:value-type="float" office:value="0.00191952532627422" calcext:value-type="float">
            <text:p>1.9195253262742200E-003</text:p>
          </table:table-cell>
          <table:table-cell table:formula="of:=[.$H$2]-(2*[.$J$2]^([.A31]-1))" office:value-type="float" office:value="-2.11801905713252" calcext:value-type="float">
            <text:p>-2.1180190571325200</text:p>
          </table:table-cell>
          <table:table-cell table:formula="of:=[.$H$2]+(2*[.$J$2]^([.A31]-1))" office:value-type="float" office:value="-0.198493730858302" calcext:value-type="float">
            <text:p>-0.1984937308583020</text:p>
          </table:table-cell>
          <table:table-cell table:formula="of:=[.$I$2]-(1.5*[.$J$2]^([.A31]-1))" office:value-type="float" office:value="-0.434523312858592" calcext:value-type="float">
            <text:p>-0.4345233128585920</text:p>
          </table:table-cell>
          <table:table-cell table:formula="of:=[.$I$2]+(1.5*[.$J$2]^([.A31]-1))" office:value-type="float" office:value="1.00512068184707" calcext:value-type="float">
            <text:p>1.0051206818470700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1]*([.$J$2])" office:value-type="float" office:value="0.00187153719311736" calcext:value-type="float">
            <text:p>1.8715371931173600E-003</text:p>
          </table:table-cell>
          <table:table-cell table:formula="of:=[.$H$2]-(2*[.$J$2]^([.A32]-1))" office:value-type="float" office:value="-2.09402499055409" calcext:value-type="float">
            <text:p>-2.0940249905540900</text:p>
          </table:table-cell>
          <table:table-cell table:formula="of:=[.$H$2]+(2*[.$J$2]^([.A32]-1))" office:value-type="float" office:value="-0.22248779743673" calcext:value-type="float">
            <text:p>-0.2224877974367300</text:p>
          </table:table-cell>
          <table:table-cell table:formula="of:=[.$I$2]-(1.5*[.$J$2]^([.A32]-1))" office:value-type="float" office:value="-0.416527762924771" calcext:value-type="float">
            <text:p>-0.4165277629247710</text:p>
          </table:table-cell>
          <table:table-cell table:formula="of:=[.$I$2]+(1.5*[.$J$2]^([.A32]-1))" office:value-type="float" office:value="0.987125131913249" calcext:value-type="float">
            <text:p>0.987125131913249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2]*([.$J$2])" office:value-type="float" office:value="0.00182474876328943" calcext:value-type="float">
            <text:p>1.8247487632894300E-003</text:p>
          </table:table-cell>
          <table:table-cell table:formula="of:=[.$H$2]-(2*[.$J$2]^([.A33]-1))" office:value-type="float" office:value="-2.07063077564012" calcext:value-type="float">
            <text:p>-2.0706307756401200</text:p>
          </table:table-cell>
          <table:table-cell table:formula="of:=[.$H$2]+(2*[.$J$2]^([.A33]-1))" office:value-type="float" office:value="-0.245882012350697" calcext:value-type="float">
            <text:p>-0.2458820123506970</text:p>
          </table:table-cell>
          <table:table-cell table:formula="of:=[.$I$2]-(1.5*[.$J$2]^([.A33]-1))" office:value-type="float" office:value="-0.398982101739296" calcext:value-type="float">
            <text:p>-0.3989821017392960</text:p>
          </table:table-cell>
          <table:table-cell table:formula="of:=[.$I$2]+(1.5*[.$J$2]^([.A33]-1))" office:value-type="float" office:value="0.969579470727774" calcext:value-type="float">
            <text:p>0.9695794707277740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3]*([.$J$2])" office:value-type="float" office:value="0.00177913004420719" calcext:value-type="float">
            <text:p>1.7791300442071900E-003</text:p>
          </table:table-cell>
          <table:table-cell table:formula="of:=[.$H$2]-(2*[.$J$2]^([.A34]-1))" office:value-type="float" office:value="-2.047821416099" calcext:value-type="float">
            <text:p>-2.0478214160990000</text:p>
          </table:table-cell>
          <table:table-cell table:formula="of:=[.$H$2]+(2*[.$J$2]^([.A34]-1))" office:value-type="float" office:value="-0.268691371891815" calcext:value-type="float">
            <text:p>-0.2686913718918150</text:p>
          </table:table-cell>
          <table:table-cell table:formula="of:=[.$I$2]-(1.5*[.$J$2]^([.A34]-1))" office:value-type="float" office:value="-0.381875082083457" calcext:value-type="float">
            <text:p>-0.3818750820834570</text:p>
          </table:table-cell>
          <table:table-cell table:formula="of:=[.$I$2]+(1.5*[.$J$2]^([.A34]-1))" office:value-type="float" office:value="0.952472451071935" calcext:value-type="float">
            <text:p>0.9524724510719350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4]*([.$J$2])" office:value-type="float" office:value="0.00173465179310201" calcext:value-type="float">
            <text:p>1.7346517931020100E-003</text:p>
          </table:table-cell>
          <table:table-cell table:formula="of:=[.$H$2]-(2*[.$J$2]^([.A35]-1))" office:value-type="float" office:value="-2.02558229054642" calcext:value-type="float">
            <text:p>-2.0255822905464200</text:p>
          </table:table-cell>
          <table:table-cell table:formula="of:=[.$H$2]+(2*[.$J$2]^([.A35]-1))" office:value-type="float" office:value="-0.290930497444405" calcext:value-type="float">
            <text:p>-0.2909304974444050</text:p>
          </table:table-cell>
          <table:table-cell table:formula="of:=[.$I$2]-(1.5*[.$J$2]^([.A35]-1))" office:value-type="float" office:value="-0.365195737919015" calcext:value-type="float">
            <text:p>-0.3651957379190150</text:p>
          </table:table-cell>
          <table:table-cell table:formula="of:=[.$I$2]+(1.5*[.$J$2]^([.A35]-1))" office:value-type="float" office:value="0.935793106907493" calcext:value-type="float">
            <text:p>0.9357931069074930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]*([.$J$2])" office:value-type="float" office:value="0.00169128549827446" calcext:value-type="float">
            <text:p>1.6912854982744600E-003</text:p>
          </table:table-cell>
          <table:table-cell table:formula="of:=[.$H$2]-(2*[.$J$2]^([.A36]-1))" office:value-type="float" office:value="-2.00389914313264" calcext:value-type="float">
            <text:p>-2.0038991431326400</text:p>
          </table:table-cell>
          <table:table-cell table:formula="of:=[.$H$2]+(2*[.$J$2]^([.A36]-1))" office:value-type="float" office:value="-0.31261364485818" calcext:value-type="float">
            <text:p>-0.3126136448581800</text:p>
          </table:table-cell>
          <table:table-cell table:formula="of:=[.$I$2]-(1.5*[.$J$2]^([.A36]-1))" office:value-type="float" office:value="-0.348933377358683" calcext:value-type="float">
            <text:p>-0.3489333773586830</text:p>
          </table:table-cell>
          <table:table-cell table:formula="of:=[.$I$2]+(1.5*[.$J$2]^([.A36]-1))" office:value-type="float" office:value="0.919530746347161" calcext:value-type="float">
            <text:p>0.9195307463471610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6]*([.$J$2])" office:value-type="float" office:value="0.0016490033608176" calcext:value-type="float">
            <text:p>1.6490033608176000E-003</text:p>
          </table:table-cell>
          <table:table-cell table:formula="of:=[.$H$2]-(2*[.$J$2]^([.A37]-1))" office:value-type="float" office:value="-1.98275807440421" calcext:value-type="float">
            <text:p>-1.9827580744042100</text:p>
          </table:table-cell>
          <table:table-cell table:formula="of:=[.$H$2]+(2*[.$J$2]^([.A37]-1))" office:value-type="float" office:value="-0.333754713586611" calcext:value-type="float">
            <text:p>-0.3337547135866110</text:p>
          </table:table-cell>
          <table:table-cell table:formula="of:=[.$I$2]-(1.5*[.$J$2]^([.A37]-1))" office:value-type="float" office:value="-0.33307757581236" calcext:value-type="float">
            <text:p>-0.3330775758123600</text:p>
          </table:table-cell>
          <table:table-cell table:formula="of:=[.$I$2]+(1.5*[.$J$2]^([.A37]-1))" office:value-type="float" office:value="0.903674944800838" calcext:value-type="float">
            <text:p>0.9036749448008380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7]*([.$J$2])" office:value-type="float" office:value="0.00160777827679716" calcext:value-type="float">
            <text:p>1.6077782767971600E-003</text:p>
          </table:table-cell>
          <table:table-cell table:formula="of:=[.$H$2]-(2*[.$J$2]^([.A38]-1))" office:value-type="float" office:value="-1.96214553239399" calcext:value-type="float">
            <text:p>-1.9621455323939900</text:p>
          </table:table-cell>
          <table:table-cell table:formula="of:=[.$H$2]+(2*[.$J$2]^([.A38]-1))" office:value-type="float" office:value="-0.354367255596831" calcext:value-type="float">
            <text:p>-0.3543672555968310</text:p>
          </table:table-cell>
          <table:table-cell table:formula="of:=[.$I$2]-(1.5*[.$J$2]^([.A38]-1))" office:value-type="float" office:value="-0.317618169304695" calcext:value-type="float">
            <text:p>-0.3176181693046950</text:p>
          </table:table-cell>
          <table:table-cell table:formula="of:=[.$I$2]+(1.5*[.$J$2]^([.A38]-1))" office:value-type="float" office:value="0.888215538293173" calcext:value-type="float">
            <text:p>0.8882155382931730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8]*([.$J$2])" office:value-type="float" office:value="0.00156758381987723" calcext:value-type="float">
            <text:p>1.5675838198772300E-003</text:p>
          </table:table-cell>
          <table:table-cell table:formula="of:=[.$H$2]-(2*[.$J$2]^([.A39]-1))" office:value-type="float" office:value="-1.94204830393402" calcext:value-type="float">
            <text:p>-1.9420483039340200</text:p>
          </table:table-cell>
          <table:table-cell table:formula="of:=[.$H$2]+(2*[.$J$2]^([.A39]-1))" office:value-type="float" office:value="-0.374464484056795" calcext:value-type="float">
            <text:p>-0.3744644840567950</text:p>
          </table:table-cell>
          <table:table-cell table:formula="of:=[.$I$2]-(1.5*[.$J$2]^([.A39]-1))" office:value-type="float" office:value="-0.302545247959722" calcext:value-type="float">
            <text:p>-0.3025452479597220</text:p>
          </table:table-cell>
          <table:table-cell table:formula="of:=[.$I$2]+(1.5*[.$J$2]^([.A39]-1))" office:value-type="float" office:value="0.8731426169482" calcext:value-type="float">
            <text:p>0.873142616948200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9]*([.$J$2])" office:value-type="float" office:value="0.0015283942243803" calcext:value-type="float">
            <text:p>1.5283942243803000E-003</text:p>
          </table:table-cell>
          <table:table-cell table:formula="of:=[.$H$2]-(2*[.$J$2]^([.A40]-1))" office:value-type="float" office:value="-1.92245350618556" calcext:value-type="float">
            <text:p>-1.9224535061855600</text:p>
          </table:table-cell>
          <table:table-cell table:formula="of:=[.$H$2]+(2*[.$J$2]^([.A40]-1))" office:value-type="float" office:value="-0.394059281805261" calcext:value-type="float">
            <text:p>-0.3940592818052610</text:p>
          </table:table-cell>
          <table:table-cell table:formula="of:=[.$I$2]-(1.5*[.$J$2]^([.A40]-1))" office:value-type="float" office:value="-0.287849149648373" calcext:value-type="float">
            <text:p>-0.2878491496483730</text:p>
          </table:table-cell>
          <table:table-cell table:formula="of:=[.$I$2]+(1.5*[.$J$2]^([.A40]-1))" office:value-type="float" office:value="0.858446518636851" calcext:value-type="float">
            <text:p>0.8584465186368510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0]*([.$J$2])" office:value-type="float" office:value="0.00149018436877079" calcext:value-type="float">
            <text:p>1.4901843687707900E-003</text:p>
          </table:table-cell>
          <table:table-cell table:formula="of:=[.$H$2]-(2*[.$J$2]^([.A41]-1))" office:value-type="float" office:value="-1.90334857838081" calcext:value-type="float">
            <text:p>-1.9033485783808100</text:p>
          </table:table-cell>
          <table:table-cell table:formula="of:=[.$H$2]+(2*[.$J$2]^([.A41]-1))" office:value-type="float" office:value="-0.413164209610014" calcext:value-type="float">
            <text:p>-0.4131642096100140</text:p>
          </table:table-cell>
          <table:table-cell table:formula="of:=[.$I$2]-(1.5*[.$J$2]^([.A41]-1))" office:value-type="float" office:value="-0.273520453794808" calcext:value-type="float">
            <text:p>-0.2735204537948080</text:p>
          </table:table-cell>
          <table:table-cell table:formula="of:=[.$I$2]+(1.5*[.$J$2]^([.A41]-1))" office:value-type="float" office:value="0.844117822783286" calcext:value-type="float">
            <text:p>0.8441178227832860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]*([.$J$2])" office:value-type="float" office:value="0.00145292975955152" calcext:value-type="float">
            <text:p>1.4529297595515200E-003</text:p>
          </table:table-cell>
          <table:table-cell table:formula="of:=[.$H$2]-(2*[.$J$2]^([.A42]-1))" office:value-type="float" office:value="-1.88472127377117" calcext:value-type="float">
            <text:p>-1.8847212737711700</text:p>
          </table:table-cell>
          <table:table-cell table:formula="of:=[.$H$2]+(2*[.$J$2]^([.A42]-1))" office:value-type="float" office:value="-0.431791514219649" calcext:value-type="float">
            <text:p>-0.4317915142196490</text:p>
          </table:table-cell>
          <table:table-cell table:formula="of:=[.$I$2]-(1.5*[.$J$2]^([.A42]-1))" office:value-type="float" office:value="-0.259549975337581" calcext:value-type="float">
            <text:p>-0.2595499753375810</text:p>
          </table:table-cell>
          <table:table-cell table:formula="of:=[.$I$2]+(1.5*[.$J$2]^([.A42]-1))" office:value-type="float" office:value="0.830147344326059" calcext:value-type="float">
            <text:p>0.8301473443260590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2]*([.$J$2])" office:value-type="float" office:value="0.00141660651556273" calcext:value-type="float">
            <text:p>1.4166065155627300E-003</text:p>
          </table:table-cell>
          <table:table-cell table:formula="of:=[.$H$2]-(2*[.$J$2]^([.A43]-1))" office:value-type="float" office:value="-1.86655965177678" calcext:value-type="float">
            <text:p>-1.8665596517767800</text:p>
          </table:table-cell>
          <table:table-cell table:formula="of:=[.$H$2]+(2*[.$J$2]^([.A43]-1))" office:value-type="float" office:value="-0.449953136214043" calcext:value-type="float">
            <text:p>-0.4499531362140430</text:p>
          </table:table-cell>
          <table:table-cell table:formula="of:=[.$I$2]-(1.5*[.$J$2]^([.A43]-1))" office:value-type="float" office:value="-0.245928758841786" calcext:value-type="float">
            <text:p>-0.2459287588417860</text:p>
          </table:table-cell>
          <table:table-cell table:formula="of:=[.$I$2]+(1.5*[.$J$2]^([.A43]-1))" office:value-type="float" office:value="0.816526127830264" calcext:value-type="float">
            <text:p>0.8165261278302640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3]*([.$J$2])" office:value-type="float" office:value="0.00138119135267367" calcext:value-type="float">
            <text:p>1.3811913526736700E-003</text:p>
          </table:table-cell>
          <table:table-cell table:formula="of:=[.$H$2]-(2*[.$J$2]^([.A44]-1))" office:value-type="float" office:value="-1.84885207033224" calcext:value-type="float">
            <text:p>-1.8488520703322400</text:p>
          </table:table-cell>
          <table:table-cell table:formula="of:=[.$H$2]+(2*[.$J$2]^([.A44]-1))" office:value-type="float" office:value="-0.467660717658578" calcext:value-type="float">
            <text:p>-0.4676607176585780</text:p>
          </table:table-cell>
          <table:table-cell table:formula="of:=[.$I$2]-(1.5*[.$J$2]^([.A44]-1))" office:value-type="float" office:value="-0.232648072758385" calcext:value-type="float">
            <text:p>-0.2326480727583850</text:p>
          </table:table-cell>
          <table:table-cell table:formula="of:=[.$I$2]+(1.5*[.$J$2]^([.A44]-1))" office:value-type="float" office:value="0.803245441746863" calcext:value-type="float">
            <text:p>0.8032454417468630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4]*([.$J$2])" office:value-type="float" office:value="0.00134666156885682" calcext:value-type="float">
            <text:p>1.3466615688568200E-003</text:p>
          </table:table-cell>
          <table:table-cell table:formula="of:=[.$H$2]-(2*[.$J$2]^([.A45]-1))" office:value-type="float" office:value="-1.83158717842382" calcext:value-type="float">
            <text:p>-1.8315871784238200</text:p>
          </table:table-cell>
          <table:table-cell table:formula="of:=[.$H$2]+(2*[.$J$2]^([.A45]-1))" office:value-type="float" office:value="-0.484925609566998" calcext:value-type="float">
            <text:p>-0.4849256095669980</text:p>
          </table:table-cell>
          <table:table-cell table:formula="of:=[.$I$2]-(1.5*[.$J$2]^([.A45]-1))" office:value-type="float" office:value="-0.21969940382707" calcext:value-type="float">
            <text:p>-0.2196994038270700</text:p>
          </table:table-cell>
          <table:table-cell table:formula="of:=[.$I$2]+(1.5*[.$J$2]^([.A45]-1))" office:value-type="float" office:value="0.790296772815548" calcext:value-type="float">
            <text:p>0.7902967728155480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5]*([.$J$2])" office:value-type="float" office:value="0.0013129950296354" calcext:value-type="float">
            <text:p>1.3129950296354000E-003</text:p>
          </table:table-cell>
          <table:table-cell table:formula="of:=[.$H$2]-(2*[.$J$2]^([.A46]-1))" office:value-type="float" office:value="-1.81475390881311" calcext:value-type="float">
            <text:p>-1.8147539088131100</text:p>
          </table:table-cell>
          <table:table-cell table:formula="of:=[.$H$2]+(2*[.$J$2]^([.A46]-1))" office:value-type="float" office:value="-0.501758879177709" calcext:value-type="float">
            <text:p>-0.5017588791777090</text:p>
          </table:table-cell>
          <table:table-cell table:formula="of:=[.$I$2]-(1.5*[.$J$2]^([.A46]-1))" office:value-type="float" office:value="-0.207074451619037" calcext:value-type="float">
            <text:p>-0.2070744516190370</text:p>
          </table:table-cell>
          <table:table-cell table:formula="of:=[.$I$2]+(1.5*[.$J$2]^([.A46]-1))" office:value-type="float" office:value="0.777671820607515" calcext:value-type="float">
            <text:p>0.7776718206075150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6]*([.$J$2])" office:value-type="float" office:value="0.00128017015389452" calcext:value-type="float">
            <text:p>1.2801701538945200E-003</text:p>
          </table:table-cell>
          <table:table-cell table:formula="of:=[.$H$2]-(2*[.$J$2]^([.A47]-1))" office:value-type="float" office:value="-1.79834147094267" calcext:value-type="float">
            <text:p>-1.7983414709426700</text:p>
          </table:table-cell>
          <table:table-cell table:formula="of:=[.$H$2]+(2*[.$J$2]^([.A47]-1))" office:value-type="float" office:value="-0.518171317048151" calcext:value-type="float">
            <text:p>-0.5181713170481510</text:p>
          </table:table-cell>
          <table:table-cell table:formula="of:=[.$I$2]-(1.5*[.$J$2]^([.A47]-1))" office:value-type="float" office:value="-0.194765123216205" calcext:value-type="float">
            <text:p>-0.1947651232162050</text:p>
          </table:table-cell>
          <table:table-cell table:formula="of:=[.$I$2]+(1.5*[.$J$2]^([.A47]-1))" office:value-type="float" office:value="0.765362492204683" calcext:value-type="float">
            <text:p>0.7653624922046830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7]*([.$J$2])" office:value-type="float" office:value="0.00124816590004715" calcext:value-type="float">
            <text:p>1.2481659000471500E-003</text:p>
          </table:table-cell>
          <table:table-cell table:formula="of:=[.$H$2]-(2*[.$J$2]^([.A48]-1))" office:value-type="float" office:value="-1.78233934401899" calcext:value-type="float">
            <text:p>-1.7823393440189900</text:p>
          </table:table-cell>
          <table:table-cell table:formula="of:=[.$H$2]+(2*[.$J$2]^([.A48]-1))" office:value-type="float" office:value="-0.534173443971833" calcext:value-type="float">
            <text:p>-0.5341734439718330</text:p>
          </table:table-cell>
          <table:table-cell table:formula="of:=[.$I$2]-(1.5*[.$J$2]^([.A48]-1))" office:value-type="float" office:value="-0.182763528023444" calcext:value-type="float">
            <text:p>-0.1827635280234440</text:p>
          </table:table-cell>
          <table:table-cell table:formula="of:=[.$I$2]+(1.5*[.$J$2]^([.A48]-1))" office:value-type="float" office:value="0.753360897011922" calcext:value-type="float">
            <text:p>0.7533608970119220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8]*([.$J$2])" office:value-type="float" office:value="0.00121696175254598" calcext:value-type="float">
            <text:p>1.2169617525459800E-003</text:p>
          </table:table-cell>
          <table:table-cell table:formula="of:=[.$H$2]-(2*[.$J$2]^([.A49]-1))" office:value-type="float" office:value="-1.7667372702684" calcext:value-type="float">
            <text:p>-1.7667372702684000</text:p>
          </table:table-cell>
          <table:table-cell table:formula="of:=[.$H$2]+(2*[.$J$2]^([.A49]-1))" office:value-type="float" office:value="-0.549775517722422" calcext:value-type="float">
            <text:p>-0.5497755177224220</text:p>
          </table:table-cell>
          <table:table-cell table:formula="of:=[.$I$2]-(1.5*[.$J$2]^([.A49]-1))" office:value-type="float" office:value="-0.171061972710502" calcext:value-type="float">
            <text:p>-0.1710619727105020</text:p>
          </table:table-cell>
          <table:table-cell table:formula="of:=[.$I$2]+(1.5*[.$J$2]^([.A49]-1))" office:value-type="float" office:value="0.74165934169898" calcext:value-type="float">
            <text:p>0.7416593416989800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9]*([.$J$2])" office:value-type="float" office:value="0.00118653770873233" calcext:value-type="float">
            <text:p>1.1865377087323300E-003</text:p>
          </table:table-cell>
          <table:table-cell table:formula="of:=[.$H$2]-(2*[.$J$2]^([.A50]-1))" office:value-type="float" office:value="-1.75152524836157" calcext:value-type="float">
            <text:p>-1.7515252483615700</text:p>
          </table:table-cell>
          <table:table-cell table:formula="of:=[.$H$2]+(2*[.$J$2]^([.A50]-1))" office:value-type="float" office:value="-0.564987539629247" calcext:value-type="float">
            <text:p>-0.5649875396292470</text:p>
          </table:table-cell>
          <table:table-cell table:formula="of:=[.$I$2]-(1.5*[.$J$2]^([.A50]-1))" office:value-type="float" office:value="-0.159652956280383" calcext:value-type="float">
            <text:p>-0.1596529562803830</text:p>
          </table:table-cell>
          <table:table-cell table:formula="of:=[.$I$2]+(1.5*[.$J$2]^([.A50]-1))" office:value-type="float" office:value="0.730250325268861" calcext:value-type="float">
            <text:p>0.7302503252688610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0]*([.$J$2])" office:value-type="float" office:value="0.00115687426601402" calcext:value-type="float">
            <text:p>1.1568742660140200E-003</text:p>
          </table:table-cell>
          <table:table-cell table:formula="of:=[.$H$2]-(2*[.$J$2]^([.A51]-1))" office:value-type="float" office:value="-1.73669352700242" calcext:value-type="float">
            <text:p>-1.7366935270024200</text:p>
          </table:table-cell>
          <table:table-cell table:formula="of:=[.$H$2]+(2*[.$J$2]^([.A51]-1))" office:value-type="float" office:value="-0.579819260988401" calcext:value-type="float">
            <text:p>-0.5798192609884010</text:p>
          </table:table-cell>
          <table:table-cell table:formula="of:=[.$I$2]-(1.5*[.$J$2]^([.A51]-1))" office:value-type="float" office:value="-0.148529165261018" calcext:value-type="float">
            <text:p>-0.1485291652610180</text:p>
          </table:table-cell>
          <table:table-cell table:formula="of:=[.$I$2]+(1.5*[.$J$2]^([.A51]-1))" office:value-type="float" office:value="0.719126534249496" calcext:value-type="float">
            <text:p>0.7191265342494960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1]*([.$J$2])" office:value-type="float" office:value="0.00112795240936367" calcext:value-type="float">
            <text:p>1.1279524093636700E-003</text:p>
          </table:table-cell>
          <table:table-cell table:formula="of:=[.$H$2]-(2*[.$J$2]^([.A52]-1))" office:value-type="float" office:value="-1.72223259867724" calcext:value-type="float">
            <text:p>-1.7222325986772400</text:p>
          </table:table-cell>
          <table:table-cell table:formula="of:=[.$H$2]+(2*[.$J$2]^([.A52]-1))" office:value-type="float" office:value="-0.594280189313576" calcext:value-type="float">
            <text:p>-0.5942801893135760</text:p>
          </table:table-cell>
          <table:table-cell table:formula="of:=[.$I$2]-(1.5*[.$J$2]^([.A52]-1))" office:value-type="float" office:value="-0.137683469017136" calcext:value-type="float">
            <text:p>-0.1376834690171360</text:p>
          </table:table-cell>
          <table:table-cell table:formula="of:=[.$I$2]+(1.5*[.$J$2]^([.A52]-1))" office:value-type="float" office:value="0.708280838005614" calcext:value-type="float">
            <text:p>0.7082808380056140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2]*([.$J$2])" office:value-type="float" office:value="0.00109975359912958" calcext:value-type="float">
            <text:p>1.0997535991295800E-003</text:p>
          </table:table-cell>
          <table:table-cell table:formula="of:=[.$H$2]-(2*[.$J$2]^([.A53]-1))" office:value-type="float" office:value="-1.7081331935602" calcext:value-type="float">
            <text:p>-1.7081331935602000</text:p>
          </table:table-cell>
          <table:table-cell table:formula="of:=[.$H$2]+(2*[.$J$2]^([.A53]-1))" office:value-type="float" office:value="-0.608379594430622" calcext:value-type="float">
            <text:p>-0.6083795944306220</text:p>
          </table:table-cell>
          <table:table-cell table:formula="of:=[.$I$2]-(1.5*[.$J$2]^([.A53]-1))" office:value-type="float" office:value="-0.127108915179352" calcext:value-type="float">
            <text:p>-0.1271089151793520</text:p>
          </table:table-cell>
          <table:table-cell table:formula="of:=[.$I$2]+(1.5*[.$J$2]^([.A53]-1))" office:value-type="float" office:value="0.69770628416783" calcext:value-type="float">
            <text:p>0.697706284167830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3]*([.$J$2])" office:value-type="float" office:value="0.00107225975915134" calcext:value-type="float">
            <text:p>1.0722597591513400E-003</text:p>
          </table:table-cell>
          <table:table-cell table:formula="of:=[.$H$2]-(2*[.$J$2]^([.A54]-1))" office:value-type="float" office:value="-1.69438627357108" calcext:value-type="float">
            <text:p>-1.6943862735710800</text:p>
          </table:table-cell>
          <table:table-cell table:formula="of:=[.$H$2]+(2*[.$J$2]^([.A54]-1))" office:value-type="float" office:value="-0.622126514419742" calcext:value-type="float">
            <text:p>-0.6221265144197420</text:p>
          </table:table-cell>
          <table:table-cell table:formula="of:=[.$I$2]-(1.5*[.$J$2]^([.A54]-1))" office:value-type="float" office:value="-0.116798725187512" calcext:value-type="float">
            <text:p>-0.1167987251875120</text:p>
          </table:table-cell>
          <table:table-cell table:formula="of:=[.$I$2]+(1.5*[.$J$2]^([.A54]-1))" office:value-type="float" office:value="0.68739609417599" calcext:value-type="float">
            <text:p>0.6873960941759900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4]*([.$J$2])" office:value-type="float" office:value="0.00104545326517255" calcext:value-type="float">
            <text:p>1.0454532651725500E-003</text:p>
          </table:table-cell>
          <table:table-cell table:formula="of:=[.$H$2]-(2*[.$J$2]^([.A55]-1))" office:value-type="float" office:value="-1.68098302658169" calcext:value-type="float">
            <text:p>-1.6809830265816900</text:p>
          </table:table-cell>
          <table:table-cell table:formula="of:=[.$H$2]+(2*[.$J$2]^([.A55]-1))" office:value-type="float" office:value="-0.635529761409134" calcext:value-type="float">
            <text:p>-0.6355297614091340</text:p>
          </table:table-cell>
          <table:table-cell table:formula="of:=[.$I$2]-(1.5*[.$J$2]^([.A55]-1))" office:value-type="float" office:value="-0.106746289945468" calcext:value-type="float">
            <text:p>-0.1067462899454680</text:p>
          </table:table-cell>
          <table:table-cell table:formula="of:=[.$I$2]+(1.5*[.$J$2]^([.A55]-1))" office:value-type="float" office:value="0.677343658933946" calcext:value-type="float">
            <text:p>0.6773436589339460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5]*([.$J$2])" office:value-type="float" office:value="0.00101931693354324" calcext:value-type="float">
            <text:p>1.0193169335432400E-003</text:p>
          </table:table-cell>
          <table:table-cell table:formula="of:=[.$H$2]-(2*[.$J$2]^([.A56]-1))" office:value-type="float" office:value="-1.66791486076703" calcext:value-type="float">
            <text:p>-1.6679148607670300</text:p>
          </table:table-cell>
          <table:table-cell table:formula="of:=[.$H$2]+(2*[.$J$2]^([.A56]-1))" office:value-type="float" office:value="-0.64859792722379" calcext:value-type="float">
            <text:p>-0.6485979272237900</text:p>
          </table:table-cell>
          <table:table-cell table:formula="of:=[.$I$2]-(1.5*[.$J$2]^([.A56]-1))" office:value-type="float" office:value="-0.0969451655844757" calcext:value-type="float">
            <text:p>-0.0969451655844757</text:p>
          </table:table-cell>
          <table:table-cell table:formula="of:=[.$I$2]+(1.5*[.$J$2]^([.A56]-1))" office:value-type="float" office:value="0.667542534572954" calcext:value-type="float">
            <text:p>0.6675425345729540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6]*([.$J$2])" office:value-type="float" office:value="0.000993834010204658" calcext:value-type="float">
            <text:p>9.9383401020465800E-004</text:p>
          </table:table-cell>
          <table:table-cell table:formula="of:=[.$H$2]-(2*[.$J$2]^([.A57]-1))" office:value-type="float" office:value="-1.65517339909774" calcext:value-type="float">
            <text:p>-1.6551733990977400</text:p>
          </table:table-cell>
          <table:table-cell table:formula="of:=[.$H$2]+(2*[.$J$2]^([.A57]-1))" office:value-type="float" office:value="-0.661339388893081" calcext:value-type="float">
            <text:p>-0.6613393888930810</text:p>
          </table:table-cell>
          <table:table-cell table:formula="of:=[.$I$2]-(1.5*[.$J$2]^([.A57]-1))" office:value-type="float" office:value="-0.0873890693325078" calcext:value-type="float">
            <text:p>-0.0873890693325078</text:p>
          </table:table-cell>
          <table:table-cell table:formula="of:=[.$I$2]+(1.5*[.$J$2]^([.A57]-1))" office:value-type="float" office:value="0.657986438320986" calcext:value-type="float">
            <text:p>0.6579864383209860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7]*([.$J$2])" office:value-type="float" office:value="0.000968988159949542" calcext:value-type="float">
            <text:p>9.6898815994954200E-004</text:p>
          </table:table-cell>
          <table:table-cell table:formula="of:=[.$H$2]-(2*[.$J$2]^([.A58]-1))" office:value-type="float" office:value="-1.64275047397018" calcext:value-type="float">
            <text:p>-1.6427504739701800</text:p>
          </table:table-cell>
          <table:table-cell table:formula="of:=[.$H$2]+(2*[.$J$2]^([.A58]-1))" office:value-type="float" office:value="-0.673762314020639" calcext:value-type="float">
            <text:p>-0.6737623140206390</text:p>
          </table:table-cell>
          <table:table-cell table:formula="of:=[.$I$2]-(1.5*[.$J$2]^([.A58]-1))" office:value-type="float" office:value="-0.0780718754868391" calcext:value-type="float">
            <text:p>-0.0780718754868391</text:p>
          </table:table-cell>
          <table:table-cell table:formula="of:=[.$I$2]+(1.5*[.$J$2]^([.A58]-1))" office:value-type="float" office:value="0.648669244475317" calcext:value-type="float">
            <text:p>0.6486692444753170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8]*([.$J$2])" office:value-type="float" office:value="0.000944763455950803" calcext:value-type="float">
            <text:p>9.4476345595080300E-004</text:p>
          </table:table-cell>
          <table:table-cell table:formula="of:=[.$H$2]-(2*[.$J$2]^([.A59]-1))" office:value-type="float" office:value="-1.63063812197081" calcext:value-type="float">
            <text:p>-1.6306381219708100</text:p>
          </table:table-cell>
          <table:table-cell table:formula="of:=[.$H$2]+(2*[.$J$2]^([.A59]-1))" office:value-type="float" office:value="-0.685874666020008" calcext:value-type="float">
            <text:p>-0.6858746660200080</text:p>
          </table:table-cell>
          <table:table-cell table:formula="of:=[.$I$2]-(1.5*[.$J$2]^([.A59]-1))" office:value-type="float" office:value="-0.0689876114873121" calcext:value-type="float">
            <text:p>-0.0689876114873121</text:p>
          </table:table-cell>
          <table:table-cell table:formula="of:=[.$I$2]+(1.5*[.$J$2]^([.A59]-1))" office:value-type="float" office:value="0.63958498047579" calcext:value-type="float">
            <text:p>0.6395849804757900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9]*([.$J$2])" office:value-type="float" office:value="0.000921144369552033" calcext:value-type="float">
            <text:p>9.2114436955203300E-004</text:p>
          </table:table-cell>
          <table:table-cell table:formula="of:=[.$H$2]-(2*[.$J$2]^([.A60]-1))" office:value-type="float" office:value="-1.61882857877143" calcext:value-type="float">
            <text:p>-1.6188285787714300</text:p>
          </table:table-cell>
          <table:table-cell table:formula="of:=[.$H$2]+(2*[.$J$2]^([.A60]-1))" office:value-type="float" office:value="-0.697684209219394" calcext:value-type="float">
            <text:p>-0.6976842092193940</text:p>
          </table:table-cell>
          <table:table-cell table:formula="of:=[.$I$2]-(1.5*[.$J$2]^([.A60]-1))" office:value-type="float" office:value="-0.0601304540877734" calcext:value-type="float">
            <text:p>-0.0601304540877734</text:p>
          </table:table-cell>
          <table:table-cell table:formula="of:=[.$I$2]+(1.5*[.$J$2]^([.A60]-1))" office:value-type="float" office:value="0.630727823076251" calcext:value-type="float">
            <text:p>0.6307278230762510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0]*([.$J$2])" office:value-type="float" office:value="0.000898115760313232" calcext:value-type="float">
            <text:p>8.9811576031323200E-004</text:p>
          </table:table-cell>
          <table:table-cell table:formula="of:=[.$H$2]-(2*[.$J$2]^([.A61]-1))" office:value-type="float" office:value="-1.60731427415203" calcext:value-type="float">
            <text:p>-1.6073142741520300</text:p>
          </table:table-cell>
          <table:table-cell table:formula="of:=[.$H$2]+(2*[.$J$2]^([.A61]-1))" office:value-type="float" office:value="-0.709198513838794" calcext:value-type="float">
            <text:p>-0.7091985138387940</text:p>
          </table:table-cell>
          <table:table-cell table:formula="of:=[.$I$2]-(1.5*[.$J$2]^([.A61]-1))" office:value-type="float" office:value="-0.051494725623223" calcext:value-type="float">
            <text:p>-0.0514947256232230</text:p>
          </table:table-cell>
          <table:table-cell table:formula="of:=[.$I$2]+(1.5*[.$J$2]^([.A61]-1))" office:value-type="float" office:value="0.622092094611701" calcext:value-type="float">
            <text:p>0.6220920946117010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1]*([.$J$2])" office:value-type="float" office:value="0.000875662866305401" calcext:value-type="float">
            <text:p>8.7566286630540100E-004</text:p>
          </table:table-cell>
          <table:table-cell table:formula="of:=[.$H$2]-(2*[.$J$2]^([.A62]-1))" office:value-type="float" office:value="-1.59608782714811" calcext:value-type="float">
            <text:p>-1.5960878271481100</text:p>
          </table:table-cell>
          <table:table-cell table:formula="of:=[.$H$2]+(2*[.$J$2]^([.A62]-1))" office:value-type="float" office:value="-0.720424960842709" calcext:value-type="float">
            <text:p>-0.7204249608427090</text:p>
          </table:table-cell>
          <table:table-cell table:formula="of:=[.$I$2]-(1.5*[.$J$2]^([.A62]-1))" office:value-type="float" office:value="-0.0430748903702865" calcext:value-type="float">
            <text:p>-0.0430748903702865</text:p>
          </table:table-cell>
          <table:table-cell table:formula="of:=[.$I$2]+(1.5*[.$J$2]^([.A62]-1))" office:value-type="float" office:value="0.613672259358764" calcext:value-type="float">
            <text:p>0.6136722593587640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2]*([.$J$2])" office:value-type="float" office:value="0.000853771294647766" calcext:value-type="float">
            <text:p>8.5377129464776600E-004</text:p>
          </table:table-cell>
          <table:table-cell table:formula="of:=[.$H$2]-(2*[.$J$2]^([.A63]-1))" office:value-type="float" office:value="-1.58514204131929" calcext:value-type="float">
            <text:p>-1.5851420413192900</text:p>
          </table:table-cell>
          <table:table-cell table:formula="of:=[.$H$2]+(2*[.$J$2]^([.A63]-1))" office:value-type="float" office:value="-0.731370746671527" calcext:value-type="float">
            <text:p>-0.7313707466715270</text:p>
          </table:table-cell>
          <table:table-cell table:formula="of:=[.$I$2]-(1.5*[.$J$2]^([.A63]-1))" office:value-type="float" office:value="-0.0348655509986734" calcext:value-type="float">
            <text:p>-0.0348655509986734</text:p>
          </table:table-cell>
          <table:table-cell table:formula="of:=[.$I$2]+(1.5*[.$J$2]^([.A63]-1))" office:value-type="float" office:value="0.605462919987151" calcext:value-type="float">
            <text:p>0.6054629199871510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3]*([.$J$2])" office:value-type="float" office:value="0.000832427012281572" calcext:value-type="float">
            <text:p>8.3242701228157200E-004</text:p>
          </table:table-cell>
          <table:table-cell table:formula="of:=[.$H$2]-(2*[.$J$2]^([.A64]-1))" office:value-type="float" office:value="-1.5744699001362" calcext:value-type="float">
            <text:p>-1.5744699001362000</text:p>
          </table:table-cell>
          <table:table-cell table:formula="of:=[.$H$2]+(2*[.$J$2]^([.A64]-1))" office:value-type="float" office:value="-0.742042887854624" calcext:value-type="float">
            <text:p>-0.7420428878546240</text:p>
          </table:table-cell>
          <table:table-cell table:formula="of:=[.$I$2]-(1.5*[.$J$2]^([.A64]-1))" office:value-type="float" office:value="-0.0268614451113505" calcext:value-type="float">
            <text:p>-0.0268614451113505</text:p>
          </table:table-cell>
          <table:table-cell table:formula="of:=[.$I$2]+(1.5*[.$J$2]^([.A64]-1))" office:value-type="float" office:value="0.597458814099829" calcext:value-type="float">
            <text:p>0.5974588140998290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4]*([.$J$2])" office:value-type="float" office:value="0.000811616336974533" calcext:value-type="float">
            <text:p>8.1161633697453300E-004</text:p>
          </table:table-cell>
          <table:table-cell table:formula="of:=[.$H$2]-(2*[.$J$2]^([.A65]-1))" office:value-type="float" office:value="-1.56406456248268" calcext:value-type="float">
            <text:p>-1.5640645624826800</text:p>
          </table:table-cell>
          <table:table-cell table:formula="of:=[.$H$2]+(2*[.$J$2]^([.A65]-1))" office:value-type="float" office:value="-0.752448225508144" calcext:value-type="float">
            <text:p>-0.7524482255081440</text:p>
          </table:table-cell>
          <table:table-cell table:formula="of:=[.$I$2]-(1.5*[.$J$2]^([.A65]-1))" office:value-type="float" office:value="-0.0190574418712108" calcext:value-type="float">
            <text:p>-0.0190574418712108</text:p>
          </table:table-cell>
          <table:table-cell table:formula="of:=[.$I$2]+(1.5*[.$J$2]^([.A65]-1))" office:value-type="float" office:value="0.589654810859689" calcext:value-type="float">
            <text:p>0.5896548108596890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5]*([.$J$2])" office:value-type="float" office:value="0.00079132592855017" calcext:value-type="float">
            <text:p>7.9132592855017000E-004</text:p>
          </table:table-cell>
          <table:table-cell table:formula="of:=[.$H$2]-(2*[.$J$2]^([.A66]-1))" office:value-type="float" office:value="-1.55391935827049" calcext:value-type="float">
            <text:p>-1.5539193582704900</text:p>
          </table:table-cell>
          <table:table-cell table:formula="of:=[.$H$2]+(2*[.$J$2]^([.A66]-1))" office:value-type="float" office:value="-0.762593429720325" calcext:value-type="float">
            <text:p>-0.7625934297203250</text:p>
          </table:table-cell>
          <table:table-cell table:formula="of:=[.$I$2]-(1.5*[.$J$2]^([.A66]-1))" office:value-type="float" office:value="-0.0114485387120745" calcext:value-type="float">
            <text:p>-0.0114485387120745</text:p>
          </table:table-cell>
          <table:table-cell table:formula="of:=[.$I$2]+(1.5*[.$J$2]^([.A66]-1))" office:value-type="float" office:value="0.582045907700553" calcext:value-type="float">
            <text:p>0.5820459077005530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6]*([.$J$2])" office:value-type="float" office:value="0.000771542780336415" calcext:value-type="float">
            <text:p>7.7154278033641500E-004</text:p>
          </table:table-cell>
          <table:table-cell table:formula="of:=[.$H$2]-(2*[.$J$2]^([.A67]-1))" office:value-type="float" office:value="-1.54402778416362" calcext:value-type="float">
            <text:p>-1.5440277841636200</text:p>
          </table:table-cell>
          <table:table-cell table:formula="of:=[.$H$2]+(2*[.$J$2]^([.A67]-1))" office:value-type="float" office:value="-0.772485003827202" calcext:value-type="float">
            <text:p>-0.7724850038272020</text:p>
          </table:table-cell>
          <table:table-cell table:formula="of:=[.$I$2]-(1.5*[.$J$2]^([.A67]-1))" office:value-type="float" office:value="-0.0040298581319167" calcext:value-type="float">
            <text:p>-0.0040298581319167</text:p>
          </table:table-cell>
          <table:table-cell table:formula="of:=[.$I$2]+(1.5*[.$J$2]^([.A67]-1))" office:value-type="float" office:value="0.574627227120395" calcext:value-type="float">
            <text:p>0.5746272271203950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7]*([.$J$2])" office:value-type="float" office:value="0.000752254210828005" calcext:value-type="float">
            <text:p>7.5225421082800500E-004</text:p>
          </table:table-cell>
          <table:table-cell table:formula="of:=[.$H$2]-(2*[.$J$2]^([.A68]-1))" office:value-type="float" office:value="-1.53438349940941" calcext:value-type="float">
            <text:p>-1.5343834994094100</text:p>
          </table:table-cell>
          <table:table-cell table:formula="of:=[.$H$2]+(2*[.$J$2]^([.A68]-1))" office:value-type="float" office:value="-0.782129288581408" calcext:value-type="float">
            <text:p>-0.7821292885814080</text:p>
          </table:table-cell>
          <table:table-cell table:formula="of:=[.$I$2]-(1.5*[.$J$2]^([.A68]-1))" office:value-type="float" office:value="0.00320335543373718" calcext:value-type="float">
            <text:p>0.0032033554337372</text:p>
          </table:table-cell>
          <table:table-cell table:formula="of:=[.$I$2]+(1.5*[.$J$2]^([.A68]-1))" office:value-type="float" office:value="0.567394013554741" calcext:value-type="float">
            <text:p>0.5673940135547410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8]*([.$J$2])" office:value-type="float" office:value="0.000733447855557305" calcext:value-type="float">
            <text:p>7.3344785555730500E-004</text:p>
          </table:table-cell>
          <table:table-cell table:formula="of:=[.$H$2]-(2*[.$J$2]^([.A69]-1))" office:value-type="float" office:value="-1.52498032177406" calcext:value-type="float">
            <text:p>-1.5249803217740600</text:p>
          </table:table-cell>
          <table:table-cell table:formula="of:=[.$H$2]+(2*[.$J$2]^([.A69]-1))" office:value-type="float" office:value="-0.791532466216758" calcext:value-type="float">
            <text:p>-0.7915324662167580</text:p>
          </table:table-cell>
          <table:table-cell table:formula="of:=[.$I$2]-(1.5*[.$J$2]^([.A69]-1))" office:value-type="float" office:value="0.0102557386602498" calcext:value-type="float">
            <text:p>0.0102557386602498</text:p>
          </table:table-cell>
          <table:table-cell table:formula="of:=[.$I$2]+(1.5*[.$J$2]^([.A69]-1))" office:value-type="float" office:value="0.560341630328228" calcext:value-type="float">
            <text:p>0.5603416303282280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9]*([.$J$2])" office:value-type="float" office:value="0.000715111659168372" calcext:value-type="float">
            <text:p>7.1511165916837200E-004</text:p>
          </table:table-cell>
          <table:table-cell table:formula="of:=[.$H$2]-(2*[.$J$2]^([.A70]-1))" office:value-type="float" office:value="-1.5158122235796" calcext:value-type="float">
            <text:p>-1.5158122235796000</text:p>
          </table:table-cell>
          <table:table-cell table:formula="of:=[.$H$2]+(2*[.$J$2]^([.A70]-1))" office:value-type="float" office:value="-0.800700564411224" calcext:value-type="float">
            <text:p>-0.8007005644112240</text:p>
          </table:table-cell>
          <table:table-cell table:formula="of:=[.$I$2]-(1.5*[.$J$2]^([.A70]-1))" office:value-type="float" office:value="0.0171318123060995" calcext:value-type="float">
            <text:p>0.0171318123060995</text:p>
          </table:table-cell>
          <table:table-cell table:formula="of:=[.$I$2]+(1.5*[.$J$2]^([.A70]-1))" office:value-type="float" office:value="0.553465556682379" calcext:value-type="float">
            <text:p>0.5534655566823790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0]*([.$J$2])" office:value-type="float" office:value="0.000697233867689163" calcext:value-type="float">
            <text:p>6.9723386768916300E-004</text:p>
          </table:table-cell>
          <table:table-cell table:formula="of:=[.$H$2]-(2*[.$J$2]^([.A71]-1))" office:value-type="float" office:value="-1.50687332783999" calcext:value-type="float">
            <text:p>-1.5068733278399900</text:p>
          </table:table-cell>
          <table:table-cell table:formula="of:=[.$H$2]+(2*[.$J$2]^([.A71]-1))" office:value-type="float" office:value="-0.809639460150829" calcext:value-type="float">
            <text:p>-0.8096394601508290</text:p>
          </table:table-cell>
          <table:table-cell table:formula="of:=[.$I$2]-(1.5*[.$J$2]^([.A71]-1))" office:value-type="float" office:value="0.023835984110803" calcext:value-type="float">
            <text:p>0.0238359841108030</text:p>
          </table:table-cell>
          <table:table-cell table:formula="of:=[.$I$2]+(1.5*[.$J$2]^([.A71]-1))" office:value-type="float" office:value="0.546761384877675" calcext:value-type="float">
            <text:p>0.5467613848776750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1]*([.$J$2])" office:value-type="float" office:value="0.000679803020996934" calcext:value-type="float">
            <text:p>6.7980302099693400E-004</text:p>
          </table:table-cell>
          <table:table-cell table:formula="of:=[.$H$2]-(2*[.$J$2]^([.A72]-1))" office:value-type="float" office:value="-1.49815790449388" calcext:value-type="float">
            <text:p>-1.4981579044938800</text:p>
          </table:table-cell>
          <table:table-cell table:formula="of:=[.$H$2]+(2*[.$J$2]^([.A72]-1))" office:value-type="float" office:value="-0.818354883496943" calcext:value-type="float">
            <text:p>-0.8183548834969430</text:p>
          </table:table-cell>
          <table:table-cell table:formula="of:=[.$I$2]-(1.5*[.$J$2]^([.A72]-1))" office:value-type="float" office:value="0.0303725516203889" calcext:value-type="float">
            <text:p>0.0303725516203889</text:p>
          </table:table-cell>
          <table:table-cell table:formula="of:=[.$I$2]+(1.5*[.$J$2]^([.A72]-1))" office:value-type="float" office:value="0.540224817368089" calcext:value-type="float">
            <text:p>0.5402248173680890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2]*([.$J$2])" office:value-type="float" office:value="0.00066280794547201" calcext:value-type="float">
            <text:p>6.6280794547201000E-004</text:p>
          </table:table-cell>
          <table:table-cell table:formula="of:=[.$H$2]-(2*[.$J$2]^([.A73]-1))" office:value-type="float" office:value="-1.48966036673142" calcext:value-type="float">
            <text:p>-1.4896603667314200</text:p>
          </table:table-cell>
          <table:table-cell table:formula="of:=[.$H$2]+(2*[.$J$2]^([.A73]-1))" office:value-type="float" office:value="-0.826852421259405" calcext:value-type="float">
            <text:p>-0.8268524212594050</text:p>
          </table:table-cell>
          <table:table-cell table:formula="of:=[.$I$2]-(1.5*[.$J$2]^([.A73]-1))" office:value-type="float" office:value="0.0367457049422352" calcext:value-type="float">
            <text:p>0.0367457049422352</text:p>
          </table:table-cell>
          <table:table-cell table:formula="of:=[.$I$2]+(1.5*[.$J$2]^([.A73]-1))" office:value-type="float" office:value="0.533851664046243" calcext:value-type="float">
            <text:p>0.5338516640462430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3]*([.$J$2])" office:value-type="float" office:value="0.00064623774683521" calcext:value-type="float">
            <text:p>6.4623774683521000E-004</text:p>
          </table:table-cell>
          <table:table-cell table:formula="of:=[.$H$2]-(2*[.$J$2]^([.A74]-1))" office:value-type="float" office:value="-1.48137526741302" calcext:value-type="float">
            <text:p>-1.4813752674130200</text:p>
          </table:table-cell>
          <table:table-cell table:formula="of:=[.$H$2]+(2*[.$J$2]^([.A74]-1))" office:value-type="float" office:value="-0.835137520577805" calcext:value-type="float">
            <text:p>-0.8351375205778050</text:p>
          </table:table-cell>
          <table:table-cell table:formula="of:=[.$I$2]-(1.5*[.$J$2]^([.A74]-1))" office:value-type="float" office:value="0.0429595294310352" calcext:value-type="float">
            <text:p>0.0429595294310352</text:p>
          </table:table-cell>
          <table:table-cell table:formula="of:=[.$I$2]+(1.5*[.$J$2]^([.A74]-1))" office:value-type="float" office:value="0.527637839557443" calcext:value-type="float">
            <text:p>0.5276378395574430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4]*([.$J$2])" office:value-type="float" office:value="0.00063008180316433" calcext:value-type="float">
            <text:p>6.3008180316433000E-004</text:p>
          </table:table-cell>
          <table:table-cell table:formula="of:=[.$H$2]-(2*[.$J$2]^([.A75]-1))" office:value-type="float" office:value="-1.47329729557758" calcext:value-type="float">
            <text:p>-1.4732972955775800</text:p>
          </table:table-cell>
          <table:table-cell table:formula="of:=[.$H$2]+(2*[.$J$2]^([.A75]-1))" office:value-type="float" office:value="-0.843215492413245" calcext:value-type="float">
            <text:p>-0.8432154924132450</text:p>
          </table:table-cell>
          <table:table-cell table:formula="of:=[.$I$2]-(1.5*[.$J$2]^([.A75]-1))" office:value-type="float" office:value="0.0490180083076154" calcext:value-type="float">
            <text:p>0.0490180083076154</text:p>
          </table:table-cell>
          <table:table-cell table:formula="of:=[.$I$2]+(1.5*[.$J$2]^([.A75]-1))" office:value-type="float" office:value="0.521579360680863" calcext:value-type="float">
            <text:p>0.5215793606808630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5]*([.$J$2])" office:value-type="float" office:value="0.000614329758085222" calcext:value-type="float">
            <text:p>6.1432975808522200E-004</text:p>
          </table:table-cell>
          <table:table-cell table:formula="of:=[.$H$2]-(2*[.$J$2]^([.A76]-1))" office:value-type="float" office:value="-1.46542127303802" calcext:value-type="float">
            <text:p>-1.4654212730380200</text:p>
          </table:table-cell>
          <table:table-cell table:formula="of:=[.$H$2]+(2*[.$J$2]^([.A76]-1))" office:value-type="float" office:value="-0.851091514952799" calcext:value-type="float">
            <text:p>-0.8510915149527990</text:p>
          </table:table-cell>
          <table:table-cell table:formula="of:=[.$I$2]-(1.5*[.$J$2]^([.A76]-1))" office:value-type="float" office:value="0.0549250252122809" calcext:value-type="float">
            <text:p>0.0549250252122809</text:p>
          </table:table-cell>
          <table:table-cell table:formula="of:=[.$I$2]+(1.5*[.$J$2]^([.A76]-1))" office:value-type="float" office:value="0.515672343776197" calcext:value-type="float">
            <text:p>0.5156723437761970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6]*([.$J$2])" office:value-type="float" office:value="0.000598971514133091" calcext:value-type="float">
            <text:p>5.9897151413309100E-004</text:p>
          </table:table-cell>
          <table:table-cell table:formula="of:=[.$H$2]-(2*[.$J$2]^([.A77]-1))" office:value-type="float" office:value="-1.45774215106196" calcext:value-type="float">
            <text:p>-1.4577421510619600</text:p>
          </table:table-cell>
          <table:table-cell table:formula="of:=[.$H$2]+(2*[.$J$2]^([.A77]-1))" office:value-type="float" office:value="-0.858770636928865" calcext:value-type="float">
            <text:p>-0.8587706369288650</text:p>
          </table:table-cell>
          <table:table-cell table:formula="of:=[.$I$2]-(1.5*[.$J$2]^([.A77]-1))" office:value-type="float" office:value="0.0606843666943299" calcext:value-type="float">
            <text:p>0.0606843666943299</text:p>
          </table:table-cell>
          <table:table-cell table:formula="of:=[.$I$2]+(1.5*[.$J$2]^([.A77]-1))" office:value-type="float" office:value="0.509913002294148" calcext:value-type="float">
            <text:p>0.5099130022941480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7]*([.$J$2])" office:value-type="float" office:value="0.000583997226279764" calcext:value-type="float">
            <text:p>5.8399722627976400E-004</text:p>
          </table:table-cell>
          <table:table-cell table:formula="of:=[.$H$2]-(2*[.$J$2]^([.A78]-1))" office:value-type="float" office:value="-1.45025500713529" calcext:value-type="float">
            <text:p>-1.4502550071352900</text:p>
          </table:table-cell>
          <table:table-cell table:formula="of:=[.$H$2]+(2*[.$J$2]^([.A78]-1))" office:value-type="float" office:value="-0.866257780855528" calcext:value-type="float">
            <text:p>-0.8662577808555280</text:p>
          </table:table-cell>
          <table:table-cell table:formula="of:=[.$I$2]-(1.5*[.$J$2]^([.A78]-1))" office:value-type="float" office:value="0.0662997246393276" calcext:value-type="float">
            <text:p>0.0662997246393276</text:p>
          </table:table-cell>
          <table:table-cell table:formula="of:=[.$I$2]+(1.5*[.$J$2]^([.A78]-1))" office:value-type="float" office:value="0.50429764434915" calcext:value-type="float">
            <text:p>0.5042976443491500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8]*([.$J$2])" office:value-type="float" office:value="0.00056939729562277" calcext:value-type="float">
            <text:p>5.6939729562277000E-004</text:p>
          </table:table-cell>
          <table:table-cell table:formula="of:=[.$H$2]-(2*[.$J$2]^([.A79]-1))" office:value-type="float" office:value="-1.4429550418068" calcext:value-type="float">
            <text:p>-1.4429550418068000</text:p>
          </table:table-cell>
          <table:table-cell table:formula="of:=[.$H$2]+(2*[.$J$2]^([.A79]-1))" office:value-type="float" office:value="-0.873557746184025" calcext:value-type="float">
            <text:p>-0.8735577461840250</text:p>
          </table:table-cell>
          <table:table-cell table:formula="of:=[.$I$2]-(1.5*[.$J$2]^([.A79]-1))" office:value-type="float" office:value="0.0717746986357004" calcext:value-type="float">
            <text:p>0.0717746986357004</text:p>
          </table:table-cell>
          <table:table-cell table:formula="of:=[.$I$2]+(1.5*[.$J$2]^([.A79]-1))" office:value-type="float" office:value="0.498822670352778" calcext:value-type="float">
            <text:p>0.4988226703527780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9]*([.$J$2])" office:value-type="float" office:value="0.0005551623632322" calcext:value-type="float">
            <text:p>5.5516236323220000E-004</text:p>
          </table:table-cell>
          <table:table-cell table:formula="of:=[.$H$2]-(2*[.$J$2]^([.A80]-1))" office:value-type="float" office:value="-1.43583757561151" calcext:value-type="float">
            <text:p>-1.4358375756115100</text:p>
          </table:table-cell>
          <table:table-cell table:formula="of:=[.$H$2]+(2*[.$J$2]^([.A80]-1))" office:value-type="float" office:value="-0.88067521237931" calcext:value-type="float">
            <text:p>-0.8806752123793100</text:p>
          </table:table-cell>
          <table:table-cell table:formula="of:=[.$I$2]-(1.5*[.$J$2]^([.A80]-1))" office:value-type="float" office:value="0.0771127982821639" calcext:value-type="float">
            <text:p>0.0771127982821639</text:p>
          </table:table-cell>
          <table:table-cell table:formula="of:=[.$I$2]+(1.5*[.$J$2]^([.A80]-1))" office:value-type="float" office:value="0.493484570706314" calcext:value-type="float">
            <text:p>0.4934845707063140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0]*([.$J$2])" office:value-type="float" office:value="0.000541283304151395" calcext:value-type="float">
            <text:p>5.4128330415139500E-004</text:p>
          </table:table-cell>
          <table:table-cell table:formula="of:=[.$H$2]-(2*[.$J$2]^([.A81]-1))" office:value-type="float" office:value="-1.42889804607111" calcext:value-type="float">
            <text:p>-1.4288980460711100</text:p>
          </table:table-cell>
          <table:table-cell table:formula="of:=[.$H$2]+(2*[.$J$2]^([.A81]-1))" office:value-type="float" office:value="-0.887614741919712" calcext:value-type="float">
            <text:p>-0.8876147419197120</text:p>
          </table:table-cell>
          <table:table-cell table:formula="of:=[.$I$2]-(1.5*[.$J$2]^([.A81]-1))" office:value-type="float" office:value="0.0823174454374658" calcext:value-type="float">
            <text:p>0.0823174454374658</text:p>
          </table:table-cell>
          <table:table-cell table:formula="of:=[.$I$2]+(1.5*[.$J$2]^([.A81]-1))" office:value-type="float" office:value="0.488279923551012" calcext:value-type="float">
            <text:p>0.4882799235510120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1]*([.$J$2])" office:value-type="float" office:value="0.00052775122154761" calcext:value-type="float">
            <text:p>5.2775122154761000E-004</text:p>
          </table:table-cell>
          <table:table-cell table:formula="of:=[.$H$2]-(2*[.$J$2]^([.A82]-1))" office:value-type="float" office:value="-1.42213200476922" calcext:value-type="float">
            <text:p>-1.4221320047692200</text:p>
          </table:table-cell>
          <table:table-cell table:formula="of:=[.$H$2]+(2*[.$J$2]^([.A82]-1))" office:value-type="float" office:value="-0.894380783221605" calcext:value-type="float">
            <text:p>-0.8943807832216050</text:p>
          </table:table-cell>
          <table:table-cell table:formula="of:=[.$I$2]-(1.5*[.$J$2]^([.A82]-1))" office:value-type="float" office:value="0.0873919764138851" calcext:value-type="float">
            <text:p>0.0873919764138851</text:p>
          </table:table-cell>
          <table:table-cell table:formula="of:=[.$I$2]+(1.5*[.$J$2]^([.A82]-1))" office:value-type="float" office:value="0.483205392574593" calcext:value-type="float">
            <text:p>0.4832053925745930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2]*([.$J$2])" office:value-type="float" office:value="0.00051455744100892" calcext:value-type="float">
            <text:p>5.1455744100892000E-004</text:p>
          </table:table-cell>
          <table:table-cell table:formula="of:=[.$H$2]-(2*[.$J$2]^([.A83]-1))" office:value-type="float" office:value="-1.41553511449987" calcext:value-type="float">
            <text:p>-1.4155351144998700</text:p>
          </table:table-cell>
          <table:table-cell table:formula="of:=[.$H$2]+(2*[.$J$2]^([.A83]-1))" office:value-type="float" office:value="-0.90097767349095" calcext:value-type="float">
            <text:p>-0.9009776734909500</text:p>
          </table:table-cell>
          <table:table-cell table:formula="of:=[.$I$2]-(1.5*[.$J$2]^([.A83]-1))" office:value-type="float" office:value="0.092339644115894" calcext:value-type="float">
            <text:p>0.0923396441158940</text:p>
          </table:table-cell>
          <table:table-cell table:formula="of:=[.$I$2]+(1.5*[.$J$2]^([.A83]-1))" office:value-type="float" office:value="0.478257724872584" calcext:value-type="float">
            <text:p>0.4782577248725840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3]*([.$J$2])" office:value-type="float" office:value="0.000501693504983697" calcext:value-type="float">
            <text:p>5.0169350498369700E-004</text:p>
          </table:table-cell>
          <table:table-cell table:formula="of:=[.$H$2]-(2*[.$J$2]^([.A84]-1))" office:value-type="float" office:value="-1.40910314648726" calcext:value-type="float">
            <text:p>-1.4091031464872600</text:p>
          </table:table-cell>
          <table:table-cell table:formula="of:=[.$H$2]+(2*[.$J$2]^([.A84]-1))" office:value-type="float" office:value="-0.907409641503561" calcext:value-type="float">
            <text:p>-0.9074096415035610</text:p>
          </table:table-cell>
          <table:table-cell table:formula="of:=[.$I$2]-(1.5*[.$J$2]^([.A84]-1))" office:value-type="float" office:value="0.0971636201253526" calcext:value-type="float">
            <text:p>0.0971636201253526</text:p>
          </table:table-cell>
          <table:table-cell table:formula="of:=[.$I$2]+(1.5*[.$J$2]^([.A84]-1))" office:value-type="float" office:value="0.473433748863125" calcext:value-type="float">
            <text:p>0.4734337488631250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4]*([.$J$2])" office:value-type="float" office:value="0.000489151167359105" calcext:value-type="float">
            <text:p>4.8915116735910500E-004</text:p>
          </table:table-cell>
          <table:table-cell table:formula="of:=[.$H$2]-(2*[.$J$2]^([.A85]-1))" office:value-type="float" office:value="-1.40283197767496" calcext:value-type="float">
            <text:p>-1.4028319776749600</text:p>
          </table:table-cell>
          <table:table-cell table:formula="of:=[.$H$2]+(2*[.$J$2]^([.A85]-1))" office:value-type="float" office:value="-0.913680810315858" calcext:value-type="float">
            <text:p>-0.9136808103158580</text:p>
          </table:table-cell>
          <table:table-cell table:formula="of:=[.$I$2]-(1.5*[.$J$2]^([.A85]-1))" office:value-type="float" office:value="0.101866996734575" calcext:value-type="float">
            <text:p>0.1018669967345750</text:p>
          </table:table-cell>
          <table:table-cell table:formula="of:=[.$I$2]+(1.5*[.$J$2]^([.A85]-1))" office:value-type="float" office:value="0.468730372253903" calcext:value-type="float">
            <text:p>0.4687303722539030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5]*([.$J$2])" office:value-type="float" office:value="0.000476922388175127" calcext:value-type="float">
            <text:p>4.7692238817512700E-004</text:p>
          </table:table-cell>
          <table:table-cell table:formula="of:=[.$H$2]-(2*[.$J$2]^([.A86]-1))" office:value-type="float" office:value="-1.39671758808297" calcext:value-type="float">
            <text:p>-1.3967175880829700</text:p>
          </table:table-cell>
          <table:table-cell table:formula="of:=[.$H$2]+(2*[.$J$2]^([.A86]-1))" office:value-type="float" office:value="-0.919795199907846" calcext:value-type="float">
            <text:p>-0.9197951999078460</text:p>
          </table:table-cell>
          <table:table-cell table:formula="of:=[.$I$2]-(1.5*[.$J$2]^([.A86]-1))" office:value-type="float" office:value="0.106452788928566" calcext:value-type="float">
            <text:p>0.1064527889285660</text:p>
          </table:table-cell>
          <table:table-cell table:formula="of:=[.$I$2]+(1.5*[.$J$2]^([.A86]-1))" office:value-type="float" office:value="0.464144580059912" calcext:value-type="float">
            <text:p>0.4641445800599120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6]*([.$J$2])" office:value-type="float" office:value="0.000464999328470749" calcext:value-type="float">
            <text:p>4.6499932847074900E-004</text:p>
          </table:table-cell>
          <table:table-cell table:formula="of:=[.$H$2]-(2*[.$J$2]^([.A87]-1))" office:value-type="float" office:value="-1.39075605823078" calcext:value-type="float">
            <text:p>-1.3907560582307800</text:p>
          </table:table-cell>
          <table:table-cell table:formula="of:=[.$H$2]+(2*[.$J$2]^([.A87]-1))" office:value-type="float" office:value="-0.925756729760036" calcext:value-type="float">
            <text:p>-0.9257567297600360</text:p>
          </table:table-cell>
          <table:table-cell table:formula="of:=[.$I$2]-(1.5*[.$J$2]^([.A87]-1))" office:value-type="float" office:value="0.110923936317708" calcext:value-type="float">
            <text:p>0.1109239363177080</text:p>
          </table:table-cell>
          <table:table-cell table:formula="of:=[.$I$2]+(1.5*[.$J$2]^([.A87]-1))" office:value-type="float" office:value="0.45967343267077" calcext:value-type="float">
            <text:p>0.4596734326707700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7]*([.$J$2])" office:value-type="float" office:value="0.00045337434525898" calcext:value-type="float">
            <text:p>4.5337434525898000E-004</text:p>
          </table:table-cell>
          <table:table-cell table:formula="of:=[.$H$2]-(2*[.$J$2]^([.A88]-1))" office:value-type="float" office:value="-1.3849435666249" calcext:value-type="float">
            <text:p>-1.3849435666249000</text:p>
          </table:table-cell>
          <table:table-cell table:formula="of:=[.$H$2]+(2*[.$J$2]^([.A88]-1))" office:value-type="float" office:value="-0.93156922136592" calcext:value-type="float">
            <text:p>-0.9315692213659200</text:p>
          </table:table-cell>
          <table:table-cell table:formula="of:=[.$I$2]-(1.5*[.$J$2]^([.A88]-1))" office:value-type="float" office:value="0.115283305022121" calcext:value-type="float">
            <text:p>0.1152833050221210</text:p>
          </table:table-cell>
          <table:table-cell table:formula="of:=[.$I$2]+(1.5*[.$J$2]^([.A88]-1))" office:value-type="float" office:value="0.455314063966357" calcext:value-type="float">
            <text:p>0.4553140639663570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8]*([.$J$2])" office:value-type="float" office:value="0.000442039986627506" calcext:value-type="float">
            <text:p>4.4203998662750600E-004</text:p>
          </table:table-cell>
          <table:table-cell table:formula="of:=[.$H$2]-(2*[.$J$2]^([.A89]-1))" office:value-type="float" office:value="-1.37927638730916" calcext:value-type="float">
            <text:p>-1.3792763873091600</text:p>
          </table:table-cell>
          <table:table-cell table:formula="of:=[.$H$2]+(2*[.$J$2]^([.A89]-1))" office:value-type="float" office:value="-0.937236400681657" calcext:value-type="float">
            <text:p>-0.9372364006816570</text:p>
          </table:table-cell>
          <table:table-cell table:formula="of:=[.$I$2]-(1.5*[.$J$2]^([.A89]-1))" office:value-type="float" office:value="0.119533689508924" calcext:value-type="float">
            <text:p>0.1195336895089240</text:p>
          </table:table-cell>
          <table:table-cell table:formula="of:=[.$I$2]+(1.5*[.$J$2]^([.A89]-1))" office:value-type="float" office:value="0.451063679479554" calcext:value-type="float">
            <text:p>0.4510636794795540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9]*([.$J$2])" office:value-type="float" office:value="0.000430988986961818" calcext:value-type="float">
            <text:p>4.3098898696181800E-004</text:p>
          </table:table-cell>
          <table:table-cell table:formula="of:=[.$H$2]-(2*[.$J$2]^([.A90]-1))" office:value-type="float" office:value="-1.37375088747632" calcext:value-type="float">
            <text:p>-1.3737508874763200</text:p>
          </table:table-cell>
          <table:table-cell table:formula="of:=[.$H$2]+(2*[.$J$2]^([.A90]-1))" office:value-type="float" office:value="-0.942761900514501" calcext:value-type="float">
            <text:p>-0.9427619005145010</text:p>
          </table:table-cell>
          <table:table-cell table:formula="of:=[.$I$2]-(1.5*[.$J$2]^([.A90]-1))" office:value-type="float" office:value="0.123677814383557" calcext:value-type="float">
            <text:p>0.1236778143835570</text:p>
          </table:table-cell>
          <table:table-cell table:formula="of:=[.$I$2]+(1.5*[.$J$2]^([.A90]-1))" office:value-type="float" office:value="0.446919554604921" calcext:value-type="float">
            <text:p>0.4469195546049210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0]*([.$J$2])" office:value-type="float" office:value="0.000420214262287773" calcext:value-type="float">
            <text:p>4.2021426228777300E-004</text:p>
          </table:table-cell>
          <table:table-cell table:formula="of:=[.$H$2]-(2*[.$J$2]^([.A91]-1))" office:value-type="float" office:value="-1.3683635251393" calcext:value-type="float">
            <text:p>-1.3683635251393000</text:p>
          </table:table-cell>
          <table:table-cell table:formula="of:=[.$H$2]+(2*[.$J$2]^([.A91]-1))" office:value-type="float" office:value="-0.948149262851524" calcext:value-type="float">
            <text:p>-0.9481492628515240</text:p>
          </table:table-cell>
          <table:table-cell table:formula="of:=[.$I$2]-(1.5*[.$J$2]^([.A91]-1))" office:value-type="float" office:value="0.127718336136324" calcext:value-type="float">
            <text:p>0.1277183361363240</text:p>
          </table:table-cell>
          <table:table-cell table:formula="of:=[.$I$2]+(1.5*[.$J$2]^([.A91]-1))" office:value-type="float" office:value="0.442879032852154" calcext:value-type="float">
            <text:p>0.4428790328521540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1]*([.$J$2])" office:value-type="float" office:value="0.000409708905730578" calcext:value-type="float">
            <text:p>4.0970890573057800E-004</text:p>
          </table:table-cell>
          <table:table-cell table:formula="of:=[.$H$2]-(2*[.$J$2]^([.A92]-1))" office:value-type="float" office:value="-1.3631108468607" calcext:value-type="float">
            <text:p>-1.3631108468607000</text:p>
          </table:table-cell>
          <table:table-cell table:formula="of:=[.$H$2]+(2*[.$J$2]^([.A92]-1))" office:value-type="float" office:value="-0.953401941130121" calcext:value-type="float">
            <text:p>-0.9534019411301210</text:p>
          </table:table-cell>
          <table:table-cell table:formula="of:=[.$I$2]-(1.5*[.$J$2]^([.A92]-1))" office:value-type="float" office:value="0.131657844845272" calcext:value-type="float">
            <text:p>0.1316578448452720</text:p>
          </table:table-cell>
          <table:table-cell table:formula="of:=[.$I$2]+(1.5*[.$J$2]^([.A92]-1))" office:value-type="float" office:value="0.438939524143206" calcext:value-type="float">
            <text:p>0.4389395241432060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2]*([.$J$2])" office:value-type="float" office:value="0.000399466183087314" calcext:value-type="float">
            <text:p>3.9946618308731400E-004</text:p>
          </table:table-cell>
          <table:table-cell table:formula="of:=[.$H$2]-(2*[.$J$2]^([.A93]-1))" office:value-type="float" office:value="-1.35798948553907" calcext:value-type="float">
            <text:p>-1.3579894855390700</text:p>
          </table:table-cell>
          <table:table-cell table:formula="of:=[.$H$2]+(2*[.$J$2]^([.A93]-1))" office:value-type="float" office:value="-0.958523302451753" calcext:value-type="float">
            <text:p>-0.9585233024517530</text:p>
          </table:table-cell>
          <table:table-cell table:formula="of:=[.$I$2]-(1.5*[.$J$2]^([.A93]-1))" office:value-type="float" office:value="0.135498865836496" calcext:value-type="float">
            <text:p>0.1354988658364960</text:p>
          </table:table-cell>
          <table:table-cell table:formula="of:=[.$I$2]+(1.5*[.$J$2]^([.A93]-1))" office:value-type="float" office:value="0.435098503151982" calcext:value-type="float">
            <text:p>0.4350985031519820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3]*([.$J$2])" office:value-type="float" office:value="0.000389479528510131" calcext:value-type="float">
            <text:p>3.8947952851013100E-004</text:p>
          </table:table-cell>
          <table:table-cell table:formula="of:=[.$H$2]-(2*[.$J$2]^([.A94]-1))" office:value-type="float" office:value="-1.35299615825048" calcext:value-type="float">
            <text:p>-1.3529961582504800</text:p>
          </table:table-cell>
          <table:table-cell table:formula="of:=[.$H$2]+(2*[.$J$2]^([.A94]-1))" office:value-type="float" office:value="-0.963516629740345" calcext:value-type="float">
            <text:p>-0.9635166297403450</text:p>
          </table:table-cell>
          <table:table-cell table:formula="of:=[.$I$2]-(1.5*[.$J$2]^([.A94]-1))" office:value-type="float" office:value="0.13924386130294" calcext:value-type="float">
            <text:p>0.1392438613029400</text:p>
          </table:table-cell>
          <table:table-cell table:formula="of:=[.$I$2]+(1.5*[.$J$2]^([.A94]-1))" office:value-type="float" office:value="0.431353507685538" calcext:value-type="float">
            <text:p>0.4313535076855380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4]*([.$J$2])" office:value-type="float" office:value="0.000379742540297378" calcext:value-type="float">
            <text:p>3.7974254029737800E-004</text:p>
          </table:table-cell>
          <table:table-cell table:formula="of:=[.$H$2]-(2*[.$J$2]^([.A95]-1))" office:value-type="float" office:value="-1.3481276641441" calcext:value-type="float">
            <text:p>-1.3481276641441000</text:p>
          </table:table-cell>
          <table:table-cell table:formula="of:=[.$H$2]+(2*[.$J$2]^([.A95]-1))" office:value-type="float" office:value="-0.968385123846721" calcext:value-type="float">
            <text:p>-0.9683851238467210</text:p>
          </table:table-cell>
          <table:table-cell table:formula="of:=[.$I$2]-(1.5*[.$J$2]^([.A95]-1))" office:value-type="float" office:value="0.142895231882722" calcext:value-type="float">
            <text:p>0.1428952318827220</text:p>
          </table:table-cell>
          <table:table-cell table:formula="of:=[.$I$2]+(1.5*[.$J$2]^([.A95]-1))" office:value-type="float" office:value="0.427702137105756" calcext:value-type="float">
            <text:p>0.4277021371057560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5]*([.$J$2])" office:value-type="float" office:value="0.000370248976789943" calcext:value-type="float">
            <text:p>3.7024897678994300E-004</text:p>
          </table:table-cell>
          <table:table-cell table:formula="of:=[.$H$2]-(2*[.$J$2]^([.A96]-1))" office:value-type="float" office:value="-1.34338088239038" calcext:value-type="float">
            <text:p>-1.3433808823903800</text:p>
          </table:table-cell>
          <table:table-cell table:formula="of:=[.$H$2]+(2*[.$J$2]^([.A96]-1))" office:value-type="float" office:value="-0.973131905600438" calcext:value-type="float">
            <text:p>-0.9731319056004380</text:p>
          </table:table-cell>
          <table:table-cell table:formula="of:=[.$I$2]-(1.5*[.$J$2]^([.A96]-1))" office:value-type="float" office:value="0.14645531819801" calcext:value-type="float">
            <text:p>0.1464553181980100</text:p>
          </table:table-cell>
          <table:table-cell table:formula="of:=[.$I$2]+(1.5*[.$J$2]^([.A96]-1))" office:value-type="float" office:value="0.424142050790468" calcext:value-type="float">
            <text:p>0.4241420507904680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6]*([.$J$2])" office:value-type="float" office:value="0.000360992752370195" calcext:value-type="float">
            <text:p>3.6099275237019500E-004</text:p>
          </table:table-cell>
          <table:table-cell table:formula="of:=[.$H$2]-(2*[.$J$2]^([.A97]-1))" office:value-type="float" office:value="-1.33875277018051" calcext:value-type="float">
            <text:p>-1.3387527701805100</text:p>
          </table:table-cell>
          <table:table-cell table:formula="of:=[.$H$2]+(2*[.$J$2]^([.A97]-1))" office:value-type="float" office:value="-0.977760017810313" calcext:value-type="float">
            <text:p>-0.9777600178103130</text:p>
          </table:table-cell>
          <table:table-cell table:formula="of:=[.$I$2]-(1.5*[.$J$2]^([.A97]-1))" office:value-type="float" office:value="0.149926402355416" calcext:value-type="float">
            <text:p>0.1499264023554160</text:p>
          </table:table-cell>
          <table:table-cell table:formula="of:=[.$I$2]+(1.5*[.$J$2]^([.A97]-1))" office:value-type="float" office:value="0.420670966633062" calcext:value-type="float">
            <text:p>0.4206709666330620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7]*([.$J$2])" office:value-type="float" office:value="0.00035196793356094" calcext:value-type="float">
            <text:p>3.5196793356094000E-004</text:p>
          </table:table-cell>
          <table:table-cell table:formula="of:=[.$H$2]-(2*[.$J$2]^([.A98]-1))" office:value-type="float" office:value="-1.33424036077588" calcext:value-type="float">
            <text:p>-1.3342403607758800</text:p>
          </table:table-cell>
          <table:table-cell table:formula="of:=[.$H$2]+(2*[.$J$2]^([.A98]-1))" office:value-type="float" office:value="-0.98227242721494" calcext:value-type="float">
            <text:p>-0.9822724272149400</text:p>
          </table:table-cell>
          <table:table-cell table:formula="of:=[.$I$2]-(1.5*[.$J$2]^([.A98]-1))" office:value-type="float" office:value="0.153310709408887" calcext:value-type="float">
            <text:p>0.1533107094088870</text:p>
          </table:table-cell>
          <table:table-cell table:formula="of:=[.$I$2]+(1.5*[.$J$2]^([.A98]-1))" office:value-type="float" office:value="0.417286659579591" calcext:value-type="float">
            <text:p>0.4172866595795910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8]*([.$J$2])" office:value-type="float" office:value="0.000343168735221916" calcext:value-type="float">
            <text:p>3.4316873522191600E-004</text:p>
          </table:table-cell>
          <table:table-cell table:formula="of:=[.$H$2]-(2*[.$J$2]^([.A99]-1))" office:value-type="float" office:value="-1.32984076160637" calcext:value-type="float">
            <text:p>-1.3298407616063700</text:p>
          </table:table-cell>
          <table:table-cell table:formula="of:=[.$H$2]+(2*[.$J$2]^([.A99]-1))" office:value-type="float" office:value="-0.986672026384452" calcext:value-type="float">
            <text:p>-0.9866720263844520</text:p>
          </table:table-cell>
          <table:table-cell table:formula="of:=[.$I$2]-(1.5*[.$J$2]^([.A99]-1))" office:value-type="float" office:value="0.15661040878602" calcext:value-type="float">
            <text:p>0.1566104087860200</text:p>
          </table:table-cell>
          <table:table-cell table:formula="of:=[.$I$2]+(1.5*[.$J$2]^([.A99]-1))" office:value-type="float" office:value="0.413986960202458" calcext:value-type="float">
            <text:p>0.4139869602024580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9]*([.$J$2])" office:value-type="float" office:value="0.000334589516841368" calcext:value-type="float">
            <text:p>3.3458951684136800E-004</text:p>
          </table:table-cell>
          <table:table-cell table:formula="of:=[.$H$2]-(2*[.$J$2]^([.A100]-1))" office:value-type="float" office:value="-1.32555115241609" calcext:value-type="float">
            <text:p>-1.3255511524160900</text:p>
          </table:table-cell>
          <table:table-cell table:formula="of:=[.$H$2]+(2*[.$J$2]^([.A100]-1))" office:value-type="float" office:value="-0.990961635574726" calcext:value-type="float">
            <text:p>-0.9909616355747260</text:p>
          </table:table-cell>
          <table:table-cell table:formula="of:=[.$I$2]-(1.5*[.$J$2]^([.A100]-1))" office:value-type="float" office:value="0.159827615678726" calcext:value-type="float">
            <text:p>0.1598276156787260</text:p>
          </table:table-cell>
          <table:table-cell table:formula="of:=[.$I$2]+(1.5*[.$J$2]^([.A100]-1))" office:value-type="float" office:value="0.410769753309752" calcext:value-type="float">
            <text:p>0.4107697533097520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0]*([.$J$2])" office:value-type="float" office:value="0.000326224778920334" calcext:value-type="float">
            <text:p>3.2622477892033400E-004</text:p>
          </table:table-cell>
          <table:table-cell table:formula="of:=[.$H$2]-(2*[.$J$2]^([.A101]-1))" office:value-type="float" office:value="-1.32136878345558" calcext:value-type="float">
            <text:p>-1.3213687834555800</text:p>
          </table:table-cell>
          <table:table-cell table:formula="of:=[.$H$2]+(2*[.$J$2]^([.A101]-1))" office:value-type="float" office:value="-0.995144004535243" calcext:value-type="float">
            <text:p>-0.9951440045352430</text:p>
          </table:table-cell>
          <table:table-cell table:formula="of:=[.$I$2]-(1.5*[.$J$2]^([.A101]-1))" office:value-type="float" office:value="0.162964392399114" calcext:value-type="float">
            <text:p>0.1629643923991140</text:p>
          </table:table-cell>
          <table:table-cell table:formula="of:=[.$I$2]+(1.5*[.$J$2]^([.A101]-1))" office:value-type="float" office:value="0.407632976589364" calcext:value-type="float">
            <text:p>0.4076329765893640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1]*([.$J$2])" office:value-type="float" office:value="0.000318069159447326" calcext:value-type="float">
            <text:p>3.1806915944732600E-004</text:p>
          </table:table-cell>
          <table:table-cell table:formula="of:=[.$H$2]-(2*[.$J$2]^([.A102]-1))" office:value-type="float" office:value="-1.31729097371907" calcext:value-type="float">
            <text:p>-1.3172909737190700</text:p>
          </table:table-cell>
          <table:table-cell table:formula="of:=[.$H$2]+(2*[.$J$2]^([.A102]-1))" office:value-type="float" office:value="-0.999221814271747" calcext:value-type="float">
            <text:p>-0.9992218142717470</text:p>
          </table:table-cell>
          <table:table-cell table:formula="of:=[.$I$2]-(1.5*[.$J$2]^([.A102]-1))" office:value-type="float" office:value="0.166022749701492" calcext:value-type="float">
            <text:p>0.1660227497014920</text:p>
          </table:table-cell>
          <table:table-cell table:formula="of:=[.$I$2]+(1.5*[.$J$2]^([.A102]-1))" office:value-type="float" office:value="0.404574619286986" calcext:value-type="float">
            <text:p>0.4045746192869860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2]*([.$J$2])" office:value-type="float" office:value="0.000310117430461143" calcext:value-type="float">
            <text:p>3.1011743046114300E-004</text:p>
          </table:table-cell>
          <table:table-cell table:formula="of:=[.$H$2]-(2*[.$J$2]^([.A103]-1))" office:value-type="float" office:value="-1.31331510922598" calcext:value-type="float">
            <text:p>-1.3133151092259800</text:p>
          </table:table-cell>
          <table:table-cell table:formula="of:=[.$H$2]+(2*[.$J$2]^([.A103]-1))" office:value-type="float" office:value="-1.00319767876484" calcext:value-type="float">
            <text:p>-1.0031976787648400</text:p>
          </table:table-cell>
          <table:table-cell table:formula="of:=[.$I$2]-(1.5*[.$J$2]^([.A103]-1))" office:value-type="float" office:value="0.169004648071311" calcext:value-type="float">
            <text:p>0.1690046480713110</text:p>
          </table:table-cell>
          <table:table-cell table:formula="of:=[.$I$2]+(1.5*[.$J$2]^([.A103]-1))" office:value-type="float" office:value="0.401592720917167" calcext:value-type="float">
            <text:p>0.4015927209171670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3]*([.$J$2])" office:value-type="float" office:value="0.000302364494699614" calcext:value-type="float">
            <text:p>3.0236449469961400E-004</text:p>
          </table:table-cell>
          <table:table-cell table:formula="of:=[.$H$2]-(2*[.$J$2]^([.A104]-1))" office:value-type="float" office:value="-1.30943864134522" calcext:value-type="float">
            <text:p>-1.3094386413452200</text:p>
          </table:table-cell>
          <table:table-cell table:formula="of:=[.$H$2]+(2*[.$J$2]^([.A104]-1))" office:value-type="float" office:value="-1.0070741466456" calcext:value-type="float">
            <text:p>-1.0070741466456000</text:p>
          </table:table-cell>
          <table:table-cell table:formula="of:=[.$I$2]-(1.5*[.$J$2]^([.A104]-1))" office:value-type="float" office:value="0.171911998981884" calcext:value-type="float">
            <text:p>0.1719119989818840</text:p>
          </table:table-cell>
          <table:table-cell table:formula="of:=[.$I$2]+(1.5*[.$J$2]^([.A104]-1))" office:value-type="float" office:value="0.398685370006594" calcext:value-type="float">
            <text:p>0.3986853700065940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4]*([.$J$2])" office:value-type="float" office:value="0.000294805382332124" calcext:value-type="float">
            <text:p>2.9480538233212400E-004</text:p>
          </table:table-cell>
          <table:table-cell table:formula="of:=[.$H$2]-(2*[.$J$2]^([.A105]-1))" office:value-type="float" office:value="-1.30565908516147" calcext:value-type="float">
            <text:p>-1.3056590851614700</text:p>
          </table:table-cell>
          <table:table-cell table:formula="of:=[.$H$2]+(2*[.$J$2]^([.A105]-1))" office:value-type="float" office:value="-1.01085370282935" calcext:value-type="float">
            <text:p>-1.0108537028293500</text:p>
          </table:table-cell>
          <table:table-cell table:formula="of:=[.$I$2]-(1.5*[.$J$2]^([.A105]-1))" office:value-type="float" office:value="0.174746666119693" calcext:value-type="float">
            <text:p>0.1747466661196930</text:p>
          </table:table-cell>
          <table:table-cell table:formula="of:=[.$I$2]+(1.5*[.$J$2]^([.A105]-1))" office:value-type="float" office:value="0.395850702868785" calcext:value-type="float">
            <text:p>0.3958507028687850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5]*([.$J$2])" office:value-type="float" office:value="0.000287435247773821" calcext:value-type="float">
            <text:p>2.8743524777382100E-004</text:p>
          </table:table-cell>
          <table:table-cell table:formula="of:=[.$H$2]-(2*[.$J$2]^([.A106]-1))" office:value-type="float" office:value="-1.30197401788232" calcext:value-type="float">
            <text:p>-1.3019740178823200</text:p>
          </table:table-cell>
          <table:table-cell table:formula="of:=[.$H$2]+(2*[.$J$2]^([.A106]-1))" office:value-type="float" office:value="-1.0145387701085" calcext:value-type="float">
            <text:p>-1.0145387701085000</text:p>
          </table:table-cell>
          <table:table-cell table:formula="of:=[.$I$2]-(1.5*[.$J$2]^([.A106]-1))" office:value-type="float" office:value="0.177510466579056" calcext:value-type="float">
            <text:p>0.1775104665790560</text:p>
          </table:table-cell>
          <table:table-cell table:formula="of:=[.$I$2]+(1.5*[.$J$2]^([.A106]-1))" office:value-type="float" office:value="0.393086902409422" calcext:value-type="float">
            <text:p>0.3930869024094220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6]*([.$J$2])" office:value-type="float" office:value="0.000280249366579475" calcext:value-type="float">
            <text:p>2.8024936657947500E-004</text:p>
          </table:table-cell>
          <table:table-cell table:formula="of:=[.$H$2]-(2*[.$J$2]^([.A107]-1))" office:value-type="float" office:value="-1.29838107728515" calcext:value-type="float">
            <text:p>-1.2983810772851500</text:p>
          </table:table-cell>
          <table:table-cell table:formula="of:=[.$H$2]+(2*[.$J$2]^([.A107]-1))" office:value-type="float" office:value="-1.01813171070567" calcext:value-type="float">
            <text:p>-1.0181317107056700</text:p>
          </table:table-cell>
          <table:table-cell table:formula="of:=[.$I$2]-(1.5*[.$J$2]^([.A107]-1))" office:value-type="float" office:value="0.180205172026936" calcext:value-type="float">
            <text:p>0.1802051720269360</text:p>
          </table:table-cell>
          <table:table-cell table:formula="of:=[.$I$2]+(1.5*[.$J$2]^([.A107]-1))" office:value-type="float" office:value="0.390392196961542" calcext:value-type="float">
            <text:p>0.3903921969615420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7]*([.$J$2])" office:value-type="float" office:value="0.000273243132414988" calcext:value-type="float">
            <text:p>2.7324313241498800E-004</text:p>
          </table:table-cell>
          <table:table-cell table:formula="of:=[.$H$2]-(2*[.$J$2]^([.A108]-1))" office:value-type="float" office:value="-1.2948779602029" calcext:value-type="float">
            <text:p>-1.2948779602029000</text:p>
          </table:table-cell>
          <table:table-cell table:formula="of:=[.$H$2]+(2*[.$J$2]^([.A108]-1))" office:value-type="float" office:value="-1.02163482778792" calcext:value-type="float">
            <text:p>-1.0216348277879200</text:p>
          </table:table-cell>
          <table:table-cell table:formula="of:=[.$I$2]-(1.5*[.$J$2]^([.A108]-1))" office:value-type="float" office:value="0.182832509838618" calcext:value-type="float">
            <text:p>0.1828325098386180</text:p>
          </table:table-cell>
          <table:table-cell table:formula="of:=[.$I$2]+(1.5*[.$J$2]^([.A108]-1))" office:value-type="float" office:value="0.38776485914986" calcext:value-type="float">
            <text:p>0.3877648591498600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8]*([.$J$2])" office:value-type="float" office:value="0.000266412054104613" calcext:value-type="float">
            <text:p>2.6641205410461300E-004</text:p>
          </table:table-cell>
          <table:table-cell table:formula="of:=[.$H$2]-(2*[.$J$2]^([.A109]-1))" office:value-type="float" office:value="-1.29146242104772" calcext:value-type="float">
            <text:p>-1.2914624210477200</text:p>
          </table:table-cell>
          <table:table-cell table:formula="of:=[.$H$2]+(2*[.$J$2]^([.A109]-1))" office:value-type="float" office:value="-1.0250503669431" calcext:value-type="float">
            <text:p>-1.0250503669431000</text:p>
          </table:table-cell>
          <table:table-cell table:formula="of:=[.$I$2]-(1.5*[.$J$2]^([.A109]-1))" office:value-type="float" office:value="0.185394164205009" calcext:value-type="float">
            <text:p>0.1853941642050090</text:p>
          </table:table-cell>
          <table:table-cell table:formula="of:=[.$I$2]+(1.5*[.$J$2]^([.A109]-1))" office:value-type="float" office:value="0.385203204783469" calcext:value-type="float">
            <text:p>0.3852032047834690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09]*([.$J$2])" office:value-type="float" office:value="0.000259751752751998" calcext:value-type="float">
            <text:p>2.5975175275199800E-004</text:p>
          </table:table-cell>
          <table:table-cell table:formula="of:=[.$H$2]-(2*[.$J$2]^([.A110]-1))" office:value-type="float" office:value="-1.28813227037141" calcext:value-type="float">
            <text:p>-1.2881322703714100</text:p>
          </table:table-cell>
          <table:table-cell table:formula="of:=[.$H$2]+(2*[.$J$2]^([.A110]-1))" office:value-type="float" office:value="-1.02838051761941" calcext:value-type="float">
            <text:p>-1.0283805176194100</text:p>
          </table:table-cell>
          <table:table-cell table:formula="of:=[.$I$2]-(1.5*[.$J$2]^([.A110]-1))" office:value-type="float" office:value="0.18789177721224" calcext:value-type="float">
            <text:p>0.1878917772122400</text:p>
          </table:table-cell>
          <table:table-cell table:formula="of:=[.$I$2]+(1.5*[.$J$2]^([.A110]-1))" office:value-type="float" office:value="0.382705591776238" calcext:value-type="float">
            <text:p>0.3827055917762380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0]*([.$J$2])" office:value-type="float" office:value="0.000253257958933198" calcext:value-type="float">
            <text:p>2.5325795893319800E-004</text:p>
          </table:table-cell>
          <table:table-cell table:formula="of:=[.$H$2]-(2*[.$J$2]^([.A111]-1))" office:value-type="float" office:value="-1.28488537346201" calcext:value-type="float">
            <text:p>-1.2848853734620100</text:p>
          </table:table-cell>
          <table:table-cell table:formula="of:=[.$H$2]+(2*[.$J$2]^([.A111]-1))" office:value-type="float" office:value="-1.03162741452881" calcext:value-type="float">
            <text:p>-1.0316274145288100</text:p>
          </table:table-cell>
          <table:table-cell table:formula="of:=[.$I$2]-(1.5*[.$J$2]^([.A111]-1))" office:value-type="float" office:value="0.19032694989429" calcext:value-type="float">
            <text:p>0.1903269498942900</text:p>
          </table:table-cell>
          <table:table-cell table:formula="of:=[.$I$2]+(1.5*[.$J$2]^([.A111]-1))" office:value-type="float" office:value="0.380270419094188" calcext:value-type="float">
            <text:p>0.3802704190941880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1]*([.$J$2])" office:value-type="float" office:value="0.000246926509959868" calcext:value-type="float">
            <text:p>2.4692650995986800E-004</text:p>
          </table:table-cell>
          <table:table-cell table:formula="of:=[.$H$2]-(2*[.$J$2]^([.A112]-1))" office:value-type="float" office:value="-1.28171964897534" calcext:value-type="float">
            <text:p>-1.2817196489753400</text:p>
          </table:table-cell>
          <table:table-cell table:formula="of:=[.$H$2]+(2*[.$J$2]^([.A112]-1))" office:value-type="float" office:value="-1.03479313901548" calcext:value-type="float">
            <text:p>-1.0347931390154800</text:p>
          </table:table-cell>
          <table:table-cell table:formula="of:=[.$I$2]-(1.5*[.$J$2]^([.A112]-1))" office:value-type="float" office:value="0.192701243259288" calcext:value-type="float">
            <text:p>0.1927012432592880</text:p>
          </table:table-cell>
          <table:table-cell table:formula="of:=[.$I$2]+(1.5*[.$J$2]^([.A112]-1))" office:value-type="float" office:value="0.37789612572919" calcext:value-type="float">
            <text:p>0.3778961257291900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2]*([.$J$2])" office:value-type="float" office:value="0.000240753347210871" calcext:value-type="float">
            <text:p>2.4075334721087100E-004</text:p>
          </table:table-cell>
          <table:table-cell table:formula="of:=[.$H$2]-(2*[.$J$2]^([.A113]-1))" office:value-type="float" office:value="-1.27863306760085" calcext:value-type="float">
            <text:p>-1.2786330676008500</text:p>
          </table:table-cell>
          <table:table-cell table:formula="of:=[.$H$2]+(2*[.$J$2]^([.A113]-1))" office:value-type="float" office:value="-1.03787972038997" calcext:value-type="float">
            <text:p>-1.0378797203899700</text:p>
          </table:table-cell>
          <table:table-cell table:formula="of:=[.$I$2]-(1.5*[.$J$2]^([.A113]-1))" office:value-type="float" office:value="0.195016179290162" calcext:value-type="float">
            <text:p>0.1950161792901620</text:p>
          </table:table-cell>
          <table:table-cell table:formula="of:=[.$I$2]+(1.5*[.$J$2]^([.A113]-1))" office:value-type="float" office:value="0.375581189698316" calcext:value-type="float">
            <text:p>0.3755811896983160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3]*([.$J$2])" office:value-type="float" office:value="0.0002347345135306" calcext:value-type="float">
            <text:p>2.3473451353060000E-004</text:p>
          </table:table-cell>
          <table:table-cell table:formula="of:=[.$H$2]-(2*[.$J$2]^([.A114]-1))" office:value-type="float" office:value="-1.27562365076071" calcext:value-type="float">
            <text:p>-1.2756236507607100</text:p>
          </table:table-cell>
          <table:table-cell table:formula="of:=[.$H$2]+(2*[.$J$2]^([.A114]-1))" office:value-type="float" office:value="-1.04088913723011" calcext:value-type="float">
            <text:p>-1.0408891372301100</text:p>
          </table:table-cell>
          <table:table-cell table:formula="of:=[.$I$2]-(1.5*[.$J$2]^([.A114]-1))" office:value-type="float" office:value="0.197273241920264" calcext:value-type="float">
            <text:p>0.1972732419202640</text:p>
          </table:table-cell>
          <table:table-cell table:formula="of:=[.$I$2]+(1.5*[.$J$2]^([.A114]-1))" office:value-type="float" office:value="0.373324127068214" calcext:value-type="float">
            <text:p>0.3733241270682140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4]*([.$J$2])" office:value-type="float" office:value="0.000228866150692335" calcext:value-type="float">
            <text:p>2.2886615069233500E-004</text:p>
          </table:table-cell>
          <table:table-cell table:formula="of:=[.$H$2]-(2*[.$J$2]^([.A115]-1))" office:value-type="float" office:value="-1.27268946934158" calcext:value-type="float">
            <text:p>-1.2726894693415800</text:p>
          </table:table-cell>
          <table:table-cell table:formula="of:=[.$H$2]+(2*[.$J$2]^([.A115]-1))" office:value-type="float" office:value="-1.04382331864924" calcext:value-type="float">
            <text:p>-1.0438233186492400</text:p>
          </table:table-cell>
          <table:table-cell table:formula="of:=[.$I$2]-(1.5*[.$J$2]^([.A115]-1))" office:value-type="float" office:value="0.199473877984614" calcext:value-type="float">
            <text:p>0.1994738779846140</text:p>
          </table:table-cell>
          <table:table-cell table:formula="of:=[.$I$2]+(1.5*[.$J$2]^([.A115]-1))" office:value-type="float" office:value="0.371123491003864" calcext:value-type="float">
            <text:p>0.3711234910038640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5]*([.$J$2])" office:value-type="float" office:value="0.000223144496925026" calcext:value-type="float">
            <text:p>2.2314449692502600E-004</text:p>
          </table:table-cell>
          <table:table-cell table:formula="of:=[.$H$2]-(2*[.$J$2]^([.A116]-1))" office:value-type="float" office:value="-1.26982864245792" calcext:value-type="float">
            <text:p>-1.2698286424579200</text:p>
          </table:table-cell>
          <table:table-cell table:formula="of:=[.$H$2]+(2*[.$J$2]^([.A116]-1))" office:value-type="float" office:value="-1.0466841455329" calcext:value-type="float">
            <text:p>-1.0466841455329000</text:p>
          </table:table-cell>
          <table:table-cell table:formula="of:=[.$I$2]-(1.5*[.$J$2]^([.A116]-1))" office:value-type="float" office:value="0.201619498147354" calcext:value-type="float">
            <text:p>0.2016194981473540</text:p>
          </table:table-cell>
          <table:table-cell table:formula="of:=[.$I$2]+(1.5*[.$J$2]^([.A116]-1))" office:value-type="float" office:value="0.368977870841124" calcext:value-type="float">
            <text:p>0.3689778708411240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6]*([.$J$2])" office:value-type="float" office:value="0.000217565884501901" calcext:value-type="float">
            <text:p>2.1756588450190100E-004</text:p>
          </table:table-cell>
          <table:table-cell table:formula="of:=[.$H$2]-(2*[.$J$2]^([.A117]-1))" office:value-type="float" office:value="-1.26703933624636" calcext:value-type="float">
            <text:p>-1.2670393362463600</text:p>
          </table:table-cell>
          <table:table-cell table:formula="of:=[.$H$2]+(2*[.$J$2]^([.A117]-1))" office:value-type="float" office:value="-1.04947345174446" calcext:value-type="float">
            <text:p>-1.0494734517444600</text:p>
          </table:table-cell>
          <table:table-cell table:formula="of:=[.$I$2]-(1.5*[.$J$2]^([.A117]-1))" office:value-type="float" office:value="0.203711477806026" calcext:value-type="float">
            <text:p>0.2037114778060260</text:p>
          </table:table-cell>
          <table:table-cell table:formula="of:=[.$I$2]+(1.5*[.$J$2]^([.A117]-1))" office:value-type="float" office:value="0.366885891182452" calcext:value-type="float">
            <text:p>0.3668858911824520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7]*([.$J$2])" office:value-type="float" office:value="0.000212126737389353" calcext:value-type="float">
            <text:p>2.1212673738935300E-004</text:p>
          </table:table-cell>
          <table:table-cell table:formula="of:=[.$H$2]-(2*[.$J$2]^([.A118]-1))" office:value-type="float" office:value="-1.26431976269009" calcext:value-type="float">
            <text:p>-1.2643197626900900</text:p>
          </table:table-cell>
          <table:table-cell table:formula="of:=[.$H$2]+(2*[.$J$2]^([.A118]-1))" office:value-type="float" office:value="-1.05219302530073" calcext:value-type="float">
            <text:p>-1.0521930253007300</text:p>
          </table:table-cell>
          <table:table-cell table:formula="of:=[.$I$2]-(1.5*[.$J$2]^([.A118]-1))" office:value-type="float" office:value="0.205751157973232" calcext:value-type="float">
            <text:p>0.2057511579732320</text:p>
          </table:table-cell>
          <table:table-cell table:formula="of:=[.$I$2]+(1.5*[.$J$2]^([.A118]-1))" office:value-type="float" office:value="0.364846211015246" calcext:value-type="float">
            <text:p>0.3648462110152460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8]*([.$J$2])" office:value-type="float" office:value="0.000206823568954619" calcext:value-type="float">
            <text:p>2.0682356895461900E-004</text:p>
          </table:table-cell>
          <table:table-cell table:formula="of:=[.$H$2]-(2*[.$J$2]^([.A119]-1))" office:value-type="float" office:value="-1.26166817847272" calcext:value-type="float">
            <text:p>-1.2616681784727200</text:p>
          </table:table-cell>
          <table:table-cell table:formula="of:=[.$H$2]+(2*[.$J$2]^([.A119]-1))" office:value-type="float" office:value="-1.0548446095181" calcext:value-type="float">
            <text:p>-1.0548446095181000</text:p>
          </table:table-cell>
          <table:table-cell table:formula="of:=[.$I$2]-(1.5*[.$J$2]^([.A119]-1))" office:value-type="float" office:value="0.207739846136257" calcext:value-type="float">
            <text:p>0.2077398461362570</text:p>
          </table:table-cell>
          <table:table-cell table:formula="of:=[.$I$2]+(1.5*[.$J$2]^([.A119]-1))" office:value-type="float" office:value="0.362857522852221" calcext:value-type="float">
            <text:p>0.3628575228522210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9]*([.$J$2])" office:value-type="float" office:value="0.000201652979730754" calcext:value-type="float">
            <text:p>2.0165297973075400E-004</text:p>
          </table:table-cell>
          <table:table-cell table:formula="of:=[.$H$2]-(2*[.$J$2]^([.A120]-1))" office:value-type="float" office:value="-1.25908288386079" calcext:value-type="float">
            <text:p>-1.2590828838607900</text:p>
          </table:table-cell>
          <table:table-cell table:formula="of:=[.$H$2]+(2*[.$J$2]^([.A120]-1))" office:value-type="float" office:value="-1.05742990413003" calcext:value-type="float">
            <text:p>-1.0574299041300300</text:p>
          </table:table-cell>
          <table:table-cell table:formula="of:=[.$I$2]-(1.5*[.$J$2]^([.A120]-1))" office:value-type="float" office:value="0.209678817095206" calcext:value-type="float">
            <text:p>0.2096788170952060</text:p>
          </table:table-cell>
          <table:table-cell table:formula="of:=[.$I$2]+(1.5*[.$J$2]^([.A120]-1))" office:value-type="float" office:value="0.360918551893272" calcext:value-type="float">
            <text:p>0.3609185518932720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0]*([.$J$2])" office:value-type="float" office:value="0.000196611655237485" calcext:value-type="float">
            <text:p>1.9661165523748500E-004</text:p>
          </table:table-cell>
          <table:table-cell table:formula="of:=[.$H$2]-(2*[.$J$2]^([.A121]-1))" office:value-type="float" office:value="-1.25656222161415" calcext:value-type="float">
            <text:p>-1.2565622216141500</text:p>
          </table:table-cell>
          <table:table-cell table:formula="of:=[.$H$2]+(2*[.$J$2]^([.A121]-1))" office:value-type="float" office:value="-1.05995056637667" calcext:value-type="float">
            <text:p>-1.0599505663766700</text:p>
          </table:table-cell>
          <table:table-cell table:formula="of:=[.$I$2]-(1.5*[.$J$2]^([.A121]-1))" office:value-type="float" office:value="0.211569313780182" calcext:value-type="float">
            <text:p>0.2115693137801820</text:p>
          </table:table-cell>
          <table:table-cell table:formula="of:=[.$I$2]+(1.5*[.$J$2]^([.A121]-1))" office:value-type="float" office:value="0.359028055208296" calcext:value-type="float">
            <text:p>0.3590280552082960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1]*([.$J$2])" office:value-type="float" office:value="0.000191696363856548" calcext:value-type="float">
            <text:p>1.9169636385654800E-004</text:p>
          </table:table-cell>
          <table:table-cell table:formula="of:=[.$H$2]-(2*[.$J$2]^([.A122]-1))" office:value-type="float" office:value="-1.25410457592368" calcext:value-type="float">
            <text:p>-1.2541045759236800</text:p>
          </table:table-cell>
          <table:table-cell table:formula="of:=[.$H$2]+(2*[.$J$2]^([.A122]-1))" office:value-type="float" office:value="-1.06240821206714" calcext:value-type="float">
            <text:p>-1.0624082120671400</text:p>
          </table:table-cell>
          <table:table-cell table:formula="of:=[.$I$2]-(1.5*[.$J$2]^([.A122]-1))" office:value-type="float" office:value="0.213412548048034" calcext:value-type="float">
            <text:p>0.2134125480480340</text:p>
          </table:table-cell>
          <table:table-cell table:formula="of:=[.$I$2]+(1.5*[.$J$2]^([.A122]-1))" office:value-type="float" office:value="0.357184820940444" calcext:value-type="float">
            <text:p>0.3571848209404440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2]*([.$J$2])" office:value-type="float" office:value="0.000186903954760134" calcext:value-type="float">
            <text:p>1.8690395476013400E-004</text:p>
          </table:table-cell>
          <table:table-cell table:formula="of:=[.$H$2]-(2*[.$J$2]^([.A123]-1))" office:value-type="float" office:value="-1.25170837137548" calcext:value-type="float">
            <text:p>-1.2517083713754800</text:p>
          </table:table-cell>
          <table:table-cell table:formula="of:=[.$H$2]+(2*[.$J$2]^([.A123]-1))" office:value-type="float" office:value="-1.06480441661534" calcext:value-type="float">
            <text:p>-1.0648044166153400</text:p>
          </table:table-cell>
          <table:table-cell table:formula="of:=[.$I$2]-(1.5*[.$J$2]^([.A123]-1))" office:value-type="float" office:value="0.215209701459189" calcext:value-type="float">
            <text:p>0.2152097014591890</text:p>
          </table:table-cell>
          <table:table-cell table:formula="of:=[.$I$2]+(1.5*[.$J$2]^([.A123]-1))" office:value-type="float" office:value="0.355387667529289" calcext:value-type="float">
            <text:p>0.3553876675292890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3]*([.$J$2])" office:value-type="float" office:value="0.000182231355891131" calcext:value-type="float">
            <text:p>1.8223135589113100E-004</text:p>
          </table:table-cell>
          <table:table-cell table:formula="of:=[.$H$2]-(2*[.$J$2]^([.A124]-1))" office:value-type="float" office:value="-1.24937207194098" calcext:value-type="float">
            <text:p>-1.2493720719409800</text:p>
          </table:table-cell>
          <table:table-cell table:formula="of:=[.$H$2]+(2*[.$J$2]^([.A124]-1))" office:value-type="float" office:value="-1.06714071604984" calcext:value-type="float">
            <text:p>-1.0671407160498400</text:p>
          </table:table-cell>
          <table:table-cell table:formula="of:=[.$I$2]-(1.5*[.$J$2]^([.A124]-1))" office:value-type="float" office:value="0.216961926035065" calcext:value-type="float">
            <text:p>0.2169619260350650</text:p>
          </table:table-cell>
          <table:table-cell table:formula="of:=[.$I$2]+(1.5*[.$J$2]^([.A124]-1))" office:value-type="float" office:value="0.353635442953413" calcext:value-type="float">
            <text:p>0.3536354429534130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4]*([.$J$2])" office:value-type="float" office:value="0.000177675571993852" calcext:value-type="float">
            <text:p>1.7767557199385200E-004</text:p>
          </table:table-cell>
          <table:table-cell table:formula="of:=[.$H$2]-(2*[.$J$2]^([.A125]-1))" office:value-type="float" office:value="-1.24709417999234" calcext:value-type="float">
            <text:p>-1.2470941799923400</text:p>
          </table:table-cell>
          <table:table-cell table:formula="of:=[.$H$2]+(2*[.$J$2]^([.A125]-1))" office:value-type="float" office:value="-1.06941860799848" calcext:value-type="float">
            <text:p>-1.0694186079984800</text:p>
          </table:table-cell>
          <table:table-cell table:formula="of:=[.$I$2]-(1.5*[.$J$2]^([.A125]-1))" office:value-type="float" office:value="0.218670344996544" calcext:value-type="float">
            <text:p>0.2186703449965440</text:p>
          </table:table-cell>
          <table:table-cell table:formula="of:=[.$I$2]+(1.5*[.$J$2]^([.A125]-1))" office:value-type="float" office:value="0.351927023991934" calcext:value-type="float">
            <text:p>0.3519270239919340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5]*([.$J$2])" office:value-type="float" office:value="0.000173233682694006" calcext:value-type="float">
            <text:p>1.7323368269400600E-004</text:p>
          </table:table-cell>
          <table:table-cell table:formula="of:=[.$H$2]-(2*[.$J$2]^([.A126]-1))" office:value-type="float" office:value="-1.24487323534241" calcext:value-type="float">
            <text:p>-1.2448732353424100</text:p>
          </table:table-cell>
          <table:table-cell table:formula="of:=[.$H$2]+(2*[.$J$2]^([.A126]-1))" office:value-type="float" office:value="-1.07163955264841" calcext:value-type="float">
            <text:p>-1.0716395526484100</text:p>
          </table:table-cell>
          <table:table-cell table:formula="of:=[.$I$2]-(1.5*[.$J$2]^([.A126]-1))" office:value-type="float" office:value="0.220336053483987" calcext:value-type="float">
            <text:p>0.2203360534839870</text:p>
          </table:table-cell>
          <table:table-cell table:formula="of:=[.$I$2]+(1.5*[.$J$2]^([.A126]-1))" office:value-type="float" office:value="0.350261315504491" calcext:value-type="float">
            <text:p>0.3502613155044910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6]*([.$J$2])" office:value-type="float" office:value="0.000168902840626656" calcext:value-type="float">
            <text:p>1.6890284062665600E-004</text:p>
          </table:table-cell>
          <table:table-cell table:formula="of:=[.$H$2]-(2*[.$J$2]^([.A127]-1))" office:value-type="float" office:value="-1.24270781430874" calcext:value-type="float">
            <text:p>-1.2427078143087400</text:p>
          </table:table-cell>
          <table:table-cell table:formula="of:=[.$H$2]+(2*[.$J$2]^([.A127]-1))" office:value-type="float" office:value="-1.07380497368208" calcext:value-type="float">
            <text:p>-1.0738049736820800</text:p>
          </table:table-cell>
          <table:table-cell table:formula="of:=[.$I$2]-(1.5*[.$J$2]^([.A127]-1))" office:value-type="float" office:value="0.221960119259243" calcext:value-type="float">
            <text:p>0.2219601192592430</text:p>
          </table:table-cell>
          <table:table-cell table:formula="of:=[.$I$2]+(1.5*[.$J$2]^([.A127]-1))" office:value-type="float" office:value="0.348637249729235" calcext:value-type="float">
            <text:p>0.3486372497292350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7]*([.$J$2])" office:value-type="float" office:value="0.00016468026961099" calcext:value-type="float">
            <text:p>1.6468026961099000E-004</text:p>
          </table:table-cell>
          <table:table-cell table:formula="of:=[.$H$2]-(2*[.$J$2]^([.A128]-1))" office:value-type="float" office:value="-1.2405965288009" calcext:value-type="float">
            <text:p>-1.2405965288009000</text:p>
          </table:table-cell>
          <table:table-cell table:formula="of:=[.$H$2]+(2*[.$J$2]^([.A128]-1))" office:value-type="float" office:value="-1.07591625918992" calcext:value-type="float">
            <text:p>-1.0759162591899200</text:p>
          </table:table-cell>
          <table:table-cell table:formula="of:=[.$I$2]-(1.5*[.$J$2]^([.A128]-1))" office:value-type="float" office:value="0.223543583390118" calcext:value-type="float">
            <text:p>0.2235435833901180</text:p>
          </table:table-cell>
          <table:table-cell table:formula="of:=[.$I$2]+(1.5*[.$J$2]^([.A128]-1))" office:value-type="float" office:value="0.34705378559836" calcext:value-type="float">
            <text:p>0.347053785598360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8]*([.$J$2])" office:value-type="float" office:value="0.000160563262870715" calcext:value-type="float">
            <text:p>1.6056326287071500E-004</text:p>
          </table:table-cell>
          <table:table-cell table:formula="of:=[.$H$2]-(2*[.$J$2]^([.A129]-1))" office:value-type="float" office:value="-1.23853802543077" calcext:value-type="float">
            <text:p>-1.2385380254307700</text:p>
          </table:table-cell>
          <table:table-cell table:formula="of:=[.$H$2]+(2*[.$J$2]^([.A129]-1))" office:value-type="float" office:value="-1.07797476256005" calcext:value-type="float">
            <text:p>-1.0779747625600500</text:p>
          </table:table-cell>
          <table:table-cell table:formula="of:=[.$I$2]-(1.5*[.$J$2]^([.A129]-1))" office:value-type="float" office:value="0.225087460917721" calcext:value-type="float">
            <text:p>0.2250874609177210</text:p>
          </table:table-cell>
          <table:table-cell table:formula="of:=[.$I$2]+(1.5*[.$J$2]^([.A129]-1))" office:value-type="float" office:value="0.345509908070757" calcext:value-type="float">
            <text:p>0.3455099080707570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9]*([.$J$2])" office:value-type="float" office:value="0.000156549181298947" calcext:value-type="float">
            <text:p>1.5654918129894700E-004</text:p>
          </table:table-cell>
          <table:table-cell table:formula="of:=[.$H$2]-(2*[.$J$2]^([.A130]-1))" office:value-type="float" office:value="-1.23653098464488" calcext:value-type="float">
            <text:p>-1.2365309846448800</text:p>
          </table:table-cell>
          <table:table-cell table:formula="of:=[.$H$2]+(2*[.$J$2]^([.A130]-1))" office:value-type="float" office:value="-1.07998180334594" calcext:value-type="float">
            <text:p>-1.0799818033459400</text:p>
          </table:table-cell>
          <table:table-cell table:formula="of:=[.$I$2]-(1.5*[.$J$2]^([.A130]-1))" office:value-type="float" office:value="0.226592741507134" calcext:value-type="float">
            <text:p>0.2265927415071340</text:p>
          </table:table-cell>
          <table:table-cell table:formula="of:=[.$I$2]+(1.5*[.$J$2]^([.A130]-1))" office:value-type="float" office:value="0.344004627481344" calcext:value-type="float">
            <text:p>0.3440046274813440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0]*([.$J$2])" office:value-type="float" office:value="0.000152635451766473" calcext:value-type="float">
            <text:p>1.5263545176647300E-004</text:p>
          </table:table-cell>
          <table:table-cell table:formula="of:=[.$H$2]-(2*[.$J$2]^([.A131]-1))" office:value-type="float" office:value="-1.23457411987865" calcext:value-type="float">
            <text:p>-1.2345741198786500</text:p>
          </table:table-cell>
          <table:table-cell table:formula="of:=[.$H$2]+(2*[.$J$2]^([.A131]-1))" office:value-type="float" office:value="-1.08193866811217" calcext:value-type="float">
            <text:p>-1.0819386681121700</text:p>
          </table:table-cell>
          <table:table-cell table:formula="of:=[.$I$2]-(1.5*[.$J$2]^([.A131]-1))" office:value-type="float" office:value="0.228060390081811" calcext:value-type="float">
            <text:p>0.2280603900818110</text:p>
          </table:table-cell>
          <table:table-cell table:formula="of:=[.$I$2]+(1.5*[.$J$2]^([.A131]-1))" office:value-type="float" office:value="0.342536978906666" calcext:value-type="float">
            <text:p>0.3425369789066660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1]*([.$J$2])" office:value-type="float" office:value="0.000148819565472311" calcext:value-type="float">
            <text:p>1.4881956547231100E-004</text:p>
          </table:table-cell>
          <table:table-cell table:formula="of:=[.$H$2]-(2*[.$J$2]^([.A132]-1))" office:value-type="float" office:value="-1.23266617673157" calcext:value-type="float">
            <text:p>-1.2326661767315700</text:p>
          </table:table-cell>
          <table:table-cell table:formula="of:=[.$H$2]+(2*[.$J$2]^([.A132]-1))" office:value-type="float" office:value="-1.08384661125925" calcext:value-type="float">
            <text:p>-1.0838466112592500</text:p>
          </table:table-cell>
          <table:table-cell table:formula="of:=[.$I$2]-(1.5*[.$J$2]^([.A132]-1))" office:value-type="float" office:value="0.229491347442122" calcext:value-type="float">
            <text:p>0.2294913474421220</text:p>
          </table:table-cell>
          <table:table-cell table:formula="of:=[.$I$2]+(1.5*[.$J$2]^([.A132]-1))" office:value-type="float" office:value="0.341106021546356" calcext:value-type="float">
            <text:p>0.3411060215463560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2]*([.$J$2])" office:value-type="float" office:value="0.000145099076335504" calcext:value-type="float">
            <text:p>1.4509907633550400E-004</text:p>
          </table:table-cell>
          <table:table-cell table:formula="of:=[.$H$2]-(2*[.$J$2]^([.A133]-1))" office:value-type="float" office:value="-1.23080593216316" calcext:value-type="float">
            <text:p>-1.2308059321631600</text:p>
          </table:table-cell>
          <table:table-cell table:formula="of:=[.$H$2]+(2*[.$J$2]^([.A133]-1))" office:value-type="float" office:value="-1.08570685582766" calcext:value-type="float">
            <text:p>-1.0857068558276600</text:p>
          </table:table-cell>
          <table:table-cell table:formula="of:=[.$I$2]-(1.5*[.$J$2]^([.A133]-1))" office:value-type="float" office:value="0.230886530868425" calcext:value-type="float">
            <text:p>0.2308865308684250</text:p>
          </table:table-cell>
          <table:table-cell table:formula="of:=[.$I$2]+(1.5*[.$J$2]^([.A133]-1))" office:value-type="float" office:value="0.339710838120053" calcext:value-type="float">
            <text:p>0.3397108381200530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3]*([.$J$2])" office:value-type="float" office:value="0.000141471599427116" calcext:value-type="float">
            <text:p>1.4147159942711600E-004</text:p>
          </table:table-cell>
          <table:table-cell table:formula="of:=[.$H$2]-(2*[.$J$2]^([.A134]-1))" office:value-type="float" office:value="-1.22899219370897" calcext:value-type="float">
            <text:p>-1.2289921937089700</text:p>
          </table:table-cell>
          <table:table-cell table:formula="of:=[.$H$2]+(2*[.$J$2]^([.A134]-1))" office:value-type="float" office:value="-1.08752059428185" calcext:value-type="float">
            <text:p>-1.0875205942818500</text:p>
          </table:table-cell>
          <table:table-cell table:formula="of:=[.$I$2]-(1.5*[.$J$2]^([.A134]-1))" office:value-type="float" office:value="0.23224683470907" calcext:value-type="float">
            <text:p>0.2322468347090700</text:p>
          </table:table-cell>
          <table:table-cell table:formula="of:=[.$I$2]+(1.5*[.$J$2]^([.A134]-1))" office:value-type="float" office:value="0.338350534279408" calcext:value-type="float">
            <text:p>0.3383505342794080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4]*([.$J$2])" office:value-type="float" office:value="0.000137934809441438" calcext:value-type="float">
            <text:p>1.3793480944143800E-004</text:p>
          </table:table-cell>
          <table:table-cell table:formula="of:=[.$H$2]-(2*[.$J$2]^([.A135]-1))" office:value-type="float" office:value="-1.22722379871613" calcext:value-type="float">
            <text:p>-1.2272237987161300</text:p>
          </table:table-cell>
          <table:table-cell table:formula="of:=[.$H$2]+(2*[.$J$2]^([.A135]-1))" office:value-type="float" office:value="-1.08928898927469" calcext:value-type="float">
            <text:p>-1.0892889892746900</text:p>
          </table:table-cell>
          <table:table-cell table:formula="of:=[.$I$2]-(1.5*[.$J$2]^([.A135]-1))" office:value-type="float" office:value="0.2335731309537" calcext:value-type="float">
            <text:p>0.2335731309537000</text:p>
          </table:table-cell>
          <table:table-cell table:formula="of:=[.$I$2]+(1.5*[.$J$2]^([.A135]-1))" office:value-type="float" office:value="0.337024238034778" calcext:value-type="float">
            <text:p>0.3370242380347780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5]*([.$J$2])" office:value-type="float" office:value="0.000134486439205402" calcext:value-type="float">
            <text:p>1.3448643920540200E-004</text:p>
          </table:table-cell>
          <table:table-cell table:formula="of:=[.$H$2]-(2*[.$J$2]^([.A136]-1))" office:value-type="float" office:value="-1.22549961359811" calcext:value-type="float">
            <text:p>-1.2254996135981100</text:p>
          </table:table-cell>
          <table:table-cell table:formula="of:=[.$H$2]+(2*[.$J$2]^([.A136]-1))" office:value-type="float" office:value="-1.09101317439271" calcext:value-type="float">
            <text:p>-1.0910131743927100</text:p>
          </table:table-cell>
          <table:table-cell table:formula="of:=[.$I$2]-(1.5*[.$J$2]^([.A136]-1))" office:value-type="float" office:value="0.234866269792213" calcext:value-type="float">
            <text:p>0.2348662697922130</text:p>
          </table:table-cell>
          <table:table-cell table:formula="of:=[.$I$2]+(1.5*[.$J$2]^([.A136]-1))" office:value-type="float" office:value="0.335731099196265" calcext:value-type="float">
            <text:p>0.3357310991962650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6]*([.$J$2])" office:value-type="float" office:value="0.000131124278225267" calcext:value-type="float">
            <text:p>1.3112427822526700E-004</text:p>
          </table:table-cell>
          <table:table-cell table:formula="of:=[.$H$2]-(2*[.$J$2]^([.A137]-1))" office:value-type="float" office:value="-1.22381853310804" calcext:value-type="float">
            <text:p>-1.2238185331080400</text:p>
          </table:table-cell>
          <table:table-cell table:formula="of:=[.$H$2]+(2*[.$J$2]^([.A137]-1))" office:value-type="float" office:value="-1.09269425488278" calcext:value-type="float">
            <text:p>-1.0926942548827800</text:p>
          </table:table-cell>
          <table:table-cell table:formula="of:=[.$I$2]-(1.5*[.$J$2]^([.A137]-1))" office:value-type="float" office:value="0.236127080159764" calcext:value-type="float">
            <text:p>0.2361270801597640</text:p>
          </table:table-cell>
          <table:table-cell table:formula="of:=[.$I$2]+(1.5*[.$J$2]^([.A137]-1))" office:value-type="float" office:value="0.334470288828714" calcext:value-type="float">
            <text:p>0.3344702888287140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7]*([.$J$2])" office:value-type="float" office:value="0.000127846171269635" calcext:value-type="float">
            <text:p>1.2784617126963500E-004</text:p>
          </table:table-cell>
          <table:table-cell table:formula="of:=[.$H$2]-(2*[.$J$2]^([.A138]-1))" office:value-type="float" office:value="-1.22217947963023" calcext:value-type="float">
            <text:p>-1.2221794796302300</text:p>
          </table:table-cell>
          <table:table-cell table:formula="of:=[.$H$2]+(2*[.$J$2]^([.A138]-1))" office:value-type="float" office:value="-1.09433330836059" calcext:value-type="float">
            <text:p>-1.0943333083605900</text:p>
          </table:table-cell>
          <table:table-cell table:formula="of:=[.$I$2]-(1.5*[.$J$2]^([.A138]-1))" office:value-type="float" office:value="0.237356370268126" calcext:value-type="float">
            <text:p>0.2373563702681260</text:p>
          </table:table-cell>
          <table:table-cell table:formula="of:=[.$I$2]+(1.5*[.$J$2]^([.A138]-1))" office:value-type="float" office:value="0.333240998720352" calcext:value-type="float">
            <text:p>0.3332409987203520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8]*([.$J$2])" office:value-type="float" office:value="0.000124650016987895" calcext:value-type="float">
            <text:p>1.2465001698789500E-004</text:p>
          </table:table-cell>
          <table:table-cell table:formula="of:=[.$H$2]-(2*[.$J$2]^([.A139]-1))" office:value-type="float" office:value="-1.22058140248936" calcext:value-type="float">
            <text:p>-1.2205814024893600</text:p>
          </table:table-cell>
          <table:table-cell table:formula="of:=[.$H$2]+(2*[.$J$2]^([.A139]-1))" office:value-type="float" office:value="-1.09593138550146" calcext:value-type="float">
            <text:p>-1.0959313855014600</text:p>
          </table:table-cell>
          <table:table-cell table:formula="of:=[.$I$2]-(1.5*[.$J$2]^([.A139]-1))" office:value-type="float" office:value="0.238554928123779" calcext:value-type="float">
            <text:p>0.2385549281237790</text:p>
          </table:table-cell>
          <table:table-cell table:formula="of:=[.$I$2]+(1.5*[.$J$2]^([.A139]-1))" office:value-type="float" office:value="0.332042440864699" calcext:value-type="float">
            <text:p>0.3320424408646990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39]*([.$J$2])" office:value-type="float" office:value="0.000121533766563197" calcext:value-type="float">
            <text:p>1.2153376656319700E-004</text:p>
          </table:table-cell>
          <table:table-cell table:formula="of:=[.$H$2]-(2*[.$J$2]^([.A140]-1))" office:value-type="float" office:value="-1.21902327727701" calcext:value-type="float">
            <text:p>-1.2190232772770100</text:p>
          </table:table-cell>
          <table:table-cell table:formula="of:=[.$H$2]+(2*[.$J$2]^([.A140]-1))" office:value-type="float" office:value="-1.09748951071381" calcext:value-type="float">
            <text:p>-1.0974895107138100</text:p>
          </table:table-cell>
          <table:table-cell table:formula="of:=[.$I$2]-(1.5*[.$J$2]^([.A140]-1))" office:value-type="float" office:value="0.23972352203304" calcext:value-type="float">
            <text:p>0.2397235220330400</text:p>
          </table:table-cell>
          <table:table-cell table:formula="of:=[.$I$2]+(1.5*[.$J$2]^([.A140]-1))" office:value-type="float" office:value="0.330873846955438" calcext:value-type="float">
            <text:p>0.3308738469554380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0]*([.$J$2])" office:value-type="float" office:value="0.000118495422399117" calcext:value-type="float">
            <text:p>1.1849542239911700E-004</text:p>
          </table:table-cell>
          <table:table-cell table:formula="of:=[.$H$2]-(2*[.$J$2]^([.A141]-1))" office:value-type="float" office:value="-1.21750410519497" calcext:value-type="float">
            <text:p>-1.2175041051949700</text:p>
          </table:table-cell>
          <table:table-cell table:formula="of:=[.$H$2]+(2*[.$J$2]^([.A141]-1))" office:value-type="float" office:value="-1.09900868279585" calcext:value-type="float">
            <text:p>-1.0990086827958500</text:p>
          </table:table-cell>
          <table:table-cell table:formula="of:=[.$I$2]-(1.5*[.$J$2]^([.A141]-1))" office:value-type="float" office:value="0.24086290109457" calcext:value-type="float">
            <text:p>0.2408629010945700</text:p>
          </table:table-cell>
          <table:table-cell table:formula="of:=[.$I$2]+(1.5*[.$J$2]^([.A141]-1))" office:value-type="float" office:value="0.329734467893908" calcext:value-type="float">
            <text:p>0.3297344678939080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1]*([.$J$2])" office:value-type="float" office:value="0.000115533036839139" calcext:value-type="float">
            <text:p>1.1553303683913900E-004</text:p>
          </table:table-cell>
          <table:table-cell table:formula="of:=[.$H$2]-(2*[.$J$2]^([.A142]-1))" office:value-type="float" office:value="-1.21602291241498" calcext:value-type="float">
            <text:p>-1.2160229124149800</text:p>
          </table:table-cell>
          <table:table-cell table:formula="of:=[.$H$2]+(2*[.$J$2]^([.A142]-1))" office:value-type="float" office:value="-1.10048987557584" calcext:value-type="float">
            <text:p>-1.1004898755758400</text:p>
          </table:table-cell>
          <table:table-cell table:formula="of:=[.$I$2]-(1.5*[.$J$2]^([.A142]-1))" office:value-type="float" office:value="0.241973795679562" calcext:value-type="float">
            <text:p>0.2419737956795620</text:p>
          </table:table-cell>
          <table:table-cell table:formula="of:=[.$I$2]+(1.5*[.$J$2]^([.A142]-1))" office:value-type="float" office:value="0.328623573308916" calcext:value-type="float">
            <text:p>0.3286235733089160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2]*([.$J$2])" office:value-type="float" office:value="0.000112644710918161" calcext:value-type="float">
            <text:p>1.1264471091816100E-004</text:p>
          </table:table-cell>
          <table:table-cell table:formula="of:=[.$H$2]-(2*[.$J$2]^([.A143]-1))" office:value-type="float" office:value="-1.21457874945449" calcext:value-type="float">
            <text:p>-1.2145787494544900</text:p>
          </table:table-cell>
          <table:table-cell table:formula="of:=[.$H$2]+(2*[.$J$2]^([.A143]-1))" office:value-type="float" office:value="-1.10193403853633" calcext:value-type="float">
            <text:p>-1.1019340385363300</text:p>
          </table:table-cell>
          <table:table-cell table:formula="of:=[.$I$2]-(1.5*[.$J$2]^([.A143]-1))" office:value-type="float" office:value="0.243056917899929" calcext:value-type="float">
            <text:p>0.2430569178999290</text:p>
          </table:table-cell>
          <table:table-cell table:formula="of:=[.$I$2]+(1.5*[.$J$2]^([.A143]-1))" office:value-type="float" office:value="0.327540451088549" calcext:value-type="float">
            <text:p>0.3275404510885490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3]*([.$J$2])" office:value-type="float" office:value="0.000109828593145207" calcext:value-type="float">
            <text:p>1.0982859314520700E-004</text:p>
          </table:table-cell>
          <table:table-cell table:formula="of:=[.$H$2]-(2*[.$J$2]^([.A144]-1))" office:value-type="float" office:value="-1.21317069056801" calcext:value-type="float">
            <text:p>-1.2131706905680100</text:p>
          </table:table-cell>
          <table:table-cell table:formula="of:=[.$H$2]+(2*[.$J$2]^([.A144]-1))" office:value-type="float" office:value="-1.10334209742281" calcext:value-type="float">
            <text:p>-1.1033420974228100</text:p>
          </table:table-cell>
          <table:table-cell table:formula="of:=[.$I$2]-(1.5*[.$J$2]^([.A144]-1))" office:value-type="float" office:value="0.244112962064786" calcext:value-type="float">
            <text:p>0.2441129620647860</text:p>
          </table:table-cell>
          <table:table-cell table:formula="of:=[.$I$2]+(1.5*[.$J$2]^([.A144]-1))" office:value-type="float" office:value="0.326484406923692" calcext:value-type="float">
            <text:p>0.3264844069236920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4]*([.$J$2])" office:value-type="float" office:value="0.000107082878316577" calcext:value-type="float">
            <text:p>1.0708287831657700E-004</text:p>
          </table:table-cell>
          <table:table-cell table:formula="of:=[.$H$2]-(2*[.$J$2]^([.A145]-1))" office:value-type="float" office:value="-1.2117978331537" calcext:value-type="float">
            <text:p>-1.2117978331537000</text:p>
          </table:table-cell>
          <table:table-cell table:formula="of:=[.$H$2]+(2*[.$J$2]^([.A145]-1))" office:value-type="float" office:value="-1.10471495483712" calcext:value-type="float">
            <text:p>-1.1047149548371200</text:p>
          </table:table-cell>
          <table:table-cell table:formula="of:=[.$I$2]-(1.5*[.$J$2]^([.A145]-1))" office:value-type="float" office:value="0.245142605125523" calcext:value-type="float">
            <text:p>0.2451426051255230</text:p>
          </table:table-cell>
          <table:table-cell table:formula="of:=[.$I$2]+(1.5*[.$J$2]^([.A145]-1))" office:value-type="float" office:value="0.325454763862955" calcext:value-type="float">
            <text:p>0.3254547638629550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5]*([.$J$2])" office:value-type="float" office:value="0.000104405806358662" calcext:value-type="float">
            <text:p>1.0440580635866200E-004</text:p>
          </table:table-cell>
          <table:table-cell table:formula="of:=[.$H$2]-(2*[.$J$2]^([.A146]-1))" office:value-type="float" office:value="-1.21045929717474" calcext:value-type="float">
            <text:p>-1.2104592971747400</text:p>
          </table:table-cell>
          <table:table-cell table:formula="of:=[.$H$2]+(2*[.$J$2]^([.A146]-1))" office:value-type="float" office:value="-1.10605349081608" calcext:value-type="float">
            <text:p>-1.1060534908160800</text:p>
          </table:table-cell>
          <table:table-cell table:formula="of:=[.$I$2]-(1.5*[.$J$2]^([.A146]-1))" office:value-type="float" office:value="0.246146507109741" calcext:value-type="float">
            <text:p>0.2461465071097410</text:p>
          </table:table-cell>
          <table:table-cell table:formula="of:=[.$I$2]+(1.5*[.$J$2]^([.A146]-1))" office:value-type="float" office:value="0.324450861878737" calcext:value-type="float">
            <text:p>0.3244508618787370</text:p>
          </table:table-cell>
          <table:table-cell table:number-columns-repeated="101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6]*([.$J$2])" office:value-type="float" office:value="0.000101795661199696" calcext:value-type="float">
            <text:p>1.0179566119969600E-004</text:p>
          </table:table-cell>
          <table:table-cell table:formula="of:=[.$H$2]-(2*[.$J$2]^([.A147]-1))" office:value-type="float" office:value="-1.20915422459526" calcext:value-type="float">
            <text:p>-1.2091542245952600</text:p>
          </table:table-cell>
          <table:table-cell table:formula="of:=[.$H$2]+(2*[.$J$2]^([.A147]-1))" office:value-type="float" office:value="-1.10735856339556" calcext:value-type="float">
            <text:p>-1.1073585633955600</text:p>
          </table:table-cell>
          <table:table-cell table:formula="of:=[.$I$2]-(1.5*[.$J$2]^([.A147]-1))" office:value-type="float" office:value="0.247125311544353" calcext:value-type="float">
            <text:p>0.2471253115443530</text:p>
          </table:table-cell>
          <table:table-cell table:formula="of:=[.$I$2]+(1.5*[.$J$2]^([.A147]-1))" office:value-type="float" office:value="0.323472057444125" calcext:value-type="float">
            <text:p>0.3234720574441250</text:p>
          </table:table-cell>
          <table:table-cell table:number-columns-repeated="1018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7]*([.$J$2])" office:value-type="float" office:value="0.0000992507696697033" calcext:value-type="float">
            <text:p>9.9250769669703300E-005</text:p>
          </table:table-cell>
          <table:table-cell table:formula="of:=[.$H$2]-(2*[.$J$2]^([.A148]-1))" office:value-type="float" office:value="-1.20788177883026" calcext:value-type="float">
            <text:p>-1.2078817788302600</text:p>
          </table:table-cell>
          <table:table-cell table:formula="of:=[.$H$2]+(2*[.$J$2]^([.A148]-1))" office:value-type="float" office:value="-1.10863100916056" calcext:value-type="float">
            <text:p>-1.1086310091605600</text:p>
          </table:table-cell>
          <table:table-cell table:formula="of:=[.$I$2]-(1.5*[.$J$2]^([.A148]-1))" office:value-type="float" office:value="0.2480796458681" calcext:value-type="float">
            <text:p>0.2480796458681000</text:p>
          </table:table-cell>
          <table:table-cell table:formula="of:=[.$I$2]+(1.5*[.$J$2]^([.A148]-1))" office:value-type="float" office:value="0.322517723120378" calcext:value-type="float">
            <text:p>0.3225177231203780</text:p>
          </table:table-cell>
          <table:table-cell table:number-columns-repeated="1018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8]*([.$J$2])" office:value-type="float" office:value="0.0000967695004279607" calcext:value-type="float">
            <text:p>9.6769500427960700E-005</text:p>
          </table:table-cell>
          <table:table-cell table:formula="of:=[.$H$2]-(2*[.$J$2]^([.A149]-1))" office:value-type="float" office:value="-1.20664114420939" calcext:value-type="float">
            <text:p>-1.2066411442093900</text:p>
          </table:table-cell>
          <table:table-cell table:formula="of:=[.$H$2]+(2*[.$J$2]^([.A149]-1))" office:value-type="float" office:value="-1.10987164378143" calcext:value-type="float">
            <text:p>-1.1098716437814300</text:p>
          </table:table-cell>
          <table:table-cell table:formula="of:=[.$I$2]-(1.5*[.$J$2]^([.A149]-1))" office:value-type="float" office:value="0.249010121833754" calcext:value-type="float">
            <text:p>0.2490101218337540</text:p>
          </table:table-cell>
          <table:table-cell table:formula="of:=[.$I$2]+(1.5*[.$J$2]^([.A149]-1))" office:value-type="float" office:value="0.321587247154724" calcext:value-type="float">
            <text:p>0.3215872471547240</text:p>
          </table:table-cell>
          <table:table-cell table:number-columns-repeated="101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9]*([.$J$2])" office:value-type="float" office:value="0.0000943502629172617" calcext:value-type="float">
            <text:p>9.4350262917261700E-005</text:p>
          </table:table-cell>
          <table:table-cell table:formula="of:=[.$H$2]-(2*[.$J$2]^([.A150]-1))" office:value-type="float" office:value="-1.20543152545404" calcext:value-type="float">
            <text:p>-1.2054315254540400</text:p>
          </table:table-cell>
          <table:table-cell table:formula="of:=[.$H$2]+(2*[.$J$2]^([.A150]-1))" office:value-type="float" office:value="-1.11108126253678" calcext:value-type="float">
            <text:p>-1.1110812625367800</text:p>
          </table:table-cell>
          <table:table-cell table:formula="of:=[.$I$2]-(1.5*[.$J$2]^([.A150]-1))" office:value-type="float" office:value="0.249917335900266" calcext:value-type="float">
            <text:p>0.2499173359002660</text:p>
          </table:table-cell>
          <table:table-cell table:formula="of:=[.$I$2]+(1.5*[.$J$2]^([.A150]-1))" office:value-type="float" office:value="0.320680033088212" calcext:value-type="float">
            <text:p>0.3206800330882120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0]*([.$J$2])" office:value-type="float" office:value="0.0000919915063443301" calcext:value-type="float">
            <text:p>9.1991506344330100E-005</text:p>
          </table:table-cell>
          <table:table-cell table:formula="of:=[.$H$2]-(2*[.$J$2]^([.A151]-1))" office:value-type="float" office:value="-1.20425214716758" calcext:value-type="float">
            <text:p>-1.2042521471675800</text:p>
          </table:table-cell>
          <table:table-cell table:formula="of:=[.$H$2]+(2*[.$J$2]^([.A151]-1))" office:value-type="float" office:value="-1.11226064082325" calcext:value-type="float">
            <text:p>-1.1122606408232500</text:p>
          </table:table-cell>
          <table:table-cell table:formula="of:=[.$I$2]-(1.5*[.$J$2]^([.A151]-1))" office:value-type="float" office:value="0.250801869615115" calcext:value-type="float">
            <text:p>0.2508018696151150</text:p>
          </table:table-cell>
          <table:table-cell table:formula="of:=[.$I$2]+(1.5*[.$J$2]^([.A151]-1))" office:value-type="float" office:value="0.319795499373363" calcext:value-type="float">
            <text:p>0.3197954993733630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1]*([.$J$2])" office:value-type="float" office:value="0.0000896917186857219" calcext:value-type="float">
            <text:p>8.9691718685721900E-005</text:p>
          </table:table-cell>
          <table:table-cell table:formula="of:=[.$H$2]-(2*[.$J$2]^([.A152]-1))" office:value-type="float" office:value="-1.20310225333827" calcext:value-type="float">
            <text:p>-1.2031022533382700</text:p>
          </table:table-cell>
          <table:table-cell table:formula="of:=[.$H$2]+(2*[.$J$2]^([.A152]-1))" office:value-type="float" office:value="-1.11341053465255" calcext:value-type="float">
            <text:p>-1.1134105346525500</text:p>
          </table:table-cell>
          <table:table-cell table:formula="of:=[.$I$2]-(1.5*[.$J$2]^([.A152]-1))" office:value-type="float" office:value="0.251664289987093" calcext:value-type="float">
            <text:p>0.2516642899870930</text:p>
          </table:table-cell>
          <table:table-cell table:formula="of:=[.$I$2]+(1.5*[.$J$2]^([.A152]-1))" office:value-type="float" office:value="0.318933079001385" calcext:value-type="float">
            <text:p>0.3189330790013850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2]*([.$J$2])" office:value-type="float" office:value="0.0000874494257185788" calcext:value-type="float">
            <text:p>8.7449425718578800E-005</text:p>
          </table:table-cell>
          <table:table-cell table:formula="of:=[.$H$2]-(2*[.$J$2]^([.A153]-1))" office:value-type="float" office:value="-1.2019811068547" calcext:value-type="float">
            <text:p>-1.2019811068547000</text:p>
          </table:table-cell>
          <table:table-cell table:formula="of:=[.$H$2]+(2*[.$J$2]^([.A153]-1))" office:value-type="float" office:value="-1.11453168113612" calcext:value-type="float">
            <text:p>-1.1145316811361200</text:p>
          </table:table-cell>
          <table:table-cell table:formula="of:=[.$I$2]-(1.5*[.$J$2]^([.A153]-1))" office:value-type="float" office:value="0.252505149849772" calcext:value-type="float">
            <text:p>0.2525051498497720</text:p>
          </table:table-cell>
          <table:table-cell table:formula="of:=[.$I$2]+(1.5*[.$J$2]^([.A153]-1))" office:value-type="float" office:value="0.318092219138706" calcext:value-type="float">
            <text:p>0.3180922191387060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3]*([.$J$2])" office:value-type="float" office:value="0.0000852631900756144" calcext:value-type="float">
            <text:p>8.5263190075614400E-005</text:p>
          </table:table-cell>
          <table:table-cell table:formula="of:=[.$H$2]-(2*[.$J$2]^([.A154]-1))" office:value-type="float" office:value="-1.20088798903322" calcext:value-type="float">
            <text:p>-1.2008879890332200</text:p>
          </table:table-cell>
          <table:table-cell table:formula="of:=[.$H$2]+(2*[.$J$2]^([.A154]-1))" office:value-type="float" office:value="-1.1156247989576" calcext:value-type="float">
            <text:p>-1.1156247989576000</text:p>
          </table:table-cell>
          <table:table-cell table:formula="of:=[.$I$2]-(1.5*[.$J$2]^([.A154]-1))" office:value-type="float" office:value="0.253324988215884" calcext:value-type="float">
            <text:p>0.2533249882158840</text:p>
          </table:table-cell>
          <table:table-cell table:formula="of:=[.$I$2]+(1.5*[.$J$2]^([.A154]-1))" office:value-type="float" office:value="0.317272380772594" calcext:value-type="float">
            <text:p>0.3172723807725940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4]*([.$J$2])" office:value-type="float" office:value="0.000083131610323724" calcext:value-type="float">
            <text:p>8.3131610323724000E-005</text:p>
          </table:table-cell>
          <table:table-cell table:formula="of:=[.$H$2]-(2*[.$J$2]^([.A155]-1))" office:value-type="float" office:value="-1.19982219915727" calcext:value-type="float">
            <text:p>-1.1998221991572700</text:p>
          </table:table-cell>
          <table:table-cell table:formula="of:=[.$H$2]+(2*[.$J$2]^([.A155]-1))" office:value-type="float" office:value="-1.11669058883355" calcext:value-type="float">
            <text:p>-1.1166905888335500</text:p>
          </table:table-cell>
          <table:table-cell table:formula="of:=[.$I$2]-(1.5*[.$J$2]^([.A155]-1))" office:value-type="float" office:value="0.254124330622842" calcext:value-type="float">
            <text:p>0.2541243306228420</text:p>
          </table:table-cell>
          <table:table-cell table:formula="of:=[.$I$2]+(1.5*[.$J$2]^([.A155]-1))" office:value-type="float" office:value="0.316473038365635" calcext:value-type="float">
            <text:p>0.3164730383656350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5]*([.$J$2])" office:value-type="float" office:value="0.0000810533200656309" calcext:value-type="float">
            <text:p>8.1053320065630900E-005</text:p>
          </table:table-cell>
          <table:table-cell table:formula="of:=[.$H$2]-(2*[.$J$2]^([.A156]-1))" office:value-type="float" office:value="-1.19878305402823" calcext:value-type="float">
            <text:p>-1.1987830540282300</text:p>
          </table:table-cell>
          <table:table-cell table:formula="of:=[.$H$2]+(2*[.$J$2]^([.A156]-1))" office:value-type="float" office:value="-1.11772973396259" calcext:value-type="float">
            <text:p>-1.1177297339625900</text:p>
          </table:table-cell>
          <table:table-cell table:formula="of:=[.$I$2]-(1.5*[.$J$2]^([.A156]-1))" office:value-type="float" office:value="0.254903689469627" calcext:value-type="float">
            <text:p>0.2549036894696270</text:p>
          </table:table-cell>
          <table:table-cell table:formula="of:=[.$I$2]+(1.5*[.$J$2]^([.A156]-1))" office:value-type="float" office:value="0.315693679518851" calcext:value-type="float">
            <text:p>0.3156936795188510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6]*([.$J$2])" office:value-type="float" office:value="0.0000790269870639901" calcext:value-type="float">
            <text:p>7.9026987063990100E-005</text:p>
          </table:table-cell>
          <table:table-cell table:formula="of:=[.$H$2]-(2*[.$J$2]^([.A157]-1))" office:value-type="float" office:value="-1.19776988752741" calcext:value-type="float">
            <text:p>-1.1977698875274100</text:p>
          </table:table-cell>
          <table:table-cell table:formula="of:=[.$H$2]+(2*[.$J$2]^([.A157]-1))" office:value-type="float" office:value="-1.11874290046342" calcext:value-type="float">
            <text:p>-1.1187429004634200</text:p>
          </table:table-cell>
          <table:table-cell table:formula="of:=[.$I$2]-(1.5*[.$J$2]^([.A157]-1))" office:value-type="float" office:value="0.255663564345243" calcext:value-type="float">
            <text:p>0.2556635643452430</text:p>
          </table:table-cell>
          <table:table-cell table:formula="of:=[.$I$2]+(1.5*[.$J$2]^([.A157]-1))" office:value-type="float" office:value="0.314933804643235" calcext:value-type="float">
            <text:p>0.3149338046432350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7]*([.$J$2])" office:value-type="float" office:value="0.0000770513123873904" calcext:value-type="float">
            <text:p>7.7051312387390400E-005</text:p>
          </table:table-cell>
          <table:table-cell table:formula="of:=[.$H$2]-(2*[.$J$2]^([.A158]-1))" office:value-type="float" office:value="-1.19678205018911" calcext:value-type="float">
            <text:p>-1.1967820501891100</text:p>
          </table:table-cell>
          <table:table-cell table:formula="of:=[.$H$2]+(2*[.$J$2]^([.A158]-1))" office:value-type="float" office:value="-1.11973073780172" calcext:value-type="float">
            <text:p>-1.1197307378017200</text:p>
          </table:table-cell>
          <table:table-cell table:formula="of:=[.$I$2]-(1.5*[.$J$2]^([.A158]-1))" office:value-type="float" office:value="0.256404442348968" calcext:value-type="float">
            <text:p>0.2564044423489680</text:p>
          </table:table-cell>
          <table:table-cell table:formula="of:=[.$I$2]+(1.5*[.$J$2]^([.A158]-1))" office:value-type="float" office:value="0.31419292663951" calcext:value-type="float">
            <text:p>0.3141929266395100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8]*([.$J$2])" office:value-type="float" office:value="0.0000751250295777056" calcext:value-type="float">
            <text:p>7.5125029577705600E-005</text:p>
          </table:table-cell>
          <table:table-cell table:formula="of:=[.$H$2]-(2*[.$J$2]^([.A159]-1))" office:value-type="float" office:value="-1.19581890878426" calcext:value-type="float">
            <text:p>-1.1958189087842600</text:p>
          </table:table-cell>
          <table:table-cell table:formula="of:=[.$H$2]+(2*[.$J$2]^([.A159]-1))" office:value-type="float" office:value="-1.12069387920656" calcext:value-type="float">
            <text:p>-1.1206938792065600</text:p>
          </table:table-cell>
          <table:table-cell table:formula="of:=[.$I$2]-(1.5*[.$J$2]^([.A159]-1))" office:value-type="float" office:value="0.257126798402599" calcext:value-type="float">
            <text:p>0.2571267984025990</text:p>
          </table:table-cell>
          <table:table-cell table:formula="of:=[.$I$2]+(1.5*[.$J$2]^([.A159]-1))" office:value-type="float" office:value="0.313470570585879" calcext:value-type="float">
            <text:p>0.3134705705858790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9]*([.$J$2])" office:value-type="float" office:value="0.000073246903838263" calcext:value-type="float">
            <text:p>7.3246903838263000E-005</text:p>
          </table:table-cell>
          <table:table-cell table:formula="of:=[.$H$2]-(2*[.$J$2]^([.A160]-1))" office:value-type="float" office:value="-1.19487984591454" calcext:value-type="float">
            <text:p>-1.1948798459145400</text:p>
          </table:table-cell>
          <table:table-cell table:formula="of:=[.$H$2]+(2*[.$J$2]^([.A160]-1))" office:value-type="float" office:value="-1.12163294207628" calcext:value-type="float">
            <text:p>-1.1216329420762800</text:p>
          </table:table-cell>
          <table:table-cell table:formula="of:=[.$I$2]-(1.5*[.$J$2]^([.A160]-1))" office:value-type="float" office:value="0.25783109555489" calcext:value-type="float">
            <text:p>0.2578310955548900</text:p>
          </table:table-cell>
          <table:table-cell table:formula="of:=[.$I$2]+(1.5*[.$J$2]^([.A160]-1))" office:value-type="float" office:value="0.312766273433588" calcext:value-type="float">
            <text:p>0.3127662734335880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0]*([.$J$2])" office:value-type="float" office:value="0.0000714157312423064" calcext:value-type="float">
            <text:p>7.1415731242306400E-005</text:p>
          </table:table-cell>
          <table:table-cell table:formula="of:=[.$H$2]-(2*[.$J$2]^([.A161]-1))" office:value-type="float" office:value="-1.19396425961656" calcext:value-type="float">
            <text:p>-1.1939642596165600</text:p>
          </table:table-cell>
          <table:table-cell table:formula="of:=[.$H$2]+(2*[.$J$2]^([.A161]-1))" office:value-type="float" office:value="-1.12254852837426" calcext:value-type="float">
            <text:p>-1.1225485283742600</text:p>
          </table:table-cell>
          <table:table-cell table:formula="of:=[.$I$2]-(1.5*[.$J$2]^([.A161]-1))" office:value-type="float" office:value="0.258517785278374" calcext:value-type="float">
            <text:p>0.2585177852783740</text:p>
          </table:table-cell>
          <table:table-cell table:formula="of:=[.$I$2]+(1.5*[.$J$2]^([.A161]-1))" office:value-type="float" office:value="0.312079583710104" calcext:value-type="float">
            <text:p>0.3120795837101040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1]*([.$J$2])" office:value-type="float" office:value="0.0000696303379612487" calcext:value-type="float">
            <text:p>6.9630337961248700E-005</text:p>
          </table:table-cell>
          <table:table-cell table:formula="of:=[.$H$2]-(2*[.$J$2]^([.A162]-1))" office:value-type="float" office:value="-1.19307156297603" calcext:value-type="float">
            <text:p>-1.1930715629760300</text:p>
          </table:table-cell>
          <table:table-cell table:formula="of:=[.$H$2]+(2*[.$J$2]^([.A162]-1))" office:value-type="float" office:value="-1.12344122501479" calcext:value-type="float">
            <text:p>-1.1234412250147900</text:p>
          </table:table-cell>
          <table:table-cell table:formula="of:=[.$I$2]-(1.5*[.$J$2]^([.A162]-1))" office:value-type="float" office:value="0.259187307758771" calcext:value-type="float">
            <text:p>0.2591873077587710</text:p>
          </table:table-cell>
          <table:table-cell table:formula="of:=[.$I$2]+(1.5*[.$J$2]^([.A162]-1))" office:value-type="float" office:value="0.311410061229707" calcext:value-type="float">
            <text:p>0.3114100612297070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2]*([.$J$2])" office:value-type="float" office:value="0.0000678895795122175" calcext:value-type="float">
            <text:p>6.7889579512217500E-005</text:p>
          </table:table-cell>
          <table:table-cell table:formula="of:=[.$H$2]-(2*[.$J$2]^([.A163]-1))" office:value-type="float" office:value="-1.19220118375152" calcext:value-type="float">
            <text:p>-1.1922011837515200</text:p>
          </table:table-cell>
          <table:table-cell table:formula="of:=[.$H$2]+(2*[.$J$2]^([.A163]-1))" office:value-type="float" office:value="-1.1243116042393" calcext:value-type="float">
            <text:p>-1.1243116042393000</text:p>
          </table:table-cell>
          <table:table-cell table:formula="of:=[.$I$2]-(1.5*[.$J$2]^([.A163]-1))" office:value-type="float" office:value="0.259840092177157" calcext:value-type="float">
            <text:p>0.2598400921771570</text:p>
          </table:table-cell>
          <table:table-cell table:formula="of:=[.$I$2]+(1.5*[.$J$2]^([.A163]-1))" office:value-type="float" office:value="0.310757276811321" calcext:value-type="float">
            <text:p>0.3107572768113210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3]*([.$J$2])" office:value-type="float" office:value="0.0000661923400244121" calcext:value-type="float">
            <text:p>6.6192340024412100E-005</text:p>
          </table:table-cell>
          <table:table-cell table:formula="of:=[.$H$2]-(2*[.$J$2]^([.A164]-1))" office:value-type="float" office:value="-1.19135256400762" calcext:value-type="float">
            <text:p>-1.1913525640076200</text:p>
          </table:table-cell>
          <table:table-cell table:formula="of:=[.$H$2]+(2*[.$J$2]^([.A164]-1))" office:value-type="float" office:value="-1.1251602239832" calcext:value-type="float">
            <text:p>-1.1251602239832000</text:p>
          </table:table-cell>
          <table:table-cell table:formula="of:=[.$I$2]-(1.5*[.$J$2]^([.A164]-1))" office:value-type="float" office:value="0.260476556985084" calcext:value-type="float">
            <text:p>0.2604765569850840</text:p>
          </table:table-cell>
          <table:table-cell table:formula="of:=[.$I$2]+(1.5*[.$J$2]^([.A164]-1))" office:value-type="float" office:value="0.310120812003393" calcext:value-type="float">
            <text:p>0.3101208120033930</text:p>
          </table:table-cell>
          <table:table-cell table:number-columns-repeated="1018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4]*([.$J$2])" office:value-type="float" office:value="0.0000645375315238018" calcext:value-type="float">
            <text:p>6.4537531523801800E-005</text:p>
          </table:table-cell>
          <table:table-cell table:formula="of:=[.$H$2]-(2*[.$J$2]^([.A165]-1))" office:value-type="float" office:value="-1.19052515975731" calcext:value-type="float">
            <text:p>-1.1905251597573100</text:p>
          </table:table-cell>
          <table:table-cell table:formula="of:=[.$H$2]+(2*[.$J$2]^([.A165]-1))" office:value-type="float" office:value="-1.12598762823351" calcext:value-type="float">
            <text:p>-1.1259876282335100</text:p>
          </table:table-cell>
          <table:table-cell table:formula="of:=[.$I$2]-(1.5*[.$J$2]^([.A165]-1))" office:value-type="float" office:value="0.261097110172813" calcext:value-type="float">
            <text:p>0.2610971101728130</text:p>
          </table:table-cell>
          <table:table-cell table:formula="of:=[.$I$2]+(1.5*[.$J$2]^([.A165]-1))" office:value-type="float" office:value="0.309500258815665" calcext:value-type="float">
            <text:p>0.3095002588156650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5]*([.$J$2])" office:value-type="float" office:value="0.0000629240932357067" calcext:value-type="float">
            <text:p>6.2924093235706700E-005</text:p>
          </table:table-cell>
          <table:table-cell table:formula="of:=[.$H$2]-(2*[.$J$2]^([.A166]-1))" office:value-type="float" office:value="-1.18971844061326" calcext:value-type="float">
            <text:p>-1.1897184406132600</text:p>
          </table:table-cell>
          <table:table-cell table:formula="of:=[.$H$2]+(2*[.$J$2]^([.A166]-1))" office:value-type="float" office:value="-1.12679434737756" calcext:value-type="float">
            <text:p>-1.1267943473775600</text:p>
          </table:table-cell>
          <table:table-cell table:formula="of:=[.$I$2]-(1.5*[.$J$2]^([.A166]-1))" office:value-type="float" office:value="0.261702149530849" calcext:value-type="float">
            <text:p>0.2617021495308490</text:p>
          </table:table-cell>
          <table:table-cell table:formula="of:=[.$I$2]+(1.5*[.$J$2]^([.A166]-1))" office:value-type="float" office:value="0.308895219457629" calcext:value-type="float">
            <text:p>0.3088952194576290</text:p>
          </table:table-cell>
          <table:table-cell table:number-columns-repeated="101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6]*([.$J$2])" office:value-type="float" office:value="0.0000613509909048141" calcext:value-type="float">
            <text:p>6.1350990904814100E-005</text:p>
          </table:table-cell>
          <table:table-cell table:formula="of:=[.$H$2]-(2*[.$J$2]^([.A167]-1))" office:value-type="float" office:value="-1.18893188944782" calcext:value-type="float">
            <text:p>-1.1889318894478200</text:p>
          </table:table-cell>
          <table:table-cell table:formula="of:=[.$H$2]+(2*[.$J$2]^([.A167]-1))" office:value-type="float" office:value="-1.127580898543" calcext:value-type="float">
            <text:p>-1.1275808985430000</text:p>
          </table:table-cell>
          <table:table-cell table:formula="of:=[.$I$2]-(1.5*[.$J$2]^([.A167]-1))" office:value-type="float" office:value="0.262292062904934" calcext:value-type="float">
            <text:p>0.2622920629049340</text:p>
          </table:table-cell>
          <table:table-cell table:formula="of:=[.$I$2]+(1.5*[.$J$2]^([.A167]-1))" office:value-type="float" office:value="0.308305306083544" calcext:value-type="float">
            <text:p>0.3083053060835440</text:p>
          </table:table-cell>
          <table:table-cell table:number-columns-repeated="101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7]*([.$J$2])" office:value-type="float" office:value="0.0000598172161321937" calcext:value-type="float">
            <text:p>5.9817216132193700E-005</text:p>
          </table:table-cell>
          <table:table-cell table:formula="of:=[.$H$2]-(2*[.$J$2]^([.A168]-1))" office:value-type="float" office:value="-1.18816500206151" calcext:value-type="float">
            <text:p>-1.1881650020615100</text:p>
          </table:table-cell>
          <table:table-cell table:formula="of:=[.$H$2]+(2*[.$J$2]^([.A168]-1))" office:value-type="float" office:value="-1.12834778592931" calcext:value-type="float">
            <text:p>-1.1283477859293100</text:p>
          </table:table-cell>
          <table:table-cell table:formula="of:=[.$I$2]-(1.5*[.$J$2]^([.A168]-1))" office:value-type="float" office:value="0.262867228444666" calcext:value-type="float">
            <text:p>0.2628672284446660</text:p>
          </table:table-cell>
          <table:table-cell table:formula="of:=[.$I$2]+(1.5*[.$J$2]^([.A168]-1))" office:value-type="float" office:value="0.307730140543812" calcext:value-type="float">
            <text:p>0.3077301405438120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8]*([.$J$2])" office:value-type="float" office:value="0.0000583217857288889" calcext:value-type="float">
            <text:p>5.8321785728888900E-005</text:p>
          </table:table-cell>
          <table:table-cell table:formula="of:=[.$H$2]-(2*[.$J$2]^([.A169]-1))" office:value-type="float" office:value="-1.18741728685985" calcext:value-type="float">
            <text:p>-1.1874172868598500</text:p>
          </table:table-cell>
          <table:table-cell table:formula="of:=[.$H$2]+(2*[.$J$2]^([.A169]-1))" office:value-type="float" office:value="-1.12909550113097" calcext:value-type="float">
            <text:p>-1.1290955011309700</text:p>
          </table:table-cell>
          <table:table-cell table:formula="of:=[.$I$2]-(1.5*[.$J$2]^([.A169]-1))" office:value-type="float" office:value="0.263428014845906" calcext:value-type="float">
            <text:p>0.2634280148459060</text:p>
          </table:table-cell>
          <table:table-cell table:formula="of:=[.$I$2]+(1.5*[.$J$2]^([.A169]-1))" office:value-type="float" office:value="0.307169354142572" calcext:value-type="float">
            <text:p>0.3071693541425720</text:p>
          </table:table-cell>
          <table:table-cell table:number-columns-repeated="101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69]*([.$J$2])" office:value-type="float" office:value="0.0000568637410856666" calcext:value-type="float">
            <text:p>5.6863741085666600E-005</text:p>
          </table:table-cell>
          <table:table-cell table:formula="of:=[.$H$2]-(2*[.$J$2]^([.A170]-1))" office:value-type="float" office:value="-1.18668826453824" calcext:value-type="float">
            <text:p>-1.1866882645382400</text:p>
          </table:table-cell>
          <table:table-cell table:formula="of:=[.$H$2]+(2*[.$J$2]^([.A170]-1))" office:value-type="float" office:value="-1.12982452345258" calcext:value-type="float">
            <text:p>-1.1298245234525800</text:p>
          </table:table-cell>
          <table:table-cell table:formula="of:=[.$I$2]-(1.5*[.$J$2]^([.A170]-1))" office:value-type="float" office:value="0.263974781587114" calcext:value-type="float">
            <text:p>0.2639747815871140</text:p>
          </table:table-cell>
          <table:table-cell table:formula="of:=[.$I$2]+(1.5*[.$J$2]^([.A170]-1))" office:value-type="float" office:value="0.306622587401364" calcext:value-type="float">
            <text:p>0.3066225874013640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0]*([.$J$2])" office:value-type="float" office:value="0.000055442147558525" calcext:value-type="float">
            <text:p>5.5442147558525000E-005</text:p>
          </table:table-cell>
          <table:table-cell table:formula="of:=[.$H$2]-(2*[.$J$2]^([.A171]-1))" office:value-type="float" office:value="-1.18597746777467" calcext:value-type="float">
            <text:p>-1.1859774677746700</text:p>
          </table:table-cell>
          <table:table-cell table:formula="of:=[.$H$2]+(2*[.$J$2]^([.A171]-1))" office:value-type="float" office:value="-1.13053532021615" calcext:value-type="float">
            <text:p>-1.1305353202161500</text:p>
          </table:table-cell>
          <table:table-cell table:formula="of:=[.$I$2]-(1.5*[.$J$2]^([.A171]-1))" office:value-type="float" office:value="0.264507879159792" calcext:value-type="float">
            <text:p>0.2645078791597920</text:p>
          </table:table-cell>
          <table:table-cell table:formula="of:=[.$I$2]+(1.5*[.$J$2]^([.A171]-1))" office:value-type="float" office:value="0.306089489828686" calcext:value-type="float">
            <text:p>0.3060894898286860</text:p>
          </table:table-cell>
          <table:table-cell table:number-columns-repeated="101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1]*([.$J$2])" office:value-type="float" office:value="0.0000540560938695619" calcext:value-type="float">
            <text:p>5.4056093869561900E-005</text:p>
          </table:table-cell>
          <table:table-cell table:formula="of:=[.$H$2]-(2*[.$J$2]^([.A172]-1))" office:value-type="float" office:value="-1.18528444093019" calcext:value-type="float">
            <text:p>-1.1852844409301900</text:p>
          </table:table-cell>
          <table:table-cell table:formula="of:=[.$H$2]+(2*[.$J$2]^([.A172]-1))" office:value-type="float" office:value="-1.13122834706063" calcext:value-type="float">
            <text:p>-1.1312283470606300</text:p>
          </table:table-cell>
          <table:table-cell table:formula="of:=[.$I$2]-(1.5*[.$J$2]^([.A172]-1))" office:value-type="float" office:value="0.265027649293153" calcext:value-type="float">
            <text:p>0.2650276492931530</text:p>
          </table:table-cell>
          <table:table-cell table:formula="of:=[.$I$2]+(1.5*[.$J$2]^([.A172]-1))" office:value-type="float" office:value="0.305569719695325" calcext:value-type="float">
            <text:p>0.3055697196953250</text:p>
          </table:table-cell>
          <table:table-cell table:number-columns-repeated="1018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2]*([.$J$2])" office:value-type="float" office:value="0.0000527046915228228" calcext:value-type="float">
            <text:p>5.2704691522822800E-005</text:p>
          </table:table-cell>
          <table:table-cell table:formula="of:=[.$H$2]-(2*[.$J$2]^([.A173]-1))" office:value-type="float" office:value="-1.18460873975682" calcext:value-type="float">
            <text:p>-1.1846087397568200</text:p>
          </table:table-cell>
          <table:table-cell table:formula="of:=[.$H$2]+(2*[.$J$2]^([.A173]-1))" office:value-type="float" office:value="-1.131904048234" calcext:value-type="float">
            <text:p>-1.1319040482340000</text:p>
          </table:table-cell>
          <table:table-cell table:formula="of:=[.$I$2]-(1.5*[.$J$2]^([.A173]-1))" office:value-type="float" office:value="0.26553442517318" calcext:value-type="float">
            <text:p>0.2655344251731800</text:p>
          </table:table-cell>
          <table:table-cell table:formula="of:=[.$I$2]+(1.5*[.$J$2]^([.A173]-1))" office:value-type="float" office:value="0.305062943815297" calcext:value-type="float">
            <text:p>0.3050629438152970</text:p>
          </table:table-cell>
          <table:table-cell table:number-columns-repeated="101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3]*([.$J$2])" office:value-type="float" office:value="0.0000513870742347522" calcext:value-type="float">
            <text:p>5.1387074234752200E-005</text:p>
          </table:table-cell>
          <table:table-cell table:formula="of:=[.$H$2]-(2*[.$J$2]^([.A174]-1))" office:value-type="float" office:value="-1.18394993111279" calcext:value-type="float">
            <text:p>-1.1839499311127900</text:p>
          </table:table-cell>
          <table:table-cell table:formula="of:=[.$H$2]+(2*[.$J$2]^([.A174]-1))" office:value-type="float" office:value="-1.13256285687803" calcext:value-type="float">
            <text:p>-1.1325628568780300</text:p>
          </table:table-cell>
          <table:table-cell table:formula="of:=[.$I$2]-(1.5*[.$J$2]^([.A174]-1))" office:value-type="float" office:value="0.266028531656207" calcext:value-type="float">
            <text:p>0.2660285316562070</text:p>
          </table:table-cell>
          <table:table-cell table:formula="of:=[.$I$2]+(1.5*[.$J$2]^([.A174]-1))" office:value-type="float" office:value="0.304568837332271" calcext:value-type="float">
            <text:p>0.3045688373322710</text:p>
          </table:table-cell>
          <table:table-cell table:number-columns-repeated="101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4]*([.$J$2])" office:value-type="float" office:value="0.0000501023973788834" calcext:value-type="float">
            <text:p>5.0102397378883400E-005</text:p>
          </table:table-cell>
          <table:table-cell table:formula="of:=[.$H$2]-(2*[.$J$2]^([.A175]-1))" office:value-type="float" office:value="-1.18330759268485" calcext:value-type="float">
            <text:p>-1.1833075926848500</text:p>
          </table:table-cell>
          <table:table-cell table:formula="of:=[.$H$2]+(2*[.$J$2]^([.A175]-1))" office:value-type="float" office:value="-1.13320519530597" calcext:value-type="float">
            <text:p>-1.1332051953059700</text:p>
          </table:table-cell>
          <table:table-cell table:formula="of:=[.$I$2]-(1.5*[.$J$2]^([.A175]-1))" office:value-type="float" office:value="0.266510285477158" calcext:value-type="float">
            <text:p>0.2665102854771580</text:p>
          </table:table-cell>
          <table:table-cell table:formula="of:=[.$I$2]+(1.5*[.$J$2]^([.A175]-1))" office:value-type="float" office:value="0.30408708351132" calcext:value-type="float">
            <text:p>0.3040870835113200</text:p>
          </table:table-cell>
          <table:table-cell table:number-columns-repeated="101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5]*([.$J$2])" office:value-type="float" office:value="0.0000488498374444113" calcext:value-type="float">
            <text:p>4.8849837444411300E-005</text:p>
          </table:table-cell>
          <table:table-cell table:formula="of:=[.$H$2]-(2*[.$J$2]^([.A176]-1))" office:value-type="float" office:value="-1.18268131271762" calcext:value-type="float">
            <text:p>-1.1826813127176200</text:p>
          </table:table-cell>
          <table:table-cell table:formula="of:=[.$H$2]+(2*[.$J$2]^([.A176]-1))" office:value-type="float" office:value="-1.1338314752732" calcext:value-type="float">
            <text:p>-1.1338314752732000</text:p>
          </table:table-cell>
          <table:table-cell table:formula="of:=[.$I$2]-(1.5*[.$J$2]^([.A176]-1))" office:value-type="float" office:value="0.266979995452585" calcext:value-type="float">
            <text:p>0.2669799954525850</text:p>
          </table:table-cell>
          <table:table-cell table:formula="of:=[.$I$2]+(1.5*[.$J$2]^([.A176]-1))" office:value-type="float" office:value="0.303617373535893" calcext:value-type="float">
            <text:p>0.3036173735358930</text:p>
          </table:table-cell>
          <table:table-cell table:number-columns-repeated="1018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6]*([.$J$2])" office:value-type="float" office:value="0.0000476285915083011" calcext:value-type="float">
            <text:p>4.7628591508301100E-005</text:p>
          </table:table-cell>
          <table:table-cell table:formula="of:=[.$H$2]-(2*[.$J$2]^([.A177]-1))" office:value-type="float" office:value="-1.18207068974956" calcext:value-type="float">
            <text:p>-1.1820706897495600</text:p>
          </table:table-cell>
          <table:table-cell table:formula="of:=[.$H$2]+(2*[.$J$2]^([.A177]-1))" office:value-type="float" office:value="-1.13444209824126" calcext:value-type="float">
            <text:p>-1.1344420982412600</text:p>
          </table:table-cell>
          <table:table-cell table:formula="of:=[.$I$2]-(1.5*[.$J$2]^([.A177]-1))" office:value-type="float" office:value="0.267437962678626" calcext:value-type="float">
            <text:p>0.2674379626786260</text:p>
          </table:table-cell>
          <table:table-cell table:formula="of:=[.$I$2]+(1.5*[.$J$2]^([.A177]-1))" office:value-type="float" office:value="0.303159406309852" calcext:value-type="float">
            <text:p>0.3031594063098520</text:p>
          </table:table-cell>
          <table:table-cell table:number-columns-repeated="1018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7]*([.$J$2])" office:value-type="float" office:value="0.0000464378767205935" calcext:value-type="float">
            <text:p>4.6437876720593500E-005</text:p>
          </table:table-cell>
          <table:table-cell table:formula="of:=[.$H$2]-(2*[.$J$2]^([.A178]-1))" office:value-type="float" office:value="-1.18147533235571" calcext:value-type="float">
            <text:p>-1.1814753323557100</text:p>
          </table:table-cell>
          <table:table-cell table:formula="of:=[.$H$2]+(2*[.$J$2]^([.A178]-1))" office:value-type="float" office:value="-1.13503745563511" calcext:value-type="float">
            <text:p>-1.1350374556351100</text:p>
          </table:table-cell>
          <table:table-cell table:formula="of:=[.$I$2]-(1.5*[.$J$2]^([.A178]-1))" office:value-type="float" office:value="0.267884480724016" calcext:value-type="float">
            <text:p>0.2678844807240160</text:p>
          </table:table-cell>
          <table:table-cell table:formula="of:=[.$I$2]+(1.5*[.$J$2]^([.A178]-1))" office:value-type="float" office:value="0.302712888264462" calcext:value-type="float">
            <text:p>0.3027128882644620</text:p>
          </table:table-cell>
          <table:table-cell table:number-columns-repeated="1018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8]*([.$J$2])" office:value-type="float" office:value="0.0000452769298025787" calcext:value-type="float">
            <text:p>4.5276929802578700E-005</text:p>
          </table:table-cell>
          <table:table-cell table:formula="of:=[.$H$2]-(2*[.$J$2]^([.A179]-1))" office:value-type="float" office:value="-1.1808948588967" calcext:value-type="float">
            <text:p>-1.1808948588967000</text:p>
          </table:table-cell>
          <table:table-cell table:formula="of:=[.$H$2]+(2*[.$J$2]^([.A179]-1))" office:value-type="float" office:value="-1.13561792909412" calcext:value-type="float">
            <text:p>-1.1356179290941200</text:p>
          </table:table-cell>
          <table:table-cell table:formula="of:=[.$I$2]-(1.5*[.$J$2]^([.A179]-1))" office:value-type="float" office:value="0.268319835818272" calcext:value-type="float">
            <text:p>0.2683198358182720</text:p>
          </table:table-cell>
          <table:table-cell table:formula="of:=[.$I$2]+(1.5*[.$J$2]^([.A179]-1))" office:value-type="float" office:value="0.302277533170206" calcext:value-type="float">
            <text:p>0.3022775331702060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79]*([.$J$2])" office:value-type="float" office:value="0.0000441450065575142" calcext:value-type="float">
            <text:p>4.4145006557514200E-005</text:p>
          </table:table-cell>
          <table:table-cell table:formula="of:=[.$H$2]-(2*[.$J$2]^([.A180]-1))" office:value-type="float" office:value="-1.18032889727417" calcext:value-type="float">
            <text:p>-1.1803288972741700</text:p>
          </table:table-cell>
          <table:table-cell table:formula="of:=[.$H$2]+(2*[.$J$2]^([.A180]-1))" office:value-type="float" office:value="-1.13618389071665" calcext:value-type="float">
            <text:p>-1.1361838907166500</text:p>
          </table:table-cell>
          <table:table-cell table:formula="of:=[.$I$2]-(1.5*[.$J$2]^([.A180]-1))" office:value-type="float" office:value="0.268744307035171" calcext:value-type="float">
            <text:p>0.2687443070351710</text:p>
          </table:table-cell>
          <table:table-cell table:formula="of:=[.$I$2]+(1.5*[.$J$2]^([.A180]-1))" office:value-type="float" office:value="0.301853061953307" calcext:value-type="float">
            <text:p>0.3018530619533070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0]*([.$J$2])" office:value-type="float" office:value="0.0000430413813935764" calcext:value-type="float">
            <text:p>4.3041381393576400E-005</text:p>
          </table:table-cell>
          <table:table-cell table:formula="of:=[.$H$2]-(2*[.$J$2]^([.A181]-1))" office:value-type="float" office:value="-1.1797770846922" calcext:value-type="float">
            <text:p>-1.1797770846922000</text:p>
          </table:table-cell>
          <table:table-cell table:formula="of:=[.$H$2]+(2*[.$J$2]^([.A181]-1))" office:value-type="float" office:value="-1.13673570329862" calcext:value-type="float">
            <text:p>-1.1367357032986200</text:p>
          </table:table-cell>
          <table:table-cell table:formula="of:=[.$I$2]-(1.5*[.$J$2]^([.A181]-1))" office:value-type="float" office:value="0.269158166471648" calcext:value-type="float">
            <text:p>0.2691581664716480</text:p>
          </table:table-cell>
          <table:table-cell table:formula="of:=[.$I$2]+(1.5*[.$J$2]^([.A181]-1))" office:value-type="float" office:value="0.30143920251683" calcext:value-type="float">
            <text:p>0.3014392025168300</text:p>
          </table:table-cell>
          <table:table-cell table:number-columns-repeated="101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1]*([.$J$2])" office:value-type="float" office:value="0.0000419653468587369" calcext:value-type="float">
            <text:p>4.1965346858736900E-005</text:p>
          </table:table-cell>
          <table:table-cell table:formula="of:=[.$H$2]-(2*[.$J$2]^([.A182]-1))" office:value-type="float" office:value="-1.17923906742478" calcext:value-type="float">
            <text:p>-1.1792390674247800</text:p>
          </table:table-cell>
          <table:table-cell table:formula="of:=[.$H$2]+(2*[.$J$2]^([.A182]-1))" office:value-type="float" office:value="-1.13727372056604" calcext:value-type="float">
            <text:p>-1.1372737205660400</text:p>
          </table:table-cell>
          <table:table-cell table:formula="of:=[.$I$2]-(1.5*[.$J$2]^([.A182]-1))" office:value-type="float" office:value="0.269561679422213" calcext:value-type="float">
            <text:p>0.2695616794222130</text:p>
          </table:table-cell>
          <table:table-cell table:formula="of:=[.$I$2]+(1.5*[.$J$2]^([.A182]-1))" office:value-type="float" office:value="0.301035689566265" calcext:value-type="float">
            <text:p>0.3010356895662650</text:p>
          </table:table-cell>
          <table:table-cell table:number-columns-repeated="101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2]*([.$J$2])" office:value-type="float" office:value="0.0000409162131872685" calcext:value-type="float">
            <text:p>4.0916213187268500E-005</text:p>
          </table:table-cell>
          <table:table-cell table:formula="of:=[.$H$2]-(2*[.$J$2]^([.A183]-1))" office:value-type="float" office:value="-1.17871450058904" calcext:value-type="float">
            <text:p>-1.1787145005890400</text:p>
          </table:table-cell>
          <table:table-cell table:formula="of:=[.$H$2]+(2*[.$J$2]^([.A183]-1))" office:value-type="float" office:value="-1.13779828740178" calcext:value-type="float">
            <text:p>-1.1377982874017800</text:p>
          </table:table-cell>
          <table:table-cell table:formula="of:=[.$I$2]-(1.5*[.$J$2]^([.A183]-1))" office:value-type="float" office:value="0.269955104549013" calcext:value-type="float">
            <text:p>0.2699551045490130</text:p>
          </table:table-cell>
          <table:table-cell table:formula="of:=[.$I$2]+(1.5*[.$J$2]^([.A183]-1))" office:value-type="float" office:value="0.300642264439465" calcext:value-type="float">
            <text:p>0.3006422644394650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3]*([.$J$2])" office:value-type="float" office:value="0.0000398933078575868" calcext:value-type="float">
            <text:p>3.9893307857586800E-005</text:p>
          </table:table-cell>
          <table:table-cell table:formula="of:=[.$H$2]-(2*[.$J$2]^([.A184]-1))" office:value-type="float" office:value="-1.1782030479242" calcext:value-type="float">
            <text:p>-1.1782030479242000</text:p>
          </table:table-cell>
          <table:table-cell table:formula="of:=[.$H$2]+(2*[.$J$2]^([.A184]-1))" office:value-type="float" office:value="-1.13830974006662" calcext:value-type="float">
            <text:p>-1.1383097400666200</text:p>
          </table:table-cell>
          <table:table-cell table:formula="of:=[.$I$2]-(1.5*[.$J$2]^([.A184]-1))" office:value-type="float" office:value="0.270338694047644" calcext:value-type="float">
            <text:p>0.2703386940476440</text:p>
          </table:table-cell>
          <table:table-cell table:formula="of:=[.$I$2]+(1.5*[.$J$2]^([.A184]-1))" office:value-type="float" office:value="0.300258674940834" calcext:value-type="float">
            <text:p>0.3002586749408340</text:p>
          </table:table-cell>
          <table:table-cell table:number-columns-repeated="1018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4]*([.$J$2])" office:value-type="float" office:value="0.0000388959751611471" calcext:value-type="float">
            <text:p>3.8895975161147100E-005</text:p>
          </table:table-cell>
          <table:table-cell table:formula="of:=[.$H$2]-(2*[.$J$2]^([.A185]-1))" office:value-type="float" office:value="-1.17770438157598" calcext:value-type="float">
            <text:p>-1.1777043815759800</text:p>
          </table:table-cell>
          <table:table-cell table:formula="of:=[.$H$2]+(2*[.$J$2]^([.A185]-1))" office:value-type="float" office:value="-1.13880840641484" calcext:value-type="float">
            <text:p>-1.1388084064148400</text:p>
          </table:table-cell>
          <table:table-cell table:formula="of:=[.$I$2]-(1.5*[.$J$2]^([.A185]-1))" office:value-type="float" office:value="0.270712693808809" calcext:value-type="float">
            <text:p>0.2707126938088090</text:p>
          </table:table-cell>
          <table:table-cell table:formula="of:=[.$I$2]+(1.5*[.$J$2]^([.A185]-1))" office:value-type="float" office:value="0.299884675179669" calcext:value-type="float">
            <text:p>0.2998846751796690</text:p>
          </table:table-cell>
          <table:table-cell table:number-columns-repeated="101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5]*([.$J$2])" office:value-type="float" office:value="0.0000379235757821185" calcext:value-type="float">
            <text:p>3.7923575782118500E-005</text:p>
          </table:table-cell>
          <table:table-cell table:formula="of:=[.$H$2]-(2*[.$J$2]^([.A186]-1))" office:value-type="float" office:value="-1.17721818188647" calcext:value-type="float">
            <text:p>-1.1772181818864700</text:p>
          </table:table-cell>
          <table:table-cell table:formula="of:=[.$H$2]+(2*[.$J$2]^([.A186]-1))" office:value-type="float" office:value="-1.13929460610435" calcext:value-type="float">
            <text:p>-1.1392946061043500</text:p>
          </table:table-cell>
          <table:table-cell table:formula="of:=[.$I$2]-(1.5*[.$J$2]^([.A186]-1))" office:value-type="float" office:value="0.271077343575945" calcext:value-type="float">
            <text:p>0.2710773435759450</text:p>
          </table:table-cell>
          <table:table-cell table:formula="of:=[.$I$2]+(1.5*[.$J$2]^([.A186]-1))" office:value-type="float" office:value="0.299520025412533" calcext:value-type="float">
            <text:p>0.2995200254125330</text:p>
          </table:table-cell>
          <table:table-cell table:number-columns-repeated="1018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6]*([.$J$2])" office:value-type="float" office:value="0.0000369754863875655" calcext:value-type="float">
            <text:p>3.6975486387565500E-005</text:p>
          </table:table-cell>
          <table:table-cell table:formula="of:=[.$H$2]-(2*[.$J$2]^([.A187]-1))" office:value-type="float" office:value="-1.17674413718919" calcext:value-type="float">
            <text:p>-1.1767441371891900</text:p>
          </table:table-cell>
          <table:table-cell table:formula="of:=[.$H$2]+(2*[.$J$2]^([.A187]-1))" office:value-type="float" office:value="-1.13976865080163" calcext:value-type="float">
            <text:p>-1.1397686508016300</text:p>
          </table:table-cell>
          <table:table-cell table:formula="of:=[.$I$2]-(1.5*[.$J$2]^([.A187]-1))" office:value-type="float" office:value="0.271432877098902" calcext:value-type="float">
            <text:p>0.2714328770989020</text:p>
          </table:table-cell>
          <table:table-cell table:formula="of:=[.$I$2]+(1.5*[.$J$2]^([.A187]-1))" office:value-type="float" office:value="0.299164491889576" calcext:value-type="float">
            <text:p>0.2991644918895760</text:p>
          </table:table-cell>
          <table:table-cell table:number-columns-repeated="101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7]*([.$J$2])" office:value-type="float" office:value="0.0000360510992278764" calcext:value-type="float">
            <text:p>3.6051099227876400E-005</text:p>
          </table:table-cell>
          <table:table-cell table:formula="of:=[.$H$2]-(2*[.$J$2]^([.A188]-1))" office:value-type="float" office:value="-1.17628194360935" calcext:value-type="float">
            <text:p>-1.1762819436093500</text:p>
          </table:table-cell>
          <table:table-cell table:formula="of:=[.$H$2]+(2*[.$J$2]^([.A188]-1))" office:value-type="float" office:value="-1.14023084438147" calcext:value-type="float">
            <text:p>-1.1402308443814700</text:p>
          </table:table-cell>
          <table:table-cell table:formula="of:=[.$I$2]-(1.5*[.$J$2]^([.A188]-1))" office:value-type="float" office:value="0.271779522283785" calcext:value-type="float">
            <text:p>0.2717795222837850</text:p>
          </table:table-cell>
          <table:table-cell table:formula="of:=[.$I$2]+(1.5*[.$J$2]^([.A188]-1))" office:value-type="float" office:value="0.298817846704693" calcext:value-type="float">
            <text:p>0.2988178467046930</text:p>
          </table:table-cell>
          <table:table-cell table:number-columns-repeated="1018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8]*([.$J$2])" office:value-type="float" office:value="0.0000351498217471794" calcext:value-type="float">
            <text:p>3.5149821747179400E-005</text:p>
          </table:table-cell>
          <table:table-cell table:formula="of:=[.$H$2]-(2*[.$J$2]^([.A189]-1))" office:value-type="float" office:value="-1.175831304869" calcext:value-type="float">
            <text:p>-1.1758313048690000</text:p>
          </table:table-cell>
          <table:table-cell table:formula="of:=[.$H$2]+(2*[.$J$2]^([.A189]-1))" office:value-type="float" office:value="-1.14068148312182" calcext:value-type="float">
            <text:p>-1.1406814831218200</text:p>
          </table:table-cell>
          <table:table-cell table:formula="of:=[.$I$2]-(1.5*[.$J$2]^([.A189]-1))" office:value-type="float" office:value="0.272117501339047" calcext:value-type="float">
            <text:p>0.2721175013390470</text:p>
          </table:table-cell>
          <table:table-cell table:formula="of:=[.$I$2]+(1.5*[.$J$2]^([.A189]-1))" office:value-type="float" office:value="0.298479867649431" calcext:value-type="float">
            <text:p>0.2984798676494310</text:p>
          </table:table-cell>
          <table:table-cell table:number-columns-repeated="1018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9]*([.$J$2])" office:value-type="float" office:value="0.0000342710762035" calcext:value-type="float">
            <text:p>3.4271076203500000E-005</text:p>
          </table:table-cell>
          <table:table-cell table:formula="of:=[.$H$2]-(2*[.$J$2]^([.A190]-1))" office:value-type="float" office:value="-1.17539193209716" calcext:value-type="float">
            <text:p>-1.1753919320971600</text:p>
          </table:table-cell>
          <table:table-cell table:formula="of:=[.$H$2]+(2*[.$J$2]^([.A190]-1))" office:value-type="float" office:value="-1.14112085589366" calcext:value-type="float">
            <text:p>-1.1411208558936600</text:p>
          </table:table-cell>
          <table:table-cell table:formula="of:=[.$I$2]-(1.5*[.$J$2]^([.A190]-1))" office:value-type="float" office:value="0.272447030917927" calcext:value-type="float">
            <text:p>0.2724470309179270</text:p>
          </table:table-cell>
          <table:table-cell table:formula="of:=[.$I$2]+(1.5*[.$J$2]^([.A190]-1))" office:value-type="float" office:value="0.298150338070551" calcext:value-type="float">
            <text:p>0.2981503380705510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0]*([.$J$2])" office:value-type="float" office:value="0.0000334142992984125" calcext:value-type="float">
            <text:p>3.3414299298412500E-005</text:p>
          </table:table-cell>
          <table:table-cell table:formula="of:=[.$H$2]-(2*[.$J$2]^([.A191]-1))" office:value-type="float" office:value="-1.17496354364462" calcext:value-type="float">
            <text:p>-1.1749635436446200</text:p>
          </table:table-cell>
          <table:table-cell table:formula="of:=[.$H$2]+(2*[.$J$2]^([.A191]-1))" office:value-type="float" office:value="-1.1415492443462" calcext:value-type="float">
            <text:p>-1.1415492443462000</text:p>
          </table:table-cell>
          <table:table-cell table:formula="of:=[.$I$2]-(1.5*[.$J$2]^([.A191]-1))" office:value-type="float" office:value="0.272768322257334" calcext:value-type="float">
            <text:p>0.2727683222573340</text:p>
          </table:table-cell>
          <table:table-cell table:formula="of:=[.$I$2]+(1.5*[.$J$2]^([.A191]-1))" office:value-type="float" office:value="0.297829046731144" calcext:value-type="float">
            <text:p>0.2978290467311440</text:p>
          </table:table-cell>
          <table:table-cell table:number-columns-repeated="101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1]*([.$J$2])" office:value-type="float" office:value="0.0000325789418159521" calcext:value-type="float">
            <text:p>3.2578941815952100E-005</text:p>
          </table:table-cell>
          <table:table-cell table:formula="of:=[.$H$2]-(2*[.$J$2]^([.A192]-1))" office:value-type="float" office:value="-1.17454586490339" calcext:value-type="float">
            <text:p>-1.1745458649033900</text:p>
          </table:table-cell>
          <table:table-cell table:formula="of:=[.$H$2]+(2*[.$J$2]^([.A192]-1))" office:value-type="float" office:value="-1.14196692308743" calcext:value-type="float">
            <text:p>-1.1419669230874300</text:p>
          </table:table-cell>
          <table:table-cell table:formula="of:=[.$I$2]-(1.5*[.$J$2]^([.A192]-1))" office:value-type="float" office:value="0.273081581313257" calcext:value-type="float">
            <text:p>0.2730815813132570</text:p>
          </table:table-cell>
          <table:table-cell table:formula="of:=[.$I$2]+(1.5*[.$J$2]^([.A192]-1))" office:value-type="float" office:value="0.297515787675221" calcext:value-type="float">
            <text:p>0.2975157876752210</text:p>
          </table:table-cell>
          <table:table-cell table:number-columns-repeated="1018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2]*([.$J$2])" office:value-type="float" office:value="0.0000317644682705533" calcext:value-type="float">
            <text:p>3.1764468270553300E-005</text:p>
          </table:table-cell>
          <table:table-cell table:formula="of:=[.$H$2]-(2*[.$J$2]^([.A193]-1))" office:value-type="float" office:value="-1.17413862813069" calcext:value-type="float">
            <text:p>-1.1741386281306900</text:p>
          </table:table-cell>
          <table:table-cell table:formula="of:=[.$H$2]+(2*[.$J$2]^([.A193]-1))" office:value-type="float" office:value="-1.14237415986013" calcext:value-type="float">
            <text:p>-1.1423741598601300</text:p>
          </table:table-cell>
          <table:table-cell table:formula="of:=[.$I$2]-(1.5*[.$J$2]^([.A193]-1))" office:value-type="float" office:value="0.273387008892781" calcext:value-type="float">
            <text:p>0.2733870088927810</text:p>
          </table:table-cell>
          <table:table-cell table:formula="of:=[.$I$2]+(1.5*[.$J$2]^([.A193]-1))" office:value-type="float" office:value="0.297210360095696" calcext:value-type="float">
            <text:p>0.2972103600956960</text:p>
          </table:table-cell>
          <table:table-cell table:number-columns-repeated="101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3]*([.$J$2])" office:value-type="float" office:value="0.0000309703565637895" calcext:value-type="float">
            <text:p>3.0970356563789500E-005</text:p>
          </table:table-cell>
          <table:table-cell table:formula="of:=[.$H$2]-(2*[.$J$2]^([.A194]-1))" office:value-type="float" office:value="-1.1737415722773" calcext:value-type="float">
            <text:p>-1.1737415722773000</text:p>
          </table:table-cell>
          <table:table-cell table:formula="of:=[.$H$2]+(2*[.$J$2]^([.A194]-1))" office:value-type="float" office:value="-1.14277121571352" calcext:value-type="float">
            <text:p>-1.1427712157135200</text:p>
          </table:table-cell>
          <table:table-cell table:formula="of:=[.$I$2]-(1.5*[.$J$2]^([.A194]-1))" office:value-type="float" office:value="0.273684800782818" calcext:value-type="float">
            <text:p>0.2736848007828180</text:p>
          </table:table-cell>
          <table:table-cell table:formula="of:=[.$I$2]+(1.5*[.$J$2]^([.A194]-1))" office:value-type="float" office:value="0.29691256820566" calcext:value-type="float">
            <text:p>0.2969125682056600</text:p>
          </table:table-cell>
          <table:table-cell table:number-columns-repeated="101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4]*([.$J$2])" office:value-type="float" office:value="0.0000301960976496948" calcext:value-type="float">
            <text:p>3.0196097649694800E-005</text:p>
          </table:table-cell>
          <table:table-cell table:formula="of:=[.$H$2]-(2*[.$J$2]^([.A195]-1))" office:value-type="float" office:value="-1.17335444282026" calcext:value-type="float">
            <text:p>-1.1733544428202600</text:p>
          </table:table-cell>
          <table:table-cell table:formula="of:=[.$H$2]+(2*[.$J$2]^([.A195]-1))" office:value-type="float" office:value="-1.14315834517056" calcext:value-type="float">
            <text:p>-1.1431583451705600</text:p>
          </table:table-cell>
          <table:table-cell table:formula="of:=[.$I$2]-(1.5*[.$J$2]^([.A195]-1))" office:value-type="float" office:value="0.273975147875603" calcext:value-type="float">
            <text:p>0.2739751478756030</text:p>
          </table:table-cell>
          <table:table-cell table:formula="of:=[.$I$2]+(1.5*[.$J$2]^([.A195]-1))" office:value-type="float" office:value="0.296622221112875" calcext:value-type="float">
            <text:p>0.2966222211128750</text:p>
          </table:table-cell>
          <table:table-cell table:number-columns-repeated="1018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5]*([.$J$2])" office:value-type="float" office:value="0.0000294411952084524" calcext:value-type="float">
            <text:p>2.9441195208452400E-005</text:p>
          </table:table-cell>
          <table:table-cell table:formula="of:=[.$H$2]-(2*[.$J$2]^([.A196]-1))" office:value-type="float" office:value="-1.17297699159964" calcext:value-type="float">
            <text:p>-1.1729769915996400</text:p>
          </table:table-cell>
          <table:table-cell table:formula="of:=[.$H$2]+(2*[.$J$2]^([.A196]-1))" office:value-type="float" office:value="-1.14353579639118" calcext:value-type="float">
            <text:p>-1.1435357963911800</text:p>
          </table:table-cell>
          <table:table-cell table:formula="of:=[.$I$2]-(1.5*[.$J$2]^([.A196]-1))" office:value-type="float" office:value="0.274258236291069" calcext:value-type="float">
            <text:p>0.2742582362910690</text:p>
          </table:table-cell>
          <table:table-cell table:formula="of:=[.$I$2]+(1.5*[.$J$2]^([.A196]-1))" office:value-type="float" office:value="0.296339132697409" calcext:value-type="float">
            <text:p>0.2963391326974090</text:p>
          </table:table-cell>
          <table:table-cell table:number-columns-repeated="1018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6]*([.$J$2])" office:value-type="float" office:value="0.0000287051653282411" calcext:value-type="float">
            <text:p>2.8705165328241100E-005</text:p>
          </table:table-cell>
          <table:table-cell table:formula="of:=[.$H$2]-(2*[.$J$2]^([.A197]-1))" office:value-type="float" office:value="-1.17260897665953" calcext:value-type="float">
            <text:p>-1.1726089766595300</text:p>
          </table:table-cell>
          <table:table-cell table:formula="of:=[.$H$2]+(2*[.$J$2]^([.A197]-1))" office:value-type="float" office:value="-1.14390381133129" calcext:value-type="float">
            <text:p>-1.1439038113312900</text:p>
          </table:table-cell>
          <table:table-cell table:formula="of:=[.$I$2]-(1.5*[.$J$2]^([.A197]-1))" office:value-type="float" office:value="0.274534247496149" calcext:value-type="float">
            <text:p>0.2745342474961490</text:p>
          </table:table-cell>
          <table:table-cell table:formula="of:=[.$I$2]+(1.5*[.$J$2]^([.A197]-1))" office:value-type="float" office:value="0.296063121492329" calcext:value-type="float">
            <text:p>0.2960631214923290</text:p>
          </table:table-cell>
          <table:table-cell table:number-columns-repeated="101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7]*([.$J$2])" office:value-type="float" office:value="0.0000279875361950351" calcext:value-type="float">
            <text:p>2.7987536195035100E-005</text:p>
          </table:table-cell>
          <table:table-cell table:formula="of:=[.$H$2]-(2*[.$J$2]^([.A198]-1))" office:value-type="float" office:value="-1.17225016209293" calcext:value-type="float">
            <text:p>-1.1722501620929300</text:p>
          </table:table-cell>
          <table:table-cell table:formula="of:=[.$H$2]+(2*[.$J$2]^([.A198]-1))" office:value-type="float" office:value="-1.14426262589789" calcext:value-type="float">
            <text:p>-1.1442626258978900</text:p>
          </table:table-cell>
          <table:table-cell table:formula="of:=[.$I$2]-(1.5*[.$J$2]^([.A198]-1))" office:value-type="float" office:value="0.274803358421101" calcext:value-type="float">
            <text:p>0.2748033584211010</text:p>
          </table:table-cell>
          <table:table-cell table:formula="of:=[.$I$2]+(1.5*[.$J$2]^([.A198]-1))" office:value-type="float" office:value="0.295794010567377" calcext:value-type="float">
            <text:p>0.2957940105673770</text:p>
          </table:table-cell>
          <table:table-cell table:number-columns-repeated="101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8]*([.$J$2])" office:value-type="float" office:value="0.0000272878477901592" calcext:value-type="float">
            <text:p>2.7287847790159200E-005</text:p>
          </table:table-cell>
          <table:table-cell table:formula="of:=[.$H$2]-(2*[.$J$2]^([.A199]-1))" office:value-type="float" office:value="-1.17190031789049" calcext:value-type="float">
            <text:p>-1.1719003178904900</text:p>
          </table:table-cell>
          <table:table-cell table:formula="of:=[.$H$2]+(2*[.$J$2]^([.A199]-1))" office:value-type="float" office:value="-1.14461247010033" calcext:value-type="float">
            <text:p>-1.1446124701003300</text:p>
          </table:table-cell>
          <table:table-cell table:formula="of:=[.$I$2]-(1.5*[.$J$2]^([.A199]-1))" office:value-type="float" office:value="0.275065741572929" calcext:value-type="float">
            <text:p>0.2750657415729290</text:p>
          </table:table-cell>
          <table:table-cell table:formula="of:=[.$I$2]+(1.5*[.$J$2]^([.A199]-1))" office:value-type="float" office:value="0.295531627415549" calcext:value-type="float">
            <text:p>0.2955316274155490</text:p>
          </table:table-cell>
          <table:table-cell table:number-columns-repeated="101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9]*([.$J$2])" office:value-type="float" office:value="0.0000266056515954052" calcext:value-type="float">
            <text:p>2.6605651595405200E-005</text:p>
          </table:table-cell>
          <table:table-cell table:formula="of:=[.$H$2]-(2*[.$J$2]^([.A200]-1))" office:value-type="float" office:value="-1.17155921979311" calcext:value-type="float">
            <text:p>-1.1715592197931100</text:p>
          </table:table-cell>
          <table:table-cell table:formula="of:=[.$H$2]+(2*[.$J$2]^([.A200]-1))" office:value-type="float" office:value="-1.14495356819771" calcext:value-type="float">
            <text:p>-1.1449535681977100</text:p>
          </table:table-cell>
          <table:table-cell table:formula="of:=[.$I$2]-(1.5*[.$J$2]^([.A200]-1))" office:value-type="float" office:value="0.275321565145962" calcext:value-type="float">
            <text:p>0.2753215651459620</text:p>
          </table:table-cell>
          <table:table-cell table:formula="of:=[.$I$2]+(1.5*[.$J$2]^([.A200]-1))" office:value-type="float" office:value="0.295275803842516" calcext:value-type="float">
            <text:p>0.2952758038425160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0]*([.$J$2])" office:value-type="float" office:value="0.0000259405103055201" calcext:value-type="float">
            <text:p>2.5940510305520100E-005</text:p>
          </table:table-cell>
          <table:table-cell table:formula="of:=[.$H$2]-(2*[.$J$2]^([.A201]-1))" office:value-type="float" office:value="-1.17122664914817" calcext:value-type="float">
            <text:p>-1.1712266491481700</text:p>
          </table:table-cell>
          <table:table-cell table:formula="of:=[.$H$2]+(2*[.$J$2]^([.A201]-1))" office:value-type="float" office:value="-1.14528613884265" calcext:value-type="float">
            <text:p>-1.1452861388426500</text:p>
          </table:table-cell>
          <table:table-cell table:formula="of:=[.$I$2]-(1.5*[.$J$2]^([.A201]-1))" office:value-type="float" office:value="0.275570993129669" calcext:value-type="float">
            <text:p>0.2755709931296690</text:p>
          </table:table-cell>
          <table:table-cell table:formula="of:=[.$I$2]+(1.5*[.$J$2]^([.A201]-1))" office:value-type="float" office:value="0.295026375858809" calcext:value-type="float">
            <text:p>0.2950263758588090</text:p>
          </table:table-cell>
          <table:table-cell table:number-columns-repeated="101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1]*([.$J$2])" office:value-type="float" office:value="0.0000252919975478821" calcext:value-type="float">
            <text:p>2.5291997547882100E-005</text:p>
          </table:table-cell>
          <table:table-cell table:formula="of:=[.$H$2]-(2*[.$J$2]^([.A202]-1))" office:value-type="float" office:value="-1.17090239276935" calcext:value-type="float">
            <text:p>-1.1709023927693500</text:p>
          </table:table-cell>
          <table:table-cell table:formula="of:=[.$H$2]+(2*[.$J$2]^([.A202]-1))" office:value-type="float" office:value="-1.14561039522147" calcext:value-type="float">
            <text:p>-1.1456103952214700</text:p>
          </table:table-cell>
          <table:table-cell table:formula="of:=[.$I$2]-(1.5*[.$J$2]^([.A202]-1))" office:value-type="float" office:value="0.275814185413783" calcext:value-type="float">
            <text:p>0.2758141854137830</text:p>
          </table:table-cell>
          <table:table-cell table:formula="of:=[.$I$2]+(1.5*[.$J$2]^([.A202]-1))" office:value-type="float" office:value="0.294783183574695" calcext:value-type="float">
            <text:p>0.2947831835746950</text:p>
          </table:table-cell>
          <table:table-cell table:number-columns-repeated="101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2]*([.$J$2])" office:value-type="float" office:value="0.000024659697609185" calcext:value-type="float">
            <text:p>2.4659697609185000E-005</text:p>
          </table:table-cell>
          <table:table-cell table:formula="of:=[.$H$2]-(2*[.$J$2]^([.A203]-1))" office:value-type="float" office:value="-1.1705862428" calcext:value-type="float">
            <text:p>-1.1705862428000000</text:p>
          </table:table-cell>
          <table:table-cell table:formula="of:=[.$H$2]+(2*[.$J$2]^([.A203]-1))" office:value-type="float" office:value="-1.14592654519082" calcext:value-type="float">
            <text:p>-1.1459265451908200</text:p>
          </table:table-cell>
          <table:table-cell table:formula="of:=[.$I$2]-(1.5*[.$J$2]^([.A203]-1))" office:value-type="float" office:value="0.276051297890795" calcext:value-type="float">
            <text:p>0.2760512978907950</text:p>
          </table:table-cell>
          <table:table-cell table:formula="of:=[.$I$2]+(1.5*[.$J$2]^([.A203]-1))" office:value-type="float" office:value="0.294546071097683" calcext:value-type="float">
            <text:p>0.2945460710976830</text:p>
          </table:table-cell>
          <table:table-cell table:number-columns-repeated="101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3]*([.$J$2])" office:value-type="float" office:value="0.0000240432051689554" calcext:value-type="float">
            <text:p>2.4043205168955400E-005</text:p>
          </table:table-cell>
          <table:table-cell table:formula="of:=[.$H$2]-(2*[.$J$2]^([.A204]-1))" office:value-type="float" office:value="-1.17027799657989" calcext:value-type="float">
            <text:p>-1.1702779965798900</text:p>
          </table:table-cell>
          <table:table-cell table:formula="of:=[.$H$2]+(2*[.$J$2]^([.A204]-1))" office:value-type="float" office:value="-1.14623479141093" calcext:value-type="float">
            <text:p>-1.1462347914109300</text:p>
          </table:table-cell>
          <table:table-cell table:formula="of:=[.$I$2]-(1.5*[.$J$2]^([.A204]-1))" office:value-type="float" office:value="0.276282482555881" calcext:value-type="float">
            <text:p>0.2762824825558810</text:p>
          </table:table-cell>
          <table:table-cell table:formula="of:=[.$I$2]+(1.5*[.$J$2]^([.A204]-1))" office:value-type="float" office:value="0.294314886432597" calcext:value-type="float">
            <text:p>0.2943148864325970</text:p>
          </table:table-cell>
          <table:table-cell table:number-columns-repeated="1018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4]*([.$J$2])" office:value-type="float" office:value="0.0000234421250397315" calcext:value-type="float">
            <text:p>2.3442125039731500E-005</text:p>
          </table:table-cell>
          <table:table-cell table:formula="of:=[.$H$2]-(2*[.$J$2]^([.A205]-1))" office:value-type="float" office:value="-1.16997745651528" calcext:value-type="float">
            <text:p>-1.1699774565152800</text:p>
          </table:table-cell>
          <table:table-cell table:formula="of:=[.$H$2]+(2*[.$J$2]^([.A205]-1))" office:value-type="float" office:value="-1.14653533147554" calcext:value-type="float">
            <text:p>-1.1465353314755400</text:p>
          </table:table-cell>
          <table:table-cell table:formula="of:=[.$I$2]-(1.5*[.$J$2]^([.A205]-1))" office:value-type="float" office:value="0.27650788760434" calcext:value-type="float">
            <text:p>0.2765078876043400</text:p>
          </table:table-cell>
          <table:table-cell table:formula="of:=[.$I$2]+(1.5*[.$J$2]^([.A205]-1))" office:value-type="float" office:value="0.294089481384138" calcext:value-type="float">
            <text:p>0.2940894813841380</text:p>
          </table:table-cell>
          <table:table-cell table:number-columns-repeated="101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5]*([.$J$2])" office:value-type="float" office:value="0.0000228560719137382" calcext:value-type="float">
            <text:p>2.2856071913738200E-005</text:p>
          </table:table-cell>
          <table:table-cell table:formula="of:=[.$H$2]-(2*[.$J$2]^([.A206]-1))" office:value-type="float" office:value="-1.16968442995228" calcext:value-type="float">
            <text:p>-1.1696844299522800</text:p>
          </table:table-cell>
          <table:table-cell table:formula="of:=[.$H$2]+(2*[.$J$2]^([.A206]-1))" office:value-type="float" office:value="-1.14682835803854" calcext:value-type="float">
            <text:p>-1.1468283580385400</text:p>
          </table:table-cell>
          <table:table-cell table:formula="of:=[.$I$2]-(1.5*[.$J$2]^([.A206]-1))" office:value-type="float" office:value="0.276727657526587" calcext:value-type="float">
            <text:p>0.2767276575265870</text:p>
          </table:table-cell>
          <table:table-cell table:formula="of:=[.$I$2]+(1.5*[.$J$2]^([.A206]-1))" office:value-type="float" office:value="0.293869711461891" calcext:value-type="float">
            <text:p>0.2938697114618910</text:p>
          </table:table-cell>
          <table:table-cell table:number-columns-repeated="1018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6]*([.$J$2])" office:value-type="float" office:value="0.0000222846701158948" calcext:value-type="float">
            <text:p>2.2284670115894800E-005</text:p>
          </table:table-cell>
          <table:table-cell table:formula="of:=[.$H$2]-(2*[.$J$2]^([.A207]-1))" office:value-type="float" office:value="-1.16939872905336" calcext:value-type="float">
            <text:p>-1.1693987290533600</text:p>
          </table:table-cell>
          <table:table-cell table:formula="of:=[.$H$2]+(2*[.$J$2]^([.A207]-1))" office:value-type="float" office:value="-1.14711405893746" calcext:value-type="float">
            <text:p>-1.1471140589374600</text:p>
          </table:table-cell>
          <table:table-cell table:formula="of:=[.$I$2]-(1.5*[.$J$2]^([.A207]-1))" office:value-type="float" office:value="0.276941933200778" calcext:value-type="float">
            <text:p>0.2769419332007780</text:p>
          </table:table-cell>
          <table:table-cell table:formula="of:=[.$I$2]+(1.5*[.$J$2]^([.A207]-1))" office:value-type="float" office:value="0.2936554357877" calcext:value-type="float">
            <text:p>0.2936554357877000</text:p>
          </table:table-cell>
          <table:table-cell table:number-columns-repeated="101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7]*([.$J$2])" office:value-type="float" office:value="0.0000217275533629974" calcext:value-type="float">
            <text:p>2.1727553362997400E-005</text:p>
          </table:table-cell>
          <table:table-cell table:formula="of:=[.$H$2]-(2*[.$J$2]^([.A208]-1))" office:value-type="float" office:value="-1.16912017067691" calcext:value-type="float">
            <text:p>-1.1691201706769100</text:p>
          </table:table-cell>
          <table:table-cell table:formula="of:=[.$H$2]+(2*[.$J$2]^([.A208]-1))" office:value-type="float" office:value="-1.14739261731391" calcext:value-type="float">
            <text:p>-1.1473926173139100</text:p>
          </table:table-cell>
          <table:table-cell table:formula="of:=[.$I$2]-(1.5*[.$J$2]^([.A208]-1))" office:value-type="float" office:value="0.277150851983115" calcext:value-type="float">
            <text:p>0.2771508519831150</text:p>
          </table:table-cell>
          <table:table-cell table:formula="of:=[.$I$2]+(1.5*[.$J$2]^([.A208]-1))" office:value-type="float" office:value="0.293446517005363" calcext:value-type="float">
            <text:p>0.2934465170053630</text:p>
          </table:table-cell>
          <table:table-cell table:number-columns-repeated="1018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8]*([.$J$2])" office:value-type="float" office:value="0.0000211843645289225" calcext:value-type="float">
            <text:p>2.1184364528922500E-005</text:p>
          </table:table-cell>
          <table:table-cell table:formula="of:=[.$H$2]-(2*[.$J$2]^([.A209]-1))" office:value-type="float" office:value="-1.16884857625987" calcext:value-type="float">
            <text:p>-1.1688485762598700</text:p>
          </table:table-cell>
          <table:table-cell table:formula="of:=[.$H$2]+(2*[.$J$2]^([.A209]-1))" office:value-type="float" office:value="-1.14766421173095" calcext:value-type="float">
            <text:p>-1.1476642117309500</text:p>
          </table:table-cell>
          <table:table-cell table:formula="of:=[.$I$2]-(1.5*[.$J$2]^([.A209]-1))" office:value-type="float" office:value="0.277354547795893" calcext:value-type="float">
            <text:p>0.2773545477958930</text:p>
          </table:table-cell>
          <table:table-cell table:formula="of:=[.$I$2]+(1.5*[.$J$2]^([.A209]-1))" office:value-type="float" office:value="0.293242821192585" calcext:value-type="float">
            <text:p>0.2932428211925850</text:p>
          </table:table-cell>
          <table:table-cell table:number-columns-repeated="1018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09]*([.$J$2])" office:value-type="float" office:value="0.0000206547554156994" calcext:value-type="float">
            <text:p>2.0654755415699400E-005</text:p>
          </table:table-cell>
          <table:table-cell table:formula="of:=[.$H$2]-(2*[.$J$2]^([.A210]-1))" office:value-type="float" office:value="-1.16858377170326" calcext:value-type="float">
            <text:p>-1.1685837717032600</text:p>
          </table:table-cell>
          <table:table-cell table:formula="of:=[.$H$2]+(2*[.$J$2]^([.A210]-1))" office:value-type="float" office:value="-1.14792901628756" calcext:value-type="float">
            <text:p>-1.1479290162875600</text:p>
          </table:table-cell>
          <table:table-cell table:formula="of:=[.$I$2]-(1.5*[.$J$2]^([.A210]-1))" office:value-type="float" office:value="0.277553151213352" calcext:value-type="float">
            <text:p>0.2775531512133520</text:p>
          </table:table-cell>
          <table:table-cell table:formula="of:=[.$I$2]+(1.5*[.$J$2]^([.A210]-1))" office:value-type="float" office:value="0.293044217775126" calcext:value-type="float">
            <text:p>0.2930442177751260</text:p>
          </table:table-cell>
          <table:table-cell table:number-columns-repeated="1018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0]*([.$J$2])" office:value-type="float" office:value="0.0000201383865303069" calcext:value-type="float">
            <text:p>2.0138386530306900E-005</text:p>
          </table:table-cell>
          <table:table-cell table:formula="of:=[.$H$2]-(2*[.$J$2]^([.A211]-1))" office:value-type="float" office:value="-1.16832558726056" calcext:value-type="float">
            <text:p>-1.1683255872605600</text:p>
          </table:table-cell>
          <table:table-cell table:formula="of:=[.$H$2]+(2*[.$J$2]^([.A211]-1))" office:value-type="float" office:value="-1.14818720073026" calcext:value-type="float">
            <text:p>-1.1481872007302600</text:p>
          </table:table-cell>
          <table:table-cell table:formula="of:=[.$I$2]-(1.5*[.$J$2]^([.A211]-1))" office:value-type="float" office:value="0.277746789545374" calcext:value-type="float">
            <text:p>0.2777467895453740</text:p>
          </table:table-cell>
          <table:table-cell table:formula="of:=[.$I$2]+(1.5*[.$J$2]^([.A211]-1))" office:value-type="float" office:value="0.292850579443104" calcext:value-type="float">
            <text:p>0.2928505794431040</text:p>
          </table:table-cell>
          <table:table-cell table:number-columns-repeated="1018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1]*([.$J$2])" office:value-type="float" office:value="0.0000196349268670492" calcext:value-type="float">
            <text:p>1.9634926867049200E-005</text:p>
          </table:table-cell>
          <table:table-cell table:formula="of:=[.$H$2]-(2*[.$J$2]^([.A212]-1))" office:value-type="float" office:value="-1.16807385742893" calcext:value-type="float">
            <text:p>-1.1680738574289300</text:p>
          </table:table-cell>
          <table:table-cell table:formula="of:=[.$H$2]+(2*[.$J$2]^([.A212]-1))" office:value-type="float" office:value="-1.14843893056189" calcext:value-type="float">
            <text:p>-1.1484389305618900</text:p>
          </table:table-cell>
          <table:table-cell table:formula="of:=[.$I$2]-(1.5*[.$J$2]^([.A212]-1))" office:value-type="float" office:value="0.277935586919095" calcext:value-type="float">
            <text:p>0.2779355869190950</text:p>
          </table:table-cell>
          <table:table-cell table:formula="of:=[.$I$2]+(1.5*[.$J$2]^([.A212]-1))" office:value-type="float" office:value="0.292661782069382" calcext:value-type="float">
            <text:p>0.2926617820693820</text:p>
          </table:table-cell>
          <table:table-cell table:number-columns-repeated="1018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2]*([.$J$2])" office:value-type="float" office:value="0.000019144053695373" calcext:value-type="float">
            <text:p>1.9144053695373000E-005</text:p>
          </table:table-cell>
          <table:table-cell table:formula="of:=[.$H$2]-(2*[.$J$2]^([.A213]-1))" office:value-type="float" office:value="-1.1678284208431" calcext:value-type="float">
            <text:p>-1.1678284208431000</text:p>
          </table:table-cell>
          <table:table-cell table:formula="of:=[.$H$2]+(2*[.$J$2]^([.A213]-1))" office:value-type="float" office:value="-1.14868436714772" calcext:value-type="float">
            <text:p>-1.1486843671477200</text:p>
          </table:table-cell>
          <table:table-cell table:formula="of:=[.$I$2]-(1.5*[.$J$2]^([.A213]-1))" office:value-type="float" office:value="0.278119664358474" calcext:value-type="float">
            <text:p>0.2781196643584740</text:p>
          </table:table-cell>
          <table:table-cell table:formula="of:=[.$I$2]+(1.5*[.$J$2]^([.A213]-1))" office:value-type="float" office:value="0.292477704630004" calcext:value-type="float">
            <text:p>0.2924777046300040</text:p>
          </table:table-cell>
          <table:table-cell table:number-columns-repeated="1018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3]*([.$J$2])" office:value-type="float" office:value="0.0000186654523529887" calcext:value-type="float">
            <text:p>1.8665452352988700E-005</text:p>
          </table:table-cell>
          <table:table-cell table:formula="of:=[.$H$2]-(2*[.$J$2]^([.A214]-1))" office:value-type="float" office:value="-1.1675891201719" calcext:value-type="float">
            <text:p>-1.1675891201719000</text:p>
          </table:table-cell>
          <table:table-cell table:formula="of:=[.$H$2]+(2*[.$J$2]^([.A214]-1))" office:value-type="float" office:value="-1.14892366781892" calcext:value-type="float">
            <text:p>-1.1489236678189200</text:p>
          </table:table-cell>
          <table:table-cell table:formula="of:=[.$I$2]-(1.5*[.$J$2]^([.A214]-1))" office:value-type="float" office:value="0.278299139861868" calcext:value-type="float">
            <text:p>0.2782991398618680</text:p>
          </table:table-cell>
          <table:table-cell table:formula="of:=[.$I$2]+(1.5*[.$J$2]^([.A214]-1))" office:value-type="float" office:value="0.29229822912661" calcext:value-type="float">
            <text:p>0.2922982291266100</text:p>
          </table:table-cell>
          <table:table-cell table:number-columns-repeated="101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4]*([.$J$2])" office:value-type="float" office:value="0.000018198816044164" calcext:value-type="float">
            <text:p>1.8198816044164000E-005</text:p>
          </table:table-cell>
          <table:table-cell table:formula="of:=[.$H$2]-(2*[.$J$2]^([.A215]-1))" office:value-type="float" office:value="-1.16735580201749" calcext:value-type="float">
            <text:p>-1.1673558020174900</text:p>
          </table:table-cell>
          <table:table-cell table:formula="of:=[.$H$2]+(2*[.$J$2]^([.A215]-1))" office:value-type="float" office:value="-1.14915698597333" calcext:value-type="float">
            <text:p>-1.1491569859733300</text:p>
          </table:table-cell>
          <table:table-cell table:formula="of:=[.$I$2]-(1.5*[.$J$2]^([.A215]-1))" office:value-type="float" office:value="0.278474128477677" calcext:value-type="float">
            <text:p>0.2784741284776770</text:p>
          </table:table-cell>
          <table:table-cell table:formula="of:=[.$I$2]+(1.5*[.$J$2]^([.A215]-1))" office:value-type="float" office:value="0.292123240510801" calcext:value-type="float">
            <text:p>0.2921232405108010</text:p>
          </table:table-cell>
          <table:table-cell table:number-columns-repeated="101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5]*([.$J$2])" office:value-type="float" office:value="0.0000177438456430599" calcext:value-type="float">
            <text:p>1.7743845643059900E-005</text:p>
          </table:table-cell>
          <table:table-cell table:formula="of:=[.$H$2]-(2*[.$J$2]^([.A216]-1))" office:value-type="float" office:value="-1.16712831681694" calcext:value-type="float">
            <text:p>-1.1671283168169400</text:p>
          </table:table-cell>
          <table:table-cell table:formula="of:=[.$H$2]+(2*[.$J$2]^([.A216]-1))" office:value-type="float" office:value="-1.14938447117388" calcext:value-type="float">
            <text:p>-1.1493844711738800</text:p>
          </table:table-cell>
          <table:table-cell table:formula="of:=[.$I$2]-(1.5*[.$J$2]^([.A216]-1))" office:value-type="float" office:value="0.278644742378092" calcext:value-type="float">
            <text:p>0.2786447423780920</text:p>
          </table:table-cell>
          <table:table-cell table:formula="of:=[.$I$2]+(1.5*[.$J$2]^([.A216]-1))" office:value-type="float" office:value="0.291952626610386" calcext:value-type="float">
            <text:p>0.2919526266103860</text:p>
          </table:table-cell>
          <table:table-cell table:number-columns-repeated="1018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6]*([.$J$2])" office:value-type="float" office:value="0.0000173002495019834" calcext:value-type="float">
            <text:p>1.7300249501983400E-005</text:p>
          </table:table-cell>
          <table:table-cell table:formula="of:=[.$H$2]-(2*[.$J$2]^([.A217]-1))" office:value-type="float" office:value="-1.1669065187464" calcext:value-type="float">
            <text:p>-1.1669065187464000</text:p>
          </table:table-cell>
          <table:table-cell table:formula="of:=[.$H$2]+(2*[.$J$2]^([.A217]-1))" office:value-type="float" office:value="-1.14960626924442" calcext:value-type="float">
            <text:p>-1.1496062692444200</text:p>
          </table:table-cell>
          <table:table-cell table:formula="of:=[.$I$2]-(1.5*[.$J$2]^([.A217]-1))" office:value-type="float" office:value="0.278811090930995" calcext:value-type="float">
            <text:p>0.2788110909309950</text:p>
          </table:table-cell>
          <table:table-cell table:formula="of:=[.$I$2]+(1.5*[.$J$2]^([.A217]-1))" office:value-type="float" office:value="0.291786278057483" calcext:value-type="float">
            <text:p>0.2917862780574830</text:p>
          </table:table-cell>
          <table:table-cell table:number-columns-repeated="101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7]*([.$J$2])" office:value-type="float" office:value="0.0000168677432644338" calcext:value-type="float">
            <text:p>1.6867743264433800E-005</text:p>
          </table:table-cell>
          <table:table-cell table:formula="of:=[.$H$2]-(2*[.$J$2]^([.A218]-1))" office:value-type="float" office:value="-1.16669026562763" calcext:value-type="float">
            <text:p>-1.1666902656276300</text:p>
          </table:table-cell>
          <table:table-cell table:formula="of:=[.$H$2]+(2*[.$J$2]^([.A218]-1))" office:value-type="float" office:value="-1.14982252236319" calcext:value-type="float">
            <text:p>-1.1498225223631900</text:p>
          </table:table-cell>
          <table:table-cell table:formula="of:=[.$I$2]-(1.5*[.$J$2]^([.A218]-1))" office:value-type="float" office:value="0.278973280770076" calcext:value-type="float">
            <text:p>0.2789732807700760</text:p>
          </table:table-cell>
          <table:table-cell table:formula="of:=[.$I$2]+(1.5*[.$J$2]^([.A218]-1))" office:value-type="float" office:value="0.291624088218402" calcext:value-type="float">
            <text:p>0.2916240882184020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8]*([.$J$2])" office:value-type="float" office:value="0.0000164460496828229" calcext:value-type="float">
            <text:p>1.6446049682822900E-005</text:p>
          </table:table-cell>
          <table:table-cell table:formula="of:=[.$H$2]-(2*[.$J$2]^([.A219]-1))" office:value-type="float" office:value="-1.16647941883682" calcext:value-type="float">
            <text:p>-1.1664794188368200</text:p>
          </table:table-cell>
          <table:table-cell table:formula="of:=[.$H$2]+(2*[.$J$2]^([.A219]-1))" office:value-type="float" office:value="-1.150033369154" calcext:value-type="float">
            <text:p>-1.1500333691540000</text:p>
          </table:table-cell>
          <table:table-cell table:formula="of:=[.$I$2]-(1.5*[.$J$2]^([.A219]-1))" office:value-type="float" office:value="0.27913141586318" calcext:value-type="float">
            <text:p>0.2791314158631800</text:p>
          </table:table-cell>
          <table:table-cell table:formula="of:=[.$I$2]+(1.5*[.$J$2]^([.A219]-1))" office:value-type="float" office:value="0.291465953125298" calcext:value-type="float">
            <text:p>0.2914659531252980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9]*([.$J$2])" office:value-type="float" office:value="0.0000160348984407524" calcext:value-type="float">
            <text:p>1.6034898440752400E-005</text:p>
          </table:table-cell>
          <table:table-cell table:formula="of:=[.$H$2]-(2*[.$J$2]^([.A220]-1))" office:value-type="float" office:value="-1.16627384321579" calcext:value-type="float">
            <text:p>-1.1662738432157900</text:p>
          </table:table-cell>
          <table:table-cell table:formula="of:=[.$H$2]+(2*[.$J$2]^([.A220]-1))" office:value-type="float" office:value="-1.15023894477503" calcext:value-type="float">
            <text:p>-1.1502389447750300</text:p>
          </table:table-cell>
          <table:table-cell table:formula="of:=[.$I$2]-(1.5*[.$J$2]^([.A220]-1))" office:value-type="float" office:value="0.279285597578957" calcext:value-type="float">
            <text:p>0.2792855975789570</text:p>
          </table:table-cell>
          <table:table-cell table:formula="of:=[.$I$2]+(1.5*[.$J$2]^([.A220]-1))" office:value-type="float" office:value="0.291311771409521" calcext:value-type="float">
            <text:p>0.2913117714095210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0]*([.$J$2])" office:value-type="float" office:value="0.0000156340259797336" calcext:value-type="float">
            <text:p>1.5634025979733600E-005</text:p>
          </table:table-cell>
          <table:table-cell table:formula="of:=[.$H$2]-(2*[.$J$2]^([.A221]-1))" office:value-type="float" office:value="-1.16607340698528" calcext:value-type="float">
            <text:p>-1.1660734069852800</text:p>
          </table:table-cell>
          <table:table-cell table:formula="of:=[.$H$2]+(2*[.$J$2]^([.A221]-1))" office:value-type="float" office:value="-1.15043938100554" calcext:value-type="float">
            <text:p>-1.1504393810055400</text:p>
          </table:table-cell>
          <table:table-cell table:formula="of:=[.$I$2]-(1.5*[.$J$2]^([.A221]-1))" office:value-type="float" office:value="0.279435924751839" calcext:value-type="float">
            <text:p>0.2794359247518390</text:p>
          </table:table-cell>
          <table:table-cell table:formula="of:=[.$I$2]+(1.5*[.$J$2]^([.A221]-1))" office:value-type="float" office:value="0.291161444236639" calcext:value-type="float">
            <text:p>0.2911614442366390</text:p>
          </table:table-cell>
          <table:table-cell table:number-columns-repeated="101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1]*([.$J$2])" office:value-type="float" office:value="0.0000152431753302402" calcext:value-type="float">
            <text:p>1.5243175330240200E-005</text:p>
          </table:table-cell>
          <table:table-cell table:formula="of:=[.$H$2]-(2*[.$J$2]^([.A222]-1))" office:value-type="float" office:value="-1.16587798166053" calcext:value-type="float">
            <text:p>-1.1658779816605300</text:p>
          </table:table-cell>
          <table:table-cell table:formula="of:=[.$H$2]+(2*[.$J$2]^([.A222]-1))" office:value-type="float" office:value="-1.15063480633029" calcext:value-type="float">
            <text:p>-1.1506348063302900</text:p>
          </table:table-cell>
          <table:table-cell table:formula="of:=[.$I$2]-(1.5*[.$J$2]^([.A222]-1))" office:value-type="float" office:value="0.279582493745399" calcext:value-type="float">
            <text:p>0.2795824937453990</text:p>
          </table:table-cell>
          <table:table-cell table:formula="of:=[.$I$2]+(1.5*[.$J$2]^([.A222]-1))" office:value-type="float" office:value="0.291014875243079" calcext:value-type="float">
            <text:p>0.2910148752430790</text:p>
          </table:table-cell>
          <table:table-cell table:number-columns-repeated="1018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2]*([.$J$2])" office:value-type="float" office:value="0.0000148620959469842" calcext:value-type="float">
            <text:p>1.4862095946984200E-005</text:p>
          </table:table-cell>
          <table:table-cell table:formula="of:=[.$H$2]-(2*[.$J$2]^([.A223]-1))" office:value-type="float" office:value="-1.1656874419689" calcext:value-type="float">
            <text:p>-1.1656874419689000</text:p>
          </table:table-cell>
          <table:table-cell table:formula="of:=[.$H$2]+(2*[.$J$2]^([.A223]-1))" office:value-type="float" office:value="-1.15082534602192" calcext:value-type="float">
            <text:p>-1.1508253460219200</text:p>
          </table:table-cell>
          <table:table-cell table:formula="of:=[.$I$2]-(1.5*[.$J$2]^([.A223]-1))" office:value-type="float" office:value="0.27972539851412" calcext:value-type="float">
            <text:p>0.2797253985141200</text:p>
          </table:table-cell>
          <table:table-cell table:formula="of:=[.$I$2]+(1.5*[.$J$2]^([.A223]-1))" office:value-type="float" office:value="0.290871970474358" calcext:value-type="float">
            <text:p>0.2908719704743580</text:p>
          </table:table-cell>
          <table:table-cell table:number-columns-repeated="101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3]*([.$J$2])" office:value-type="float" office:value="0.0000144905435483096" calcext:value-type="float">
            <text:p>1.4490543548309600E-005</text:p>
          </table:table-cell>
          <table:table-cell table:formula="of:=[.$H$2]-(2*[.$J$2]^([.A224]-1))" office:value-type="float" office:value="-1.16550166576957" calcext:value-type="float">
            <text:p>-1.1655016657695700</text:p>
          </table:table-cell>
          <table:table-cell table:formula="of:=[.$H$2]+(2*[.$J$2]^([.A224]-1))" office:value-type="float" office:value="-1.15101112222126" calcext:value-type="float">
            <text:p>-1.1510111222212600</text:p>
          </table:table-cell>
          <table:table-cell table:formula="of:=[.$I$2]-(1.5*[.$J$2]^([.A224]-1))" office:value-type="float" office:value="0.279864730663623" calcext:value-type="float">
            <text:p>0.2798647306636230</text:p>
          </table:table-cell>
          <table:table-cell table:formula="of:=[.$I$2]+(1.5*[.$J$2]^([.A224]-1))" office:value-type="float" office:value="0.290732638324855" calcext:value-type="float">
            <text:p>0.2907326383248550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4]*([.$J$2])" office:value-type="float" office:value="0.0000141282799596019" calcext:value-type="float">
            <text:p>1.4128279959601900E-005</text:p>
          </table:table-cell>
          <table:table-cell table:formula="of:=[.$H$2]-(2*[.$J$2]^([.A225]-1))" office:value-type="float" office:value="-1.16532053397521" calcext:value-type="float">
            <text:p>-1.1653205339752100</text:p>
          </table:table-cell>
          <table:table-cell table:formula="of:=[.$H$2]+(2*[.$J$2]^([.A225]-1))" office:value-type="float" office:value="-1.15119225401561" calcext:value-type="float">
            <text:p>-1.1511922540156100</text:p>
          </table:table-cell>
          <table:table-cell table:formula="of:=[.$I$2]-(1.5*[.$J$2]^([.A225]-1))" office:value-type="float" office:value="0.280000579509388" calcext:value-type="float">
            <text:p>0.2800005795093880</text:p>
          </table:table-cell>
          <table:table-cell table:formula="of:=[.$I$2]+(1.5*[.$J$2]^([.A225]-1))" office:value-type="float" office:value="0.29059678947909" calcext:value-type="float">
            <text:p>0.2905967894790900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5]*([.$J$2])" office:value-type="float" office:value="0.0000137750729606118" calcext:value-type="float">
            <text:p>1.3775072960611800E-005</text:p>
          </table:table-cell>
          <table:table-cell table:formula="of:=[.$H$2]-(2*[.$J$2]^([.A226]-1))" office:value-type="float" office:value="-1.16514393047572" calcext:value-type="float">
            <text:p>-1.1651439304757200</text:p>
          </table:table-cell>
          <table:table-cell table:formula="of:=[.$H$2]+(2*[.$J$2]^([.A226]-1))" office:value-type="float" office:value="-1.1513688575151" calcext:value-type="float">
            <text:p>-1.1513688575151000</text:p>
          </table:table-cell>
          <table:table-cell table:formula="of:=[.$I$2]-(1.5*[.$J$2]^([.A226]-1))" office:value-type="float" office:value="0.28013303213401" calcext:value-type="float">
            <text:p>0.2801330321340100</text:p>
          </table:table-cell>
          <table:table-cell table:formula="of:=[.$I$2]+(1.5*[.$J$2]^([.A226]-1))" office:value-type="float" office:value="0.290464336854468" calcext:value-type="float">
            <text:p>0.2904643368544680</text:p>
          </table:table-cell>
          <table:table-cell table:number-columns-repeated="1018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6]*([.$J$2])" office:value-type="float" office:value="0.0000134306961365965" calcext:value-type="float">
            <text:p>1.3430696136596500E-005</text:p>
          </table:table-cell>
          <table:table-cell table:formula="of:=[.$H$2]-(2*[.$J$2]^([.A227]-1))" office:value-type="float" office:value="-1.16497174206371" calcext:value-type="float">
            <text:p>-1.1649717420637100</text:p>
          </table:table-cell>
          <table:table-cell table:formula="of:=[.$H$2]+(2*[.$J$2]^([.A227]-1))" office:value-type="float" office:value="-1.15154104592711" calcext:value-type="float">
            <text:p>-1.1515410459271100</text:p>
          </table:table-cell>
          <table:table-cell table:formula="of:=[.$I$2]-(1.5*[.$J$2]^([.A227]-1))" office:value-type="float" office:value="0.280262173443015" calcext:value-type="float">
            <text:p>0.2802621734430150</text:p>
          </table:table-cell>
          <table:table-cell table:formula="of:=[.$I$2]+(1.5*[.$J$2]^([.A227]-1))" office:value-type="float" office:value="0.290335195545463" calcext:value-type="float">
            <text:p>0.2903351955454630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7]*([.$J$2])" office:value-type="float" office:value="0.0000130949287331816" calcext:value-type="float">
            <text:p>1.3094928733181600E-005</text:p>
          </table:table-cell>
          <table:table-cell table:formula="of:=[.$H$2]-(2*[.$J$2]^([.A228]-1))" office:value-type="float" office:value="-1.164803858362" calcext:value-type="float">
            <text:p>-1.1648038583620000</text:p>
          </table:table-cell>
          <table:table-cell table:formula="of:=[.$H$2]+(2*[.$J$2]^([.A228]-1))" office:value-type="float" office:value="-1.15170892962882" calcext:value-type="float">
            <text:p>-1.1517089296288200</text:p>
          </table:table-cell>
          <table:table-cell table:formula="of:=[.$I$2]-(1.5*[.$J$2]^([.A228]-1))" office:value-type="float" office:value="0.280388086219296" calcext:value-type="float">
            <text:p>0.2803880862192960</text:p>
          </table:table-cell>
          <table:table-cell table:formula="of:=[.$I$2]+(1.5*[.$J$2]^([.A228]-1))" office:value-type="float" office:value="0.290209282769182" calcext:value-type="float">
            <text:p>0.2902092827691820</text:p>
          </table:table-cell>
          <table:table-cell table:number-columns-repeated="1018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8]*([.$J$2])" office:value-type="float" office:value="0.0000127675555148521" calcext:value-type="float">
            <text:p>1.2767555514852100E-005</text:p>
          </table:table-cell>
          <table:table-cell table:formula="of:=[.$H$2]-(2*[.$J$2]^([.A229]-1))" office:value-type="float" office:value="-1.16464017175284" calcext:value-type="float">
            <text:p>-1.1646401717528400</text:p>
          </table:table-cell>
          <table:table-cell table:formula="of:=[.$H$2]+(2*[.$J$2]^([.A229]-1))" office:value-type="float" office:value="-1.15187261623798" calcext:value-type="float">
            <text:p>-1.1518726162379800</text:p>
          </table:table-cell>
          <table:table-cell table:formula="of:=[.$I$2]-(1.5*[.$J$2]^([.A229]-1))" office:value-type="float" office:value="0.280510851176169" calcext:value-type="float">
            <text:p>0.2805108511761690</text:p>
          </table:table-cell>
          <table:table-cell table:formula="of:=[.$I$2]+(1.5*[.$J$2]^([.A229]-1))" office:value-type="float" office:value="0.290086517812309" calcext:value-type="float">
            <text:p>0.2900865178123090</text:p>
          </table:table-cell>
          <table:table-cell table:number-columns-repeated="101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9]*([.$J$2])" office:value-type="float" office:value="0.0000124483666269808" calcext:value-type="float">
            <text:p>1.2448366626980800E-005</text:p>
          </table:table-cell>
          <table:table-cell table:formula="of:=[.$H$2]-(2*[.$J$2]^([.A230]-1))" office:value-type="float" office:value="-1.1644805773089" calcext:value-type="float">
            <text:p>-1.1644805773089000</text:p>
          </table:table-cell>
          <table:table-cell table:formula="of:=[.$H$2]+(2*[.$J$2]^([.A230]-1))" office:value-type="float" office:value="-1.15203221068192" calcext:value-type="float">
            <text:p>-1.1520322106819200</text:p>
          </table:table-cell>
          <table:table-cell table:formula="of:=[.$I$2]-(1.5*[.$J$2]^([.A230]-1))" office:value-type="float" office:value="0.280630547009121" calcext:value-type="float">
            <text:p>0.2806305470091210</text:p>
          </table:table-cell>
          <table:table-cell table:formula="of:=[.$I$2]+(1.5*[.$J$2]^([.A230]-1))" office:value-type="float" office:value="0.289966821979357" calcext:value-type="float">
            <text:p>0.2899668219793570</text:p>
          </table:table-cell>
          <table:table-cell table:number-columns-repeated="101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0]*([.$J$2])" office:value-type="float" office:value="0.0000121371574613062" calcext:value-type="float">
            <text:p>1.2137157461306200E-005</text:p>
          </table:table-cell>
          <table:table-cell table:formula="of:=[.$H$2]-(2*[.$J$2]^([.A231]-1))" office:value-type="float" office:value="-1.16432497272606" calcext:value-type="float">
            <text:p>-1.1643249727260600</text:p>
          </table:table-cell>
          <table:table-cell table:formula="of:=[.$H$2]+(2*[.$J$2]^([.A231]-1))" office:value-type="float" office:value="-1.15218781526476" calcext:value-type="float">
            <text:p>-1.1521878152647600</text:p>
          </table:table-cell>
          <table:table-cell table:formula="of:=[.$I$2]-(1.5*[.$J$2]^([.A231]-1))" office:value-type="float" office:value="0.280747250446249" calcext:value-type="float">
            <text:p>0.2807472504462490</text:p>
          </table:table-cell>
          <table:table-cell table:formula="of:=[.$I$2]+(1.5*[.$J$2]^([.A231]-1))" office:value-type="float" office:value="0.289850118542229" calcext:value-type="float">
            <text:p>0.2898501185422290</text:p>
          </table:table-cell>
          <table:table-cell table:number-columns-repeated="101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1]*([.$J$2])" office:value-type="float" office:value="0.0000118337285247736" calcext:value-type="float">
            <text:p>1.1833728524773600E-005</text:p>
          </table:table-cell>
          <table:table-cell table:formula="of:=[.$H$2]-(2*[.$J$2]^([.A232]-1))" office:value-type="float" office:value="-1.1641732582578" calcext:value-type="float">
            <text:p>-1.1641732582578000</text:p>
          </table:table-cell>
          <table:table-cell table:formula="of:=[.$H$2]+(2*[.$J$2]^([.A232]-1))" office:value-type="float" office:value="-1.15233952973302" calcext:value-type="float">
            <text:p>-1.1523395297330200</text:p>
          </table:table-cell>
          <table:table-cell table:formula="of:=[.$I$2]-(1.5*[.$J$2]^([.A232]-1))" office:value-type="float" office:value="0.280861036297449" calcext:value-type="float">
            <text:p>0.2808610362974490</text:p>
          </table:table-cell>
          <table:table-cell table:formula="of:=[.$I$2]+(1.5*[.$J$2]^([.A232]-1))" office:value-type="float" office:value="0.289736332691029" calcext:value-type="float">
            <text:p>0.2897363326910290</text:p>
          </table:table-cell>
          <table:table-cell table:number-columns-repeated="1018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2]*([.$J$2])" office:value-type="float" office:value="0.0000115378853116543" calcext:value-type="float">
            <text:p>1.1537885311654300E-005</text:p>
          </table:table-cell>
          <table:table-cell table:formula="of:=[.$H$2]-(2*[.$J$2]^([.A233]-1))" office:value-type="float" office:value="-1.16402533665124" calcext:value-type="float">
            <text:p>-1.1640253366512400</text:p>
          </table:table-cell>
          <table:table-cell table:formula="of:=[.$H$2]+(2*[.$J$2]^([.A233]-1))" office:value-type="float" office:value="-1.15248745133958" calcext:value-type="float">
            <text:p>-1.1524874513395800</text:p>
          </table:table-cell>
          <table:table-cell table:formula="of:=[.$I$2]-(1.5*[.$J$2]^([.A233]-1))" office:value-type="float" office:value="0.280971977502369" calcext:value-type="float">
            <text:p>0.2809719775023690</text:p>
          </table:table-cell>
          <table:table-cell table:formula="of:=[.$I$2]+(1.5*[.$J$2]^([.A233]-1))" office:value-type="float" office:value="0.289625391486109" calcext:value-type="float">
            <text:p>0.2896253914861090</text:p>
          </table:table-cell>
          <table:table-cell table:number-columns-repeated="101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3]*([.$J$2])" office:value-type="float" office:value="0.0000112494381788629" calcext:value-type="float">
            <text:p>1.1249438178862900E-005</text:p>
          </table:table-cell>
          <table:table-cell table:formula="of:=[.$H$2]-(2*[.$J$2]^([.A234]-1))" office:value-type="float" office:value="-1.16388111308484" calcext:value-type="float">
            <text:p>-1.1638811130848400</text:p>
          </table:table-cell>
          <table:table-cell table:formula="of:=[.$H$2]+(2*[.$J$2]^([.A234]-1))" office:value-type="float" office:value="-1.15263167490598" calcext:value-type="float">
            <text:p>-1.1526316749059800</text:p>
          </table:table-cell>
          <table:table-cell table:formula="of:=[.$I$2]-(1.5*[.$J$2]^([.A234]-1))" office:value-type="float" office:value="0.281080145177165" calcext:value-type="float">
            <text:p>0.2810801451771650</text:p>
          </table:table-cell>
          <table:table-cell table:formula="of:=[.$I$2]+(1.5*[.$J$2]^([.A234]-1))" office:value-type="float" office:value="0.289517223811313" calcext:value-type="float">
            <text:p>0.2895172238113130</text:p>
          </table:table-cell>
          <table:table-cell table:number-columns-repeated="101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4]*([.$J$2])" office:value-type="float" office:value="0.0000109682022243913" calcext:value-type="float">
            <text:p>1.0968202224391300E-005</text:p>
          </table:table-cell>
          <table:table-cell table:formula="of:=[.$H$2]-(2*[.$J$2]^([.A235]-1))" office:value-type="float" office:value="-1.16374049510761" calcext:value-type="float">
            <text:p>-1.1637404951076100</text:p>
          </table:table-cell>
          <table:table-cell table:formula="of:=[.$H$2]+(2*[.$J$2]^([.A235]-1))" office:value-type="float" office:value="-1.15277229288321" calcext:value-type="float">
            <text:p>-1.1527722928832100</text:p>
          </table:table-cell>
          <table:table-cell table:formula="of:=[.$I$2]-(1.5*[.$J$2]^([.A235]-1))" office:value-type="float" office:value="0.281185608660092" calcext:value-type="float">
            <text:p>0.2811856086600920</text:p>
          </table:table-cell>
          <table:table-cell table:formula="of:=[.$I$2]+(1.5*[.$J$2]^([.A235]-1))" office:value-type="float" office:value="0.289411760328386" calcext:value-type="float">
            <text:p>0.2894117603283860</text:p>
          </table:table-cell>
          <table:table-cell table:number-columns-repeated="101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5]*([.$J$2])" office:value-type="float" office:value="0.0000106939971687815" calcext:value-type="float">
            <text:p>1.0693997168781500E-005</text:p>
          </table:table-cell>
          <table:table-cell table:formula="of:=[.$H$2]-(2*[.$J$2]^([.A236]-1))" office:value-type="float" office:value="-1.1636033925798" calcext:value-type="float">
            <text:p>-1.1636033925798000</text:p>
          </table:table-cell>
          <table:table-cell table:formula="of:=[.$H$2]+(2*[.$J$2]^([.A236]-1))" office:value-type="float" office:value="-1.15290939541102" calcext:value-type="float">
            <text:p>-1.1529093954110200</text:p>
          </table:table-cell>
          <table:table-cell table:formula="of:=[.$I$2]-(1.5*[.$J$2]^([.A236]-1))" office:value-type="float" office:value="0.281288435555946" calcext:value-type="float">
            <text:p>0.2812884355559460</text:p>
          </table:table-cell>
          <table:table-cell table:formula="of:=[.$I$2]+(1.5*[.$J$2]^([.A236]-1))" office:value-type="float" office:value="0.289308933432532" calcext:value-type="float">
            <text:p>0.2893089334325320</text:p>
          </table:table-cell>
          <table:table-cell table:number-columns-repeated="1018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6]*([.$J$2])" office:value-type="float" office:value="0.000010426647239562" calcext:value-type="float">
            <text:p>1.0426647239562000E-005</text:p>
          </table:table-cell>
          <table:table-cell table:formula="of:=[.$H$2]-(2*[.$J$2]^([.A237]-1))" office:value-type="float" office:value="-1.16346971761519" calcext:value-type="float">
            <text:p>-1.1634697176151900</text:p>
          </table:table-cell>
          <table:table-cell table:formula="of:=[.$H$2]+(2*[.$J$2]^([.A237]-1))" office:value-type="float" office:value="-1.15304307037563" calcext:value-type="float">
            <text:p>-1.1530430703756300</text:p>
          </table:table-cell>
          <table:table-cell table:formula="of:=[.$I$2]-(1.5*[.$J$2]^([.A237]-1))" office:value-type="float" office:value="0.281388691779403" calcext:value-type="float">
            <text:p>0.2813886917794030</text:p>
          </table:table-cell>
          <table:table-cell table:formula="of:=[.$I$2]+(1.5*[.$J$2]^([.A237]-1))" office:value-type="float" office:value="0.289208677209075" calcext:value-type="float">
            <text:p>0.2892086772090750</text:p>
          </table:table-cell>
          <table:table-cell table:number-columns-repeated="101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7]*([.$J$2])" office:value-type="float" office:value="0.000010165981058573" calcext:value-type="float">
            <text:p>1.0165981058573000E-005</text:p>
          </table:table-cell>
          <table:table-cell table:formula="of:=[.$H$2]-(2*[.$J$2]^([.A238]-1))" office:value-type="float" office:value="-1.1633393845247" calcext:value-type="float">
            <text:p>-1.1633393845247000</text:p>
          </table:table-cell>
          <table:table-cell table:formula="of:=[.$H$2]+(2*[.$J$2]^([.A238]-1))" office:value-type="float" office:value="-1.15317340346612" calcext:value-type="float">
            <text:p>-1.1531734034661200</text:p>
          </table:table-cell>
          <table:table-cell table:formula="of:=[.$I$2]-(1.5*[.$J$2]^([.A238]-1))" office:value-type="float" office:value="0.281486441597274" calcext:value-type="float">
            <text:p>0.2814864415972740</text:p>
          </table:table-cell>
          <table:table-cell table:formula="of:=[.$I$2]+(1.5*[.$J$2]^([.A238]-1))" office:value-type="float" office:value="0.289110927391204" calcext:value-type="float">
            <text:p>0.2891109273912040</text:p>
          </table:table-cell>
          <table:table-cell table:number-columns-repeated="101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8]*([.$J$2])" office:value-type="float" office:value="0.00000991183153210863" calcext:value-type="float">
            <text:p>9.9118315321086300E-006</text:p>
          </table:table-cell>
          <table:table-cell table:formula="of:=[.$H$2]-(2*[.$J$2]^([.A239]-1))" office:value-type="float" office:value="-1.16321230976146" calcext:value-type="float">
            <text:p>-1.1632123097614600</text:p>
          </table:table-cell>
          <table:table-cell table:formula="of:=[.$H$2]+(2*[.$J$2]^([.A239]-1))" office:value-type="float" office:value="-1.15330047822936" calcext:value-type="float">
            <text:p>-1.1533004782293600</text:p>
          </table:table-cell>
          <table:table-cell table:formula="of:=[.$I$2]-(1.5*[.$J$2]^([.A239]-1))" office:value-type="float" office:value="0.281581747669698" calcext:value-type="float">
            <text:p>0.2815817476696980</text:p>
          </table:table-cell>
          <table:table-cell table:formula="of:=[.$I$2]+(1.5*[.$J$2]^([.A239]-1))" office:value-type="float" office:value="0.28901562131878" calcext:value-type="float">
            <text:p>0.2890156213187800</text:p>
          </table:table-cell>
          <table:table-cell table:number-columns-repeated="1018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9]*([.$J$2])" office:value-type="float" office:value="0.00000966403574380591" calcext:value-type="float">
            <text:p>9.6640357438059100E-006</text:p>
          </table:table-cell>
          <table:table-cell table:formula="of:=[.$H$2]-(2*[.$J$2]^([.A240]-1))" office:value-type="float" office:value="-1.16308841186731" calcext:value-type="float">
            <text:p>-1.1630884118673100</text:p>
          </table:table-cell>
          <table:table-cell table:formula="of:=[.$H$2]+(2*[.$J$2]^([.A240]-1))" office:value-type="float" office:value="-1.15342437612351" calcext:value-type="float">
            <text:p>-1.1534243761235100</text:p>
          </table:table-cell>
          <table:table-cell table:formula="of:=[.$I$2]-(1.5*[.$J$2]^([.A240]-1))" office:value-type="float" office:value="0.281674671090312" calcext:value-type="float">
            <text:p>0.2816746710903120</text:p>
          </table:table-cell>
          <table:table-cell table:formula="of:=[.$I$2]+(1.5*[.$J$2]^([.A240]-1))" office:value-type="float" office:value="0.288922697898166" calcext:value-type="float">
            <text:p>0.2889226978981660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0]*([.$J$2])" office:value-type="float" office:value="0.00000942243485021077" calcext:value-type="float">
            <text:p>9.4224348502107700E-006</text:p>
          </table:table-cell>
          <table:table-cell table:formula="of:=[.$H$2]-(2*[.$J$2]^([.A241]-1))" office:value-type="float" office:value="-1.16296761142052" calcext:value-type="float">
            <text:p>-1.1629676114205200</text:p>
          </table:table-cell>
          <table:table-cell table:formula="of:=[.$H$2]+(2*[.$J$2]^([.A241]-1))" office:value-type="float" office:value="-1.1535451765703" calcext:value-type="float">
            <text:p>-1.1535451765703000</text:p>
          </table:table-cell>
          <table:table-cell table:formula="of:=[.$I$2]-(1.5*[.$J$2]^([.A241]-1))" office:value-type="float" office:value="0.28176527142541" calcext:value-type="float">
            <text:p>0.2817652714254100</text:p>
          </table:table-cell>
          <table:table-cell table:formula="of:=[.$I$2]+(1.5*[.$J$2]^([.A241]-1))" office:value-type="float" office:value="0.288832097563068" calcext:value-type="float">
            <text:p>0.2888320975630680</text:p>
          </table:table-cell>
          <table:table-cell table:number-columns-repeated="101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1]*([.$J$2])" office:value-type="float" office:value="0.0000091868739789555" calcext:value-type="float">
            <text:p>9.1868739789555000E-006</text:p>
          </table:table-cell>
          <table:table-cell table:formula="of:=[.$H$2]-(2*[.$J$2]^([.A242]-1))" office:value-type="float" office:value="-1.16284983098489" calcext:value-type="float">
            <text:p>-1.1628498309848900</text:p>
          </table:table-cell>
          <table:table-cell table:formula="of:=[.$H$2]+(2*[.$J$2]^([.A242]-1))" office:value-type="float" office:value="-1.15366295700593" calcext:value-type="float">
            <text:p>-1.1536629570059300</text:p>
          </table:table-cell>
          <table:table-cell table:formula="of:=[.$I$2]-(1.5*[.$J$2]^([.A242]-1))" office:value-type="float" office:value="0.281853606752131" calcext:value-type="float">
            <text:p>0.2818536067521310</text:p>
          </table:table-cell>
          <table:table-cell table:formula="of:=[.$I$2]+(1.5*[.$J$2]^([.A242]-1))" office:value-type="float" office:value="0.288743762236347" calcext:value-type="float">
            <text:p>0.2887437622363470</text:p>
          </table:table-cell>
          <table:table-cell table:number-columns-repeated="1018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2]*([.$J$2])" office:value-type="float" office:value="0.00000895720212948161" calcext:value-type="float">
            <text:p>8.9572021294816100E-006</text:p>
          </table:table-cell>
          <table:table-cell table:formula="of:=[.$H$2]-(2*[.$J$2]^([.A243]-1))" office:value-type="float" office:value="-1.16273499506015" calcext:value-type="float">
            <text:p>-1.1627349950601500</text:p>
          </table:table-cell>
          <table:table-cell table:formula="of:=[.$H$2]+(2*[.$J$2]^([.A243]-1))" office:value-type="float" office:value="-1.15377779293067" calcext:value-type="float">
            <text:p>-1.1537777929306700</text:p>
          </table:table-cell>
          <table:table-cell table:formula="of:=[.$I$2]-(1.5*[.$J$2]^([.A243]-1))" office:value-type="float" office:value="0.281939733695683" calcext:value-type="float">
            <text:p>0.2819397336956830</text:p>
          </table:table-cell>
          <table:table-cell table:formula="of:=[.$I$2]+(1.5*[.$J$2]^([.A243]-1))" office:value-type="float" office:value="0.288657635292795" calcext:value-type="float">
            <text:p>0.2886576352927950</text:p>
          </table:table-cell>
          <table:table-cell table:number-columns-repeated="1018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3]*([.$J$2])" office:value-type="float" office:value="0.00000873327207624457" calcext:value-type="float">
            <text:p>8.7332720762445700E-006</text:p>
          </table:table-cell>
          <table:table-cell table:formula="of:=[.$H$2]-(2*[.$J$2]^([.A244]-1))" office:value-type="float" office:value="-1.16262303003353" calcext:value-type="float">
            <text:p>-1.1626230300335300</text:p>
          </table:table-cell>
          <table:table-cell table:formula="of:=[.$H$2]+(2*[.$J$2]^([.A244]-1))" office:value-type="float" office:value="-1.15388975795729" calcext:value-type="float">
            <text:p>-1.1538897579572900</text:p>
          </table:table-cell>
          <table:table-cell table:formula="of:=[.$I$2]-(1.5*[.$J$2]^([.A244]-1))" office:value-type="float" office:value="0.282023707465647" calcext:value-type="float">
            <text:p>0.2820237074656470</text:p>
          </table:table-cell>
          <table:table-cell table:formula="of:=[.$I$2]+(1.5*[.$J$2]^([.A244]-1))" office:value-type="float" office:value="0.288573661522831" calcext:value-type="float">
            <text:p>0.2885736615228310</text:p>
          </table:table-cell>
          <table:table-cell table:number-columns-repeated="1018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4]*([.$J$2])" office:value-type="float" office:value="0.00000851494027433845" calcext:value-type="float">
            <text:p>8.5149402743384500E-006</text:p>
          </table:table-cell>
          <table:table-cell table:formula="of:=[.$H$2]-(2*[.$J$2]^([.A245]-1))" office:value-type="float" office:value="-1.16251386413258" calcext:value-type="float">
            <text:p>-1.1625138641325800</text:p>
          </table:table-cell>
          <table:table-cell table:formula="of:=[.$H$2]+(2*[.$J$2]^([.A245]-1))" office:value-type="float" office:value="-1.15399892385824" calcext:value-type="float">
            <text:p>-1.1539989238582400</text:p>
          </table:table-cell>
          <table:table-cell table:formula="of:=[.$I$2]-(1.5*[.$J$2]^([.A245]-1))" office:value-type="float" office:value="0.282105581891362" calcext:value-type="float">
            <text:p>0.2821055818913620</text:p>
          </table:table-cell>
          <table:table-cell table:formula="of:=[.$I$2]+(1.5*[.$J$2]^([.A245]-1))" office:value-type="float" office:value="0.288491787097116" calcext:value-type="float">
            <text:p>0.2884917870971160</text:p>
          </table:table-cell>
          <table:table-cell table:number-columns-repeated="1018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5]*([.$J$2])" office:value-type="float" office:value="0.00000830206676747999" calcext:value-type="float">
            <text:p>8.3020667674799900E-006</text:p>
          </table:table-cell>
          <table:table-cell table:formula="of:=[.$H$2]-(2*[.$J$2]^([.A246]-1))" office:value-type="float" office:value="-1.16240742737915" calcext:value-type="float">
            <text:p>-1.1624074273791500</text:p>
          </table:table-cell>
          <table:table-cell table:formula="of:=[.$H$2]+(2*[.$J$2]^([.A246]-1))" office:value-type="float" office:value="-1.15410536061167" calcext:value-type="float">
            <text:p>-1.1541053606116700</text:p>
          </table:table-cell>
          <table:table-cell table:formula="of:=[.$I$2]-(1.5*[.$J$2]^([.A246]-1))" office:value-type="float" office:value="0.282185409456434" calcext:value-type="float">
            <text:p>0.2821854094564340</text:p>
          </table:table-cell>
          <table:table-cell table:formula="of:=[.$I$2]+(1.5*[.$J$2]^([.A246]-1))" office:value-type="float" office:value="0.288411959532044" calcext:value-type="float">
            <text:p>0.2884119595320440</text:p>
          </table:table-cell>
          <table:table-cell table:number-columns-repeated="101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6]*([.$J$2])" office:value-type="float" office:value="0.00000809451509829299" calcext:value-type="float">
            <text:p>8.0945150982929900E-006</text:p>
          </table:table-cell>
          <table:table-cell table:formula="of:=[.$H$2]-(2*[.$J$2]^([.A247]-1))" office:value-type="float" office:value="-1.16230365154456" calcext:value-type="float">
            <text:p>-1.1623036515445600</text:p>
          </table:table-cell>
          <table:table-cell table:formula="of:=[.$H$2]+(2*[.$J$2]^([.A247]-1))" office:value-type="float" office:value="-1.15420913644626" calcext:value-type="float">
            <text:p>-1.1542091364462600</text:p>
          </table:table-cell>
          <table:table-cell table:formula="of:=[.$I$2]-(1.5*[.$J$2]^([.A247]-1))" office:value-type="float" office:value="0.282263241332379" calcext:value-type="float">
            <text:p>0.2822632413323790</text:p>
          </table:table-cell>
          <table:table-cell table:formula="of:=[.$I$2]+(1.5*[.$J$2]^([.A247]-1))" office:value-type="float" office:value="0.288334127656099" calcext:value-type="float">
            <text:p>0.2883341276560990</text:p>
          </table:table-cell>
          <table:table-cell table:number-columns-repeated="1018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7]*([.$J$2])" office:value-type="float" office:value="0.00000789215222083567" calcext:value-type="float">
            <text:p>7.8921522208356700E-006</text:p>
          </table:table-cell>
          <table:table-cell table:formula="of:=[.$H$2]-(2*[.$J$2]^([.A248]-1))" office:value-type="float" office:value="-1.16220247010583" calcext:value-type="float">
            <text:p>-1.1622024701058300</text:p>
          </table:table-cell>
          <table:table-cell table:formula="of:=[.$H$2]+(2*[.$J$2]^([.A248]-1))" office:value-type="float" office:value="-1.15431031788499" calcext:value-type="float">
            <text:p>-1.1543103178849900</text:p>
          </table:table-cell>
          <table:table-cell table:formula="of:=[.$I$2]-(1.5*[.$J$2]^([.A248]-1))" office:value-type="float" office:value="0.282339127411426" calcext:value-type="float">
            <text:p>0.2823391274114260</text:p>
          </table:table-cell>
          <table:table-cell table:formula="of:=[.$I$2]+(1.5*[.$J$2]^([.A248]-1))" office:value-type="float" office:value="0.288258241577052" calcext:value-type="float">
            <text:p>0.2882582415770520</text:p>
          </table:table-cell>
          <table:table-cell table:number-columns-repeated="1018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8]*([.$J$2])" office:value-type="float" office:value="0.00000769484841531478" calcext:value-type="float">
            <text:p>7.6948484153147800E-006</text:p>
          </table:table-cell>
          <table:table-cell table:formula="of:=[.$H$2]-(2*[.$J$2]^([.A249]-1))" office:value-type="float" office:value="-1.16210381820307" calcext:value-type="float">
            <text:p>-1.1621038182030700</text:p>
          </table:table-cell>
          <table:table-cell table:formula="of:=[.$H$2]+(2*[.$J$2]^([.A249]-1))" office:value-type="float" office:value="-1.15440896978775" calcext:value-type="float">
            <text:p>-1.1544089697877500</text:p>
          </table:table-cell>
          <table:table-cell table:formula="of:=[.$I$2]-(1.5*[.$J$2]^([.A249]-1))" office:value-type="float" office:value="0.282413116338496" calcext:value-type="float">
            <text:p>0.2824131163384960</text:p>
          </table:table-cell>
          <table:table-cell table:formula="of:=[.$I$2]+(1.5*[.$J$2]^([.A249]-1))" office:value-type="float" office:value="0.288184252649982" calcext:value-type="float">
            <text:p>0.2881842526499820</text:p>
          </table:table-cell>
          <table:table-cell table:number-columns-repeated="101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9]*([.$J$2])" office:value-type="float" office:value="0.00000750247720493191" calcext:value-type="float">
            <text:p>7.5024772049319100E-006</text:p>
          </table:table-cell>
          <table:table-cell table:formula="of:=[.$H$2]-(2*[.$J$2]^([.A250]-1))" office:value-type="float" office:value="-1.16200763259788" calcext:value-type="float">
            <text:p>-1.1620076325978800</text:p>
          </table:table-cell>
          <table:table-cell table:formula="of:=[.$H$2]+(2*[.$J$2]^([.A250]-1))" office:value-type="float" office:value="-1.15450515539294" calcext:value-type="float">
            <text:p>-1.1545051553929400</text:p>
          </table:table-cell>
          <table:table-cell table:formula="of:=[.$I$2]-(1.5*[.$J$2]^([.A250]-1))" office:value-type="float" office:value="0.28248525554239" calcext:value-type="float">
            <text:p>0.2824852555423900</text:p>
          </table:table-cell>
          <table:table-cell table:formula="of:=[.$I$2]+(1.5*[.$J$2]^([.A250]-1))" office:value-type="float" office:value="0.288112113446088" calcext:value-type="float">
            <text:p>0.2881121134460880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0]*([.$J$2])" office:value-type="float" office:value="0.00000731491527480861" calcext:value-type="float">
            <text:p>7.3149152748086100E-006</text:p>
          </table:table-cell>
          <table:table-cell table:formula="of:=[.$H$2]-(2*[.$J$2]^([.A251]-1))" office:value-type="float" office:value="-1.16191385163281" calcext:value-type="float">
            <text:p>-1.1619138516328100</text:p>
          </table:table-cell>
          <table:table-cell table:formula="of:=[.$H$2]+(2*[.$J$2]^([.A251]-1))" office:value-type="float" office:value="-1.15459893635801" calcext:value-type="float">
            <text:p>-1.1545989363580100</text:p>
          </table:table-cell>
          <table:table-cell table:formula="of:=[.$I$2]-(1.5*[.$J$2]^([.A251]-1))" office:value-type="float" office:value="0.282555591266186" calcext:value-type="float">
            <text:p>0.2825555912661860</text:p>
          </table:table-cell>
          <table:table-cell table:formula="of:=[.$I$2]+(1.5*[.$J$2]^([.A251]-1))" office:value-type="float" office:value="0.288041777722292" calcext:value-type="float">
            <text:p>0.2880417777222920</text:p>
          </table:table-cell>
          <table:table-cell table:number-columns-repeated="101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1]*([.$J$2])" office:value-type="float" office:value="0.00000713204239293839" calcext:value-type="float">
            <text:p>7.1320423929383900E-006</text:p>
          </table:table-cell>
          <table:table-cell table:formula="of:=[.$H$2]-(2*[.$J$2]^([.A252]-1))" office:value-type="float" office:value="-1.16182241519188" calcext:value-type="float">
            <text:p>-1.1618224151918800</text:p>
          </table:table-cell>
          <table:table-cell table:formula="of:=[.$H$2]+(2*[.$J$2]^([.A252]-1))" office:value-type="float" office:value="-1.15469037279894" calcext:value-type="float">
            <text:p>-1.1546903727989400</text:p>
          </table:table-cell>
          <table:table-cell table:formula="of:=[.$I$2]-(1.5*[.$J$2]^([.A252]-1))" office:value-type="float" office:value="0.282624168596887" calcext:value-type="float">
            <text:p>0.2826241685968870</text:p>
          </table:table-cell>
          <table:table-cell table:formula="of:=[.$I$2]+(1.5*[.$J$2]^([.A252]-1))" office:value-type="float" office:value="0.287973200391591" calcext:value-type="float">
            <text:p>0.2879732003915910</text:p>
          </table:table-cell>
          <table:table-cell table:number-columns-repeated="1018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2]*([.$J$2])" office:value-type="float" office:value="0.00000695374133311493" calcext:value-type="float">
            <text:p>6.9537413331149300E-006</text:p>
          </table:table-cell>
          <table:table-cell table:formula="of:=[.$H$2]-(2*[.$J$2]^([.A253]-1))" office:value-type="float" office:value="-1.16173326466197" calcext:value-type="float">
            <text:p>-1.1617332646619700</text:p>
          </table:table-cell>
          <table:table-cell table:formula="of:=[.$H$2]+(2*[.$J$2]^([.A253]-1))" office:value-type="float" office:value="-1.15477952332885" calcext:value-type="float">
            <text:p>-1.1547795233288500</text:p>
          </table:table-cell>
          <table:table-cell table:formula="of:=[.$I$2]-(1.5*[.$J$2]^([.A253]-1))" office:value-type="float" office:value="0.282691031494321" calcext:value-type="float">
            <text:p>0.2826910314943210</text:p>
          </table:table-cell>
          <table:table-cell table:formula="of:=[.$I$2]+(1.5*[.$J$2]^([.A253]-1))" office:value-type="float" office:value="0.287906337494157" calcext:value-type="float">
            <text:p>0.2879063374941570</text:p>
          </table:table-cell>
          <table:table-cell table:number-columns-repeated="1018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3]*([.$J$2])" office:value-type="float" office:value="0.00000677989779978706" calcext:value-type="float">
            <text:p>6.7798977997870600E-006</text:p>
          </table:table-cell>
          <table:table-cell table:formula="of:=[.$H$2]-(2*[.$J$2]^([.A254]-1))" office:value-type="float" office:value="-1.1616463428953" calcext:value-type="float">
            <text:p>-1.1616463428953000</text:p>
          </table:table-cell>
          <table:table-cell table:formula="of:=[.$H$2]+(2*[.$J$2]^([.A254]-1))" office:value-type="float" office:value="-1.15486644509552" calcext:value-type="float">
            <text:p>-1.1548664450955200</text:p>
          </table:table-cell>
          <table:table-cell table:formula="of:=[.$I$2]-(1.5*[.$J$2]^([.A254]-1))" office:value-type="float" office:value="0.282756222819319" calcext:value-type="float">
            <text:p>0.2827562228193190</text:p>
          </table:table-cell>
          <table:table-cell table:formula="of:=[.$I$2]+(1.5*[.$J$2]^([.A254]-1))" office:value-type="float" office:value="0.287841146169159" calcext:value-type="float">
            <text:p>0.2878411461691590</text:p>
          </table:table-cell>
          <table:table-cell table:number-columns-repeated="1018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4]*([.$J$2])" office:value-type="float" office:value="0.00000661040035479238" calcext:value-type="float">
            <text:p>6.6104003547923800E-006</text:p>
          </table:table-cell>
          <table:table-cell table:formula="of:=[.$H$2]-(2*[.$J$2]^([.A255]-1))" office:value-type="float" office:value="-1.16156159417281" calcext:value-type="float">
            <text:p>-1.1615615941728100</text:p>
          </table:table-cell>
          <table:table-cell table:formula="of:=[.$H$2]+(2*[.$J$2]^([.A255]-1))" office:value-type="float" office:value="-1.15495119381801" calcext:value-type="float">
            <text:p>-1.1549511938180100</text:p>
          </table:table-cell>
          <table:table-cell table:formula="of:=[.$I$2]-(1.5*[.$J$2]^([.A255]-1))" office:value-type="float" office:value="0.282819784361192" calcext:value-type="float">
            <text:p>0.2828197843611920</text:p>
          </table:table-cell>
          <table:table-cell table:formula="of:=[.$I$2]+(1.5*[.$J$2]^([.A255]-1))" office:value-type="float" office:value="0.287777584627286" calcext:value-type="float">
            <text:p>0.2877775846272860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5]*([.$J$2])" office:value-type="float" office:value="0.00000644514034592257" calcext:value-type="float">
            <text:p>6.4451403459225700E-006</text:p>
          </table:table-cell>
          <table:table-cell table:formula="of:=[.$H$2]-(2*[.$J$2]^([.A256]-1))" office:value-type="float" office:value="-1.16147896416837" calcext:value-type="float">
            <text:p>-1.1614789641683700</text:p>
          </table:table-cell>
          <table:table-cell table:formula="of:=[.$H$2]+(2*[.$J$2]^([.A256]-1))" office:value-type="float" office:value="-1.15503382382245" calcext:value-type="float">
            <text:p>-1.1550338238224500</text:p>
          </table:table-cell>
          <table:table-cell table:formula="of:=[.$I$2]-(1.5*[.$J$2]^([.A256]-1))" office:value-type="float" office:value="0.282881756864518" calcext:value-type="float">
            <text:p>0.2828817568645180</text:p>
          </table:table-cell>
          <table:table-cell table:formula="of:=[.$I$2]+(1.5*[.$J$2]^([.A256]-1))" office:value-type="float" office:value="0.28771561212396" calcext:value-type="float">
            <text:p>0.2877156121239600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56]*([.$J$2])" office:value-type="float" office:value="0.00000628401183727451" calcext:value-type="float">
            <text:p>6.2840118372745100E-006</text:p>
          </table:table-cell>
          <table:table-cell table:formula="of:=[.$H$2]-(2*[.$J$2]^([.A257]-1))" office:value-type="float" office:value="-1.16139839991405" calcext:value-type="float">
            <text:p>-1.1613983999140500</text:p>
          </table:table-cell>
          <table:table-cell table:formula="of:=[.$H$2]+(2*[.$J$2]^([.A257]-1))" office:value-type="float" office:value="-1.15511438807677" calcext:value-type="float">
            <text:p>-1.1551143880767700</text:p>
          </table:table-cell>
          <table:table-cell table:formula="of:=[.$I$2]-(1.5*[.$J$2]^([.A257]-1))" office:value-type="float" office:value="0.282942180055261" calcext:value-type="float">
            <text:p>0.2829421800552610</text:p>
          </table:table-cell>
          <table:table-cell table:formula="of:=[.$I$2]+(1.5*[.$J$2]^([.A257]-1))" office:value-type="float" office:value="0.287655188933217" calcext:value-type="float">
            <text:p>0.2876551889332170</text:p>
          </table:table-cell>
          <table:table-cell table:number-columns-repeated="1018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257]*([.$J$2])" office:value-type="float" office:value="0.00000612691154134265" calcext:value-type="float">
            <text:p>6.1269115413426500E-006</text:p>
          </table:table-cell>
          <table:table-cell table:formula="of:=[.$H$2]-(2*[.$J$2]^([.A258]-1))" office:value-type="float" office:value="-1.16131984976608" calcext:value-type="float">
            <text:p>-1.1613198497660800</text:p>
          </table:table-cell>
          <table:table-cell table:formula="of:=[.$H$2]+(2*[.$J$2]^([.A258]-1))" office:value-type="float" office:value="-1.15519293822474" calcext:value-type="float">
            <text:p>-1.1551929382247400</text:p>
          </table:table-cell>
          <table:table-cell table:formula="of:=[.$I$2]-(1.5*[.$J$2]^([.A258]-1))" office:value-type="float" office:value="0.283001092666235" calcext:value-type="float">
            <text:p>0.2830010926662350</text:p>
          </table:table-cell>
          <table:table-cell table:formula="of:=[.$I$2]+(1.5*[.$J$2]^([.A258]-1))" office:value-type="float" office:value="0.287596276322242" calcext:value-type="float">
            <text:p>0.2875962763222420</text:p>
          </table:table-cell>
          <table:table-cell table:number-columns-repeated="1018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258]*([.$J$2])" office:value-type="float" office:value="0.00000597373875280908" calcext:value-type="float">
            <text:p>5.9737387528090800E-006</text:p>
          </table:table-cell>
          <table:table-cell table:formula="of:=[.$H$2]-(2*[.$J$2]^([.A259]-1))" office:value-type="float" office:value="-1.16124326337181" calcext:value-type="float">
            <text:p>-1.1612432633718100</text:p>
          </table:table-cell>
          <table:table-cell table:formula="of:=[.$H$2]+(2*[.$J$2]^([.A259]-1))" office:value-type="float" office:value="-1.15526952461901" calcext:value-type="float">
            <text:p>-1.1552695246190100</text:p>
          </table:table-cell>
          <table:table-cell table:formula="of:=[.$I$2]-(1.5*[.$J$2]^([.A259]-1))" office:value-type="float" office:value="0.283058532461936" calcext:value-type="float">
            <text:p>0.2830585324619360</text:p>
          </table:table-cell>
          <table:table-cell table:formula="of:=[.$I$2]+(1.5*[.$J$2]^([.A259]-1))" office:value-type="float" office:value="0.287538836526542" calcext:value-type="float">
            <text:p>0.2875388365265420</text:p>
          </table:table-cell>
          <table:table-cell table:number-columns-repeated="1018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259]*([.$J$2])" office:value-type="float" office:value="0.00000582439528398885" calcext:value-type="float">
            <text:p>5.8243952839888500E-006</text:p>
          </table:table-cell>
          <table:table-cell table:formula="of:=[.$H$2]-(2*[.$J$2]^([.A260]-1))" office:value-type="float" office:value="-1.1611685916374" calcext:value-type="float">
            <text:p>-1.1611685916374000</text:p>
          </table:table-cell>
          <table:table-cell table:formula="of:=[.$H$2]+(2*[.$J$2]^([.A260]-1))" office:value-type="float" office:value="-1.15534419635342" calcext:value-type="float">
            <text:p>-1.1553441963534200</text:p>
          </table:table-cell>
          <table:table-cell table:formula="of:=[.$I$2]-(1.5*[.$J$2]^([.A260]-1))" office:value-type="float" office:value="0.283114536262743" calcext:value-type="float">
            <text:p>0.2831145362627430</text:p>
          </table:table-cell>
          <table:table-cell table:formula="of:=[.$I$2]+(1.5*[.$J$2]^([.A260]-1))" office:value-type="float" office:value="0.287482832725735" calcext:value-type="float">
            <text:p>0.2874828327257350</text:p>
          </table:table-cell>
          <table:table-cell table:number-columns-repeated="1018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260]*([.$J$2])" office:value-type="float" office:value="0.00000567878540188913" calcext:value-type="float">
            <text:p>5.6787854018891300E-006</text:p>
          </table:table-cell>
          <table:table-cell table:formula="of:=[.$H$2]-(2*[.$J$2]^([.A261]-1))" office:value-type="float" office:value="-1.16109578669635" calcext:value-type="float">
            <text:p>-1.1610957866963500</text:p>
          </table:table-cell>
          <table:table-cell table:formula="of:=[.$H$2]+(2*[.$J$2]^([.A261]-1))" office:value-type="float" office:value="-1.15541700129447" calcext:value-type="float">
            <text:p>-1.1554170012944700</text:p>
          </table:table-cell>
          <table:table-cell table:formula="of:=[.$I$2]-(1.5*[.$J$2]^([.A261]-1))" office:value-type="float" office:value="0.283169139968531" calcext:value-type="float">
            <text:p>0.2831691399685310</text:p>
          </table:table-cell>
          <table:table-cell table:formula="of:=[.$I$2]+(1.5*[.$J$2]^([.A261]-1))" office:value-type="float" office:value="0.287428229019947" calcext:value-type="float">
            <text:p>0.2874282290199470</text:p>
          </table:table-cell>
          <table:table-cell table:number-columns-repeated="1018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261]*([.$J$2])" office:value-type="float" office:value="0.0000055368157668419" calcext:value-type="float">
            <text:p>5.5368157668419000E-006</text:p>
          </table:table-cell>
          <table:table-cell table:formula="of:=[.$H$2]-(2*[.$J$2]^([.A262]-1))" office:value-type="float" office:value="-1.16102480187883" calcext:value-type="float">
            <text:p>-1.1610248018788300</text:p>
          </table:table-cell>
          <table:table-cell table:formula="of:=[.$H$2]+(2*[.$J$2]^([.A262]-1))" office:value-type="float" office:value="-1.15548798611199" calcext:value-type="float">
            <text:p>-1.1554879861119900</text:p>
          </table:table-cell>
          <table:table-cell table:formula="of:=[.$I$2]-(1.5*[.$J$2]^([.A262]-1))" office:value-type="float" office:value="0.283222378581673" calcext:value-type="float">
            <text:p>0.2832223785816730</text:p>
          </table:table-cell>
          <table:table-cell table:formula="of:=[.$I$2]+(1.5*[.$J$2]^([.A262]-1))" office:value-type="float" office:value="0.287374990406805" calcext:value-type="float">
            <text:p>0.2873749904068050</text:p>
          </table:table-cell>
          <table:table-cell table:number-columns-repeated="1018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262]*([.$J$2])" office:value-type="float" office:value="0.00000539839537267086" calcext:value-type="float">
            <text:p>5.3983953726708600E-006</text:p>
          </table:table-cell>
          <table:table-cell table:formula="of:=[.$H$2]-(2*[.$J$2]^([.A263]-1))" office:value-type="float" office:value="-1.16095559168175" calcext:value-type="float">
            <text:p>-1.1609555916817500</text:p>
          </table:table-cell>
          <table:table-cell table:formula="of:=[.$H$2]+(2*[.$J$2]^([.A263]-1))" office:value-type="float" office:value="-1.15555719630907" calcext:value-type="float">
            <text:p>-1.1555571963090700</text:p>
          </table:table-cell>
          <table:table-cell table:formula="of:=[.$I$2]-(1.5*[.$J$2]^([.A263]-1))" office:value-type="float" office:value="0.283274286229487" calcext:value-type="float">
            <text:p>0.2832742862294870</text:p>
          </table:table-cell>
          <table:table-cell table:formula="of:=[.$I$2]+(1.5*[.$J$2]^([.A263]-1))" office:value-type="float" office:value="0.287323082758991" calcext:value-type="float">
            <text:p>0.2873230827589910</text:p>
          </table:table-cell>
          <table:table-cell table:number-columns-repeated="1018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263]*([.$J$2])" office:value-type="float" office:value="0.00000526343548835408" calcext:value-type="float">
            <text:p>5.2634354883540800E-006</text:p>
          </table:table-cell>
          <table:table-cell table:formula="of:=[.$H$2]-(2*[.$J$2]^([.A264]-1))" office:value-type="float" office:value="-1.16088811173959" calcext:value-type="float">
            <text:p>-1.1608881117395900</text:p>
          </table:table-cell>
          <table:table-cell table:formula="of:=[.$H$2]+(2*[.$J$2]^([.A264]-1))" office:value-type="float" office:value="-1.15562467625123" calcext:value-type="float">
            <text:p>-1.1556246762512300</text:p>
          </table:table-cell>
          <table:table-cell table:formula="of:=[.$I$2]-(1.5*[.$J$2]^([.A264]-1))" office:value-type="float" office:value="0.283324896186106" calcext:value-type="float">
            <text:p>0.2833248961861060</text:p>
          </table:table-cell>
          <table:table-cell table:formula="of:=[.$I$2]+(1.5*[.$J$2]^([.A264]-1))" office:value-type="float" office:value="0.287272472802372" calcext:value-type="float">
            <text:p>0.2872724728023720</text:p>
          </table:table-cell>
          <table:table-cell table:number-columns-repeated="1018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264]*([.$J$2])" office:value-type="float" office:value="0.00000513184960114523" calcext:value-type="float">
            <text:p>5.1318496011452300E-006</text:p>
          </table:table-cell>
          <table:table-cell table:formula="of:=[.$H$2]-(2*[.$J$2]^([.A265]-1))" office:value-type="float" office:value="-1.16082231879598" calcext:value-type="float">
            <text:p>-1.1608223187959800</text:p>
          </table:table-cell>
          <table:table-cell table:formula="of:=[.$H$2]+(2*[.$J$2]^([.A265]-1))" office:value-type="float" office:value="-1.15569046919484" calcext:value-type="float">
            <text:p>-1.1556904691948400</text:p>
          </table:table-cell>
          <table:table-cell table:formula="of:=[.$I$2]-(1.5*[.$J$2]^([.A265]-1))" office:value-type="float" office:value="0.283374240893809" calcext:value-type="float">
            <text:p>0.2833742408938090</text:p>
          </table:table-cell>
          <table:table-cell table:formula="of:=[.$I$2]+(1.5*[.$J$2]^([.A265]-1))" office:value-type="float" office:value="0.287223128094668" calcext:value-type="float">
            <text:p>0.2872231280946680</text:p>
          </table:table-cell>
          <table:table-cell table:number-columns-repeated="1018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265]*([.$J$2])" office:value-type="float" office:value="0.0000050035533611166" calcext:value-type="float">
            <text:p>5.0035533611166000E-006</text:p>
          </table:table-cell>
          <table:table-cell table:formula="of:=[.$H$2]-(2*[.$J$2]^([.A266]-1))" office:value-type="float" office:value="-1.16075817067597" calcext:value-type="float">
            <text:p>-1.1607581706759700</text:p>
          </table:table-cell>
          <table:table-cell table:formula="of:=[.$H$2]+(2*[.$J$2]^([.A266]-1))" office:value-type="float" office:value="-1.15575461731485" calcext:value-type="float">
            <text:p>-1.1557546173148500</text:p>
          </table:table-cell>
          <table:table-cell table:formula="of:=[.$I$2]-(1.5*[.$J$2]^([.A266]-1))" office:value-type="float" office:value="0.28342235198382" calcext:value-type="float">
            <text:p>0.2834223519838200</text:p>
          </table:table-cell>
          <table:table-cell table:formula="of:=[.$I$2]+(1.5*[.$J$2]^([.A266]-1))" office:value-type="float" office:value="0.287175017004658" calcext:value-type="float">
            <text:p>0.2871750170046580</text:p>
          </table:table-cell>
          <table:table-cell table:number-columns-repeated="1018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266]*([.$J$2])" office:value-type="float" office:value="0.00000487846452708869" calcext:value-type="float">
            <text:p>4.8784645270886900E-006</text:p>
          </table:table-cell>
          <table:table-cell table:formula="of:=[.$H$2]-(2*[.$J$2]^([.A267]-1))" office:value-type="float" office:value="-1.16069562625895" calcext:value-type="float">
            <text:p>-1.1606956262589500</text:p>
          </table:table-cell>
          <table:table-cell table:formula="of:=[.$H$2]+(2*[.$J$2]^([.A267]-1))" office:value-type="float" office:value="-1.15581716173187" calcext:value-type="float">
            <text:p>-1.1558171617318700</text:p>
          </table:table-cell>
          <table:table-cell table:formula="of:=[.$I$2]-(1.5*[.$J$2]^([.A267]-1))" office:value-type="float" office:value="0.283469260296581" calcext:value-type="float">
            <text:p>0.2834692602965810</text:p>
          </table:table-cell>
          <table:table-cell table:formula="of:=[.$I$2]+(1.5*[.$J$2]^([.A267]-1))" office:value-type="float" office:value="0.287128108691897" calcext:value-type="float">
            <text:p>0.2871281086918970</text:p>
          </table:table-cell>
          <table:table-cell table:number-columns-repeated="1018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267]*([.$J$2])" office:value-type="float" office:value="0.00000475650291391147" calcext:value-type="float">
            <text:p>4.7565029139114700E-006</text:p>
          </table:table-cell>
          <table:table-cell table:formula="of:=[.$H$2]-(2*[.$J$2]^([.A268]-1))" office:value-type="float" office:value="-1.16063464545237" calcext:value-type="float">
            <text:p>-1.1606346454523700</text:p>
          </table:table-cell>
          <table:table-cell table:formula="of:=[.$H$2]+(2*[.$J$2]^([.A268]-1))" office:value-type="float" office:value="-1.15587814253845" calcext:value-type="float">
            <text:p>-1.1558781425384500</text:p>
          </table:table-cell>
          <table:table-cell table:formula="of:=[.$I$2]-(1.5*[.$J$2]^([.A268]-1))" office:value-type="float" office:value="0.283514995901522" calcext:value-type="float">
            <text:p>0.2835149959015220</text:p>
          </table:table-cell>
          <table:table-cell table:formula="of:=[.$I$2]+(1.5*[.$J$2]^([.A268]-1))" office:value-type="float" office:value="0.287082373086956" calcext:value-type="float">
            <text:p>0.2870823730869560</text:p>
          </table:table-cell>
          <table:table-cell table:number-columns-repeated="1018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268]*([.$J$2])" office:value-type="float" office:value="0.00000463759034106368" calcext:value-type="float">
            <text:p>4.6375903410636800E-006</text:p>
          </table:table-cell>
          <table:table-cell table:formula="of:=[.$H$2]-(2*[.$J$2]^([.A269]-1))" office:value-type="float" office:value="-1.16057518916594" calcext:value-type="float">
            <text:p>-1.1605751891659400</text:p>
          </table:table-cell>
          <table:table-cell table:formula="of:=[.$H$2]+(2*[.$J$2]^([.A269]-1))" office:value-type="float" office:value="-1.15593759882488" calcext:value-type="float">
            <text:p>-1.1559375988248800</text:p>
          </table:table-cell>
          <table:table-cell table:formula="of:=[.$I$2]-(1.5*[.$J$2]^([.A269]-1))" office:value-type="float" office:value="0.28355958811634" calcext:value-type="float">
            <text:p>0.2835595881163400</text:p>
          </table:table-cell>
          <table:table-cell table:formula="of:=[.$I$2]+(1.5*[.$J$2]^([.A269]-1))" office:value-type="float" office:value="0.287037780872138" calcext:value-type="float">
            <text:p>0.2870377808721380</text:p>
          </table:table-cell>
          <table:table-cell table:number-columns-repeated="1018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B269]*([.$J$2])" office:value-type="float" office:value="0.00000452165058253709" calcext:value-type="float">
            <text:p>4.5216505825370900E-006</text:p>
          </table:table-cell>
          <table:table-cell table:formula="of:=[.$H$2]-(2*[.$J$2]^([.A270]-1))" office:value-type="float" office:value="-1.16051721928668" calcext:value-type="float">
            <text:p>-1.1605172192866800</text:p>
          </table:table-cell>
          <table:table-cell table:formula="of:=[.$H$2]+(2*[.$J$2]^([.A270]-1))" office:value-type="float" office:value="-1.15599556870414" calcext:value-type="float">
            <text:p>-1.1559955687041400</text:p>
          </table:table-cell>
          <table:table-cell table:formula="of:=[.$I$2]-(1.5*[.$J$2]^([.A270]-1))" office:value-type="float" office:value="0.283603065525788" calcext:value-type="float">
            <text:p>0.2836030655257880</text:p>
          </table:table-cell>
          <table:table-cell table:formula="of:=[.$I$2]+(1.5*[.$J$2]^([.A270]-1))" office:value-type="float" office:value="0.28699430346269" calcext:value-type="float">
            <text:p>0.2869943034626900</text:p>
          </table:table-cell>
          <table:table-cell table:number-columns-repeated="1018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270]*([.$J$2])" office:value-type="float" office:value="0.00000440860931797366" calcext:value-type="float">
            <text:p>4.4086093179736600E-006</text:p>
          </table:table-cell>
          <table:table-cell table:formula="of:=[.$H$2]-(2*[.$J$2]^([.A271]-1))" office:value-type="float" office:value="-1.1604606986544" calcext:value-type="float">
            <text:p>-1.1604606986544000</text:p>
          </table:table-cell>
          <table:table-cell table:formula="of:=[.$H$2]+(2*[.$J$2]^([.A271]-1))" office:value-type="float" office:value="-1.15605208933642" calcext:value-type="float">
            <text:p>-1.1560520893364200</text:p>
          </table:table-cell>
          <table:table-cell table:formula="of:=[.$I$2]-(1.5*[.$J$2]^([.A271]-1))" office:value-type="float" office:value="0.283645455999999" calcext:value-type="float">
            <text:p>0.2836454559999990</text:p>
          </table:table-cell>
          <table:table-cell table:formula="of:=[.$I$2]+(1.5*[.$J$2]^([.A271]-1))" office:value-type="float" office:value="0.286951912988479" calcext:value-type="float">
            <text:p>0.2869519129884790</text:p>
          </table:table-cell>
          <table:table-cell table:number-columns-repeated="1018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271]*([.$J$2])" office:value-type="float" office:value="0.00000429839408502432" calcext:value-type="float">
            <text:p>4.2983940850243200E-006</text:p>
          </table:table-cell>
          <table:table-cell table:formula="of:=[.$H$2]-(2*[.$J$2]^([.A272]-1))" office:value-type="float" office:value="-1.16040559103792" calcext:value-type="float">
            <text:p>-1.1604055910379200</text:p>
          </table:table-cell>
          <table:table-cell table:formula="of:=[.$H$2]+(2*[.$J$2]^([.A272]-1))" office:value-type="float" office:value="-1.1561071969529" calcext:value-type="float">
            <text:p>-1.1561071969529000</text:p>
          </table:table-cell>
          <table:table-cell table:formula="of:=[.$I$2]-(1.5*[.$J$2]^([.A272]-1))" office:value-type="float" office:value="0.283686786712355" calcext:value-type="float">
            <text:p>0.2836867867123550</text:p>
          </table:table-cell>
          <table:table-cell table:formula="of:=[.$I$2]+(1.5*[.$J$2]^([.A272]-1))" office:value-type="float" office:value="0.286910582276123" calcext:value-type="float">
            <text:p>0.2869105822761230</text:p>
          </table:table-cell>
          <table:table-cell table:number-columns-repeated="1018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272]*([.$J$2])" office:value-type="float" office:value="0.00000419093423289871" calcext:value-type="float">
            <text:p>4.1909342328987100E-006</text:p>
          </table:table-cell>
          <table:table-cell table:formula="of:=[.$H$2]-(2*[.$J$2]^([.A273]-1))" office:value-type="float" office:value="-1.16035186111186" calcext:value-type="float">
            <text:p>-1.1603518611118600</text:p>
          </table:table-cell>
          <table:table-cell table:formula="of:=[.$H$2]+(2*[.$J$2]^([.A273]-1))" office:value-type="float" office:value="-1.15616092687896" calcext:value-type="float">
            <text:p>-1.1561609268789600</text:p>
          </table:table-cell>
          <table:table-cell table:formula="of:=[.$I$2]-(1.5*[.$J$2]^([.A273]-1))" office:value-type="float" office:value="0.283727084156902" calcext:value-type="float">
            <text:p>0.2837270841569020</text:p>
          </table:table-cell>
          <table:table-cell table:formula="of:=[.$I$2]+(1.5*[.$J$2]^([.A273]-1))" office:value-type="float" office:value="0.286870284831576" calcext:value-type="float">
            <text:p>0.2868702848315760</text:p>
          </table:table-cell>
          <table:table-cell table:number-columns-repeated="1018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273]*([.$J$2])" office:value-type="float" office:value="0.00000408616087707625" calcext:value-type="float">
            <text:p>4.0861608770762500E-006</text:p>
          </table:table-cell>
          <table:table-cell table:formula="of:=[.$H$2]-(2*[.$J$2]^([.A274]-1))" office:value-type="float" office:value="-1.16029947443395" calcext:value-type="float">
            <text:p>-1.1602994744339500</text:p>
          </table:table-cell>
          <table:table-cell table:formula="of:=[.$H$2]+(2*[.$J$2]^([.A274]-1))" office:value-type="float" office:value="-1.15621331355687" calcext:value-type="float">
            <text:p>-1.1562133135568700</text:p>
          </table:table-cell>
          <table:table-cell table:formula="of:=[.$I$2]-(1.5*[.$J$2]^([.A274]-1))" office:value-type="float" office:value="0.283766374165335" calcext:value-type="float">
            <text:p>0.2837663741653350</text:p>
          </table:table-cell>
          <table:table-cell table:formula="of:=[.$I$2]+(1.5*[.$J$2]^([.A274]-1))" office:value-type="float" office:value="0.286830994823143" calcext:value-type="float">
            <text:p>0.2868309948231430</text:p>
          </table:table-cell>
          <table:table-cell table:number-columns-repeated="1018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274]*([.$J$2])" office:value-type="float" office:value="0.00000398400685514934" calcext:value-type="float">
            <text:p>3.9840068551493400E-006</text:p>
          </table:table-cell>
          <table:table-cell table:formula="of:=[.$H$2]-(2*[.$J$2]^([.A275]-1))" office:value-type="float" office:value="-1.16024839742298" calcext:value-type="float">
            <text:p>-1.1602483974229800</text:p>
          </table:table-cell>
          <table:table-cell table:formula="of:=[.$H$2]+(2*[.$J$2]^([.A275]-1))" office:value-type="float" office:value="-1.15626439056784" calcext:value-type="float">
            <text:p>-1.1562643905678400</text:p>
          </table:table-cell>
          <table:table-cell table:formula="of:=[.$I$2]-(1.5*[.$J$2]^([.A275]-1))" office:value-type="float" office:value="0.283804681923558" calcext:value-type="float">
            <text:p>0.2838046819235580</text:p>
          </table:table-cell>
          <table:table-cell table:formula="of:=[.$I$2]+(1.5*[.$J$2]^([.A275]-1))" office:value-type="float" office:value="0.28679268706492" calcext:value-type="float">
            <text:p>0.2867926870649200</text:p>
          </table:table-cell>
          <table:table-cell table:number-columns-repeated="1018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275]*([.$J$2])" office:value-type="float" office:value="0.00000388440668377061" calcext:value-type="float">
            <text:p>3.8844066837706100E-006</text:p>
          </table:table-cell>
          <table:table-cell table:formula="of:=[.$H$2]-(2*[.$J$2]^([.A276]-1))" office:value-type="float" office:value="-1.1601985973373" calcext:value-type="float">
            <text:p>-1.1601985973373000</text:p>
          </table:table-cell>
          <table:table-cell table:formula="of:=[.$H$2]+(2*[.$J$2]^([.A276]-1))" office:value-type="float" office:value="-1.15631419065352" calcext:value-type="float">
            <text:p>-1.1563141906535200</text:p>
          </table:table-cell>
          <table:table-cell table:formula="of:=[.$I$2]-(1.5*[.$J$2]^([.A276]-1))" office:value-type="float" office:value="0.283842031987825" calcext:value-type="float">
            <text:p>0.2838420319878250</text:p>
          </table:table-cell>
          <table:table-cell table:formula="of:=[.$I$2]+(1.5*[.$J$2]^([.A276]-1))" office:value-type="float" office:value="0.286755337000653" calcext:value-type="float">
            <text:p>0.2867553370006530</text:p>
          </table:table-cell>
          <table:table-cell table:number-columns-repeated="1018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276]*([.$J$2])" office:value-type="float" office:value="0.00000378729651667634" calcext:value-type="float">
            <text:p>3.7872965166763400E-006</text:p>
          </table:table-cell>
          <table:table-cell table:formula="of:=[.$H$2]-(2*[.$J$2]^([.A277]-1))" office:value-type="float" office:value="-1.16015004225375" calcext:value-type="float">
            <text:p>-1.1601500422537500</text:p>
          </table:table-cell>
          <table:table-cell table:formula="of:=[.$H$2]+(2*[.$J$2]^([.A277]-1))" office:value-type="float" office:value="-1.15636274573707" calcext:value-type="float">
            <text:p>-1.1563627457370700</text:p>
          </table:table-cell>
          <table:table-cell table:formula="of:=[.$I$2]-(1.5*[.$J$2]^([.A277]-1))" office:value-type="float" office:value="0.283878448300485" calcext:value-type="float">
            <text:p>0.2838784483004850</text:p>
          </table:table-cell>
          <table:table-cell table:formula="of:=[.$I$2]+(1.5*[.$J$2]^([.A277]-1))" office:value-type="float" office:value="0.286718920687993" calcext:value-type="float">
            <text:p>0.2867189206879930</text:p>
          </table:table-cell>
          <table:table-cell table:number-columns-repeated="1018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277]*([.$J$2])" office:value-type="float" office:value="0.00000369261410375943" calcext:value-type="float">
            <text:p>3.6926141037594300E-006</text:p>
          </table:table-cell>
          <table:table-cell table:formula="of:=[.$H$2]-(2*[.$J$2]^([.A278]-1))" office:value-type="float" office:value="-1.16010270104729" calcext:value-type="float">
            <text:p>-1.1601027010472900</text:p>
          </table:table-cell>
          <table:table-cell table:formula="of:=[.$H$2]+(2*[.$J$2]^([.A278]-1))" office:value-type="float" office:value="-1.15641008694353" calcext:value-type="float">
            <text:p>-1.1564100869435300</text:p>
          </table:table-cell>
          <table:table-cell table:formula="of:=[.$I$2]-(1.5*[.$J$2]^([.A278]-1))" office:value-type="float" office:value="0.283913954205329" calcext:value-type="float">
            <text:p>0.2839139542053290</text:p>
          </table:table-cell>
          <table:table-cell table:formula="of:=[.$I$2]+(1.5*[.$J$2]^([.A278]-1))" office:value-type="float" office:value="0.286683414783149" calcext:value-type="float">
            <text:p>0.2866834147831490</text:p>
          </table:table-cell>
          <table:table-cell table:number-columns-repeated="1018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278]*([.$J$2])" office:value-type="float" office:value="0.00000360029875116545" calcext:value-type="float">
            <text:p>3.6002987511654500E-006</text:p>
          </table:table-cell>
          <table:table-cell table:formula="of:=[.$H$2]-(2*[.$J$2]^([.A279]-1))" office:value-type="float" office:value="-1.16005654337099" calcext:value-type="float">
            <text:p>-1.1600565433709900</text:p>
          </table:table-cell>
          <table:table-cell table:formula="of:=[.$H$2]+(2*[.$J$2]^([.A279]-1))" office:value-type="float" office:value="-1.15645624461983" calcext:value-type="float">
            <text:p>-1.1564562446198300</text:p>
          </table:table-cell>
          <table:table-cell table:formula="of:=[.$I$2]-(1.5*[.$J$2]^([.A279]-1))" office:value-type="float" office:value="0.283948572462552" calcext:value-type="float">
            <text:p>0.2839485724625520</text:p>
          </table:table-cell>
          <table:table-cell table:formula="of:=[.$I$2]+(1.5*[.$J$2]^([.A279]-1))" office:value-type="float" office:value="0.286648796525926" calcext:value-type="float">
            <text:p>0.2866487965259260</text:p>
          </table:table-cell>
          <table:table-cell table:number-columns-repeated="1018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B279]*([.$J$2])" office:value-type="float" office:value="0.00000351029128238631" calcext:value-type="float">
            <text:p>3.5102912823863100E-006</text:p>
          </table:table-cell>
          <table:table-cell table:formula="of:=[.$H$2]-(2*[.$J$2]^([.A280]-1))" office:value-type="float" office:value="-1.1600115396366" calcext:value-type="float">
            <text:p>-1.1600115396366000</text:p>
          </table:table-cell>
          <table:table-cell table:formula="of:=[.$H$2]+(2*[.$J$2]^([.A280]-1))" office:value-type="float" office:value="-1.15650124835422" calcext:value-type="float">
            <text:p>-1.1565012483542200</text:p>
          </table:table-cell>
          <table:table-cell table:formula="of:=[.$I$2]-(1.5*[.$J$2]^([.A280]-1))" office:value-type="float" office:value="0.283982325263344" calcext:value-type="float">
            <text:p>0.2839823252633440</text:p>
          </table:table-cell>
          <table:table-cell table:formula="of:=[.$I$2]+(1.5*[.$J$2]^([.A280]-1))" office:value-type="float" office:value="0.286615043725134" calcext:value-type="float">
            <text:p>0.2866150437251340</text:p>
          </table:table-cell>
          <table:table-cell table:number-columns-repeated="1018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280]*([.$J$2])" office:value-type="float" office:value="0.00000342253400032665" calcext:value-type="float">
            <text:p>3.4225340003266500E-006</text:p>
          </table:table-cell>
          <table:table-cell table:formula="of:=[.$H$2]-(2*[.$J$2]^([.A281]-1))" office:value-type="float" office:value="-1.15996766099557" calcext:value-type="float">
            <text:p>-1.1599676609955700</text:p>
          </table:table-cell>
          <table:table-cell table:formula="of:=[.$H$2]+(2*[.$J$2]^([.A281]-1))" office:value-type="float" office:value="-1.15654512699525" calcext:value-type="float">
            <text:p>-1.1565451269952500</text:p>
          </table:table-cell>
          <table:table-cell table:formula="of:=[.$I$2]-(1.5*[.$J$2]^([.A281]-1))" office:value-type="float" office:value="0.284015234244116" calcext:value-type="float">
            <text:p>0.2840152342441160</text:p>
          </table:table-cell>
          <table:table-cell table:formula="of:=[.$I$2]+(1.5*[.$J$2]^([.A281]-1))" office:value-type="float" office:value="0.286582134744361" calcext:value-type="float">
            <text:p>0.2865821347443610</text:p>
          </table:table-cell>
          <table:table-cell table:number-columns-repeated="1018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281]*([.$J$2])" office:value-type="float" office:value="0.00000333697065031849" calcext:value-type="float">
            <text:p>3.3369706503184900E-006</text:p>
          </table:table-cell>
          <table:table-cell table:formula="of:=[.$H$2]-(2*[.$J$2]^([.A282]-1))" office:value-type="float" office:value="-1.15992487932057" calcext:value-type="float">
            <text:p>-1.1599248793205700</text:p>
          </table:table-cell>
          <table:table-cell table:formula="of:=[.$H$2]+(2*[.$J$2]^([.A282]-1))" office:value-type="float" office:value="-1.15658790867025" calcext:value-type="float">
            <text:p>-1.1565879086702500</text:p>
          </table:table-cell>
          <table:table-cell table:formula="of:=[.$I$2]-(1.5*[.$J$2]^([.A282]-1))" office:value-type="float" office:value="0.28404732050037" calcext:value-type="float">
            <text:p>0.2840473205003700</text:p>
          </table:table-cell>
          <table:table-cell table:formula="of:=[.$I$2]+(1.5*[.$J$2]^([.A282]-1))" office:value-type="float" office:value="0.286550048488108" calcext:value-type="float">
            <text:p>0.2865500484881080</text:p>
          </table:table-cell>
          <table:table-cell table:number-columns-repeated="1018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282]*([.$J$2])" office:value-type="float" office:value="0.00000325354638406052" calcext:value-type="float">
            <text:p>3.2535463840605200E-006</text:p>
          </table:table-cell>
          <table:table-cell table:formula="of:=[.$H$2]-(2*[.$J$2]^([.A283]-1))" office:value-type="float" office:value="-1.15988316718744" calcext:value-type="float">
            <text:p>-1.1598831671874400</text:p>
          </table:table-cell>
          <table:table-cell table:formula="of:=[.$H$2]+(2*[.$J$2]^([.A283]-1))" office:value-type="float" office:value="-1.15662962080338" calcext:value-type="float">
            <text:p>-1.1566296208033800</text:p>
          </table:table-cell>
          <table:table-cell table:formula="of:=[.$I$2]-(1.5*[.$J$2]^([.A283]-1))" office:value-type="float" office:value="0.284078604600216" calcext:value-type="float">
            <text:p>0.2840786046002160</text:p>
          </table:table-cell>
          <table:table-cell table:formula="of:=[.$I$2]+(1.5*[.$J$2]^([.A283]-1))" office:value-type="float" office:value="0.286518764388262" calcext:value-type="float">
            <text:p>0.2865187643882620</text:p>
          </table:table-cell>
          <table:table-cell table:number-columns-repeated="1018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283]*([.$J$2])" office:value-type="float" office:value="0.00000317220772445901" calcext:value-type="float">
            <text:p>3.1722077244590100E-006</text:p>
          </table:table-cell>
          <table:table-cell table:formula="of:=[.$H$2]-(2*[.$J$2]^([.A284]-1))" office:value-type="float" office:value="-1.15984249785764" calcext:value-type="float">
            <text:p>-1.1598424978576400</text:p>
          </table:table-cell>
          <table:table-cell table:formula="of:=[.$H$2]+(2*[.$J$2]^([.A284]-1))" office:value-type="float" office:value="-1.15667029013318" calcext:value-type="float">
            <text:p>-1.1566702901331800</text:p>
          </table:table-cell>
          <table:table-cell table:formula="of:=[.$I$2]-(1.5*[.$J$2]^([.A284]-1))" office:value-type="float" office:value="0.284109106597567" calcext:value-type="float">
            <text:p>0.2841091065975670</text:p>
          </table:table-cell>
          <table:table-cell table:formula="of:=[.$I$2]+(1.5*[.$J$2]^([.A284]-1))" office:value-type="float" office:value="0.286488262390911" calcext:value-type="float">
            <text:p>0.2864882623909110</text:p>
          </table:table-cell>
          <table:table-cell table:number-columns-repeated="1018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B284]*([.$J$2])" office:value-type="float" office:value="0.00000309290253134754" calcext:value-type="float">
            <text:p>3.0929025313475400E-006</text:p>
          </table:table-cell>
          <table:table-cell table:formula="of:=[.$H$2]-(2*[.$J$2]^([.A285]-1))" office:value-type="float" office:value="-1.15980284526108" calcext:value-type="float">
            <text:p>-1.1598028452610800</text:p>
          </table:table-cell>
          <table:table-cell table:formula="of:=[.$H$2]+(2*[.$J$2]^([.A285]-1))" office:value-type="float" office:value="-1.15670994272974" calcext:value-type="float">
            <text:p>-1.1567099427297400</text:p>
          </table:table-cell>
          <table:table-cell table:formula="of:=[.$I$2]-(1.5*[.$J$2]^([.A285]-1))" office:value-type="float" office:value="0.284138846044984" calcext:value-type="float">
            <text:p>0.2841388460449840</text:p>
          </table:table-cell>
          <table:table-cell table:formula="of:=[.$I$2]+(1.5*[.$J$2]^([.A285]-1))" office:value-type="float" office:value="0.286458522943494" calcext:value-type="float">
            <text:p>0.2864585229434940</text:p>
          </table:table-cell>
          <table:table-cell table:number-columns-repeated="1018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285]*([.$J$2])" office:value-type="float" office:value="0.00000301557996806385" calcext:value-type="float">
            <text:p>3.0155799680638500E-006</text:p>
          </table:table-cell>
          <table:table-cell table:formula="of:=[.$H$2]-(2*[.$J$2]^([.A286]-1))" office:value-type="float" office:value="-1.15976418397944" calcext:value-type="float">
            <text:p>-1.1597641839794400</text:p>
          </table:table-cell>
          <table:table-cell table:formula="of:=[.$H$2]+(2*[.$J$2]^([.A286]-1))" office:value-type="float" office:value="-1.15674860401138" calcext:value-type="float">
            <text:p>-1.1567486040113800</text:p>
          </table:table-cell>
          <table:table-cell table:formula="of:=[.$I$2]-(1.5*[.$J$2]^([.A286]-1))" office:value-type="float" office:value="0.284167842006215" calcext:value-type="float">
            <text:p>0.2841678420062150</text:p>
          </table:table-cell>
          <table:table-cell table:formula="of:=[.$I$2]+(1.5*[.$J$2]^([.A286]-1))" office:value-type="float" office:value="0.286429526982263" calcext:value-type="float">
            <text:p>0.2864295269822630</text:p>
          </table:table-cell>
          <table:table-cell table:number-columns-repeated="1018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286]*([.$J$2])" office:value-type="float" office:value="0.00000294019046886225" calcext:value-type="float">
            <text:p>2.9401904688622500E-006</text:p>
          </table:table-cell>
          <table:table-cell table:formula="of:=[.$H$2]-(2*[.$J$2]^([.A287]-1))" office:value-type="float" office:value="-1.15972648922984" calcext:value-type="float">
            <text:p>-1.1597264892298400</text:p>
          </table:table-cell>
          <table:table-cell table:formula="of:=[.$H$2]+(2*[.$J$2]^([.A287]-1))" office:value-type="float" office:value="-1.15678629876098" calcext:value-type="float">
            <text:p>-1.1567862987609800</text:p>
          </table:table-cell>
          <table:table-cell table:formula="of:=[.$I$2]-(1.5*[.$J$2]^([.A287]-1))" office:value-type="float" office:value="0.284196113068416" calcext:value-type="float">
            <text:p>0.2841961130684160</text:p>
          </table:table-cell>
          <table:table-cell table:formula="of:=[.$I$2]+(1.5*[.$J$2]^([.A287]-1))" office:value-type="float" office:value="0.286401255920062" calcext:value-type="float">
            <text:p>0.2864012559200620</text:p>
          </table:table-cell>
          <table:table-cell table:number-columns-repeated="1018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287]*([.$J$2])" office:value-type="float" office:value="0.00000286668570714069" calcext:value-type="float">
            <text:p>2.8666857071406900E-006</text:p>
          </table:table-cell>
          <table:table-cell table:formula="of:=[.$H$2]-(2*[.$J$2]^([.A288]-1))" office:value-type="float" office:value="-1.15968973684898" calcext:value-type="float">
            <text:p>-1.1596897368489800</text:p>
          </table:table-cell>
          <table:table-cell table:formula="of:=[.$H$2]+(2*[.$J$2]^([.A288]-1))" office:value-type="float" office:value="-1.15682305114184" calcext:value-type="float">
            <text:p>-1.1568230511418400</text:p>
          </table:table-cell>
          <table:table-cell table:formula="of:=[.$I$2]-(1.5*[.$J$2]^([.A288]-1))" office:value-type="float" office:value="0.284223677354061" calcext:value-type="float">
            <text:p>0.2842236773540610</text:p>
          </table:table-cell>
          <table:table-cell table:formula="of:=[.$I$2]+(1.5*[.$J$2]^([.A288]-1))" office:value-type="float" office:value="0.286373691634417" calcext:value-type="float">
            <text:p>0.2863736916344170</text:p>
          </table:table-cell>
          <table:table-cell table:number-columns-repeated="1018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288]*([.$J$2])" office:value-type="float" office:value="0.00000279501856446218" calcext:value-type="float">
            <text:p>2.7950185644621800E-006</text:p>
          </table:table-cell>
          <table:table-cell table:formula="of:=[.$H$2]-(2*[.$J$2]^([.A289]-1))" office:value-type="float" office:value="-1.15965390327764" calcext:value-type="float">
            <text:p>-1.1596539032776400</text:p>
          </table:table-cell>
          <table:table-cell table:formula="of:=[.$H$2]+(2*[.$J$2]^([.A289]-1))" office:value-type="float" office:value="-1.15685888471318" calcext:value-type="float">
            <text:p>-1.1568588847131800</text:p>
          </table:table-cell>
          <table:table-cell table:formula="of:=[.$I$2]-(1.5*[.$J$2]^([.A289]-1))" office:value-type="float" office:value="0.284250552532566" calcext:value-type="float">
            <text:p>0.2842505525325660</text:p>
          </table:table-cell>
          <table:table-cell table:formula="of:=[.$I$2]+(1.5*[.$J$2]^([.A289]-1))" office:value-type="float" office:value="0.286346816455912" calcext:value-type="float">
            <text:p>0.2863468164559120</text:p>
          </table:table-cell>
          <table:table-cell table:number-columns-repeated="1018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289]*([.$J$2])" office:value-type="float" office:value="0.00000272514310035062" calcext:value-type="float">
            <text:p>2.7251431003506200E-006</text:p>
          </table:table-cell>
          <table:table-cell table:formula="of:=[.$H$2]-(2*[.$J$2]^([.A290]-1))" office:value-type="float" office:value="-1.15961896554559" calcext:value-type="float">
            <text:p>-1.1596189655455900</text:p>
          </table:table-cell>
          <table:table-cell table:formula="of:=[.$H$2]+(2*[.$J$2]^([.A290]-1))" office:value-type="float" office:value="-1.15689382244523" calcext:value-type="float">
            <text:p>-1.1568938224452300</text:p>
          </table:table-cell>
          <table:table-cell table:formula="of:=[.$I$2]-(1.5*[.$J$2]^([.A290]-1))" office:value-type="float" office:value="0.284276755831608" calcext:value-type="float">
            <text:p>0.2842767558316080</text:p>
          </table:table-cell>
          <table:table-cell table:formula="of:=[.$I$2]+(1.5*[.$J$2]^([.A290]-1))" office:value-type="float" office:value="0.28632061315687" calcext:value-type="float">
            <text:p>0.2863206131568700</text:p>
          </table:table-cell>
          <table:table-cell table:number-columns-repeated="1018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290]*([.$J$2])" office:value-type="float" office:value="0.00000265701452284186" calcext:value-type="float">
            <text:p>2.6570145228418600E-006</text:p>
          </table:table-cell>
          <table:table-cell table:formula="of:=[.$H$2]-(2*[.$J$2]^([.A291]-1))" office:value-type="float" office:value="-1.15958490125683" calcext:value-type="float">
            <text:p>-1.1595849012568300</text:p>
          </table:table-cell>
          <table:table-cell table:formula="of:=[.$H$2]+(2*[.$J$2]^([.A291]-1))" office:value-type="float" office:value="-1.15692788673399" calcext:value-type="float">
            <text:p>-1.1569278867339900</text:p>
          </table:table-cell>
          <table:table-cell table:formula="of:=[.$I$2]-(1.5*[.$J$2]^([.A291]-1))" office:value-type="float" office:value="0.284302304048173" calcext:value-type="float">
            <text:p>0.2843023040481730</text:p>
          </table:table-cell>
          <table:table-cell table:formula="of:=[.$I$2]+(1.5*[.$J$2]^([.A291]-1))" office:value-type="float" office:value="0.286295064940305" calcext:value-type="float">
            <text:p>0.2862950649403050</text:p>
          </table:table-cell>
          <table:table-cell table:number-columns-repeated="1018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291]*([.$J$2])" office:value-type="float" office:value="0.00000259058915977081" calcext:value-type="float">
            <text:p>2.5905891597708100E-006</text:p>
          </table:table-cell>
          <table:table-cell table:formula="of:=[.$H$2]-(2*[.$J$2]^([.A292]-1))" office:value-type="float" office:value="-1.1595516885753" calcext:value-type="float">
            <text:p>-1.1595516885753000</text:p>
          </table:table-cell>
          <table:table-cell table:formula="of:=[.$H$2]+(2*[.$J$2]^([.A292]-1))" office:value-type="float" office:value="-1.15696109941552" calcext:value-type="float">
            <text:p>-1.1569610994155200</text:p>
          </table:table-cell>
          <table:table-cell table:formula="of:=[.$I$2]-(1.5*[.$J$2]^([.A292]-1))" office:value-type="float" office:value="0.284327213559325" calcext:value-type="float">
            <text:p>0.2843272135593250</text:p>
          </table:table-cell>
          <table:table-cell table:formula="of:=[.$I$2]+(1.5*[.$J$2]^([.A292]-1))" office:value-type="float" office:value="0.286270155429153" calcext:value-type="float">
            <text:p>0.2862701554291530</text:p>
          </table:table-cell>
          <table:table-cell table:number-columns-repeated="1018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B292]*([.$J$2])" office:value-type="float" office:value="0.00000252582443077654" calcext:value-type="float">
            <text:p>2.5258244307765400E-006</text:p>
          </table:table-cell>
          <table:table-cell table:formula="of:=[.$H$2]-(2*[.$J$2]^([.A293]-1))" office:value-type="float" office:value="-1.1595193062108" calcext:value-type="float">
            <text:p>-1.1595193062108000</text:p>
          </table:table-cell>
          <table:table-cell table:formula="of:=[.$H$2]+(2*[.$J$2]^([.A293]-1))" office:value-type="float" office:value="-1.15699348178002" calcext:value-type="float">
            <text:p>-1.1569934817800200</text:p>
          </table:table-cell>
          <table:table-cell table:formula="of:=[.$I$2]-(1.5*[.$J$2]^([.A293]-1))" office:value-type="float" office:value="0.284351500332698" calcext:value-type="float">
            <text:p>0.2843515003326980</text:p>
          </table:table-cell>
          <table:table-cell table:formula="of:=[.$I$2]+(1.5*[.$J$2]^([.A293]-1))" office:value-type="float" office:value="0.28624586865578" calcext:value-type="float">
            <text:p>0.2862458686557800</text:p>
          </table:table-cell>
          <table:table-cell table:number-columns-repeated="1018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B293]*([.$J$2])" office:value-type="float" office:value="0.00000246267882000713" calcext:value-type="float">
            <text:p>2.4626788200071300E-006</text:p>
          </table:table-cell>
          <table:table-cell table:formula="of:=[.$H$2]-(2*[.$J$2]^([.A294]-1))" office:value-type="float" office:value="-1.15948773340541" calcext:value-type="float">
            <text:p>-1.1594877334054100</text:p>
          </table:table-cell>
          <table:table-cell table:formula="of:=[.$H$2]+(2*[.$J$2]^([.A294]-1))" office:value-type="float" office:value="-1.15702505458541" calcext:value-type="float">
            <text:p>-1.1570250545854100</text:p>
          </table:table-cell>
          <table:table-cell table:formula="of:=[.$I$2]-(1.5*[.$J$2]^([.A294]-1))" office:value-type="float" office:value="0.284375179936736" calcext:value-type="float">
            <text:p>0.2843751799367360</text:p>
          </table:table-cell>
          <table:table-cell table:formula="of:=[.$I$2]+(1.5*[.$J$2]^([.A294]-1))" office:value-type="float" office:value="0.286222189051742" calcext:value-type="float">
            <text:p>0.2862221890517420</text:p>
          </table:table-cell>
          <table:table-cell table:number-columns-repeated="1018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B294]*([.$J$2])" office:value-type="float" office:value="0.00000240111184950695" calcext:value-type="float">
            <text:p>2.4011118495069500E-006</text:p>
          </table:table-cell>
          <table:table-cell table:formula="of:=[.$H$2]-(2*[.$J$2]^([.A295]-1))" office:value-type="float" office:value="-1.15945694992016" calcext:value-type="float">
            <text:p>-1.1594569499201600</text:p>
          </table:table-cell>
          <table:table-cell table:formula="of:=[.$H$2]+(2*[.$J$2]^([.A295]-1))" office:value-type="float" office:value="-1.15705583807066" calcext:value-type="float">
            <text:p>-1.1570558380706600</text:p>
          </table:table-cell>
          <table:table-cell table:formula="of:=[.$I$2]-(1.5*[.$J$2]^([.A295]-1))" office:value-type="float" office:value="0.284398267550674" calcext:value-type="float">
            <text:p>0.2843982675506740</text:p>
          </table:table-cell>
          <table:table-cell table:formula="of:=[.$I$2]+(1.5*[.$J$2]^([.A295]-1))" office:value-type="float" office:value="0.286199101437804" calcext:value-type="float">
            <text:p>0.2861991014378040</text:p>
          </table:table-cell>
          <table:table-cell table:number-columns-repeated="1018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295]*([.$J$2])" office:value-type="float" office:value="0.00000234108405326927" calcext:value-type="float">
            <text:p>2.3410840532692700E-006</text:p>
          </table:table-cell>
          <table:table-cell table:formula="of:=[.$H$2]-(2*[.$J$2]^([.A296]-1))" office:value-type="float" office:value="-1.15942693602204" calcext:value-type="float">
            <text:p>-1.1594269360220400</text:p>
          </table:table-cell>
          <table:table-cell table:formula="of:=[.$H$2]+(2*[.$J$2]^([.A296]-1))" office:value-type="float" office:value="-1.15708585196878" calcext:value-type="float">
            <text:p>-1.1570858519687800</text:p>
          </table:table-cell>
          <table:table-cell table:formula="of:=[.$I$2]-(1.5*[.$J$2]^([.A296]-1))" office:value-type="float" office:value="0.284420777974263" calcext:value-type="float">
            <text:p>0.2844207779742630</text:p>
          </table:table-cell>
          <table:table-cell table:formula="of:=[.$I$2]+(1.5*[.$J$2]^([.A296]-1))" office:value-type="float" office:value="0.286176591014215" calcext:value-type="float">
            <text:p>0.2861765910142150</text:p>
          </table:table-cell>
          <table:table-cell table:number-columns-repeated="1018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296]*([.$J$2])" office:value-type="float" office:value="0.00000228255695193754" calcext:value-type="float">
            <text:p>2.2825569519375400E-006</text:p>
          </table:table-cell>
          <table:table-cell table:formula="of:=[.$H$2]-(2*[.$J$2]^([.A297]-1))" office:value-type="float" office:value="-1.15939767247138" calcext:value-type="float">
            <text:p>-1.1593976724713800</text:p>
          </table:table-cell>
          <table:table-cell table:formula="of:=[.$H$2]+(2*[.$J$2]^([.A297]-1))" office:value-type="float" office:value="-1.15711511551944" calcext:value-type="float">
            <text:p>-1.1571151155194400</text:p>
          </table:table-cell>
          <table:table-cell table:formula="of:=[.$I$2]-(1.5*[.$J$2]^([.A297]-1))" office:value-type="float" office:value="0.284442725637262" calcext:value-type="float">
            <text:p>0.2844427256372620</text:p>
          </table:table-cell>
          <table:table-cell table:formula="of:=[.$I$2]+(1.5*[.$J$2]^([.A297]-1))" office:value-type="float" office:value="0.286154643351216" calcext:value-type="float">
            <text:p>0.2861546433512160</text:p>
          </table:table-cell>
          <table:table-cell table:number-columns-repeated="1018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297]*([.$J$2])" office:value-type="float" office:value="0.0000022254930281391" calcext:value-type="float">
            <text:p>2.2254930281391000E-006</text:p>
          </table:table-cell>
          <table:table-cell table:formula="of:=[.$H$2]-(2*[.$J$2]^([.A298]-1))" office:value-type="float" office:value="-1.15936914050948" calcext:value-type="float">
            <text:p>-1.1593691405094800</text:p>
          </table:table-cell>
          <table:table-cell table:formula="of:=[.$H$2]+(2*[.$J$2]^([.A298]-1))" office:value-type="float" office:value="-1.15714364748134" calcext:value-type="float">
            <text:p>-1.1571436474813400</text:p>
          </table:table-cell>
          <table:table-cell table:formula="of:=[.$I$2]-(1.5*[.$J$2]^([.A298]-1))" office:value-type="float" office:value="0.284464124608687" calcext:value-type="float">
            <text:p>0.2844641246086870</text:p>
          </table:table-cell>
          <table:table-cell table:formula="of:=[.$I$2]+(1.5*[.$J$2]^([.A298]-1))" office:value-type="float" office:value="0.286133244379791" calcext:value-type="float">
            <text:p>0.2861332443797910</text:p>
          </table:table-cell>
          <table:table-cell table:number-columns-repeated="1018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298]*([.$J$2])" office:value-type="float" office:value="0.00000216985570243563" calcext:value-type="float">
            <text:p>2.1698557024356300E-006</text:p>
          </table:table-cell>
          <table:table-cell table:formula="of:=[.$H$2]-(2*[.$J$2]^([.A299]-1))" office:value-type="float" office:value="-1.15934132184663" calcext:value-type="float">
            <text:p>-1.1593413218466300</text:p>
          </table:table-cell>
          <table:table-cell table:formula="of:=[.$H$2]+(2*[.$J$2]^([.A299]-1))" office:value-type="float" office:value="-1.15717146614419" calcext:value-type="float">
            <text:p>-1.1571714661441900</text:p>
          </table:table-cell>
          <table:table-cell table:formula="of:=[.$I$2]-(1.5*[.$J$2]^([.A299]-1))" office:value-type="float" office:value="0.284484988605826" calcext:value-type="float">
            <text:p>0.2844849886058260</text:p>
          </table:table-cell>
          <table:table-cell table:formula="of:=[.$I$2]+(1.5*[.$J$2]^([.A299]-1))" office:value-type="float" office:value="0.286112380382652" calcext:value-type="float">
            <text:p>0.2861123803826520</text:p>
          </table:table-cell>
          <table:table-cell table:number-columns-repeated="1018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299]*([.$J$2])" office:value-type="float" office:value="0.00000211560930987473" calcext:value-type="float">
            <text:p>2.1156093098747300E-006</text:p>
          </table:table-cell>
          <table:table-cell table:formula="of:=[.$H$2]-(2*[.$J$2]^([.A300]-1))" office:value-type="float" office:value="-1.15931419865035" calcext:value-type="float">
            <text:p>-1.1593141986503500</text:p>
          </table:table-cell>
          <table:table-cell table:formula="of:=[.$H$2]+(2*[.$J$2]^([.A300]-1))" office:value-type="float" office:value="-1.15719858934047" calcext:value-type="float">
            <text:p>-1.1571985893404700</text:p>
          </table:table-cell>
          <table:table-cell table:formula="of:=[.$I$2]-(1.5*[.$J$2]^([.A300]-1))" office:value-type="float" office:value="0.284505331003036" calcext:value-type="float">
            <text:p>0.2845053310030360</text:p>
          </table:table-cell>
          <table:table-cell table:formula="of:=[.$I$2]+(1.5*[.$J$2]^([.A300]-1))" office:value-type="float" office:value="0.286092037985442" calcext:value-type="float">
            <text:p>0.2860920379854420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300]*([.$J$2])" office:value-type="float" office:value="0.00000206271907712787" calcext:value-type="float">
            <text:p>2.0627190771278700E-006</text:p>
          </table:table-cell>
          <table:table-cell table:formula="of:=[.$H$2]-(2*[.$J$2]^([.A301]-1))" office:value-type="float" office:value="-1.15928775353397" calcext:value-type="float">
            <text:p>-1.1592877535339700</text:p>
          </table:table-cell>
          <table:table-cell table:formula="of:=[.$H$2]+(2*[.$J$2]^([.A301]-1))" office:value-type="float" office:value="-1.15722503445685" calcext:value-type="float">
            <text:p>-1.1572250344568500</text:p>
          </table:table-cell>
          <table:table-cell table:formula="of:=[.$I$2]-(1.5*[.$J$2]^([.A301]-1))" office:value-type="float" office:value="0.284525164840316" calcext:value-type="float">
            <text:p>0.2845251648403160</text:p>
          </table:table-cell>
          <table:table-cell table:formula="of:=[.$I$2]+(1.5*[.$J$2]^([.A301]-1))" office:value-type="float" office:value="0.286072204148162" calcext:value-type="float">
            <text:p>0.2860722041481620</text:p>
          </table:table-cell>
          <table:table-cell table:number-columns-repeated="1018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B301]*([.$J$2])" office:value-type="float" office:value="0.00000201115110019967" calcext:value-type="float">
            <text:p>2.0111511001996700E-006</text:p>
          </table:table-cell>
          <table:table-cell table:formula="of:=[.$H$2]-(2*[.$J$2]^([.A302]-1))" office:value-type="float" office:value="-1.15926196954551" calcext:value-type="float">
            <text:p>-1.1592619695455100</text:p>
          </table:table-cell>
          <table:table-cell table:formula="of:=[.$H$2]+(2*[.$J$2]^([.A302]-1))" office:value-type="float" office:value="-1.15725081844531" calcext:value-type="float">
            <text:p>-1.1572508184453100</text:p>
          </table:table-cell>
          <table:table-cell table:formula="of:=[.$I$2]-(1.5*[.$J$2]^([.A302]-1))" office:value-type="float" office:value="0.284544502831664" calcext:value-type="float">
            <text:p>0.2845445028316640</text:p>
          </table:table-cell>
          <table:table-cell table:formula="of:=[.$I$2]+(1.5*[.$J$2]^([.A302]-1))" office:value-type="float" office:value="0.286052866156814" calcext:value-type="float">
            <text:p>0.2860528661568140</text:p>
          </table:table-cell>
          <table:table-cell table:number-columns-repeated="1018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B302]*([.$J$2])" office:value-type="float" office:value="0.00000196087232269468" calcext:value-type="float">
            <text:p>1.9608723226946800E-006</text:p>
          </table:table-cell>
          <table:table-cell table:formula="of:=[.$H$2]-(2*[.$J$2]^([.A303]-1))" office:value-type="float" office:value="-1.15923683015676" calcext:value-type="float">
            <text:p>-1.1592368301567600</text:p>
          </table:table-cell>
          <table:table-cell table:formula="of:=[.$H$2]+(2*[.$J$2]^([.A303]-1))" office:value-type="float" office:value="-1.15727595783406" calcext:value-type="float">
            <text:p>-1.1572759578340600</text:p>
          </table:table-cell>
          <table:table-cell table:formula="of:=[.$I$2]-(1.5*[.$J$2]^([.A303]-1))" office:value-type="float" office:value="0.284563357373228" calcext:value-type="float">
            <text:p>0.2845633573732280</text:p>
          </table:table-cell>
          <table:table-cell table:formula="of:=[.$I$2]+(1.5*[.$J$2]^([.A303]-1))" office:value-type="float" office:value="0.286034011615249" calcext:value-type="float">
            <text:p>0.2860340116152490</text:p>
          </table:table-cell>
          <table:table-cell table:number-columns-repeated="1018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303]*([.$J$2])" office:value-type="float" office:value="0.00000191185051462731" calcext:value-type="float">
            <text:p>1.9118505146273100E-006</text:p>
          </table:table-cell>
          <table:table-cell table:formula="of:=[.$H$2]-(2*[.$J$2]^([.A304]-1))" office:value-type="float" office:value="-1.15921231925272" calcext:value-type="float">
            <text:p>-1.1592123192527200</text:p>
          </table:table-cell>
          <table:table-cell table:formula="of:=[.$H$2]+(2*[.$J$2]^([.A304]-1))" office:value-type="float" office:value="-1.1573004687381" calcext:value-type="float">
            <text:p>-1.1573004687381000</text:p>
          </table:table-cell>
          <table:table-cell table:formula="of:=[.$I$2]-(1.5*[.$J$2]^([.A304]-1))" office:value-type="float" office:value="0.284581740551254" calcext:value-type="float">
            <text:p>0.2845817405512540</text:p>
          </table:table-cell>
          <table:table-cell table:formula="of:=[.$I$2]+(1.5*[.$J$2]^([.A304]-1))" office:value-type="float" office:value="0.286015628437224" calcext:value-type="float">
            <text:p>0.2860156284372240</text:p>
          </table:table-cell>
          <table:table-cell table:number-columns-repeated="1018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304]*([.$J$2])" office:value-type="float" office:value="0.00000186405425176163" calcext:value-type="float">
            <text:p>1.8640542517616300E-006</text:p>
          </table:table-cell>
          <table:table-cell table:formula="of:=[.$H$2]-(2*[.$J$2]^([.A305]-1))" office:value-type="float" office:value="-1.15918842112129" calcext:value-type="float">
            <text:p>-1.1591884211212900</text:p>
          </table:table-cell>
          <table:table-cell table:formula="of:=[.$H$2]+(2*[.$J$2]^([.A305]-1))" office:value-type="float" office:value="-1.15732436686953" calcext:value-type="float">
            <text:p>-1.1573243668695300</text:p>
          </table:table-cell>
          <table:table-cell table:formula="of:=[.$I$2]-(1.5*[.$J$2]^([.A305]-1))" office:value-type="float" office:value="0.284599664149828" calcext:value-type="float">
            <text:p>0.2845996641498280</text:p>
          </table:table-cell>
          <table:table-cell table:formula="of:=[.$I$2]+(1.5*[.$J$2]^([.A305]-1))" office:value-type="float" office:value="0.28599770483865" calcext:value-type="float">
            <text:p>0.2859977048386500</text:p>
          </table:table-cell>
          <table:table-cell table:number-columns-repeated="1018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B305]*([.$J$2])" office:value-type="float" office:value="0.00000181745289546759" calcext:value-type="float">
            <text:p>1.8174528954675900E-006</text:p>
          </table:table-cell>
          <table:table-cell table:formula="of:=[.$H$2]-(2*[.$J$2]^([.A306]-1))" office:value-type="float" office:value="-1.15916512044314" calcext:value-type="float">
            <text:p>-1.1591651204431400</text:p>
          </table:table-cell>
          <table:table-cell table:formula="of:=[.$H$2]+(2*[.$J$2]^([.A306]-1))" office:value-type="float" office:value="-1.15734766754768" calcext:value-type="float">
            <text:p>-1.1573476675476800</text:p>
          </table:table-cell>
          <table:table-cell table:formula="of:=[.$I$2]-(1.5*[.$J$2]^([.A306]-1))" office:value-type="float" office:value="0.284617139658439" calcext:value-type="float">
            <text:p>0.2846171396584390</text:p>
          </table:table-cell>
          <table:table-cell table:formula="of:=[.$I$2]+(1.5*[.$J$2]^([.A306]-1))" office:value-type="float" office:value="0.285980229330039" calcext:value-type="float">
            <text:p>0.2859802293300390</text:p>
          </table:table-cell>
          <table:table-cell table:number-columns-repeated="1018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B306]*([.$J$2])" office:value-type="float" office:value="0.0000017720165730809" calcext:value-type="float">
            <text:p>1.7720165730809000E-006</text:p>
          </table:table-cell>
          <table:table-cell table:formula="of:=[.$H$2]-(2*[.$J$2]^([.A307]-1))" office:value-type="float" office:value="-1.15914240228195" calcext:value-type="float">
            <text:p>-1.1591424022819500</text:p>
          </table:table-cell>
          <table:table-cell table:formula="of:=[.$H$2]+(2*[.$J$2]^([.A307]-1))" office:value-type="float" office:value="-1.15737038570887" calcext:value-type="float">
            <text:p>-1.1573703857088700</text:p>
          </table:table-cell>
          <table:table-cell table:formula="of:=[.$I$2]-(1.5*[.$J$2]^([.A307]-1))" office:value-type="float" office:value="0.284634178279334" calcext:value-type="float">
            <text:p>0.2846341782793340</text:p>
          </table:table-cell>
          <table:table-cell table:formula="of:=[.$I$2]+(1.5*[.$J$2]^([.A307]-1))" office:value-type="float" office:value="0.285963190709144" calcext:value-type="float">
            <text:p>0.2859631907091440</text:p>
          </table:table-cell>
          <table:table-cell table:number-columns-repeated="1018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307]*([.$J$2])" office:value-type="float" office:value="0.00000172771615875388" calcext:value-type="float">
            <text:p>1.7277161587538800E-006</text:p>
          </table:table-cell>
          <table:table-cell table:formula="of:=[.$H$2]-(2*[.$J$2]^([.A308]-1))" office:value-type="float" office:value="-1.15912025207479" calcext:value-type="float">
            <text:p>-1.1591202520747900</text:p>
          </table:table-cell>
          <table:table-cell table:formula="of:=[.$H$2]+(2*[.$J$2]^([.A308]-1))" office:value-type="float" office:value="-1.15739253591603" calcext:value-type="float">
            <text:p>-1.1573925359160300</text:p>
          </table:table-cell>
          <table:table-cell table:formula="of:=[.$I$2]-(1.5*[.$J$2]^([.A308]-1))" office:value-type="float" office:value="0.284650790934706" calcext:value-type="float">
            <text:p>0.2846507909347060</text:p>
          </table:table-cell>
          <table:table-cell table:formula="of:=[.$I$2]+(1.5*[.$J$2]^([.A308]-1))" office:value-type="float" office:value="0.285946578053772" calcext:value-type="float">
            <text:p>0.2859465780537720</text:p>
          </table:table-cell>
          <table:table-cell table:number-columns-repeated="1018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B308]*([.$J$2])" office:value-type="float" office:value="0.00000168452325478503" calcext:value-type="float">
            <text:p>1.6845232547850300E-006</text:p>
          </table:table-cell>
          <table:table-cell table:formula="of:=[.$H$2]-(2*[.$J$2]^([.A309]-1))" office:value-type="float" office:value="-1.1590986556228" calcext:value-type="float">
            <text:p>-1.1590986556228000</text:p>
          </table:table-cell>
          <table:table-cell table:formula="of:=[.$H$2]+(2*[.$J$2]^([.A309]-1))" office:value-type="float" office:value="-1.15741413236802" calcext:value-type="float">
            <text:p>-1.1574141323680200</text:p>
          </table:table-cell>
          <table:table-cell table:formula="of:=[.$I$2]-(1.5*[.$J$2]^([.A309]-1))" office:value-type="float" office:value="0.284666988273695" calcext:value-type="float">
            <text:p>0.2846669882736950</text:p>
          </table:table-cell>
          <table:table-cell table:formula="of:=[.$I$2]+(1.5*[.$J$2]^([.A309]-1))" office:value-type="float" office:value="0.285930380714783" calcext:value-type="float">
            <text:p>0.2859303807147830</text:p>
          </table:table-cell>
          <table:table-cell table:number-columns-repeated="1018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B309]*([.$J$2])" office:value-type="float" office:value="0.0000016424101734154" calcext:value-type="float">
            <text:p>1.6424101734154000E-006</text:p>
          </table:table-cell>
          <table:table-cell table:formula="of:=[.$H$2]-(2*[.$J$2]^([.A310]-1))" office:value-type="float" office:value="-1.15907759908212" calcext:value-type="float">
            <text:p>-1.1590775990821200</text:p>
          </table:table-cell>
          <table:table-cell table:formula="of:=[.$H$2]+(2*[.$J$2]^([.A310]-1))" office:value-type="float" office:value="-1.1574351889087" calcext:value-type="float">
            <text:p>-1.1574351889087000</text:p>
          </table:table-cell>
          <table:table-cell table:formula="of:=[.$I$2]-(1.5*[.$J$2]^([.A310]-1))" office:value-type="float" office:value="0.284682780679208" calcext:value-type="float">
            <text:p>0.2846827806792080</text:p>
          </table:table-cell>
          <table:table-cell table:formula="of:=[.$I$2]+(1.5*[.$J$2]^([.A310]-1))" office:value-type="float" office:value="0.28591458830927" calcext:value-type="float">
            <text:p>0.2859145883092700</text:p>
          </table:table-cell>
          <table:table-cell table:number-columns-repeated="1018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310]*([.$J$2])" office:value-type="float" office:value="0.00000160134991908002" calcext:value-type="float">
            <text:p>1.6013499190800200E-006</text:p>
          </table:table-cell>
          <table:table-cell table:formula="of:=[.$H$2]-(2*[.$J$2]^([.A311]-1))" office:value-type="float" office:value="-1.15905706895495" calcext:value-type="float">
            <text:p>-1.1590570689549500</text:p>
          </table:table-cell>
          <table:table-cell table:formula="of:=[.$H$2]+(2*[.$J$2]^([.A311]-1))" office:value-type="float" office:value="-1.15745571903587" calcext:value-type="float">
            <text:p>-1.1574557190358700</text:p>
          </table:table-cell>
          <table:table-cell table:formula="of:=[.$I$2]-(1.5*[.$J$2]^([.A311]-1))" office:value-type="float" office:value="0.284698178274584" calcext:value-type="float">
            <text:p>0.2846981782745840</text:p>
          </table:table-cell>
          <table:table-cell table:formula="of:=[.$I$2]+(1.5*[.$J$2]^([.A311]-1))" office:value-type="float" office:value="0.285899190713894" calcext:value-type="float">
            <text:p>0.2858991907138940</text:p>
          </table:table-cell>
          <table:table-cell table:number-columns-repeated="1018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B311]*([.$J$2])" office:value-type="float" office:value="0.00000156131617110302" calcext:value-type="float">
            <text:p>1.5613161711030200E-006</text:p>
          </table:table-cell>
          <table:table-cell table:formula="of:=[.$H$2]-(2*[.$J$2]^([.A312]-1))" office:value-type="float" office:value="-1.15903705208096" calcext:value-type="float">
            <text:p>-1.1590370520809600</text:p>
          </table:table-cell>
          <table:table-cell table:formula="of:=[.$H$2]+(2*[.$J$2]^([.A312]-1))" office:value-type="float" office:value="-1.15747573590986" calcext:value-type="float">
            <text:p>-1.1574757359098600</text:p>
          </table:table-cell>
          <table:table-cell table:formula="of:=[.$I$2]-(1.5*[.$J$2]^([.A312]-1))" office:value-type="float" office:value="0.284713190930075" calcext:value-type="float">
            <text:p>0.2847131909300750</text:p>
          </table:table-cell>
          <table:table-cell table:formula="of:=[.$I$2]+(1.5*[.$J$2]^([.A312]-1))" office:value-type="float" office:value="0.285884178058403" calcext:value-type="float">
            <text:p>0.2858841780584030</text:p>
          </table:table-cell>
          <table:table-cell table:number-columns-repeated="1018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B312]*([.$J$2])" office:value-type="float" office:value="0.00000152228326682544" calcext:value-type="float">
            <text:p>1.5222832668254400E-006</text:p>
          </table:table-cell>
          <table:table-cell table:formula="of:=[.$H$2]-(2*[.$J$2]^([.A313]-1))" office:value-type="float" office:value="-1.15901753562882" calcext:value-type="float">
            <text:p>-1.1590175356288200</text:p>
          </table:table-cell>
          <table:table-cell table:formula="of:=[.$H$2]+(2*[.$J$2]^([.A313]-1))" office:value-type="float" office:value="-1.157495252362" calcext:value-type="float">
            <text:p>-1.1574952523620000</text:p>
          </table:table-cell>
          <table:table-cell table:formula="of:=[.$I$2]-(1.5*[.$J$2]^([.A313]-1))" office:value-type="float" office:value="0.284727828269179" calcext:value-type="float">
            <text:p>0.2847278282691790</text:p>
          </table:table-cell>
          <table:table-cell table:formula="of:=[.$I$2]+(1.5*[.$J$2]^([.A313]-1))" office:value-type="float" office:value="0.285869540719298" calcext:value-type="float">
            <text:p>0.2858695407192980</text:p>
          </table:table-cell>
          <table:table-cell table:number-columns-repeated="1018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B313]*([.$J$2])" office:value-type="float" office:value="0.00000148422618515481" calcext:value-type="float">
            <text:p>1.4842261851548100E-006</text:p>
          </table:table-cell>
          <table:table-cell table:formula="of:=[.$H$2]-(2*[.$J$2]^([.A314]-1))" office:value-type="float" office:value="-1.15899850708799" calcext:value-type="float">
            <text:p>-1.1589985070879900</text:p>
          </table:table-cell>
          <table:table-cell table:formula="of:=[.$H$2]+(2*[.$J$2]^([.A314]-1))" office:value-type="float" office:value="-1.15751428090283" calcext:value-type="float">
            <text:p>-1.1575142809028300</text:p>
          </table:table-cell>
          <table:table-cell table:formula="of:=[.$I$2]-(1.5*[.$J$2]^([.A314]-1))" office:value-type="float" office:value="0.284742099674806" calcext:value-type="float">
            <text:p>0.2847420996748060</text:p>
          </table:table-cell>
          <table:table-cell table:formula="of:=[.$I$2]+(1.5*[.$J$2]^([.A314]-1))" office:value-type="float" office:value="0.285855269313672" calcext:value-type="float">
            <text:p>0.2858552693136720</text:p>
          </table:table-cell>
          <table:table-cell table:number-columns-repeated="1018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B314]*([.$J$2])" office:value-type="float" office:value="0.00000144712053052594" calcext:value-type="float">
            <text:p>1.4471205305259400E-006</text:p>
          </table:table-cell>
          <table:table-cell table:formula="of:=[.$H$2]-(2*[.$J$2]^([.A315]-1))" office:value-type="float" office:value="-1.15897995426067" calcext:value-type="float">
            <text:p>-1.1589799542606700</text:p>
          </table:table-cell>
          <table:table-cell table:formula="of:=[.$H$2]+(2*[.$J$2]^([.A315]-1))" office:value-type="float" office:value="-1.15753283373015" calcext:value-type="float">
            <text:p>-1.1575328337301500</text:p>
          </table:table-cell>
          <table:table-cell table:formula="of:=[.$I$2]-(1.5*[.$J$2]^([.A315]-1))" office:value-type="float" office:value="0.284756014295292" calcext:value-type="float">
            <text:p>0.2847560142952920</text:p>
          </table:table-cell>
          <table:table-cell table:formula="of:=[.$I$2]+(1.5*[.$J$2]^([.A315]-1))" office:value-type="float" office:value="0.285841354693186" calcext:value-type="float">
            <text:p>0.2858413546931860</text:p>
          </table:table-cell>
          <table:table-cell table:number-columns-repeated="1018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315]*([.$J$2])" office:value-type="float" office:value="0.00000141094251726279" calcext:value-type="float">
            <text:p>1.4109425172627900E-006</text:p>
          </table:table-cell>
          <table:table-cell table:formula="of:=[.$H$2]-(2*[.$J$2]^([.A316]-1))" office:value-type="float" office:value="-1.15896186525404" calcext:value-type="float">
            <text:p>-1.1589618652540400</text:p>
          </table:table-cell>
          <table:table-cell table:formula="of:=[.$H$2]+(2*[.$J$2]^([.A316]-1))" office:value-type="float" office:value="-1.15755092273678" calcext:value-type="float">
            <text:p>-1.1575509227367800</text:p>
          </table:table-cell>
          <table:table-cell table:formula="of:=[.$I$2]-(1.5*[.$J$2]^([.A316]-1))" office:value-type="float" office:value="0.284769581050265" calcext:value-type="float">
            <text:p>0.2847695810502650</text:p>
          </table:table-cell>
          <table:table-cell table:formula="of:=[.$I$2]+(1.5*[.$J$2]^([.A316]-1))" office:value-type="float" office:value="0.285827787938213" calcext:value-type="float">
            <text:p>0.2858277879382130</text:p>
          </table:table-cell>
          <table:table-cell table:number-columns-repeated="1018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B316]*([.$J$2])" office:value-type="float" office:value="0.00000137566895433122" calcext:value-type="float">
            <text:p>1.3756689543312200E-006</text:p>
          </table:table-cell>
          <table:table-cell table:formula="of:=[.$H$2]-(2*[.$J$2]^([.A317]-1))" office:value-type="float" office:value="-1.15894422847258" calcext:value-type="float">
            <text:p>-1.1589442284725800</text:p>
          </table:table-cell>
          <table:table-cell table:formula="of:=[.$H$2]+(2*[.$J$2]^([.A317]-1))" office:value-type="float" office:value="-1.15756855951824" calcext:value-type="float">
            <text:p>-1.1575685595182400</text:p>
          </table:table-cell>
          <table:table-cell table:formula="of:=[.$I$2]-(1.5*[.$J$2]^([.A317]-1))" office:value-type="float" office:value="0.284782808636365" calcext:value-type="float">
            <text:p>0.2847828086363650</text:p>
          </table:table-cell>
          <table:table-cell table:formula="of:=[.$I$2]+(1.5*[.$J$2]^([.A317]-1))" office:value-type="float" office:value="0.285814560352113" calcext:value-type="float">
            <text:p>0.2858145603521130</text:p>
          </table:table-cell>
          <table:table-cell table:number-columns-repeated="1018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317]*([.$J$2])" office:value-type="float" office:value="0.00000134127723047294" calcext:value-type="float">
            <text:p>1.3412772304729400E-006</text:p>
          </table:table-cell>
          <table:table-cell table:formula="of:=[.$H$2]-(2*[.$J$2]^([.A318]-1))" office:value-type="float" office:value="-1.15892703261065" calcext:value-type="float">
            <text:p>-1.1589270326106500</text:p>
          </table:table-cell>
          <table:table-cell table:formula="of:=[.$H$2]+(2*[.$J$2]^([.A318]-1))" office:value-type="float" office:value="-1.15758575538017" calcext:value-type="float">
            <text:p>-1.1575857553801700</text:p>
          </table:table-cell>
          <table:table-cell table:formula="of:=[.$I$2]-(1.5*[.$J$2]^([.A318]-1))" office:value-type="float" office:value="0.284795705532812" calcext:value-type="float">
            <text:p>0.2847957055328120</text:p>
          </table:table-cell>
          <table:table-cell table:formula="of:=[.$I$2]+(1.5*[.$J$2]^([.A318]-1))" office:value-type="float" office:value="0.285801663455666" calcext:value-type="float">
            <text:p>0.2858016634556660</text:p>
          </table:table-cell>
          <table:table-cell table:number-columns-repeated="1018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B318]*([.$J$2])" office:value-type="float" office:value="0.00000130774529971111" calcext:value-type="float">
            <text:p>1.3077452997111100E-006</text:p>
          </table:table-cell>
          <table:table-cell table:formula="of:=[.$H$2]-(2*[.$J$2]^([.A319]-1))" office:value-type="float" office:value="-1.15891026664527" calcext:value-type="float">
            <text:p>-1.1589102666452700</text:p>
          </table:table-cell>
          <table:table-cell table:formula="of:=[.$H$2]+(2*[.$J$2]^([.A319]-1))" office:value-type="float" office:value="-1.15760252134555" calcext:value-type="float">
            <text:p>-1.1576025213455500</text:p>
          </table:table-cell>
          <table:table-cell table:formula="of:=[.$I$2]-(1.5*[.$J$2]^([.A319]-1))" office:value-type="float" office:value="0.284808280006847" calcext:value-type="float">
            <text:p>0.2848082800068470</text:p>
          </table:table-cell>
          <table:table-cell table:formula="of:=[.$I$2]+(1.5*[.$J$2]^([.A319]-1))" office:value-type="float" office:value="0.285789088981631" calcext:value-type="float">
            <text:p>0.2857890889816310</text:p>
          </table:table-cell>
          <table:table-cell table:number-columns-repeated="1018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B319]*([.$J$2])" office:value-type="float" office:value="0.00000127505166721834" calcext:value-type="float">
            <text:p>1.2750516672183400E-006</text:p>
          </table:table-cell>
          <table:table-cell table:formula="of:=[.$H$2]-(2*[.$J$2]^([.A320]-1))" office:value-type="float" office:value="-1.15889391982902" calcext:value-type="float">
            <text:p>-1.1588939198290200</text:p>
          </table:table-cell>
          <table:table-cell table:formula="of:=[.$H$2]+(2*[.$J$2]^([.A320]-1))" office:value-type="float" office:value="-1.1576188681618" calcext:value-type="float">
            <text:p>-1.1576188681618000</text:p>
          </table:table-cell>
          <table:table-cell table:formula="of:=[.$I$2]-(1.5*[.$J$2]^([.A320]-1))" office:value-type="float" office:value="0.284820540119032" calcext:value-type="float">
            <text:p>0.2848205401190320</text:p>
          </table:table-cell>
          <table:table-cell table:formula="of:=[.$I$2]+(1.5*[.$J$2]^([.A320]-1))" office:value-type="float" office:value="0.285776828869446" calcext:value-type="float">
            <text:p>0.2857768288694460</text:p>
          </table:table-cell>
          <table:table-cell table:number-columns-repeated="1018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20]*([.$J$2])" office:value-type="float" office:value="0.00000124317537553788" calcext:value-type="float">
            <text:p>1.2431753755378800E-006</text:p>
          </table:table-cell>
          <table:table-cell table:formula="of:=[.$H$2]-(2*[.$J$2]^([.A321]-1))" office:value-type="float" office:value="-1.15887798168318" calcext:value-type="float">
            <text:p>-1.1588779816831800</text:p>
          </table:table-cell>
          <table:table-cell table:formula="of:=[.$H$2]+(2*[.$J$2]^([.A321]-1))" office:value-type="float" office:value="-1.15763480630764" calcext:value-type="float">
            <text:p>-1.1576348063076400</text:p>
          </table:table-cell>
          <table:table-cell table:formula="of:=[.$I$2]-(1.5*[.$J$2]^([.A321]-1))" office:value-type="float" office:value="0.284832493728412" calcext:value-type="float">
            <text:p>0.2848324937284120</text:p>
          </table:table-cell>
          <table:table-cell table:formula="of:=[.$I$2]+(1.5*[.$J$2]^([.A321]-1))" office:value-type="float" office:value="0.285764875260066" calcext:value-type="float">
            <text:p>0.2857648752600660</text:p>
          </table:table-cell>
          <table:table-cell table:number-columns-repeated="1018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B321]*([.$J$2])" office:value-type="float" office:value="0.00000121209599114943" calcext:value-type="float">
            <text:p>1.2120959911494300E-006</text:p>
          </table:table-cell>
          <table:table-cell table:formula="of:=[.$H$2]-(2*[.$J$2]^([.A322]-1))" office:value-type="float" office:value="-1.15886244199098" calcext:value-type="float">
            <text:p>-1.1588624419909800</text:p>
          </table:table-cell>
          <table:table-cell table:formula="of:=[.$H$2]+(2*[.$J$2]^([.A322]-1))" office:value-type="float" office:value="-1.15765034599984" calcext:value-type="float">
            <text:p>-1.1576503459998400</text:p>
          </table:table-cell>
          <table:table-cell table:formula="of:=[.$I$2]-(1.5*[.$J$2]^([.A322]-1))" office:value-type="float" office:value="0.284844148497558" calcext:value-type="float">
            <text:p>0.2848441484975580</text:p>
          </table:table-cell>
          <table:table-cell table:formula="of:=[.$I$2]+(1.5*[.$J$2]^([.A322]-1))" office:value-type="float" office:value="0.28575322049092" calcext:value-type="float">
            <text:p>0.2857532204909200</text:p>
          </table:table-cell>
          <table:table-cell table:number-columns-repeated="1018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B322]*([.$J$2])" office:value-type="float" office:value="0.00000118179359137069" calcext:value-type="float">
            <text:p>1.1817935913706900E-006</text:p>
          </table:table-cell>
          <table:table-cell table:formula="of:=[.$H$2]-(2*[.$J$2]^([.A323]-1))" office:value-type="float" office:value="-1.1588472907911" calcext:value-type="float">
            <text:p>-1.1588472907911000</text:p>
          </table:table-cell>
          <table:table-cell table:formula="of:=[.$H$2]+(2*[.$J$2]^([.A323]-1))" office:value-type="float" office:value="-1.15766549719972" calcext:value-type="float">
            <text:p>-1.1576654971997200</text:p>
          </table:table-cell>
          <table:table-cell table:formula="of:=[.$I$2]-(1.5*[.$J$2]^([.A323]-1))" office:value-type="float" office:value="0.284855511897475" calcext:value-type="float">
            <text:p>0.2848555118974750</text:p>
          </table:table-cell>
          <table:table-cell table:formula="of:=[.$I$2]+(1.5*[.$J$2]^([.A323]-1))" office:value-type="float" office:value="0.285741857091003" calcext:value-type="float">
            <text:p>0.2857418570910030</text:p>
          </table:table-cell>
          <table:table-cell table:number-columns-repeated="1018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B323]*([.$J$2])" office:value-type="float" office:value="0.00000115224875158643" calcext:value-type="float">
            <text:p>1.1522487515864300E-006</text:p>
          </table:table-cell>
          <table:table-cell table:formula="of:=[.$H$2]-(2*[.$J$2]^([.A324]-1))" office:value-type="float" office:value="-1.1588325183712" calcext:value-type="float">
            <text:p>-1.1588325183712000</text:p>
          </table:table-cell>
          <table:table-cell table:formula="of:=[.$H$2]+(2*[.$J$2]^([.A324]-1))" office:value-type="float" office:value="-1.15768026961962" calcext:value-type="float">
            <text:p>-1.1576802696196200</text:p>
          </table:table-cell>
          <table:table-cell table:formula="of:=[.$I$2]-(1.5*[.$J$2]^([.A324]-1))" office:value-type="float" office:value="0.284866591212394" calcext:value-type="float">
            <text:p>0.2848665912123940</text:p>
          </table:table-cell>
          <table:table-cell table:formula="of:=[.$I$2]+(1.5*[.$J$2]^([.A324]-1))" office:value-type="float" office:value="0.285730777776084" calcext:value-type="float">
            <text:p>0.2857307777760840</text:p>
          </table:table-cell>
          <table:table-cell table:number-columns-repeated="1018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B324]*([.$J$2])" office:value-type="float" office:value="0.00000112344253279677" calcext:value-type="float">
            <text:p>1.1234425327967700E-006</text:p>
          </table:table-cell>
          <table:table-cell table:formula="of:=[.$H$2]-(2*[.$J$2]^([.A325]-1))" office:value-type="float" office:value="-1.15881811526181" calcext:value-type="float">
            <text:p>-1.1588181152618100</text:p>
          </table:table-cell>
          <table:table-cell table:formula="of:=[.$H$2]+(2*[.$J$2]^([.A325]-1))" office:value-type="float" office:value="-1.15769467272901" calcext:value-type="float">
            <text:p>-1.1576946727290100</text:p>
          </table:table-cell>
          <table:table-cell table:formula="of:=[.$I$2]-(1.5*[.$J$2]^([.A325]-1))" office:value-type="float" office:value="0.28487739354444" calcext:value-type="float">
            <text:p>0.2848773935444400</text:p>
          </table:table-cell>
          <table:table-cell table:formula="of:=[.$I$2]+(1.5*[.$J$2]^([.A325]-1))" office:value-type="float" office:value="0.285719975444038" calcext:value-type="float">
            <text:p>0.2857199754440380</text:p>
          </table:table-cell>
          <table:table-cell table:number-columns-repeated="1018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325]*([.$J$2])" office:value-type="float" office:value="0.00000109535646947685" calcext:value-type="float">
            <text:p>1.0953564694768500E-006</text:p>
          </table:table-cell>
          <table:table-cell table:formula="of:=[.$H$2]-(2*[.$J$2]^([.A326]-1))" office:value-type="float" office:value="-1.15880407223015" calcext:value-type="float">
            <text:p>-1.1588040722301500</text:p>
          </table:table-cell>
          <table:table-cell table:formula="of:=[.$H$2]+(2*[.$J$2]^([.A326]-1))" office:value-type="float" office:value="-1.15770871576067" calcext:value-type="float">
            <text:p>-1.1577087157606700</text:p>
          </table:table-cell>
          <table:table-cell table:formula="of:=[.$I$2]-(1.5*[.$J$2]^([.A326]-1))" office:value-type="float" office:value="0.284887925818185" calcext:value-type="float">
            <text:p>0.2848879258181850</text:p>
          </table:table-cell>
          <table:table-cell table:formula="of:=[.$I$2]+(1.5*[.$J$2]^([.A326]-1))" office:value-type="float" office:value="0.285709443170293" calcext:value-type="float">
            <text:p>0.2857094431702930</text:p>
          </table:table-cell>
          <table:table-cell table:number-columns-repeated="1018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B326]*([.$J$2])" office:value-type="float" office:value="0.00000106797255773993" calcext:value-type="float">
            <text:p>1.0679725577399300E-006</text:p>
          </table:table-cell>
          <table:table-cell table:formula="of:=[.$H$2]-(2*[.$J$2]^([.A327]-1))" office:value-type="float" office:value="-1.15879038027428" calcext:value-type="float">
            <text:p>-1.1587903802742800</text:p>
          </table:table-cell>
          <table:table-cell table:formula="of:=[.$H$2]+(2*[.$J$2]^([.A327]-1))" office:value-type="float" office:value="-1.15772240771654" calcext:value-type="float">
            <text:p>-1.1577224077165400</text:p>
          </table:table-cell>
          <table:table-cell table:formula="of:=[.$I$2]-(1.5*[.$J$2]^([.A327]-1))" office:value-type="float" office:value="0.284898194785087" calcext:value-type="float">
            <text:p>0.2848981947850870</text:p>
          </table:table-cell>
          <table:table-cell table:formula="of:=[.$I$2]+(1.5*[.$J$2]^([.A327]-1))" office:value-type="float" office:value="0.285699174203391" calcext:value-type="float">
            <text:p>0.2856991742033910</text:p>
          </table:table-cell>
          <table:table-cell table:number-columns-repeated="1018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B327]*([.$J$2])" office:value-type="float" office:value="0.00000104127324379643" calcext:value-type="float">
            <text:p>1.0412732437964300E-006</text:p>
          </table:table-cell>
          <table:table-cell table:formula="of:=[.$H$2]-(2*[.$J$2]^([.A328]-1))" office:value-type="float" office:value="-1.15877703061731" calcext:value-type="float">
            <text:p>-1.1587770306173100</text:p>
          </table:table-cell>
          <table:table-cell table:formula="of:=[.$H$2]+(2*[.$J$2]^([.A328]-1))" office:value-type="float" office:value="-1.15773575737351" calcext:value-type="float">
            <text:p>-1.1577357573735100</text:p>
          </table:table-cell>
          <table:table-cell table:formula="of:=[.$I$2]-(1.5*[.$J$2]^([.A328]-1))" office:value-type="float" office:value="0.284908207027815" calcext:value-type="float">
            <text:p>0.2849082070278150</text:p>
          </table:table-cell>
          <table:table-cell table:formula="of:=[.$I$2]+(1.5*[.$J$2]^([.A328]-1))" office:value-type="float" office:value="0.285689161960663" calcext:value-type="float">
            <text:p>0.2856891619606630</text:p>
          </table:table-cell>
          <table:table-cell table:number-columns-repeated="1018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328]*([.$J$2])" office:value-type="float" office:value="0.00000101524141270152" calcext:value-type="float">
            <text:p>1.0152414127015200E-006</text:p>
          </table:table-cell>
          <table:table-cell table:formula="of:=[.$H$2]-(2*[.$J$2]^([.A329]-1))" office:value-type="float" office:value="-1.15876401470176" calcext:value-type="float">
            <text:p>-1.1587640147017600</text:p>
          </table:table-cell>
          <table:table-cell table:formula="of:=[.$H$2]+(2*[.$J$2]^([.A329]-1))" office:value-type="float" office:value="-1.15774877328906" calcext:value-type="float">
            <text:p>-1.1577487732890600</text:p>
          </table:table-cell>
          <table:table-cell table:formula="of:=[.$I$2]-(1.5*[.$J$2]^([.A329]-1))" office:value-type="float" office:value="0.284917968964476" calcext:value-type="float">
            <text:p>0.2849179689644760</text:p>
          </table:table-cell>
          <table:table-cell table:formula="of:=[.$I$2]+(1.5*[.$J$2]^([.A329]-1))" office:value-type="float" office:value="0.285679400024002" calcext:value-type="float">
            <text:p>0.2856794000240020</text:p>
          </table:table-cell>
          <table:table-cell table:number-columns-repeated="1018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329]*([.$J$2])" office:value-type="float" office:value="0.000000989860377383979" calcext:value-type="float">
            <text:p>9.8986037738397900E-007</text:p>
          </table:table-cell>
          <table:table-cell table:formula="of:=[.$H$2]-(2*[.$J$2]^([.A330]-1))" office:value-type="float" office:value="-1.1587513241841" calcext:value-type="float">
            <text:p>-1.1587513241841000</text:p>
          </table:table-cell>
          <table:table-cell table:formula="of:=[.$H$2]+(2*[.$J$2]^([.A330]-1))" office:value-type="float" office:value="-1.15776146380672" calcext:value-type="float">
            <text:p>-1.1577614638067200</text:p>
          </table:table-cell>
          <table:table-cell table:formula="of:=[.$I$2]-(1.5*[.$J$2]^([.A330]-1))" office:value-type="float" office:value="0.28492748685272" calcext:value-type="float">
            <text:p>0.2849274868527200</text:p>
          </table:table-cell>
          <table:table-cell table:formula="of:=[.$I$2]+(1.5*[.$J$2]^([.A330]-1))" office:value-type="float" office:value="0.285669882135758" calcext:value-type="float">
            <text:p>0.2856698821357580</text:p>
          </table:table-cell>
          <table:table-cell table:number-columns-repeated="1018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330]*([.$J$2])" office:value-type="float" office:value="0.000000965113867949379" calcext:value-type="float">
            <text:p>9.6511386794937900E-007</text:p>
          </table:table-cell>
          <table:table-cell table:formula="of:=[.$H$2]-(2*[.$J$2]^([.A331]-1))" office:value-type="float" office:value="-1.15873895092938" calcext:value-type="float">
            <text:p>-1.1587389509293800</text:p>
          </table:table-cell>
          <table:table-cell table:formula="of:=[.$H$2]+(2*[.$J$2]^([.A331]-1))" office:value-type="float" office:value="-1.15777383706144" calcext:value-type="float">
            <text:p>-1.1577738370614400</text:p>
          </table:table-cell>
          <table:table-cell table:formula="of:=[.$I$2]-(1.5*[.$J$2]^([.A331]-1))" office:value-type="float" office:value="0.284936766793758" calcext:value-type="float">
            <text:p>0.2849367667937580</text:p>
          </table:table-cell>
          <table:table-cell table:formula="of:=[.$I$2]+(1.5*[.$J$2]^([.A331]-1))" office:value-type="float" office:value="0.28566060219472" calcext:value-type="float">
            <text:p>0.2856606021947200</text:p>
          </table:table-cell>
          <table:table-cell table:number-columns-repeated="1018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B331]*([.$J$2])" office:value-type="float" office:value="0.000000940986021250645" calcext:value-type="float">
            <text:p>9.4098602125064500E-007</text:p>
          </table:table-cell>
          <table:table-cell table:formula="of:=[.$H$2]-(2*[.$J$2]^([.A332]-1))" office:value-type="float" office:value="-1.15872688700604" calcext:value-type="float">
            <text:p>-1.1587268870060400</text:p>
          </table:table-cell>
          <table:table-cell table:formula="of:=[.$H$2]+(2*[.$J$2]^([.A332]-1))" office:value-type="float" office:value="-1.15778590098478" calcext:value-type="float">
            <text:p>-1.1577859009847800</text:p>
          </table:table-cell>
          <table:table-cell table:formula="of:=[.$I$2]-(1.5*[.$J$2]^([.A332]-1))" office:value-type="float" office:value="0.28494581473627" calcext:value-type="float">
            <text:p>0.2849458147362700</text:p>
          </table:table-cell>
          <table:table-cell table:formula="of:=[.$I$2]+(1.5*[.$J$2]^([.A332]-1))" office:value-type="float" office:value="0.285651554252208" calcext:value-type="float">
            <text:p>0.2856515542522080</text:p>
          </table:table-cell>
          <table:table-cell table:number-columns-repeated="1018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B332]*([.$J$2])" office:value-type="float" office:value="0.000000917461370719379" calcext:value-type="float">
            <text:p>9.1746137071937900E-007</text:p>
          </table:table-cell>
          <table:table-cell table:formula="of:=[.$H$2]-(2*[.$J$2]^([.A333]-1))" office:value-type="float" office:value="-1.15871512468077" calcext:value-type="float">
            <text:p>-1.1587151246807700</text:p>
          </table:table-cell>
          <table:table-cell table:formula="of:=[.$H$2]+(2*[.$J$2]^([.A333]-1))" office:value-type="float" office:value="-1.15779766331005" calcext:value-type="float">
            <text:p>-1.1577976633100500</text:p>
          </table:table-cell>
          <table:table-cell table:formula="of:=[.$I$2]-(1.5*[.$J$2]^([.A333]-1))" office:value-type="float" office:value="0.284954636480219" calcext:value-type="float">
            <text:p>0.2849546364802190</text:p>
          </table:table-cell>
          <table:table-cell table:formula="of:=[.$I$2]+(1.5*[.$J$2]^([.A333]-1))" office:value-type="float" office:value="0.285642732508259" calcext:value-type="float">
            <text:p>0.2856427325082590</text:p>
          </table:table-cell>
          <table:table-cell table:number-columns-repeated="1018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B333]*([.$J$2])" office:value-type="float" office:value="0.000000894524836451394" calcext:value-type="float">
            <text:p>8.9452483645139400E-007</text:p>
          </table:table-cell>
          <table:table-cell table:formula="of:=[.$H$2]-(2*[.$J$2]^([.A334]-1))" office:value-type="float" office:value="-1.15870365641364" calcext:value-type="float">
            <text:p>-1.1587036564136400</text:p>
          </table:table-cell>
          <table:table-cell table:formula="of:=[.$H$2]+(2*[.$J$2]^([.A334]-1))" office:value-type="float" office:value="-1.15780913157718" calcext:value-type="float">
            <text:p>-1.1578091315771800</text:p>
          </table:table-cell>
          <table:table-cell table:formula="of:=[.$I$2]-(1.5*[.$J$2]^([.A334]-1))" office:value-type="float" office:value="0.28496323768057" calcext:value-type="float">
            <text:p>0.2849632376805700</text:p>
          </table:table-cell>
          <table:table-cell table:formula="of:=[.$I$2]+(1.5*[.$J$2]^([.A334]-1))" office:value-type="float" office:value="0.285634131307908" calcext:value-type="float">
            <text:p>0.2856341313079080</text:p>
          </table:table-cell>
          <table:table-cell table:number-columns-repeated="1018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B334]*([.$J$2])" office:value-type="float" office:value="0.000000872161715540109" calcext:value-type="float">
            <text:p>8.7216171554010900E-007</text:p>
          </table:table-cell>
          <table:table-cell table:formula="of:=[.$H$2]-(2*[.$J$2]^([.A335]-1))" office:value-type="float" office:value="-1.15869247485318" calcext:value-type="float">
            <text:p>-1.1586924748531800</text:p>
          </table:table-cell>
          <table:table-cell table:formula="of:=[.$H$2]+(2*[.$J$2]^([.A335]-1))" office:value-type="float" office:value="-1.15782031313764" calcext:value-type="float">
            <text:p>-1.1578203131376400</text:p>
          </table:table-cell>
          <table:table-cell table:formula="of:=[.$I$2]-(1.5*[.$J$2]^([.A335]-1))" office:value-type="float" office:value="0.284971623850911" calcext:value-type="float">
            <text:p>0.2849716238509110</text:p>
          </table:table-cell>
          <table:table-cell table:formula="of:=[.$I$2]+(1.5*[.$J$2]^([.A335]-1))" office:value-type="float" office:value="0.285625745137567" calcext:value-type="float">
            <text:p>0.2856257451375670</text:p>
          </table:table-cell>
          <table:table-cell table:number-columns-repeated="1018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335]*([.$J$2])" office:value-type="float" office:value="0.000000850357672651607" calcext:value-type="float">
            <text:p>8.5035767265160700E-007</text:p>
          </table:table-cell>
          <table:table-cell table:formula="of:=[.$H$2]-(2*[.$J$2]^([.A336]-1))" office:value-type="float" office:value="-1.15868157283174" calcext:value-type="float">
            <text:p>-1.1586815728317400</text:p>
          </table:table-cell>
          <table:table-cell table:formula="of:=[.$H$2]+(2*[.$J$2]^([.A336]-1))" office:value-type="float" office:value="-1.15783121515908" calcext:value-type="float">
            <text:p>-1.1578312151590800</text:p>
          </table:table-cell>
          <table:table-cell table:formula="of:=[.$I$2]-(1.5*[.$J$2]^([.A336]-1))" office:value-type="float" office:value="0.284979800366995" calcext:value-type="float">
            <text:p>0.2849798003669950</text:p>
          </table:table-cell>
          <table:table-cell table:formula="of:=[.$I$2]+(1.5*[.$J$2]^([.A336]-1))" office:value-type="float" office:value="0.285617568621483" calcext:value-type="float">
            <text:p>0.2856175686214830</text:p>
          </table:table-cell>
          <table:table-cell table:number-columns-repeated="1018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B336]*([.$J$2])" office:value-type="float" office:value="0.000000829098730835316" calcext:value-type="float">
            <text:p>8.2909873083531600E-007</text:p>
          </table:table-cell>
          <table:table-cell table:formula="of:=[.$H$2]-(2*[.$J$2]^([.A337]-1))" office:value-type="float" office:value="-1.15867094336083" calcext:value-type="float">
            <text:p>-1.1586709433608300</text:p>
          </table:table-cell>
          <table:table-cell table:formula="of:=[.$H$2]+(2*[.$J$2]^([.A337]-1))" office:value-type="float" office:value="-1.15784184462999" calcext:value-type="float">
            <text:p>-1.1578418446299900</text:p>
          </table:table-cell>
          <table:table-cell table:formula="of:=[.$I$2]-(1.5*[.$J$2]^([.A337]-1))" office:value-type="float" office:value="0.284987772470176" calcext:value-type="float">
            <text:p>0.2849877724701760</text:p>
          </table:table-cell>
          <table:table-cell table:formula="of:=[.$I$2]+(1.5*[.$J$2]^([.A337]-1))" office:value-type="float" office:value="0.285609596518302" calcext:value-type="float">
            <text:p>0.2856095965183020</text:p>
          </table:table-cell>
          <table:table-cell table:number-columns-repeated="1018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B337]*([.$J$2])" office:value-type="float" office:value="0.000000808371262564434" calcext:value-type="float">
            <text:p>8.0837126256443400E-007</text:p>
          </table:table-cell>
          <table:table-cell table:formula="of:=[.$H$2]-(2*[.$J$2]^([.A338]-1))" office:value-type="float" office:value="-1.15866057962669" calcext:value-type="float">
            <text:p>-1.1586605796266900</text:p>
          </table:table-cell>
          <table:table-cell table:formula="of:=[.$H$2]+(2*[.$J$2]^([.A338]-1))" office:value-type="float" office:value="-1.15785220836413" calcext:value-type="float">
            <text:p>-1.1578522083641300</text:p>
          </table:table-cell>
          <table:table-cell table:formula="of:=[.$I$2]-(1.5*[.$J$2]^([.A338]-1))" office:value-type="float" office:value="0.284995545270777" calcext:value-type="float">
            <text:p>0.2849955452707770</text:p>
          </table:table-cell>
          <table:table-cell table:formula="of:=[.$I$2]+(1.5*[.$J$2]^([.A338]-1))" office:value-type="float" office:value="0.285601823717701" calcext:value-type="float">
            <text:p>0.2856018237177010</text:p>
          </table:table-cell>
          <table:table-cell table:number-columns-repeated="1018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B338]*([.$J$2])" office:value-type="float" office:value="0.000000788161981000323" calcext:value-type="float">
            <text:p>7.8816198100032300E-007</text:p>
          </table:table-cell>
          <table:table-cell table:formula="of:=[.$H$2]-(2*[.$J$2]^([.A339]-1))" office:value-type="float" office:value="-1.15865047498591" calcext:value-type="float">
            <text:p>-1.1586504749859100</text:p>
          </table:table-cell>
          <table:table-cell table:formula="of:=[.$H$2]+(2*[.$J$2]^([.A339]-1))" office:value-type="float" office:value="-1.15786231300491" calcext:value-type="float">
            <text:p>-1.1578623130049100</text:p>
          </table:table-cell>
          <table:table-cell table:formula="of:=[.$I$2]-(1.5*[.$J$2]^([.A339]-1))" office:value-type="float" office:value="0.285003123751364" calcext:value-type="float">
            <text:p>0.2850031237513640</text:p>
          </table:table-cell>
          <table:table-cell table:formula="of:=[.$I$2]+(1.5*[.$J$2]^([.A339]-1))" office:value-type="float" office:value="0.285594245237114" calcext:value-type="float">
            <text:p>0.2855942452371140</text:p>
          </table:table-cell>
          <table:table-cell table:number-columns-repeated="1018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B339]*([.$J$2])" office:value-type="float" office:value="0.000000768457931475315" calcext:value-type="float">
            <text:p>7.6845793147531500E-007</text:p>
          </table:table-cell>
          <table:table-cell table:formula="of:=[.$H$2]-(2*[.$J$2]^([.A340]-1))" office:value-type="float" office:value="-1.15864062296115" calcext:value-type="float">
            <text:p>-1.1586406229611500</text:p>
          </table:table-cell>
          <table:table-cell table:formula="of:=[.$H$2]+(2*[.$J$2]^([.A340]-1))" office:value-type="float" office:value="-1.15787216502967" calcext:value-type="float">
            <text:p>-1.1578721650296700</text:p>
          </table:table-cell>
          <table:table-cell table:formula="of:=[.$I$2]-(1.5*[.$J$2]^([.A340]-1))" office:value-type="float" office:value="0.285010512769936" calcext:value-type="float">
            <text:p>0.2850105127699360</text:p>
          </table:table-cell>
          <table:table-cell table:formula="of:=[.$I$2]+(1.5*[.$J$2]^([.A340]-1))" office:value-type="float" office:value="0.285586856218542" calcext:value-type="float">
            <text:p>0.2855868562185420</text:p>
          </table:table-cell>
          <table:table-cell table:number-columns-repeated="1018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B340]*([.$J$2])" office:value-type="float" office:value="0.000000749246483188432" calcext:value-type="float">
            <text:p>7.4924648318843200E-007</text:p>
          </table:table-cell>
          <table:table-cell table:formula="of:=[.$H$2]-(2*[.$J$2]^([.A341]-1))" office:value-type="float" office:value="-1.158631017237" calcext:value-type="float">
            <text:p>-1.1586310172370000</text:p>
          </table:table-cell>
          <table:table-cell table:formula="of:=[.$H$2]+(2*[.$J$2]^([.A341]-1))" office:value-type="float" office:value="-1.15788177075382" calcext:value-type="float">
            <text:p>-1.1578817707538200</text:p>
          </table:table-cell>
          <table:table-cell table:formula="of:=[.$I$2]-(1.5*[.$J$2]^([.A341]-1))" office:value-type="float" office:value="0.285017717063043" calcext:value-type="float">
            <text:p>0.2850177170630430</text:p>
          </table:table-cell>
          <table:table-cell table:formula="of:=[.$I$2]+(1.5*[.$J$2]^([.A341]-1))" office:value-type="float" office:value="0.285579651925435" calcext:value-type="float">
            <text:p>0.2855796519254350</text:p>
          </table:table-cell>
          <table:table-cell table:number-columns-repeated="1018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B341]*([.$J$2])" office:value-type="float" office:value="0.000000730515321108721" calcext:value-type="float">
            <text:p>7.3051532110872100E-007</text:p>
          </table:table-cell>
          <table:table-cell table:formula="of:=[.$H$2]-(2*[.$J$2]^([.A342]-1))" office:value-type="float" office:value="-1.15862165165596" calcext:value-type="float">
            <text:p>-1.1586216516559600</text:p>
          </table:table-cell>
          <table:table-cell table:formula="of:=[.$H$2]+(2*[.$J$2]^([.A342]-1))" office:value-type="float" office:value="-1.15789113633486" calcext:value-type="float">
            <text:p>-1.1578911363348600</text:p>
          </table:table-cell>
          <table:table-cell table:formula="of:=[.$I$2]-(1.5*[.$J$2]^([.A342]-1))" office:value-type="float" office:value="0.285024741248823" calcext:value-type="float">
            <text:p>0.2850247412488230</text:p>
          </table:table-cell>
          <table:table-cell table:formula="of:=[.$I$2]+(1.5*[.$J$2]^([.A342]-1))" office:value-type="float" office:value="0.285572627739655" calcext:value-type="float">
            <text:p>0.2855726277396550</text:p>
          </table:table-cell>
          <table:table-cell table:number-columns-repeated="1018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342]*([.$J$2])" office:value-type="float" office:value="0.000000712252438081003" calcext:value-type="float">
            <text:p>7.1225243808100300E-007</text:p>
          </table:table-cell>
          <table:table-cell table:formula="of:=[.$H$2]-(2*[.$J$2]^([.A343]-1))" office:value-type="float" office:value="-1.15861252021445" calcext:value-type="float">
            <text:p>-1.1586125202144500</text:p>
          </table:table-cell>
          <table:table-cell table:formula="of:=[.$H$2]+(2*[.$J$2]^([.A343]-1))" office:value-type="float" office:value="-1.15790026777637" calcext:value-type="float">
            <text:p>-1.1579002677763700</text:p>
          </table:table-cell>
          <table:table-cell table:formula="of:=[.$I$2]-(1.5*[.$J$2]^([.A343]-1))" office:value-type="float" office:value="0.285031589829959" calcext:value-type="float">
            <text:p>0.2850315898299590</text:p>
          </table:table-cell>
          <table:table-cell table:formula="of:=[.$I$2]+(1.5*[.$J$2]^([.A343]-1))" office:value-type="float" office:value="0.285565779158519" calcext:value-type="float">
            <text:p>0.2855657791585190</text:p>
          </table:table-cell>
          <table:table-cell table:number-columns-repeated="1018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343]*([.$J$2])" office:value-type="float" office:value="0.000000694446127128978" calcext:value-type="float">
            <text:p>6.9444612712897800E-007</text:p>
          </table:table-cell>
          <table:table-cell table:formula="of:=[.$H$2]-(2*[.$J$2]^([.A344]-1))" office:value-type="float" office:value="-1.15860361705897" calcext:value-type="float">
            <text:p>-1.1586036170589700</text:p>
          </table:table-cell>
          <table:table-cell table:formula="of:=[.$H$2]+(2*[.$J$2]^([.A344]-1))" office:value-type="float" office:value="-1.15790917093185" calcext:value-type="float">
            <text:p>-1.1579091709318500</text:p>
          </table:table-cell>
          <table:table-cell table:formula="of:=[.$I$2]-(1.5*[.$J$2]^([.A344]-1))" office:value-type="float" office:value="0.285038267196566" calcext:value-type="float">
            <text:p>0.2850382671965660</text:p>
          </table:table-cell>
          <table:table-cell table:formula="of:=[.$I$2]+(1.5*[.$J$2]^([.A344]-1))" office:value-type="float" office:value="0.285559101791912" calcext:value-type="float">
            <text:p>0.2855591017919120</text:p>
          </table:table-cell>
          <table:table-cell table:number-columns-repeated="1018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B344]*([.$J$2])" office:value-type="float" office:value="0.000000677084973950754" calcext:value-type="float">
            <text:p>6.7708497395075400E-007</text:p>
          </table:table-cell>
          <table:table-cell table:formula="of:=[.$H$2]-(2*[.$J$2]^([.A345]-1))" office:value-type="float" office:value="-1.15859493648239" calcext:value-type="float">
            <text:p>-1.1585949364823900</text:p>
          </table:table-cell>
          <table:table-cell table:formula="of:=[.$H$2]+(2*[.$J$2]^([.A345]-1))" office:value-type="float" office:value="-1.15791785150843" calcext:value-type="float">
            <text:p>-1.1579178515084300</text:p>
          </table:table-cell>
          <table:table-cell table:formula="of:=[.$I$2]-(1.5*[.$J$2]^([.A345]-1))" office:value-type="float" office:value="0.285044777629007" calcext:value-type="float">
            <text:p>0.2850447776290070</text:p>
          </table:table-cell>
          <table:table-cell table:formula="of:=[.$I$2]+(1.5*[.$J$2]^([.A345]-1))" office:value-type="float" office:value="0.285552591359471" calcext:value-type="float">
            <text:p>0.2855525913594710</text:p>
          </table:table-cell>
          <table:table-cell table:number-columns-repeated="1018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345]*([.$J$2])" office:value-type="float" office:value="0.000000660157849601985" calcext:value-type="float">
            <text:p>6.6015784960198500E-007</text:p>
          </table:table-cell>
          <table:table-cell table:formula="of:=[.$H$2]-(2*[.$J$2]^([.A346]-1))" office:value-type="float" office:value="-1.15858647292021" calcext:value-type="float">
            <text:p>-1.1585864729202100</text:p>
          </table:table-cell>
          <table:table-cell table:formula="of:=[.$H$2]+(2*[.$J$2]^([.A346]-1))" office:value-type="float" office:value="-1.15792631507061" calcext:value-type="float">
            <text:p>-1.1579263150706100</text:p>
          </table:table-cell>
          <table:table-cell table:formula="of:=[.$I$2]-(1.5*[.$J$2]^([.A346]-1))" office:value-type="float" office:value="0.285051125300638" calcext:value-type="float">
            <text:p>0.2850511253006380</text:p>
          </table:table-cell>
          <table:table-cell table:formula="of:=[.$I$2]+(1.5*[.$J$2]^([.A346]-1))" office:value-type="float" office:value="0.28554624368784" calcext:value-type="float">
            <text:p>0.2855462436878400</text:p>
          </table:table-cell>
          <table:table-cell table:number-columns-repeated="1018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346]*([.$J$2])" office:value-type="float" office:value="0.000000643653903361935" calcext:value-type="float">
            <text:p>6.4365390336193500E-007</text:p>
          </table:table-cell>
          <table:table-cell table:formula="of:=[.$H$2]-(2*[.$J$2]^([.A347]-1))" office:value-type="float" office:value="-1.15857822094709" calcext:value-type="float">
            <text:p>-1.1585782209470900</text:p>
          </table:table-cell>
          <table:table-cell table:formula="of:=[.$H$2]+(2*[.$J$2]^([.A347]-1))" office:value-type="float" office:value="-1.15793456704373" calcext:value-type="float">
            <text:p>-1.1579345670437300</text:p>
          </table:table-cell>
          <table:table-cell table:formula="of:=[.$I$2]-(1.5*[.$J$2]^([.A347]-1))" office:value-type="float" office:value="0.285057314280478" calcext:value-type="float">
            <text:p>0.2850573142804780</text:p>
          </table:table-cell>
          <table:table-cell table:formula="of:=[.$I$2]+(1.5*[.$J$2]^([.A347]-1))" office:value-type="float" office:value="0.285540054708" calcext:value-type="float">
            <text:p>0.2855400547080000</text:p>
          </table:table-cell>
          <table:table-cell table:number-columns-repeated="1018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B347]*([.$J$2])" office:value-type="float" office:value="0.000000627562555777887" calcext:value-type="float">
            <text:p>6.2756255577788700E-007</text:p>
          </table:table-cell>
          <table:table-cell table:formula="of:=[.$H$2]-(2*[.$J$2]^([.A348]-1))" office:value-type="float" office:value="-1.1585701752733" calcext:value-type="float">
            <text:p>-1.1585701752733000</text:p>
          </table:table-cell>
          <table:table-cell table:formula="of:=[.$H$2]+(2*[.$J$2]^([.A348]-1))" office:value-type="float" office:value="-1.15794261271752" calcext:value-type="float">
            <text:p>-1.1579426127175200</text:p>
          </table:table-cell>
          <table:table-cell table:formula="of:=[.$I$2]-(1.5*[.$J$2]^([.A348]-1))" office:value-type="float" office:value="0.285063348535822" calcext:value-type="float">
            <text:p>0.2850633485358220</text:p>
          </table:table-cell>
          <table:table-cell table:formula="of:=[.$I$2]+(1.5*[.$J$2]^([.A348]-1))" office:value-type="float" office:value="0.285534020452656" calcext:value-type="float">
            <text:p>0.2855340204526560</text:p>
          </table:table-cell>
          <table:table-cell table:number-columns-repeated="1018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348]*([.$J$2])" office:value-type="float" office:value="0.00000061187349188344" calcext:value-type="float">
            <text:p>6.1187349188344000E-007</text:p>
          </table:table-cell>
          <table:table-cell table:formula="of:=[.$H$2]-(2*[.$J$2]^([.A349]-1))" office:value-type="float" office:value="-1.15856233074135" calcext:value-type="float">
            <text:p>-1.1585623307413500</text:p>
          </table:table-cell>
          <table:table-cell table:formula="of:=[.$H$2]+(2*[.$J$2]^([.A349]-1))" office:value-type="float" office:value="-1.15795045724947" calcext:value-type="float">
            <text:p>-1.1579504572494700</text:p>
          </table:table-cell>
          <table:table-cell table:formula="of:=[.$I$2]-(1.5*[.$J$2]^([.A349]-1))" office:value-type="float" office:value="0.285069231934783" calcext:value-type="float">
            <text:p>0.2850692319347830</text:p>
          </table:table-cell>
          <table:table-cell table:formula="of:=[.$I$2]+(1.5*[.$J$2]^([.A349]-1))" office:value-type="float" office:value="0.285528137053695" calcext:value-type="float">
            <text:p>0.2855281370536950</text:p>
          </table:table-cell>
          <table:table-cell table:number-columns-repeated="1018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B349]*([.$J$2])" office:value-type="float" office:value="0.000000596576654586354" calcext:value-type="float">
            <text:p>5.9657665458635400E-007</text:p>
          </table:table-cell>
          <table:table-cell table:formula="of:=[.$H$2]-(2*[.$J$2]^([.A350]-1))" office:value-type="float" office:value="-1.1585546823227" calcext:value-type="float">
            <text:p>-1.1585546823227000</text:p>
          </table:table-cell>
          <table:table-cell table:formula="of:=[.$H$2]+(2*[.$J$2]^([.A350]-1))" office:value-type="float" office:value="-1.15795810566812" calcext:value-type="float">
            <text:p>-1.1579581056681200</text:p>
          </table:table-cell>
          <table:table-cell table:formula="of:=[.$I$2]-(1.5*[.$J$2]^([.A350]-1))" office:value-type="float" office:value="0.285074968248769" calcext:value-type="float">
            <text:p>0.2850749682487690</text:p>
          </table:table-cell>
          <table:table-cell table:formula="of:=[.$I$2]+(1.5*[.$J$2]^([.A350]-1))" office:value-type="float" office:value="0.285522400739709" calcext:value-type="float">
            <text:p>0.2855224007397090</text:p>
          </table:table-cell>
          <table:table-cell table:number-columns-repeated="1018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350]*([.$J$2])" office:value-type="float" office:value="0.000000581662238221695" calcext:value-type="float">
            <text:p>5.8166223822169500E-007</text:p>
          </table:table-cell>
          <table:table-cell table:formula="of:=[.$H$2]-(2*[.$J$2]^([.A351]-1))" office:value-type="float" office:value="-1.15854722511452" calcext:value-type="float">
            <text:p>-1.1585472251145200</text:p>
          </table:table-cell>
          <table:table-cell table:formula="of:=[.$H$2]+(2*[.$J$2]^([.A351]-1))" office:value-type="float" office:value="-1.1579655628763" calcext:value-type="float">
            <text:p>-1.1579655628763000</text:p>
          </table:table-cell>
          <table:table-cell table:formula="of:=[.$I$2]-(1.5*[.$J$2]^([.A351]-1))" office:value-type="float" office:value="0.285080561154906" calcext:value-type="float">
            <text:p>0.2850805611549060</text:p>
          </table:table-cell>
          <table:table-cell table:formula="of:=[.$I$2]+(1.5*[.$J$2]^([.A351]-1))" office:value-type="float" office:value="0.285516807833572" calcext:value-type="float">
            <text:p>0.2855168078335720</text:p>
          </table:table-cell>
          <table:table-cell table:number-columns-repeated="1018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B351]*([.$J$2])" office:value-type="float" office:value="0.000000567120682266152" calcext:value-type="float">
            <text:p>5.6712068226615200E-007</text:p>
          </table:table-cell>
          <table:table-cell table:formula="of:=[.$H$2]-(2*[.$J$2]^([.A352]-1))" office:value-type="float" office:value="-1.15853995433654" calcext:value-type="float">
            <text:p>-1.1585399543365400</text:p>
          </table:table-cell>
          <table:table-cell table:formula="of:=[.$H$2]+(2*[.$J$2]^([.A352]-1))" office:value-type="float" office:value="-1.15797283365428" calcext:value-type="float">
            <text:p>-1.1579728336542800</text:p>
          </table:table-cell>
          <table:table-cell table:formula="of:=[.$I$2]-(1.5*[.$J$2]^([.A352]-1))" office:value-type="float" office:value="0.285086014238389" calcext:value-type="float">
            <text:p>0.2850860142383890</text:p>
          </table:table-cell>
          <table:table-cell table:formula="of:=[.$I$2]+(1.5*[.$J$2]^([.A352]-1))" office:value-type="float" office:value="0.285511354750089" calcext:value-type="float">
            <text:p>0.2855113547500890</text:p>
          </table:table-cell>
          <table:table-cell table:number-columns-repeated="1018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352]*([.$J$2])" office:value-type="float" office:value="0.000000552942665209499" calcext:value-type="float">
            <text:p>5.5294266520949900E-007</text:p>
          </table:table-cell>
          <table:table-cell table:formula="of:=[.$H$2]-(2*[.$J$2]^([.A353]-1))" office:value-type="float" office:value="-1.15853286532801" calcext:value-type="float">
            <text:p>-1.1585328653280100</text:p>
          </table:table-cell>
          <table:table-cell table:formula="of:=[.$H$2]+(2*[.$J$2]^([.A353]-1))" office:value-type="float" office:value="-1.15797992266281" calcext:value-type="float">
            <text:p>-1.1579799226628100</text:p>
          </table:table-cell>
          <table:table-cell table:formula="of:=[.$I$2]-(1.5*[.$J$2]^([.A353]-1))" office:value-type="float" office:value="0.285091330994785" calcext:value-type="float">
            <text:p>0.2850913309947850</text:p>
          </table:table-cell>
          <table:table-cell table:formula="of:=[.$I$2]+(1.5*[.$J$2]^([.A353]-1))" office:value-type="float" office:value="0.285506037993693" calcext:value-type="float">
            <text:p>0.2855060379936930</text:p>
          </table:table-cell>
          <table:table-cell table:number-columns-repeated="1018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353]*([.$J$2])" office:value-type="float" office:value="0.000000539119098579261" calcext:value-type="float">
            <text:p>5.3911909857926100E-007</text:p>
          </table:table-cell>
          <table:table-cell table:formula="of:=[.$H$2]-(2*[.$J$2]^([.A354]-1))" office:value-type="float" office:value="-1.1585259535447" calcext:value-type="float">
            <text:p>-1.1585259535447000</text:p>
          </table:table-cell>
          <table:table-cell table:formula="of:=[.$H$2]+(2*[.$J$2]^([.A354]-1))" office:value-type="float" office:value="-1.15798683444612" calcext:value-type="float">
            <text:p>-1.1579868344461200</text:p>
          </table:table-cell>
          <table:table-cell table:formula="of:=[.$I$2]-(1.5*[.$J$2]^([.A354]-1))" office:value-type="float" office:value="0.285096514832272" calcext:value-type="float">
            <text:p>0.2850965148322720</text:p>
          </table:table-cell>
          <table:table-cell table:formula="of:=[.$I$2]+(1.5*[.$J$2]^([.A354]-1))" office:value-type="float" office:value="0.285500854156206" calcext:value-type="float">
            <text:p>0.2855008541562060</text:p>
          </table:table-cell>
          <table:table-cell table:number-columns-repeated="1018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B354]*([.$J$2])" office:value-type="float" office:value="0.00000052564112111478" calcext:value-type="float">
            <text:p>5.2564112111478000E-007</text:p>
          </table:table-cell>
          <table:table-cell table:formula="of:=[.$H$2]-(2*[.$J$2]^([.A355]-1))" office:value-type="float" office:value="-1.15851921455597" calcext:value-type="float">
            <text:p>-1.1585192145559700</text:p>
          </table:table-cell>
          <table:table-cell table:formula="of:=[.$H$2]+(2*[.$J$2]^([.A355]-1))" office:value-type="float" office:value="-1.15799357343485" calcext:value-type="float">
            <text:p>-1.1579935734348500</text:p>
          </table:table-cell>
          <table:table-cell table:formula="of:=[.$I$2]-(1.5*[.$J$2]^([.A355]-1))" office:value-type="float" office:value="0.285101569073821" calcext:value-type="float">
            <text:p>0.2851015690738210</text:p>
          </table:table-cell>
          <table:table-cell table:formula="of:=[.$I$2]+(1.5*[.$J$2]^([.A355]-1))" office:value-type="float" office:value="0.285495799914657" calcext:value-type="float">
            <text:p>0.2854957999146570</text:p>
          </table:table-cell>
          <table:table-cell table:number-columns-repeated="1018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B355]*([.$J$2])" office:value-type="float" office:value="0.00000051250009308691" calcext:value-type="float">
            <text:p>5.1250009308691000E-007</text:p>
          </table:table-cell>
          <table:table-cell table:formula="of:=[.$H$2]-(2*[.$J$2]^([.A356]-1))" office:value-type="float" office:value="-1.15851264404195" calcext:value-type="float">
            <text:p>-1.1585126440419500</text:p>
          </table:table-cell>
          <table:table-cell table:formula="of:=[.$H$2]+(2*[.$J$2]^([.A356]-1))" office:value-type="float" office:value="-1.15800014394887" calcext:value-type="float">
            <text:p>-1.1580001439488700</text:p>
          </table:table-cell>
          <table:table-cell table:formula="of:=[.$I$2]-(1.5*[.$J$2]^([.A356]-1))" office:value-type="float" office:value="0.285106496959331" calcext:value-type="float">
            <text:p>0.2851064969593310</text:p>
          </table:table-cell>
          <table:table-cell table:formula="of:=[.$I$2]+(1.5*[.$J$2]^([.A356]-1))" office:value-type="float" office:value="0.285490872029147" calcext:value-type="float">
            <text:p>0.2854908720291470</text:p>
          </table:table-cell>
          <table:table-cell table:number-columns-repeated="1018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356]*([.$J$2])" office:value-type="float" office:value="0.000000499687590759737" calcext:value-type="float">
            <text:p>4.9968759075973700E-007</text:p>
          </table:table-cell>
          <table:table-cell table:formula="of:=[.$H$2]-(2*[.$J$2]^([.A357]-1))" office:value-type="float" office:value="-1.15850623779079" calcext:value-type="float">
            <text:p>-1.1585062377907900</text:p>
          </table:table-cell>
          <table:table-cell table:formula="of:=[.$H$2]+(2*[.$J$2]^([.A357]-1))" office:value-type="float" office:value="-1.15800655020003" calcext:value-type="float">
            <text:p>-1.1580065502000300</text:p>
          </table:table-cell>
          <table:table-cell table:formula="of:=[.$I$2]-(1.5*[.$J$2]^([.A357]-1))" office:value-type="float" office:value="0.285111301647704" calcext:value-type="float">
            <text:p>0.2851113016477040</text:p>
          </table:table-cell>
          <table:table-cell table:formula="of:=[.$I$2]+(1.5*[.$J$2]^([.A357]-1))" office:value-type="float" office:value="0.285486067340774" calcext:value-type="float">
            <text:p>0.2854860673407740</text:p>
          </table:table-cell>
          <table:table-cell table:number-columns-repeated="1018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B357]*([.$J$2])" office:value-type="float" office:value="0.000000487195400990744" calcext:value-type="float">
            <text:p>4.8719540099074400E-007</text:p>
          </table:table-cell>
          <table:table-cell table:formula="of:=[.$H$2]-(2*[.$J$2]^([.A358]-1))" office:value-type="float" office:value="-1.15849999169591" calcext:value-type="float">
            <text:p>-1.1584999916959100</text:p>
          </table:table-cell>
          <table:table-cell table:formula="of:=[.$H$2]+(2*[.$J$2]^([.A358]-1))" office:value-type="float" office:value="-1.15801279629491" calcext:value-type="float">
            <text:p>-1.1580127962949100</text:p>
          </table:table-cell>
          <table:table-cell table:formula="of:=[.$I$2]-(1.5*[.$J$2]^([.A358]-1))" office:value-type="float" office:value="0.285115986218867" calcext:value-type="float">
            <text:p>0.2851159862188670</text:p>
          </table:table-cell>
          <table:table-cell table:formula="of:=[.$I$2]+(1.5*[.$J$2]^([.A358]-1))" office:value-type="float" office:value="0.285481382769611" calcext:value-type="float">
            <text:p>0.2854813827696110</text:p>
          </table:table-cell>
          <table:table-cell table:number-columns-repeated="1018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B358]*([.$J$2])" office:value-type="float" office:value="0.000000475015515965975" calcext:value-type="float">
            <text:p>4.7501551596597500E-007</text:p>
          </table:table-cell>
          <table:table-cell table:formula="of:=[.$H$2]-(2*[.$J$2]^([.A359]-1))" office:value-type="float" office:value="-1.15849390175339" calcext:value-type="float">
            <text:p>-1.1584939017533900</text:p>
          </table:table-cell>
          <table:table-cell table:formula="of:=[.$H$2]+(2*[.$J$2]^([.A359]-1))" office:value-type="float" office:value="-1.15801888623743" calcext:value-type="float">
            <text:p>-1.1580188862374300</text:p>
          </table:table-cell>
          <table:table-cell table:formula="of:=[.$I$2]-(1.5*[.$J$2]^([.A359]-1))" office:value-type="float" office:value="0.285120553675752" calcext:value-type="float">
            <text:p>0.2851205536757520</text:p>
          </table:table-cell>
          <table:table-cell table:formula="of:=[.$I$2]+(1.5*[.$J$2]^([.A359]-1))" office:value-type="float" office:value="0.285476815312726" calcext:value-type="float">
            <text:p>0.2854768153127260</text:p>
          </table:table-cell>
          <table:table-cell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359]*([.$J$2])" office:value-type="float" office:value="0.000000463140128066826" calcext:value-type="float">
            <text:p>4.6314012806682600E-007</text:p>
          </table:table-cell>
          <table:table-cell table:formula="of:=[.$H$2]-(2*[.$J$2]^([.A360]-1))" office:value-type="float" office:value="-1.15848796405944" calcext:value-type="float">
            <text:p>-1.1584879640594400</text:p>
          </table:table-cell>
          <table:table-cell table:formula="of:=[.$H$2]+(2*[.$J$2]^([.A360]-1))" office:value-type="float" office:value="-1.15802482393138" calcext:value-type="float">
            <text:p>-1.1580248239313800</text:p>
          </table:table-cell>
          <table:table-cell table:formula="of:=[.$I$2]-(1.5*[.$J$2]^([.A360]-1))" office:value-type="float" office:value="0.285125006946214" calcext:value-type="float">
            <text:p>0.2851250069462140</text:p>
          </table:table-cell>
          <table:table-cell table:formula="of:=[.$I$2]+(1.5*[.$J$2]^([.A360]-1))" office:value-type="float" office:value="0.285472362042264" calcext:value-type="float">
            <text:p>0.2854723620422640</text:p>
          </table:table-cell>
          <table:table-cell table:number-columns-repeated="1018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360]*([.$J$2])" office:value-type="float" office:value="0.000000451561624865155" calcext:value-type="float">
            <text:p>4.5156162486515500E-007</text:p>
          </table:table-cell>
          <table:table-cell table:formula="of:=[.$H$2]-(2*[.$J$2]^([.A361]-1))" office:value-type="float" office:value="-1.15848217480784" calcext:value-type="float">
            <text:p>-1.1584821748078400</text:p>
          </table:table-cell>
          <table:table-cell table:formula="of:=[.$H$2]+(2*[.$J$2]^([.A361]-1))" office:value-type="float" office:value="-1.15803061318298" calcext:value-type="float">
            <text:p>-1.1580306131829800</text:p>
          </table:table-cell>
          <table:table-cell table:formula="of:=[.$I$2]-(1.5*[.$J$2]^([.A361]-1))" office:value-type="float" office:value="0.285129348884915" calcext:value-type="float">
            <text:p>0.2851293488849150</text:p>
          </table:table-cell>
          <table:table-cell table:formula="of:=[.$I$2]+(1.5*[.$J$2]^([.A361]-1))" office:value-type="float" office:value="0.285468020103563" calcext:value-type="float">
            <text:p>0.2854680201035630</text:p>
          </table:table-cell>
          <table:table-cell table:number-columns-repeated="1018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B361]*([.$J$2])" office:value-type="float" office:value="0.000000440272584243526" calcext:value-type="float">
            <text:p>4.4027258424352600E-007</text:p>
          </table:table-cell>
          <table:table-cell table:formula="of:=[.$H$2]-(2*[.$J$2]^([.A362]-1))" office:value-type="float" office:value="-1.15847653028753" calcext:value-type="float">
            <text:p>-1.1584765302875300</text:p>
          </table:table-cell>
          <table:table-cell table:formula="of:=[.$H$2]+(2*[.$J$2]^([.A362]-1))" office:value-type="float" office:value="-1.15803625770329" calcext:value-type="float">
            <text:p>-1.1580362577032900</text:p>
          </table:table-cell>
          <table:table-cell table:formula="of:=[.$I$2]-(1.5*[.$J$2]^([.A362]-1))" office:value-type="float" office:value="0.285133582275148" calcext:value-type="float">
            <text:p>0.2851335822751480</text:p>
          </table:table-cell>
          <table:table-cell table:formula="of:=[.$I$2]+(1.5*[.$J$2]^([.A362]-1))" office:value-type="float" office:value="0.28546378671333" calcext:value-type="float">
            <text:p>0.2854637867133300</text:p>
          </table:table-cell>
          <table:table-cell table:number-columns-repeated="1018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B362]*([.$J$2])" office:value-type="float" office:value="0.000000429265769637438" calcext:value-type="float">
            <text:p>4.2926576963743800E-007</text:p>
          </table:table-cell>
          <table:table-cell table:formula="of:=[.$H$2]-(2*[.$J$2]^([.A363]-1))" office:value-type="float" office:value="-1.15847102688023" calcext:value-type="float">
            <text:p>-1.1584710268802300</text:p>
          </table:table-cell>
          <table:table-cell table:formula="of:=[.$H$2]+(2*[.$J$2]^([.A363]-1))" office:value-type="float" office:value="-1.15804176111059" calcext:value-type="float">
            <text:p>-1.1580417611105900</text:p>
          </table:table-cell>
          <table:table-cell table:formula="of:=[.$I$2]-(1.5*[.$J$2]^([.A363]-1))" office:value-type="float" office:value="0.285137709830625" calcext:value-type="float">
            <text:p>0.2851377098306250</text:p>
          </table:table-cell>
          <table:table-cell table:formula="of:=[.$I$2]+(1.5*[.$J$2]^([.A363]-1))" office:value-type="float" office:value="0.285459659157853" calcext:value-type="float">
            <text:p>0.2854596591578530</text:p>
          </table:table-cell>
          <table:table-cell table:number-columns-repeated="1018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B363]*([.$J$2])" office:value-type="float" office:value="0.000000418534125396502" calcext:value-type="float">
            <text:p>4.1853412539650200E-007</text:p>
          </table:table-cell>
          <table:table-cell table:formula="of:=[.$H$2]-(2*[.$J$2]^([.A364]-1))" office:value-type="float" office:value="-1.15846566105811" calcext:value-type="float">
            <text:p>-1.1584656610581100</text:p>
          </table:table-cell>
          <table:table-cell table:formula="of:=[.$H$2]+(2*[.$J$2]^([.A364]-1))" office:value-type="float" office:value="-1.15804712693271" calcext:value-type="float">
            <text:p>-1.1580471269327100</text:p>
          </table:table-cell>
          <table:table-cell table:formula="of:=[.$I$2]-(1.5*[.$J$2]^([.A364]-1))" office:value-type="float" office:value="0.285141734197215" calcext:value-type="float">
            <text:p>0.2851417341972150</text:p>
          </table:table-cell>
          <table:table-cell table:formula="of:=[.$I$2]+(1.5*[.$J$2]^([.A364]-1))" office:value-type="float" office:value="0.285455634791263" calcext:value-type="float">
            <text:p>0.2854556347912630</text:p>
          </table:table-cell>
          <table:table-cell table:number-columns-repeated="1018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B364]*([.$J$2])" office:value-type="float" office:value="0.00000040807077226159" calcext:value-type="float">
            <text:p>4.0807077226159000E-007</text:p>
          </table:table-cell>
          <table:table-cell table:formula="of:=[.$H$2]-(2*[.$J$2]^([.A365]-1))" office:value-type="float" office:value="-1.15846042938154" calcext:value-type="float">
            <text:p>-1.1584604293815400</text:p>
          </table:table-cell>
          <table:table-cell table:formula="of:=[.$H$2]+(2*[.$J$2]^([.A365]-1))" office:value-type="float" office:value="-1.15805235860928" calcext:value-type="float">
            <text:p>-1.1580523586092800</text:p>
          </table:table-cell>
          <table:table-cell table:formula="of:=[.$I$2]-(1.5*[.$J$2]^([.A365]-1))" office:value-type="float" office:value="0.285145657954641" calcext:value-type="float">
            <text:p>0.2851456579546410</text:p>
          </table:table-cell>
          <table:table-cell table:formula="of:=[.$I$2]+(1.5*[.$J$2]^([.A365]-1))" office:value-type="float" office:value="0.285451711033837" calcext:value-type="float">
            <text:p>0.2854517110338370</text:p>
          </table:table-cell>
          <table:table-cell table:number-columns-repeated="1018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B365]*([.$J$2])" office:value-type="float" office:value="0.00000039786900295505" calcext:value-type="float">
            <text:p>3.9786900295505000E-007</text:p>
          </table:table-cell>
          <table:table-cell table:formula="of:=[.$H$2]-(2*[.$J$2]^([.A366]-1))" office:value-type="float" office:value="-1.15845532849689" calcext:value-type="float">
            <text:p>-1.1584553284968900</text:p>
          </table:table-cell>
          <table:table-cell table:formula="of:=[.$H$2]+(2*[.$J$2]^([.A366]-1))" office:value-type="float" office:value="-1.15805745949393" calcext:value-type="float">
            <text:p>-1.1580574594939300</text:p>
          </table:table-cell>
          <table:table-cell table:formula="of:=[.$I$2]-(1.5*[.$J$2]^([.A366]-1))" office:value-type="float" office:value="0.285149483618131" calcext:value-type="float">
            <text:p>0.2851494836181310</text:p>
          </table:table-cell>
          <table:table-cell table:formula="of:=[.$I$2]+(1.5*[.$J$2]^([.A366]-1))" office:value-type="float" office:value="0.285447885370347" calcext:value-type="float">
            <text:p>0.2854478853703470</text:p>
          </table:table-cell>
          <table:table-cell table:number-columns-repeated="1018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B366]*([.$J$2])" office:value-type="float" office:value="0.000000387922277881174" calcext:value-type="float">
            <text:p>3.8792227788117400E-007</text:p>
          </table:table-cell>
          <table:table-cell table:formula="of:=[.$H$2]-(2*[.$J$2]^([.A367]-1))" office:value-type="float" office:value="-1.15845035513435" calcext:value-type="float">
            <text:p>-1.1584503551343500</text:p>
          </table:table-cell>
          <table:table-cell table:formula="of:=[.$H$2]+(2*[.$J$2]^([.A367]-1))" office:value-type="float" office:value="-1.15806243285647" calcext:value-type="float">
            <text:p>-1.1580624328564700</text:p>
          </table:table-cell>
          <table:table-cell table:formula="of:=[.$I$2]-(1.5*[.$J$2]^([.A367]-1))" office:value-type="float" office:value="0.285153213640034" calcext:value-type="float">
            <text:p>0.2851532136400340</text:p>
          </table:table-cell>
          <table:table-cell table:formula="of:=[.$I$2]+(1.5*[.$J$2]^([.A367]-1))" office:value-type="float" office:value="0.285444155348444" calcext:value-type="float">
            <text:p>0.2854441553484440</text:p>
          </table:table-cell>
          <table:table-cell table:number-columns-repeated="1018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B367]*([.$J$2])" office:value-type="float" office:value="0.000000378224220934144" calcext:value-type="float">
            <text:p>3.7822422093414400E-007</text:p>
          </table:table-cell>
          <table:table-cell table:formula="of:=[.$H$2]-(2*[.$J$2]^([.A368]-1))" office:value-type="float" office:value="-1.15844550610588" calcext:value-type="float">
            <text:p>-1.1584455061058800</text:p>
          </table:table-cell>
          <table:table-cell table:formula="of:=[.$H$2]+(2*[.$J$2]^([.A368]-1))" office:value-type="float" office:value="-1.15806728188494" calcext:value-type="float">
            <text:p>-1.1580672818849400</text:p>
          </table:table-cell>
          <table:table-cell table:formula="of:=[.$I$2]-(1.5*[.$J$2]^([.A368]-1))" office:value-type="float" office:value="0.285156850411389" calcext:value-type="float">
            <text:p>0.2851568504113890</text:p>
          </table:table-cell>
          <table:table-cell table:formula="of:=[.$I$2]+(1.5*[.$J$2]^([.A368]-1))" office:value-type="float" office:value="0.285440518577089" calcext:value-type="float">
            <text:p>0.2854405185770890</text:p>
          </table:table-cell>
          <table:table-cell table:number-columns-repeated="1018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B368]*([.$J$2])" office:value-type="float" office:value="0.000000368768615410791" calcext:value-type="float">
            <text:p>3.6876861541079100E-007</text:p>
          </table:table-cell>
          <table:table-cell table:formula="of:=[.$H$2]-(2*[.$J$2]^([.A369]-1))" office:value-type="float" office:value="-1.15844077830312" calcext:value-type="float">
            <text:p>-1.1584407783031200</text:p>
          </table:table-cell>
          <table:table-cell table:formula="of:=[.$H$2]+(2*[.$J$2]^([.A369]-1))" office:value-type="float" office:value="-1.1580720096877" calcext:value-type="float">
            <text:p>-1.1580720096877000</text:p>
          </table:table-cell>
          <table:table-cell table:formula="of:=[.$I$2]-(1.5*[.$J$2]^([.A369]-1))" office:value-type="float" office:value="0.28516039626346" calcext:value-type="float">
            <text:p>0.2851603962634600</text:p>
          </table:table-cell>
          <table:table-cell table:formula="of:=[.$I$2]+(1.5*[.$J$2]^([.A369]-1))" office:value-type="float" office:value="0.285436972725018" calcext:value-type="float">
            <text:p>0.2854369727250180</text:p>
          </table:table-cell>
          <table:table-cell table:number-columns-repeated="1018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B369]*([.$J$2])" office:value-type="float" office:value="0.000000359549400025521" calcext:value-type="float">
            <text:p>3.5954940002552100E-007</text:p>
          </table:table-cell>
          <table:table-cell table:formula="of:=[.$H$2]-(2*[.$J$2]^([.A370]-1))" office:value-type="float" office:value="-1.15843616869542" calcext:value-type="float">
            <text:p>-1.1584361686954200</text:p>
          </table:table-cell>
          <table:table-cell table:formula="of:=[.$H$2]+(2*[.$J$2]^([.A370]-1))" office:value-type="float" office:value="-1.1580766192954" calcext:value-type="float">
            <text:p>-1.1580766192954000</text:p>
          </table:table-cell>
          <table:table-cell table:formula="of:=[.$I$2]-(1.5*[.$J$2]^([.A370]-1))" office:value-type="float" office:value="0.285163853469229" calcext:value-type="float">
            <text:p>0.2851638534692290</text:p>
          </table:table-cell>
          <table:table-cell table:formula="of:=[.$I$2]+(1.5*[.$J$2]^([.A370]-1))" office:value-type="float" office:value="0.285433515519249" calcext:value-type="float">
            <text:p>0.2854335155192490</text:p>
          </table:table-cell>
          <table:table-cell table:number-columns-repeated="1018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B370]*([.$J$2])" office:value-type="float" office:value="0.000000350560665024883" calcext:value-type="float">
            <text:p>3.5056066502488300E-007</text:p>
          </table:table-cell>
          <table:table-cell table:formula="of:=[.$H$2]-(2*[.$J$2]^([.A371]-1))" office:value-type="float" office:value="-1.15843167432792" calcext:value-type="float">
            <text:p>-1.1584316743279200</text:p>
          </table:table-cell>
          <table:table-cell table:formula="of:=[.$H$2]+(2*[.$J$2]^([.A371]-1))" office:value-type="float" office:value="-1.1580811136629" calcext:value-type="float">
            <text:p>-1.1580811136629000</text:p>
          </table:table-cell>
          <table:table-cell table:formula="of:=[.$I$2]-(1.5*[.$J$2]^([.A371]-1))" office:value-type="float" office:value="0.285167224244855" calcext:value-type="float">
            <text:p>0.2851672242448550</text:p>
          </table:table-cell>
          <table:table-cell table:formula="of:=[.$I$2]+(1.5*[.$J$2]^([.A371]-1))" office:value-type="float" office:value="0.285430144743623" calcext:value-type="float">
            <text:p>0.2854301447436230</text:p>
          </table:table-cell>
          <table:table-cell table:number-columns-repeated="1018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B371]*([.$J$2])" office:value-type="float" office:value="0.000000341796648399261" calcext:value-type="float">
            <text:p>3.4179664839926100E-007</text:p>
          </table:table-cell>
          <table:table-cell table:formula="of:=[.$H$2]-(2*[.$J$2]^([.A372]-1))" office:value-type="float" office:value="-1.15842729231961" calcext:value-type="float">
            <text:p>-1.1584272923196100</text:p>
          </table:table-cell>
          <table:table-cell table:formula="of:=[.$H$2]+(2*[.$J$2]^([.A372]-1))" office:value-type="float" office:value="-1.15808549567121" calcext:value-type="float">
            <text:p>-1.1580854956712100</text:p>
          </table:table-cell>
          <table:table-cell table:formula="of:=[.$I$2]-(1.5*[.$J$2]^([.A372]-1))" office:value-type="float" office:value="0.285170510751089" calcext:value-type="float">
            <text:p>0.2851705107510890</text:p>
          </table:table-cell>
          <table:table-cell table:formula="of:=[.$I$2]+(1.5*[.$J$2]^([.A372]-1))" office:value-type="float" office:value="0.285426858237389" calcext:value-type="float">
            <text:p>0.2854268582373890</text:p>
          </table:table-cell>
          <table:table-cell table:number-columns-repeated="1018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B372]*([.$J$2])" office:value-type="float" office:value="0.000000333251732189279" calcext:value-type="float">
            <text:p>3.3325173218927900E-007</text:p>
          </table:table-cell>
          <table:table-cell table:formula="of:=[.$H$2]-(2*[.$J$2]^([.A373]-1))" office:value-type="float" office:value="-1.1584230198615" calcext:value-type="float">
            <text:p>-1.1584230198615000</text:p>
          </table:table-cell>
          <table:table-cell table:formula="of:=[.$H$2]+(2*[.$J$2]^([.A373]-1))" office:value-type="float" office:value="-1.15808976812932" calcext:value-type="float">
            <text:p>-1.1580897681293200</text:p>
          </table:table-cell>
          <table:table-cell table:formula="of:=[.$I$2]-(1.5*[.$J$2]^([.A373]-1))" office:value-type="float" office:value="0.285173715094668" calcext:value-type="float">
            <text:p>0.2851737150946680</text:p>
          </table:table-cell>
          <table:table-cell table:formula="of:=[.$I$2]+(1.5*[.$J$2]^([.A373]-1))" office:value-type="float" office:value="0.28542365389381" calcext:value-type="float">
            <text:p>0.2854236538938100</text:p>
          </table:table-cell>
          <table:table-cell table:number-columns-repeated="1018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B373]*([.$J$2])" office:value-type="float" office:value="0.000000324920438884547" calcext:value-type="float">
            <text:p>3.2492043888454700E-007</text:p>
          </table:table-cell>
          <table:table-cell table:formula="of:=[.$H$2]-(2*[.$J$2]^([.A374]-1))" office:value-type="float" office:value="-1.15841885421485" calcext:value-type="float">
            <text:p>-1.1584188542148500</text:p>
          </table:table-cell>
          <table:table-cell table:formula="of:=[.$H$2]+(2*[.$J$2]^([.A374]-1))" office:value-type="float" office:value="-1.15809393377597" calcext:value-type="float">
            <text:p>-1.1580939337759700</text:p>
          </table:table-cell>
          <table:table-cell table:formula="of:=[.$I$2]-(1.5*[.$J$2]^([.A374]-1))" office:value-type="float" office:value="0.285176839329657" calcext:value-type="float">
            <text:p>0.2851768393296570</text:p>
          </table:table-cell>
          <table:table-cell table:formula="of:=[.$I$2]+(1.5*[.$J$2]^([.A374]-1))" office:value-type="float" office:value="0.285420529658821" calcext:value-type="float">
            <text:p>0.2854205296588210</text:p>
          </table:table-cell>
          <table:table-cell table:number-columns-repeated="1018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B374]*([.$J$2])" office:value-type="float" office:value="0.000000316797427912434" calcext:value-type="float">
            <text:p>3.1679742791243400E-007</text:p>
          </table:table-cell>
          <table:table-cell table:formula="of:=[.$H$2]-(2*[.$J$2]^([.A375]-1))" office:value-type="float" office:value="-1.15841479270937" calcext:value-type="float">
            <text:p>-1.1584147927093700</text:p>
          </table:table-cell>
          <table:table-cell table:formula="of:=[.$H$2]+(2*[.$J$2]^([.A375]-1))" office:value-type="float" office:value="-1.15809799528145" calcext:value-type="float">
            <text:p>-1.1580979952814500</text:p>
          </table:table-cell>
          <table:table-cell table:formula="of:=[.$I$2]-(1.5*[.$J$2]^([.A375]-1))" office:value-type="float" office:value="0.285179885458772" calcext:value-type="float">
            <text:p>0.2851798854587720</text:p>
          </table:table-cell>
          <table:table-cell table:formula="of:=[.$I$2]+(1.5*[.$J$2]^([.A375]-1))" office:value-type="float" office:value="0.285417483529706" calcext:value-type="float">
            <text:p>0.2854174835297060</text:p>
          </table:table-cell>
          <table:table-cell table:number-columns-repeated="1018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B375]*([.$J$2])" office:value-type="float" office:value="0.000000308877492214623" calcext:value-type="float">
            <text:p>3.0887749221462300E-007</text:p>
          </table:table-cell>
          <table:table-cell table:formula="of:=[.$H$2]-(2*[.$J$2]^([.A376]-1))" office:value-type="float" office:value="-1.15841083274152" calcext:value-type="float">
            <text:p>-1.1584108327415200</text:p>
          </table:table-cell>
          <table:table-cell table:formula="of:=[.$H$2]+(2*[.$J$2]^([.A376]-1))" office:value-type="float" office:value="-1.1581019552493" calcext:value-type="float">
            <text:p>-1.1581019552493000</text:p>
          </table:table-cell>
          <table:table-cell table:formula="of:=[.$I$2]-(1.5*[.$J$2]^([.A376]-1))" office:value-type="float" office:value="0.285182855434659" calcext:value-type="float">
            <text:p>0.2851828554346590</text:p>
          </table:table-cell>
          <table:table-cell table:formula="of:=[.$I$2]+(1.5*[.$J$2]^([.A376]-1))" office:value-type="float" office:value="0.285414513553819" calcext:value-type="float">
            <text:p>0.2854145135538190</text:p>
          </table:table-cell>
          <table:table-cell table:number-columns-repeated="1018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B376]*([.$J$2])" office:value-type="float" office:value="0.000000301155554909257" calcext:value-type="float">
            <text:p>3.0115555490925700E-007</text:p>
          </table:table-cell>
          <table:table-cell table:formula="of:=[.$H$2]-(2*[.$J$2]^([.A377]-1))" office:value-type="float" office:value="-1.15840697177286" calcext:value-type="float">
            <text:p>-1.1584069717728600</text:p>
          </table:table-cell>
          <table:table-cell table:formula="of:=[.$H$2]+(2*[.$J$2]^([.A377]-1))" office:value-type="float" office:value="-1.15810581621796" calcext:value-type="float">
            <text:p>-1.1581058162179600</text:p>
          </table:table-cell>
          <table:table-cell table:formula="of:=[.$I$2]-(1.5*[.$J$2]^([.A377]-1))" office:value-type="float" office:value="0.285185751161148" calcext:value-type="float">
            <text:p>0.2851857511611480</text:p>
          </table:table-cell>
          <table:table-cell table:formula="of:=[.$I$2]+(1.5*[.$J$2]^([.A377]-1))" office:value-type="float" office:value="0.28541161782733" calcext:value-type="float">
            <text:p>0.2854116178273300</text:p>
          </table:table-cell>
          <table:table-cell table:number-columns-repeated="1018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B377]*([.$J$2])" office:value-type="float" office:value="0.000000293626666036526" calcext:value-type="float">
            <text:p>2.9362666603652600E-007</text:p>
          </table:table-cell>
          <table:table-cell table:formula="of:=[.$H$2]-(2*[.$J$2]^([.A378]-1))" office:value-type="float" office:value="-1.15840320732843" calcext:value-type="float">
            <text:p>-1.1584032073284300</text:p>
          </table:table-cell>
          <table:table-cell table:formula="of:=[.$H$2]+(2*[.$J$2]^([.A378]-1))" office:value-type="float" office:value="-1.15810958066239" calcext:value-type="float">
            <text:p>-1.1581095806623900</text:p>
          </table:table-cell>
          <table:table-cell table:formula="of:=[.$I$2]-(1.5*[.$J$2]^([.A378]-1))" office:value-type="float" office:value="0.285188574494475" calcext:value-type="float">
            <text:p>0.2851885744944750</text:p>
          </table:table-cell>
          <table:table-cell table:formula="of:=[.$I$2]+(1.5*[.$J$2]^([.A378]-1))" office:value-type="float" office:value="0.285408794494003" calcext:value-type="float">
            <text:p>0.2854087944940030</text:p>
          </table:table-cell>
          <table:table-cell table:number-columns-repeated="1018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B378]*([.$J$2])" office:value-type="float" office:value="0.000000286285999385613" calcext:value-type="float">
            <text:p>2.8628599938561300E-007</text:p>
          </table:table-cell>
          <table:table-cell table:formula="of:=[.$H$2]-(2*[.$J$2]^([.A379]-1))" office:value-type="float" office:value="-1.1583995369951" calcext:value-type="float">
            <text:p>-1.1583995369951000</text:p>
          </table:table-cell>
          <table:table-cell table:formula="of:=[.$H$2]+(2*[.$J$2]^([.A379]-1))" office:value-type="float" office:value="-1.15811325099572" calcext:value-type="float">
            <text:p>-1.1581132509957200</text:p>
          </table:table-cell>
          <table:table-cell table:formula="of:=[.$I$2]-(1.5*[.$J$2]^([.A379]-1))" office:value-type="float" office:value="0.285191327244469" calcext:value-type="float">
            <text:p>0.2851913272444690</text:p>
          </table:table-cell>
          <table:table-cell table:formula="of:=[.$I$2]+(1.5*[.$J$2]^([.A379]-1))" office:value-type="float" office:value="0.285406041744009" calcext:value-type="float">
            <text:p>0.2854060417440090</text:p>
          </table:table-cell>
          <table:table-cell table:number-columns-repeated="1018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B379]*([.$J$2])" office:value-type="float" office:value="0.000000279128849400972" calcext:value-type="float">
            <text:p>2.7912884940097200E-007</text:p>
          </table:table-cell>
          <table:table-cell table:formula="of:=[.$H$2]-(2*[.$J$2]^([.A380]-1))" office:value-type="float" office:value="-1.15839595842011" calcext:value-type="float">
            <text:p>-1.1583959584201100</text:p>
          </table:table-cell>
          <table:table-cell table:formula="of:=[.$H$2]+(2*[.$J$2]^([.A380]-1))" office:value-type="float" office:value="-1.15811682957071" calcext:value-type="float">
            <text:p>-1.1581168295707100</text:p>
          </table:table-cell>
          <table:table-cell table:formula="of:=[.$I$2]-(1.5*[.$J$2]^([.A380]-1))" office:value-type="float" office:value="0.285194011175714" calcext:value-type="float">
            <text:p>0.2851940111757140</text:p>
          </table:table-cell>
          <table:table-cell table:formula="of:=[.$I$2]+(1.5*[.$J$2]^([.A380]-1))" office:value-type="float" office:value="0.285403357812764" calcext:value-type="float">
            <text:p>0.2854033578127640</text:p>
          </table:table-cell>
          <table:table-cell table:number-columns-repeated="1018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B380]*([.$J$2])" office:value-type="float" office:value="0.000000272150628165948" calcext:value-type="float">
            <text:p>2.7215062816594800E-007</text:p>
          </table:table-cell>
          <table:table-cell table:formula="of:=[.$H$2]-(2*[.$J$2]^([.A381]-1))" office:value-type="float" office:value="-1.15839246930949" calcext:value-type="float">
            <text:p>-1.1583924693094900</text:p>
          </table:table-cell>
          <table:table-cell table:formula="of:=[.$H$2]+(2*[.$J$2]^([.A381]-1))" office:value-type="float" office:value="-1.15812031868133" calcext:value-type="float">
            <text:p>-1.1581203186813300</text:p>
          </table:table-cell>
          <table:table-cell table:formula="of:=[.$I$2]-(1.5*[.$J$2]^([.A381]-1))" office:value-type="float" office:value="0.285196628008677" calcext:value-type="float">
            <text:p>0.2851966280086770</text:p>
          </table:table-cell>
          <table:table-cell table:formula="of:=[.$I$2]+(1.5*[.$J$2]^([.A381]-1))" office:value-type="float" office:value="0.285400740979801" calcext:value-type="float">
            <text:p>0.2854007409798010</text:p>
          </table:table-cell>
          <table:table-cell table:number-columns-repeated="1018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B381]*([.$J$2])" office:value-type="float" office:value="0.000000265346862461799" calcext:value-type="float">
            <text:p>2.6534686246179900E-007</text:p>
          </table:table-cell>
          <table:table-cell table:formula="of:=[.$H$2]-(2*[.$J$2]^([.A382]-1))" office:value-type="float" office:value="-1.15838906742664" calcext:value-type="float">
            <text:p>-1.1583890674266400</text:p>
          </table:table-cell>
          <table:table-cell table:formula="of:=[.$H$2]+(2*[.$J$2]^([.A382]-1))" office:value-type="float" office:value="-1.15812372056418" calcext:value-type="float">
            <text:p>-1.1581237205641800</text:p>
          </table:table-cell>
          <table:table-cell table:formula="of:=[.$I$2]-(1.5*[.$J$2]^([.A382]-1))" office:value-type="float" office:value="0.285199179420816" calcext:value-type="float">
            <text:p>0.2851991794208160</text:p>
          </table:table-cell>
          <table:table-cell table:formula="of:=[.$I$2]+(1.5*[.$J$2]^([.A382]-1))" office:value-type="float" office:value="0.285398189567662" calcext:value-type="float">
            <text:p>0.2853981895676620</text:p>
          </table:table-cell>
          <table:table-cell table:number-columns-repeated="1018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B382]*([.$J$2])" office:value-type="float" office:value="0.000000258713190900254" calcext:value-type="float">
            <text:p>2.5871319090025400E-007</text:p>
          </table:table-cell>
          <table:table-cell table:formula="of:=[.$H$2]-(2*[.$J$2]^([.A383]-1))" office:value-type="float" office:value="-1.15838575059086" calcext:value-type="float">
            <text:p>-1.1583857505908600</text:p>
          </table:table-cell>
          <table:table-cell table:formula="of:=[.$H$2]+(2*[.$J$2]^([.A383]-1))" office:value-type="float" office:value="-1.15812703739996" calcext:value-type="float">
            <text:p>-1.1581270373999600</text:p>
          </table:table-cell>
          <table:table-cell table:formula="of:=[.$I$2]-(1.5*[.$J$2]^([.A383]-1))" office:value-type="float" office:value="0.285201667047651" calcext:value-type="float">
            <text:p>0.2852016670476510</text:p>
          </table:table-cell>
          <table:table-cell table:formula="of:=[.$I$2]+(1.5*[.$J$2]^([.A383]-1))" office:value-type="float" office:value="0.285395701940827" calcext:value-type="float">
            <text:p>0.2853957019408270</text:p>
          </table:table-cell>
          <table:table-cell table:number-columns-repeated="1018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B383]*([.$J$2])" office:value-type="float" office:value="0.000000252245361127748" calcext:value-type="float">
            <text:p>2.5224536112774800E-007</text:p>
          </table:table-cell>
          <table:table-cell table:formula="of:=[.$H$2]-(2*[.$J$2]^([.A384]-1))" office:value-type="float" office:value="-1.15838251667597" calcext:value-type="float">
            <text:p>-1.1583825166759700</text:p>
          </table:table-cell>
          <table:table-cell table:formula="of:=[.$H$2]+(2*[.$J$2]^([.A384]-1))" office:value-type="float" office:value="-1.15813027131485" calcext:value-type="float">
            <text:p>-1.1581302713148500</text:p>
          </table:table-cell>
          <table:table-cell table:formula="of:=[.$I$2]-(1.5*[.$J$2]^([.A384]-1))" office:value-type="float" office:value="0.285204092483816" calcext:value-type="float">
            <text:p>0.2852040924838160</text:p>
          </table:table-cell>
          <table:table-cell table:formula="of:=[.$I$2]+(1.5*[.$J$2]^([.A384]-1))" office:value-type="float" office:value="0.285393276504662" calcext:value-type="float">
            <text:p>0.2853932765046620</text:p>
          </table:table-cell>
          <table:table-cell table:number-columns-repeated="1018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B384]*([.$J$2])" office:value-type="float" office:value="0.000000245939227099554" calcext:value-type="float">
            <text:p>2.4593922709955400E-007</text:p>
          </table:table-cell>
          <table:table-cell table:formula="of:=[.$H$2]-(2*[.$J$2]^([.A385]-1))" office:value-type="float" office:value="-1.15837936360896" calcext:value-type="float">
            <text:p>-1.1583793636089600</text:p>
          </table:table-cell>
          <table:table-cell table:formula="of:=[.$H$2]+(2*[.$J$2]^([.A385]-1))" office:value-type="float" office:value="-1.15813342438186" calcext:value-type="float">
            <text:p>-1.1581334243818600</text:p>
          </table:table-cell>
          <table:table-cell table:formula="of:=[.$I$2]-(1.5*[.$J$2]^([.A385]-1))" office:value-type="float" office:value="0.285206457284077" calcext:value-type="float">
            <text:p>0.2852064572840770</text:p>
          </table:table-cell>
          <table:table-cell table:formula="of:=[.$I$2]+(1.5*[.$J$2]^([.A385]-1))" office:value-type="float" office:value="0.285390911704401" calcext:value-type="float">
            <text:p>0.2853909117044010</text:p>
          </table:table-cell>
          <table:table-cell table:number-columns-repeated="1018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B385]*([.$J$2])" office:value-type="float" office:value="0.000000239790746422065" calcext:value-type="float">
            <text:p>2.3979074642206500E-007</text:p>
          </table:table-cell>
          <table:table-cell table:formula="of:=[.$H$2]-(2*[.$J$2]^([.A386]-1))" office:value-type="float" office:value="-1.15837628936862" calcext:value-type="float">
            <text:p>-1.1583762893686200</text:p>
          </table:table-cell>
          <table:table-cell table:formula="of:=[.$H$2]+(2*[.$J$2]^([.A386]-1))" office:value-type="float" office:value="-1.1581364986222" calcext:value-type="float">
            <text:p>-1.1581364986222000</text:p>
          </table:table-cell>
          <table:table-cell table:formula="of:=[.$I$2]-(1.5*[.$J$2]^([.A386]-1))" office:value-type="float" office:value="0.285208762964331" calcext:value-type="float">
            <text:p>0.2852087629643310</text:p>
          </table:table-cell>
          <table:table-cell table:formula="of:=[.$I$2]+(1.5*[.$J$2]^([.A386]-1))" office:value-type="float" office:value="0.285388606024147" calcext:value-type="float">
            <text:p>0.2853886060241470</text:p>
          </table:table-cell>
          <table:table-cell table:number-columns-repeated="1018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B386]*([.$J$2])" office:value-type="float" office:value="0.000000233795977761514" calcext:value-type="float">
            <text:p>2.3379597776151400E-007</text:p>
          </table:table-cell>
          <table:table-cell table:formula="of:=[.$H$2]-(2*[.$J$2]^([.A387]-1))" office:value-type="float" office:value="-1.15837329198429" calcext:value-type="float">
            <text:p>-1.1583732919842900</text:p>
          </table:table-cell>
          <table:table-cell table:formula="of:=[.$H$2]+(2*[.$J$2]^([.A387]-1))" office:value-type="float" office:value="-1.15813949600653" calcext:value-type="float">
            <text:p>-1.1581394960065300</text:p>
          </table:table-cell>
          <table:table-cell table:formula="of:=[.$I$2]-(1.5*[.$J$2]^([.A387]-1))" office:value-type="float" office:value="0.285211011002578" calcext:value-type="float">
            <text:p>0.2852110110025780</text:p>
          </table:table-cell>
          <table:table-cell table:formula="of:=[.$I$2]+(1.5*[.$J$2]^([.A387]-1))" office:value-type="float" office:value="0.2853863579859" calcext:value-type="float">
            <text:p>0.2853863579859000</text:p>
          </table:table-cell>
          <table:table-cell table:number-columns-repeated="1018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B387]*([.$J$2])" office:value-type="float" office:value="0.000000227951078317476" calcext:value-type="float">
            <text:p>2.2795107831747600E-007</text:p>
          </table:table-cell>
          <table:table-cell table:formula="of:=[.$H$2]-(2*[.$J$2]^([.A388]-1))" office:value-type="float" office:value="-1.15837036953457" calcext:value-type="float">
            <text:p>-1.1583703695345700</text:p>
          </table:table-cell>
          <table:table-cell table:formula="of:=[.$H$2]+(2*[.$J$2]^([.A388]-1))" office:value-type="float" office:value="-1.15814241845625" calcext:value-type="float">
            <text:p>-1.1581424184562500</text:p>
          </table:table-cell>
          <table:table-cell table:formula="of:=[.$I$2]-(1.5*[.$J$2]^([.A388]-1))" office:value-type="float" office:value="0.28521320283987" calcext:value-type="float">
            <text:p>0.2852132028398700</text:p>
          </table:table-cell>
          <table:table-cell table:formula="of:=[.$I$2]+(1.5*[.$J$2]^([.A388]-1))" office:value-type="float" office:value="0.285384166148608" calcext:value-type="float">
            <text:p>0.2853841661486080</text:p>
          </table:table-cell>
          <table:table-cell table:number-columns-repeated="1018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B388]*([.$J$2])" office:value-type="float" office:value="0.000000222252301359539" calcext:value-type="float">
            <text:p>2.2225230135953900E-007</text:p>
          </table:table-cell>
          <table:table-cell table:formula="of:=[.$H$2]-(2*[.$J$2]^([.A389]-1))" office:value-type="float" office:value="-1.15836752014609" calcext:value-type="float">
            <text:p>-1.1583675201460900</text:p>
          </table:table-cell>
          <table:table-cell table:formula="of:=[.$H$2]+(2*[.$J$2]^([.A389]-1))" office:value-type="float" office:value="-1.15814526784473" calcext:value-type="float">
            <text:p>-1.1581452678447300</text:p>
          </table:table-cell>
          <table:table-cell table:formula="of:=[.$I$2]-(1.5*[.$J$2]^([.A389]-1))" office:value-type="float" office:value="0.285215339881229" calcext:value-type="float">
            <text:p>0.2852153398812290</text:p>
          </table:table-cell>
          <table:table-cell table:formula="of:=[.$I$2]+(1.5*[.$J$2]^([.A389]-1))" office:value-type="float" office:value="0.285382029107249" calcext:value-type="float">
            <text:p>0.2853820291072490</text:p>
          </table:table-cell>
          <table:table-cell table:number-columns-repeated="1018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B389]*([.$J$2])" office:value-type="float" office:value="0.00000021669599382555" calcext:value-type="float">
            <text:p>2.1669599382555000E-007</text:p>
          </table:table-cell>
          <table:table-cell table:formula="of:=[.$H$2]-(2*[.$J$2]^([.A390]-1))" office:value-type="float" office:value="-1.15836474199232" calcext:value-type="float">
            <text:p>-1.1583647419923200</text:p>
          </table:table-cell>
          <table:table-cell table:formula="of:=[.$H$2]+(2*[.$J$2]^([.A390]-1))" office:value-type="float" office:value="-1.1581480459985" calcext:value-type="float">
            <text:p>-1.1581480459985000</text:p>
          </table:table-cell>
          <table:table-cell table:formula="of:=[.$I$2]-(1.5*[.$J$2]^([.A390]-1))" office:value-type="float" office:value="0.285217423496554" calcext:value-type="float">
            <text:p>0.2852174234965540</text:p>
          </table:table-cell>
          <table:table-cell table:formula="of:=[.$I$2]+(1.5*[.$J$2]^([.A390]-1))" office:value-type="float" office:value="0.285379945491924" calcext:value-type="float">
            <text:p>0.2853799454919240</text:p>
          </table:table-cell>
          <table:table-cell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B390]*([.$J$2])" office:value-type="float" office:value="0.000000211278593979912" calcext:value-type="float">
            <text:p>2.1127859397991200E-007</text:p>
          </table:table-cell>
          <table:table-cell table:formula="of:=[.$H$2]-(2*[.$J$2]^([.A391]-1))" office:value-type="float" office:value="-1.1583620332924" calcext:value-type="float">
            <text:p>-1.1583620332924000</text:p>
          </table:table-cell>
          <table:table-cell table:formula="of:=[.$H$2]+(2*[.$J$2]^([.A391]-1))" office:value-type="float" office:value="-1.15815075469842" calcext:value-type="float">
            <text:p>-1.1581507546984200</text:p>
          </table:table-cell>
          <table:table-cell table:formula="of:=[.$I$2]-(1.5*[.$J$2]^([.A391]-1))" office:value-type="float" office:value="0.285219455021496" calcext:value-type="float">
            <text:p>0.2852194550214960</text:p>
          </table:table-cell>
          <table:table-cell table:formula="of:=[.$I$2]+(1.5*[.$J$2]^([.A391]-1))" office:value-type="float" office:value="0.285377913966981" calcext:value-type="float">
            <text:p>0.2853779139669810</text:p>
          </table:table-cell>
          <table:table-cell table:number-columns-repeated="1018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B391]*([.$J$2])" office:value-type="float" office:value="0.000000205996629130414" calcext:value-type="float">
            <text:p>2.0599662913041400E-007</text:p>
          </table:table-cell>
          <table:table-cell table:formula="of:=[.$H$2]-(2*[.$J$2]^([.A392]-1))" office:value-type="float" office:value="-1.15835939230998" calcext:value-type="float">
            <text:p>-1.1583593923099800</text:p>
          </table:table-cell>
          <table:table-cell table:formula="of:=[.$H$2]+(2*[.$J$2]^([.A392]-1))" office:value-type="float" office:value="-1.15815339568084" calcext:value-type="float">
            <text:p>-1.1581533956808400</text:p>
          </table:table-cell>
          <table:table-cell table:formula="of:=[.$I$2]-(1.5*[.$J$2]^([.A392]-1))" office:value-type="float" office:value="0.285221435758315" calcext:value-type="float">
            <text:p>0.2852214357583150</text:p>
          </table:table-cell>
          <table:table-cell table:formula="of:=[.$I$2]+(1.5*[.$J$2]^([.A392]-1))" office:value-type="float" office:value="0.285375933230163" calcext:value-type="float">
            <text:p>0.2853759332301630</text:p>
          </table:table-cell>
          <table:table-cell table:number-columns-repeated="1018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B392]*([.$J$2])" office:value-type="float" office:value="0.000000200846713402154" calcext:value-type="float">
            <text:p>2.0084671340215400E-007</text:p>
          </table:table-cell>
          <table:table-cell table:formula="of:=[.$H$2]-(2*[.$J$2]^([.A393]-1))" office:value-type="float" office:value="-1.15835681735211" calcext:value-type="float">
            <text:p>-1.1583568173521100</text:p>
          </table:table-cell>
          <table:table-cell table:formula="of:=[.$H$2]+(2*[.$J$2]^([.A393]-1))" office:value-type="float" office:value="-1.15815597063871" calcext:value-type="float">
            <text:p>-1.1581559706387100</text:p>
          </table:table-cell>
          <table:table-cell table:formula="of:=[.$I$2]-(1.5*[.$J$2]^([.A393]-1))" office:value-type="float" office:value="0.285223366976713" calcext:value-type="float">
            <text:p>0.2852233669767130</text:p>
          </table:table-cell>
          <table:table-cell table:formula="of:=[.$I$2]+(1.5*[.$J$2]^([.A393]-1))" office:value-type="float" office:value="0.285374002011765" calcext:value-type="float">
            <text:p>0.2853740020117650</text:p>
          </table:table-cell>
          <table:table-cell table:number-columns-repeated="1018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B393]*([.$J$2])" office:value-type="float" office:value="0.0000001958255455671" calcext:value-type="float">
            <text:p>1.9582554556710000E-007</text:p>
          </table:table-cell>
          <table:table-cell table:formula="of:=[.$H$2]-(2*[.$J$2]^([.A394]-1))" office:value-type="float" office:value="-1.15835430676819" calcext:value-type="float">
            <text:p>-1.1583543067681900</text:p>
          </table:table-cell>
          <table:table-cell table:formula="of:=[.$H$2]+(2*[.$J$2]^([.A394]-1))" office:value-type="float" office:value="-1.15815848122263" calcext:value-type="float">
            <text:p>-1.1581584812226300</text:p>
          </table:table-cell>
          <table:table-cell table:formula="of:=[.$I$2]-(1.5*[.$J$2]^([.A394]-1))" office:value-type="float" office:value="0.285225249914651" calcext:value-type="float">
            <text:p>0.2852252499146510</text:p>
          </table:table-cell>
          <table:table-cell table:formula="of:=[.$I$2]+(1.5*[.$J$2]^([.A394]-1))" office:value-type="float" office:value="0.285372119073827" calcext:value-type="float">
            <text:p>0.2853721190738270</text:p>
          </table:table-cell>
          <table:table-cell table:number-columns-repeated="1018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B394]*([.$J$2])" office:value-type="float" office:value="0.000000190929906927922" calcext:value-type="float">
            <text:p>1.9092990692792200E-007</text:p>
          </table:table-cell>
          <table:table-cell table:formula="of:=[.$H$2]-(2*[.$J$2]^([.A395]-1))" office:value-type="float" office:value="-1.15835185894887" calcext:value-type="float">
            <text:p>-1.1583518589488700</text:p>
          </table:table-cell>
          <table:table-cell table:formula="of:=[.$H$2]+(2*[.$J$2]^([.A395]-1))" office:value-type="float" office:value="-1.15816092904195" calcext:value-type="float">
            <text:p>-1.1581609290419500</text:p>
          </table:table-cell>
          <table:table-cell table:formula="of:=[.$I$2]-(1.5*[.$J$2]^([.A395]-1))" office:value-type="float" office:value="0.285227085779141" calcext:value-type="float">
            <text:p>0.2852270857791410</text:p>
          </table:table-cell>
          <table:table-cell table:formula="of:=[.$I$2]+(1.5*[.$J$2]^([.A395]-1))" office:value-type="float" office:value="0.285370283209337" calcext:value-type="float">
            <text:p>0.2853702832093370</text:p>
          </table:table-cell>
          <table:table-cell table:number-columns-repeated="1018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B395]*([.$J$2])" office:value-type="float" office:value="0.000000186156659254724" calcext:value-type="float">
            <text:p>1.8615665925472400E-007</text:p>
          </table:table-cell>
          <table:table-cell table:formula="of:=[.$H$2]-(2*[.$J$2]^([.A396]-1))" office:value-type="float" office:value="-1.15834947232504" calcext:value-type="float">
            <text:p>-1.1583494723250400</text:p>
          </table:table-cell>
          <table:table-cell table:formula="of:=[.$H$2]+(2*[.$J$2]^([.A396]-1))" office:value-type="float" office:value="-1.15816331566578" calcext:value-type="float">
            <text:p>-1.1581633156657800</text:p>
          </table:table-cell>
          <table:table-cell table:formula="of:=[.$I$2]-(1.5*[.$J$2]^([.A396]-1))" office:value-type="float" office:value="0.285228875747018" calcext:value-type="float">
            <text:p>0.2852288757470180</text:p>
          </table:table-cell>
          <table:table-cell table:formula="of:=[.$I$2]+(1.5*[.$J$2]^([.A396]-1))" office:value-type="float" office:value="0.28536849324146" calcext:value-type="float">
            <text:p>0.2853684932414600</text:p>
          </table:table-cell>
          <table:table-cell table:number-columns-repeated="1018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B396]*([.$J$2])" office:value-type="float" office:value="0.000000181502742773356" calcext:value-type="float">
            <text:p>1.8150274277335600E-007</text:p>
          </table:table-cell>
          <table:table-cell table:formula="of:=[.$H$2]-(2*[.$J$2]^([.A397]-1))" office:value-type="float" office:value="-1.1583471453668" calcext:value-type="float">
            <text:p>-1.1583471453668000</text:p>
          </table:table-cell>
          <table:table-cell table:formula="of:=[.$H$2]+(2*[.$J$2]^([.A397]-1))" office:value-type="float" office:value="-1.15816564262402" calcext:value-type="float">
            <text:p>-1.1581656426240200</text:p>
          </table:table-cell>
          <table:table-cell table:formula="of:=[.$I$2]-(1.5*[.$J$2]^([.A397]-1))" office:value-type="float" office:value="0.285230620965699" calcext:value-type="float">
            <text:p>0.2852306209656990</text:p>
          </table:table-cell>
          <table:table-cell table:formula="of:=[.$I$2]+(1.5*[.$J$2]^([.A397]-1))" office:value-type="float" office:value="0.285366748022779" calcext:value-type="float">
            <text:p>0.2853667480227790</text:p>
          </table:table-cell>
          <table:table-cell table:number-columns-repeated="1018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B397]*([.$J$2])" office:value-type="float" office:value="0.000000176965174204022" calcext:value-type="float">
            <text:p>1.7696517420402200E-007</text:p>
          </table:table-cell>
          <table:table-cell table:formula="of:=[.$H$2]-(2*[.$J$2]^([.A398]-1))" office:value-type="float" office:value="-1.15834487658251" calcext:value-type="float">
            <text:p>-1.1583448765825100</text:p>
          </table:table-cell>
          <table:table-cell table:formula="of:=[.$H$2]+(2*[.$J$2]^([.A398]-1))" office:value-type="float" office:value="-1.15816791140831" calcext:value-type="float">
            <text:p>-1.1581679114083100</text:p>
          </table:table-cell>
          <table:table-cell table:formula="of:=[.$I$2]-(1.5*[.$J$2]^([.A398]-1))" office:value-type="float" office:value="0.285232322553912" calcext:value-type="float">
            <text:p>0.2852323225539120</text:p>
          </table:table-cell>
          <table:table-cell table:formula="of:=[.$I$2]+(1.5*[.$J$2]^([.A398]-1))" office:value-type="float" office:value="0.285365046434565" calcext:value-type="float">
            <text:p>0.285365046434565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B398]*([.$J$2])" office:value-type="float" office:value="0.000000172541044848922" calcext:value-type="float">
            <text:p>1.7254104484892200E-007</text:p>
          </table:table-cell>
          <table:table-cell table:formula="of:=[.$H$2]-(2*[.$J$2]^([.A399]-1))" office:value-type="float" office:value="-1.15834266451783" calcext:value-type="float">
            <text:p>-1.1583426645178300</text:p>
          </table:table-cell>
          <table:table-cell table:formula="of:=[.$H$2]+(2*[.$J$2]^([.A399]-1))" office:value-type="float" office:value="-1.15817012347299" calcext:value-type="float">
            <text:p>-1.1581701234729900</text:p>
          </table:table-cell>
          <table:table-cell table:formula="of:=[.$I$2]-(1.5*[.$J$2]^([.A399]-1))" office:value-type="float" office:value="0.285233981602421" calcext:value-type="float">
            <text:p>0.2852339816024210</text:p>
          </table:table-cell>
          <table:table-cell table:formula="of:=[.$I$2]+(1.5*[.$J$2]^([.A399]-1))" office:value-type="float" office:value="0.285363387386057" calcext:value-type="float">
            <text:p>0.285363387386057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B399]*([.$J$2])" office:value-type="float" office:value="0.000000168227518727699" calcext:value-type="float">
            <text:p>1.6822751872769900E-007</text:p>
          </table:table-cell>
          <table:table-cell table:formula="of:=[.$H$2]-(2*[.$J$2]^([.A400]-1))" office:value-type="float" office:value="-1.15834050775477" calcext:value-type="float">
            <text:p>-1.1583405077547700</text:p>
          </table:table-cell>
          <table:table-cell table:formula="of:=[.$H$2]+(2*[.$J$2]^([.A400]-1))" office:value-type="float" office:value="-1.15817228023605" calcext:value-type="float">
            <text:p>-1.1581722802360500</text:p>
          </table:table-cell>
          <table:table-cell table:formula="of:=[.$I$2]-(1.5*[.$J$2]^([.A400]-1))" office:value-type="float" office:value="0.285235599174716" calcext:value-type="float">
            <text:p>0.2852355991747160</text:p>
          </table:table-cell>
          <table:table-cell table:formula="of:=[.$I$2]+(1.5*[.$J$2]^([.A400]-1))" office:value-type="float" office:value="0.285361769813762" calcext:value-type="float">
            <text:p>0.285361769813762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B400]*([.$J$2])" office:value-type="float" office:value="0.000000164021830759506" calcext:value-type="float">
            <text:p>1.6402183075950600E-007</text:p>
          </table:table-cell>
          <table:table-cell table:formula="of:=[.$H$2]-(2*[.$J$2]^([.A401]-1))" office:value-type="float" office:value="-1.15833840491079" calcext:value-type="float">
            <text:p>-1.1583384049107900</text:p>
          </table:table-cell>
          <table:table-cell table:formula="of:=[.$H$2]+(2*[.$J$2]^([.A401]-1))" office:value-type="float" office:value="-1.15817438308003" calcext:value-type="float">
            <text:p>-1.1581743830800300</text:p>
          </table:table-cell>
          <table:table-cell table:formula="of:=[.$I$2]-(1.5*[.$J$2]^([.A401]-1))" office:value-type="float" office:value="0.285237176307704" calcext:value-type="float">
            <text:p>0.2852371763077040</text:p>
          </table:table-cell>
          <table:table-cell table:formula="of:=[.$I$2]+(1.5*[.$J$2]^([.A401]-1))" office:value-type="float" office:value="0.285360192680774" calcext:value-type="float">
            <text:p>0.285360192680774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B401]*([.$J$2])" office:value-type="float" office:value="0.000000159921284990518" calcext:value-type="float">
            <text:p>1.5992128499051800E-007</text:p>
          </table:table-cell>
          <table:table-cell table:formula="of:=[.$H$2]-(2*[.$J$2]^([.A402]-1))" office:value-type="float" office:value="-1.15833635463791" calcext:value-type="float">
            <text:p>-1.1583363546379100</text:p>
          </table:table-cell>
          <table:table-cell table:formula="of:=[.$H$2]+(2*[.$J$2]^([.A402]-1))" office:value-type="float" office:value="-1.15817643335291" calcext:value-type="float">
            <text:p>-1.1581764333529100</text:p>
          </table:table-cell>
          <table:table-cell table:formula="of:=[.$I$2]-(1.5*[.$J$2]^([.A402]-1))" office:value-type="float" office:value="0.285238714012368" calcext:value-type="float">
            <text:p>0.2852387140123680</text:p>
          </table:table-cell>
          <table:table-cell table:formula="of:=[.$I$2]+(1.5*[.$J$2]^([.A402]-1))" office:value-type="float" office:value="0.28535865497611" calcext:value-type="float">
            <text:p>0.285358654976110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B402]*([.$J$2])" office:value-type="float" office:value="0.000000155923252865755" calcext:value-type="float">
            <text:p>1.5592325286575500E-007</text:p>
          </table:table-cell>
          <table:table-cell table:formula="of:=[.$H$2]-(2*[.$J$2]^([.A403]-1))" office:value-type="float" office:value="-1.15833435562184" calcext:value-type="float">
            <text:p>-1.1583343556218400</text:p>
          </table:table-cell>
          <table:table-cell table:formula="of:=[.$H$2]+(2*[.$J$2]^([.A403]-1))" office:value-type="float" office:value="-1.15817843236898" calcext:value-type="float">
            <text:p>-1.1581784323689800</text:p>
          </table:table-cell>
          <table:table-cell table:formula="of:=[.$I$2]-(1.5*[.$J$2]^([.A403]-1))" office:value-type="float" office:value="0.285240213274414" calcext:value-type="float">
            <text:p>0.2852402132744140</text:p>
          </table:table-cell>
          <table:table-cell table:formula="of:=[.$I$2]+(1.5*[.$J$2]^([.A403]-1))" office:value-type="float" office:value="0.285357155714064" calcext:value-type="float">
            <text:p>0.285357155714064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B403]*([.$J$2])" office:value-type="float" office:value="0.000000152025171544112" calcext:value-type="float">
            <text:p>1.5202517154411200E-007</text:p>
          </table:table-cell>
          <table:table-cell table:formula="of:=[.$H$2]-(2*[.$J$2]^([.A404]-1))" office:value-type="float" office:value="-1.15833240658118" calcext:value-type="float">
            <text:p>-1.1583324065811800</text:p>
          </table:table-cell>
          <table:table-cell table:formula="of:=[.$H$2]+(2*[.$J$2]^([.A404]-1))" office:value-type="float" office:value="-1.15818038140964" calcext:value-type="float">
            <text:p>-1.1581803814096400</text:p>
          </table:table-cell>
          <table:table-cell table:formula="of:=[.$I$2]-(1.5*[.$J$2]^([.A404]-1))" office:value-type="float" office:value="0.28524167505491" calcext:value-type="float">
            <text:p>0.2852416750549100</text:p>
          </table:table-cell>
          <table:table-cell table:formula="of:=[.$I$2]+(1.5*[.$J$2]^([.A404]-1))" office:value-type="float" office:value="0.285355693933568" calcext:value-type="float">
            <text:p>0.285355693933568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B404]*([.$J$2])" office:value-type="float" office:value="0.000000148224542255509" calcext:value-type="float">
            <text:p>1.4822454225550900E-007</text:p>
          </table:table-cell>
          <table:table-cell table:formula="of:=[.$H$2]-(2*[.$J$2]^([.A405]-1))" office:value-type="float" office:value="-1.15833050626654" calcext:value-type="float">
            <text:p>-1.1583305062665400</text:p>
          </table:table-cell>
          <table:table-cell table:formula="of:=[.$H$2]+(2*[.$J$2]^([.A405]-1))" office:value-type="float" office:value="-1.15818228172428" calcext:value-type="float">
            <text:p>-1.1581822817242800</text:p>
          </table:table-cell>
          <table:table-cell table:formula="of:=[.$I$2]-(1.5*[.$J$2]^([.A405]-1))" office:value-type="float" office:value="0.285243100290893" calcext:value-type="float">
            <text:p>0.2852431002908930</text:p>
          </table:table-cell>
          <table:table-cell table:formula="of:=[.$I$2]+(1.5*[.$J$2]^([.A405]-1))" office:value-type="float" office:value="0.285354268697585" calcext:value-type="float">
            <text:p>0.285354268697585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B405]*([.$J$2])" office:value-type="float" office:value="0.000000144518928699121" calcext:value-type="float">
            <text:p>1.4451892869912100E-007</text:p>
          </table:table-cell>
          <table:table-cell table:formula="of:=[.$H$2]-(2*[.$J$2]^([.A406]-1))" office:value-type="float" office:value="-1.15832865345976" calcext:value-type="float">
            <text:p>-1.1583286534597600</text:p>
          </table:table-cell>
          <table:table-cell table:formula="of:=[.$H$2]+(2*[.$J$2]^([.A406]-1))" office:value-type="float" office:value="-1.15818413453106" calcext:value-type="float">
            <text:p>-1.1581841345310600</text:p>
          </table:table-cell>
          <table:table-cell table:formula="of:=[.$I$2]-(1.5*[.$J$2]^([.A406]-1))" office:value-type="float" office:value="0.285244489895977" calcext:value-type="float">
            <text:p>0.2852444898959770</text:p>
          </table:table-cell>
          <table:table-cell table:formula="of:=[.$I$2]+(1.5*[.$J$2]^([.A406]-1))" office:value-type="float" office:value="0.285352879092501" calcext:value-type="float">
            <text:p>0.285352879092501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B406]*([.$J$2])" office:value-type="float" office:value="0.000000140905955481643" calcext:value-type="float">
            <text:p>1.4090595548164300E-007</text:p>
          </table:table-cell>
          <table:table-cell table:formula="of:=[.$H$2]-(2*[.$J$2]^([.A407]-1))" office:value-type="float" office:value="-1.15832684697315" calcext:value-type="float">
            <text:p>-1.1583268469731500</text:p>
          </table:table-cell>
          <table:table-cell table:formula="of:=[.$H$2]+(2*[.$J$2]^([.A407]-1))" office:value-type="float" office:value="-1.15818594101767" calcext:value-type="float">
            <text:p>-1.1581859410176700</text:p>
          </table:table-cell>
          <table:table-cell table:formula="of:=[.$I$2]-(1.5*[.$J$2]^([.A407]-1))" office:value-type="float" office:value="0.285245844760933" calcext:value-type="float">
            <text:p>0.2852458447609330</text:p>
          </table:table-cell>
          <table:table-cell table:formula="of:=[.$I$2]+(1.5*[.$J$2]^([.A407]-1))" office:value-type="float" office:value="0.285351524227545" calcext:value-type="float">
            <text:p>0.285351524227545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B407]*([.$J$2])" office:value-type="float" office:value="0.000000137383306594602" calcext:value-type="float">
            <text:p>1.3738330659460200E-007</text:p>
          </table:table-cell>
          <table:table-cell table:formula="of:=[.$H$2]-(2*[.$J$2]^([.A408]-1))" office:value-type="float" office:value="-1.15832508564871" calcext:value-type="float">
            <text:p>-1.1583250856487100</text:p>
          </table:table-cell>
          <table:table-cell table:formula="of:=[.$H$2]+(2*[.$J$2]^([.A408]-1))" office:value-type="float" office:value="-1.15818770234211" calcext:value-type="float">
            <text:p>-1.1581877023421100</text:p>
          </table:table-cell>
          <table:table-cell table:formula="of:=[.$I$2]-(1.5*[.$J$2]^([.A408]-1))" office:value-type="float" office:value="0.285247165754266" calcext:value-type="float">
            <text:p>0.2852471657542660</text:p>
          </table:table-cell>
          <table:table-cell table:formula="of:=[.$I$2]+(1.5*[.$J$2]^([.A408]-1))" office:value-type="float" office:value="0.285350203234212" calcext:value-type="float">
            <text:p>0.285350203234212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B408]*([.$J$2])" office:value-type="float" office:value="0.000000133948723929737" calcext:value-type="float">
            <text:p>1.3394872392973700E-007</text:p>
          </table:table-cell>
          <table:table-cell table:formula="of:=[.$H$2]-(2*[.$J$2]^([.A409]-1))" office:value-type="float" office:value="-1.15832336835737" calcext:value-type="float">
            <text:p>-1.1583233683573700</text:p>
          </table:table-cell>
          <table:table-cell table:formula="of:=[.$H$2]+(2*[.$J$2]^([.A409]-1))" office:value-type="float" office:value="-1.15818941963345" calcext:value-type="float">
            <text:p>-1.1581894196334500</text:p>
          </table:table-cell>
          <table:table-cell table:formula="of:=[.$I$2]-(1.5*[.$J$2]^([.A409]-1))" office:value-type="float" office:value="0.285248453722765" calcext:value-type="float">
            <text:p>0.2852484537227650</text:p>
          </table:table-cell>
          <table:table-cell table:formula="of:=[.$I$2]+(1.5*[.$J$2]^([.A409]-1))" office:value-type="float" office:value="0.285348915265713" calcext:value-type="float">
            <text:p>0.285348915265713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B409]*([.$J$2])" office:value-type="float" office:value="0.000000130600005831493" calcext:value-type="float">
            <text:p>1.3060000583149300E-007</text:p>
          </table:table-cell>
          <table:table-cell table:formula="of:=[.$H$2]-(2*[.$J$2]^([.A410]-1))" office:value-type="float" office:value="-1.15832169399833" calcext:value-type="float">
            <text:p>-1.1583216939983300</text:p>
          </table:table-cell>
          <table:table-cell table:formula="of:=[.$H$2]+(2*[.$J$2]^([.A410]-1))" office:value-type="float" office:value="-1.15819109399249" calcext:value-type="float">
            <text:p>-1.1581910939924900</text:p>
          </table:table-cell>
          <table:table-cell table:formula="of:=[.$I$2]-(1.5*[.$J$2]^([.A410]-1))" office:value-type="float" office:value="0.285249709492052" calcext:value-type="float">
            <text:p>0.2852497094920520</text:p>
          </table:table-cell>
          <table:table-cell table:formula="of:=[.$I$2]+(1.5*[.$J$2]^([.A410]-1))" office:value-type="float" office:value="0.285347659496426" calcext:value-type="float">
            <text:p>0.285347659496426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B410]*([.$J$2])" office:value-type="float" office:value="0.000000127335005685706" calcext:value-type="float">
            <text:p>1.2733500568570600E-007</text:p>
          </table:table-cell>
          <table:table-cell table:formula="of:=[.$H$2]-(2*[.$J$2]^([.A411]-1))" office:value-type="float" office:value="-1.15832006149825" calcext:value-type="float">
            <text:p>-1.1583200614982500</text:p>
          </table:table-cell>
          <table:table-cell table:formula="of:=[.$H$2]+(2*[.$J$2]^([.A411]-1))" office:value-type="float" office:value="-1.15819272649257" calcext:value-type="float">
            <text:p>-1.1581927264925700</text:p>
          </table:table-cell>
          <table:table-cell table:formula="of:=[.$I$2]-(1.5*[.$J$2]^([.A411]-1))" office:value-type="float" office:value="0.285250933867107" calcext:value-type="float">
            <text:p>0.2852509338671070</text:p>
          </table:table-cell>
          <table:table-cell table:formula="of:=[.$I$2]+(1.5*[.$J$2]^([.A411]-1))" office:value-type="float" office:value="0.285346435121371" calcext:value-type="float">
            <text:p>0.285346435121371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B411]*([.$J$2])" office:value-type="float" office:value="0.000000124151630543563" calcext:value-type="float">
            <text:p>1.2415163054356300E-007</text:p>
          </table:table-cell>
          <table:table-cell table:formula="of:=[.$H$2]-(2*[.$J$2]^([.A412]-1))" office:value-type="float" office:value="-1.15831846981068" calcext:value-type="float">
            <text:p>-1.1583184698106800</text:p>
          </table:table-cell>
          <table:table-cell table:formula="of:=[.$H$2]+(2*[.$J$2]^([.A412]-1))" office:value-type="float" office:value="-1.15819431818014" calcext:value-type="float">
            <text:p>-1.1581943181801400</text:p>
          </table:table-cell>
          <table:table-cell table:formula="of:=[.$I$2]-(1.5*[.$J$2]^([.A412]-1))" office:value-type="float" office:value="0.285252127632785" calcext:value-type="float">
            <text:p>0.2852521276327850</text:p>
          </table:table-cell>
          <table:table-cell table:formula="of:=[.$I$2]+(1.5*[.$J$2]^([.A412]-1))" office:value-type="float" office:value="0.285345241355693" calcext:value-type="float">
            <text:p>0.285345241355693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B412]*([.$J$2])" office:value-type="float" office:value="0.000000121047839779974" calcext:value-type="float">
            <text:p>1.2104783977997400E-007</text:p>
          </table:table-cell>
          <table:table-cell table:formula="of:=[.$H$2]-(2*[.$J$2]^([.A413]-1))" office:value-type="float" office:value="-1.1583169179153" calcext:value-type="float">
            <text:p>-1.1583169179153000</text:p>
          </table:table-cell>
          <table:table-cell table:formula="of:=[.$H$2]+(2*[.$J$2]^([.A413]-1))" office:value-type="float" office:value="-1.15819587007552" calcext:value-type="float">
            <text:p>-1.1581958700755200</text:p>
          </table:table-cell>
          <table:table-cell table:formula="of:=[.$I$2]-(1.5*[.$J$2]^([.A413]-1))" office:value-type="float" office:value="0.285253291554321" calcext:value-type="float">
            <text:p>0.2852532915543210</text:p>
          </table:table-cell>
          <table:table-cell table:formula="of:=[.$I$2]+(1.5*[.$J$2]^([.A413]-1))" office:value-type="float" office:value="0.285344077434156" calcext:value-type="float">
            <text:p>0.285344077434156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B413]*([.$J$2])" office:value-type="float" office:value="0.000000118021643785475" calcext:value-type="float">
            <text:p>1.1802164378547500E-007</text:p>
          </table:table-cell>
          <table:table-cell table:formula="of:=[.$H$2]-(2*[.$J$2]^([.A414]-1))" office:value-type="float" office:value="-1.1583154048173" calcext:value-type="float">
            <text:p>-1.1583154048173000</text:p>
          </table:table-cell>
          <table:table-cell table:formula="of:=[.$H$2]+(2*[.$J$2]^([.A414]-1))" office:value-type="float" office:value="-1.15819738317352" calcext:value-type="float">
            <text:p>-1.1581973831735200</text:p>
          </table:table-cell>
          <table:table-cell table:formula="of:=[.$I$2]-(1.5*[.$J$2]^([.A414]-1))" office:value-type="float" office:value="0.285254426377819" calcext:value-type="float">
            <text:p>0.2852544263778190</text:p>
          </table:table-cell>
          <table:table-cell table:formula="of:=[.$I$2]+(1.5*[.$J$2]^([.A414]-1))" office:value-type="float" office:value="0.285342942610659" calcext:value-type="float">
            <text:p>0.285342942610659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B414]*([.$J$2])" office:value-type="float" office:value="0.000000115071102690838" calcext:value-type="float">
            <text:p>1.1507110269083800E-007</text:p>
          </table:table-cell>
          <table:table-cell table:formula="of:=[.$H$2]-(2*[.$J$2]^([.A415]-1))" office:value-type="float" office:value="-1.15831392954676" calcext:value-type="float">
            <text:p>-1.1583139295467600</text:p>
          </table:table-cell>
          <table:table-cell table:formula="of:=[.$H$2]+(2*[.$J$2]^([.A415]-1))" office:value-type="float" office:value="-1.15819885844406" calcext:value-type="float">
            <text:p>-1.1581988584440600</text:p>
          </table:table-cell>
          <table:table-cell table:formula="of:=[.$I$2]-(1.5*[.$J$2]^([.A415]-1))" office:value-type="float" office:value="0.28525553283073" calcext:value-type="float">
            <text:p>0.2852555328307300</text:p>
          </table:table-cell>
          <table:table-cell table:formula="of:=[.$I$2]+(1.5*[.$J$2]^([.A415]-1))" office:value-type="float" office:value="0.285341836157748" calcext:value-type="float">
            <text:p>0.285341836157748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B415]*([.$J$2])" office:value-type="float" office:value="0.000000112194325123567" calcext:value-type="float">
            <text:p>1.1219432512356700E-007</text:p>
          </table:table-cell>
          <table:table-cell table:formula="of:=[.$H$2]-(2*[.$J$2]^([.A416]-1))" office:value-type="float" office:value="-1.15831249115797" calcext:value-type="float">
            <text:p>-1.1583124911579700</text:p>
          </table:table-cell>
          <table:table-cell table:formula="of:=[.$H$2]+(2*[.$J$2]^([.A416]-1))" office:value-type="float" office:value="-1.15820029683285" calcext:value-type="float">
            <text:p>-1.1582002968328500</text:p>
          </table:table-cell>
          <table:table-cell table:formula="of:=[.$I$2]-(1.5*[.$J$2]^([.A416]-1))" office:value-type="float" office:value="0.285256611622318" calcext:value-type="float">
            <text:p>0.2852566116223180</text:p>
          </table:table-cell>
          <table:table-cell table:formula="of:=[.$I$2]+(1.5*[.$J$2]^([.A416]-1))" office:value-type="float" office:value="0.28534075736616" calcext:value-type="float">
            <text:p>0.285340757366160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B416]*([.$J$2])" office:value-type="float" office:value="0.000000109389466995478" calcext:value-type="float">
            <text:p>1.0938946699547800E-007</text:p>
          </table:table-cell>
          <table:table-cell table:formula="of:=[.$H$2]-(2*[.$J$2]^([.A417]-1))" office:value-type="float" office:value="-1.15831108872891" calcext:value-type="float">
            <text:p>-1.1583110887289100</text:p>
          </table:table-cell>
          <table:table-cell table:formula="of:=[.$H$2]+(2*[.$J$2]^([.A417]-1))" office:value-type="float" office:value="-1.15820169926191" calcext:value-type="float">
            <text:p>-1.1582016992619100</text:p>
          </table:table-cell>
          <table:table-cell table:formula="of:=[.$I$2]-(1.5*[.$J$2]^([.A417]-1))" office:value-type="float" office:value="0.285257663444116" calcext:value-type="float">
            <text:p>0.2852576634441160</text:p>
          </table:table-cell>
          <table:table-cell table:formula="of:=[.$I$2]+(1.5*[.$J$2]^([.A417]-1))" office:value-type="float" office:value="0.285339705544362" calcext:value-type="float">
            <text:p>0.285339705544362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B417]*([.$J$2])" office:value-type="float" office:value="0.000000106654730320591" calcext:value-type="float">
            <text:p>1.0665473032059100E-007</text:p>
          </table:table-cell>
          <table:table-cell table:formula="of:=[.$H$2]-(2*[.$J$2]^([.A418]-1))" office:value-type="float" office:value="-1.15830972136057" calcext:value-type="float">
            <text:p>-1.1583097213605700</text:p>
          </table:table-cell>
          <table:table-cell table:formula="of:=[.$H$2]+(2*[.$J$2]^([.A418]-1))" office:value-type="float" office:value="-1.15820306663025" calcext:value-type="float">
            <text:p>-1.1582030666302500</text:p>
          </table:table-cell>
          <table:table-cell table:formula="of:=[.$I$2]-(1.5*[.$J$2]^([.A418]-1))" office:value-type="float" office:value="0.285258688970369" calcext:value-type="float">
            <text:p>0.2852586889703690</text:p>
          </table:table-cell>
          <table:table-cell table:formula="of:=[.$I$2]+(1.5*[.$J$2]^([.A418]-1))" office:value-type="float" office:value="0.285338680018109" calcext:value-type="float">
            <text:p>0.285338680018109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B418]*([.$J$2])" office:value-type="float" office:value="0.000000103988362062576" calcext:value-type="float">
            <text:p>1.0398836206257600E-007</text:p>
          </table:table-cell>
          <table:table-cell table:formula="of:=[.$H$2]-(2*[.$J$2]^([.A419]-1))" office:value-type="float" office:value="-1.15830838817644" calcext:value-type="float">
            <text:p>-1.1583083881764400</text:p>
          </table:table-cell>
          <table:table-cell table:formula="of:=[.$H$2]+(2*[.$J$2]^([.A419]-1))" office:value-type="float" office:value="-1.15820439981438" calcext:value-type="float">
            <text:p>-1.1582043998143800</text:p>
          </table:table-cell>
          <table:table-cell table:formula="of:=[.$I$2]-(1.5*[.$J$2]^([.A419]-1))" office:value-type="float" office:value="0.285259688858466" calcext:value-type="float">
            <text:p>0.2852596888584660</text:p>
          </table:table-cell>
          <table:table-cell table:formula="of:=[.$I$2]+(1.5*[.$J$2]^([.A419]-1))" office:value-type="float" office:value="0.285337680130012" calcext:value-type="float">
            <text:p>0.285337680130012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B419]*([.$J$2])" office:value-type="float" office:value="0.000000101388653011012" calcext:value-type="float">
            <text:p>1.0138865301101200E-007</text:p>
          </table:table-cell>
          <table:table-cell table:formula="of:=[.$H$2]-(2*[.$J$2]^([.A420]-1))" office:value-type="float" office:value="-1.15830708832192" calcext:value-type="float">
            <text:p>-1.1583070883219200</text:p>
          </table:table-cell>
          <table:table-cell table:formula="of:=[.$H$2]+(2*[.$J$2]^([.A420]-1))" office:value-type="float" office:value="-1.1582056996689" calcext:value-type="float">
            <text:p>-1.1582056996689000</text:p>
          </table:table-cell>
          <table:table-cell table:formula="of:=[.$I$2]-(1.5*[.$J$2]^([.A420]-1))" office:value-type="float" office:value="0.28526066374936" calcext:value-type="float">
            <text:p>0.2852606637493600</text:p>
          </table:table-cell>
          <table:table-cell table:formula="of:=[.$I$2]+(1.5*[.$J$2]^([.A420]-1))" office:value-type="float" office:value="0.285336705239118" calcext:value-type="float">
            <text:p>0.285336705239118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B420]*([.$J$2])" office:value-type="float" office:value="0.0000000988539366857365" calcext:value-type="float">
            <text:p>9.8853936685736500E-008</text:p>
          </table:table-cell>
          <table:table-cell table:formula="of:=[.$H$2]-(2*[.$J$2]^([.A421]-1))" office:value-type="float" office:value="-1.15830582096375" calcext:value-type="float">
            <text:p>-1.1583058209637500</text:p>
          </table:table-cell>
          <table:table-cell table:formula="of:=[.$H$2]+(2*[.$J$2]^([.A421]-1))" office:value-type="float" office:value="-1.15820696702707" calcext:value-type="float">
            <text:p>-1.1582069670270700</text:p>
          </table:table-cell>
          <table:table-cell table:formula="of:=[.$I$2]-(1.5*[.$J$2]^([.A421]-1))" office:value-type="float" office:value="0.285261614267982" calcext:value-type="float">
            <text:p>0.2852616142679820</text:p>
          </table:table-cell>
          <table:table-cell table:formula="of:=[.$I$2]+(1.5*[.$J$2]^([.A421]-1))" office:value-type="float" office:value="0.285335754720496" calcext:value-type="float">
            <text:p>0.285335754720496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B421]*([.$J$2])" office:value-type="float" office:value="0.0000000963825882685931" calcext:value-type="float">
            <text:p>9.6382588268593100E-008</text:p>
          </table:table-cell>
          <table:table-cell table:formula="of:=[.$H$2]-(2*[.$J$2]^([.A422]-1))" office:value-type="float" office:value="-1.15830458528954" calcext:value-type="float">
            <text:p>-1.1583045852895400</text:p>
          </table:table-cell>
          <table:table-cell table:formula="of:=[.$H$2]+(2*[.$J$2]^([.A422]-1))" office:value-type="float" office:value="-1.15820820270128" calcext:value-type="float">
            <text:p>-1.1582082027012800</text:p>
          </table:table-cell>
          <table:table-cell table:formula="of:=[.$I$2]-(1.5*[.$J$2]^([.A422]-1))" office:value-type="float" office:value="0.285262541023638" calcext:value-type="float">
            <text:p>0.2852625410236380</text:p>
          </table:table-cell>
          <table:table-cell table:formula="of:=[.$I$2]+(1.5*[.$J$2]^([.A422]-1))" office:value-type="float" office:value="0.28533482796484" calcext:value-type="float">
            <text:p>0.285334827964840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B422]*([.$J$2])" office:value-type="float" office:value="0.0000000939730235618783" calcext:value-type="float">
            <text:p>9.3973023561878300E-008</text:p>
          </table:table-cell>
          <table:table-cell table:formula="of:=[.$H$2]-(2*[.$J$2]^([.A423]-1))" office:value-type="float" office:value="-1.15830338050719" calcext:value-type="float">
            <text:p>-1.1583033805071900</text:p>
          </table:table-cell>
          <table:table-cell table:formula="of:=[.$H$2]+(2*[.$J$2]^([.A423]-1))" office:value-type="float" office:value="-1.15820940748363" calcext:value-type="float">
            <text:p>-1.1582094074836300</text:p>
          </table:table-cell>
          <table:table-cell table:formula="of:=[.$I$2]-(1.5*[.$J$2]^([.A423]-1))" office:value-type="float" office:value="0.285263444610403" calcext:value-type="float">
            <text:p>0.2852634446104030</text:p>
          </table:table-cell>
          <table:table-cell table:formula="of:=[.$I$2]+(1.5*[.$J$2]^([.A423]-1))" office:value-type="float" office:value="0.285333924378075" calcext:value-type="float">
            <text:p>0.285333924378075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B423]*([.$J$2])" office:value-type="float" office:value="0.0000000916236979728313" calcext:value-type="float">
            <text:p>9.1623697972831300E-008</text:p>
          </table:table-cell>
          <table:table-cell table:formula="of:=[.$H$2]-(2*[.$J$2]^([.A424]-1))" office:value-type="float" office:value="-1.1583022058444" calcext:value-type="float">
            <text:p>-1.1583022058444000</text:p>
          </table:table-cell>
          <table:table-cell table:formula="of:=[.$H$2]+(2*[.$J$2]^([.A424]-1))" office:value-type="float" office:value="-1.15821058214642" calcext:value-type="float">
            <text:p>-1.1582105821464200</text:p>
          </table:table-cell>
          <table:table-cell table:formula="of:=[.$I$2]-(1.5*[.$J$2]^([.A424]-1))" office:value-type="float" office:value="0.285264325607499" calcext:value-type="float">
            <text:p>0.2852643256074990</text:p>
          </table:table-cell>
          <table:table-cell table:formula="of:=[.$I$2]+(1.5*[.$J$2]^([.A424]-1))" office:value-type="float" office:value="0.285333043380979" calcext:value-type="float">
            <text:p>0.285333043380979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B424]*([.$J$2])" office:value-type="float" office:value="0.0000000893331055235105" calcext:value-type="float">
            <text:p>8.9333105523510500E-008</text:p>
          </table:table-cell>
          <table:table-cell table:formula="of:=[.$H$2]-(2*[.$J$2]^([.A425]-1))" office:value-type="float" office:value="-1.15830106054817" calcext:value-type="float">
            <text:p>-1.1583010605481700</text:p>
          </table:table-cell>
          <table:table-cell table:formula="of:=[.$H$2]+(2*[.$J$2]^([.A425]-1))" office:value-type="float" office:value="-1.15821172744265" calcext:value-type="float">
            <text:p>-1.1582117274426500</text:p>
          </table:table-cell>
          <table:table-cell table:formula="of:=[.$I$2]-(1.5*[.$J$2]^([.A425]-1))" office:value-type="float" office:value="0.285265184579668" calcext:value-type="float">
            <text:p>0.2852651845796680</text:p>
          </table:table-cell>
          <table:table-cell table:formula="of:=[.$I$2]+(1.5*[.$J$2]^([.A425]-1))" office:value-type="float" office:value="0.28533218440881" calcext:value-type="float">
            <text:p>0.285332184408810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B425]*([.$J$2])" office:value-type="float" office:value="0.0000000870997778854228" calcext:value-type="float">
            <text:p>8.7099777885422800E-008</text:p>
          </table:table-cell>
          <table:table-cell table:formula="of:=[.$H$2]-(2*[.$J$2]^([.A426]-1))" office:value-type="float" office:value="-1.15829994388435" calcext:value-type="float">
            <text:p>-1.1582999438843500</text:p>
          </table:table-cell>
          <table:table-cell table:formula="of:=[.$H$2]+(2*[.$J$2]^([.A426]-1))" office:value-type="float" office:value="-1.15821284410647" calcext:value-type="float">
            <text:p>-1.1582128441064700</text:p>
          </table:table-cell>
          <table:table-cell table:formula="of:=[.$I$2]-(1.5*[.$J$2]^([.A426]-1))" office:value-type="float" office:value="0.285266022077532" calcext:value-type="float">
            <text:p>0.2852660220775320</text:p>
          </table:table-cell>
          <table:table-cell table:formula="of:=[.$I$2]+(1.5*[.$J$2]^([.A426]-1))" office:value-type="float" office:value="0.285331346910946" calcext:value-type="float">
            <text:p>0.285331346910946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B426]*([.$J$2])" office:value-type="float" office:value="0.0000000849222834382872" calcext:value-type="float">
            <text:p>8.4922283438287200E-008</text:p>
          </table:table-cell>
          <table:table-cell table:formula="of:=[.$H$2]-(2*[.$J$2]^([.A427]-1))" office:value-type="float" office:value="-1.15829885513713" calcext:value-type="float">
            <text:p>-1.1582988551371300</text:p>
          </table:table-cell>
          <table:table-cell table:formula="of:=[.$H$2]+(2*[.$J$2]^([.A427]-1))" office:value-type="float" office:value="-1.15821393285369" calcext:value-type="float">
            <text:p>-1.1582139328536900</text:p>
          </table:table-cell>
          <table:table-cell table:formula="of:=[.$I$2]-(1.5*[.$J$2]^([.A427]-1))" office:value-type="float" office:value="0.28526683863795" calcext:value-type="float">
            <text:p>0.2852668386379500</text:p>
          </table:table-cell>
          <table:table-cell table:formula="of:=[.$I$2]+(1.5*[.$J$2]^([.A427]-1))" office:value-type="float" office:value="0.285330530350528" calcext:value-type="float">
            <text:p>0.285330530350528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B427]*([.$J$2])" office:value-type="float" office:value="0.00000008279922635233" calcext:value-type="float">
            <text:p>8.2799226352330000E-008</text:p>
          </table:table-cell>
          <table:table-cell table:formula="of:=[.$H$2]-(2*[.$J$2]^([.A428]-1))" office:value-type="float" office:value="-1.15829779360859" calcext:value-type="float">
            <text:p>-1.1582977936085900</text:p>
          </table:table-cell>
          <table:table-cell table:formula="of:=[.$H$2]+(2*[.$J$2]^([.A428]-1))" office:value-type="float" office:value="-1.15821499438223" calcext:value-type="float">
            <text:p>-1.1582149943822300</text:p>
          </table:table-cell>
          <table:table-cell table:formula="of:=[.$I$2]-(1.5*[.$J$2]^([.A428]-1))" office:value-type="float" office:value="0.285267634784357" calcext:value-type="float">
            <text:p>0.2852676347843570</text:p>
          </table:table-cell>
          <table:table-cell table:formula="of:=[.$I$2]+(1.5*[.$J$2]^([.A428]-1))" office:value-type="float" office:value="0.285329734204121" calcext:value-type="float">
            <text:p>0.285329734204121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B428]*([.$J$2])" office:value-type="float" office:value="0.0000000807292456935218" calcext:value-type="float">
            <text:p>8.0729245693521800E-008</text:p>
          </table:table-cell>
          <table:table-cell table:formula="of:=[.$H$2]-(2*[.$J$2]^([.A429]-1))" office:value-type="float" office:value="-1.15829675861826" calcext:value-type="float">
            <text:p>-1.1582967586182600</text:p>
          </table:table-cell>
          <table:table-cell table:formula="of:=[.$H$2]+(2*[.$J$2]^([.A429]-1))" office:value-type="float" office:value="-1.15821602937256" calcext:value-type="float">
            <text:p>-1.1582160293725600</text:p>
          </table:table-cell>
          <table:table-cell table:formula="of:=[.$I$2]-(1.5*[.$J$2]^([.A429]-1))" office:value-type="float" office:value="0.285268411027104" calcext:value-type="float">
            <text:p>0.2852684110271040</text:p>
          </table:table-cell>
          <table:table-cell table:formula="of:=[.$I$2]+(1.5*[.$J$2]^([.A429]-1))" office:value-type="float" office:value="0.285328957961374" calcext:value-type="float">
            <text:p>0.285328957961374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B429]*([.$J$2])" office:value-type="float" office:value="0.0000000787110145511837" calcext:value-type="float">
            <text:p>7.8711014551183700E-008</text:p>
          </table:table-cell>
          <table:table-cell table:formula="of:=[.$H$2]-(2*[.$J$2]^([.A430]-1))" office:value-type="float" office:value="-1.15829574950269" calcext:value-type="float">
            <text:p>-1.1582957495026900</text:p>
          </table:table-cell>
          <table:table-cell table:formula="of:=[.$H$2]+(2*[.$J$2]^([.A430]-1))" office:value-type="float" office:value="-1.15821703848813" calcext:value-type="float">
            <text:p>-1.1582170384881300</text:p>
          </table:table-cell>
          <table:table-cell table:formula="of:=[.$I$2]-(1.5*[.$J$2]^([.A430]-1))" office:value-type="float" office:value="0.285269167863782" calcext:value-type="float">
            <text:p>0.2852691678637820</text:p>
          </table:table-cell>
          <table:table-cell table:formula="of:=[.$I$2]+(1.5*[.$J$2]^([.A430]-1))" office:value-type="float" office:value="0.285328201124696" calcext:value-type="float">
            <text:p>0.2853282011246960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B430]*([.$J$2])" office:value-type="float" office:value="0.0000000767432391874041" calcext:value-type="float">
            <text:p>7.6743239187404100E-008</text:p>
          </table:table-cell>
          <table:table-cell table:formula="of:=[.$H$2]-(2*[.$J$2]^([.A431]-1))" office:value-type="float" office:value="-1.158294765615" calcext:value-type="float">
            <text:p>-1.1582947656150000</text:p>
          </table:table-cell>
          <table:table-cell table:formula="of:=[.$H$2]+(2*[.$J$2]^([.A431]-1))" office:value-type="float" office:value="-1.15821802237582" calcext:value-type="float">
            <text:p>-1.1582180223758200</text:p>
          </table:table-cell>
          <table:table-cell table:formula="of:=[.$I$2]-(1.5*[.$J$2]^([.A431]-1))" office:value-type="float" office:value="0.285269905779544" calcext:value-type="float">
            <text:p>0.2852699057795440</text:p>
          </table:table-cell>
          <table:table-cell table:formula="of:=[.$I$2]+(1.5*[.$J$2]^([.A431]-1))" office:value-type="float" office:value="0.285327463208934" calcext:value-type="float">
            <text:p>0.2853274632089340</text:p>
          </table:table-cell>
          <table:table-cell table:number-columns-repeated="1018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B431]*([.$J$2])" office:value-type="float" office:value="0.000000074824658207719" calcext:value-type="float">
            <text:p>7.4824658207719000E-008</text:p>
          </table:table-cell>
          <table:table-cell table:formula="of:=[.$H$2]-(2*[.$J$2]^([.A432]-1))" office:value-type="float" office:value="-1.15829380632451" calcext:value-type="float">
            <text:p>-1.1582938063245100</text:p>
          </table:table-cell>
          <table:table-cell table:formula="of:=[.$H$2]+(2*[.$J$2]^([.A432]-1))" office:value-type="float" office:value="-1.15821898166631" calcext:value-type="float">
            <text:p>-1.1582189816663100</text:p>
          </table:table-cell>
          <table:table-cell table:formula="of:=[.$I$2]-(1.5*[.$J$2]^([.A432]-1))" office:value-type="float" office:value="0.285270625247411" calcext:value-type="float">
            <text:p>0.2852706252474110</text:p>
          </table:table-cell>
          <table:table-cell table:formula="of:=[.$I$2]+(1.5*[.$J$2]^([.A432]-1))" office:value-type="float" office:value="0.285326743741067" calcext:value-type="float">
            <text:p>0.2853267437410670</text:p>
          </table:table-cell>
          <table:table-cell table:number-columns-repeated="1018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B432]*([.$J$2])" office:value-type="float" office:value="0.0000000729540417525261" calcext:value-type="float">
            <text:p>7.2954041752526100E-008</text:p>
          </table:table-cell>
          <table:table-cell table:formula="of:=[.$H$2]-(2*[.$J$2]^([.A433]-1))" office:value-type="float" office:value="-1.15829287101629" calcext:value-type="float">
            <text:p>-1.1582928710162900</text:p>
          </table:table-cell>
          <table:table-cell table:formula="of:=[.$H$2]+(2*[.$J$2]^([.A433]-1))" office:value-type="float" office:value="-1.15821991697453" calcext:value-type="float">
            <text:p>-1.1582199169745300</text:p>
          </table:table-cell>
          <table:table-cell table:formula="of:=[.$I$2]-(1.5*[.$J$2]^([.A433]-1))" office:value-type="float" office:value="0.285271326728582" calcext:value-type="float">
            <text:p>0.2852713267285820</text:p>
          </table:table-cell>
          <table:table-cell table:formula="of:=[.$I$2]+(1.5*[.$J$2]^([.A433]-1))" office:value-type="float" office:value="0.285326042259896" calcext:value-type="float">
            <text:p>0.2853260422598960</text:p>
          </table:table-cell>
          <table:table-cell table:number-columns-repeated="1018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B433]*([.$J$2])" office:value-type="float" office:value="0.0000000711301907087129" calcext:value-type="float">
            <text:p>7.1130190708712900E-008</text:p>
          </table:table-cell>
          <table:table-cell table:formula="of:=[.$H$2]-(2*[.$J$2]^([.A434]-1))" office:value-type="float" office:value="-1.15829195909076" calcext:value-type="float">
            <text:p>-1.1582919590907600</text:p>
          </table:table-cell>
          <table:table-cell table:formula="of:=[.$H$2]+(2*[.$J$2]^([.A434]-1))" office:value-type="float" office:value="-1.15822082890006" calcext:value-type="float">
            <text:p>-1.1582208289000600</text:p>
          </table:table-cell>
          <table:table-cell table:formula="of:=[.$I$2]-(1.5*[.$J$2]^([.A434]-1))" office:value-type="float" office:value="0.285272010672723" calcext:value-type="float">
            <text:p>0.2852720106727230</text:p>
          </table:table-cell>
          <table:table-cell table:formula="of:=[.$I$2]+(1.5*[.$J$2]^([.A434]-1))" office:value-type="float" office:value="0.285325358315755" calcext:value-type="float">
            <text:p>0.2853253583157550</text:p>
          </table:table-cell>
          <table:table-cell table:number-columns-repeated="1018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B434]*([.$J$2])" office:value-type="float" office:value="0.0000000693519359409951" calcext:value-type="float">
            <text:p>6.9351935940995100E-008</text:p>
          </table:table-cell>
          <table:table-cell table:formula="of:=[.$H$2]-(2*[.$J$2]^([.A435]-1))" office:value-type="float" office:value="-1.15829106996338" calcext:value-type="float">
            <text:p>-1.1582910699633800</text:p>
          </table:table-cell>
          <table:table-cell table:formula="of:=[.$H$2]+(2*[.$J$2]^([.A435]-1))" office:value-type="float" office:value="-1.15822171802744" calcext:value-type="float">
            <text:p>-1.1582217180274400</text:p>
          </table:table-cell>
          <table:table-cell table:formula="of:=[.$I$2]-(1.5*[.$J$2]^([.A435]-1))" office:value-type="float" office:value="0.285272677518261" calcext:value-type="float">
            <text:p>0.2852726775182610</text:p>
          </table:table-cell>
          <table:table-cell table:formula="of:=[.$I$2]+(1.5*[.$J$2]^([.A435]-1))" office:value-type="float" office:value="0.285324691470217" calcext:value-type="float">
            <text:p>0.2853246914702170</text:p>
          </table:table-cell>
          <table:table-cell table:number-columns-repeated="1018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B435]*([.$J$2])" office:value-type="float" office:value="0.0000000676181375424702" calcext:value-type="float">
            <text:p>6.7618137542470200E-008</text:p>
          </table:table-cell>
          <table:table-cell table:formula="of:=[.$H$2]-(2*[.$J$2]^([.A436]-1))" office:value-type="float" office:value="-1.15829020306418" calcext:value-type="float">
            <text:p>-1.1582902030641800</text:p>
          </table:table-cell>
          <table:table-cell table:formula="of:=[.$H$2]+(2*[.$J$2]^([.A436]-1))" office:value-type="float" office:value="-1.15822258492664" calcext:value-type="float">
            <text:p>-1.1582225849266400</text:p>
          </table:table-cell>
          <table:table-cell table:formula="of:=[.$I$2]-(1.5*[.$J$2]^([.A436]-1))" office:value-type="float" office:value="0.285273327692661" calcext:value-type="float">
            <text:p>0.2852733276926610</text:p>
          </table:table-cell>
          <table:table-cell table:formula="of:=[.$I$2]+(1.5*[.$J$2]^([.A436]-1))" office:value-type="float" office:value="0.285324041295817" calcext:value-type="float">
            <text:p>0.2853240412958170</text:p>
          </table:table-cell>
          <table:table-cell table:number-columns-repeated="1018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B436]*([.$J$2])" office:value-type="float" office:value="0.0000000659276841039085" calcext:value-type="float">
            <text:p>6.5927684103908500E-008</text:p>
          </table:table-cell>
          <table:table-cell table:formula="of:=[.$H$2]-(2*[.$J$2]^([.A437]-1))" office:value-type="float" office:value="-1.15828935783746" calcext:value-type="float">
            <text:p>-1.1582893578374600</text:p>
          </table:table-cell>
          <table:table-cell table:formula="of:=[.$H$2]+(2*[.$J$2]^([.A437]-1))" office:value-type="float" office:value="-1.15822343015336" calcext:value-type="float">
            <text:p>-1.1582234301533600</text:p>
          </table:table-cell>
          <table:table-cell table:formula="of:=[.$I$2]-(1.5*[.$J$2]^([.A437]-1))" office:value-type="float" office:value="0.2852739616127" calcext:value-type="float">
            <text:p>0.2852739616127000</text:p>
          </table:table-cell>
          <table:table-cell table:formula="of:=[.$I$2]+(1.5*[.$J$2]^([.A437]-1))" office:value-type="float" office:value="0.285323407375778" calcext:value-type="float">
            <text:p>0.2853234073757780</text:p>
          </table:table-cell>
          <table:table-cell table:number-columns-repeated="1018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B437]*([.$J$2])" office:value-type="float" office:value="0.0000000642794920013107" calcext:value-type="float">
            <text:p>6.4279492001310700E-008</text:p>
          </table:table-cell>
          <table:table-cell table:formula="of:=[.$H$2]-(2*[.$J$2]^([.A438]-1))" office:value-type="float" office:value="-1.15828853374141" calcext:value-type="float">
            <text:p>-1.1582885337414100</text:p>
          </table:table-cell>
          <table:table-cell table:formula="of:=[.$H$2]+(2*[.$J$2]^([.A438]-1))" office:value-type="float" office:value="-1.15822425424941" calcext:value-type="float">
            <text:p>-1.1582242542494100</text:p>
          </table:table-cell>
          <table:table-cell table:formula="of:=[.$I$2]-(1.5*[.$J$2]^([.A438]-1))" office:value-type="float" office:value="0.285274579684739" calcext:value-type="float">
            <text:p>0.2852745796847390</text:p>
          </table:table-cell>
          <table:table-cell table:formula="of:=[.$I$2]+(1.5*[.$J$2]^([.A438]-1))" office:value-type="float" office:value="0.285322789303739" calcext:value-type="float">
            <text:p>0.2853227893037390</text:p>
          </table:table-cell>
          <table:table-cell table:number-columns-repeated="1018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B438]*([.$J$2])" office:value-type="float" office:value="0.000000062672504701278" calcext:value-type="float">
            <text:p>6.2672504701278000E-008</text:p>
          </table:table-cell>
          <table:table-cell table:formula="of:=[.$H$2]-(2*[.$J$2]^([.A439]-1))" office:value-type="float" office:value="-1.15828773024776" calcext:value-type="float">
            <text:p>-1.1582877302477600</text:p>
          </table:table-cell>
          <table:table-cell table:formula="of:=[.$H$2]+(2*[.$J$2]^([.A439]-1))" office:value-type="float" office:value="-1.15822505774306" calcext:value-type="float">
            <text:p>-1.1582250577430600</text:p>
          </table:table-cell>
          <table:table-cell table:formula="of:=[.$I$2]-(1.5*[.$J$2]^([.A439]-1))" office:value-type="float" office:value="0.285275182304976" calcext:value-type="float">
            <text:p>0.2852751823049760</text:p>
          </table:table-cell>
          <table:table-cell table:formula="of:=[.$I$2]+(1.5*[.$J$2]^([.A439]-1))" office:value-type="float" office:value="0.285322186683502" calcext:value-type="float">
            <text:p>0.2853221866835020</text:p>
          </table:table-cell>
          <table:table-cell table:number-columns-repeated="1018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B439]*([.$J$2])" office:value-type="float" office:value="0.000000061105692083746" calcext:value-type="float">
            <text:p>6.1105692083746000E-008</text:p>
          </table:table-cell>
          <table:table-cell table:formula="of:=[.$H$2]-(2*[.$J$2]^([.A440]-1))" office:value-type="float" office:value="-1.15828694684145" calcext:value-type="float">
            <text:p>-1.1582869468414500</text:p>
          </table:table-cell>
          <table:table-cell table:formula="of:=[.$H$2]+(2*[.$J$2]^([.A440]-1))" office:value-type="float" office:value="-1.15822584114937" calcext:value-type="float">
            <text:p>-1.1582258411493700</text:p>
          </table:table-cell>
          <table:table-cell table:formula="of:=[.$I$2]-(1.5*[.$J$2]^([.A440]-1))" office:value-type="float" office:value="0.285275769859708" calcext:value-type="float">
            <text:p>0.2852757698597080</text:p>
          </table:table-cell>
          <table:table-cell table:formula="of:=[.$I$2]+(1.5*[.$J$2]^([.A440]-1))" office:value-type="float" office:value="0.28532159912877" calcext:value-type="float">
            <text:p>0.2853215991287700</text:p>
          </table:table-cell>
          <table:table-cell table:number-columns-repeated="1018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B440]*([.$J$2])" office:value-type="float" office:value="0.0000000595780497816524" calcext:value-type="float">
            <text:p>5.9578049781652400E-008</text:p>
          </table:table-cell>
          <table:table-cell table:formula="of:=[.$H$2]-(2*[.$J$2]^([.A441]-1))" office:value-type="float" office:value="-1.1582861830203" calcext:value-type="float">
            <text:p>-1.1582861830203000</text:p>
          </table:table-cell>
          <table:table-cell table:formula="of:=[.$H$2]+(2*[.$J$2]^([.A441]-1))" office:value-type="float" office:value="-1.15822660497052" calcext:value-type="float">
            <text:p>-1.1582266049705200</text:p>
          </table:table-cell>
          <table:table-cell table:formula="of:=[.$I$2]-(1.5*[.$J$2]^([.A441]-1))" office:value-type="float" office:value="0.285276342725571" calcext:value-type="float">
            <text:p>0.2852763427255710</text:p>
          </table:table-cell>
          <table:table-cell table:formula="of:=[.$I$2]+(1.5*[.$J$2]^([.A441]-1))" office:value-type="float" office:value="0.285321026262907" calcext:value-type="float">
            <text:p>0.2853210262629070</text:p>
          </table:table-cell>
          <table:table-cell table:number-columns-repeated="1018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B441]*([.$J$2])" office:value-type="float" office:value="0.0000000580885985371111" calcext:value-type="float">
            <text:p>5.8088598537111100E-008</text:p>
          </table:table-cell>
          <table:table-cell table:formula="of:=[.$H$2]-(2*[.$J$2]^([.A442]-1))" office:value-type="float" office:value="-1.15828543829468" calcext:value-type="float">
            <text:p>-1.1582854382946800</text:p>
          </table:table-cell>
          <table:table-cell table:formula="of:=[.$H$2]+(2*[.$J$2]^([.A442]-1))" office:value-type="float" office:value="-1.15822734969614" calcext:value-type="float">
            <text:p>-1.1582273496961400</text:p>
          </table:table-cell>
          <table:table-cell table:formula="of:=[.$I$2]-(1.5*[.$J$2]^([.A442]-1))" office:value-type="float" office:value="0.285276901269788" calcext:value-type="float">
            <text:p>0.2852769012697880</text:p>
          </table:table-cell>
          <table:table-cell table:formula="of:=[.$I$2]+(1.5*[.$J$2]^([.A442]-1))" office:value-type="float" office:value="0.28532046771869" calcext:value-type="float">
            <text:p>0.2853204677186900</text:p>
          </table:table-cell>
          <table:table-cell table:number-columns-repeated="1018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B442]*([.$J$2])" office:value-type="float" office:value="0.0000000566363835736833" calcext:value-type="float">
            <text:p>5.6636383573683300E-008</text:p>
          </table:table-cell>
          <table:table-cell table:formula="of:=[.$H$2]-(2*[.$J$2]^([.A443]-1))" office:value-type="float" office:value="-1.1582847121872" calcext:value-type="float">
            <text:p>-1.1582847121872000</text:p>
          </table:table-cell>
          <table:table-cell table:formula="of:=[.$H$2]+(2*[.$J$2]^([.A443]-1))" office:value-type="float" office:value="-1.15822807580362" calcext:value-type="float">
            <text:p>-1.1582280758036200</text:p>
          </table:table-cell>
          <table:table-cell table:formula="of:=[.$I$2]-(1.5*[.$J$2]^([.A443]-1))" office:value-type="float" office:value="0.285277445850399" calcext:value-type="float">
            <text:p>0.2852774458503990</text:p>
          </table:table-cell>
          <table:table-cell table:formula="of:=[.$I$2]+(1.5*[.$J$2]^([.A443]-1))" office:value-type="float" office:value="0.285319923138079" calcext:value-type="float">
            <text:p>0.2853199231380790</text:p>
          </table:table-cell>
          <table:table-cell table:number-columns-repeated="1018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B443]*([.$J$2])" office:value-type="float" office:value="0.0000000552204739843412" calcext:value-type="float">
            <text:p>5.5220473984341200E-008</text:p>
          </table:table-cell>
          <table:table-cell table:formula="of:=[.$H$2]-(2*[.$J$2]^([.A444]-1))" office:value-type="float" office:value="-1.1582840042324" calcext:value-type="float">
            <text:p>-1.1582840042324000</text:p>
          </table:table-cell>
          <table:table-cell table:formula="of:=[.$H$2]+(2*[.$J$2]^([.A444]-1))" office:value-type="float" office:value="-1.15822878375842" calcext:value-type="float">
            <text:p>-1.1582287837584200</text:p>
          </table:table-cell>
          <table:table-cell table:formula="of:=[.$I$2]-(1.5*[.$J$2]^([.A444]-1))" office:value-type="float" office:value="0.285277976816495" calcext:value-type="float">
            <text:p>0.2852779768164950</text:p>
          </table:table-cell>
          <table:table-cell table:formula="of:=[.$I$2]+(1.5*[.$J$2]^([.A444]-1))" office:value-type="float" office:value="0.285319392171983" calcext:value-type="float">
            <text:p>0.2853193921719830</text:p>
          </table:table-cell>
          <table:table-cell table:number-columns-repeated="1018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B444]*([.$J$2])" office:value-type="float" office:value="0.0000000538399621347327" calcext:value-type="float">
            <text:p>5.3839962134732700E-008</text:p>
          </table:table-cell>
          <table:table-cell table:formula="of:=[.$H$2]-(2*[.$J$2]^([.A445]-1))" office:value-type="float" office:value="-1.15828331397648" calcext:value-type="float">
            <text:p>-1.1582833139764800</text:p>
          </table:table-cell>
          <table:table-cell table:formula="of:=[.$H$2]+(2*[.$J$2]^([.A445]-1))" office:value-type="float" office:value="-1.15822947401434" calcext:value-type="float">
            <text:p>-1.1582294740143400</text:p>
          </table:table-cell>
          <table:table-cell table:formula="of:=[.$I$2]-(1.5*[.$J$2]^([.A445]-1))" office:value-type="float" office:value="0.285278494508438" calcext:value-type="float">
            <text:p>0.2852784945084380</text:p>
          </table:table-cell>
          <table:table-cell table:formula="of:=[.$I$2]+(1.5*[.$J$2]^([.A445]-1))" office:value-type="float" office:value="0.285318874480039" calcext:value-type="float">
            <text:p>0.2853188744800390</text:p>
          </table:table-cell>
          <table:table-cell table:number-columns-repeated="1018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B445]*([.$J$2])" office:value-type="float" office:value="0.0000000524939630813644" calcext:value-type="float">
            <text:p>5.2493963081364400E-008</text:p>
          </table:table-cell>
          <table:table-cell table:formula="of:=[.$H$2]-(2*[.$J$2]^([.A446]-1))" office:value-type="float" office:value="-1.15828264097695" calcext:value-type="float">
            <text:p>-1.1582826409769500</text:p>
          </table:table-cell>
          <table:table-cell table:formula="of:=[.$H$2]+(2*[.$J$2]^([.A446]-1))" office:value-type="float" office:value="-1.15823014701387" calcext:value-type="float">
            <text:p>-1.1582301470138700</text:p>
          </table:table-cell>
          <table:table-cell table:formula="of:=[.$I$2]-(1.5*[.$J$2]^([.A446]-1))" office:value-type="float" office:value="0.285278999258083" calcext:value-type="float">
            <text:p>0.2852789992580830</text:p>
          </table:table-cell>
          <table:table-cell table:formula="of:=[.$I$2]+(1.5*[.$J$2]^([.A446]-1))" office:value-type="float" office:value="0.285318369730395" calcext:value-type="float">
            <text:p>0.2853183697303950</text:p>
          </table:table-cell>
          <table:table-cell table:number-columns-repeated="1018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B446]*([.$J$2])" office:value-type="float" office:value="0.0000000511816140043303" calcext:value-type="float">
            <text:p>5.1181614004330300E-008</text:p>
          </table:table-cell>
          <table:table-cell table:formula="of:=[.$H$2]-(2*[.$J$2]^([.A447]-1))" office:value-type="float" office:value="-1.15828198480241" calcext:value-type="float">
            <text:p>-1.1582819848024100</text:p>
          </table:table-cell>
          <table:table-cell table:formula="of:=[.$H$2]+(2*[.$J$2]^([.A447]-1))" office:value-type="float" office:value="-1.15823080318841" calcext:value-type="float">
            <text:p>-1.1582308031884100</text:p>
          </table:table-cell>
          <table:table-cell table:formula="of:=[.$I$2]-(1.5*[.$J$2]^([.A447]-1))" office:value-type="float" office:value="0.285279491388987" calcext:value-type="float">
            <text:p>0.2852794913889870</text:p>
          </table:table-cell>
          <table:table-cell table:formula="of:=[.$I$2]+(1.5*[.$J$2]^([.A447]-1))" office:value-type="float" office:value="0.285317877599491" calcext:value-type="float">
            <text:p>0.2853178775994910</text:p>
          </table:table-cell>
          <table:table-cell table:number-columns-repeated="1018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B447]*([.$J$2])" office:value-type="float" office:value="0.000000049902073654222" calcext:value-type="float">
            <text:p>4.9902073654222000E-008</text:p>
          </table:table-cell>
          <table:table-cell table:formula="of:=[.$H$2]-(2*[.$J$2]^([.A448]-1))" office:value-type="float" office:value="-1.15828134503224" calcext:value-type="float">
            <text:p>-1.1582813450322400</text:p>
          </table:table-cell>
          <table:table-cell table:formula="of:=[.$H$2]+(2*[.$J$2]^([.A448]-1))" office:value-type="float" office:value="-1.15823144295858" calcext:value-type="float">
            <text:p>-1.1582314429585800</text:p>
          </table:table-cell>
          <table:table-cell table:formula="of:=[.$I$2]-(1.5*[.$J$2]^([.A448]-1))" office:value-type="float" office:value="0.285279971216619" calcext:value-type="float">
            <text:p>0.2852799712166190</text:p>
          </table:table-cell>
          <table:table-cell table:formula="of:=[.$I$2]+(1.5*[.$J$2]^([.A448]-1))" office:value-type="float" office:value="0.285317397771859" calcext:value-type="float">
            <text:p>0.2853173977718590</text:p>
          </table:table-cell>
          <table:table-cell table:number-columns-repeated="1018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B448]*([.$J$2])" office:value-type="float" office:value="0.0000000486545218128664" calcext:value-type="float">
            <text:p>4.8654521812866400E-008</text:p>
          </table:table-cell>
          <table:table-cell table:formula="of:=[.$H$2]-(2*[.$J$2]^([.A449]-1))" office:value-type="float" office:value="-1.15828072125632" calcext:value-type="float">
            <text:p>-1.1582807212563200</text:p>
          </table:table-cell>
          <table:table-cell table:formula="of:=[.$H$2]+(2*[.$J$2]^([.A449]-1))" office:value-type="float" office:value="-1.1582320667345" calcext:value-type="float">
            <text:p>-1.1582320667345000</text:p>
          </table:table-cell>
          <table:table-cell table:formula="of:=[.$I$2]-(1.5*[.$J$2]^([.A449]-1))" office:value-type="float" office:value="0.285280439048559" calcext:value-type="float">
            <text:p>0.2852804390485590</text:p>
          </table:table-cell>
          <table:table-cell table:formula="of:=[.$I$2]+(1.5*[.$J$2]^([.A449]-1))" office:value-type="float" office:value="0.285316929939919" calcext:value-type="float">
            <text:p>0.2853169299399190</text:p>
          </table:table-cell>
          <table:table-cell table:number-columns-repeated="1018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B449]*([.$J$2])" office:value-type="float" office:value="0.0000000474381587675448" calcext:value-type="float">
            <text:p>4.7438158767544800E-008</text:p>
          </table:table-cell>
          <table:table-cell table:formula="of:=[.$H$2]-(2*[.$J$2]^([.A450]-1))" office:value-type="float" office:value="-1.15828011307479" calcext:value-type="float">
            <text:p>-1.1582801130747900</text:p>
          </table:table-cell>
          <table:table-cell table:formula="of:=[.$H$2]+(2*[.$J$2]^([.A450]-1))" office:value-type="float" office:value="-1.15823267491603" calcext:value-type="float">
            <text:p>-1.1582326749160300</text:p>
          </table:table-cell>
          <table:table-cell table:formula="of:=[.$I$2]-(1.5*[.$J$2]^([.A450]-1))" office:value-type="float" office:value="0.285280895184701" calcext:value-type="float">
            <text:p>0.2852808951847010</text:p>
          </table:table-cell>
          <table:table-cell table:formula="of:=[.$I$2]+(1.5*[.$J$2]^([.A450]-1))" office:value-type="float" office:value="0.285316473803777" calcext:value-type="float">
            <text:p>0.2853164738037770</text:p>
          </table:table-cell>
          <table:table-cell table:number-columns-repeated="101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B450]*([.$J$2])" office:value-type="float" office:value="0.0000000462522047983562" calcext:value-type="float">
            <text:p>4.6252204798356200E-008</text:p>
          </table:table-cell>
          <table:table-cell table:formula="of:=[.$H$2]-(2*[.$J$2]^([.A451]-1))" office:value-type="float" office:value="-1.15827952009781" calcext:value-type="float">
            <text:p>-1.1582795200978100</text:p>
          </table:table-cell>
          <table:table-cell table:formula="of:=[.$H$2]+(2*[.$J$2]^([.A451]-1))" office:value-type="float" office:value="-1.15823326789301" calcext:value-type="float">
            <text:p>-1.1582332678930100</text:p>
          </table:table-cell>
          <table:table-cell table:formula="of:=[.$I$2]-(1.5*[.$J$2]^([.A451]-1))" office:value-type="float" office:value="0.28528133991744" calcext:value-type="float">
            <text:p>0.2852813399174400</text:p>
          </table:table-cell>
          <table:table-cell table:formula="of:=[.$I$2]+(1.5*[.$J$2]^([.A451]-1))" office:value-type="float" office:value="0.285316029071038" calcext:value-type="float">
            <text:p>0.285316029071038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B451]*([.$J$2])" office:value-type="float" office:value="0.0000000450958996783973" calcext:value-type="float">
            <text:p>4.5095899678397300E-008</text:p>
          </table:table-cell>
          <table:table-cell table:formula="of:=[.$H$2]-(2*[.$J$2]^([.A452]-1))" office:value-type="float" office:value="-1.15827894194525" calcext:value-type="float">
            <text:p>-1.1582789419452500</text:p>
          </table:table-cell>
          <table:table-cell table:formula="of:=[.$H$2]+(2*[.$J$2]^([.A452]-1))" office:value-type="float" office:value="-1.15823384604557" calcext:value-type="float">
            <text:p>-1.1582338460455700</text:p>
          </table:table-cell>
          <table:table-cell table:formula="of:=[.$I$2]-(1.5*[.$J$2]^([.A452]-1))" office:value-type="float" office:value="0.28528177353186" calcext:value-type="float">
            <text:p>0.2852817735318600</text:p>
          </table:table-cell>
          <table:table-cell table:formula="of:=[.$I$2]+(1.5*[.$J$2]^([.A452]-1))" office:value-type="float" office:value="0.285315595456618" calcext:value-type="float">
            <text:p>0.285315595456618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B452]*([.$J$2])" office:value-type="float" office:value="0.0000000439685021864373" calcext:value-type="float">
            <text:p>4.3968502186437300E-008</text:p>
          </table:table-cell>
          <table:table-cell table:formula="of:=[.$H$2]-(2*[.$J$2]^([.A453]-1))" office:value-type="float" office:value="-1.1582783782465" calcext:value-type="float">
            <text:p>-1.1582783782465000</text:p>
          </table:table-cell>
          <table:table-cell table:formula="of:=[.$H$2]+(2*[.$J$2]^([.A453]-1))" office:value-type="float" office:value="-1.15823440974432" calcext:value-type="float">
            <text:p>-1.1582344097443200</text:p>
          </table:table-cell>
          <table:table-cell table:formula="of:=[.$I$2]-(1.5*[.$J$2]^([.A453]-1))" office:value-type="float" office:value="0.285282196305919" calcext:value-type="float">
            <text:p>0.2852821963059190</text:p>
          </table:table-cell>
          <table:table-cell table:formula="of:=[.$I$2]+(1.5*[.$J$2]^([.A453]-1))" office:value-type="float" office:value="0.285315172682559" calcext:value-type="float">
            <text:p>0.285315172682559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B453]*([.$J$2])" office:value-type="float" office:value="0.0000000428692896317764" calcext:value-type="float">
            <text:p>4.2869289631776400E-008</text:p>
          </table:table-cell>
          <table:table-cell table:formula="of:=[.$H$2]-(2*[.$J$2]^([.A454]-1))" office:value-type="float" office:value="-1.15827782864023" calcext:value-type="float">
            <text:p>-1.1582778286402300</text:p>
          </table:table-cell>
          <table:table-cell table:formula="of:=[.$H$2]+(2*[.$J$2]^([.A454]-1))" office:value-type="float" office:value="-1.15823495935059" calcext:value-type="float">
            <text:p>-1.1582349593505900</text:p>
          </table:table-cell>
          <table:table-cell table:formula="of:=[.$I$2]-(1.5*[.$J$2]^([.A454]-1))" office:value-type="float" office:value="0.285282608510627" calcext:value-type="float">
            <text:p>0.2852826085106270</text:p>
          </table:table-cell>
          <table:table-cell table:formula="of:=[.$I$2]+(1.5*[.$J$2]^([.A454]-1))" office:value-type="float" office:value="0.285314760477851" calcext:value-type="float">
            <text:p>0.2853147604778510</text:p>
          </table:table-cell>
          <table:table-cell table:number-columns-repeated="1018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B454]*([.$J$2])" office:value-type="float" office:value="0.000000041797557390982" calcext:value-type="float">
            <text:p>4.1797557390982000E-008</text:p>
          </table:table-cell>
          <table:table-cell table:formula="of:=[.$H$2]-(2*[.$J$2]^([.A455]-1))" office:value-type="float" office:value="-1.15827729277411" calcext:value-type="float">
            <text:p>-1.1582772927741100</text:p>
          </table:table-cell>
          <table:table-cell table:formula="of:=[.$H$2]+(2*[.$J$2]^([.A455]-1))" office:value-type="float" office:value="-1.15823549521671" calcext:value-type="float">
            <text:p>-1.1582354952167100</text:p>
          </table:table-cell>
          <table:table-cell table:formula="of:=[.$I$2]-(1.5*[.$J$2]^([.A455]-1))" office:value-type="float" office:value="0.285283010410217" calcext:value-type="float">
            <text:p>0.2852830104102170</text:p>
          </table:table-cell>
          <table:table-cell table:formula="of:=[.$I$2]+(1.5*[.$J$2]^([.A455]-1))" office:value-type="float" office:value="0.285314358578261" calcext:value-type="float">
            <text:p>0.2853143585782610</text:p>
          </table:table-cell>
          <table:table-cell table:number-columns-repeated="1018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B455]*([.$J$2])" office:value-type="float" office:value="0.0000000407526184562074" calcext:value-type="float">
            <text:p>4.0752618456207400E-008</text:p>
          </table:table-cell>
          <table:table-cell table:formula="of:=[.$H$2]-(2*[.$J$2]^([.A456]-1))" office:value-type="float" office:value="-1.15827677030464" calcext:value-type="float">
            <text:p>-1.1582767703046400</text:p>
          </table:table-cell>
          <table:table-cell table:formula="of:=[.$H$2]+(2*[.$J$2]^([.A456]-1))" office:value-type="float" office:value="-1.15823601768618" calcext:value-type="float">
            <text:p>-1.1582360176861800</text:p>
          </table:table-cell>
          <table:table-cell table:formula="of:=[.$I$2]-(1.5*[.$J$2]^([.A456]-1))" office:value-type="float" office:value="0.285283402262318" calcext:value-type="float">
            <text:p>0.2852834022623180</text:p>
          </table:table-cell>
          <table:table-cell table:formula="of:=[.$I$2]+(1.5*[.$J$2]^([.A456]-1))" office:value-type="float" office:value="0.28531396672616" calcext:value-type="float">
            <text:p>0.2853139667261600</text:p>
          </table:table-cell>
          <table:table-cell table:number-columns-repeated="1018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B456]*([.$J$2])" office:value-type="float" office:value="0.0000000397338029948022" calcext:value-type="float">
            <text:p>3.9733802994802200E-008</text:p>
          </table:table-cell>
          <table:table-cell table:formula="of:=[.$H$2]-(2*[.$J$2]^([.A457]-1))" office:value-type="float" office:value="-1.15827626089691" calcext:value-type="float">
            <text:p>-1.1582762608969100</text:p>
          </table:table-cell>
          <table:table-cell table:formula="of:=[.$H$2]+(2*[.$J$2]^([.A457]-1))" office:value-type="float" office:value="-1.15823652709391" calcext:value-type="float">
            <text:p>-1.1582365270939100</text:p>
          </table:table-cell>
          <table:table-cell table:formula="of:=[.$I$2]-(1.5*[.$J$2]^([.A457]-1))" office:value-type="float" office:value="0.285283784318116" calcext:value-type="float">
            <text:p>0.2852837843181160</text:p>
          </table:table-cell>
          <table:table-cell table:formula="of:=[.$I$2]+(1.5*[.$J$2]^([.A457]-1))" office:value-type="float" office:value="0.285313584670362" calcext:value-type="float">
            <text:p>0.2853135846703620</text:p>
          </table:table-cell>
          <table:table-cell table:number-columns-repeated="1018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B457]*([.$J$2])" office:value-type="float" office:value="0.0000000387404579199322" calcext:value-type="float">
            <text:p>3.8740457919932200E-008</text:p>
          </table:table-cell>
          <table:table-cell table:formula="of:=[.$H$2]-(2*[.$J$2]^([.A458]-1))" office:value-type="float" office:value="-1.15827576422437" calcext:value-type="float">
            <text:p>-1.1582757642243700</text:p>
          </table:table-cell>
          <table:table-cell table:formula="of:=[.$H$2]+(2*[.$J$2]^([.A458]-1))" office:value-type="float" office:value="-1.15823702376645" calcext:value-type="float">
            <text:p>-1.1582370237664500</text:p>
          </table:table-cell>
          <table:table-cell table:formula="of:=[.$I$2]-(1.5*[.$J$2]^([.A458]-1))" office:value-type="float" office:value="0.285284156822519" calcext:value-type="float">
            <text:p>0.2852841568225190</text:p>
          </table:table-cell>
          <table:table-cell table:formula="of:=[.$I$2]+(1.5*[.$J$2]^([.A458]-1))" office:value-type="float" office:value="0.285313212165959" calcext:value-type="float">
            <text:p>0.2853132121659590</text:p>
          </table:table-cell>
          <table:table-cell table:number-columns-repeated="1018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B458]*([.$J$2])" office:value-type="float" office:value="0.0000000377719464719339" calcext:value-type="float">
            <text:p>3.7771946471933900E-008</text:p>
          </table:table-cell>
          <table:table-cell table:formula="of:=[.$H$2]-(2*[.$J$2]^([.A459]-1))" office:value-type="float" office:value="-1.15827527996865" calcext:value-type="float">
            <text:p>-1.1582752799686500</text:p>
          </table:table-cell>
          <table:table-cell table:formula="of:=[.$H$2]+(2*[.$J$2]^([.A459]-1))" office:value-type="float" office:value="-1.15823750802217" calcext:value-type="float">
            <text:p>-1.1582375080221700</text:p>
          </table:table-cell>
          <table:table-cell table:formula="of:=[.$I$2]-(1.5*[.$J$2]^([.A459]-1))" office:value-type="float" office:value="0.285284520014312" calcext:value-type="float">
            <text:p>0.2852845200143120</text:p>
          </table:table-cell>
          <table:table-cell table:formula="of:=[.$I$2]+(1.5*[.$J$2]^([.A459]-1))" office:value-type="float" office:value="0.285312848974166" calcext:value-type="float">
            <text:p>0.2853128489741660</text:p>
          </table:table-cell>
          <table:table-cell table:number-columns-repeated="1018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B459]*([.$J$2])" office:value-type="float" office:value="0.0000000368276478101355" calcext:value-type="float">
            <text:p>3.6827647810135500E-008</text:p>
          </table:table-cell>
          <table:table-cell table:formula="of:=[.$H$2]-(2*[.$J$2]^([.A460]-1))" office:value-type="float" office:value="-1.15827480781932" calcext:value-type="float">
            <text:p>-1.1582748078193200</text:p>
          </table:table-cell>
          <table:table-cell table:formula="of:=[.$H$2]+(2*[.$J$2]^([.A460]-1))" office:value-type="float" office:value="-1.15823798017151" calcext:value-type="float">
            <text:p>-1.1582379801715100</text:p>
          </table:table-cell>
          <table:table-cell table:formula="of:=[.$I$2]-(1.5*[.$J$2]^([.A460]-1))" office:value-type="float" office:value="0.28528487412631" calcext:value-type="float">
            <text:p>0.2852848741263100</text:p>
          </table:table-cell>
          <table:table-cell table:formula="of:=[.$I$2]+(1.5*[.$J$2]^([.A460]-1))" office:value-type="float" office:value="0.285312494862168" calcext:value-type="float">
            <text:p>0.2853124948621680</text:p>
          </table:table-cell>
          <table:table-cell table:number-columns-repeated="1018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B460]*([.$J$2])" office:value-type="float" office:value="0.0000000359069566148821" calcext:value-type="float">
            <text:p>3.5906956614882100E-008</text:p>
          </table:table-cell>
          <table:table-cell table:formula="of:=[.$H$2]-(2*[.$J$2]^([.A461]-1))" office:value-type="float" office:value="-1.15827434747372" calcext:value-type="float">
            <text:p>-1.1582743474737200</text:p>
          </table:table-cell>
          <table:table-cell table:formula="of:=[.$H$2]+(2*[.$J$2]^([.A461]-1))" office:value-type="float" office:value="-1.1582384405171" calcext:value-type="float">
            <text:p>-1.1582384405171000</text:p>
          </table:table-cell>
          <table:table-cell table:formula="of:=[.$I$2]-(1.5*[.$J$2]^([.A461]-1))" office:value-type="float" office:value="0.285285219385508" calcext:value-type="float">
            <text:p>0.2852852193855080</text:p>
          </table:table-cell>
          <table:table-cell table:formula="of:=[.$I$2]+(1.5*[.$J$2]^([.A461]-1))" office:value-type="float" office:value="0.28531214960297" calcext:value-type="float">
            <text:p>0.2853121496029700</text:p>
          </table:table-cell>
          <table:table-cell table:number-columns-repeated="1018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B461]*([.$J$2])" office:value-type="float" office:value="0.0000000350092826995101" calcext:value-type="float">
            <text:p>3.5009282699510100E-008</text:p>
          </table:table-cell>
          <table:table-cell table:formula="of:=[.$H$2]-(2*[.$J$2]^([.A462]-1))" office:value-type="float" office:value="-1.15827389863676" calcext:value-type="float">
            <text:p>-1.1582738986367600</text:p>
          </table:table-cell>
          <table:table-cell table:formula="of:=[.$H$2]+(2*[.$J$2]^([.A462]-1))" office:value-type="float" office:value="-1.15823888935406" calcext:value-type="float">
            <text:p>-1.1582388893540600</text:p>
          </table:table-cell>
          <table:table-cell table:formula="of:=[.$I$2]-(1.5*[.$J$2]^([.A462]-1))" office:value-type="float" office:value="0.285285556013227" calcext:value-type="float">
            <text:p>0.2852855560132270</text:p>
          </table:table-cell>
          <table:table-cell table:formula="of:=[.$I$2]+(1.5*[.$J$2]^([.A462]-1))" office:value-type="float" office:value="0.285311812975251" calcext:value-type="float">
            <text:p>0.2853118129752510</text:p>
          </table:table-cell>
          <table:table-cell table:number-columns-repeated="1018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B462]*([.$J$2])" office:value-type="float" office:value="0.0000000341340506320223" calcext:value-type="float">
            <text:p>3.4134050632022300E-008</text:p>
          </table:table-cell>
          <table:table-cell table:formula="of:=[.$H$2]-(2*[.$J$2]^([.A463]-1))" office:value-type="float" office:value="-1.15827346102073" calcext:value-type="float">
            <text:p>-1.1582734610207300</text:p>
          </table:table-cell>
          <table:table-cell table:formula="of:=[.$H$2]+(2*[.$J$2]^([.A463]-1))" office:value-type="float" office:value="-1.15823932697009" calcext:value-type="float">
            <text:p>-1.1582393269700900</text:p>
          </table:table-cell>
          <table:table-cell table:formula="of:=[.$I$2]-(1.5*[.$J$2]^([.A463]-1))" office:value-type="float" office:value="0.285285884225252" calcext:value-type="float">
            <text:p>0.2852858842252520</text:p>
          </table:table-cell>
          <table:table-cell table:formula="of:=[.$I$2]+(1.5*[.$J$2]^([.A463]-1))" office:value-type="float" office:value="0.285311484763226" calcext:value-type="float">
            <text:p>0.2853114847632260</text:p>
          </table:table-cell>
          <table:table-cell table:number-columns-repeated="1018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B463]*([.$J$2])" office:value-type="float" office:value="0.0000000332806993662218" calcext:value-type="float">
            <text:p>3.3280699366221800E-008</text:p>
          </table:table-cell>
          <table:table-cell table:formula="of:=[.$H$2]-(2*[.$J$2]^([.A464]-1))" office:value-type="float" office:value="-1.15827303434509" calcext:value-type="float">
            <text:p>-1.1582730343450900</text:p>
          </table:table-cell>
          <table:table-cell table:formula="of:=[.$H$2]+(2*[.$J$2]^([.A464]-1))" office:value-type="float" office:value="-1.15823975364573" calcext:value-type="float">
            <text:p>-1.1582397536457300</text:p>
          </table:table-cell>
          <table:table-cell table:formula="of:=[.$I$2]-(1.5*[.$J$2]^([.A464]-1))" office:value-type="float" office:value="0.285286204231977" calcext:value-type="float">
            <text:p>0.2852862042319770</text:p>
          </table:table-cell>
          <table:table-cell table:formula="of:=[.$I$2]+(1.5*[.$J$2]^([.A464]-1))" office:value-type="float" office:value="0.285311164756501" calcext:value-type="float">
            <text:p>0.2853111647565010</text:p>
          </table:table-cell>
          <table:table-cell table:number-columns-repeated="1018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B464]*([.$J$2])" office:value-type="float" office:value="0.0000000324486818820662" calcext:value-type="float">
            <text:p>3.2448681882066200E-008</text:p>
          </table:table-cell>
          <table:table-cell table:formula="of:=[.$H$2]-(2*[.$J$2]^([.A465]-1))" office:value-type="float" office:value="-1.15827261833635" calcext:value-type="float">
            <text:p>-1.1582726183363500</text:p>
          </table:table-cell>
          <table:table-cell table:formula="of:=[.$H$2]+(2*[.$J$2]^([.A465]-1))" office:value-type="float" office:value="-1.15824016965447" calcext:value-type="float">
            <text:p>-1.1582401696544700</text:p>
          </table:table-cell>
          <table:table-cell table:formula="of:=[.$I$2]-(1.5*[.$J$2]^([.A465]-1))" office:value-type="float" office:value="0.285286516238533" calcext:value-type="float">
            <text:p>0.2852865162385330</text:p>
          </table:table-cell>
          <table:table-cell table:formula="of:=[.$I$2]+(1.5*[.$J$2]^([.A465]-1))" office:value-type="float" office:value="0.285310852749945" calcext:value-type="float">
            <text:p>0.2853108527499450</text:p>
          </table:table-cell>
          <table:table-cell table:number-columns-repeated="1018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B465]*([.$J$2])" office:value-type="float" office:value="0.0000000316374648350146" calcext:value-type="float">
            <text:p>3.1637464835014600E-008</text:p>
          </table:table-cell>
          <table:table-cell table:formula="of:=[.$H$2]-(2*[.$J$2]^([.A466]-1))" office:value-type="float" office:value="-1.15827221272783" calcext:value-type="float">
            <text:p>-1.1582722127278300</text:p>
          </table:table-cell>
          <table:table-cell table:formula="of:=[.$H$2]+(2*[.$J$2]^([.A466]-1))" office:value-type="float" office:value="-1.15824057526299" calcext:value-type="float">
            <text:p>-1.1582405752629900</text:p>
          </table:table-cell>
          <table:table-cell table:formula="of:=[.$I$2]-(1.5*[.$J$2]^([.A466]-1))" office:value-type="float" office:value="0.285286820444926" calcext:value-type="float">
            <text:p>0.2852868204449260</text:p>
          </table:table-cell>
          <table:table-cell table:formula="of:=[.$I$2]+(1.5*[.$J$2]^([.A466]-1))" office:value-type="float" office:value="0.285310548543552" calcext:value-type="float">
            <text:p>0.2853105485435520</text:p>
          </table:table-cell>
          <table:table-cell table:number-columns-repeated="1018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B466]*([.$J$2])" office:value-type="float" office:value="0.0000000308465282141392" calcext:value-type="float">
            <text:p>3.0846528214139200E-008</text:p>
          </table:table-cell>
          <table:table-cell table:formula="of:=[.$H$2]-(2*[.$J$2]^([.A467]-1))" office:value-type="float" office:value="-1.15827181725952" calcext:value-type="float">
            <text:p>-1.1582718172595200</text:p>
          </table:table-cell>
          <table:table-cell table:formula="of:=[.$H$2]+(2*[.$J$2]^([.A467]-1))" office:value-type="float" office:value="-1.1582409707313" calcext:value-type="float">
            <text:p>-1.1582409707313000</text:p>
          </table:table-cell>
          <table:table-cell table:formula="of:=[.$I$2]-(1.5*[.$J$2]^([.A467]-1))" office:value-type="float" office:value="0.285287117046159" calcext:value-type="float">
            <text:p>0.2852871170461590</text:p>
          </table:table-cell>
          <table:table-cell table:formula="of:=[.$I$2]+(1.5*[.$J$2]^([.A467]-1))" office:value-type="float" office:value="0.285310251942319" calcext:value-type="float">
            <text:p>0.2853102519423190</text:p>
          </table:table-cell>
          <table:table-cell table:number-columns-repeated="1018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B467]*([.$J$2])" office:value-type="float" office:value="0.0000000300753650087857" calcext:value-type="float">
            <text:p>3.0075365008785700E-008</text:p>
          </table:table-cell>
          <table:table-cell table:formula="of:=[.$H$2]-(2*[.$J$2]^([.A468]-1))" office:value-type="float" office:value="-1.15827143167791" calcext:value-type="float">
            <text:p>-1.1582714316779100</text:p>
          </table:table-cell>
          <table:table-cell table:formula="of:=[.$H$2]+(2*[.$J$2]^([.A468]-1))" office:value-type="float" office:value="-1.15824135631291" calcext:value-type="float">
            <text:p>-1.1582413563129100</text:p>
          </table:table-cell>
          <table:table-cell table:formula="of:=[.$I$2]-(1.5*[.$J$2]^([.A468]-1))" office:value-type="float" office:value="0.285287406232361" calcext:value-type="float">
            <text:p>0.2852874062323610</text:p>
          </table:table-cell>
          <table:table-cell table:formula="of:=[.$I$2]+(1.5*[.$J$2]^([.A468]-1))" office:value-type="float" office:value="0.285309962756117" calcext:value-type="float">
            <text:p>0.2853099627561170</text:p>
          </table:table-cell>
          <table:table-cell table:number-columns-repeated="1018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B468]*([.$J$2])" office:value-type="float" office:value="0.0000000293234808835661" calcext:value-type="float">
            <text:p>2.9323480883566100E-008</text:p>
          </table:table-cell>
          <table:table-cell table:formula="of:=[.$H$2]-(2*[.$J$2]^([.A469]-1))" office:value-type="float" office:value="-1.15827105573585" calcext:value-type="float">
            <text:p>-1.1582710557358500</text:p>
          </table:table-cell>
          <table:table-cell table:formula="of:=[.$H$2]+(2*[.$J$2]^([.A469]-1))" office:value-type="float" office:value="-1.15824173225497" calcext:value-type="float">
            <text:p>-1.1582417322549700</text:p>
          </table:table-cell>
          <table:table-cell table:formula="of:=[.$I$2]-(1.5*[.$J$2]^([.A469]-1))" office:value-type="float" office:value="0.285287688188908" calcext:value-type="float">
            <text:p>0.2852876881889080</text:p>
          </table:table-cell>
          <table:table-cell table:formula="of:=[.$I$2]+(1.5*[.$J$2]^([.A469]-1))" office:value-type="float" office:value="0.28530968079957" calcext:value-type="float">
            <text:p>0.2853096807995700</text:p>
          </table:table-cell>
          <table:table-cell table:number-columns-repeated="1018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B469]*([.$J$2])" office:value-type="float" office:value="0.0000000285903938614769" calcext:value-type="float">
            <text:p>2.8590393861476900E-008</text:p>
          </table:table-cell>
          <table:table-cell table:formula="of:=[.$H$2]-(2*[.$J$2]^([.A470]-1))" office:value-type="float" office:value="-1.15827068919234" calcext:value-type="float">
            <text:p>-1.1582706891923400</text:p>
          </table:table-cell>
          <table:table-cell table:formula="of:=[.$H$2]+(2*[.$J$2]^([.A470]-1))" office:value-type="float" office:value="-1.15824209879848" calcext:value-type="float">
            <text:p>-1.1582420987984800</text:p>
          </table:table-cell>
          <table:table-cell table:formula="of:=[.$I$2]-(1.5*[.$J$2]^([.A470]-1))" office:value-type="float" office:value="0.285287963096541" calcext:value-type="float">
            <text:p>0.2852879630965410</text:p>
          </table:table-cell>
          <table:table-cell table:formula="of:=[.$I$2]+(1.5*[.$J$2]^([.A470]-1))" office:value-type="float" office:value="0.285309405891937" calcext:value-type="float">
            <text:p>0.2853094058919370</text:p>
          </table:table-cell>
          <table:table-cell table:number-columns-repeated="1018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B470]*([.$J$2])" office:value-type="float" office:value="0.00000002787563401494" calcext:value-type="float">
            <text:p>2.7875634014940000E-008</text:p>
          </table:table-cell>
          <table:table-cell table:formula="of:=[.$H$2]-(2*[.$J$2]^([.A471]-1))" office:value-type="float" office:value="-1.15827033181242" calcext:value-type="float">
            <text:p>-1.1582703318124200</text:p>
          </table:table-cell>
          <table:table-cell table:formula="of:=[.$H$2]+(2*[.$J$2]^([.A471]-1))" office:value-type="float" office:value="-1.1582424561784" calcext:value-type="float">
            <text:p>-1.1582424561784000</text:p>
          </table:table-cell>
          <table:table-cell table:formula="of:=[.$I$2]-(1.5*[.$J$2]^([.A471]-1))" office:value-type="float" office:value="0.285288231131483" calcext:value-type="float">
            <text:p>0.2852882311314830</text:p>
          </table:table-cell>
          <table:table-cell table:formula="of:=[.$I$2]+(1.5*[.$J$2]^([.A471]-1))" office:value-type="float" office:value="0.285309137856995" calcext:value-type="float">
            <text:p>0.2853091378569950</text:p>
          </table:table-cell>
          <table:table-cell table:number-columns-repeated="1018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B471]*([.$J$2])" office:value-type="float" office:value="0.0000000271787431645665" calcext:value-type="float">
            <text:p>2.7178743164566500E-008</text:p>
          </table:table-cell>
          <table:table-cell table:formula="of:=[.$H$2]-(2*[.$J$2]^([.A472]-1))" office:value-type="float" office:value="-1.15826998336699" calcext:value-type="float">
            <text:p>-1.1582699833669900</text:p>
          </table:table-cell>
          <table:table-cell table:formula="of:=[.$H$2]+(2*[.$J$2]^([.A472]-1))" office:value-type="float" office:value="-1.15824280462383" calcext:value-type="float">
            <text:p>-1.1582428046238300</text:p>
          </table:table-cell>
          <table:table-cell table:formula="of:=[.$I$2]-(1.5*[.$J$2]^([.A472]-1))" office:value-type="float" office:value="0.285288492465552" calcext:value-type="float">
            <text:p>0.2852884924655520</text:p>
          </table:table-cell>
          <table:table-cell table:formula="of:=[.$I$2]+(1.5*[.$J$2]^([.A472]-1))" office:value-type="float" office:value="0.285308876522926" calcext:value-type="float">
            <text:p>0.2853088765229260</text:p>
          </table:table-cell>
          <table:table-cell table:number-columns-repeated="1018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B472]*([.$J$2])" office:value-type="float" office:value="0.0000000264992745854523" calcext:value-type="float">
            <text:p>2.6499274585452300E-008</text:p>
          </table:table-cell>
          <table:table-cell table:formula="of:=[.$H$2]-(2*[.$J$2]^([.A473]-1))" office:value-type="float" office:value="-1.1582696436327" calcext:value-type="float">
            <text:p>-1.1582696436327000</text:p>
          </table:table-cell>
          <table:table-cell table:formula="of:=[.$H$2]+(2*[.$J$2]^([.A473]-1))" office:value-type="float" office:value="-1.15824314435812" calcext:value-type="float">
            <text:p>-1.1582431443581200</text:p>
          </table:table-cell>
          <table:table-cell table:formula="of:=[.$I$2]-(1.5*[.$J$2]^([.A473]-1))" office:value-type="float" office:value="0.285288747266269" calcext:value-type="float">
            <text:p>0.2852887472662690</text:p>
          </table:table-cell>
          <table:table-cell table:formula="of:=[.$I$2]+(1.5*[.$J$2]^([.A473]-1))" office:value-type="float" office:value="0.285308621722209" calcext:value-type="float">
            <text:p>0.2853086217222090</text:p>
          </table:table-cell>
          <table:table-cell table:number-columns-repeated="1018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B473]*([.$J$2])" office:value-type="float" office:value="0.000000025836792720816" calcext:value-type="float">
            <text:p>2.5836792720816000E-008</text:p>
          </table:table-cell>
          <table:table-cell table:formula="of:=[.$H$2]-(2*[.$J$2]^([.A474]-1))" office:value-type="float" office:value="-1.15826931239177" calcext:value-type="float">
            <text:p>-1.1582693123917700</text:p>
          </table:table-cell>
          <table:table-cell table:formula="of:=[.$H$2]+(2*[.$J$2]^([.A474]-1))" office:value-type="float" office:value="-1.15824347559905" calcext:value-type="float">
            <text:p>-1.1582434755990500</text:p>
          </table:table-cell>
          <table:table-cell table:formula="of:=[.$I$2]-(1.5*[.$J$2]^([.A474]-1))" office:value-type="float" office:value="0.285288995696969" calcext:value-type="float">
            <text:p>0.2852889956969690</text:p>
          </table:table-cell>
          <table:table-cell table:formula="of:=[.$I$2]+(1.5*[.$J$2]^([.A474]-1))" office:value-type="float" office:value="0.285308373291509" calcext:value-type="float">
            <text:p>0.2853083732915090</text:p>
          </table:table-cell>
          <table:table-cell table:number-columns-repeated="1018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B474]*([.$J$2])" office:value-type="float" office:value="0.0000000251908729027956" calcext:value-type="float">
            <text:p>2.5190872902795600E-008</text:p>
          </table:table-cell>
          <table:table-cell table:formula="of:=[.$H$2]-(2*[.$J$2]^([.A475]-1))" office:value-type="float" office:value="-1.15826898943186" calcext:value-type="float">
            <text:p>-1.1582689894318600</text:p>
          </table:table-cell>
          <table:table-cell table:formula="of:=[.$H$2]+(2*[.$J$2]^([.A475]-1))" office:value-type="float" office:value="-1.15824379855896" calcext:value-type="float">
            <text:p>-1.1582437985589600</text:p>
          </table:table-cell>
          <table:table-cell table:formula="of:=[.$I$2]-(1.5*[.$J$2]^([.A475]-1))" office:value-type="float" office:value="0.2852892379169" calcext:value-type="float">
            <text:p>0.2852892379169000</text:p>
          </table:table-cell>
          <table:table-cell table:formula="of:=[.$I$2]+(1.5*[.$J$2]^([.A475]-1))" office:value-type="float" office:value="0.285308131071578" calcext:value-type="float">
            <text:p>0.2853081310715780</text:p>
          </table:table-cell>
          <table:table-cell table:number-columns-repeated="1018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B475]*([.$J$2])" office:value-type="float" office:value="0.0000000245611010802257" calcext:value-type="float">
            <text:p>2.4561101080225700E-008</text:p>
          </table:table-cell>
          <table:table-cell table:formula="of:=[.$H$2]-(2*[.$J$2]^([.A476]-1))" office:value-type="float" office:value="-1.15826867454595" calcext:value-type="float">
            <text:p>-1.1582686745459500</text:p>
          </table:table-cell>
          <table:table-cell table:formula="of:=[.$H$2]+(2*[.$J$2]^([.A476]-1))" office:value-type="float" office:value="-1.15824411344487" calcext:value-type="float">
            <text:p>-1.1582441134448700</text:p>
          </table:table-cell>
          <table:table-cell table:formula="of:=[.$I$2]-(1.5*[.$J$2]^([.A476]-1))" office:value-type="float" office:value="0.285289474081334" calcext:value-type="float">
            <text:p>0.2852894740813340</text:p>
          </table:table-cell>
          <table:table-cell table:formula="of:=[.$I$2]+(1.5*[.$J$2]^([.A476]-1))" office:value-type="float" office:value="0.285307894907144" calcext:value-type="float">
            <text:p>0.2853078949071440</text:p>
          </table:table-cell>
          <table:table-cell table:number-columns-repeated="1018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B476]*([.$J$2])" office:value-type="float" office:value="0.0000000239470735532201" calcext:value-type="float">
            <text:p>2.3947073553220100E-008</text:p>
          </table:table-cell>
          <table:table-cell table:formula="of:=[.$H$2]-(2*[.$J$2]^([.A477]-1))" office:value-type="float" office:value="-1.15826836753219" calcext:value-type="float">
            <text:p>-1.1582683675321900</text:p>
          </table:table-cell>
          <table:table-cell table:formula="of:=[.$H$2]+(2*[.$J$2]^([.A477]-1))" office:value-type="float" office:value="-1.15824442045863" calcext:value-type="float">
            <text:p>-1.1582444204586300</text:p>
          </table:table-cell>
          <table:table-cell table:formula="of:=[.$I$2]-(1.5*[.$J$2]^([.A477]-1))" office:value-type="float" office:value="0.285289704341657" calcext:value-type="float">
            <text:p>0.2852897043416570</text:p>
          </table:table-cell>
          <table:table-cell table:formula="of:=[.$I$2]+(1.5*[.$J$2]^([.A477]-1))" office:value-type="float" office:value="0.285307664646821" calcext:value-type="float">
            <text:p>0.2853076646468210</text:p>
          </table:table-cell>
          <table:table-cell table:number-columns-repeated="1018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B477]*([.$J$2])" office:value-type="float" office:value="0.0000000233483967143896" calcext:value-type="float">
            <text:p>2.3348396714389600E-008</text:p>
          </table:table-cell>
          <table:table-cell table:formula="of:=[.$H$2]-(2*[.$J$2]^([.A478]-1))" office:value-type="float" office:value="-1.15826806819377" calcext:value-type="float">
            <text:p>-1.1582680681937700</text:p>
          </table:table-cell>
          <table:table-cell table:formula="of:=[.$H$2]+(2*[.$J$2]^([.A478]-1))" office:value-type="float" office:value="-1.15824471979705" calcext:value-type="float">
            <text:p>-1.1582447197970500</text:p>
          </table:table-cell>
          <table:table-cell table:formula="of:=[.$I$2]-(1.5*[.$J$2]^([.A478]-1))" office:value-type="float" office:value="0.285289928845471" calcext:value-type="float">
            <text:p>0.2852899288454710</text:p>
          </table:table-cell>
          <table:table-cell table:formula="of:=[.$I$2]+(1.5*[.$J$2]^([.A478]-1))" office:value-type="float" office:value="0.285307440143007" calcext:value-type="float">
            <text:p>0.2853074401430070</text:p>
          </table:table-cell>
          <table:table-cell table:number-columns-repeated="1018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B478]*([.$J$2])" office:value-type="float" office:value="0.0000000227646867965299" calcext:value-type="float">
            <text:p>2.2764686796529900E-008</text:p>
          </table:table-cell>
          <table:table-cell table:formula="of:=[.$H$2]-(2*[.$J$2]^([.A479]-1))" office:value-type="float" office:value="-1.15826777633881" calcext:value-type="float">
            <text:p>-1.1582677763388100</text:p>
          </table:table-cell>
          <table:table-cell table:formula="of:=[.$H$2]+(2*[.$J$2]^([.A479]-1))" office:value-type="float" office:value="-1.15824501165201" calcext:value-type="float">
            <text:p>-1.1582450116520100</text:p>
          </table:table-cell>
          <table:table-cell table:formula="of:=[.$I$2]-(1.5*[.$J$2]^([.A479]-1))" office:value-type="float" office:value="0.28529014773669" calcext:value-type="float">
            <text:p>0.2852901477366900</text:p>
          </table:table-cell>
          <table:table-cell table:formula="of:=[.$I$2]+(1.5*[.$J$2]^([.A479]-1))" office:value-type="float" office:value="0.285307221251788" calcext:value-type="float">
            <text:p>0.2853072212517880</text:p>
          </table:table-cell>
          <table:table-cell table:number-columns-repeated="1018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B479]*([.$J$2])" office:value-type="float" office:value="0.0000000221955696266166" calcext:value-type="float">
            <text:p>2.2195569626616600E-008</text:p>
          </table:table-cell>
          <table:table-cell table:formula="of:=[.$H$2]-(2*[.$J$2]^([.A480]-1))" office:value-type="float" office:value="-1.15826749178022" calcext:value-type="float">
            <text:p>-1.1582674917802200</text:p>
          </table:table-cell>
          <table:table-cell table:formula="of:=[.$H$2]+(2*[.$J$2]^([.A480]-1))" office:value-type="float" office:value="-1.1582452962106" calcext:value-type="float">
            <text:p>-1.1582452962106000</text:p>
          </table:table-cell>
          <table:table-cell table:formula="of:=[.$I$2]-(1.5*[.$J$2]^([.A480]-1))" office:value-type="float" office:value="0.285290361155629" calcext:value-type="float">
            <text:p>0.2852903611556290</text:p>
          </table:table-cell>
          <table:table-cell table:formula="of:=[.$I$2]+(1.5*[.$J$2]^([.A480]-1))" office:value-type="float" office:value="0.285307007832849" calcext:value-type="float">
            <text:p>0.2853070078328490</text:p>
          </table:table-cell>
          <table:table-cell table:number-columns-repeated="1018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B480]*([.$J$2])" office:value-type="float" office:value="0.0000000216406803859512" calcext:value-type="float">
            <text:p>2.1640680385951200E-008</text:p>
          </table:table-cell>
          <table:table-cell table:formula="of:=[.$H$2]-(2*[.$J$2]^([.A481]-1))" office:value-type="float" office:value="-1.1582672143356" calcext:value-type="float">
            <text:p>-1.1582672143356000</text:p>
          </table:table-cell>
          <table:table-cell table:formula="of:=[.$H$2]+(2*[.$J$2]^([.A481]-1))" office:value-type="float" office:value="-1.15824557365522" calcext:value-type="float">
            <text:p>-1.1582455736552200</text:p>
          </table:table-cell>
          <table:table-cell table:formula="of:=[.$I$2]-(1.5*[.$J$2]^([.A481]-1))" office:value-type="float" office:value="0.285290569239094" calcext:value-type="float">
            <text:p>0.2852905692390940</text:p>
          </table:table-cell>
          <table:table-cell table:formula="of:=[.$I$2]+(1.5*[.$J$2]^([.A481]-1))" office:value-type="float" office:value="0.285306799749384" calcext:value-type="float">
            <text:p>0.2853067997493840</text:p>
          </table:table-cell>
          <table:table-cell table:number-columns-repeated="1018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B481]*([.$J$2])" office:value-type="float" office:value="0.0000000210996633763024" calcext:value-type="float">
            <text:p>2.1099663376302400E-008</text:p>
          </table:table-cell>
          <table:table-cell table:formula="of:=[.$H$2]-(2*[.$J$2]^([.A482]-1))" office:value-type="float" office:value="-1.1582669438271" calcext:value-type="float">
            <text:p>-1.1582669438271000</text:p>
          </table:table-cell>
          <table:table-cell table:formula="of:=[.$H$2]+(2*[.$J$2]^([.A482]-1))" office:value-type="float" office:value="-1.15824584416372" calcext:value-type="float">
            <text:p>-1.1582458441637200</text:p>
          </table:table-cell>
          <table:table-cell table:formula="of:=[.$I$2]-(1.5*[.$J$2]^([.A482]-1))" office:value-type="float" office:value="0.285290772120473" calcext:value-type="float">
            <text:p>0.2852907721204730</text:p>
          </table:table-cell>
          <table:table-cell table:formula="of:=[.$I$2]+(1.5*[.$J$2]^([.A482]-1))" office:value-type="float" office:value="0.285306596868005" calcext:value-type="float">
            <text:p>0.2853065968680050</text:p>
          </table:table-cell>
          <table:table-cell table:number-columns-repeated="1018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B482]*([.$J$2])" office:value-type="float" office:value="0.0000000205721717918948" calcext:value-type="float">
            <text:p>2.0572171791894800E-008</text:p>
          </table:table-cell>
          <table:table-cell table:formula="of:=[.$H$2]-(2*[.$J$2]^([.A483]-1))" office:value-type="float" office:value="-1.15826668008131" calcext:value-type="float">
            <text:p>-1.1582666800813100</text:p>
          </table:table-cell>
          <table:table-cell table:formula="of:=[.$H$2]+(2*[.$J$2]^([.A483]-1))" office:value-type="float" office:value="-1.15824610790951" calcext:value-type="float">
            <text:p>-1.1582461079095100</text:p>
          </table:table-cell>
          <table:table-cell table:formula="of:=[.$I$2]-(1.5*[.$J$2]^([.A483]-1))" office:value-type="float" office:value="0.285290969929817" calcext:value-type="float">
            <text:p>0.2852909699298170</text:p>
          </table:table-cell>
          <table:table-cell table:formula="of:=[.$I$2]+(1.5*[.$J$2]^([.A483]-1))" office:value-type="float" office:value="0.285306399058661" calcext:value-type="float">
            <text:p>0.2853063990586610</text:p>
          </table:table-cell>
          <table:table-cell table:number-columns-repeated="1018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B483]*([.$J$2])" office:value-type="float" office:value="0.0000000200578674970975" calcext:value-type="float">
            <text:p>2.0057867497097500E-008</text:p>
          </table:table-cell>
          <table:table-cell table:formula="of:=[.$H$2]-(2*[.$J$2]^([.A484]-1))" office:value-type="float" office:value="-1.15826642292916" calcext:value-type="float">
            <text:p>-1.1582664229291600</text:p>
          </table:table-cell>
          <table:table-cell table:formula="of:=[.$H$2]+(2*[.$J$2]^([.A484]-1))" office:value-type="float" office:value="-1.15824636506166" calcext:value-type="float">
            <text:p>-1.1582463650616600</text:p>
          </table:table-cell>
          <table:table-cell table:formula="of:=[.$I$2]-(1.5*[.$J$2]^([.A484]-1))" office:value-type="float" office:value="0.285291162793928" calcext:value-type="float">
            <text:p>0.2852911627939280</text:p>
          </table:table-cell>
          <table:table-cell table:formula="of:=[.$I$2]+(1.5*[.$J$2]^([.A484]-1))" office:value-type="float" office:value="0.28530620619455" calcext:value-type="float">
            <text:p>0.2853062061945500</text:p>
          </table:table-cell>
          <table:table-cell table:number-columns-repeated="1018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B484]*([.$J$2])" office:value-type="float" office:value="0.00000001955642080967" calcext:value-type="float">
            <text:p>1.9556420809670000E-008</text:p>
          </table:table-cell>
          <table:table-cell table:formula="of:=[.$H$2]-(2*[.$J$2]^([.A485]-1))" office:value-type="float" office:value="-1.15826617220582" calcext:value-type="float">
            <text:p>-1.1582661722058200</text:p>
          </table:table-cell>
          <table:table-cell table:formula="of:=[.$H$2]+(2*[.$J$2]^([.A485]-1))" office:value-type="float" office:value="-1.15824661578501" calcext:value-type="float">
            <text:p>-1.1582466157850100</text:p>
          </table:table-cell>
          <table:table-cell table:formula="of:=[.$I$2]-(1.5*[.$J$2]^([.A485]-1))" office:value-type="float" office:value="0.285291350836435" calcext:value-type="float">
            <text:p>0.2852913508364350</text:p>
          </table:table-cell>
          <table:table-cell table:formula="of:=[.$I$2]+(1.5*[.$J$2]^([.A485]-1))" office:value-type="float" office:value="0.285306018152043" calcext:value-type="float">
            <text:p>0.2853060181520430</text:p>
          </table:table-cell>
          <table:table-cell table:number-columns-repeated="1018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B485]*([.$J$2])" office:value-type="float" office:value="0.0000000190675102894283" calcext:value-type="float">
            <text:p>1.9067510289428300E-008</text:p>
          </table:table-cell>
          <table:table-cell table:formula="of:=[.$H$2]-(2*[.$J$2]^([.A486]-1))" office:value-type="float" office:value="-1.15826592775055" calcext:value-type="float">
            <text:p>-1.1582659277505500</text:p>
          </table:table-cell>
          <table:table-cell table:formula="of:=[.$H$2]+(2*[.$J$2]^([.A486]-1))" office:value-type="float" office:value="-1.15824686024027" calcext:value-type="float">
            <text:p>-1.1582468602402700</text:p>
          </table:table-cell>
          <table:table-cell table:formula="of:=[.$I$2]-(1.5*[.$J$2]^([.A486]-1))" office:value-type="float" office:value="0.28529153417788" calcext:value-type="float">
            <text:p>0.2852915341778800</text:p>
          </table:table-cell>
          <table:table-cell table:formula="of:=[.$I$2]+(1.5*[.$J$2]^([.A486]-1))" office:value-type="float" office:value="0.285305834810598" calcext:value-type="float">
            <text:p>0.2853058348105980</text:p>
          </table:table-cell>
          <table:table-cell table:number-columns-repeated="1018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B486]*([.$J$2])" office:value-type="float" office:value="0.0000000185908225321926" calcext:value-type="float">
            <text:p>1.8590822532192600E-008</text:p>
          </table:table-cell>
          <table:table-cell table:formula="of:=[.$H$2]-(2*[.$J$2]^([.A487]-1))" office:value-type="float" office:value="-1.15826568940668" calcext:value-type="float">
            <text:p>-1.1582656894066800</text:p>
          </table:table-cell>
          <table:table-cell table:formula="of:=[.$H$2]+(2*[.$J$2]^([.A487]-1))" office:value-type="float" office:value="-1.15824709858414" calcext:value-type="float">
            <text:p>-1.1582470985841400</text:p>
          </table:table-cell>
          <table:table-cell table:formula="of:=[.$I$2]-(1.5*[.$J$2]^([.A487]-1))" office:value-type="float" office:value="0.285291712935789" calcext:value-type="float">
            <text:p>0.2852917129357890</text:p>
          </table:table-cell>
          <table:table-cell table:formula="of:=[.$I$2]+(1.5*[.$J$2]^([.A487]-1))" office:value-type="float" office:value="0.285305656052689" calcext:value-type="float">
            <text:p>0.2853056560526890</text:p>
          </table:table-cell>
          <table:table-cell table:number-columns-repeated="1018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B487]*([.$J$2])" office:value-type="float" office:value="0.0000000181260519688878" calcext:value-type="float">
            <text:p>1.8126051968887800E-008</text:p>
          </table:table-cell>
          <table:table-cell table:formula="of:=[.$H$2]-(2*[.$J$2]^([.A488]-1))" office:value-type="float" office:value="-1.15826545702139" calcext:value-type="float">
            <text:p>-1.1582654570213900</text:p>
          </table:table-cell>
          <table:table-cell table:formula="of:=[.$H$2]+(2*[.$J$2]^([.A488]-1))" office:value-type="float" office:value="-1.15824733096943" calcext:value-type="float">
            <text:p>-1.1582473309694300</text:p>
          </table:table-cell>
          <table:table-cell table:formula="of:=[.$I$2]-(1.5*[.$J$2]^([.A488]-1))" office:value-type="float" office:value="0.285291887224751" calcext:value-type="float">
            <text:p>0.2852918872247510</text:p>
          </table:table-cell>
          <table:table-cell table:formula="of:=[.$I$2]+(1.5*[.$J$2]^([.A488]-1))" office:value-type="float" office:value="0.285305481763727" calcext:value-type="float">
            <text:p>0.2853054817637270</text:p>
          </table:table-cell>
          <table:table-cell table:number-columns-repeated="1018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B488]*([.$J$2])" office:value-type="float" office:value="0.0000000176729006696656" calcext:value-type="float">
            <text:p>1.7672900669665600E-008</text:p>
          </table:table-cell>
          <table:table-cell table:formula="of:=[.$H$2]-(2*[.$J$2]^([.A489]-1))" office:value-type="float" office:value="-1.15826523044574" calcext:value-type="float">
            <text:p>-1.1582652304457400</text:p>
          </table:table-cell>
          <table:table-cell table:formula="of:=[.$H$2]+(2*[.$J$2]^([.A489]-1))" office:value-type="float" office:value="-1.15824755754508" calcext:value-type="float">
            <text:p>-1.1582475575450800</text:p>
          </table:table-cell>
          <table:table-cell table:formula="of:=[.$I$2]-(1.5*[.$J$2]^([.A489]-1))" office:value-type="float" office:value="0.285292057156488" calcext:value-type="float">
            <text:p>0.2852920571564880</text:p>
          </table:table-cell>
          <table:table-cell table:formula="of:=[.$I$2]+(1.5*[.$J$2]^([.A489]-1))" office:value-type="float" office:value="0.28530531183199" calcext:value-type="float">
            <text:p>0.2853053118319900</text:p>
          </table:table-cell>
          <table:table-cell table:number-columns-repeated="1018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B489]*([.$J$2])" office:value-type="float" office:value="0.0000000172310781529239" calcext:value-type="float">
            <text:p>1.7231078152923900E-008</text:p>
          </table:table-cell>
          <table:table-cell table:formula="of:=[.$H$2]-(2*[.$J$2]^([.A490]-1))" office:value-type="float" office:value="-1.15826500953449" calcext:value-type="float">
            <text:p>-1.1582650095344900</text:p>
          </table:table-cell>
          <table:table-cell table:formula="of:=[.$H$2]+(2*[.$J$2]^([.A490]-1))" office:value-type="float" office:value="-1.15824777845633" calcext:value-type="float">
            <text:p>-1.1582477784563300</text:p>
          </table:table-cell>
          <table:table-cell table:formula="of:=[.$I$2]-(1.5*[.$J$2]^([.A490]-1))" office:value-type="float" office:value="0.285292222839932" calcext:value-type="float">
            <text:p>0.2852922228399320</text:p>
          </table:table-cell>
          <table:table-cell table:formula="of:=[.$I$2]+(1.5*[.$J$2]^([.A490]-1))" office:value-type="float" office:value="0.285305146148546" calcext:value-type="float">
            <text:p>0.2853051461485460</text:p>
          </table:table-cell>
          <table:table-cell table:number-columns-repeated="1018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B490]*([.$J$2])" office:value-type="float" office:value="0.0000000168003011991008" calcext:value-type="float">
            <text:p>1.6800301199100800E-008</text:p>
          </table:table-cell>
          <table:table-cell table:formula="of:=[.$H$2]-(2*[.$J$2]^([.A491]-1))" office:value-type="float" office:value="-1.15826479414601" calcext:value-type="float">
            <text:p>-1.1582647941460100</text:p>
          </table:table-cell>
          <table:table-cell table:formula="of:=[.$H$2]+(2*[.$J$2]^([.A491]-1))" office:value-type="float" office:value="-1.15824799384481" calcext:value-type="float">
            <text:p>-1.1582479938448100</text:p>
          </table:table-cell>
          <table:table-cell table:formula="of:=[.$I$2]-(1.5*[.$J$2]^([.A491]-1))" office:value-type="float" office:value="0.285292384381289" calcext:value-type="float">
            <text:p>0.2852923843812890</text:p>
          </table:table-cell>
          <table:table-cell table:formula="of:=[.$I$2]+(1.5*[.$J$2]^([.A491]-1))" office:value-type="float" office:value="0.285304984607189" calcext:value-type="float">
            <text:p>0.2853049846071890</text:p>
          </table:table-cell>
          <table:table-cell table:number-columns-repeated="1018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B491]*([.$J$2])" office:value-type="float" office:value="0.0000000163802936691233" calcext:value-type="float">
            <text:p>1.6380293669123300E-008</text:p>
          </table:table-cell>
          <table:table-cell table:formula="of:=[.$H$2]-(2*[.$J$2]^([.A492]-1))" office:value-type="float" office:value="-1.15826458414224" calcext:value-type="float">
            <text:p>-1.1582645841422400</text:p>
          </table:table-cell>
          <table:table-cell table:formula="of:=[.$H$2]+(2*[.$J$2]^([.A492]-1))" office:value-type="float" office:value="-1.15824820384858" calcext:value-type="float">
            <text:p>-1.1582482038485800</text:p>
          </table:table-cell>
          <table:table-cell table:formula="of:=[.$I$2]-(1.5*[.$J$2]^([.A492]-1))" office:value-type="float" office:value="0.285292541884113" calcext:value-type="float">
            <text:p>0.2852925418841130</text:p>
          </table:table-cell>
          <table:table-cell table:formula="of:=[.$I$2]+(1.5*[.$J$2]^([.A492]-1))" office:value-type="float" office:value="0.285304827104365" calcext:value-type="float">
            <text:p>0.2853048271043650</text:p>
          </table:table-cell>
          <table:table-cell table:number-columns-repeated="1018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B492]*([.$J$2])" office:value-type="float" office:value="0.0000000159707863273952" calcext:value-type="float">
            <text:p>1.5970786327395200E-008</text:p>
          </table:table-cell>
          <table:table-cell table:formula="of:=[.$H$2]-(2*[.$J$2]^([.A493]-1))" office:value-type="float" office:value="-1.15826437938857" calcext:value-type="float">
            <text:p>-1.1582643793885700</text:p>
          </table:table-cell>
          <table:table-cell table:formula="of:=[.$H$2]+(2*[.$J$2]^([.A493]-1))" office:value-type="float" office:value="-1.15824840860225" calcext:value-type="float">
            <text:p>-1.1582484086022500</text:p>
          </table:table-cell>
          <table:table-cell table:formula="of:=[.$I$2]-(1.5*[.$J$2]^([.A493]-1))" office:value-type="float" office:value="0.285292695449366" calcext:value-type="float">
            <text:p>0.2852926954493660</text:p>
          </table:table-cell>
          <table:table-cell table:formula="of:=[.$I$2]+(1.5*[.$J$2]^([.A493]-1))" office:value-type="float" office:value="0.285304673539112" calcext:value-type="float">
            <text:p>0.2853046735391120</text:p>
          </table:table-cell>
          <table:table-cell table:number-columns-repeated="1018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B493]*([.$J$2])" office:value-type="float" office:value="0.0000000155715166692103" calcext:value-type="float">
            <text:p>1.5571516669210300E-008</text:p>
          </table:table-cell>
          <table:table-cell table:formula="of:=[.$H$2]-(2*[.$J$2]^([.A494]-1))" office:value-type="float" office:value="-1.15826417975374" calcext:value-type="float">
            <text:p>-1.1582641797537400</text:p>
          </table:table-cell>
          <table:table-cell table:formula="of:=[.$H$2]+(2*[.$J$2]^([.A494]-1))" office:value-type="float" office:value="-1.15824860823708" calcext:value-type="float">
            <text:p>-1.1582486082370800</text:p>
          </table:table-cell>
          <table:table-cell table:formula="of:=[.$I$2]-(1.5*[.$J$2]^([.A494]-1))" office:value-type="float" office:value="0.285292845175488" calcext:value-type="float">
            <text:p>0.2852928451754880</text:p>
          </table:table-cell>
          <table:table-cell table:formula="of:=[.$I$2]+(1.5*[.$J$2]^([.A494]-1))" office:value-type="float" office:value="0.28530452381299" calcext:value-type="float">
            <text:p>0.2853045238129900</text:p>
          </table:table-cell>
          <table:table-cell table:number-columns-repeated="1018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B494]*([.$J$2])" office:value-type="float" office:value="0.0000000151822287524801" calcext:value-type="float">
            <text:p>1.5182228752480100E-008</text:p>
          </table:table-cell>
          <table:table-cell table:formula="of:=[.$H$2]-(2*[.$J$2]^([.A495]-1))" office:value-type="float" office:value="-1.15826398510979" calcext:value-type="float">
            <text:p>-1.1582639851097900</text:p>
          </table:table-cell>
          <table:table-cell table:formula="of:=[.$H$2]+(2*[.$J$2]^([.A495]-1))" office:value-type="float" office:value="-1.15824880288103" calcext:value-type="float">
            <text:p>-1.1582488028810300</text:p>
          </table:table-cell>
          <table:table-cell table:formula="of:=[.$I$2]-(1.5*[.$J$2]^([.A495]-1))" office:value-type="float" office:value="0.285292991158457" calcext:value-type="float">
            <text:p>0.2852929911584570</text:p>
          </table:table-cell>
          <table:table-cell table:formula="of:=[.$I$2]+(1.5*[.$J$2]^([.A495]-1))" office:value-type="float" office:value="0.285304377830021" calcext:value-type="float">
            <text:p>0.2853043778300210</text:p>
          </table:table-cell>
          <table:table-cell table:number-columns-repeated="1018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B495]*([.$J$2])" office:value-type="float" office:value="0.0000000148026730336681" calcext:value-type="float">
            <text:p>1.4802673033668100E-008</text:p>
          </table:table-cell>
          <table:table-cell table:formula="of:=[.$H$2]-(2*[.$J$2]^([.A496]-1))" office:value-type="float" office:value="-1.15826379533193" calcext:value-type="float">
            <text:p>-1.1582637953319300</text:p>
          </table:table-cell>
          <table:table-cell table:formula="of:=[.$H$2]+(2*[.$J$2]^([.A496]-1))" office:value-type="float" office:value="-1.15824899265889" calcext:value-type="float">
            <text:p>-1.1582489926588900</text:p>
          </table:table-cell>
          <table:table-cell table:formula="of:=[.$I$2]-(1.5*[.$J$2]^([.A496]-1))" office:value-type="float" office:value="0.285293133491851" calcext:value-type="float">
            <text:p>0.2852931334918510</text:p>
          </table:table-cell>
          <table:table-cell table:formula="of:=[.$I$2]+(1.5*[.$J$2]^([.A496]-1))" office:value-type="float" office:value="0.285304235496627" calcext:value-type="float">
            <text:p>0.2853042354966270</text:p>
          </table:table-cell>
          <table:table-cell table:number-columns-repeated="1018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B496]*([.$J$2])" office:value-type="float" office:value="0.0000000144326062078264" calcext:value-type="float">
            <text:p>1.4432606207826400E-008</text:p>
          </table:table-cell>
          <table:table-cell table:formula="of:=[.$H$2]-(2*[.$J$2]^([.A497]-1))" office:value-type="float" office:value="-1.15826361029851" calcext:value-type="float">
            <text:p>-1.1582636102985100</text:p>
          </table:table-cell>
          <table:table-cell table:formula="of:=[.$H$2]+(2*[.$J$2]^([.A497]-1))" office:value-type="float" office:value="-1.15824917769231" calcext:value-type="float">
            <text:p>-1.1582491776923100</text:p>
          </table:table-cell>
          <table:table-cell table:formula="of:=[.$I$2]-(1.5*[.$J$2]^([.A497]-1))" office:value-type="float" office:value="0.285293272266911" calcext:value-type="float">
            <text:p>0.2852932722669110</text:p>
          </table:table-cell>
          <table:table-cell table:formula="of:=[.$I$2]+(1.5*[.$J$2]^([.A497]-1))" office:value-type="float" office:value="0.285304096721567" calcext:value-type="float">
            <text:p>0.2853040967215670</text:p>
          </table:table-cell>
          <table:table-cell table:number-columns-repeated="1018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B497]*([.$J$2])" office:value-type="float" office:value="0.0000000140717910526307" calcext:value-type="float">
            <text:p>1.4071791052630700E-008</text:p>
          </table:table-cell>
          <table:table-cell table:formula="of:=[.$H$2]-(2*[.$J$2]^([.A498]-1))" office:value-type="float" office:value="-1.15826342989094" calcext:value-type="float">
            <text:p>-1.1582634298909400</text:p>
          </table:table-cell>
          <table:table-cell table:formula="of:=[.$H$2]+(2*[.$J$2]^([.A498]-1))" office:value-type="float" office:value="-1.15824935809988" calcext:value-type="float">
            <text:p>-1.1582493580998800</text:p>
          </table:table-cell>
          <table:table-cell table:formula="of:=[.$I$2]-(1.5*[.$J$2]^([.A498]-1))" office:value-type="float" office:value="0.285293407572594" calcext:value-type="float">
            <text:p>0.2852934075725940</text:p>
          </table:table-cell>
          <table:table-cell table:formula="of:=[.$I$2]+(1.5*[.$J$2]^([.A498]-1))" office:value-type="float" office:value="0.285303961415884" calcext:value-type="float">
            <text:p>0.2853039614158840</text:p>
          </table:table-cell>
          <table:table-cell table:number-columns-repeated="1018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B498]*([.$J$2])" office:value-type="float" office:value="0.000000013719996276315" calcext:value-type="float">
            <text:p>1.3719996276315000E-008</text:p>
          </table:table-cell>
          <table:table-cell table:formula="of:=[.$H$2]-(2*[.$J$2]^([.A499]-1))" office:value-type="float" office:value="-1.15826325399355" calcext:value-type="float">
            <text:p>-1.1582632539935500</text:p>
          </table:table-cell>
          <table:table-cell table:formula="of:=[.$H$2]+(2*[.$J$2]^([.A499]-1))" office:value-type="float" office:value="-1.15824953399727" calcext:value-type="float">
            <text:p>-1.1582495339972700</text:p>
          </table:table-cell>
          <table:table-cell table:formula="of:=[.$I$2]-(1.5*[.$J$2]^([.A499]-1))" office:value-type="float" office:value="0.285293539495635" calcext:value-type="float">
            <text:p>0.2852935394956350</text:p>
          </table:table-cell>
          <table:table-cell table:formula="of:=[.$I$2]+(1.5*[.$J$2]^([.A499]-1))" office:value-type="float" office:value="0.285303829492843" calcext:value-type="float">
            <text:p>0.2853038294928430</text:p>
          </table:table-cell>
          <table:table-cell table:number-columns-repeated="1018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B499]*([.$J$2])" office:value-type="float" office:value="0.0000000133769963694071" calcext:value-type="float">
            <text:p>1.3376996369407100E-008</text:p>
          </table:table-cell>
          <table:table-cell table:formula="of:=[.$H$2]-(2*[.$J$2]^([.A500]-1))" office:value-type="float" office:value="-1.15826308249359" calcext:value-type="float">
            <text:p>-1.1582630824935900</text:p>
          </table:table-cell>
          <table:table-cell table:formula="of:=[.$H$2]+(2*[.$J$2]^([.A500]-1))" office:value-type="float" office:value="-1.15824970549723" calcext:value-type="float">
            <text:p>-1.1582497054972300</text:p>
          </table:table-cell>
          <table:table-cell table:formula="of:=[.$I$2]-(1.5*[.$J$2]^([.A500]-1))" office:value-type="float" office:value="0.2852936681206" calcext:value-type="float">
            <text:p>0.2852936681206000</text:p>
          </table:table-cell>
          <table:table-cell table:formula="of:=[.$I$2]+(1.5*[.$J$2]^([.A500]-1))" office:value-type="float" office:value="0.285303700867877" calcext:value-type="float">
            <text:p>0.2853037008678770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500]*([.$J$2])" office:value-type="float" office:value="0.0000000130425714601719" calcext:value-type="float">
            <text:p>1.3042571460171900E-008</text:p>
          </table:table-cell>
          <table:table-cell table:formula="of:=[.$H$2]-(2*[.$J$2]^([.A501]-1))" office:value-type="float" office:value="-1.15826291528114" calcext:value-type="float">
            <text:p>-1.1582629152811400</text:p>
          </table:table-cell>
          <table:table-cell table:formula="of:=[.$H$2]+(2*[.$J$2]^([.A501]-1))" office:value-type="float" office:value="-1.15824987270968" calcext:value-type="float">
            <text:p>-1.1582498727096800</text:p>
          </table:table-cell>
          <table:table-cell table:formula="of:=[.$I$2]-(1.5*[.$J$2]^([.A501]-1))" office:value-type="float" office:value="0.285293793529941" calcext:value-type="float">
            <text:p>0.2852937935299410</text:p>
          </table:table-cell>
          <table:table-cell table:formula="of:=[.$I$2]+(1.5*[.$J$2]^([.A501]-1))" office:value-type="float" office:value="0.285303575458537" calcext:value-type="float">
            <text:p>0.2853035754585370</text:p>
          </table:table-cell>
          <table:table-cell table:number-columns-repeated="1018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B501]*([.$J$2])" office:value-type="float" office:value="0.0000000127165071736676" calcext:value-type="float">
            <text:p>1.2716507173667600E-008</text:p>
          </table:table-cell>
          <table:table-cell table:formula="of:=[.$H$2]-(2*[.$J$2]^([.A502]-1))" office:value-type="float" office:value="-1.158262752249" calcext:value-type="float">
            <text:p>-1.1582627522490000</text:p>
          </table:table-cell>
          <table:table-cell table:formula="of:=[.$H$2]+(2*[.$J$2]^([.A502]-1))" office:value-type="float" office:value="-1.15825003574182" calcext:value-type="float">
            <text:p>-1.1582500357418200</text:p>
          </table:table-cell>
          <table:table-cell table:formula="of:=[.$I$2]-(1.5*[.$J$2]^([.A502]-1))" office:value-type="float" office:value="0.285293915804049" calcext:value-type="float">
            <text:p>0.2852939158040490</text:p>
          </table:table-cell>
          <table:table-cell table:formula="of:=[.$I$2]+(1.5*[.$J$2]^([.A502]-1))" office:value-type="float" office:value="0.285303453184429" calcext:value-type="float">
            <text:p>0.2853034531844290</text:p>
          </table:table-cell>
          <table:table-cell table:number-columns-repeated="1018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B502]*([.$J$2])" office:value-type="float" office:value="0.0000000123985944943259" calcext:value-type="float">
            <text:p>1.2398594494325900E-008</text:p>
          </table:table-cell>
          <table:table-cell table:formula="of:=[.$H$2]-(2*[.$J$2]^([.A503]-1))" office:value-type="float" office:value="-1.15826259329266" calcext:value-type="float">
            <text:p>-1.1582625932926600</text:p>
          </table:table-cell>
          <table:table-cell table:formula="of:=[.$H$2]+(2*[.$J$2]^([.A503]-1))" office:value-type="float" office:value="-1.15825019469816" calcext:value-type="float">
            <text:p>-1.1582501946981600</text:p>
          </table:table-cell>
          <table:table-cell table:formula="of:=[.$I$2]-(1.5*[.$J$2]^([.A503]-1))" office:value-type="float" office:value="0.285294035021304" calcext:value-type="float">
            <text:p>0.2852940350213040</text:p>
          </table:table-cell>
          <table:table-cell table:formula="of:=[.$I$2]+(1.5*[.$J$2]^([.A503]-1))" office:value-type="float" office:value="0.285303333967174" calcext:value-type="float">
            <text:p>0.2853033339671740</text:p>
          </table:table-cell>
          <table:table-cell table:number-columns-repeated="1018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B503]*([.$J$2])" office:value-type="float" office:value="0.0000000120886296319678" calcext:value-type="float">
            <text:p>1.2088629631967800E-008</text:p>
          </table:table-cell>
          <table:table-cell table:formula="of:=[.$H$2]-(2*[.$J$2]^([.A504]-1))" office:value-type="float" office:value="-1.15826243831023" calcext:value-type="float">
            <text:p>-1.1582624383102300</text:p>
          </table:table-cell>
          <table:table-cell table:formula="of:=[.$H$2]+(2*[.$J$2]^([.A504]-1))" office:value-type="float" office:value="-1.15825034968059" calcext:value-type="float">
            <text:p>-1.1582503496805900</text:p>
          </table:table-cell>
          <table:table-cell table:formula="of:=[.$I$2]-(1.5*[.$J$2]^([.A504]-1))" office:value-type="float" office:value="0.285294151258127" calcext:value-type="float">
            <text:p>0.2852941512581270</text:p>
          </table:table-cell>
          <table:table-cell table:formula="of:=[.$I$2]+(1.5*[.$J$2]^([.A504]-1))" office:value-type="float" office:value="0.285303217730351" calcext:value-type="float">
            <text:p>0.2853032177303510</text:p>
          </table:table-cell>
          <table:table-cell table:number-columns-repeated="1018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B504]*([.$J$2])" office:value-type="float" office:value="0.0000000117864138911686" calcext:value-type="float">
            <text:p>1.1786413891168600E-008</text:p>
          </table:table-cell>
          <table:table-cell table:formula="of:=[.$H$2]-(2*[.$J$2]^([.A505]-1))" office:value-type="float" office:value="-1.15826228720236" calcext:value-type="float">
            <text:p>-1.1582622872023600</text:p>
          </table:table-cell>
          <table:table-cell table:formula="of:=[.$H$2]+(2*[.$J$2]^([.A505]-1))" office:value-type="float" office:value="-1.15825050078846" calcext:value-type="float">
            <text:p>-1.1582505007884600</text:p>
          </table:table-cell>
          <table:table-cell table:formula="of:=[.$I$2]-(1.5*[.$J$2]^([.A505]-1))" office:value-type="float" office:value="0.28529426458903" calcext:value-type="float">
            <text:p>0.2852942645890300</text:p>
          </table:table-cell>
          <table:table-cell table:formula="of:=[.$I$2]+(1.5*[.$J$2]^([.A505]-1))" office:value-type="float" office:value="0.285303104399448" calcext:value-type="float">
            <text:p>0.2853031043994480</text:p>
          </table:table-cell>
          <table:table-cell table:number-columns-repeated="1018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B505]*([.$J$2])" office:value-type="float" office:value="0.0000000114917535438894" calcext:value-type="float">
            <text:p>1.1491753543889400E-008</text:p>
          </table:table-cell>
          <table:table-cell table:formula="of:=[.$H$2]-(2*[.$J$2]^([.A506]-1))" office:value-type="float" office:value="-1.15826213987218" calcext:value-type="float">
            <text:p>-1.1582621398721800</text:p>
          </table:table-cell>
          <table:table-cell table:formula="of:=[.$H$2]+(2*[.$J$2]^([.A506]-1))" office:value-type="float" office:value="-1.15825064811864" calcext:value-type="float">
            <text:p>-1.1582506481186400</text:p>
          </table:table-cell>
          <table:table-cell table:formula="of:=[.$I$2]-(1.5*[.$J$2]^([.A506]-1))" office:value-type="float" office:value="0.28529437508666" calcext:value-type="float">
            <text:p>0.2852943750866600</text:p>
          </table:table-cell>
          <table:table-cell table:formula="of:=[.$I$2]+(1.5*[.$J$2]^([.A506]-1))" office:value-type="float" office:value="0.285302993901818" calcext:value-type="float">
            <text:p>0.2853029939018180</text:p>
          </table:table-cell>
          <table:table-cell table:number-columns-repeated="1018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B506]*([.$J$2])" office:value-type="float" office:value="0.0000000112044597052921" calcext:value-type="float">
            <text:p>1.1204459705292100E-008</text:p>
          </table:table-cell>
          <table:table-cell table:formula="of:=[.$H$2]-(2*[.$J$2]^([.A507]-1))" office:value-type="float" office:value="-1.15826199622526" calcext:value-type="float">
            <text:p>-1.1582619962252600</text:p>
          </table:table-cell>
          <table:table-cell table:formula="of:=[.$H$2]+(2*[.$J$2]^([.A507]-1))" office:value-type="float" office:value="-1.15825079176556" calcext:value-type="float">
            <text:p>-1.1582507917655600</text:p>
          </table:table-cell>
          <table:table-cell table:formula="of:=[.$I$2]-(1.5*[.$J$2]^([.A507]-1))" office:value-type="float" office:value="0.28529448282185" calcext:value-type="float">
            <text:p>0.2852944828218500</text:p>
          </table:table-cell>
          <table:table-cell table:formula="of:=[.$I$2]+(1.5*[.$J$2]^([.A507]-1))" office:value-type="float" office:value="0.285302886166628" calcext:value-type="float">
            <text:p>0.2853028861666280</text:p>
          </table:table-cell>
          <table:table-cell table:number-columns-repeated="1018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B507]*([.$J$2])" office:value-type="float" office:value="0.0000000109243482126598" calcext:value-type="float">
            <text:p>1.0924348212659800E-008</text:p>
          </table:table-cell>
          <table:table-cell table:formula="of:=[.$H$2]-(2*[.$J$2]^([.A508]-1))" office:value-type="float" office:value="-1.15826185616952" calcext:value-type="float">
            <text:p>-1.1582618561695200</text:p>
          </table:table-cell>
          <table:table-cell table:formula="of:=[.$H$2]+(2*[.$J$2]^([.A508]-1))" office:value-type="float" office:value="-1.1582509318213" calcext:value-type="float">
            <text:p>-1.1582509318213000</text:p>
          </table:table-cell>
          <table:table-cell table:formula="of:=[.$I$2]-(1.5*[.$J$2]^([.A508]-1))" office:value-type="float" office:value="0.285294587863659" calcext:value-type="float">
            <text:p>0.2852945878636590</text:p>
          </table:table-cell>
          <table:table-cell table:formula="of:=[.$I$2]+(1.5*[.$J$2]^([.A508]-1))" office:value-type="float" office:value="0.285302781124819" calcext:value-type="float">
            <text:p>0.2853027811248190</text:p>
          </table:table-cell>
          <table:table-cell table:number-columns-repeated="1018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B508]*([.$J$2])" office:value-type="float" office:value="0.0000000106512395073433" calcext:value-type="float">
            <text:p>1.0651239507343300E-008</text:p>
          </table:table-cell>
          <table:table-cell table:formula="of:=[.$H$2]-(2*[.$J$2]^([.A509]-1))" office:value-type="float" office:value="-1.15826171961516" calcext:value-type="float">
            <text:p>-1.1582617196151600</text:p>
          </table:table-cell>
          <table:table-cell table:formula="of:=[.$H$2]+(2*[.$J$2]^([.A509]-1))" office:value-type="float" office:value="-1.15825106837566" calcext:value-type="float">
            <text:p>-1.1582510683756600</text:p>
          </table:table-cell>
          <table:table-cell table:formula="of:=[.$I$2]-(1.5*[.$J$2]^([.A509]-1))" office:value-type="float" office:value="0.285294690279424" calcext:value-type="float">
            <text:p>0.2852946902794240</text:p>
          </table:table-cell>
          <table:table-cell table:formula="of:=[.$I$2]+(1.5*[.$J$2]^([.A509]-1))" office:value-type="float" office:value="0.285302678709054" calcext:value-type="float">
            <text:p>0.2853026787090540</text:p>
          </table:table-cell>
          <table:table-cell table:number-columns-repeated="1018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B509]*([.$J$2])" office:value-type="float" office:value="0.0000000103849585196597" calcext:value-type="float">
            <text:p>1.0384958519659700E-008</text:p>
          </table:table-cell>
          <table:table-cell table:formula="of:=[.$H$2]-(2*[.$J$2]^([.A510]-1))" office:value-type="float" office:value="-1.15826158647467" calcext:value-type="float">
            <text:p>-1.1582615864746700</text:p>
          </table:table-cell>
          <table:table-cell table:formula="of:=[.$H$2]+(2*[.$J$2]^([.A510]-1))" office:value-type="float" office:value="-1.15825120151615" calcext:value-type="float">
            <text:p>-1.1582512015161500</text:p>
          </table:table-cell>
          <table:table-cell table:formula="of:=[.$I$2]-(1.5*[.$J$2]^([.A510]-1))" office:value-type="float" office:value="0.285294790134794" calcext:value-type="float">
            <text:p>0.2852947901347940</text:p>
          </table:table-cell>
          <table:table-cell table:formula="of:=[.$I$2]+(1.5*[.$J$2]^([.A510]-1))" office:value-type="float" office:value="0.285302578853684" calcext:value-type="float">
            <text:p>0.2853025788536840</text:p>
          </table:table-cell>
          <table:table-cell table:number-columns-repeated="1018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B510]*([.$J$2])" office:value-type="float" office:value="0.0000000101253345566682" calcext:value-type="float">
            <text:p>1.0125334556668200E-008</text:p>
          </table:table-cell>
          <table:table-cell table:formula="of:=[.$H$2]-(2*[.$J$2]^([.A511]-1))" office:value-type="float" office:value="-1.15826145666269" calcext:value-type="float">
            <text:p>-1.1582614566626900</text:p>
          </table:table-cell>
          <table:table-cell table:formula="of:=[.$H$2]+(2*[.$J$2]^([.A511]-1))" office:value-type="float" office:value="-1.15825133132813" calcext:value-type="float">
            <text:p>-1.1582513313281300</text:p>
          </table:table-cell>
          <table:table-cell table:formula="of:=[.$I$2]-(1.5*[.$J$2]^([.A511]-1))" office:value-type="float" office:value="0.28529488749378" calcext:value-type="float">
            <text:p>0.2852948874937800</text:p>
          </table:table-cell>
          <table:table-cell table:formula="of:=[.$I$2]+(1.5*[.$J$2]^([.A511]-1))" office:value-type="float" office:value="0.285302481494698" calcext:value-type="float">
            <text:p>0.2853024814946980</text:p>
          </table:table-cell>
          <table:table-cell table:number-columns-repeated="1018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B511]*([.$J$2])" office:value-type="float" office:value="0.00000000987220119275154" calcext:value-type="float">
            <text:p>9.8722011927515400E-009</text:p>
          </table:table-cell>
          <table:table-cell table:formula="of:=[.$H$2]-(2*[.$J$2]^([.A512]-1))" office:value-type="float" office:value="-1.15826133009601" calcext:value-type="float">
            <text:p>-1.1582613300960100</text:p>
          </table:table-cell>
          <table:table-cell table:formula="of:=[.$H$2]+(2*[.$J$2]^([.A512]-1))" office:value-type="float" office:value="-1.15825145789481" calcext:value-type="float">
            <text:p>-1.1582514578948100</text:p>
          </table:table-cell>
          <table:table-cell table:formula="of:=[.$I$2]-(1.5*[.$J$2]^([.A512]-1))" office:value-type="float" office:value="0.285294982418792" calcext:value-type="float">
            <text:p>0.2852949824187920</text:p>
          </table:table-cell>
          <table:table-cell table:formula="of:=[.$I$2]+(1.5*[.$J$2]^([.A512]-1))" office:value-type="float" office:value="0.285302386569686" calcext:value-type="float">
            <text:p>0.2853023865696860</text:p>
          </table:table-cell>
          <table:table-cell table:number-columns-repeated="1018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B512]*([.$J$2])" office:value-type="float" office:value="0.00000000962539616293275" calcext:value-type="float">
            <text:p>9.6253961629327500E-009</text:p>
          </table:table-cell>
          <table:table-cell table:formula="of:=[.$H$2]-(2*[.$J$2]^([.A513]-1))" office:value-type="float" office:value="-1.15826120669349" calcext:value-type="float">
            <text:p>-1.1582612066934900</text:p>
          </table:table-cell>
          <table:table-cell table:formula="of:=[.$H$2]+(2*[.$J$2]^([.A513]-1))" office:value-type="float" office:value="-1.15825158129733" calcext:value-type="float">
            <text:p>-1.1582515812973300</text:p>
          </table:table-cell>
          <table:table-cell table:formula="of:=[.$I$2]-(1.5*[.$J$2]^([.A513]-1))" office:value-type="float" office:value="0.285295074970678" calcext:value-type="float">
            <text:p>0.2852950749706780</text:p>
          </table:table-cell>
          <table:table-cell table:formula="of:=[.$I$2]+(1.5*[.$J$2]^([.A513]-1))" office:value-type="float" office:value="0.2853022940178" calcext:value-type="float">
            <text:p>0.2853022940178000</text:p>
          </table:table-cell>
          <table:table-cell table:number-columns-repeated="1018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B513]*([.$J$2])" office:value-type="float" office:value="0.00000000938476125885943" calcext:value-type="float">
            <text:p>9.3847612588594300E-009</text:p>
          </table:table-cell>
          <table:table-cell table:formula="of:=[.$H$2]-(2*[.$J$2]^([.A514]-1))" office:value-type="float" office:value="-1.15826108637604" calcext:value-type="float">
            <text:p>-1.1582610863760400</text:p>
          </table:table-cell>
          <table:table-cell table:formula="of:=[.$H$2]+(2*[.$J$2]^([.A514]-1))" office:value-type="float" office:value="-1.15825170161478" calcext:value-type="float">
            <text:p>-1.1582517016147800</text:p>
          </table:table-cell>
          <table:table-cell table:formula="of:=[.$I$2]-(1.5*[.$J$2]^([.A514]-1))" office:value-type="float" office:value="0.285295165208767" calcext:value-type="float">
            <text:p>0.2852951652087670</text:p>
          </table:table-cell>
          <table:table-cell table:formula="of:=[.$I$2]+(1.5*[.$J$2]^([.A514]-1))" office:value-type="float" office:value="0.285302203779711" calcext:value-type="float">
            <text:p>0.2853022037797110</text:p>
          </table:table-cell>
          <table:table-cell table:number-columns-repeated="1018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B514]*([.$J$2])" office:value-type="float" office:value="0.00000000915014222738795" calcext:value-type="float">
            <text:p>9.1501422273879500E-009</text:p>
          </table:table-cell>
          <table:table-cell table:formula="of:=[.$H$2]-(2*[.$J$2]^([.A515]-1))" office:value-type="float" office:value="-1.15826096906652" calcext:value-type="float">
            <text:p>-1.1582609690665200</text:p>
          </table:table-cell>
          <table:table-cell table:formula="of:=[.$H$2]+(2*[.$J$2]^([.A515]-1))" office:value-type="float" office:value="-1.1582518189243" calcext:value-type="float">
            <text:p>-1.1582518189243000</text:p>
          </table:table-cell>
          <table:table-cell table:formula="of:=[.$I$2]-(1.5*[.$J$2]^([.A515]-1))" office:value-type="float" office:value="0.285295253190904" calcext:value-type="float">
            <text:p>0.2852952531909040</text:p>
          </table:table-cell>
          <table:table-cell table:formula="of:=[.$I$2]+(1.5*[.$J$2]^([.A515]-1))" office:value-type="float" office:value="0.285302115797574" calcext:value-type="float">
            <text:p>0.2853021157975740</text:p>
          </table:table-cell>
          <table:table-cell table:number-columns-repeated="1018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B515]*([.$J$2])" office:value-type="float" office:value="0.00000000892138867170325" calcext:value-type="float">
            <text:p>8.9213886717032500E-009</text:p>
          </table:table-cell>
          <table:table-cell table:formula="of:=[.$H$2]-(2*[.$J$2]^([.A516]-1))" office:value-type="float" office:value="-1.15826085468975" calcext:value-type="float">
            <text:p>-1.1582608546897500</text:p>
          </table:table-cell>
          <table:table-cell table:formula="of:=[.$H$2]+(2*[.$J$2]^([.A516]-1))" office:value-type="float" office:value="-1.15825193330107" calcext:value-type="float">
            <text:p>-1.1582519333010700</text:p>
          </table:table-cell>
          <table:table-cell table:formula="of:=[.$I$2]-(1.5*[.$J$2]^([.A516]-1))" office:value-type="float" office:value="0.285295338973487" calcext:value-type="float">
            <text:p>0.2852953389734870</text:p>
          </table:table-cell>
          <table:table-cell table:formula="of:=[.$I$2]+(1.5*[.$J$2]^([.A516]-1))" office:value-type="float" office:value="0.285302030014991" calcext:value-type="float">
            <text:p>0.2853020300149910</text:p>
          </table:table-cell>
          <table:table-cell table:number-columns-repeated="1018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B516]*([.$J$2])" office:value-type="float" office:value="0.00000000869835395491067" calcext:value-type="float">
            <text:p>8.6983539549106700E-009</text:p>
          </table:table-cell>
          <table:table-cell table:formula="of:=[.$H$2]-(2*[.$J$2]^([.A517]-1))" office:value-type="float" office:value="-1.15826074317239" calcext:value-type="float">
            <text:p>-1.1582607431723900</text:p>
          </table:table-cell>
          <table:table-cell table:formula="of:=[.$H$2]+(2*[.$J$2]^([.A517]-1))" office:value-type="float" office:value="-1.15825204481843" calcext:value-type="float">
            <text:p>-1.1582520448184300</text:p>
          </table:table-cell>
          <table:table-cell table:formula="of:=[.$I$2]-(1.5*[.$J$2]^([.A517]-1))" office:value-type="float" office:value="0.285295422611506" calcext:value-type="float">
            <text:p>0.2852954226115060</text:p>
          </table:table-cell>
          <table:table-cell table:formula="of:=[.$I$2]+(1.5*[.$J$2]^([.A517]-1))" office:value-type="float" office:value="0.285301946376972" calcext:value-type="float">
            <text:p>0.2853019463769720</text:p>
          </table:table-cell>
          <table:table-cell table:number-columns-repeated="1018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B517]*([.$J$2])" office:value-type="float" office:value="0.0000000084808951060379" calcext:value-type="float">
            <text:p>8.4808951060379000E-009</text:p>
          </table:table-cell>
          <table:table-cell table:formula="of:=[.$H$2]-(2*[.$J$2]^([.A518]-1))" office:value-type="float" office:value="-1.15826063444296" calcext:value-type="float">
            <text:p>-1.1582606344429600</text:p>
          </table:table-cell>
          <table:table-cell table:formula="of:=[.$H$2]+(2*[.$J$2]^([.A518]-1))" office:value-type="float" office:value="-1.15825215354786" calcext:value-type="float">
            <text:p>-1.1582521535478600</text:p>
          </table:table-cell>
          <table:table-cell table:formula="of:=[.$I$2]-(1.5*[.$J$2]^([.A518]-1))" office:value-type="float" office:value="0.285295504158574" calcext:value-type="float">
            <text:p>0.2852955041585740</text:p>
          </table:table-cell>
          <table:table-cell table:formula="of:=[.$I$2]+(1.5*[.$J$2]^([.A518]-1))" office:value-type="float" office:value="0.285301864829904" calcext:value-type="float">
            <text:p>0.2853018648299040</text:p>
          </table:table-cell>
          <table:table-cell table:number-columns-repeated="1018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B518]*([.$J$2])" office:value-type="float" office:value="0.00000000826887272838695" calcext:value-type="float">
            <text:p>8.2688727283869500E-009</text:p>
          </table:table-cell>
          <table:table-cell table:formula="of:=[.$H$2]-(2*[.$J$2]^([.A519]-1))" office:value-type="float" office:value="-1.15826052843177" calcext:value-type="float">
            <text:p>-1.1582605284317700</text:p>
          </table:table-cell>
          <table:table-cell table:formula="of:=[.$H$2]+(2*[.$J$2]^([.A519]-1))" office:value-type="float" office:value="-1.15825225955905" calcext:value-type="float">
            <text:p>-1.1582522595590500</text:p>
          </table:table-cell>
          <table:table-cell table:formula="of:=[.$I$2]-(1.5*[.$J$2]^([.A519]-1))" office:value-type="float" office:value="0.285295583666966" calcext:value-type="float">
            <text:p>0.2852955836669660</text:p>
          </table:table-cell>
          <table:table-cell table:formula="of:=[.$I$2]+(1.5*[.$J$2]^([.A519]-1))" office:value-type="float" office:value="0.285301785321512" calcext:value-type="float">
            <text:p>0.2853017853215120</text:p>
          </table:table-cell>
          <table:table-cell table:number-columns-repeated="1018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B519]*([.$J$2])" office:value-type="float" office:value="0.00000000806215091017728" calcext:value-type="float">
            <text:p>8.0621509101772800E-009</text:p>
          </table:table-cell>
          <table:table-cell table:formula="of:=[.$H$2]-(2*[.$J$2]^([.A520]-1))" office:value-type="float" office:value="-1.15826042507087" calcext:value-type="float">
            <text:p>-1.1582604250708700</text:p>
          </table:table-cell>
          <table:table-cell table:formula="of:=[.$H$2]+(2*[.$J$2]^([.A520]-1))" office:value-type="float" office:value="-1.15825236291996" calcext:value-type="float">
            <text:p>-1.1582523629199600</text:p>
          </table:table-cell>
          <table:table-cell table:formula="of:=[.$I$2]-(1.5*[.$J$2]^([.A520]-1))" office:value-type="float" office:value="0.285295661187648" calcext:value-type="float">
            <text:p>0.2852956611876480</text:p>
          </table:table-cell>
          <table:table-cell table:formula="of:=[.$I$2]+(1.5*[.$J$2]^([.A520]-1))" office:value-type="float" office:value="0.28530170780083" calcext:value-type="float">
            <text:p>0.2853017078008300</text:p>
          </table:table-cell>
          <table:table-cell table:number-columns-repeated="1018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B520]*([.$J$2])" office:value-type="float" office:value="0.00000000786059713742285" calcext:value-type="float">
            <text:p>7.8605971374228500E-009</text:p>
          </table:table-cell>
          <table:table-cell table:formula="of:=[.$H$2]-(2*[.$J$2]^([.A521]-1))" office:value-type="float" office:value="-1.15826032429398" calcext:value-type="float">
            <text:p>-1.1582603242939800</text:p>
          </table:table-cell>
          <table:table-cell table:formula="of:=[.$H$2]+(2*[.$J$2]^([.A521]-1))" office:value-type="float" office:value="-1.15825246369684" calcext:value-type="float">
            <text:p>-1.1582524636968400</text:p>
          </table:table-cell>
          <table:table-cell table:formula="of:=[.$I$2]-(1.5*[.$J$2]^([.A521]-1))" office:value-type="float" office:value="0.285295736770312" calcext:value-type="float">
            <text:p>0.2852957367703120</text:p>
          </table:table-cell>
          <table:table-cell table:formula="of:=[.$I$2]+(1.5*[.$J$2]^([.A521]-1))" office:value-type="float" office:value="0.285301632218166" calcext:value-type="float">
            <text:p>0.2853016322181660</text:p>
          </table:table-cell>
          <table:table-cell table:number-columns-repeated="1018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B521]*([.$J$2])" office:value-type="float" office:value="0.00000000766408220898728" calcext:value-type="float">
            <text:p>7.6640822089872800E-009</text:p>
          </table:table-cell>
          <table:table-cell table:formula="of:=[.$H$2]-(2*[.$J$2]^([.A522]-1))" office:value-type="float" office:value="-1.15826022603651" calcext:value-type="float">
            <text:p>-1.1582602260365100</text:p>
          </table:table-cell>
          <table:table-cell table:formula="of:=[.$H$2]+(2*[.$J$2]^([.A522]-1))" office:value-type="float" office:value="-1.15825256195431" calcext:value-type="float">
            <text:p>-1.1582525619543100</text:p>
          </table:table-cell>
          <table:table-cell table:formula="of:=[.$I$2]-(1.5*[.$J$2]^([.A522]-1))" office:value-type="float" office:value="0.285295810463411" calcext:value-type="float">
            <text:p>0.2852958104634110</text:p>
          </table:table-cell>
          <table:table-cell table:formula="of:=[.$I$2]+(1.5*[.$J$2]^([.A522]-1))" office:value-type="float" office:value="0.285301558525067" calcext:value-type="float">
            <text:p>0.2853015585250670</text:p>
          </table:table-cell>
          <table:table-cell table:number-columns-repeated="1018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B522]*([.$J$2])" office:value-type="float" office:value="0.00000000747248015376259" calcext:value-type="float">
            <text:p>7.4724801537625900E-009</text:p>
          </table:table-cell>
          <table:table-cell table:formula="of:=[.$H$2]-(2*[.$J$2]^([.A523]-1))" office:value-type="float" office:value="-1.15826013023549" calcext:value-type="float">
            <text:p>-1.1582601302354900</text:p>
          </table:table-cell>
          <table:table-cell table:formula="of:=[.$H$2]+(2*[.$J$2]^([.A523]-1))" office:value-type="float" office:value="-1.15825265775533" calcext:value-type="float">
            <text:p>-1.1582526577553300</text:p>
          </table:table-cell>
          <table:table-cell table:formula="of:=[.$I$2]-(1.5*[.$J$2]^([.A523]-1))" office:value-type="float" office:value="0.285295882314181" calcext:value-type="float">
            <text:p>0.2852958823141810</text:p>
          </table:table-cell>
          <table:table-cell table:formula="of:=[.$I$2]+(1.5*[.$J$2]^([.A523]-1))" office:value-type="float" office:value="0.285301486674297" calcext:value-type="float">
            <text:p>0.2853014866742970</text:p>
          </table:table-cell>
          <table:table-cell table:number-columns-repeated="1018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B523]*([.$J$2])" office:value-type="float" office:value="0.00000000728566814991853" calcext:value-type="float">
            <text:p>7.2856681499185300E-009</text:p>
          </table:table-cell>
          <table:table-cell table:formula="of:=[.$H$2]-(2*[.$J$2]^([.A524]-1))" office:value-type="float" office:value="-1.15826003682949" calcext:value-type="float">
            <text:p>-1.1582600368294900</text:p>
          </table:table-cell>
          <table:table-cell table:formula="of:=[.$H$2]+(2*[.$J$2]^([.A524]-1))" office:value-type="float" office:value="-1.15825275116134" calcext:value-type="float">
            <text:p>-1.1582527511613400</text:p>
          </table:table-cell>
          <table:table-cell table:formula="of:=[.$I$2]-(1.5*[.$J$2]^([.A524]-1))" office:value-type="float" office:value="0.285295952368683" calcext:value-type="float">
            <text:p>0.2852959523686830</text:p>
          </table:table-cell>
          <table:table-cell table:formula="of:=[.$I$2]+(1.5*[.$J$2]^([.A524]-1))" office:value-type="float" office:value="0.285301416619795" calcext:value-type="float">
            <text:p>0.2853014166197950</text:p>
          </table:table-cell>
          <table:table-cell table:number-columns-repeated="1018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B524]*([.$J$2])" office:value-type="float" office:value="0.00000000710352644617057" calcext:value-type="float">
            <text:p>7.1035264461705700E-009</text:p>
          </table:table-cell>
          <table:table-cell table:formula="of:=[.$H$2]-(2*[.$J$2]^([.A525]-1))" office:value-type="float" office:value="-1.15825994575863" calcext:value-type="float">
            <text:p>-1.1582599457586300</text:p>
          </table:table-cell>
          <table:table-cell table:formula="of:=[.$H$2]+(2*[.$J$2]^([.A525]-1))" office:value-type="float" office:value="-1.15825284223219" calcext:value-type="float">
            <text:p>-1.1582528422321900</text:p>
          </table:table-cell>
          <table:table-cell table:formula="of:=[.$I$2]-(1.5*[.$J$2]^([.A525]-1))" office:value-type="float" office:value="0.285296020671822" calcext:value-type="float">
            <text:p>0.2852960206718220</text:p>
          </table:table-cell>
          <table:table-cell table:formula="of:=[.$I$2]+(1.5*[.$J$2]^([.A525]-1))" office:value-type="float" office:value="0.285301348316656" calcext:value-type="float">
            <text:p>0.2853013483166560</text:p>
          </table:table-cell>
          <table:table-cell table:number-columns-repeated="1018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B525]*([.$J$2])" office:value-type="float" office:value="0.0000000069259382850163" calcext:value-type="float">
            <text:p>6.9259382850163000E-009</text:p>
          </table:table-cell>
          <table:table-cell table:formula="of:=[.$H$2]-(2*[.$J$2]^([.A526]-1))" office:value-type="float" office:value="-1.15825985696455" calcext:value-type="float">
            <text:p>-1.1582598569645500</text:p>
          </table:table-cell>
          <table:table-cell table:formula="of:=[.$H$2]+(2*[.$J$2]^([.A526]-1))" office:value-type="float" office:value="-1.15825293102627" calcext:value-type="float">
            <text:p>-1.1582529310262700</text:p>
          </table:table-cell>
          <table:table-cell table:formula="of:=[.$I$2]-(1.5*[.$J$2]^([.A526]-1))" office:value-type="float" office:value="0.285296087267382" calcext:value-type="float">
            <text:p>0.2852960872673820</text:p>
          </table:table-cell>
          <table:table-cell table:formula="of:=[.$I$2]+(1.5*[.$J$2]^([.A526]-1))" office:value-type="float" office:value="0.285301281721096" calcext:value-type="float">
            <text:p>0.2853012817210960</text:p>
          </table:table-cell>
          <table:table-cell table:number-columns-repeated="1018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B526]*([.$J$2])" office:value-type="float" office:value="0.00000000675278982789089" calcext:value-type="float">
            <text:p>6.7527898278908900E-009</text:p>
          </table:table-cell>
          <table:table-cell table:formula="of:=[.$H$2]-(2*[.$J$2]^([.A527]-1))" office:value-type="float" office:value="-1.15825977039032" calcext:value-type="float">
            <text:p>-1.1582597703903200</text:p>
          </table:table-cell>
          <table:table-cell table:formula="of:=[.$H$2]+(2*[.$J$2]^([.A527]-1))" office:value-type="float" office:value="-1.1582530176005" calcext:value-type="float">
            <text:p>-1.1582530176005000</text:p>
          </table:table-cell>
          <table:table-cell table:formula="of:=[.$I$2]-(1.5*[.$J$2]^([.A527]-1))" office:value-type="float" office:value="0.285296152198054" calcext:value-type="float">
            <text:p>0.2852961521980540</text:p>
          </table:table-cell>
          <table:table-cell table:formula="of:=[.$I$2]+(1.5*[.$J$2]^([.A527]-1))" office:value-type="float" office:value="0.285301216790424" calcext:value-type="float">
            <text:p>0.2853012167904240</text:p>
          </table:table-cell>
          <table:table-cell table:number-columns-repeated="1018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B527]*([.$J$2])" office:value-type="float" office:value="0.00000000658397008219362" calcext:value-type="float">
            <text:p>6.5839700821936200E-009</text:p>
          </table:table-cell>
          <table:table-cell table:formula="of:=[.$H$2]-(2*[.$J$2]^([.A528]-1))" office:value-type="float" office:value="-1.15825968598045" calcext:value-type="float">
            <text:p>-1.1582596859804500</text:p>
          </table:table-cell>
          <table:table-cell table:formula="of:=[.$H$2]+(2*[.$J$2]^([.A528]-1))" office:value-type="float" office:value="-1.15825310201037" calcext:value-type="float">
            <text:p>-1.1582531020103700</text:p>
          </table:table-cell>
          <table:table-cell table:formula="of:=[.$I$2]-(1.5*[.$J$2]^([.A528]-1))" office:value-type="float" office:value="0.285296215505458" calcext:value-type="float">
            <text:p>0.2852962155054580</text:p>
          </table:table-cell>
          <table:table-cell table:formula="of:=[.$I$2]+(1.5*[.$J$2]^([.A528]-1))" office:value-type="float" office:value="0.28530115348302" calcext:value-type="float">
            <text:p>0.2853011534830200</text:p>
          </table:table-cell>
          <table:table-cell table:number-columns-repeated="1018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B528]*([.$J$2])" office:value-type="float" office:value="0.00000000641937083013878" calcext:value-type="float">
            <text:p>6.4193708301387800E-009</text:p>
          </table:table-cell>
          <table:table-cell table:formula="of:=[.$H$2]-(2*[.$J$2]^([.A529]-1))" office:value-type="float" office:value="-1.15825960368083" calcext:value-type="float">
            <text:p>-1.1582596036808300</text:p>
          </table:table-cell>
          <table:table-cell table:formula="of:=[.$H$2]+(2*[.$J$2]^([.A529]-1))" office:value-type="float" office:value="-1.15825318431" calcext:value-type="float">
            <text:p>-1.1582531843100000</text:p>
          </table:table-cell>
          <table:table-cell table:formula="of:=[.$I$2]-(1.5*[.$J$2]^([.A529]-1))" office:value-type="float" office:value="0.285296277230178" calcext:value-type="float">
            <text:p>0.2852962772301780</text:p>
          </table:table-cell>
          <table:table-cell table:formula="of:=[.$I$2]+(1.5*[.$J$2]^([.A529]-1))" office:value-type="float" office:value="0.2853010917583" calcext:value-type="float">
            <text:p>0.2853010917583000</text:p>
          </table:table-cell>
          <table:table-cell table:number-columns-repeated="1018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B529]*([.$J$2])" office:value-type="float" office:value="0.00000000625888655938531" calcext:value-type="float">
            <text:p>6.2588865593853100E-009</text:p>
          </table:table-cell>
          <table:table-cell table:formula="of:=[.$H$2]-(2*[.$J$2]^([.A530]-1))" office:value-type="float" office:value="-1.15825952343869" calcext:value-type="float">
            <text:p>-1.1582595234386900</text:p>
          </table:table-cell>
          <table:table-cell table:formula="of:=[.$H$2]+(2*[.$J$2]^([.A530]-1))" office:value-type="float" office:value="-1.15825326455213" calcext:value-type="float">
            <text:p>-1.1582532645521300</text:p>
          </table:table-cell>
          <table:table-cell table:formula="of:=[.$I$2]-(1.5*[.$J$2]^([.A530]-1))" office:value-type="float" office:value="0.285296337411779" calcext:value-type="float">
            <text:p>0.2852963374117790</text:p>
          </table:table-cell>
          <table:table-cell table:formula="of:=[.$I$2]+(1.5*[.$J$2]^([.A530]-1))" office:value-type="float" office:value="0.285301031576699" calcext:value-type="float">
            <text:p>0.2853010315766990</text:p>
          </table:table-cell>
          <table:table-cell table:number-columns-repeated="1018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B530]*([.$J$2])" office:value-type="float" office:value="0.00000000610241439540068" calcext:value-type="float">
            <text:p>6.1024143954006800E-009</text:p>
          </table:table-cell>
          <table:table-cell table:formula="of:=[.$H$2]-(2*[.$J$2]^([.A531]-1))" office:value-type="float" office:value="-1.15825944520261" calcext:value-type="float">
            <text:p>-1.1582594452026100</text:p>
          </table:table-cell>
          <table:table-cell table:formula="of:=[.$H$2]+(2*[.$J$2]^([.A531]-1))" office:value-type="float" office:value="-1.15825334278821" calcext:value-type="float">
            <text:p>-1.1582533427882100</text:p>
          </table:table-cell>
          <table:table-cell table:formula="of:=[.$I$2]-(1.5*[.$J$2]^([.A531]-1))" office:value-type="float" office:value="0.285296396088841" calcext:value-type="float">
            <text:p>0.2852963960888410</text:p>
          </table:table-cell>
          <table:table-cell table:formula="of:=[.$I$2]+(1.5*[.$J$2]^([.A531]-1))" office:value-type="float" office:value="0.285300972899637" calcext:value-type="float">
            <text:p>0.2853009728996370</text:p>
          </table:table-cell>
          <table:table-cell table:number-columns-repeated="1018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B531]*([.$J$2])" office:value-type="float" office:value="0.00000000594985403551566" calcext:value-type="float">
            <text:p>5.9498540355156600E-009</text:p>
          </table:table-cell>
          <table:table-cell table:formula="of:=[.$H$2]-(2*[.$J$2]^([.A532]-1))" office:value-type="float" office:value="-1.15825936892243" calcext:value-type="float">
            <text:p>-1.1582593689224300</text:p>
          </table:table-cell>
          <table:table-cell table:formula="of:=[.$H$2]+(2*[.$J$2]^([.A532]-1))" office:value-type="float" office:value="-1.15825341906839" calcext:value-type="float">
            <text:p>-1.1582534190683900</text:p>
          </table:table-cell>
          <table:table-cell table:formula="of:=[.$I$2]-(1.5*[.$J$2]^([.A532]-1))" office:value-type="float" office:value="0.285296453298976" calcext:value-type="float">
            <text:p>0.2852964532989760</text:p>
          </table:table-cell>
          <table:table-cell table:formula="of:=[.$I$2]+(1.5*[.$J$2]^([.A532]-1))" office:value-type="float" office:value="0.285300915689502" calcext:value-type="float">
            <text:p>0.2853009156895020</text:p>
          </table:table-cell>
          <table:table-cell table:number-columns-repeated="1018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B532]*([.$J$2])" office:value-type="float" office:value="0.00000000580110768462777" calcext:value-type="float">
            <text:p>5.8011076846277700E-009</text:p>
          </table:table-cell>
          <table:table-cell table:formula="of:=[.$H$2]-(2*[.$J$2]^([.A533]-1))" office:value-type="float" office:value="-1.15825929454925" calcext:value-type="float">
            <text:p>-1.1582592945492500</text:p>
          </table:table-cell>
          <table:table-cell table:formula="of:=[.$H$2]+(2*[.$J$2]^([.A533]-1))" office:value-type="float" office:value="-1.15825349344157" calcext:value-type="float">
            <text:p>-1.1582534934415700</text:p>
          </table:table-cell>
          <table:table-cell table:formula="of:=[.$I$2]-(1.5*[.$J$2]^([.A533]-1))" office:value-type="float" office:value="0.285296509078857" calcext:value-type="float">
            <text:p>0.2852965090788570</text:p>
          </table:table-cell>
          <table:table-cell table:formula="of:=[.$I$2]+(1.5*[.$J$2]^([.A533]-1))" office:value-type="float" office:value="0.285300859909621" calcext:value-type="float">
            <text:p>0.2853008599096210</text:p>
          </table:table-cell>
          <table:table-cell table:number-columns-repeated="1018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B533]*([.$J$2])" office:value-type="float" office:value="0.00000000565607999251208" calcext:value-type="float">
            <text:p>5.6560799925120800E-009</text:p>
          </table:table-cell>
          <table:table-cell table:formula="of:=[.$H$2]-(2*[.$J$2]^([.A534]-1))" office:value-type="float" office:value="-1.15825922203541" calcext:value-type="float">
            <text:p>-1.1582592220354100</text:p>
          </table:table-cell>
          <table:table-cell table:formula="of:=[.$H$2]+(2*[.$J$2]^([.A534]-1))" office:value-type="float" office:value="-1.15825356595541" calcext:value-type="float">
            <text:p>-1.1582535659554100</text:p>
          </table:table-cell>
          <table:table-cell table:formula="of:=[.$I$2]-(1.5*[.$J$2]^([.A534]-1))" office:value-type="float" office:value="0.285296563464242" calcext:value-type="float">
            <text:p>0.2852965634642420</text:p>
          </table:table-cell>
          <table:table-cell table:formula="of:=[.$I$2]+(1.5*[.$J$2]^([.A534]-1))" office:value-type="float" office:value="0.285300805524236" calcext:value-type="float">
            <text:p>0.2853008055242360</text:p>
          </table:table-cell>
          <table:table-cell table:number-columns-repeated="1018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B534]*([.$J$2])" office:value-type="float" office:value="0.00000000551467799269927" calcext:value-type="float">
            <text:p>5.5146779926992700E-009</text:p>
          </table:table-cell>
          <table:table-cell table:formula="of:=[.$H$2]-(2*[.$J$2]^([.A535]-1))" office:value-type="float" office:value="-1.15825915133441" calcext:value-type="float">
            <text:p>-1.1582591513344100</text:p>
          </table:table-cell>
          <table:table-cell table:formula="of:=[.$H$2]+(2*[.$J$2]^([.A535]-1))" office:value-type="float" office:value="-1.15825363665641" calcext:value-type="float">
            <text:p>-1.1582536366564100</text:p>
          </table:table-cell>
          <table:table-cell table:formula="of:=[.$I$2]-(1.5*[.$J$2]^([.A535]-1))" office:value-type="float" office:value="0.285296616489992" calcext:value-type="float">
            <text:p>0.2852966164899920</text:p>
          </table:table-cell>
          <table:table-cell table:formula="of:=[.$I$2]+(1.5*[.$J$2]^([.A535]-1))" office:value-type="float" office:value="0.285300752498486" calcext:value-type="float">
            <text:p>0.2853007524984860</text:p>
          </table:table-cell>
          <table:table-cell table:number-columns-repeated="1018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B535]*([.$J$2])" office:value-type="float" office:value="0.00000000537681104288179" calcext:value-type="float">
            <text:p>5.3768110428817900E-009</text:p>
          </table:table-cell>
          <table:table-cell table:formula="of:=[.$H$2]-(2*[.$J$2]^([.A536]-1))" office:value-type="float" office:value="-1.15825908240093" calcext:value-type="float">
            <text:p>-1.1582590824009300</text:p>
          </table:table-cell>
          <table:table-cell table:formula="of:=[.$H$2]+(2*[.$J$2]^([.A536]-1))" office:value-type="float" office:value="-1.15825370558989" calcext:value-type="float">
            <text:p>-1.1582537055898900</text:p>
          </table:table-cell>
          <table:table-cell table:formula="of:=[.$I$2]-(1.5*[.$J$2]^([.A536]-1))" office:value-type="float" office:value="0.285296668190098" calcext:value-type="float">
            <text:p>0.2852966681900980</text:p>
          </table:table-cell>
          <table:table-cell table:formula="of:=[.$I$2]+(1.5*[.$J$2]^([.A536]-1))" office:value-type="float" office:value="0.28530070079838" calcext:value-type="float">
            <text:p>0.2853007007983800</text:p>
          </table:table-cell>
          <table:table-cell table:number-columns-repeated="1018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B536]*([.$J$2])" office:value-type="float" office:value="0.00000000524239076680975" calcext:value-type="float">
            <text:p>5.2423907668097500E-009</text:p>
          </table:table-cell>
          <table:table-cell table:formula="of:=[.$H$2]-(2*[.$J$2]^([.A537]-1))" office:value-type="float" office:value="-1.15825901519079" calcext:value-type="float">
            <text:p>-1.1582590151907900</text:p>
          </table:table-cell>
          <table:table-cell table:formula="of:=[.$H$2]+(2*[.$J$2]^([.A537]-1))" office:value-type="float" office:value="-1.15825377280003" calcext:value-type="float">
            <text:p>-1.1582537728000300</text:p>
          </table:table-cell>
          <table:table-cell table:formula="of:=[.$I$2]-(1.5*[.$J$2]^([.A537]-1))" office:value-type="float" office:value="0.285296718597701" calcext:value-type="float">
            <text:p>0.2852967185977010</text:p>
          </table:table-cell>
          <table:table-cell table:formula="of:=[.$I$2]+(1.5*[.$J$2]^([.A537]-1))" office:value-type="float" office:value="0.285300650390777" calcext:value-type="float">
            <text:p>0.2853006503907770</text:p>
          </table:table-cell>
          <table:table-cell table:number-columns-repeated="1018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B537]*([.$J$2])" office:value-type="float" office:value="0.0000000051113309976395" calcext:value-type="float">
            <text:p>5.1113309976395000E-009</text:p>
          </table:table-cell>
          <table:table-cell table:formula="of:=[.$H$2]-(2*[.$J$2]^([.A538]-1))" office:value-type="float" office:value="-1.15825894966091" calcext:value-type="float">
            <text:p>-1.1582589496609100</text:p>
          </table:table-cell>
          <table:table-cell table:formula="of:=[.$H$2]+(2*[.$J$2]^([.A538]-1))" office:value-type="float" office:value="-1.15825383832991" calcext:value-type="float">
            <text:p>-1.1582538383299100</text:p>
          </table:table-cell>
          <table:table-cell table:formula="of:=[.$I$2]-(1.5*[.$J$2]^([.A538]-1))" office:value-type="float" office:value="0.285296767745115" calcext:value-type="float">
            <text:p>0.2852967677451150</text:p>
          </table:table-cell>
          <table:table-cell table:formula="of:=[.$I$2]+(1.5*[.$J$2]^([.A538]-1))" office:value-type="float" office:value="0.285300601243363" calcext:value-type="float">
            <text:p>0.2853006012433630</text:p>
          </table:table-cell>
          <table:table-cell table:number-columns-repeated="1018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B538]*([.$J$2])" office:value-type="float" office:value="0.00000000498354772269852" calcext:value-type="float">
            <text:p>4.9835477226985200E-009</text:p>
          </table:table-cell>
          <table:table-cell table:formula="of:=[.$H$2]-(2*[.$J$2]^([.A539]-1))" office:value-type="float" office:value="-1.15825888576927" calcext:value-type="float">
            <text:p>-1.1582588857692700</text:p>
          </table:table-cell>
          <table:table-cell table:formula="of:=[.$H$2]+(2*[.$J$2]^([.A539]-1))" office:value-type="float" office:value="-1.15825390222155" calcext:value-type="float">
            <text:p>-1.1582539022215500</text:p>
          </table:table-cell>
          <table:table-cell table:formula="of:=[.$I$2]-(1.5*[.$J$2]^([.A539]-1))" office:value-type="float" office:value="0.285296815663843" calcext:value-type="float">
            <text:p>0.2852968156638430</text:p>
          </table:table-cell>
          <table:table-cell table:formula="of:=[.$I$2]+(1.5*[.$J$2]^([.A539]-1))" office:value-type="float" office:value="0.285300553324635" calcext:value-type="float">
            <text:p>0.2853005533246350</text:p>
          </table:table-cell>
          <table:table-cell table:number-columns-repeated="1018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B539]*([.$J$2])" office:value-type="float" office:value="0.00000000485895902963105" calcext:value-type="float">
            <text:p>4.8589590296310500E-009</text:p>
          </table:table-cell>
          <table:table-cell table:formula="of:=[.$H$2]-(2*[.$J$2]^([.A540]-1))" office:value-type="float" office:value="-1.15825882347493" calcext:value-type="float">
            <text:p>-1.1582588234749300</text:p>
          </table:table-cell>
          <table:table-cell table:formula="of:=[.$H$2]+(2*[.$J$2]^([.A540]-1))" office:value-type="float" office:value="-1.1582539645159" calcext:value-type="float">
            <text:p>-1.1582539645159000</text:p>
          </table:table-cell>
          <table:table-cell table:formula="of:=[.$I$2]-(1.5*[.$J$2]^([.A540]-1))" office:value-type="float" office:value="0.285296862384603" calcext:value-type="float">
            <text:p>0.2852968623846030</text:p>
          </table:table-cell>
          <table:table-cell table:formula="of:=[.$I$2]+(1.5*[.$J$2]^([.A540]-1))" office:value-type="float" office:value="0.285300506603875" calcext:value-type="float">
            <text:p>0.2853005066038750</text:p>
          </table:table-cell>
          <table:table-cell table:number-columns-repeated="1018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B540]*([.$J$2])" office:value-type="float" office:value="0.00000000473748505389028" calcext:value-type="float">
            <text:p>4.7374850538902800E-009</text:p>
          </table:table-cell>
          <table:table-cell table:formula="of:=[.$H$2]-(2*[.$J$2]^([.A541]-1))" office:value-type="float" office:value="-1.15825876273794" calcext:value-type="float">
            <text:p>-1.1582587627379400</text:p>
          </table:table-cell>
          <table:table-cell table:formula="of:=[.$H$2]+(2*[.$J$2]^([.A541]-1))" office:value-type="float" office:value="-1.15825402525288" calcext:value-type="float">
            <text:p>-1.1582540252528800</text:p>
          </table:table-cell>
          <table:table-cell table:formula="of:=[.$I$2]-(1.5*[.$J$2]^([.A541]-1))" office:value-type="float" office:value="0.285296907937344" calcext:value-type="float">
            <text:p>0.2852969079373440</text:p>
          </table:table-cell>
          <table:table-cell table:formula="of:=[.$I$2]+(1.5*[.$J$2]^([.A541]-1))" office:value-type="float" office:value="0.285300461051134" calcext:value-type="float">
            <text:p>0.2853004610511340</text:p>
          </table:table-cell>
          <table:table-cell table:number-columns-repeated="1018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B541]*([.$J$2])" office:value-type="float" office:value="0.00000000461904792754302" calcext:value-type="float">
            <text:p>4.6190479275430200E-009</text:p>
          </table:table-cell>
          <table:table-cell table:formula="of:=[.$H$2]-(2*[.$J$2]^([.A542]-1))" office:value-type="float" office:value="-1.15825870351937" calcext:value-type="float">
            <text:p>-1.1582587035193700</text:p>
          </table:table-cell>
          <table:table-cell table:formula="of:=[.$H$2]+(2*[.$J$2]^([.A542]-1))" office:value-type="float" office:value="-1.15825408447145" calcext:value-type="float">
            <text:p>-1.1582540844714500</text:p>
          </table:table-cell>
          <table:table-cell table:formula="of:=[.$I$2]-(1.5*[.$J$2]^([.A542]-1))" office:value-type="float" office:value="0.285296952351266" calcext:value-type="float">
            <text:p>0.2852969523512660</text:p>
          </table:table-cell>
          <table:table-cell table:formula="of:=[.$I$2]+(1.5*[.$J$2]^([.A542]-1))" office:value-type="float" office:value="0.285300416637212" calcext:value-type="float">
            <text:p>0.2853004166372120</text:p>
          </table:table-cell>
          <table:table-cell table:number-columns-repeated="1018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B542]*([.$J$2])" office:value-type="float" office:value="0.00000000450357172935444" calcext:value-type="float">
            <text:p>4.5035717293544400E-009</text:p>
          </table:table-cell>
          <table:table-cell table:formula="of:=[.$H$2]-(2*[.$J$2]^([.A543]-1))" office:value-type="float" office:value="-1.15825864578127" calcext:value-type="float">
            <text:p>-1.1582586457812700</text:p>
          </table:table-cell>
          <table:table-cell table:formula="of:=[.$H$2]+(2*[.$J$2]^([.A543]-1))" office:value-type="float" office:value="-1.15825414220955" calcext:value-type="float">
            <text:p>-1.1582541422095500</text:p>
          </table:table-cell>
          <table:table-cell table:formula="of:=[.$I$2]-(1.5*[.$J$2]^([.A543]-1))" office:value-type="float" office:value="0.28529699565484" calcext:value-type="float">
            <text:p>0.2852969956548400</text:p>
          </table:table-cell>
          <table:table-cell table:formula="of:=[.$I$2]+(1.5*[.$J$2]^([.A543]-1))" office:value-type="float" office:value="0.285300373333637" calcext:value-type="float">
            <text:p>0.2853003733336370</text:p>
          </table:table-cell>
          <table:table-cell table:number-columns-repeated="1018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B543]*([.$J$2])" office:value-type="float" office:value="0.00000000439098243612058" calcext:value-type="float">
            <text:p>4.3909824361205800E-009</text:p>
          </table:table-cell>
          <table:table-cell table:formula="of:=[.$H$2]-(2*[.$J$2]^([.A544]-1))" office:value-type="float" office:value="-1.15825858948663" calcext:value-type="float">
            <text:p>-1.1582585894866300</text:p>
          </table:table-cell>
          <table:table-cell table:formula="of:=[.$H$2]+(2*[.$J$2]^([.A544]-1))" office:value-type="float" office:value="-1.15825419850419" calcext:value-type="float">
            <text:p>-1.1582541985041900</text:p>
          </table:table-cell>
          <table:table-cell table:formula="of:=[.$I$2]-(1.5*[.$J$2]^([.A544]-1))" office:value-type="float" office:value="0.285297037875825" calcext:value-type="float">
            <text:p>0.2852970378758250</text:p>
          </table:table-cell>
          <table:table-cell table:formula="of:=[.$I$2]+(1.5*[.$J$2]^([.A544]-1))" office:value-type="float" office:value="0.285300331112653" calcext:value-type="float">
            <text:p>0.2853003311126530</text:p>
          </table:table-cell>
          <table:table-cell table:number-columns-repeated="1018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B544]*([.$J$2])" office:value-type="float" office:value="0.00000000428120787521757" calcext:value-type="float">
            <text:p>4.2812078752175700E-009</text:p>
          </table:table-cell>
          <table:table-cell table:formula="of:=[.$H$2]-(2*[.$J$2]^([.A545]-1))" office:value-type="float" office:value="-1.15825853459935" calcext:value-type="float">
            <text:p>-1.1582585345993500</text:p>
          </table:table-cell>
          <table:table-cell table:formula="of:=[.$H$2]+(2*[.$J$2]^([.A545]-1))" office:value-type="float" office:value="-1.15825425339147" calcext:value-type="float">
            <text:p>-1.1582542533914700</text:p>
          </table:table-cell>
          <table:table-cell table:formula="of:=[.$I$2]-(1.5*[.$J$2]^([.A545]-1))" office:value-type="float" office:value="0.285297079041286" calcext:value-type="float">
            <text:p>0.2852970790412860</text:p>
          </table:table-cell>
          <table:table-cell table:formula="of:=[.$I$2]+(1.5*[.$J$2]^([.A545]-1))" office:value-type="float" office:value="0.285300289947192" calcext:value-type="float">
            <text:p>0.2853002899471920</text:p>
          </table:table-cell>
          <table:table-cell table:number-columns-repeated="1018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B545]*([.$J$2])" office:value-type="float" office:value="0.00000000417417767833713" calcext:value-type="float">
            <text:p>4.1741776783371300E-009</text:p>
          </table:table-cell>
          <table:table-cell table:formula="of:=[.$H$2]-(2*[.$J$2]^([.A546]-1))" office:value-type="float" office:value="-1.15825848108425" calcext:value-type="float">
            <text:p>-1.1582584810842500</text:p>
          </table:table-cell>
          <table:table-cell table:formula="of:=[.$H$2]+(2*[.$J$2]^([.A546]-1))" office:value-type="float" office:value="-1.15825430690657" calcext:value-type="float">
            <text:p>-1.1582543069065700</text:p>
          </table:table-cell>
          <table:table-cell table:formula="of:=[.$I$2]-(1.5*[.$J$2]^([.A546]-1))" office:value-type="float" office:value="0.28529711917761" calcext:value-type="float">
            <text:p>0.2852971191776100</text:p>
          </table:table-cell>
          <table:table-cell table:formula="of:=[.$I$2]+(1.5*[.$J$2]^([.A546]-1))" office:value-type="float" office:value="0.285300249810868" calcext:value-type="float">
            <text:p>0.2853002498108680</text:p>
          </table:table-cell>
          <table:table-cell table:number-columns-repeated="1018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B546]*([.$J$2])" office:value-type="float" office:value="0.0000000040698232363787" calcext:value-type="float">
            <text:p>4.0698232363787000E-009</text:p>
          </table:table-cell>
          <table:table-cell table:formula="of:=[.$H$2]-(2*[.$J$2]^([.A547]-1))" office:value-type="float" office:value="-1.15825842890703" calcext:value-type="float">
            <text:p>-1.1582584289070300</text:p>
          </table:table-cell>
          <table:table-cell table:formula="of:=[.$H$2]+(2*[.$J$2]^([.A547]-1))" office:value-type="float" office:value="-1.15825435908379" calcext:value-type="float">
            <text:p>-1.1582543590837900</text:p>
          </table:table-cell>
          <table:table-cell table:formula="of:=[.$I$2]-(1.5*[.$J$2]^([.A547]-1))" office:value-type="float" office:value="0.285297158310525" calcext:value-type="float">
            <text:p>0.2852971583105250</text:p>
          </table:table-cell>
          <table:table-cell table:formula="of:=[.$I$2]+(1.5*[.$J$2]^([.A547]-1))" office:value-type="float" office:value="0.285300210677953" calcext:value-type="float">
            <text:p>0.2853002106779530</text:p>
          </table:table-cell>
          <table:table-cell table:number-columns-repeated="1018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B547]*([.$J$2])" office:value-type="float" office:value="0.00000000396807765546923" calcext:value-type="float">
            <text:p>3.9680776554692300E-009</text:p>
          </table:table-cell>
          <table:table-cell table:formula="of:=[.$H$2]-(2*[.$J$2]^([.A548]-1))" office:value-type="float" office:value="-1.15825837803424" calcext:value-type="float">
            <text:p>-1.1582583780342400</text:p>
          </table:table-cell>
          <table:table-cell table:formula="of:=[.$H$2]+(2*[.$J$2]^([.A548]-1))" office:value-type="float" office:value="-1.15825440995658" calcext:value-type="float">
            <text:p>-1.1582544099565800</text:p>
          </table:table-cell>
          <table:table-cell table:formula="of:=[.$I$2]-(1.5*[.$J$2]^([.A548]-1))" office:value-type="float" office:value="0.285297196465118" calcext:value-type="float">
            <text:p>0.2852971964651180</text:p>
          </table:table-cell>
          <table:table-cell table:formula="of:=[.$I$2]+(1.5*[.$J$2]^([.A548]-1))" office:value-type="float" office:value="0.28530017252336" calcext:value-type="float">
            <text:p>0.2853001725233600</text:p>
          </table:table-cell>
          <table:table-cell table:number-columns-repeated="1018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B548]*([.$J$2])" office:value-type="float" office:value="0.0000000038688757140825" calcext:value-type="float">
            <text:p>3.8688757140825000E-009</text:p>
          </table:table-cell>
          <table:table-cell table:formula="of:=[.$H$2]-(2*[.$J$2]^([.A549]-1))" office:value-type="float" office:value="-1.15825832843327" calcext:value-type="float">
            <text:p>-1.1582583284332700</text:p>
          </table:table-cell>
          <table:table-cell table:formula="of:=[.$H$2]+(2*[.$J$2]^([.A549]-1))" office:value-type="float" office:value="-1.15825445955755" calcext:value-type="float">
            <text:p>-1.1582544595575500</text:p>
          </table:table-cell>
          <table:table-cell table:formula="of:=[.$I$2]-(1.5*[.$J$2]^([.A549]-1))" office:value-type="float" office:value="0.285297233665846" calcext:value-type="float">
            <text:p>0.2852972336658460</text:p>
          </table:table-cell>
          <table:table-cell table:formula="of:=[.$I$2]+(1.5*[.$J$2]^([.A549]-1))" office:value-type="float" office:value="0.285300135322632" calcext:value-type="float">
            <text:p>0.2853001353226320</text:p>
          </table:table-cell>
          <table:table-cell table:number-columns-repeated="1018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B549]*([.$J$2])" office:value-type="float" office:value="0.00000000377215382123044" calcext:value-type="float">
            <text:p>3.7721538212304400E-009</text:p>
          </table:table-cell>
          <table:table-cell table:formula="of:=[.$H$2]-(2*[.$J$2]^([.A550]-1))" office:value-type="float" office:value="-1.15825828007232" calcext:value-type="float">
            <text:p>-1.1582582800723200</text:p>
          </table:table-cell>
          <table:table-cell table:formula="of:=[.$H$2]+(2*[.$J$2]^([.A550]-1))" office:value-type="float" office:value="-1.1582545079185" calcext:value-type="float">
            <text:p>-1.1582545079185000</text:p>
          </table:table-cell>
          <table:table-cell table:formula="of:=[.$I$2]-(1.5*[.$J$2]^([.A550]-1))" office:value-type="float" office:value="0.285297269936556" calcext:value-type="float">
            <text:p>0.2852972699365560</text:p>
          </table:table-cell>
          <table:table-cell table:formula="of:=[.$I$2]+(1.5*[.$J$2]^([.A550]-1))" office:value-type="float" office:value="0.285300099051922" calcext:value-type="float">
            <text:p>0.2853000990519220</text:p>
          </table:table-cell>
          <table:table-cell table:number-columns-repeated="1018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B550]*([.$J$2])" office:value-type="float" office:value="0.00000000367784997569968" calcext:value-type="float">
            <text:p>3.6778499756996800E-009</text:p>
          </table:table-cell>
          <table:table-cell table:formula="of:=[.$H$2]-(2*[.$J$2]^([.A551]-1))" office:value-type="float" office:value="-1.1582582329204" calcext:value-type="float">
            <text:p>-1.1582582329204000</text:p>
          </table:table-cell>
          <table:table-cell table:formula="of:=[.$H$2]+(2*[.$J$2]^([.A551]-1))" office:value-type="float" office:value="-1.15825455507042" calcext:value-type="float">
            <text:p>-1.1582545550704200</text:p>
          </table:table-cell>
          <table:table-cell table:formula="of:=[.$I$2]-(1.5*[.$J$2]^([.A551]-1))" office:value-type="float" office:value="0.285297305300498" calcext:value-type="float">
            <text:p>0.2852973053004980</text:p>
          </table:table-cell>
          <table:table-cell table:formula="of:=[.$I$2]+(1.5*[.$J$2]^([.A551]-1))" office:value-type="float" office:value="0.28530006368798" calcext:value-type="float">
            <text:p>0.2853000636879800</text:p>
          </table:table-cell>
          <table:table-cell table:number-columns-repeated="1018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B551]*([.$J$2])" office:value-type="float" office:value="0.00000000358590372630719" calcext:value-type="float">
            <text:p>3.5859037263071900E-009</text:p>
          </table:table-cell>
          <table:table-cell table:formula="of:=[.$H$2]-(2*[.$J$2]^([.A552]-1))" office:value-type="float" office:value="-1.15825818694727" calcext:value-type="float">
            <text:p>-1.1582581869472700</text:p>
          </table:table-cell>
          <table:table-cell table:formula="of:=[.$H$2]+(2*[.$J$2]^([.A552]-1))" office:value-type="float" office:value="-1.15825460104355" calcext:value-type="float">
            <text:p>-1.1582546010435500</text:p>
          </table:table-cell>
          <table:table-cell table:formula="of:=[.$I$2]-(1.5*[.$J$2]^([.A552]-1))" office:value-type="float" office:value="0.285297339780342" calcext:value-type="float">
            <text:p>0.2852973397803420</text:p>
          </table:table-cell>
          <table:table-cell table:formula="of:=[.$I$2]+(1.5*[.$J$2]^([.A552]-1))" office:value-type="float" office:value="0.285300029208136" calcext:value-type="float">
            <text:p>0.2853000292081360</text:p>
          </table:table-cell>
          <table:table-cell table:number-columns-repeated="1018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B552]*([.$J$2])" office:value-type="float" office:value="0.00000000349625613314951" calcext:value-type="float">
            <text:p>3.4962561331495100E-009</text:p>
          </table:table-cell>
          <table:table-cell table:formula="of:=[.$H$2]-(2*[.$J$2]^([.A553]-1))" office:value-type="float" office:value="-1.15825814212348" calcext:value-type="float">
            <text:p>-1.1582581421234800</text:p>
          </table:table-cell>
          <table:table-cell table:formula="of:=[.$H$2]+(2*[.$J$2]^([.A553]-1))" office:value-type="float" office:value="-1.15825464586734" calcext:value-type="float">
            <text:p>-1.1582546458673400</text:p>
          </table:table-cell>
          <table:table-cell table:formula="of:=[.$I$2]-(1.5*[.$J$2]^([.A553]-1))" office:value-type="float" office:value="0.285297373398189" calcext:value-type="float">
            <text:p>0.2852973733981890</text:p>
          </table:table-cell>
          <table:table-cell table:formula="of:=[.$I$2]+(1.5*[.$J$2]^([.A553]-1))" office:value-type="float" office:value="0.285299995590289" calcext:value-type="float">
            <text:p>0.2852999955902890</text:p>
          </table:table-cell>
          <table:table-cell table:number-columns-repeated="1018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B553]*([.$J$2])" office:value-type="float" office:value="0.00000000340884972982077" calcext:value-type="float">
            <text:p>3.4088497298207700E-009</text:p>
          </table:table-cell>
          <table:table-cell table:formula="of:=[.$H$2]-(2*[.$J$2]^([.A554]-1))" office:value-type="float" office:value="-1.15825809842027" calcext:value-type="float">
            <text:p>-1.1582580984202700</text:p>
          </table:table-cell>
          <table:table-cell table:formula="of:=[.$H$2]+(2*[.$J$2]^([.A554]-1))" office:value-type="float" office:value="-1.15825468957055" calcext:value-type="float">
            <text:p>-1.1582546895705500</text:p>
          </table:table-cell>
          <table:table-cell table:formula="of:=[.$I$2]-(1.5*[.$J$2]^([.A554]-1))" office:value-type="float" office:value="0.28529740617559" calcext:value-type="float">
            <text:p>0.2852974061755900</text:p>
          </table:table-cell>
          <table:table-cell table:formula="of:=[.$I$2]+(1.5*[.$J$2]^([.A554]-1))" office:value-type="float" office:value="0.285299962812888" calcext:value-type="float">
            <text:p>0.2852999628128880</text:p>
          </table:table-cell>
          <table:table-cell table:number-columns-repeated="1018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B554]*([.$J$2])" office:value-type="float" office:value="0.00000000332362848657525" calcext:value-type="float">
            <text:p>3.3236284865752500E-009</text:p>
          </table:table-cell>
          <table:table-cell table:formula="of:=[.$H$2]-(2*[.$J$2]^([.A555]-1))" office:value-type="float" office:value="-1.15825805580965" calcext:value-type="float">
            <text:p>-1.1582580558096500</text:p>
          </table:table-cell>
          <table:table-cell table:formula="of:=[.$H$2]+(2*[.$J$2]^([.A555]-1))" office:value-type="float" office:value="-1.15825473218117" calcext:value-type="float">
            <text:p>-1.1582547321811700</text:p>
          </table:table-cell>
          <table:table-cell table:formula="of:=[.$I$2]-(1.5*[.$J$2]^([.A555]-1))" office:value-type="float" office:value="0.285297438133557" calcext:value-type="float">
            <text:p>0.2852974381335570</text:p>
          </table:table-cell>
          <table:table-cell table:formula="of:=[.$I$2]+(1.5*[.$J$2]^([.A555]-1))" office:value-type="float" office:value="0.285299930854921" calcext:value-type="float">
            <text:p>0.2852999308549210</text:p>
          </table:table-cell>
          <table:table-cell table:number-columns-repeated="1018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B555]*([.$J$2])" office:value-type="float" office:value="0.00000000324053777441087" calcext:value-type="float">
            <text:p>3.2405377744108700E-009</text:p>
          </table:table-cell>
          <table:table-cell table:formula="of:=[.$H$2]-(2*[.$J$2]^([.A556]-1))" office:value-type="float" office:value="-1.1582580142643" calcext:value-type="float">
            <text:p>-1.1582580142643000</text:p>
          </table:table-cell>
          <table:table-cell table:formula="of:=[.$H$2]+(2*[.$J$2]^([.A556]-1))" office:value-type="float" office:value="-1.15825477372652" calcext:value-type="float">
            <text:p>-1.1582547737265200</text:p>
          </table:table-cell>
          <table:table-cell table:formula="of:=[.$I$2]-(1.5*[.$J$2]^([.A556]-1))" office:value-type="float" office:value="0.285297469292574" calcext:value-type="float">
            <text:p>0.2852974692925740</text:p>
          </table:table-cell>
          <table:table-cell table:formula="of:=[.$I$2]+(1.5*[.$J$2]^([.A556]-1))" office:value-type="float" office:value="0.285299899695904" calcext:value-type="float">
            <text:p>0.2852998996959040</text:p>
          </table:table-cell>
          <table:table-cell table:number-columns-repeated="1018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B556]*([.$J$2])" office:value-type="float" office:value="0.0000000031595243300506" calcext:value-type="float">
            <text:p>3.1595243300506000E-009</text:p>
          </table:table-cell>
          <table:table-cell table:formula="of:=[.$H$2]-(2*[.$J$2]^([.A557]-1))" office:value-type="float" office:value="-1.15825797375758" calcext:value-type="float">
            <text:p>-1.1582579737575800</text:p>
          </table:table-cell>
          <table:table-cell table:formula="of:=[.$H$2]+(2*[.$J$2]^([.A557]-1))" office:value-type="float" office:value="-1.15825481423325" calcext:value-type="float">
            <text:p>-1.1582548142332500</text:p>
          </table:table-cell>
          <table:table-cell table:formula="of:=[.$I$2]-(1.5*[.$J$2]^([.A557]-1))" office:value-type="float" office:value="0.285297499672615" calcext:value-type="float">
            <text:p>0.2852974996726150</text:p>
          </table:table-cell>
          <table:table-cell table:formula="of:=[.$I$2]+(1.5*[.$J$2]^([.A557]-1))" office:value-type="float" office:value="0.285299869315863" calcext:value-type="float">
            <text:p>0.2852998693158630</text:p>
          </table:table-cell>
          <table:table-cell table:number-columns-repeated="1018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B557]*([.$J$2])" office:value-type="float" office:value="0.00000000308053622179933" calcext:value-type="float">
            <text:p>3.0805362217993300E-009</text:p>
          </table:table-cell>
          <table:table-cell table:formula="of:=[.$H$2]-(2*[.$J$2]^([.A558]-1))" office:value-type="float" office:value="-1.15825793426352" calcext:value-type="float">
            <text:p>-1.1582579342635200</text:p>
          </table:table-cell>
          <table:table-cell table:formula="of:=[.$H$2]+(2*[.$J$2]^([.A558]-1))" office:value-type="float" office:value="-1.1582548537273" calcext:value-type="float">
            <text:p>-1.1582548537273000</text:p>
          </table:table-cell>
          <table:table-cell table:formula="of:=[.$I$2]-(1.5*[.$J$2]^([.A558]-1))" office:value-type="float" office:value="0.285297529293156" calcext:value-type="float">
            <text:p>0.2852975292931560</text:p>
          </table:table-cell>
          <table:table-cell table:formula="of:=[.$I$2]+(1.5*[.$J$2]^([.A558]-1))" office:value-type="float" office:value="0.285299839695322" calcext:value-type="float">
            <text:p>0.2852998396953220</text:p>
          </table:table-cell>
          <table:table-cell table:number-columns-repeated="1018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B558]*([.$J$2])" office:value-type="float" office:value="0.00000000300352281625435" calcext:value-type="float">
            <text:p>3.0035228162543500E-009</text:p>
          </table:table-cell>
          <table:table-cell table:formula="of:=[.$H$2]-(2*[.$J$2]^([.A559]-1))" office:value-type="float" office:value="-1.15825789575682" calcext:value-type="float">
            <text:p>-1.1582578957568200</text:p>
          </table:table-cell>
          <table:table-cell table:formula="of:=[.$H$2]+(2*[.$J$2]^([.A559]-1))" office:value-type="float" office:value="-1.158254892234" calcext:value-type="float">
            <text:p>-1.1582548922340000</text:p>
          </table:table-cell>
          <table:table-cell table:formula="of:=[.$I$2]-(1.5*[.$J$2]^([.A559]-1))" office:value-type="float" office:value="0.285297558173183" calcext:value-type="float">
            <text:p>0.2852975581731830</text:p>
          </table:table-cell>
          <table:table-cell table:formula="of:=[.$I$2]+(1.5*[.$J$2]^([.A559]-1))" office:value-type="float" office:value="0.285299810815295" calcext:value-type="float">
            <text:p>0.2852998108152950</text:p>
          </table:table-cell>
          <table:table-cell table:number-columns-repeated="1018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B559]*([.$J$2])" office:value-type="float" office:value="0.00000000292843474584799" calcext:value-type="float">
            <text:p>2.9284347458479900E-009</text:p>
          </table:table-cell>
          <table:table-cell table:formula="of:=[.$H$2]-(2*[.$J$2]^([.A560]-1))" office:value-type="float" office:value="-1.15825785821278" calcext:value-type="float">
            <text:p>-1.1582578582127800</text:p>
          </table:table-cell>
          <table:table-cell table:formula="of:=[.$H$2]+(2*[.$J$2]^([.A560]-1))" office:value-type="float" office:value="-1.15825492977804" calcext:value-type="float">
            <text:p>-1.1582549297780400</text:p>
          </table:table-cell>
          <table:table-cell table:formula="of:=[.$I$2]-(1.5*[.$J$2]^([.A560]-1))" office:value-type="float" office:value="0.285297586331209" calcext:value-type="float">
            <text:p>0.2852975863312090</text:p>
          </table:table-cell>
          <table:table-cell table:formula="of:=[.$I$2]+(1.5*[.$J$2]^([.A560]-1))" office:value-type="float" office:value="0.285299782657269" calcext:value-type="float">
            <text:p>0.2852997826572690</text:p>
          </table:table-cell>
          <table:table-cell table:number-columns-repeated="1018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B560]*([.$J$2])" office:value-type="float" office:value="0.00000000285522387720179" calcext:value-type="float">
            <text:p>2.8552238772017900E-009</text:p>
          </table:table-cell>
          <table:table-cell table:formula="of:=[.$H$2]-(2*[.$J$2]^([.A561]-1))" office:value-type="float" office:value="-1.15825782160735" calcext:value-type="float">
            <text:p>-1.1582578216073500</text:p>
          </table:table-cell>
          <table:table-cell table:formula="of:=[.$H$2]+(2*[.$J$2]^([.A561]-1))" office:value-type="float" office:value="-1.15825496638347" calcext:value-type="float">
            <text:p>-1.1582549663834700</text:p>
          </table:table-cell>
          <table:table-cell table:formula="of:=[.$I$2]-(1.5*[.$J$2]^([.A561]-1))" office:value-type="float" office:value="0.285297613785285" calcext:value-type="float">
            <text:p>0.2852976137852850</text:p>
          </table:table-cell>
          <table:table-cell table:formula="of:=[.$I$2]+(1.5*[.$J$2]^([.A561]-1))" office:value-type="float" office:value="0.285299755203193" calcext:value-type="float">
            <text:p>0.2852997552031930</text:p>
          </table:table-cell>
          <table:table-cell table:number-columns-repeated="1018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B561]*([.$J$2])" office:value-type="float" office:value="0.00000000278384328027174" calcext:value-type="float">
            <text:p>2.7838432802717400E-009</text:p>
          </table:table-cell>
          <table:table-cell table:formula="of:=[.$H$2]-(2*[.$J$2]^([.A562]-1))" office:value-type="float" office:value="-1.15825778591705" calcext:value-type="float">
            <text:p>-1.1582577859170500</text:p>
          </table:table-cell>
          <table:table-cell table:formula="of:=[.$H$2]+(2*[.$J$2]^([.A562]-1))" office:value-type="float" office:value="-1.15825500207377" calcext:value-type="float">
            <text:p>-1.1582550020737700</text:p>
          </table:table-cell>
          <table:table-cell table:formula="of:=[.$I$2]-(1.5*[.$J$2]^([.A562]-1))" office:value-type="float" office:value="0.285297640553009" calcext:value-type="float">
            <text:p>0.2852976405530090</text:p>
          </table:table-cell>
          <table:table-cell table:formula="of:=[.$I$2]+(1.5*[.$J$2]^([.A562]-1))" office:value-type="float" office:value="0.285299728435469" calcext:value-type="float">
            <text:p>0.2852997284354690</text:p>
          </table:table-cell>
          <table:table-cell table:number-columns-repeated="1018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B562]*([.$J$2])" office:value-type="float" office:value="0.00000000271424719826495" calcext:value-type="float">
            <text:p>2.7142471982649500E-009</text:p>
          </table:table-cell>
          <table:table-cell table:formula="of:=[.$H$2]-(2*[.$J$2]^([.A563]-1))" office:value-type="float" office:value="-1.15825775111901" calcext:value-type="float">
            <text:p>-1.1582577511190100</text:p>
          </table:table-cell>
          <table:table-cell table:formula="of:=[.$H$2]+(2*[.$J$2]^([.A563]-1))" office:value-type="float" office:value="-1.15825503687181" calcext:value-type="float">
            <text:p>-1.1582550368718100</text:p>
          </table:table-cell>
          <table:table-cell table:formula="of:=[.$I$2]-(1.5*[.$J$2]^([.A563]-1))" office:value-type="float" office:value="0.28529766665154" calcext:value-type="float">
            <text:p>0.2852976666515400</text:p>
          </table:table-cell>
          <table:table-cell table:formula="of:=[.$I$2]+(1.5*[.$J$2]^([.A563]-1))" office:value-type="float" office:value="0.285299702336938" calcext:value-type="float">
            <text:p>0.2852997023369380</text:p>
          </table:table-cell>
          <table:table-cell table:number-columns-repeated="1018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B563]*([.$J$2])" office:value-type="float" office:value="0.00000000264639101830833" calcext:value-type="float">
            <text:p>2.6463910183083300E-009</text:p>
          </table:table-cell>
          <table:table-cell table:formula="of:=[.$H$2]-(2*[.$J$2]^([.A564]-1))" office:value-type="float" office:value="-1.15825771719092" calcext:value-type="float">
            <text:p>-1.1582577171909200</text:p>
          </table:table-cell>
          <table:table-cell table:formula="of:=[.$H$2]+(2*[.$J$2]^([.A564]-1))" office:value-type="float" office:value="-1.1582550707999" calcext:value-type="float">
            <text:p>-1.1582550707999000</text:p>
          </table:table-cell>
          <table:table-cell table:formula="of:=[.$I$2]-(1.5*[.$J$2]^([.A564]-1))" office:value-type="float" office:value="0.285297692097607" calcext:value-type="float">
            <text:p>0.2852976920976070</text:p>
          </table:table-cell>
          <table:table-cell table:formula="of:=[.$I$2]+(1.5*[.$J$2]^([.A564]-1))" office:value-type="float" office:value="0.285299676890871" calcext:value-type="float">
            <text:p>0.2852996768908710</text:p>
          </table:table-cell>
          <table:table-cell table:number-columns-repeated="1018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B564]*([.$J$2])" office:value-type="float" office:value="0.00000000258023124285062" calcext:value-type="float">
            <text:p>2.5802312428506200E-009</text:p>
          </table:table-cell>
          <table:table-cell table:formula="of:=[.$H$2]-(2*[.$J$2]^([.A565]-1))" office:value-type="float" office:value="-1.15825768411103" calcext:value-type="float">
            <text:p>-1.1582576841110300</text:p>
          </table:table-cell>
          <table:table-cell table:formula="of:=[.$H$2]+(2*[.$J$2]^([.A565]-1))" office:value-type="float" office:value="-1.15825510387979" calcext:value-type="float">
            <text:p>-1.1582551038797900</text:p>
          </table:table-cell>
          <table:table-cell table:formula="of:=[.$I$2]-(1.5*[.$J$2]^([.A565]-1))" office:value-type="float" office:value="0.285297716907523" calcext:value-type="float">
            <text:p>0.2852977169075230</text:p>
          </table:table-cell>
          <table:table-cell table:formula="of:=[.$I$2]+(1.5*[.$J$2]^([.A565]-1))" office:value-type="float" office:value="0.285299652080955" calcext:value-type="float">
            <text:p>0.2852996520809550</text:p>
          </table:table-cell>
          <table:table-cell table:number-columns-repeated="1018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B565]*([.$J$2])" office:value-type="float" office:value="0.00000000251572546177935" calcext:value-type="float">
            <text:p>2.5157254617793500E-009</text:p>
          </table:table-cell>
          <table:table-cell table:formula="of:=[.$H$2]-(2*[.$J$2]^([.A566]-1))" office:value-type="float" office:value="-1.15825765185814" calcext:value-type="float">
            <text:p>-1.1582576518581400</text:p>
          </table:table-cell>
          <table:table-cell table:formula="of:=[.$H$2]+(2*[.$J$2]^([.A566]-1))" office:value-type="float" office:value="-1.15825513613268" calcext:value-type="float">
            <text:p>-1.1582551361326800</text:p>
          </table:table-cell>
          <table:table-cell table:formula="of:=[.$I$2]-(1.5*[.$J$2]^([.A566]-1))" office:value-type="float" office:value="0.285297741097191" calcext:value-type="float">
            <text:p>0.2852977410971910</text:p>
          </table:table-cell>
          <table:table-cell table:formula="of:=[.$I$2]+(1.5*[.$J$2]^([.A566]-1))" office:value-type="float" office:value="0.285299627891287" calcext:value-type="float">
            <text:p>0.2852996278912870</text:p>
          </table:table-cell>
          <table:table-cell table:number-columns-repeated="1018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B566]*([.$J$2])" office:value-type="float" office:value="0.00000000245283232523487" calcext:value-type="float">
            <text:p>2.4528323252348700E-009</text:p>
          </table:table-cell>
          <table:table-cell table:formula="of:=[.$H$2]-(2*[.$J$2]^([.A567]-1))" office:value-type="float" office:value="-1.15825762041157" calcext:value-type="float">
            <text:p>-1.1582576204115700</text:p>
          </table:table-cell>
          <table:table-cell table:formula="of:=[.$H$2]+(2*[.$J$2]^([.A567]-1))" office:value-type="float" office:value="-1.15825516757925" calcext:value-type="float">
            <text:p>-1.1582551675792500</text:p>
          </table:table-cell>
          <table:table-cell table:formula="of:=[.$I$2]-(1.5*[.$J$2]^([.A567]-1))" office:value-type="float" office:value="0.285297764682117" calcext:value-type="float">
            <text:p>0.2852977646821170</text:p>
          </table:table-cell>
          <table:table-cell table:formula="of:=[.$I$2]+(1.5*[.$J$2]^([.A567]-1))" office:value-type="float" office:value="0.285299604306361" calcext:value-type="float">
            <text:p>0.2852996043063610</text:p>
          </table:table-cell>
          <table:table-cell table:number-columns-repeated="1018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B567]*([.$J$2])" office:value-type="float" office:value="0.000000002391511517104" calcext:value-type="float">
            <text:p>2.3915115171040000E-009</text:p>
          </table:table-cell>
          <table:table-cell table:formula="of:=[.$H$2]-(2*[.$J$2]^([.A568]-1))" office:value-type="float" office:value="-1.15825758975117" calcext:value-type="float">
            <text:p>-1.1582575897511700</text:p>
          </table:table-cell>
          <table:table-cell table:formula="of:=[.$H$2]+(2*[.$J$2]^([.A568]-1))" office:value-type="float" office:value="-1.15825519823965" calcext:value-type="float">
            <text:p>-1.1582551982396500</text:p>
          </table:table-cell>
          <table:table-cell table:formula="of:=[.$I$2]-(1.5*[.$J$2]^([.A568]-1))" office:value-type="float" office:value="0.28529778767742" calcext:value-type="float">
            <text:p>0.2852977876774200</text:p>
          </table:table-cell>
          <table:table-cell table:formula="of:=[.$I$2]+(1.5*[.$J$2]^([.A568]-1))" office:value-type="float" office:value="0.285299581311058" calcext:value-type="float">
            <text:p>0.2852995813110580</text:p>
          </table:table-cell>
          <table:table-cell table:number-columns-repeated="1018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B568]*([.$J$2])" office:value-type="float" office:value="0.0000000023317237291764" calcext:value-type="float">
            <text:p>2.3317237291764000E-009</text:p>
          </table:table-cell>
          <table:table-cell table:formula="of:=[.$H$2]-(2*[.$J$2]^([.A569]-1))" office:value-type="float" office:value="-1.15825755985727" calcext:value-type="float">
            <text:p>-1.1582575598572700</text:p>
          </table:table-cell>
          <table:table-cell table:formula="of:=[.$H$2]+(2*[.$J$2]^([.A569]-1))" office:value-type="float" office:value="-1.15825522813355" calcext:value-type="float">
            <text:p>-1.1582552281335500</text:p>
          </table:table-cell>
          <table:table-cell table:formula="of:=[.$I$2]-(1.5*[.$J$2]^([.A569]-1))" office:value-type="float" office:value="0.285297810097841" calcext:value-type="float">
            <text:p>0.2852978100978410</text:p>
          </table:table-cell>
          <table:table-cell table:formula="of:=[.$I$2]+(1.5*[.$J$2]^([.A569]-1))" office:value-type="float" office:value="0.285299558890637" calcext:value-type="float">
            <text:p>0.2852995588906370</text:p>
          </table:table-cell>
          <table:table-cell table:number-columns-repeated="1018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B569]*([.$J$2])" office:value-type="float" office:value="0.00000000227343063594699" calcext:value-type="float">
            <text:p>2.2734306359469900E-009</text:p>
          </table:table-cell>
          <table:table-cell table:formula="of:=[.$H$2]-(2*[.$J$2]^([.A570]-1))" office:value-type="float" office:value="-1.15825753071073" calcext:value-type="float">
            <text:p>-1.1582575307107300</text:p>
          </table:table-cell>
          <table:table-cell table:formula="of:=[.$H$2]+(2*[.$J$2]^([.A570]-1))" office:value-type="float" office:value="-1.15825525728009" calcext:value-type="float">
            <text:p>-1.1582552572800900</text:p>
          </table:table-cell>
          <table:table-cell table:formula="of:=[.$I$2]-(1.5*[.$J$2]^([.A570]-1))" office:value-type="float" office:value="0.28529783195775" calcext:value-type="float">
            <text:p>0.2852978319577500</text:p>
          </table:table-cell>
          <table:table-cell table:formula="of:=[.$I$2]+(1.5*[.$J$2]^([.A570]-1))" office:value-type="float" office:value="0.285299537030727" calcext:value-type="float">
            <text:p>0.2852995370307270</text:p>
          </table:table-cell>
          <table:table-cell table:number-columns-repeated="1018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B570]*([.$J$2])" office:value-type="float" office:value="0.00000000221659487004831" calcext:value-type="float">
            <text:p>2.2165948700483100E-009</text:p>
          </table:table-cell>
          <table:table-cell table:formula="of:=[.$H$2]-(2*[.$J$2]^([.A571]-1))" office:value-type="float" office:value="-1.15825750229285" calcext:value-type="float">
            <text:p>-1.1582575022928500</text:p>
          </table:table-cell>
          <table:table-cell table:formula="of:=[.$H$2]+(2*[.$J$2]^([.A571]-1))" office:value-type="float" office:value="-1.15825528569798" calcext:value-type="float">
            <text:p>-1.1582552856979800</text:p>
          </table:table-cell>
          <table:table-cell table:formula="of:=[.$I$2]-(1.5*[.$J$2]^([.A571]-1))" office:value-type="float" office:value="0.285297853271163" calcext:value-type="float">
            <text:p>0.2852978532711630</text:p>
          </table:table-cell>
          <table:table-cell table:formula="of:=[.$I$2]+(1.5*[.$J$2]^([.A571]-1))" office:value-type="float" office:value="0.285299515717315" calcext:value-type="float">
            <text:p>0.2852995157173150</text:p>
          </table:table-cell>
          <table:table-cell table:number-columns-repeated="1018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B571]*([.$J$2])" office:value-type="float" office:value="0.00000000216117999829711" calcext:value-type="float">
            <text:p>2.1611799982971100E-009</text:p>
          </table:table-cell>
          <table:table-cell table:formula="of:=[.$H$2]-(2*[.$J$2]^([.A572]-1))" office:value-type="float" office:value="-1.15825747458541" calcext:value-type="float">
            <text:p>-1.1582574745854100</text:p>
          </table:table-cell>
          <table:table-cell table:formula="of:=[.$H$2]+(2*[.$J$2]^([.A572]-1))" office:value-type="float" office:value="-1.15825531340541" calcext:value-type="float">
            <text:p>-1.1582553134054100</text:p>
          </table:table-cell>
          <table:table-cell table:formula="of:=[.$I$2]-(1.5*[.$J$2]^([.A572]-1))" office:value-type="float" office:value="0.28529787405174" calcext:value-type="float">
            <text:p>0.2852978740517400</text:p>
          </table:table-cell>
          <table:table-cell table:formula="of:=[.$I$2]+(1.5*[.$J$2]^([.A572]-1))" office:value-type="float" office:value="0.285299494936738" calcext:value-type="float">
            <text:p>0.2852994949367380</text:p>
          </table:table-cell>
          <table:table-cell table:number-columns-repeated="1018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B572]*([.$J$2])" office:value-type="float" office:value="0.00000000210715049833968" calcext:value-type="float">
            <text:p>2.1071504983396800E-009</text:p>
          </table:table-cell>
          <table:table-cell table:formula="of:=[.$H$2]-(2*[.$J$2]^([.A573]-1))" office:value-type="float" office:value="-1.15825744757066" calcext:value-type="float">
            <text:p>-1.1582574475706600</text:p>
          </table:table-cell>
          <table:table-cell table:formula="of:=[.$H$2]+(2*[.$J$2]^([.A573]-1))" office:value-type="float" office:value="-1.15825534042016" calcext:value-type="float">
            <text:p>-1.1582553404201600</text:p>
          </table:table-cell>
          <table:table-cell table:formula="of:=[.$I$2]-(1.5*[.$J$2]^([.A573]-1))" office:value-type="float" office:value="0.285297894312802" calcext:value-type="float">
            <text:p>0.2852978943128020</text:p>
          </table:table-cell>
          <table:table-cell table:formula="of:=[.$I$2]+(1.5*[.$J$2]^([.A573]-1))" office:value-type="float" office:value="0.285299474675676" calcext:value-type="float">
            <text:p>0.2852994746756760</text:p>
          </table:table-cell>
          <table:table-cell table:number-columns-repeated="1018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B573]*([.$J$2])" office:value-type="float" office:value="0.00000000205447173588119" calcext:value-type="float">
            <text:p>2.0544717358811900E-009</text:p>
          </table:table-cell>
          <table:table-cell table:formula="of:=[.$H$2]-(2*[.$J$2]^([.A574]-1))" office:value-type="float" office:value="-1.15825742123128" calcext:value-type="float">
            <text:p>-1.1582574212312800</text:p>
          </table:table-cell>
          <table:table-cell table:formula="of:=[.$H$2]+(2*[.$J$2]^([.A574]-1))" office:value-type="float" office:value="-1.15825536675954" calcext:value-type="float">
            <text:p>-1.1582553667595400</text:p>
          </table:table-cell>
          <table:table-cell table:formula="of:=[.$I$2]-(1.5*[.$J$2]^([.A574]-1))" office:value-type="float" office:value="0.285297914067338" calcext:value-type="float">
            <text:p>0.2852979140673380</text:p>
          </table:table-cell>
          <table:table-cell table:formula="of:=[.$I$2]+(1.5*[.$J$2]^([.A574]-1))" office:value-type="float" office:value="0.28529945492114" calcext:value-type="float">
            <text:p>0.2852994549211400</text:p>
          </table:table-cell>
          <table:table-cell table:number-columns-repeated="1018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B574]*([.$J$2])" office:value-type="float" office:value="0.00000000200310994248416" calcext:value-type="float">
            <text:p>2.0031099424841600E-009</text:p>
          </table:table-cell>
          <table:table-cell table:formula="of:=[.$H$2]-(2*[.$J$2]^([.A575]-1))" office:value-type="float" office:value="-1.15825739555038" calcext:value-type="float">
            <text:p>-1.1582573955503800</text:p>
          </table:table-cell>
          <table:table-cell table:formula="of:=[.$H$2]+(2*[.$J$2]^([.A575]-1))" office:value-type="float" office:value="-1.15825539244044" calcext:value-type="float">
            <text:p>-1.1582553924404400</text:p>
          </table:table-cell>
          <table:table-cell table:formula="of:=[.$I$2]-(1.5*[.$J$2]^([.A575]-1))" office:value-type="float" office:value="0.285297933328011" calcext:value-type="float">
            <text:p>0.2852979333280110</text:p>
          </table:table-cell>
          <table:table-cell table:formula="of:=[.$I$2]+(1.5*[.$J$2]^([.A575]-1))" office:value-type="float" office:value="0.285299435660467" calcext:value-type="float">
            <text:p>0.2852994356604670</text:p>
          </table:table-cell>
          <table:table-cell table:number-columns-repeated="1018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B575]*([.$J$2])" office:value-type="float" office:value="0.00000000195303219392205" calcext:value-type="float">
            <text:p>1.9530321939220500E-009</text:p>
          </table:table-cell>
          <table:table-cell table:formula="of:=[.$H$2]-(2*[.$J$2]^([.A576]-1))" office:value-type="float" office:value="-1.15825737051151" calcext:value-type="float">
            <text:p>-1.1582573705115100</text:p>
          </table:table-cell>
          <table:table-cell table:formula="of:=[.$H$2]+(2*[.$J$2]^([.A576]-1))" office:value-type="float" office:value="-1.15825541747931" calcext:value-type="float">
            <text:p>-1.1582554174793100</text:p>
          </table:table-cell>
          <table:table-cell table:formula="of:=[.$I$2]-(1.5*[.$J$2]^([.A576]-1))" office:value-type="float" office:value="0.285297952107166" calcext:value-type="float">
            <text:p>0.2852979521071660</text:p>
          </table:table-cell>
          <table:table-cell table:formula="of:=[.$I$2]+(1.5*[.$J$2]^([.A576]-1))" office:value-type="float" office:value="0.285299416881312" calcext:value-type="float">
            <text:p>0.2852994168813120</text:p>
          </table:table-cell>
          <table:table-cell table:number-columns-repeated="1018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B576]*([.$J$2])" office:value-type="float" office:value="0.000000001904206389074" calcext:value-type="float">
            <text:p>1.9042063890740000E-009</text:p>
          </table:table-cell>
          <table:table-cell table:formula="of:=[.$H$2]-(2*[.$J$2]^([.A577]-1))" office:value-type="float" office:value="-1.1582573460986" calcext:value-type="float">
            <text:p>-1.1582573460986000</text:p>
          </table:table-cell>
          <table:table-cell table:formula="of:=[.$H$2]+(2*[.$J$2]^([.A577]-1))" office:value-type="float" office:value="-1.15825544189222" calcext:value-type="float">
            <text:p>-1.1582554418922200</text:p>
          </table:table-cell>
          <table:table-cell table:formula="of:=[.$I$2]-(1.5*[.$J$2]^([.A577]-1))" office:value-type="float" office:value="0.285297970416843" calcext:value-type="float">
            <text:p>0.2852979704168430</text:p>
          </table:table-cell>
          <table:table-cell table:formula="of:=[.$I$2]+(1.5*[.$J$2]^([.A577]-1))" office:value-type="float" office:value="0.285299398571635" calcext:value-type="float">
            <text:p>0.2852993985716350</text:p>
          </table:table-cell>
          <table:table-cell table:number-columns-repeated="1018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B577]*([.$J$2])" office:value-type="float" office:value="0.00000000185660122934715" calcext:value-type="float">
            <text:p>1.8566012293471500E-009</text:p>
          </table:table-cell>
          <table:table-cell table:formula="of:=[.$H$2]-(2*[.$J$2]^([.A578]-1))" office:value-type="float" office:value="-1.15825732229602" calcext:value-type="float">
            <text:p>-1.1582573222960200</text:p>
          </table:table-cell>
          <table:table-cell table:formula="of:=[.$H$2]+(2*[.$J$2]^([.A578]-1))" office:value-type="float" office:value="-1.1582554656948" calcext:value-type="float">
            <text:p>-1.1582554656948000</text:p>
          </table:table-cell>
          <table:table-cell table:formula="of:=[.$I$2]-(1.5*[.$J$2]^([.A578]-1))" office:value-type="float" office:value="0.285297988268778" calcext:value-type="float">
            <text:p>0.2852979882687780</text:p>
          </table:table-cell>
          <table:table-cell table:formula="of:=[.$I$2]+(1.5*[.$J$2]^([.A578]-1))" office:value-type="float" office:value="0.2852993807197" calcext:value-type="float">
            <text:p>0.2852993807197000</text:p>
          </table:table-cell>
          <table:table-cell table:number-columns-repeated="1018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B578]*([.$J$2])" office:value-type="float" office:value="0.00000000181018619861347" calcext:value-type="float">
            <text:p>1.8101861986134700E-009</text:p>
          </table:table-cell>
          <table:table-cell table:formula="of:=[.$H$2]-(2*[.$J$2]^([.A579]-1))" office:value-type="float" office:value="-1.15825729908851" calcext:value-type="float">
            <text:p>-1.1582572990885100</text:p>
          </table:table-cell>
          <table:table-cell table:formula="of:=[.$H$2]+(2*[.$J$2]^([.A579]-1))" office:value-type="float" office:value="-1.15825548890231" calcext:value-type="float">
            <text:p>-1.1582554889023100</text:p>
          </table:table-cell>
          <table:table-cell table:formula="of:=[.$I$2]-(1.5*[.$J$2]^([.A579]-1))" office:value-type="float" office:value="0.285298005674415" calcext:value-type="float">
            <text:p>0.2852980056744150</text:p>
          </table:table-cell>
          <table:table-cell table:formula="of:=[.$I$2]+(1.5*[.$J$2]^([.A579]-1))" office:value-type="float" office:value="0.285299363314063" calcext:value-type="float">
            <text:p>0.2852993633140630</text:p>
          </table:table-cell>
          <table:table-cell table:number-columns-repeated="1018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B579]*([.$J$2])" office:value-type="float" office:value="0.00000000176493154364813" calcext:value-type="float">
            <text:p>1.7649315436481300E-009</text:p>
          </table:table-cell>
          <table:table-cell table:formula="of:=[.$H$2]-(2*[.$J$2]^([.A580]-1))" office:value-type="float" office:value="-1.15825727646118" calcext:value-type="float">
            <text:p>-1.1582572764611800</text:p>
          </table:table-cell>
          <table:table-cell table:formula="of:=[.$H$2]+(2*[.$J$2]^([.A580]-1))" office:value-type="float" office:value="-1.15825551152964" calcext:value-type="float">
            <text:p>-1.1582555115296400</text:p>
          </table:table-cell>
          <table:table-cell table:formula="of:=[.$I$2]-(1.5*[.$J$2]^([.A580]-1))" office:value-type="float" office:value="0.28529802264491" calcext:value-type="float">
            <text:p>0.2852980226449100</text:p>
          </table:table-cell>
          <table:table-cell table:formula="of:=[.$I$2]+(1.5*[.$J$2]^([.A580]-1))" office:value-type="float" office:value="0.285299346343568" calcext:value-type="float">
            <text:p>0.2852993463435680</text:p>
          </table:table-cell>
          <table:table-cell table:number-columns-repeated="1018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B580]*([.$J$2])" office:value-type="float" office:value="0.00000000172080825505693" calcext:value-type="float">
            <text:p>1.7208082550569300E-009</text:p>
          </table:table-cell>
          <table:table-cell table:formula="of:=[.$H$2]-(2*[.$J$2]^([.A581]-1))" office:value-type="float" office:value="-1.15825725439954" calcext:value-type="float">
            <text:p>-1.1582572543995400</text:p>
          </table:table-cell>
          <table:table-cell table:formula="of:=[.$H$2]+(2*[.$J$2]^([.A581]-1))" office:value-type="float" office:value="-1.15825553359128" calcext:value-type="float">
            <text:p>-1.1582555335912800</text:p>
          </table:table-cell>
          <table:table-cell table:formula="of:=[.$I$2]-(1.5*[.$J$2]^([.A581]-1))" office:value-type="float" office:value="0.285298039191143" calcext:value-type="float">
            <text:p>0.2852980391911430</text:p>
          </table:table-cell>
          <table:table-cell table:formula="of:=[.$I$2]+(1.5*[.$J$2]^([.A581]-1))" office:value-type="float" office:value="0.285299329797335" calcext:value-type="float">
            <text:p>0.2852993297973350</text:p>
          </table:table-cell>
          <table:table-cell table:number-columns-repeated="1018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B581]*([.$J$2])" office:value-type="float" office:value="0.00000000167778804868051" calcext:value-type="float">
            <text:p>1.6777880486805100E-009</text:p>
          </table:table-cell>
          <table:table-cell table:formula="of:=[.$H$2]-(2*[.$J$2]^([.A582]-1))" office:value-type="float" office:value="-1.15825723288943" calcext:value-type="float">
            <text:p>-1.1582572328894300</text:p>
          </table:table-cell>
          <table:table-cell table:formula="of:=[.$H$2]+(2*[.$J$2]^([.A582]-1))" office:value-type="float" office:value="-1.15825555510139" calcext:value-type="float">
            <text:p>-1.1582555551013900</text:p>
          </table:table-cell>
          <table:table-cell table:formula="of:=[.$I$2]-(1.5*[.$J$2]^([.A582]-1))" office:value-type="float" office:value="0.285298055323721" calcext:value-type="float">
            <text:p>0.2852980553237210</text:p>
          </table:table-cell>
          <table:table-cell table:formula="of:=[.$I$2]+(1.5*[.$J$2]^([.A582]-1))" office:value-type="float" office:value="0.285299313664757" calcext:value-type="float">
            <text:p>0.2852993136647570</text:p>
          </table:table-cell>
          <table:table-cell table:number-columns-repeated="1018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B582]*([.$J$2])" office:value-type="float" office:value="0.0000000016358433474635" calcext:value-type="float">
            <text:p>1.6358433474635000E-009</text:p>
          </table:table-cell>
          <table:table-cell table:formula="of:=[.$H$2]-(2*[.$J$2]^([.A583]-1))" office:value-type="float" office:value="-1.15825721191708" calcext:value-type="float">
            <text:p>-1.1582572119170800</text:p>
          </table:table-cell>
          <table:table-cell table:formula="of:=[.$H$2]+(2*[.$J$2]^([.A583]-1))" office:value-type="float" office:value="-1.15825557607374" calcext:value-type="float">
            <text:p>-1.1582555760737400</text:p>
          </table:table-cell>
          <table:table-cell table:formula="of:=[.$I$2]-(1.5*[.$J$2]^([.A583]-1))" office:value-type="float" office:value="0.285298071052984" calcext:value-type="float">
            <text:p>0.2852980710529840</text:p>
          </table:table-cell>
          <table:table-cell table:formula="of:=[.$I$2]+(1.5*[.$J$2]^([.A583]-1))" office:value-type="float" office:value="0.285299297935494" calcext:value-type="float">
            <text:p>0.2852992979354940</text:p>
          </table:table-cell>
          <table:table-cell table:number-columns-repeated="1018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B583]*([.$J$2])" office:value-type="float" office:value="0.00000000159494726377691" calcext:value-type="float">
            <text:p>1.5949472637769100E-009</text:p>
          </table:table-cell>
          <table:table-cell table:formula="of:=[.$H$2]-(2*[.$J$2]^([.A584]-1))" office:value-type="float" office:value="-1.15825719146904" calcext:value-type="float">
            <text:p>-1.1582571914690400</text:p>
          </table:table-cell>
          <table:table-cell table:formula="of:=[.$H$2]+(2*[.$J$2]^([.A584]-1))" office:value-type="float" office:value="-1.15825559652178" calcext:value-type="float">
            <text:p>-1.1582555965217800</text:p>
          </table:table-cell>
          <table:table-cell table:formula="of:=[.$I$2]-(1.5*[.$J$2]^([.A584]-1))" office:value-type="float" office:value="0.285298086389015" calcext:value-type="float">
            <text:p>0.2852980863890150</text:p>
          </table:table-cell>
          <table:table-cell table:formula="of:=[.$I$2]+(1.5*[.$J$2]^([.A584]-1))" office:value-type="float" office:value="0.285299282599463" calcext:value-type="float">
            <text:p>0.2852992825994630</text:p>
          </table:table-cell>
          <table:table-cell table:number-columns-repeated="1018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B584]*([.$J$2])" office:value-type="float" office:value="0.00000000155507358218248" calcext:value-type="float">
            <text:p>1.5550735821824800E-009</text:p>
          </table:table-cell>
          <table:table-cell table:formula="of:=[.$H$2]-(2*[.$J$2]^([.A585]-1))" office:value-type="float" office:value="-1.1582571715322" calcext:value-type="float">
            <text:p>-1.1582571715322000</text:p>
          </table:table-cell>
          <table:table-cell table:formula="of:=[.$H$2]+(2*[.$J$2]^([.A585]-1))" office:value-type="float" office:value="-1.15825561645862" calcext:value-type="float">
            <text:p>-1.1582556164586200</text:p>
          </table:table-cell>
          <table:table-cell table:formula="of:=[.$I$2]-(1.5*[.$J$2]^([.A585]-1))" office:value-type="float" office:value="0.285298101341646" calcext:value-type="float">
            <text:p>0.2852981013416460</text:p>
          </table:table-cell>
          <table:table-cell table:formula="of:=[.$I$2]+(1.5*[.$J$2]^([.A585]-1))" office:value-type="float" office:value="0.285299267646832" calcext:value-type="float">
            <text:p>0.2852992676468320</text:p>
          </table:table-cell>
          <table:table-cell table:number-columns-repeated="1018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B585]*([.$J$2])" office:value-type="float" office:value="0.00000000151619674262792" calcext:value-type="float">
            <text:p>1.5161967426279200E-009</text:p>
          </table:table-cell>
          <table:table-cell table:formula="of:=[.$H$2]-(2*[.$J$2]^([.A586]-1))" office:value-type="float" office:value="-1.15825715209378" calcext:value-type="float">
            <text:p>-1.1582571520937800</text:p>
          </table:table-cell>
          <table:table-cell table:formula="of:=[.$H$2]+(2*[.$J$2]^([.A586]-1))" office:value-type="float" office:value="-1.15825563589704" calcext:value-type="float">
            <text:p>-1.1582556358970400</text:p>
          </table:table-cell>
          <table:table-cell table:formula="of:=[.$I$2]-(1.5*[.$J$2]^([.A586]-1))" office:value-type="float" office:value="0.28529811592046" calcext:value-type="float">
            <text:p>0.2852981159204600</text:p>
          </table:table-cell>
          <table:table-cell table:formula="of:=[.$I$2]+(1.5*[.$J$2]^([.A586]-1))" office:value-type="float" office:value="0.285299253068017" calcext:value-type="float">
            <text:p>0.2852992530680170</text:p>
          </table:table-cell>
          <table:table-cell table:number-columns-repeated="1018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B586]*([.$J$2])" office:value-type="float" office:value="0.00000000147829182406222" calcext:value-type="float">
            <text:p>1.4782918240622200E-009</text:p>
          </table:table-cell>
          <table:table-cell table:formula="of:=[.$H$2]-(2*[.$J$2]^([.A587]-1))" office:value-type="float" office:value="-1.15825713314132" calcext:value-type="float">
            <text:p>-1.1582571331413200</text:p>
          </table:table-cell>
          <table:table-cell table:formula="of:=[.$H$2]+(2*[.$J$2]^([.A587]-1))" office:value-type="float" office:value="-1.1582556548495" calcext:value-type="float">
            <text:p>-1.1582556548495000</text:p>
          </table:table-cell>
          <table:table-cell table:formula="of:=[.$I$2]-(1.5*[.$J$2]^([.A587]-1))" office:value-type="float" office:value="0.285298130134805" calcext:value-type="float">
            <text:p>0.2852981301348050</text:p>
          </table:table-cell>
          <table:table-cell table:formula="of:=[.$I$2]+(1.5*[.$J$2]^([.A587]-1))" office:value-type="float" office:value="0.285299238853673" calcext:value-type="float">
            <text:p>0.2852992388536730</text:p>
          </table:table-cell>
          <table:table-cell table:number-columns-repeated="1018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B587]*([.$J$2])" office:value-type="float" office:value="0.00000000144133452846067" calcext:value-type="float">
            <text:p>1.4413345284606700E-009</text:p>
          </table:table-cell>
          <table:table-cell table:formula="of:=[.$H$2]-(2*[.$J$2]^([.A588]-1))" office:value-type="float" office:value="-1.15825711466267" calcext:value-type="float">
            <text:p>-1.1582571146626700</text:p>
          </table:table-cell>
          <table:table-cell table:formula="of:=[.$H$2]+(2*[.$J$2]^([.A588]-1))" office:value-type="float" office:value="-1.15825567332815" calcext:value-type="float">
            <text:p>-1.1582556733281500</text:p>
          </table:table-cell>
          <table:table-cell table:formula="of:=[.$I$2]-(1.5*[.$J$2]^([.A588]-1))" office:value-type="float" office:value="0.285298143993791" calcext:value-type="float">
            <text:p>0.2852981439937910</text:p>
          </table:table-cell>
          <table:table-cell table:formula="of:=[.$I$2]+(1.5*[.$J$2]^([.A588]-1))" office:value-type="float" office:value="0.285299224994687" calcext:value-type="float">
            <text:p>0.2852992249946870</text:p>
          </table:table-cell>
          <table:table-cell table:number-columns-repeated="1018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B588]*([.$J$2])" office:value-type="float" office:value="0.00000000140530116524915" calcext:value-type="float">
            <text:p>1.4053011652491500E-009</text:p>
          </table:table-cell>
          <table:table-cell table:formula="of:=[.$H$2]-(2*[.$J$2]^([.A589]-1))" office:value-type="float" office:value="-1.15825709664599" calcext:value-type="float">
            <text:p>-1.1582570966459900</text:p>
          </table:table-cell>
          <table:table-cell table:formula="of:=[.$H$2]+(2*[.$J$2]^([.A589]-1))" office:value-type="float" office:value="-1.15825569134483" calcext:value-type="float">
            <text:p>-1.1582556913448300</text:p>
          </table:table-cell>
          <table:table-cell table:formula="of:=[.$I$2]-(1.5*[.$J$2]^([.A589]-1))" office:value-type="float" office:value="0.285298157506302" calcext:value-type="float">
            <text:p>0.2852981575063020</text:p>
          </table:table-cell>
          <table:table-cell table:formula="of:=[.$I$2]+(1.5*[.$J$2]^([.A589]-1))" office:value-type="float" office:value="0.285299211482176" calcext:value-type="float">
            <text:p>0.2852992114821760</text:p>
          </table:table-cell>
          <table:table-cell table:number-columns-repeated="1018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B589]*([.$J$2])" office:value-type="float" office:value="0.00000000137016863611792" calcext:value-type="float">
            <text:p>1.3701686361179200E-009</text:p>
          </table:table-cell>
          <table:table-cell table:formula="of:=[.$H$2]-(2*[.$J$2]^([.A590]-1))" office:value-type="float" office:value="-1.15825707907973" calcext:value-type="float">
            <text:p>-1.1582570790797300</text:p>
          </table:table-cell>
          <table:table-cell table:formula="of:=[.$H$2]+(2*[.$J$2]^([.A590]-1))" office:value-type="float" office:value="-1.15825570891109" calcext:value-type="float">
            <text:p>-1.1582557089110900</text:p>
          </table:table-cell>
          <table:table-cell table:formula="of:=[.$I$2]-(1.5*[.$J$2]^([.A590]-1))" office:value-type="float" office:value="0.285298170681" calcext:value-type="float">
            <text:p>0.2852981706810000</text:p>
          </table:table-cell>
          <table:table-cell table:formula="of:=[.$I$2]+(1.5*[.$J$2]^([.A590]-1))" office:value-type="float" office:value="0.285299198307478" calcext:value-type="float">
            <text:p>0.2852991983074780</text:p>
          </table:table-cell>
          <table:table-cell table:number-columns-repeated="1018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B590]*([.$J$2])" office:value-type="float" office:value="0.00000000133591442021498" calcext:value-type="float">
            <text:p>1.3359144202149800E-009</text:p>
          </table:table-cell>
          <table:table-cell table:formula="of:=[.$H$2]-(2*[.$J$2]^([.A591]-1))" office:value-type="float" office:value="-1.15825706195262" calcext:value-type="float">
            <text:p>-1.1582570619526200</text:p>
          </table:table-cell>
          <table:table-cell table:formula="of:=[.$H$2]+(2*[.$J$2]^([.A591]-1))" office:value-type="float" office:value="-1.1582557260382" calcext:value-type="float">
            <text:p>-1.1582557260382000</text:p>
          </table:table-cell>
          <table:table-cell table:formula="of:=[.$I$2]-(1.5*[.$J$2]^([.A591]-1))" office:value-type="float" office:value="0.285298183526331" calcext:value-type="float">
            <text:p>0.2852981835263310</text:p>
          </table:table-cell>
          <table:table-cell table:formula="of:=[.$I$2]+(1.5*[.$J$2]^([.A591]-1))" office:value-type="float" office:value="0.285299185462147" calcext:value-type="float">
            <text:p>0.2852991854621470</text:p>
          </table:table-cell>
          <table:table-cell table:number-columns-repeated="1018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B591]*([.$J$2])" office:value-type="float" office:value="0.0000000013025165597096" calcext:value-type="float">
            <text:p>1.3025165597096000E-009</text:p>
          </table:table-cell>
          <table:table-cell table:formula="of:=[.$H$2]-(2*[.$J$2]^([.A592]-1))" office:value-type="float" office:value="-1.15825704525369" calcext:value-type="float">
            <text:p>-1.1582570452536900</text:p>
          </table:table-cell>
          <table:table-cell table:formula="of:=[.$H$2]+(2*[.$J$2]^([.A592]-1))" office:value-type="float" office:value="-1.15825574273713" calcext:value-type="float">
            <text:p>-1.1582557427371300</text:p>
          </table:table-cell>
          <table:table-cell table:formula="of:=[.$I$2]-(1.5*[.$J$2]^([.A592]-1))" office:value-type="float" office:value="0.285298196050529" calcext:value-type="float">
            <text:p>0.2852981960505290</text:p>
          </table:table-cell>
          <table:table-cell table:formula="of:=[.$I$2]+(1.5*[.$J$2]^([.A592]-1))" office:value-type="float" office:value="0.285299172937949" calcext:value-type="float">
            <text:p>0.2852991729379490</text:p>
          </table:table-cell>
          <table:table-cell table:number-columns-repeated="1018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B592]*([.$J$2])" office:value-type="float" office:value="0.00000000126995364571686" calcext:value-type="float">
            <text:p>1.2699536457168600E-009</text:p>
          </table:table-cell>
          <table:table-cell table:formula="of:=[.$H$2]-(2*[.$J$2]^([.A593]-1))" office:value-type="float" office:value="-1.15825702897223" calcext:value-type="float">
            <text:p>-1.1582570289722300</text:p>
          </table:table-cell>
          <table:table-cell table:formula="of:=[.$H$2]+(2*[.$J$2]^([.A593]-1))" office:value-type="float" office:value="-1.15825575901859" calcext:value-type="float">
            <text:p>-1.1582557590185900</text:p>
          </table:table-cell>
          <table:table-cell table:formula="of:=[.$I$2]-(1.5*[.$J$2]^([.A593]-1))" office:value-type="float" office:value="0.285298208261622" calcext:value-type="float">
            <text:p>0.2852982082616220</text:p>
          </table:table-cell>
          <table:table-cell table:formula="of:=[.$I$2]+(1.5*[.$J$2]^([.A593]-1))" office:value-type="float" office:value="0.285299160726856" calcext:value-type="float">
            <text:p>0.2852991607268560</text:p>
          </table:table-cell>
          <table:table-cell table:number-columns-repeated="1018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B593]*([.$J$2])" office:value-type="float" office:value="0.00000000123820480457394" calcext:value-type="float">
            <text:p>1.2382048045739400E-009</text:p>
          </table:table-cell>
          <table:table-cell table:formula="of:=[.$H$2]-(2*[.$J$2]^([.A594]-1))" office:value-type="float" office:value="-1.15825701309781" calcext:value-type="float">
            <text:p>-1.1582570130978100</text:p>
          </table:table-cell>
          <table:table-cell table:formula="of:=[.$H$2]+(2*[.$J$2]^([.A594]-1))" office:value-type="float" office:value="-1.15825577489301" calcext:value-type="float">
            <text:p>-1.1582557748930100</text:p>
          </table:table-cell>
          <table:table-cell table:formula="of:=[.$I$2]-(1.5*[.$J$2]^([.A594]-1))" office:value-type="float" office:value="0.285298220167437" calcext:value-type="float">
            <text:p>0.2852982201674370</text:p>
          </table:table-cell>
          <table:table-cell table:formula="of:=[.$I$2]+(1.5*[.$J$2]^([.A594]-1))" office:value-type="float" office:value="0.285299148821041" calcext:value-type="float">
            <text:p>0.2852991488210410</text:p>
          </table:table-cell>
          <table:table-cell table:number-columns-repeated="1018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B594]*([.$J$2])" office:value-type="float" office:value="0.00000000120724968445959" calcext:value-type="float">
            <text:p>1.2072496844595900E-009</text:p>
          </table:table-cell>
          <table:table-cell table:formula="of:=[.$H$2]-(2*[.$J$2]^([.A595]-1))" office:value-type="float" office:value="-1.15825699762025" calcext:value-type="float">
            <text:p>-1.1582569976202500</text:p>
          </table:table-cell>
          <table:table-cell table:formula="of:=[.$H$2]+(2*[.$J$2]^([.A595]-1))" office:value-type="float" office:value="-1.15825579037057" calcext:value-type="float">
            <text:p>-1.1582557903705700</text:p>
          </table:table-cell>
          <table:table-cell table:formula="of:=[.$I$2]-(1.5*[.$J$2]^([.A595]-1))" office:value-type="float" office:value="0.285298231775607" calcext:value-type="float">
            <text:p>0.2852982317756070</text:p>
          </table:table-cell>
          <table:table-cell table:formula="of:=[.$I$2]+(1.5*[.$J$2]^([.A595]-1))" office:value-type="float" office:value="0.285299137212871" calcext:value-type="float">
            <text:p>0.2852991372128710</text:p>
          </table:table-cell>
          <table:table-cell table:number-columns-repeated="1018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B595]*([.$J$2])" office:value-type="float" office:value="0.0000000011770684423481" calcext:value-type="float">
            <text:p>1.1770684423481000E-009</text:p>
          </table:table-cell>
          <table:table-cell table:formula="of:=[.$H$2]-(2*[.$J$2]^([.A596]-1))" office:value-type="float" office:value="-1.15825698252963" calcext:value-type="float">
            <text:p>-1.1582569825296300</text:p>
          </table:table-cell>
          <table:table-cell table:formula="of:=[.$H$2]+(2*[.$J$2]^([.A596]-1))" office:value-type="float" office:value="-1.15825580546119" calcext:value-type="float">
            <text:p>-1.1582558054611900</text:p>
          </table:table-cell>
          <table:table-cell table:formula="of:=[.$I$2]-(1.5*[.$J$2]^([.A596]-1))" office:value-type="float" office:value="0.285298243093573" calcext:value-type="float">
            <text:p>0.2852982430935730</text:p>
          </table:table-cell>
          <table:table-cell table:formula="of:=[.$I$2]+(1.5*[.$J$2]^([.A596]-1))" office:value-type="float" office:value="0.285299125894905" calcext:value-type="float">
            <text:p>0.2852991258949050</text:p>
          </table:table-cell>
          <table:table-cell table:number-columns-repeated="1018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B596]*([.$J$2])" office:value-type="float" office:value="0.0000000011476417312894" calcext:value-type="float">
            <text:p>1.1476417312894000E-009</text:p>
          </table:table-cell>
          <table:table-cell table:formula="of:=[.$H$2]-(2*[.$J$2]^([.A597]-1))" office:value-type="float" office:value="-1.15825696781628" calcext:value-type="float">
            <text:p>-1.1582569678162800</text:p>
          </table:table-cell>
          <table:table-cell table:formula="of:=[.$H$2]+(2*[.$J$2]^([.A597]-1))" office:value-type="float" office:value="-1.15825582017454" calcext:value-type="float">
            <text:p>-1.1582558201745400</text:p>
          </table:table-cell>
          <table:table-cell table:formula="of:=[.$I$2]-(1.5*[.$J$2]^([.A597]-1))" office:value-type="float" office:value="0.28529825412859" calcext:value-type="float">
            <text:p>0.2852982541285900</text:p>
          </table:table-cell>
          <table:table-cell table:formula="of:=[.$I$2]+(1.5*[.$J$2]^([.A597]-1))" office:value-type="float" office:value="0.285299114859888" calcext:value-type="float">
            <text:p>0.2852991148598880</text:p>
          </table:table-cell>
          <table:table-cell table:number-columns-repeated="1018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B597]*([.$J$2])" office:value-type="float" office:value="0.00000000111895068800716" calcext:value-type="float">
            <text:p>1.1189506880071600E-009</text:p>
          </table:table-cell>
          <table:table-cell table:formula="of:=[.$H$2]-(2*[.$J$2]^([.A598]-1))" office:value-type="float" office:value="-1.15825695347075" calcext:value-type="float">
            <text:p>-1.1582569534707500</text:p>
          </table:table-cell>
          <table:table-cell table:formula="of:=[.$H$2]+(2*[.$J$2]^([.A598]-1))" office:value-type="float" office:value="-1.15825583452007" calcext:value-type="float">
            <text:p>-1.1582558345200700</text:p>
          </table:table-cell>
          <table:table-cell table:formula="of:=[.$I$2]-(1.5*[.$J$2]^([.A598]-1))" office:value-type="float" office:value="0.285298264887731" calcext:value-type="float">
            <text:p>0.2852982648877310</text:p>
          </table:table-cell>
          <table:table-cell table:formula="of:=[.$I$2]+(1.5*[.$J$2]^([.A598]-1))" office:value-type="float" office:value="0.285299104100747" calcext:value-type="float">
            <text:p>0.2852991041007470</text:p>
          </table:table-cell>
          <table:table-cell table:number-columns-repeated="1018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B598]*([.$J$2])" office:value-type="float" office:value="0.00000000109097692080698" calcext:value-type="float">
            <text:p>1.0909769208069800E-009</text:p>
          </table:table-cell>
          <table:table-cell table:formula="of:=[.$H$2]-(2*[.$J$2]^([.A599]-1))" office:value-type="float" office:value="-1.15825693948387" calcext:value-type="float">
            <text:p>-1.1582569394838700</text:p>
          </table:table-cell>
          <table:table-cell table:formula="of:=[.$H$2]+(2*[.$J$2]^([.A599]-1))" office:value-type="float" office:value="-1.15825584850695" calcext:value-type="float">
            <text:p>-1.1582558485069500</text:p>
          </table:table-cell>
          <table:table-cell table:formula="of:=[.$I$2]-(1.5*[.$J$2]^([.A599]-1))" office:value-type="float" office:value="0.285298275377894" calcext:value-type="float">
            <text:p>0.2852982753778940</text:p>
          </table:table-cell>
          <table:table-cell table:formula="of:=[.$I$2]+(1.5*[.$J$2]^([.A599]-1))" office:value-type="float" office:value="0.285299093610584" calcext:value-type="float">
            <text:p>0.2852990936105840</text:p>
          </table:table-cell>
          <table:table-cell table:number-columns-repeated="1018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B599]*([.$J$2])" office:value-type="float" office:value="0.00000000106370249778681" calcext:value-type="float">
            <text:p>1.0637024977868100E-009</text:p>
          </table:table-cell>
          <table:table-cell table:formula="of:=[.$H$2]-(2*[.$J$2]^([.A600]-1))" office:value-type="float" office:value="-1.15825692584666" calcext:value-type="float">
            <text:p>-1.1582569258466600</text:p>
          </table:table-cell>
          <table:table-cell table:formula="of:=[.$H$2]+(2*[.$J$2]^([.A600]-1))" office:value-type="float" office:value="-1.15825586214416" calcext:value-type="float">
            <text:p>-1.1582558621441600</text:p>
          </table:table-cell>
          <table:table-cell table:formula="of:=[.$I$2]-(1.5*[.$J$2]^([.A600]-1))" office:value-type="float" office:value="0.285298285605802" calcext:value-type="float">
            <text:p>0.2852982856058020</text:p>
          </table:table-cell>
          <table:table-cell table:formula="of:=[.$I$2]+(1.5*[.$J$2]^([.A600]-1))" office:value-type="float" office:value="0.285299083382676" calcext:value-type="float">
            <text:p>0.2852990833826760</text:p>
          </table:table-cell>
          <table:table-cell table:number-columns-repeated="1018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B600]*([.$J$2])" office:value-type="float" office:value="0.00000000103710993534214" calcext:value-type="float">
            <text:p>1.0371099353421400E-009</text:p>
          </table:table-cell>
          <table:table-cell table:formula="of:=[.$H$2]-(2*[.$J$2]^([.A601]-1))" office:value-type="float" office:value="-1.15825691255038" calcext:value-type="float">
            <text:p>-1.1582569125503800</text:p>
          </table:table-cell>
          <table:table-cell table:formula="of:=[.$H$2]+(2*[.$J$2]^([.A601]-1))" office:value-type="float" office:value="-1.15825587544044" calcext:value-type="float">
            <text:p>-1.1582558754404400</text:p>
          </table:table-cell>
          <table:table-cell table:formula="of:=[.$I$2]-(1.5*[.$J$2]^([.A601]-1))" office:value-type="float" office:value="0.285298295578013" calcext:value-type="float">
            <text:p>0.2852982955780130</text:p>
          </table:table-cell>
          <table:table-cell table:formula="of:=[.$I$2]+(1.5*[.$J$2]^([.A601]-1))" office:value-type="float" office:value="0.285299073410465" calcext:value-type="float">
            <text:p>0.2852990734104650</text:p>
          </table:table-cell>
          <table:table-cell table:number-columns-repeated="1018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B601]*([.$J$2])" office:value-type="float" office:value="0.00000000101118218695859" calcext:value-type="float">
            <text:p>1.0111821869585900E-009</text:p>
          </table:table-cell>
          <table:table-cell table:formula="of:=[.$H$2]-(2*[.$J$2]^([.A602]-1))" office:value-type="float" office:value="-1.1582568995865" calcext:value-type="float">
            <text:p>-1.1582568995865000</text:p>
          </table:table-cell>
          <table:table-cell table:formula="of:=[.$H$2]+(2*[.$J$2]^([.A602]-1))" office:value-type="float" office:value="-1.15825588840432" calcext:value-type="float">
            <text:p>-1.1582558884043200</text:p>
          </table:table-cell>
          <table:table-cell table:formula="of:=[.$I$2]-(1.5*[.$J$2]^([.A602]-1))" office:value-type="float" office:value="0.285298305300919" calcext:value-type="float">
            <text:p>0.2852983053009190</text:p>
          </table:table-cell>
          <table:table-cell table:formula="of:=[.$I$2]+(1.5*[.$J$2]^([.A602]-1))" office:value-type="float" office:value="0.285299063687559" calcext:value-type="float">
            <text:p>0.2852990636875590</text:p>
          </table:table-cell>
          <table:table-cell table:number-columns-repeated="1018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B602]*([.$J$2])" office:value-type="float" office:value="0.000000000985902632284622" calcext:value-type="float">
            <text:p>9.8590263228462200E-010</text:p>
          </table:table-cell>
          <table:table-cell table:formula="of:=[.$H$2]-(2*[.$J$2]^([.A603]-1))" office:value-type="float" office:value="-1.15825688694673" calcext:value-type="float">
            <text:p>-1.1582568869467300</text:p>
          </table:table-cell>
          <table:table-cell table:formula="of:=[.$H$2]+(2*[.$J$2]^([.A603]-1))" office:value-type="float" office:value="-1.15825590104409" calcext:value-type="float">
            <text:p>-1.1582559010440900</text:p>
          </table:table-cell>
          <table:table-cell table:formula="of:=[.$I$2]-(1.5*[.$J$2]^([.A603]-1))" office:value-type="float" office:value="0.285298314780752" calcext:value-type="float">
            <text:p>0.2852983147807520</text:p>
          </table:table-cell>
          <table:table-cell table:formula="of:=[.$I$2]+(1.5*[.$J$2]^([.A603]-1))" office:value-type="float" office:value="0.285299054207726" calcext:value-type="float">
            <text:p>0.2852990542077260</text:p>
          </table:table-cell>
          <table:table-cell table:number-columns-repeated="1018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B603]*([.$J$2])" office:value-type="float" office:value="0.000000000961255066477506" calcext:value-type="float">
            <text:p>9.6125506647750600E-010</text:p>
          </table:table-cell>
          <table:table-cell table:formula="of:=[.$H$2]-(2*[.$J$2]^([.A604]-1))" office:value-type="float" office:value="-1.15825687462294" calcext:value-type="float">
            <text:p>-1.1582568746229400</text:p>
          </table:table-cell>
          <table:table-cell table:formula="of:=[.$H$2]+(2*[.$J$2]^([.A604]-1))" office:value-type="float" office:value="-1.15825591336788" calcext:value-type="float">
            <text:p>-1.1582559133678800</text:p>
          </table:table-cell>
          <table:table-cell table:formula="of:=[.$I$2]-(1.5*[.$J$2]^([.A604]-1))" office:value-type="float" office:value="0.285298324023589" calcext:value-type="float">
            <text:p>0.2852983240235890</text:p>
          </table:table-cell>
          <table:table-cell table:formula="of:=[.$I$2]+(1.5*[.$J$2]^([.A604]-1))" office:value-type="float" office:value="0.285299044964889" calcext:value-type="float">
            <text:p>0.2852990449648890</text:p>
          </table:table-cell>
          <table:table-cell table:number-columns-repeated="1018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B604]*([.$J$2])" office:value-type="float" office:value="0.000000000937223689815568" calcext:value-type="float">
            <text:p>9.3722368981556800E-010</text:p>
          </table:table-cell>
          <table:table-cell table:formula="of:=[.$H$2]-(2*[.$J$2]^([.A605]-1))" office:value-type="float" office:value="-1.15825686260726" calcext:value-type="float">
            <text:p>-1.1582568626072600</text:p>
          </table:table-cell>
          <table:table-cell table:formula="of:=[.$H$2]+(2*[.$J$2]^([.A605]-1))" office:value-type="float" office:value="-1.15825592538357" calcext:value-type="float">
            <text:p>-1.1582559253835700</text:p>
          </table:table-cell>
          <table:table-cell table:formula="of:=[.$I$2]-(1.5*[.$J$2]^([.A605]-1))" office:value-type="float" office:value="0.285298333035355" calcext:value-type="float">
            <text:p>0.2852983330353550</text:p>
          </table:table-cell>
          <table:table-cell table:formula="of:=[.$I$2]+(1.5*[.$J$2]^([.A605]-1))" office:value-type="float" office:value="0.285299035953123" calcext:value-type="float">
            <text:p>0.2852990359531230</text:p>
          </table:table-cell>
          <table:table-cell table:number-columns-repeated="1018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B605]*([.$J$2])" office:value-type="float" office:value="0.000000000913793097570179" calcext:value-type="float">
            <text:p>9.1379309757017900E-010</text:p>
          </table:table-cell>
          <table:table-cell table:formula="of:=[.$H$2]-(2*[.$J$2]^([.A606]-1))" office:value-type="float" office:value="-1.15825685089196" calcext:value-type="float">
            <text:p>-1.1582568508919600</text:p>
          </table:table-cell>
          <table:table-cell table:formula="of:=[.$H$2]+(2*[.$J$2]^([.A606]-1))" office:value-type="float" office:value="-1.15825593709886" calcext:value-type="float">
            <text:p>-1.1582559370988600</text:p>
          </table:table-cell>
          <table:table-cell table:formula="of:=[.$I$2]-(1.5*[.$J$2]^([.A606]-1))" office:value-type="float" office:value="0.285298341821827" calcext:value-type="float">
            <text:p>0.2852983418218270</text:p>
          </table:table-cell>
          <table:table-cell table:formula="of:=[.$I$2]+(1.5*[.$J$2]^([.A606]-1))" office:value-type="float" office:value="0.285299027166651" calcext:value-type="float">
            <text:p>0.2852990271666510</text:p>
          </table:table-cell>
          <table:table-cell table:number-columns-repeated="1018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B606]*([.$J$2])" office:value-type="float" office:value="0.000000000890948270130925" calcext:value-type="float">
            <text:p>8.9094827013092500E-010</text:p>
          </table:table-cell>
          <table:table-cell table:formula="of:=[.$H$2]-(2*[.$J$2]^([.A607]-1))" office:value-type="float" office:value="-1.15825683946955" calcext:value-type="float">
            <text:p>-1.1582568394695500</text:p>
          </table:table-cell>
          <table:table-cell table:formula="of:=[.$H$2]+(2*[.$J$2]^([.A607]-1))" office:value-type="float" office:value="-1.15825594852127" calcext:value-type="float">
            <text:p>-1.1582559485212700</text:p>
          </table:table-cell>
          <table:table-cell table:formula="of:=[.$I$2]-(1.5*[.$J$2]^([.A607]-1))" office:value-type="float" office:value="0.285298350388638" calcext:value-type="float">
            <text:p>0.2852983503886380</text:p>
          </table:table-cell>
          <table:table-cell table:formula="of:=[.$I$2]+(1.5*[.$J$2]^([.A607]-1))" office:value-type="float" office:value="0.28529901859984" calcext:value-type="float">
            <text:p>0.2852990185998400</text:p>
          </table:table-cell>
          <table:table-cell table:number-columns-repeated="1018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B607]*([.$J$2])" office:value-type="float" office:value="0.000000000868674563377651" calcext:value-type="float">
            <text:p>8.6867456337765100E-010</text:p>
          </table:table-cell>
          <table:table-cell table:formula="of:=[.$H$2]-(2*[.$J$2]^([.A608]-1))" office:value-type="float" office:value="-1.15825682833269" calcext:value-type="float">
            <text:p>-1.1582568283326900</text:p>
          </table:table-cell>
          <table:table-cell table:formula="of:=[.$H$2]+(2*[.$J$2]^([.A608]-1))" office:value-type="float" office:value="-1.15825595965813" calcext:value-type="float">
            <text:p>-1.1582559596581300</text:p>
          </table:table-cell>
          <table:table-cell table:formula="of:=[.$I$2]-(1.5*[.$J$2]^([.A608]-1))" office:value-type="float" office:value="0.285298358741278" calcext:value-type="float">
            <text:p>0.2852983587412780</text:p>
          </table:table-cell>
          <table:table-cell table:formula="of:=[.$I$2]+(1.5*[.$J$2]^([.A608]-1))" office:value-type="float" office:value="0.2852990102472" calcext:value-type="float">
            <text:p>0.2852990102472000</text:p>
          </table:table-cell>
          <table:table-cell table:number-columns-repeated="1018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B608]*([.$J$2])" office:value-type="float" office:value="0.00000000084695769929321" calcext:value-type="float">
            <text:p>8.4695769929321000E-010</text:p>
          </table:table-cell>
          <table:table-cell table:formula="of:=[.$H$2]-(2*[.$J$2]^([.A609]-1))" office:value-type="float" office:value="-1.15825681747426" calcext:value-type="float">
            <text:p>-1.1582568174742600</text:p>
          </table:table-cell>
          <table:table-cell table:formula="of:=[.$H$2]+(2*[.$J$2]^([.A609]-1))" office:value-type="float" office:value="-1.15825597051656" calcext:value-type="float">
            <text:p>-1.1582559705165600</text:p>
          </table:table-cell>
          <table:table-cell table:formula="of:=[.$I$2]-(1.5*[.$J$2]^([.A609]-1))" office:value-type="float" office:value="0.285298366885102" calcext:value-type="float">
            <text:p>0.2852983668851020</text:p>
          </table:table-cell>
          <table:table-cell table:formula="of:=[.$I$2]+(1.5*[.$J$2]^([.A609]-1))" office:value-type="float" office:value="0.285299002103376" calcext:value-type="float">
            <text:p>0.2852990021033760</text:p>
          </table:table-cell>
          <table:table-cell table:number-columns-repeated="1018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B609]*([.$J$2])" office:value-type="float" office:value="0.00000000082578375681088" calcext:value-type="float">
            <text:p>8.2578375681088000E-010</text:p>
          </table:table-cell>
          <table:table-cell table:formula="of:=[.$H$2]-(2*[.$J$2]^([.A610]-1))" office:value-type="float" office:value="-1.15825680688729" calcext:value-type="float">
            <text:p>-1.1582568068872900</text:p>
          </table:table-cell>
          <table:table-cell table:formula="of:=[.$H$2]+(2*[.$J$2]^([.A610]-1))" office:value-type="float" office:value="-1.15825598110353" calcext:value-type="float">
            <text:p>-1.1582559811035300</text:p>
          </table:table-cell>
          <table:table-cell table:formula="of:=[.$I$2]-(1.5*[.$J$2]^([.A610]-1))" office:value-type="float" office:value="0.28529837482533" calcext:value-type="float">
            <text:p>0.2852983748253300</text:p>
          </table:table-cell>
          <table:table-cell table:formula="of:=[.$I$2]+(1.5*[.$J$2]^([.A610]-1))" office:value-type="float" office:value="0.285298994163148" calcext:value-type="float">
            <text:p>0.2852989941631480</text:p>
          </table:table-cell>
          <table:table-cell table:number-columns-repeated="1018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B610]*([.$J$2])" office:value-type="float" office:value="0.000000000805139162890608" calcext:value-type="float">
            <text:p>8.0513916289060800E-010</text:p>
          </table:table-cell>
          <table:table-cell table:formula="of:=[.$H$2]-(2*[.$J$2]^([.A611]-1))" office:value-type="float" office:value="-1.15825679656499" calcext:value-type="float">
            <text:p>-1.1582567965649900</text:p>
          </table:table-cell>
          <table:table-cell table:formula="of:=[.$H$2]+(2*[.$J$2]^([.A611]-1))" office:value-type="float" office:value="-1.15825599142583" calcext:value-type="float">
            <text:p>-1.1582559914258300</text:p>
          </table:table-cell>
          <table:table-cell table:formula="of:=[.$I$2]-(1.5*[.$J$2]^([.A611]-1))" office:value-type="float" office:value="0.285298382567053" calcext:value-type="float">
            <text:p>0.2852983825670530</text:p>
          </table:table-cell>
          <table:table-cell table:formula="of:=[.$I$2]+(1.5*[.$J$2]^([.A611]-1))" office:value-type="float" office:value="0.285298986421425" calcext:value-type="float">
            <text:p>0.2852989864214250</text:p>
          </table:table-cell>
          <table:table-cell table:number-columns-repeated="1018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B611]*([.$J$2])" office:value-type="float" office:value="0.000000000785010683818343" calcext:value-type="float">
            <text:p>7.8501068381834300E-010</text:p>
          </table:table-cell>
          <table:table-cell table:formula="of:=[.$H$2]-(2*[.$J$2]^([.A612]-1))" office:value-type="float" office:value="-1.15825678650075" calcext:value-type="float">
            <text:p>-1.1582567865007500</text:p>
          </table:table-cell>
          <table:table-cell table:formula="of:=[.$H$2]+(2*[.$J$2]^([.A612]-1))" office:value-type="float" office:value="-1.15825600149007" calcext:value-type="float">
            <text:p>-1.1582560014900700</text:p>
          </table:table-cell>
          <table:table-cell table:formula="of:=[.$I$2]-(1.5*[.$J$2]^([.A612]-1))" office:value-type="float" office:value="0.285298390115233" calcext:value-type="float">
            <text:p>0.2852983901152330</text:p>
          </table:table-cell>
          <table:table-cell table:formula="of:=[.$I$2]+(1.5*[.$J$2]^([.A612]-1))" office:value-type="float" office:value="0.285298978873245" calcext:value-type="float">
            <text:p>0.2852989788732450</text:p>
          </table:table-cell>
          <table:table-cell table:number-columns-repeated="1018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B612]*([.$J$2])" office:value-type="float" office:value="0.000000000765385416722884" calcext:value-type="float">
            <text:p>7.6538541672288400E-010</text:p>
          </table:table-cell>
          <table:table-cell table:formula="of:=[.$H$2]-(2*[.$J$2]^([.A613]-1))" office:value-type="float" office:value="-1.15825677668812" calcext:value-type="float">
            <text:p>-1.1582567766881200</text:p>
          </table:table-cell>
          <table:table-cell table:formula="of:=[.$H$2]+(2*[.$J$2]^([.A613]-1))" office:value-type="float" office:value="-1.1582560113027" calcext:value-type="float">
            <text:p>-1.1582560113027000</text:p>
          </table:table-cell>
          <table:table-cell table:formula="of:=[.$I$2]-(1.5*[.$J$2]^([.A613]-1))" office:value-type="float" office:value="0.285298397474708" calcext:value-type="float">
            <text:p>0.2852983974747080</text:p>
          </table:table-cell>
          <table:table-cell table:formula="of:=[.$I$2]+(1.5*[.$J$2]^([.A613]-1))" office:value-type="float" office:value="0.28529897151377" calcext:value-type="float">
            <text:p>0.2852989715137700</text:p>
          </table:table-cell>
          <table:table-cell table:number-columns-repeated="1018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B613]*([.$J$2])" office:value-type="float" office:value="0.000000000746250781304812" calcext:value-type="float">
            <text:p>7.4625078130481200E-010</text:p>
          </table:table-cell>
          <table:table-cell table:formula="of:=[.$H$2]-(2*[.$J$2]^([.A614]-1))" office:value-type="float" office:value="-1.1582567671208" calcext:value-type="float">
            <text:p>-1.1582567671208000</text:p>
          </table:table-cell>
          <table:table-cell table:formula="of:=[.$H$2]+(2*[.$J$2]^([.A614]-1))" office:value-type="float" office:value="-1.15825602087002" calcext:value-type="float">
            <text:p>-1.1582560208700200</text:p>
          </table:table-cell>
          <table:table-cell table:formula="of:=[.$I$2]-(1.5*[.$J$2]^([.A614]-1))" office:value-type="float" office:value="0.285298404650196" calcext:value-type="float">
            <text:p>0.2852984046501960</text:p>
          </table:table-cell>
          <table:table-cell table:formula="of:=[.$I$2]+(1.5*[.$J$2]^([.A614]-1))" office:value-type="float" office:value="0.285298964338282" calcext:value-type="float">
            <text:p>0.2852989643382820</text:p>
          </table:table-cell>
          <table:table-cell table:number-columns-repeated="1018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B614]*([.$J$2])" office:value-type="float" office:value="0.000000000727594511772192" calcext:value-type="float">
            <text:p>7.2759451177219200E-010</text:p>
          </table:table-cell>
          <table:table-cell table:formula="of:=[.$H$2]-(2*[.$J$2]^([.A615]-1))" office:value-type="float" office:value="-1.15825675779267" calcext:value-type="float">
            <text:p>-1.1582567577926700</text:p>
          </table:table-cell>
          <table:table-cell table:formula="of:=[.$H$2]+(2*[.$J$2]^([.A615]-1))" office:value-type="float" office:value="-1.15825603019815" calcext:value-type="float">
            <text:p>-1.1582560301981500</text:p>
          </table:table-cell>
          <table:table-cell table:formula="of:=[.$I$2]-(1.5*[.$J$2]^([.A615]-1))" office:value-type="float" office:value="0.285298411646297" calcext:value-type="float">
            <text:p>0.2852984116462970</text:p>
          </table:table-cell>
          <table:table-cell table:formula="of:=[.$I$2]+(1.5*[.$J$2]^([.A615]-1))" office:value-type="float" office:value="0.285298957342181" calcext:value-type="float">
            <text:p>0.2852989573421810</text:p>
          </table:table-cell>
          <table:table-cell table:number-columns-repeated="1018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B615]*([.$J$2])" office:value-type="float" office:value="0.000000000709404648977887" calcext:value-type="float">
            <text:p>7.0940464897788700E-010</text:p>
          </table:table-cell>
          <table:table-cell table:formula="of:=[.$H$2]-(2*[.$J$2]^([.A616]-1))" office:value-type="float" office:value="-1.15825674869773" calcext:value-type="float">
            <text:p>-1.1582567486977300</text:p>
          </table:table-cell>
          <table:table-cell table:formula="of:=[.$H$2]+(2*[.$J$2]^([.A616]-1))" office:value-type="float" office:value="-1.15825603929309" calcext:value-type="float">
            <text:p>-1.1582560392930900</text:p>
          </table:table-cell>
          <table:table-cell table:formula="of:=[.$I$2]-(1.5*[.$J$2]^([.A616]-1))" office:value-type="float" office:value="0.285298418467496" calcext:value-type="float">
            <text:p>0.2852984184674960</text:p>
          </table:table-cell>
          <table:table-cell table:formula="of:=[.$I$2]+(1.5*[.$J$2]^([.A616]-1))" office:value-type="float" office:value="0.285298950520982" calcext:value-type="float">
            <text:p>0.2852989505209820</text:p>
          </table:table-cell>
          <table:table-cell table:number-columns-repeated="1018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B616]*([.$J$2])" office:value-type="float" office:value="0.00000000069166953275344" calcext:value-type="float">
            <text:p>6.9166953275344000E-010</text:p>
          </table:table-cell>
          <table:table-cell table:formula="of:=[.$H$2]-(2*[.$J$2]^([.A617]-1))" office:value-type="float" office:value="-1.15825673983018" calcext:value-type="float">
            <text:p>-1.1582567398301800</text:p>
          </table:table-cell>
          <table:table-cell table:formula="of:=[.$H$2]+(2*[.$J$2]^([.A617]-1))" office:value-type="float" office:value="-1.15825604816064" calcext:value-type="float">
            <text:p>-1.1582560481606400</text:p>
          </table:table-cell>
          <table:table-cell table:formula="of:=[.$I$2]-(1.5*[.$J$2]^([.A617]-1))" office:value-type="float" office:value="0.285298425118164" calcext:value-type="float">
            <text:p>0.2852984251181640</text:p>
          </table:table-cell>
          <table:table-cell table:formula="of:=[.$I$2]+(1.5*[.$J$2]^([.A617]-1))" office:value-type="float" office:value="0.285298943870314" calcext:value-type="float">
            <text:p>0.2852989438703140</text:p>
          </table:table-cell>
          <table:table-cell table:number-columns-repeated="1018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B617]*([.$J$2])" office:value-type="float" office:value="0.000000000674377794434604" calcext:value-type="float">
            <text:p>6.7437779443460400E-010</text:p>
          </table:table-cell>
          <table:table-cell table:formula="of:=[.$H$2]-(2*[.$J$2]^([.A618]-1))" office:value-type="float" office:value="-1.15825673118431" calcext:value-type="float">
            <text:p>-1.1582567311843100</text:p>
          </table:table-cell>
          <table:table-cell table:formula="of:=[.$H$2]+(2*[.$J$2]^([.A618]-1))" office:value-type="float" office:value="-1.15825605680651" calcext:value-type="float">
            <text:p>-1.1582560568065100</text:p>
          </table:table-cell>
          <table:table-cell table:formula="of:=[.$I$2]-(1.5*[.$J$2]^([.A618]-1))" office:value-type="float" office:value="0.285298431602566" calcext:value-type="float">
            <text:p>0.2852984316025660</text:p>
          </table:table-cell>
          <table:table-cell table:formula="of:=[.$I$2]+(1.5*[.$J$2]^([.A618]-1))" office:value-type="float" office:value="0.285298937385912" calcext:value-type="float">
            <text:p>0.2852989373859120</text:p>
          </table:table-cell>
          <table:table-cell table:number-columns-repeated="1018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B618]*([.$J$2])" office:value-type="float" office:value="0.000000000657518349573739" calcext:value-type="float">
            <text:p>6.5751834957373900E-010</text:p>
          </table:table-cell>
          <table:table-cell table:formula="of:=[.$H$2]-(2*[.$J$2]^([.A619]-1))" office:value-type="float" office:value="-1.15825672275458" calcext:value-type="float">
            <text:p>-1.1582567227545800</text:p>
          </table:table-cell>
          <table:table-cell table:formula="of:=[.$H$2]+(2*[.$J$2]^([.A619]-1))" office:value-type="float" office:value="-1.15825606523624" calcext:value-type="float">
            <text:p>-1.1582560652362400</text:p>
          </table:table-cell>
          <table:table-cell table:formula="of:=[.$I$2]-(1.5*[.$J$2]^([.A619]-1))" office:value-type="float" office:value="0.285298437924858" calcext:value-type="float">
            <text:p>0.2852984379248580</text:p>
          </table:table-cell>
          <table:table-cell table:formula="of:=[.$I$2]+(1.5*[.$J$2]^([.A619]-1))" office:value-type="float" office:value="0.28529893106362" calcext:value-type="float">
            <text:p>0.2852989310636200</text:p>
          </table:table-cell>
          <table:table-cell table:number-columns-repeated="1018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B619]*([.$J$2])" office:value-type="float" office:value="0.000000000641080390834395" calcext:value-type="float">
            <text:p>6.4108039083439500E-010</text:p>
          </table:table-cell>
          <table:table-cell table:formula="of:=[.$H$2]-(2*[.$J$2]^([.A620]-1))" office:value-type="float" office:value="-1.15825671453561" calcext:value-type="float">
            <text:p>-1.1582567145356100</text:p>
          </table:table-cell>
          <table:table-cell table:formula="of:=[.$H$2]+(2*[.$J$2]^([.A620]-1))" office:value-type="float" office:value="-1.15825607345521" calcext:value-type="float">
            <text:p>-1.1582560734552100</text:p>
          </table:table-cell>
          <table:table-cell table:formula="of:=[.$I$2]-(1.5*[.$J$2]^([.A620]-1))" office:value-type="float" office:value="0.285298444089092" calcext:value-type="float">
            <text:p>0.2852984440890920</text:p>
          </table:table-cell>
          <table:table-cell table:formula="of:=[.$I$2]+(1.5*[.$J$2]^([.A620]-1))" office:value-type="float" office:value="0.285298924899386" calcext:value-type="float">
            <text:p>0.2852989248993860</text:p>
          </table:table-cell>
          <table:table-cell table:number-columns-repeated="1018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B620]*([.$J$2])" office:value-type="float" office:value="0.000000000625053381063535" calcext:value-type="float">
            <text:p>6.2505338106353500E-010</text:p>
          </table:table-cell>
          <table:table-cell table:formula="of:=[.$H$2]-(2*[.$J$2]^([.A621]-1))" office:value-type="float" office:value="-1.1582567065221" calcext:value-type="float">
            <text:p>-1.1582567065221000</text:p>
          </table:table-cell>
          <table:table-cell table:formula="of:=[.$H$2]+(2*[.$J$2]^([.A621]-1))" office:value-type="float" office:value="-1.15825608146872" calcext:value-type="float">
            <text:p>-1.1582560814687200</text:p>
          </table:table-cell>
          <table:table-cell table:formula="of:=[.$I$2]-(1.5*[.$J$2]^([.A621]-1))" office:value-type="float" office:value="0.285298450099221" calcext:value-type="float">
            <text:p>0.2852984500992210</text:p>
          </table:table-cell>
          <table:table-cell table:formula="of:=[.$I$2]+(1.5*[.$J$2]^([.A621]-1))" office:value-type="float" office:value="0.285298918889257" calcext:value-type="float">
            <text:p>0.2852989188892570</text:p>
          </table:table-cell>
          <table:table-cell table:number-columns-repeated="1018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B621]*([.$J$2])" office:value-type="float" office:value="0.000000000609427046536947" calcext:value-type="float">
            <text:p>6.0942704653694700E-010</text:p>
          </table:table-cell>
          <table:table-cell table:formula="of:=[.$H$2]-(2*[.$J$2]^([.A622]-1))" office:value-type="float" office:value="-1.15825669870893" calcext:value-type="float">
            <text:p>-1.1582566987089300</text:p>
          </table:table-cell>
          <table:table-cell table:formula="of:=[.$H$2]+(2*[.$J$2]^([.A622]-1))" office:value-type="float" office:value="-1.15825608928189" calcext:value-type="float">
            <text:p>-1.1582560892818900</text:p>
          </table:table-cell>
          <table:table-cell table:formula="of:=[.$I$2]-(1.5*[.$J$2]^([.A622]-1))" office:value-type="float" office:value="0.285298455959097" calcext:value-type="float">
            <text:p>0.2852984559590970</text:p>
          </table:table-cell>
          <table:table-cell table:formula="of:=[.$I$2]+(1.5*[.$J$2]^([.A622]-1))" office:value-type="float" office:value="0.285298913029381" calcext:value-type="float">
            <text:p>0.2852989130293810</text:p>
          </table:table-cell>
          <table:table-cell table:number-columns-repeated="1018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B622]*([.$J$2])" office:value-type="float" office:value="0.000000000594191370373523" calcext:value-type="float">
            <text:p>5.9419137037352300E-010</text:p>
          </table:table-cell>
          <table:table-cell table:formula="of:=[.$H$2]-(2*[.$J$2]^([.A623]-1))" office:value-type="float" office:value="-1.1582566910911" calcext:value-type="float">
            <text:p>-1.1582566910911000</text:p>
          </table:table-cell>
          <table:table-cell table:formula="of:=[.$H$2]+(2*[.$J$2]^([.A623]-1))" office:value-type="float" office:value="-1.15825609689972" calcext:value-type="float">
            <text:p>-1.1582560968997200</text:p>
          </table:table-cell>
          <table:table-cell table:formula="of:=[.$I$2]-(1.5*[.$J$2]^([.A623]-1))" office:value-type="float" office:value="0.285298461672475" calcext:value-type="float">
            <text:p>0.2852984616724750</text:p>
          </table:table-cell>
          <table:table-cell table:formula="of:=[.$I$2]+(1.5*[.$J$2]^([.A623]-1))" office:value-type="float" office:value="0.285298907316003" calcext:value-type="float">
            <text:p>0.2852989073160030</text:p>
          </table:table-cell>
          <table:table-cell table:number-columns-repeated="1018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B623]*([.$J$2])" office:value-type="float" office:value="0.000000000579336586114185" calcext:value-type="float">
            <text:p>5.7933658611418500E-010</text:p>
          </table:table-cell>
          <table:table-cell table:formula="of:=[.$H$2]-(2*[.$J$2]^([.A624]-1))" office:value-type="float" office:value="-1.1582566836637" calcext:value-type="float">
            <text:p>-1.1582566836637000</text:p>
          </table:table-cell>
          <table:table-cell table:formula="of:=[.$H$2]+(2*[.$J$2]^([.A624]-1))" office:value-type="float" office:value="-1.15825610432712" calcext:value-type="float">
            <text:p>-1.1582561043271200</text:p>
          </table:table-cell>
          <table:table-cell table:formula="of:=[.$I$2]-(1.5*[.$J$2]^([.A624]-1))" office:value-type="float" office:value="0.285298467243019" calcext:value-type="float">
            <text:p>0.2852984672430190</text:p>
          </table:table-cell>
          <table:table-cell table:formula="of:=[.$I$2]+(1.5*[.$J$2]^([.A624]-1))" office:value-type="float" office:value="0.285298901745459" calcext:value-type="float">
            <text:p>0.2852989017454590</text:p>
          </table:table-cell>
          <table:table-cell table:number-columns-repeated="1018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B624]*([.$J$2])" office:value-type="float" office:value="0.00000000056485317146133" calcext:value-type="float">
            <text:p>5.6485317146133000E-010</text:p>
          </table:table-cell>
          <table:table-cell table:formula="of:=[.$H$2]-(2*[.$J$2]^([.A625]-1))" office:value-type="float" office:value="-1.158256676422" calcext:value-type="float">
            <text:p>-1.1582566764220000</text:p>
          </table:table-cell>
          <table:table-cell table:formula="of:=[.$H$2]+(2*[.$J$2]^([.A625]-1))" office:value-type="float" office:value="-1.15825611156882" calcext:value-type="float">
            <text:p>-1.1582561115688200</text:p>
          </table:table-cell>
          <table:table-cell table:formula="of:=[.$I$2]-(1.5*[.$J$2]^([.A625]-1))" office:value-type="float" office:value="0.2852984726743" calcext:value-type="float">
            <text:p>0.2852984726743000</text:p>
          </table:table-cell>
          <table:table-cell table:formula="of:=[.$I$2]+(1.5*[.$J$2]^([.A625]-1))" office:value-type="float" office:value="0.285298896314178" calcext:value-type="float">
            <text:p>0.2852988963141780</text:p>
          </table:table-cell>
          <table:table-cell table:number-columns-repeated="1018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B625]*([.$J$2])" office:value-type="float" office:value="0.000000000550731842174797" calcext:value-type="float">
            <text:p>5.5073184217479700E-010</text:p>
          </table:table-cell>
          <table:table-cell table:formula="of:=[.$H$2]-(2*[.$J$2]^([.A626]-1))" office:value-type="float" office:value="-1.15825666936133" calcext:value-type="float">
            <text:p>-1.1582566693613300</text:p>
          </table:table-cell>
          <table:table-cell table:formula="of:=[.$H$2]+(2*[.$J$2]^([.A626]-1))" office:value-type="float" office:value="-1.15825611862949" calcext:value-type="float">
            <text:p>-1.1582561186294900</text:p>
          </table:table-cell>
          <table:table-cell table:formula="of:=[.$I$2]-(1.5*[.$J$2]^([.A626]-1))" office:value-type="float" office:value="0.285298477969798" calcext:value-type="float">
            <text:p>0.2852984779697980</text:p>
          </table:table-cell>
          <table:table-cell table:formula="of:=[.$I$2]+(1.5*[.$J$2]^([.A626]-1))" office:value-type="float" office:value="0.28529889101868" calcext:value-type="float">
            <text:p>0.2852988910186800</text:p>
          </table:table-cell>
          <table:table-cell table:number-columns-repeated="1018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B626]*([.$J$2])" office:value-type="float" office:value="0.000000000536963546120427" calcext:value-type="float">
            <text:p>5.3696354612042700E-010</text:p>
          </table:table-cell>
          <table:table-cell table:formula="of:=[.$H$2]-(2*[.$J$2]^([.A627]-1))" office:value-type="float" office:value="-1.15825666247718" calcext:value-type="float">
            <text:p>-1.1582566624771800</text:p>
          </table:table-cell>
          <table:table-cell table:formula="of:=[.$H$2]+(2*[.$J$2]^([.A627]-1))" office:value-type="float" office:value="-1.15825612551364" calcext:value-type="float">
            <text:p>-1.1582561255136400</text:p>
          </table:table-cell>
          <table:table-cell table:formula="of:=[.$I$2]-(1.5*[.$J$2]^([.A627]-1))" office:value-type="float" office:value="0.285298483132909" calcext:value-type="float">
            <text:p>0.2852984831329090</text:p>
          </table:table-cell>
          <table:table-cell table:formula="of:=[.$I$2]+(1.5*[.$J$2]^([.A627]-1))" office:value-type="float" office:value="0.285298885855569" calcext:value-type="float">
            <text:p>0.2852988858555690</text:p>
          </table:table-cell>
          <table:table-cell table:number-columns-repeated="1018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B627]*([.$J$2])" office:value-type="float" office:value="0.000000000523539457467417" calcext:value-type="float">
            <text:p>5.2353945746741700E-010</text:p>
          </table:table-cell>
          <table:table-cell table:formula="of:=[.$H$2]-(2*[.$J$2]^([.A628]-1))" office:value-type="float" office:value="-1.15825665576514" calcext:value-type="float">
            <text:p>-1.1582566557651400</text:p>
          </table:table-cell>
          <table:table-cell table:formula="of:=[.$H$2]+(2*[.$J$2]^([.A628]-1))" office:value-type="float" office:value="-1.15825613222568" calcext:value-type="float">
            <text:p>-1.1582561322256800</text:p>
          </table:table-cell>
          <table:table-cell table:formula="of:=[.$I$2]-(1.5*[.$J$2]^([.A628]-1))" office:value-type="float" office:value="0.285298488166942" calcext:value-type="float">
            <text:p>0.2852984881669420</text:p>
          </table:table-cell>
          <table:table-cell table:formula="of:=[.$I$2]+(1.5*[.$J$2]^([.A628]-1))" office:value-type="float" office:value="0.285298880821536" calcext:value-type="float">
            <text:p>0.2852988808215360</text:p>
          </table:table-cell>
          <table:table-cell table:number-columns-repeated="1018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B628]*([.$J$2])" office:value-type="float" office:value="0.000000000510450971030731" calcext:value-type="float">
            <text:p>5.1045097103073100E-010</text:p>
          </table:table-cell>
          <table:table-cell table:formula="of:=[.$H$2]-(2*[.$J$2]^([.A629]-1))" office:value-type="float" office:value="-1.1582566492209" calcext:value-type="float">
            <text:p>-1.1582566492209000</text:p>
          </table:table-cell>
          <table:table-cell table:formula="of:=[.$H$2]+(2*[.$J$2]^([.A629]-1))" office:value-type="float" office:value="-1.15825613876992" calcext:value-type="float">
            <text:p>-1.1582561387699200</text:p>
          </table:table-cell>
          <table:table-cell table:formula="of:=[.$I$2]-(1.5*[.$J$2]^([.A629]-1))" office:value-type="float" office:value="0.285298493075125" calcext:value-type="float">
            <text:p>0.2852984930751250</text:p>
          </table:table-cell>
          <table:table-cell table:formula="of:=[.$I$2]+(1.5*[.$J$2]^([.A629]-1))" office:value-type="float" office:value="0.285298875913353" calcext:value-type="float">
            <text:p>0.2852988759133530</text:p>
          </table:table-cell>
          <table:table-cell table:number-columns-repeated="1018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B629]*([.$J$2])" office:value-type="float" office:value="0.000000000497689696754963" calcext:value-type="float">
            <text:p>4.9768969675496300E-010</text:p>
          </table:table-cell>
          <table:table-cell table:formula="of:=[.$H$2]-(2*[.$J$2]^([.A630]-1))" office:value-type="float" office:value="-1.15825664284026" calcext:value-type="float">
            <text:p>-1.1582566428402600</text:p>
          </table:table-cell>
          <table:table-cell table:formula="of:=[.$H$2]+(2*[.$J$2]^([.A630]-1))" office:value-type="float" office:value="-1.15825614515056" calcext:value-type="float">
            <text:p>-1.1582561451505600</text:p>
          </table:table-cell>
          <table:table-cell table:formula="of:=[.$I$2]-(1.5*[.$J$2]^([.A630]-1))" office:value-type="float" office:value="0.285298497860603" calcext:value-type="float">
            <text:p>0.2852984978606030</text:p>
          </table:table-cell>
          <table:table-cell table:formula="of:=[.$I$2]+(1.5*[.$J$2]^([.A630]-1))" office:value-type="float" office:value="0.285298871127875" calcext:value-type="float">
            <text:p>0.2852988711278750</text:p>
          </table:table-cell>
          <table:table-cell table:number-columns-repeated="1018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B630]*([.$J$2])" office:value-type="float" office:value="0.000000000485247454336089" calcext:value-type="float">
            <text:p>4.8524745433608900E-010</text:p>
          </table:table-cell>
          <table:table-cell table:formula="of:=[.$H$2]-(2*[.$J$2]^([.A631]-1))" office:value-type="float" office:value="-1.15825663661914" calcext:value-type="float">
            <text:p>-1.1582566366191400</text:p>
          </table:table-cell>
          <table:table-cell table:formula="of:=[.$H$2]+(2*[.$J$2]^([.A631]-1))" office:value-type="float" office:value="-1.15825615137168" calcext:value-type="float">
            <text:p>-1.1582561513716800</text:p>
          </table:table-cell>
          <table:table-cell table:formula="of:=[.$I$2]-(1.5*[.$J$2]^([.A631]-1))" office:value-type="float" office:value="0.285298502526444" calcext:value-type="float">
            <text:p>0.2852985025264440</text:p>
          </table:table-cell>
          <table:table-cell table:formula="of:=[.$I$2]+(1.5*[.$J$2]^([.A631]-1))" office:value-type="float" office:value="0.285298866462034" calcext:value-type="float">
            <text:p>0.2852988664620340</text:p>
          </table:table-cell>
          <table:table-cell table:number-columns-repeated="1018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B631]*([.$J$2])" office:value-type="float" office:value="0.000000000473116267977687" calcext:value-type="float">
            <text:p>4.7311626797768700E-010</text:p>
          </table:table-cell>
          <table:table-cell table:formula="of:=[.$H$2]-(2*[.$J$2]^([.A632]-1))" office:value-type="float" office:value="-1.15825663055354" calcext:value-type="float">
            <text:p>-1.1582566305535400</text:p>
          </table:table-cell>
          <table:table-cell table:formula="of:=[.$H$2]+(2*[.$J$2]^([.A632]-1))" office:value-type="float" office:value="-1.15825615743728" calcext:value-type="float">
            <text:p>-1.1582561574372800</text:p>
          </table:table-cell>
          <table:table-cell table:formula="of:=[.$I$2]-(1.5*[.$J$2]^([.A632]-1))" office:value-type="float" office:value="0.285298507075638" calcext:value-type="float">
            <text:p>0.2852985070756380</text:p>
          </table:table-cell>
          <table:table-cell table:formula="of:=[.$I$2]+(1.5*[.$J$2]^([.A632]-1))" office:value-type="float" office:value="0.285298861912839" calcext:value-type="float">
            <text:p>0.2852988619128390</text:p>
          </table:table-cell>
          <table:table-cell table:number-columns-repeated="1018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B632]*([.$J$2])" office:value-type="float" office:value="0.000000000461288361278244" calcext:value-type="float">
            <text:p>4.6128836127824400E-010</text:p>
          </table:table-cell>
          <table:table-cell table:formula="of:=[.$H$2]-(2*[.$J$2]^([.A633]-1))" office:value-type="float" office:value="-1.15825662463959" calcext:value-type="float">
            <text:p>-1.1582566246395900</text:p>
          </table:table-cell>
          <table:table-cell table:formula="of:=[.$H$2]+(2*[.$J$2]^([.A633]-1))" office:value-type="float" office:value="-1.15825616335123" calcext:value-type="float">
            <text:p>-1.1582561633512300</text:p>
          </table:table-cell>
          <table:table-cell table:formula="of:=[.$I$2]-(1.5*[.$J$2]^([.A633]-1))" office:value-type="float" office:value="0.285298511511104" calcext:value-type="float">
            <text:p>0.2852985115111040</text:p>
          </table:table-cell>
          <table:table-cell table:formula="of:=[.$I$2]+(1.5*[.$J$2]^([.A633]-1))" office:value-type="float" office:value="0.285298857477374" calcext:value-type="float">
            <text:p>0.2852988574773740</text:p>
          </table:table-cell>
          <table:table-cell table:number-columns-repeated="1018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B633]*([.$J$2])" office:value-type="float" office:value="0.000000000449756152246288" calcext:value-type="float">
            <text:p>4.4975615224628800E-010</text:p>
          </table:table-cell>
          <table:table-cell table:formula="of:=[.$H$2]-(2*[.$J$2]^([.A634]-1))" office:value-type="float" office:value="-1.15825661887349" calcext:value-type="float">
            <text:p>-1.1582566188734900</text:p>
          </table:table-cell>
          <table:table-cell table:formula="of:=[.$H$2]+(2*[.$J$2]^([.A634]-1))" office:value-type="float" office:value="-1.15825616911733" calcext:value-type="float">
            <text:p>-1.1582561691173300</text:p>
          </table:table-cell>
          <table:table-cell table:formula="of:=[.$I$2]-(1.5*[.$J$2]^([.A634]-1))" office:value-type="float" office:value="0.285298515835682" calcext:value-type="float">
            <text:p>0.2852985158356820</text:p>
          </table:table-cell>
          <table:table-cell table:formula="of:=[.$I$2]+(1.5*[.$J$2]^([.A634]-1))" office:value-type="float" office:value="0.285298853152796" calcext:value-type="float">
            <text:p>0.2852988531527960</text:p>
          </table:table-cell>
          <table:table-cell table:number-columns-repeated="1018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B634]*([.$J$2])" office:value-type="float" office:value="0.000000000438512248440131" calcext:value-type="float">
            <text:p>4.3851224844013100E-010</text:p>
          </table:table-cell>
          <table:table-cell table:formula="of:=[.$H$2]-(2*[.$J$2]^([.A635]-1))" office:value-type="float" office:value="-1.15825661325153" calcext:value-type="float">
            <text:p>-1.1582566132515300</text:p>
          </table:table-cell>
          <table:table-cell table:formula="of:=[.$H$2]+(2*[.$J$2]^([.A635]-1))" office:value-type="float" office:value="-1.15825617473929" calcext:value-type="float">
            <text:p>-1.1582561747392900</text:p>
          </table:table-cell>
          <table:table-cell table:formula="of:=[.$I$2]-(1.5*[.$J$2]^([.A635]-1))" office:value-type="float" office:value="0.285298520052146" calcext:value-type="float">
            <text:p>0.2852985200521460</text:p>
          </table:table-cell>
          <table:table-cell table:formula="of:=[.$I$2]+(1.5*[.$J$2]^([.A635]-1))" office:value-type="float" office:value="0.285298848936332" calcext:value-type="float">
            <text:p>0.2852988489363320</text:p>
          </table:table-cell>
          <table:table-cell table:number-columns-repeated="1018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B635]*([.$J$2])" office:value-type="float" office:value="0.000000000427549442229128" calcext:value-type="float">
            <text:p>4.2754944222912800E-010</text:p>
          </table:table-cell>
          <table:table-cell table:formula="of:=[.$H$2]-(2*[.$J$2]^([.A636]-1))" office:value-type="float" office:value="-1.15825660777013" calcext:value-type="float">
            <text:p>-1.1582566077701300</text:p>
          </table:table-cell>
          <table:table-cell table:formula="of:=[.$H$2]+(2*[.$J$2]^([.A636]-1))" office:value-type="float" office:value="-1.15825618022069" calcext:value-type="float">
            <text:p>-1.1582561802206900</text:p>
          </table:table-cell>
          <table:table-cell table:formula="of:=[.$I$2]-(1.5*[.$J$2]^([.A636]-1))" office:value-type="float" office:value="0.285298524163198" calcext:value-type="float">
            <text:p>0.2852985241631980</text:p>
          </table:table-cell>
          <table:table-cell table:formula="of:=[.$I$2]+(1.5*[.$J$2]^([.A636]-1))" office:value-type="float" office:value="0.28529884482528" calcext:value-type="float">
            <text:p>0.2852988448252800</text:p>
          </table:table-cell>
          <table:table-cell table:number-columns-repeated="1018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B636]*([.$J$2])" office:value-type="float" office:value="0.0000000004168607061734" calcext:value-type="float">
            <text:p>4.1686070617340000E-010</text:p>
          </table:table-cell>
          <table:table-cell table:formula="of:=[.$H$2]-(2*[.$J$2]^([.A637]-1))" office:value-type="float" office:value="-1.15825660242576" calcext:value-type="float">
            <text:p>-1.1582566024257600</text:p>
          </table:table-cell>
          <table:table-cell table:formula="of:=[.$H$2]+(2*[.$J$2]^([.A637]-1))" office:value-type="float" office:value="-1.15825618556506" calcext:value-type="float">
            <text:p>-1.1582561855650600</text:p>
          </table:table-cell>
          <table:table-cell table:formula="of:=[.$I$2]-(1.5*[.$J$2]^([.A637]-1))" office:value-type="float" office:value="0.285298528171474" calcext:value-type="float">
            <text:p>0.2852985281714740</text:p>
          </table:table-cell>
          <table:table-cell table:formula="of:=[.$I$2]+(1.5*[.$J$2]^([.A637]-1))" office:value-type="float" office:value="0.285298840817004" calcext:value-type="float">
            <text:p>0.2852988408170040</text:p>
          </table:table-cell>
          <table:table-cell table:number-columns-repeated="1018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B637]*([.$J$2])" office:value-type="float" office:value="0.000000000406439188519065" calcext:value-type="float">
            <text:p>4.0643918851906500E-010</text:p>
          </table:table-cell>
          <table:table-cell table:formula="of:=[.$H$2]-(2*[.$J$2]^([.A638]-1))" office:value-type="float" office:value="-1.158256597215" calcext:value-type="float">
            <text:p>-1.1582565972150000</text:p>
          </table:table-cell>
          <table:table-cell table:formula="of:=[.$H$2]+(2*[.$J$2]^([.A638]-1))" office:value-type="float" office:value="-1.15825619077582" calcext:value-type="float">
            <text:p>-1.1582561907758200</text:p>
          </table:table-cell>
          <table:table-cell table:formula="of:=[.$I$2]-(1.5*[.$J$2]^([.A638]-1))" office:value-type="float" office:value="0.285298532079543" calcext:value-type="float">
            <text:p>0.2852985320795430</text:p>
          </table:table-cell>
          <table:table-cell table:formula="of:=[.$I$2]+(1.5*[.$J$2]^([.A638]-1))" office:value-type="float" office:value="0.285298836908935" calcext:value-type="float">
            <text:p>0.2852988369089350</text:p>
          </table:table-cell>
          <table:table-cell table:number-columns-repeated="1018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B638]*([.$J$2])" office:value-type="float" office:value="0.000000000396278208806088" calcext:value-type="float">
            <text:p>3.9627820880608800E-010</text:p>
          </table:table-cell>
          <table:table-cell table:formula="of:=[.$H$2]-(2*[.$J$2]^([.A639]-1))" office:value-type="float" office:value="-1.15825659213451" calcext:value-type="float">
            <text:p>-1.1582565921345100</text:p>
          </table:table-cell>
          <table:table-cell table:formula="of:=[.$H$2]+(2*[.$J$2]^([.A639]-1))" office:value-type="float" office:value="-1.15825619585631" calcext:value-type="float">
            <text:p>-1.1582561958563100</text:p>
          </table:table-cell>
          <table:table-cell table:formula="of:=[.$I$2]-(1.5*[.$J$2]^([.A639]-1))" office:value-type="float" office:value="0.285298535889911" calcext:value-type="float">
            <text:p>0.2852985358899110</text:p>
          </table:table-cell>
          <table:table-cell table:formula="of:=[.$I$2]+(1.5*[.$J$2]^([.A639]-1))" office:value-type="float" office:value="0.285298833098567" calcext:value-type="float">
            <text:p>0.2852988330985670</text:p>
          </table:table-cell>
          <table:table-cell table:number-columns-repeated="1018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B639]*([.$J$2])" office:value-type="float" office:value="0.000000000386371253585936" calcext:value-type="float">
            <text:p>3.8637125358593600E-010</text:p>
          </table:table-cell>
          <table:table-cell table:formula="of:=[.$H$2]-(2*[.$J$2]^([.A640]-1))" office:value-type="float" office:value="-1.15825658718104" calcext:value-type="float">
            <text:p>-1.1582565871810400</text:p>
          </table:table-cell>
          <table:table-cell table:formula="of:=[.$H$2]+(2*[.$J$2]^([.A640]-1))" office:value-type="float" office:value="-1.15825620080978" calcext:value-type="float">
            <text:p>-1.1582562008097800</text:p>
          </table:table-cell>
          <table:table-cell table:formula="of:=[.$I$2]-(1.5*[.$J$2]^([.A640]-1))" office:value-type="float" office:value="0.285298539605019" calcext:value-type="float">
            <text:p>0.2852985396050190</text:p>
          </table:table-cell>
          <table:table-cell table:formula="of:=[.$I$2]+(1.5*[.$J$2]^([.A640]-1))" office:value-type="float" office:value="0.285298829383459" calcext:value-type="float">
            <text:p>0.2852988293834590</text:p>
          </table:table-cell>
          <table:table-cell table:number-columns-repeated="1018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B640]*([.$J$2])" office:value-type="float" office:value="0.000000000376711972246287" calcext:value-type="float">
            <text:p>3.7671197224628700E-010</text:p>
          </table:table-cell>
          <table:table-cell table:formula="of:=[.$H$2]-(2*[.$J$2]^([.A641]-1))" office:value-type="float" office:value="-1.1582565823514" calcext:value-type="float">
            <text:p>-1.1582565823514000</text:p>
          </table:table-cell>
          <table:table-cell table:formula="of:=[.$H$2]+(2*[.$J$2]^([.A641]-1))" office:value-type="float" office:value="-1.15825620563942" calcext:value-type="float">
            <text:p>-1.1582562056394200</text:p>
          </table:table-cell>
          <table:table-cell table:formula="of:=[.$I$2]-(1.5*[.$J$2]^([.A641]-1))" office:value-type="float" office:value="0.285298543227249" calcext:value-type="float">
            <text:p>0.2852985432272490</text:p>
          </table:table-cell>
          <table:table-cell table:formula="of:=[.$I$2]+(1.5*[.$J$2]^([.A641]-1))" office:value-type="float" office:value="0.285298825761229" calcext:value-type="float">
            <text:p>0.2852988257612290</text:p>
          </table:table-cell>
          <table:table-cell table:number-columns-repeated="1018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B641]*([.$J$2])" office:value-type="float" office:value="0.00000000036729417294013" calcext:value-type="float">
            <text:p>3.6729417294013000E-010</text:p>
          </table:table-cell>
          <table:table-cell table:formula="of:=[.$H$2]-(2*[.$J$2]^([.A642]-1))" office:value-type="float" office:value="-1.1582565776425" calcext:value-type="float">
            <text:p>-1.1582565776425000</text:p>
          </table:table-cell>
          <table:table-cell table:formula="of:=[.$H$2]+(2*[.$J$2]^([.A642]-1))" office:value-type="float" office:value="-1.15825621034832" calcext:value-type="float">
            <text:p>-1.1582562103483200</text:p>
          </table:table-cell>
          <table:table-cell table:formula="of:=[.$I$2]-(1.5*[.$J$2]^([.A642]-1))" office:value-type="float" office:value="0.285298546758924" calcext:value-type="float">
            <text:p>0.2852985467589240</text:p>
          </table:table-cell>
          <table:table-cell table:formula="of:=[.$I$2]+(1.5*[.$J$2]^([.A642]-1))" office:value-type="float" office:value="0.285298822229554" calcext:value-type="float">
            <text:p>0.2852988222295540</text:p>
          </table:table-cell>
          <table:table-cell table:number-columns-repeated="1018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B642]*([.$J$2])" office:value-type="float" office:value="0.000000000358111818616627" calcext:value-type="float">
            <text:p>3.5811181861662700E-010</text:p>
          </table:table-cell>
          <table:table-cell table:formula="of:=[.$H$2]-(2*[.$J$2]^([.A643]-1))" office:value-type="float" office:value="-1.15825657305132" calcext:value-type="float">
            <text:p>-1.1582565730513200</text:p>
          </table:table-cell>
          <table:table-cell table:formula="of:=[.$H$2]+(2*[.$J$2]^([.A643]-1))" office:value-type="float" office:value="-1.1582562149395" calcext:value-type="float">
            <text:p>-1.1582562149395000</text:p>
          </table:table-cell>
          <table:table-cell table:formula="of:=[.$I$2]-(1.5*[.$J$2]^([.A643]-1))" office:value-type="float" office:value="0.285298550202307" calcext:value-type="float">
            <text:p>0.2852985502023070</text:p>
          </table:table-cell>
          <table:table-cell table:formula="of:=[.$I$2]+(1.5*[.$J$2]^([.A643]-1))" office:value-type="float" office:value="0.285298818786171" calcext:value-type="float">
            <text:p>0.2852988187861710</text:p>
          </table:table-cell>
          <table:table-cell table:number-columns-repeated="1018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B643]*([.$J$2])" office:value-type="float" office:value="0.000000000349159023151211" calcext:value-type="float">
            <text:p>3.4915902315121100E-010</text:p>
          </table:table-cell>
          <table:table-cell table:formula="of:=[.$H$2]-(2*[.$J$2]^([.A644]-1))" office:value-type="float" office:value="-1.15825656857492" calcext:value-type="float">
            <text:p>-1.1582565685749200</text:p>
          </table:table-cell>
          <table:table-cell table:formula="of:=[.$H$2]+(2*[.$J$2]^([.A644]-1))" office:value-type="float" office:value="-1.1582562194159" calcext:value-type="float">
            <text:p>-1.1582562194159000</text:p>
          </table:table-cell>
          <table:table-cell table:formula="of:=[.$I$2]-(1.5*[.$J$2]^([.A644]-1))" office:value-type="float" office:value="0.285298553559605" calcext:value-type="float">
            <text:p>0.2852985535596050</text:p>
          </table:table-cell>
          <table:table-cell table:formula="of:=[.$I$2]+(1.5*[.$J$2]^([.A644]-1))" office:value-type="float" office:value="0.285298815428873" calcext:value-type="float">
            <text:p>0.2852988154288730</text:p>
          </table:table-cell>
          <table:table-cell table:number-columns-repeated="1018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B644]*([.$J$2])" office:value-type="float" office:value="0.000000000340430047572431" calcext:value-type="float">
            <text:p>3.4043004757243100E-010</text:p>
          </table:table-cell>
          <table:table-cell table:formula="of:=[.$H$2]-(2*[.$J$2]^([.A645]-1))" office:value-type="float" office:value="-1.15825656421043" calcext:value-type="float">
            <text:p>-1.1582565642104300</text:p>
          </table:table-cell>
          <table:table-cell table:formula="of:=[.$H$2]+(2*[.$J$2]^([.A645]-1))" office:value-type="float" office:value="-1.15825622378039" calcext:value-type="float">
            <text:p>-1.1582562237803900</text:p>
          </table:table-cell>
          <table:table-cell table:formula="of:=[.$I$2]-(1.5*[.$J$2]^([.A645]-1))" office:value-type="float" office:value="0.285298556832971" calcext:value-type="float">
            <text:p>0.2852985568329710</text:p>
          </table:table-cell>
          <table:table-cell table:formula="of:=[.$I$2]+(1.5*[.$J$2]^([.A645]-1))" office:value-type="float" office:value="0.285298812155507" calcext:value-type="float">
            <text:p>0.2852988121555070</text:p>
          </table:table-cell>
          <table:table-cell table:number-columns-repeated="1018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B645]*([.$J$2])" office:value-type="float" office:value="0.00000000033191929638312" calcext:value-type="float">
            <text:p>3.3191929638312000E-010</text:p>
          </table:table-cell>
          <table:table-cell table:formula="of:=[.$H$2]-(2*[.$J$2]^([.A646]-1))" office:value-type="float" office:value="-1.15825655995506" calcext:value-type="float">
            <text:p>-1.1582565599550600</text:p>
          </table:table-cell>
          <table:table-cell table:formula="of:=[.$H$2]+(2*[.$J$2]^([.A646]-1))" office:value-type="float" office:value="-1.15825622803576" calcext:value-type="float">
            <text:p>-1.1582562280357600</text:p>
          </table:table-cell>
          <table:table-cell table:formula="of:=[.$I$2]-(1.5*[.$J$2]^([.A646]-1))" office:value-type="float" office:value="0.285298560024503" calcext:value-type="float">
            <text:p>0.2852985600245030</text:p>
          </table:table-cell>
          <table:table-cell table:formula="of:=[.$I$2]+(1.5*[.$J$2]^([.A646]-1))" office:value-type="float" office:value="0.285298808963975" calcext:value-type="float">
            <text:p>0.2852988089639750</text:p>
          </table:table-cell>
          <table:table-cell table:number-columns-repeated="1018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B646]*([.$J$2])" office:value-type="float" office:value="0.000000000323621313973542" calcext:value-type="float">
            <text:p>3.2362131397354200E-010</text:p>
          </table:table-cell>
          <table:table-cell table:formula="of:=[.$H$2]-(2*[.$J$2]^([.A647]-1))" office:value-type="float" office:value="-1.15825655580607" calcext:value-type="float">
            <text:p>-1.1582565558060700</text:p>
          </table:table-cell>
          <table:table-cell table:formula="of:=[.$H$2]+(2*[.$J$2]^([.A647]-1))" office:value-type="float" office:value="-1.15825623218475" calcext:value-type="float">
            <text:p>-1.1582562321847500</text:p>
          </table:table-cell>
          <table:table-cell table:formula="of:=[.$I$2]-(1.5*[.$J$2]^([.A647]-1))" office:value-type="float" office:value="0.285298563136246" calcext:value-type="float">
            <text:p>0.2852985631362460</text:p>
          </table:table-cell>
          <table:table-cell table:formula="of:=[.$I$2]+(1.5*[.$J$2]^([.A647]-1))" office:value-type="float" office:value="0.285298805852232" calcext:value-type="float">
            <text:p>0.2852988058522320</text:p>
          </table:table-cell>
          <table:table-cell table:number-columns-repeated="1018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B647]*([.$J$2])" office:value-type="float" office:value="0.000000000315530781124203" calcext:value-type="float">
            <text:p>3.1553078112420300E-010</text:p>
          </table:table-cell>
          <table:table-cell table:formula="of:=[.$H$2]-(2*[.$J$2]^([.A648]-1))" office:value-type="float" office:value="-1.1582565517608" calcext:value-type="float">
            <text:p>-1.1582565517608000</text:p>
          </table:table-cell>
          <table:table-cell table:formula="of:=[.$H$2]+(2*[.$J$2]^([.A648]-1))" office:value-type="float" office:value="-1.15825623623002" calcext:value-type="float">
            <text:p>-1.1582562362300200</text:p>
          </table:table-cell>
          <table:table-cell table:formula="of:=[.$I$2]-(1.5*[.$J$2]^([.A648]-1))" office:value-type="float" office:value="0.285298566170196" calcext:value-type="float">
            <text:p>0.2852985661701960</text:p>
          </table:table-cell>
          <table:table-cell table:formula="of:=[.$I$2]+(1.5*[.$J$2]^([.A648]-1))" office:value-type="float" office:value="0.285298802818282" calcext:value-type="float">
            <text:p>0.2852988028182820</text:p>
          </table:table-cell>
          <table:table-cell table:number-columns-repeated="1018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B648]*([.$J$2])" office:value-type="float" office:value="0.000000000307642511596098" calcext:value-type="float">
            <text:p>3.0764251159609800E-010</text:p>
          </table:table-cell>
          <table:table-cell table:formula="of:=[.$H$2]-(2*[.$J$2]^([.A649]-1))" office:value-type="float" office:value="-1.15825654781667" calcext:value-type="float">
            <text:p>-1.1582565478166700</text:p>
          </table:table-cell>
          <table:table-cell table:formula="of:=[.$H$2]+(2*[.$J$2]^([.A649]-1))" office:value-type="float" office:value="-1.15825624017415" calcext:value-type="float">
            <text:p>-1.1582562401741500</text:p>
          </table:table-cell>
          <table:table-cell table:formula="of:=[.$I$2]-(1.5*[.$J$2]^([.A649]-1))" office:value-type="float" office:value="0.285298569128297" calcext:value-type="float">
            <text:p>0.2852985691282970</text:p>
          </table:table-cell>
          <table:table-cell table:formula="of:=[.$I$2]+(1.5*[.$J$2]^([.A649]-1))" office:value-type="float" office:value="0.285298799860181" calcext:value-type="float">
            <text:p>0.2852987998601810</text:p>
          </table:table-cell>
          <table:table-cell table:number-columns-repeated="1018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B649]*([.$J$2])" office:value-type="float" office:value="0.000000000299951448806196" calcext:value-type="float">
            <text:p>2.9995144880619600E-010</text:p>
          </table:table-cell>
          <table:table-cell table:formula="of:=[.$H$2]-(2*[.$J$2]^([.A650]-1))" office:value-type="float" office:value="-1.15825654397113" calcext:value-type="float">
            <text:p>-1.1582565439711300</text:p>
          </table:table-cell>
          <table:table-cell table:formula="of:=[.$H$2]+(2*[.$J$2]^([.A650]-1))" office:value-type="float" office:value="-1.15825624401969" calcext:value-type="float">
            <text:p>-1.1582562440196900</text:p>
          </table:table-cell>
          <table:table-cell table:formula="of:=[.$I$2]-(1.5*[.$J$2]^([.A650]-1))" office:value-type="float" office:value="0.285298572012446" calcext:value-type="float">
            <text:p>0.2852985720124460</text:p>
          </table:table-cell>
          <table:table-cell table:formula="of:=[.$I$2]+(1.5*[.$J$2]^([.A650]-1))" office:value-type="float" office:value="0.285298796976032" calcext:value-type="float">
            <text:p>0.2852987969760320</text:p>
          </table:table-cell>
          <table:table-cell table:number-columns-repeated="1018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B650]*([.$J$2])" office:value-type="float" office:value="0.000000000292452662586041" calcext:value-type="float">
            <text:p>2.9245266258604100E-010</text:p>
          </table:table-cell>
          <table:table-cell table:formula="of:=[.$H$2]-(2*[.$J$2]^([.A651]-1))" office:value-type="float" office:value="-1.15825654022174" calcext:value-type="float">
            <text:p>-1.1582565402217400</text:p>
          </table:table-cell>
          <table:table-cell table:formula="of:=[.$H$2]+(2*[.$J$2]^([.A651]-1))" office:value-type="float" office:value="-1.15825624776908" calcext:value-type="float">
            <text:p>-1.1582562477690800</text:p>
          </table:table-cell>
          <table:table-cell table:formula="of:=[.$I$2]-(1.5*[.$J$2]^([.A651]-1))" office:value-type="float" office:value="0.285298574824491" calcext:value-type="float">
            <text:p>0.2852985748244910</text:p>
          </table:table-cell>
          <table:table-cell table:formula="of:=[.$I$2]+(1.5*[.$J$2]^([.A651]-1))" office:value-type="float" office:value="0.285298794163987" calcext:value-type="float">
            <text:p>0.2852987941639870</text:p>
          </table:table-cell>
          <table:table-cell table:number-columns-repeated="1018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B651]*([.$J$2])" office:value-type="float" office:value="0.00000000028514134602139" calcext:value-type="float">
            <text:p>2.8514134602139000E-010</text:p>
          </table:table-cell>
          <table:table-cell table:formula="of:=[.$H$2]-(2*[.$J$2]^([.A652]-1))" office:value-type="float" office:value="-1.15825653656608" calcext:value-type="float">
            <text:p>-1.1582565365660800</text:p>
          </table:table-cell>
          <table:table-cell table:formula="of:=[.$H$2]+(2*[.$J$2]^([.A652]-1))" office:value-type="float" office:value="-1.15825625142474" calcext:value-type="float">
            <text:p>-1.1582562514247400</text:p>
          </table:table-cell>
          <table:table-cell table:formula="of:=[.$I$2]-(1.5*[.$J$2]^([.A652]-1))" office:value-type="float" office:value="0.285298577566234" calcext:value-type="float">
            <text:p>0.2852985775662340</text:p>
          </table:table-cell>
          <table:table-cell table:formula="of:=[.$I$2]+(1.5*[.$J$2]^([.A652]-1))" office:value-type="float" office:value="0.285298791422244" calcext:value-type="float">
            <text:p>0.2852987914222440</text:p>
          </table:table-cell>
          <table:table-cell table:number-columns-repeated="1018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B652]*([.$J$2])" office:value-type="float" office:value="0.000000000278012812370855" calcext:value-type="float">
            <text:p>2.7801281237085500E-010</text:p>
          </table:table-cell>
          <table:table-cell table:formula="of:=[.$H$2]-(2*[.$J$2]^([.A653]-1))" office:value-type="float" office:value="-1.15825653300182" calcext:value-type="float">
            <text:p>-1.1582565330018200</text:p>
          </table:table-cell>
          <table:table-cell table:formula="of:=[.$H$2]+(2*[.$J$2]^([.A653]-1))" office:value-type="float" office:value="-1.158256254989" calcext:value-type="float">
            <text:p>-1.1582562549890000</text:p>
          </table:table-cell>
          <table:table-cell table:formula="of:=[.$I$2]-(1.5*[.$J$2]^([.A653]-1))" office:value-type="float" office:value="0.285298580239434" calcext:value-type="float">
            <text:p>0.2852985802394340</text:p>
          </table:table-cell>
          <table:table-cell table:formula="of:=[.$I$2]+(1.5*[.$J$2]^([.A653]-1))" office:value-type="float" office:value="0.285298788749044" calcext:value-type="float">
            <text:p>0.2852987887490440</text:p>
          </table:table-cell>
          <table:table-cell table:number-columns-repeated="1018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B653]*([.$J$2])" office:value-type="float" office:value="0.000000000271062492061584" calcext:value-type="float">
            <text:p>2.7106249206158400E-010</text:p>
          </table:table-cell>
          <table:table-cell table:formula="of:=[.$H$2]-(2*[.$J$2]^([.A654]-1))" office:value-type="float" office:value="-1.15825652952666" calcext:value-type="float">
            <text:p>-1.1582565295266600</text:p>
          </table:table-cell>
          <table:table-cell table:formula="of:=[.$H$2]+(2*[.$J$2]^([.A654]-1))" office:value-type="float" office:value="-1.15825625846416" calcext:value-type="float">
            <text:p>-1.1582562584641600</text:p>
          </table:table-cell>
          <table:table-cell table:formula="of:=[.$I$2]-(1.5*[.$J$2]^([.A654]-1))" office:value-type="float" office:value="0.285298582845804" calcext:value-type="float">
            <text:p>0.2852985828458040</text:p>
          </table:table-cell>
          <table:table-cell table:formula="of:=[.$I$2]+(1.5*[.$J$2]^([.A654]-1))" office:value-type="float" office:value="0.285298786142673" calcext:value-type="float">
            <text:p>0.2852987861426730</text:p>
          </table:table-cell>
          <table:table-cell table:number-columns-repeated="1018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B654]*([.$J$2])" office:value-type="float" office:value="0.000000000264285929760044" calcext:value-type="float">
            <text:p>2.6428592976004400E-010</text:p>
          </table:table-cell>
          <table:table-cell table:formula="of:=[.$H$2]-(2*[.$J$2]^([.A655]-1))" office:value-type="float" office:value="-1.15825652613837" calcext:value-type="float">
            <text:p>-1.1582565261383700</text:p>
          </table:table-cell>
          <table:table-cell table:formula="of:=[.$H$2]+(2*[.$J$2]^([.A655]-1))" office:value-type="float" office:value="-1.15825626185245" calcext:value-type="float">
            <text:p>-1.1582562618524500</text:p>
          </table:table-cell>
          <table:table-cell table:formula="of:=[.$I$2]-(1.5*[.$J$2]^([.A655]-1))" office:value-type="float" office:value="0.285298585387015" calcext:value-type="float">
            <text:p>0.2852985853870150</text:p>
          </table:table-cell>
          <table:table-cell table:formula="of:=[.$I$2]+(1.5*[.$J$2]^([.A655]-1))" office:value-type="float" office:value="0.285298783601463" calcext:value-type="float">
            <text:p>0.2852987836014630</text:p>
          </table:table-cell>
          <table:table-cell table:number-columns-repeated="1018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B655]*([.$J$2])" office:value-type="float" office:value="0.000000000257678781516043" calcext:value-type="float">
            <text:p>2.5767878151604300E-010</text:p>
          </table:table-cell>
          <table:table-cell table:formula="of:=[.$H$2]-(2*[.$J$2]^([.A656]-1))" office:value-type="float" office:value="-1.1582565228348" calcext:value-type="float">
            <text:p>-1.1582565228348000</text:p>
          </table:table-cell>
          <table:table-cell table:formula="of:=[.$H$2]+(2*[.$J$2]^([.A656]-1))" office:value-type="float" office:value="-1.15825626515602" calcext:value-type="float">
            <text:p>-1.1582562651560200</text:p>
          </table:table-cell>
          <table:table-cell table:formula="of:=[.$I$2]-(1.5*[.$J$2]^([.A656]-1))" office:value-type="float" office:value="0.285298587864696" calcext:value-type="float">
            <text:p>0.2852985878646960</text:p>
          </table:table-cell>
          <table:table-cell table:formula="of:=[.$I$2]+(1.5*[.$J$2]^([.A656]-1))" office:value-type="float" office:value="0.285298781123782" calcext:value-type="float">
            <text:p>0.2852987811237820</text:p>
          </table:table-cell>
          <table:table-cell table:number-columns-repeated="1018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B656]*([.$J$2])" office:value-type="float" office:value="0.000000000251236811978142" calcext:value-type="float">
            <text:p>2.5123681197814200E-010</text:p>
          </table:table-cell>
          <table:table-cell table:formula="of:=[.$H$2]-(2*[.$J$2]^([.A657]-1))" office:value-type="float" office:value="-1.15825651961382" calcext:value-type="float">
            <text:p>-1.1582565196138200</text:p>
          </table:table-cell>
          <table:table-cell table:formula="of:=[.$H$2]+(2*[.$J$2]^([.A657]-1))" office:value-type="float" office:value="-1.158256268377" calcext:value-type="float">
            <text:p>-1.1582562683770000</text:p>
          </table:table-cell>
          <table:table-cell table:formula="of:=[.$I$2]-(1.5*[.$J$2]^([.A657]-1))" office:value-type="float" office:value="0.285298590280434" calcext:value-type="float">
            <text:p>0.2852985902804340</text:p>
          </table:table-cell>
          <table:table-cell table:formula="of:=[.$I$2]+(1.5*[.$J$2]^([.A657]-1))" office:value-type="float" office:value="0.285298778708043" calcext:value-type="float">
            <text:p>0.2852987787080430</text:p>
          </table:table-cell>
          <table:table-cell table:number-columns-repeated="1018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B657]*([.$J$2])" office:value-type="float" office:value="0.000000000244955891678688" calcext:value-type="float">
            <text:p>2.4495589167868800E-010</text:p>
          </table:table-cell>
          <table:table-cell table:formula="of:=[.$H$2]-(2*[.$J$2]^([.A658]-1))" office:value-type="float" office:value="-1.15825651647336" calcext:value-type="float">
            <text:p>-1.1582565164733600</text:p>
          </table:table-cell>
          <table:table-cell table:formula="of:=[.$H$2]+(2*[.$J$2]^([.A658]-1))" office:value-type="float" office:value="-1.15825627151746" calcext:value-type="float">
            <text:p>-1.1582562715174600</text:p>
          </table:table-cell>
          <table:table-cell table:formula="of:=[.$I$2]-(1.5*[.$J$2]^([.A658]-1))" office:value-type="float" office:value="0.28529859263578" calcext:value-type="float">
            <text:p>0.2852985926357800</text:p>
          </table:table-cell>
          <table:table-cell table:formula="of:=[.$I$2]+(1.5*[.$J$2]^([.A658]-1))" office:value-type="float" office:value="0.285298776352698" calcext:value-type="float">
            <text:p>0.2852987763526980</text:p>
          </table:table-cell>
          <table:table-cell table:number-columns-repeated="1018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B658]*([.$J$2])" office:value-type="float" office:value="0.000000000238831994386721" calcext:value-type="float">
            <text:p>2.3883199438672100E-010</text:p>
          </table:table-cell>
          <table:table-cell table:formula="of:=[.$H$2]-(2*[.$J$2]^([.A659]-1))" office:value-type="float" office:value="-1.15825651341141" calcext:value-type="float">
            <text:p>-1.1582565134114100</text:p>
          </table:table-cell>
          <table:table-cell table:formula="of:=[.$H$2]+(2*[.$J$2]^([.A659]-1))" office:value-type="float" office:value="-1.15825627457941" calcext:value-type="float">
            <text:p>-1.1582562745794100</text:p>
          </table:table-cell>
          <table:table-cell table:formula="of:=[.$I$2]-(1.5*[.$J$2]^([.A659]-1))" office:value-type="float" office:value="0.285298594932241" calcext:value-type="float">
            <text:p>0.2852985949322410</text:p>
          </table:table-cell>
          <table:table-cell table:formula="of:=[.$I$2]+(1.5*[.$J$2]^([.A659]-1))" office:value-type="float" office:value="0.285298774056237" calcext:value-type="float">
            <text:p>0.2852987740562370</text:p>
          </table:table-cell>
          <table:table-cell table:number-columns-repeated="1018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B659]*([.$J$2])" office:value-type="float" office:value="0.000000000232861194527053" calcext:value-type="float">
            <text:p>2.3286119452705300E-010</text:p>
          </table:table-cell>
          <table:table-cell table:formula="of:=[.$H$2]-(2*[.$J$2]^([.A660]-1))" office:value-type="float" office:value="-1.15825651042601" calcext:value-type="float">
            <text:p>-1.1582565104260100</text:p>
          </table:table-cell>
          <table:table-cell table:formula="of:=[.$H$2]+(2*[.$J$2]^([.A660]-1))" office:value-type="float" office:value="-1.15825627756481" calcext:value-type="float">
            <text:p>-1.1582562775648100</text:p>
          </table:table-cell>
          <table:table-cell table:formula="of:=[.$I$2]-(1.5*[.$J$2]^([.A660]-1))" office:value-type="float" office:value="0.285298597171291" calcext:value-type="float">
            <text:p>0.2852985971712910</text:p>
          </table:table-cell>
          <table:table-cell table:formula="of:=[.$I$2]+(1.5*[.$J$2]^([.A660]-1))" office:value-type="float" office:value="0.285298771817187" calcext:value-type="float">
            <text:p>0.2852987718171870</text:p>
          </table:table-cell>
          <table:table-cell table:number-columns-repeated="1018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B660]*([.$J$2])" office:value-type="float" office:value="0.000000000227039664663877" calcext:value-type="float">
            <text:p>2.2703966466387700E-010</text:p>
          </table:table-cell>
          <table:table-cell table:formula="of:=[.$H$2]-(2*[.$J$2]^([.A661]-1))" office:value-type="float" office:value="-1.15825650751524" calcext:value-type="float">
            <text:p>-1.1582565075152400</text:p>
          </table:table-cell>
          <table:table-cell table:formula="of:=[.$H$2]+(2*[.$J$2]^([.A661]-1))" office:value-type="float" office:value="-1.15825628047558" calcext:value-type="float">
            <text:p>-1.1582562804755800</text:p>
          </table:table-cell>
          <table:table-cell table:formula="of:=[.$I$2]-(1.5*[.$J$2]^([.A661]-1))" office:value-type="float" office:value="0.285298599354365" calcext:value-type="float">
            <text:p>0.2852985993543650</text:p>
          </table:table-cell>
          <table:table-cell table:formula="of:=[.$I$2]+(1.5*[.$J$2]^([.A661]-1))" office:value-type="float" office:value="0.285298769634113" calcext:value-type="float">
            <text:p>0.2852987696341130</text:p>
          </table:table-cell>
          <table:table-cell table:number-columns-repeated="1018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B661]*([.$J$2])" office:value-type="float" office:value="0.00000000022136367304728" calcext:value-type="float">
            <text:p>2.2136367304728000E-010</text:p>
          </table:table-cell>
          <table:table-cell table:formula="of:=[.$H$2]-(2*[.$J$2]^([.A662]-1))" office:value-type="float" office:value="-1.15825650467725" calcext:value-type="float">
            <text:p>-1.1582565046772500</text:p>
          </table:table-cell>
          <table:table-cell table:formula="of:=[.$H$2]+(2*[.$J$2]^([.A662]-1))" office:value-type="float" office:value="-1.15825628331357" calcext:value-type="float">
            <text:p>-1.1582562833135700</text:p>
          </table:table-cell>
          <table:table-cell table:formula="of:=[.$I$2]-(1.5*[.$J$2]^([.A662]-1))" office:value-type="float" office:value="0.285298601482862" calcext:value-type="float">
            <text:p>0.2852986014828620</text:p>
          </table:table-cell>
          <table:table-cell table:formula="of:=[.$I$2]+(1.5*[.$J$2]^([.A662]-1))" office:value-type="float" office:value="0.285298767505616" calcext:value-type="float">
            <text:p>0.2852987675056160</text:p>
          </table:table-cell>
          <table:table-cell table:number-columns-repeated="1018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B662]*([.$J$2])" office:value-type="float" office:value="0.000000000215829581221098" calcext:value-type="float">
            <text:p>2.1582958122109800E-010</text:p>
          </table:table-cell>
          <table:table-cell table:formula="of:=[.$H$2]-(2*[.$J$2]^([.A663]-1))" office:value-type="float" office:value="-1.1582565019102" calcext:value-type="float">
            <text:p>-1.1582565019102000</text:p>
          </table:table-cell>
          <table:table-cell table:formula="of:=[.$H$2]+(2*[.$J$2]^([.A663]-1))" office:value-type="float" office:value="-1.15825628608062" calcext:value-type="float">
            <text:p>-1.1582562860806200</text:p>
          </table:table-cell>
          <table:table-cell table:formula="of:=[.$I$2]-(1.5*[.$J$2]^([.A663]-1))" office:value-type="float" office:value="0.285298603558146" calcext:value-type="float">
            <text:p>0.2852986035581460</text:p>
          </table:table-cell>
          <table:table-cell table:formula="of:=[.$I$2]+(1.5*[.$J$2]^([.A663]-1))" office:value-type="float" office:value="0.285298765430332" calcext:value-type="float">
            <text:p>0.2852987654303320</text:p>
          </table:table-cell>
          <table:table-cell table:number-columns-repeated="1018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B663]*([.$J$2])" office:value-type="float" office:value="0.00000000021043384169057" calcext:value-type="float">
            <text:p>2.1043384169057000E-010</text:p>
          </table:table-cell>
          <table:table-cell table:formula="of:=[.$H$2]-(2*[.$J$2]^([.A664]-1))" office:value-type="float" office:value="-1.15825649921233" calcext:value-type="float">
            <text:p>-1.1582564992123300</text:p>
          </table:table-cell>
          <table:table-cell table:formula="of:=[.$H$2]+(2*[.$J$2]^([.A664]-1))" office:value-type="float" office:value="-1.15825628877849" calcext:value-type="float">
            <text:p>-1.1582562887784900</text:p>
          </table:table-cell>
          <table:table-cell table:formula="of:=[.$I$2]-(1.5*[.$J$2]^([.A664]-1))" office:value-type="float" office:value="0.285298605581548" calcext:value-type="float">
            <text:p>0.2852986055815480</text:p>
          </table:table-cell>
          <table:table-cell table:formula="of:=[.$I$2]+(1.5*[.$J$2]^([.A664]-1))" office:value-type="float" office:value="0.28529876340693" calcext:value-type="float">
            <text:p>0.2852987634069300</text:p>
          </table:table-cell>
          <table:table-cell table:number-columns-repeated="1018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B664]*([.$J$2])" office:value-type="float" office:value="0.000000000205172995648306" calcext:value-type="float">
            <text:p>2.0517299564830600E-010</text:p>
          </table:table-cell>
          <table:table-cell table:formula="of:=[.$H$2]-(2*[.$J$2]^([.A665]-1))" office:value-type="float" office:value="-1.15825649658191" calcext:value-type="float">
            <text:p>-1.1582564965819100</text:p>
          </table:table-cell>
          <table:table-cell table:formula="of:=[.$H$2]+(2*[.$J$2]^([.A665]-1))" office:value-type="float" office:value="-1.15825629140891" calcext:value-type="float">
            <text:p>-1.1582562914089100</text:p>
          </table:table-cell>
          <table:table-cell table:formula="of:=[.$I$2]-(1.5*[.$J$2]^([.A665]-1))" office:value-type="float" office:value="0.285298607554366" calcext:value-type="float">
            <text:p>0.2852986075543660</text:p>
          </table:table-cell>
          <table:table-cell table:formula="of:=[.$I$2]+(1.5*[.$J$2]^([.A665]-1))" office:value-type="float" office:value="0.285298761434112" calcext:value-type="float">
            <text:p>0.2852987614341120</text:p>
          </table:table-cell>
          <table:table-cell table:number-columns-repeated="1018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B665]*([.$J$2])" office:value-type="float" office:value="0.000000000200043670757099" calcext:value-type="float">
            <text:p>2.0004367075709900E-010</text:p>
          </table:table-cell>
          <table:table-cell table:formula="of:=[.$H$2]-(2*[.$J$2]^([.A666]-1))" office:value-type="float" office:value="-1.15825649401725" calcext:value-type="float">
            <text:p>-1.1582564940172500</text:p>
          </table:table-cell>
          <table:table-cell table:formula="of:=[.$H$2]+(2*[.$J$2]^([.A666]-1))" office:value-type="float" office:value="-1.15825629397357" calcext:value-type="float">
            <text:p>-1.1582562939735700</text:p>
          </table:table-cell>
          <table:table-cell table:formula="of:=[.$I$2]-(1.5*[.$J$2]^([.A666]-1))" office:value-type="float" office:value="0.285298609477862" calcext:value-type="float">
            <text:p>0.2852986094778620</text:p>
          </table:table-cell>
          <table:table-cell table:formula="of:=[.$I$2]+(1.5*[.$J$2]^([.A666]-1))" office:value-type="float" office:value="0.285298759510616" calcext:value-type="float">
            <text:p>0.2852987595106160</text:p>
          </table:table-cell>
          <table:table-cell table:number-columns-repeated="1018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B666]*([.$J$2])" office:value-type="float" office:value="0.000000000195042578988171" calcext:value-type="float">
            <text:p>1.9504257898817100E-010</text:p>
          </table:table-cell>
          <table:table-cell table:formula="of:=[.$H$2]-(2*[.$J$2]^([.A667]-1))" office:value-type="float" office:value="-1.1582564915167" calcext:value-type="float">
            <text:p>-1.1582564915167000</text:p>
          </table:table-cell>
          <table:table-cell table:formula="of:=[.$H$2]+(2*[.$J$2]^([.A667]-1))" office:value-type="float" office:value="-1.15825629647412" calcext:value-type="float">
            <text:p>-1.1582562964741200</text:p>
          </table:table-cell>
          <table:table-cell table:formula="of:=[.$I$2]-(1.5*[.$J$2]^([.A667]-1))" office:value-type="float" office:value="0.285298611353272" calcext:value-type="float">
            <text:p>0.2852986113532720</text:p>
          </table:table-cell>
          <table:table-cell table:formula="of:=[.$I$2]+(1.5*[.$J$2]^([.A667]-1))" office:value-type="float" office:value="0.285298757635206" calcext:value-type="float">
            <text:p>0.2852987576352060</text:p>
          </table:table-cell>
          <table:table-cell table:number-columns-repeated="1018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B667]*([.$J$2])" office:value-type="float" office:value="0.000000000190166514513467" calcext:value-type="float">
            <text:p>1.9016651451346700E-010</text:p>
          </table:table-cell>
          <table:table-cell table:formula="of:=[.$H$2]-(2*[.$J$2]^([.A668]-1))" office:value-type="float" office:value="-1.15825648907867" calcext:value-type="float">
            <text:p>-1.1582564890786700</text:p>
          </table:table-cell>
          <table:table-cell table:formula="of:=[.$H$2]+(2*[.$J$2]^([.A668]-1))" office:value-type="float" office:value="-1.15825629891215" calcext:value-type="float">
            <text:p>-1.1582562989121500</text:p>
          </table:table-cell>
          <table:table-cell table:formula="of:=[.$I$2]-(1.5*[.$J$2]^([.A668]-1))" office:value-type="float" office:value="0.285298613181796" calcext:value-type="float">
            <text:p>0.2852986131817960</text:p>
          </table:table-cell>
          <table:table-cell table:formula="of:=[.$I$2]+(1.5*[.$J$2]^([.A668]-1))" office:value-type="float" office:value="0.285298755806682" calcext:value-type="float">
            <text:p>0.2852987558066820</text:p>
          </table:table-cell>
          <table:table-cell table:number-columns-repeated="1018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B668]*([.$J$2])" office:value-type="float" office:value="0.00000000018541235165063" calcext:value-type="float">
            <text:p>1.8541235165063000E-010</text:p>
          </table:table-cell>
          <table:table-cell table:formula="of:=[.$H$2]-(2*[.$J$2]^([.A669]-1))" office:value-type="float" office:value="-1.15825648670159" calcext:value-type="float">
            <text:p>-1.1582564867015900</text:p>
          </table:table-cell>
          <table:table-cell table:formula="of:=[.$H$2]+(2*[.$J$2]^([.A669]-1))" office:value-type="float" office:value="-1.15825630128923" calcext:value-type="float">
            <text:p>-1.1582563012892300</text:p>
          </table:table-cell>
          <table:table-cell table:formula="of:=[.$I$2]-(1.5*[.$J$2]^([.A669]-1))" office:value-type="float" office:value="0.285298614964607" calcext:value-type="float">
            <text:p>0.2852986149646070</text:p>
          </table:table-cell>
          <table:table-cell table:formula="of:=[.$I$2]+(1.5*[.$J$2]^([.A669]-1))" office:value-type="float" office:value="0.285298754023871" calcext:value-type="float">
            <text:p>0.2852987540238710</text:p>
          </table:table-cell>
          <table:table-cell table:number-columns-repeated="1018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B669]*([.$J$2])" office:value-type="float" office:value="0.000000000180777042859364" calcext:value-type="float">
            <text:p>1.8077704285936400E-010</text:p>
          </table:table-cell>
          <table:table-cell table:formula="of:=[.$H$2]-(2*[.$J$2]^([.A670]-1))" office:value-type="float" office:value="-1.15825648438393" calcext:value-type="float">
            <text:p>-1.1582564843839300</text:p>
          </table:table-cell>
          <table:table-cell table:formula="of:=[.$H$2]+(2*[.$J$2]^([.A670]-1))" office:value-type="float" office:value="-1.15825630360689" calcext:value-type="float">
            <text:p>-1.1582563036068900</text:p>
          </table:table-cell>
          <table:table-cell table:formula="of:=[.$I$2]-(1.5*[.$J$2]^([.A670]-1))" office:value-type="float" office:value="0.285298616702848" calcext:value-type="float">
            <text:p>0.2852986167028480</text:p>
          </table:table-cell>
          <table:table-cell table:formula="of:=[.$I$2]+(1.5*[.$J$2]^([.A670]-1))" office:value-type="float" office:value="0.28529875228563" calcext:value-type="float">
            <text:p>0.2852987522856300</text:p>
          </table:table-cell>
          <table:table-cell table:number-columns-repeated="1018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B670]*([.$J$2])" office:value-type="float" office:value="0.00000000017625761678788" calcext:value-type="float">
            <text:p>1.7625761678788000E-010</text:p>
          </table:table-cell>
          <table:table-cell table:formula="of:=[.$H$2]-(2*[.$J$2]^([.A671]-1))" office:value-type="float" office:value="-1.15825648212422" calcext:value-type="float">
            <text:p>-1.1582564821242200</text:p>
          </table:table-cell>
          <table:table-cell table:formula="of:=[.$H$2]+(2*[.$J$2]^([.A671]-1))" office:value-type="float" office:value="-1.1582563058666" calcext:value-type="float">
            <text:p>-1.1582563058666000</text:p>
          </table:table-cell>
          <table:table-cell table:formula="of:=[.$I$2]-(1.5*[.$J$2]^([.A671]-1))" office:value-type="float" office:value="0.285298618397633" calcext:value-type="float">
            <text:p>0.2852986183976330</text:p>
          </table:table-cell>
          <table:table-cell table:formula="of:=[.$I$2]+(1.5*[.$J$2]^([.A671]-1))" office:value-type="float" office:value="0.285298750590845" calcext:value-type="float">
            <text:p>0.2852987505908450</text:p>
          </table:table-cell>
          <table:table-cell table:number-columns-repeated="1018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B671]*([.$J$2])" office:value-type="float" office:value="0.000000000171851176368183" calcext:value-type="float">
            <text:p>1.7185117636818300E-010</text:p>
          </table:table-cell>
          <table:table-cell table:formula="of:=[.$H$2]-(2*[.$J$2]^([.A672]-1))" office:value-type="float" office:value="-1.158256479921" calcext:value-type="float">
            <text:p>-1.1582564799210000</text:p>
          </table:table-cell>
          <table:table-cell table:formula="of:=[.$H$2]+(2*[.$J$2]^([.A672]-1))" office:value-type="float" office:value="-1.15825630806982" calcext:value-type="float">
            <text:p>-1.1582563080698200</text:p>
          </table:table-cell>
          <table:table-cell table:formula="of:=[.$I$2]-(1.5*[.$J$2]^([.A672]-1))" office:value-type="float" office:value="0.285298620050048" calcext:value-type="float">
            <text:p>0.2852986200500480</text:p>
          </table:table-cell>
          <table:table-cell table:formula="of:=[.$I$2]+(1.5*[.$J$2]^([.A672]-1))" office:value-type="float" office:value="0.28529874893843" calcext:value-type="float">
            <text:p>0.2852987489384300</text:p>
          </table:table-cell>
          <table:table-cell table:number-columns-repeated="1018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B672]*([.$J$2])" office:value-type="float" office:value="0.000000000167554896958979" calcext:value-type="float">
            <text:p>1.6755489695897900E-010</text:p>
          </table:table-cell>
          <table:table-cell table:formula="of:=[.$H$2]-(2*[.$J$2]^([.A673]-1))" office:value-type="float" office:value="-1.15825647777286" calcext:value-type="float">
            <text:p>-1.1582564777728600</text:p>
          </table:table-cell>
          <table:table-cell table:formula="of:=[.$H$2]+(2*[.$J$2]^([.A673]-1))" office:value-type="float" office:value="-1.15825631021796" calcext:value-type="float">
            <text:p>-1.1582563102179600</text:p>
          </table:table-cell>
          <table:table-cell table:formula="of:=[.$I$2]-(1.5*[.$J$2]^([.A673]-1))" office:value-type="float" office:value="0.285298621661153" calcext:value-type="float">
            <text:p>0.2852986216611530</text:p>
          </table:table-cell>
          <table:table-cell table:formula="of:=[.$I$2]+(1.5*[.$J$2]^([.A673]-1))" office:value-type="float" office:value="0.285298747327325" calcext:value-type="float">
            <text:p>0.2852987473273250</text:p>
          </table:table-cell>
          <table:table-cell table:number-columns-repeated="1018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B673]*([.$J$2])" office:value-type="float" office:value="0.000000000163366024535004" calcext:value-type="float">
            <text:p>1.6336602453500400E-010</text:p>
          </table:table-cell>
          <table:table-cell table:formula="of:=[.$H$2]-(2*[.$J$2]^([.A674]-1))" office:value-type="float" office:value="-1.15825647567842" calcext:value-type="float">
            <text:p>-1.1582564756784200</text:p>
          </table:table-cell>
          <table:table-cell table:formula="of:=[.$H$2]+(2*[.$J$2]^([.A674]-1))" office:value-type="float" office:value="-1.1582563123124" calcext:value-type="float">
            <text:p>-1.1582563123124000</text:p>
          </table:table-cell>
          <table:table-cell table:formula="of:=[.$I$2]-(1.5*[.$J$2]^([.A674]-1))" office:value-type="float" office:value="0.28529862323198" calcext:value-type="float">
            <text:p>0.2852986232319800</text:p>
          </table:table-cell>
          <table:table-cell table:formula="of:=[.$I$2]+(1.5*[.$J$2]^([.A674]-1))" office:value-type="float" office:value="0.285298745756498" calcext:value-type="float">
            <text:p>0.2852987457564980</text:p>
          </table:table-cell>
          <table:table-cell table:number-columns-repeated="1018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B674]*([.$J$2])" office:value-type="float" office:value="0.000000000159281873921629" calcext:value-type="float">
            <text:p>1.5928187392162900E-010</text:p>
          </table:table-cell>
          <table:table-cell table:formula="of:=[.$H$2]-(2*[.$J$2]^([.A675]-1))" office:value-type="float" office:value="-1.15825647363635" calcext:value-type="float">
            <text:p>-1.1582564736363500</text:p>
          </table:table-cell>
          <table:table-cell table:formula="of:=[.$H$2]+(2*[.$J$2]^([.A675]-1))" office:value-type="float" office:value="-1.15825631435447" calcext:value-type="float">
            <text:p>-1.1582563143544700</text:p>
          </table:table-cell>
          <table:table-cell table:formula="of:=[.$I$2]-(1.5*[.$J$2]^([.A675]-1))" office:value-type="float" office:value="0.285298624763536" calcext:value-type="float">
            <text:p>0.2852986247635360</text:p>
          </table:table-cell>
          <table:table-cell table:formula="of:=[.$I$2]+(1.5*[.$J$2]^([.A675]-1))" office:value-type="float" office:value="0.285298744224942" calcext:value-type="float">
            <text:p>0.2852987442249420</text:p>
          </table:table-cell>
          <table:table-cell table:number-columns-repeated="1018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B675]*([.$J$2])" office:value-type="float" office:value="0.000000000155299827073588" calcext:value-type="float">
            <text:p>1.5529982707358800E-010</text:p>
          </table:table-cell>
          <table:table-cell table:formula="of:=[.$H$2]-(2*[.$J$2]^([.A676]-1))" office:value-type="float" office:value="-1.15825647164532" calcext:value-type="float">
            <text:p>-1.1582564716453200</text:p>
          </table:table-cell>
          <table:table-cell table:formula="of:=[.$H$2]+(2*[.$J$2]^([.A676]-1))" office:value-type="float" office:value="-1.1582563163455" calcext:value-type="float">
            <text:p>-1.1582563163455000</text:p>
          </table:table-cell>
          <table:table-cell table:formula="of:=[.$I$2]-(1.5*[.$J$2]^([.A676]-1))" office:value-type="float" office:value="0.285298626256804" calcext:value-type="float">
            <text:p>0.2852986262568040</text:p>
          </table:table-cell>
          <table:table-cell table:formula="of:=[.$I$2]+(1.5*[.$J$2]^([.A676]-1))" office:value-type="float" office:value="0.285298742731674" calcext:value-type="float">
            <text:p>0.2852987427316740</text:p>
          </table:table-cell>
          <table:table-cell table:number-columns-repeated="1018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B676]*([.$J$2])" office:value-type="float" office:value="0.000000000151417331396749" calcext:value-type="float">
            <text:p>1.5141733139674900E-010</text:p>
          </table:table-cell>
          <table:table-cell table:formula="of:=[.$H$2]-(2*[.$J$2]^([.A677]-1))" office:value-type="float" office:value="-1.15825646970408" calcext:value-type="float">
            <text:p>-1.1582564697040800</text:p>
          </table:table-cell>
          <table:table-cell table:formula="of:=[.$H$2]+(2*[.$J$2]^([.A677]-1))" office:value-type="float" office:value="-1.15825631828674" calcext:value-type="float">
            <text:p>-1.1582563182867400</text:p>
          </table:table-cell>
          <table:table-cell table:formula="of:=[.$I$2]-(1.5*[.$J$2]^([.A677]-1))" office:value-type="float" office:value="0.28529862771274" calcext:value-type="float">
            <text:p>0.2852986277127400</text:p>
          </table:table-cell>
          <table:table-cell table:formula="of:=[.$I$2]+(1.5*[.$J$2]^([.A677]-1))" office:value-type="float" office:value="0.285298741275738" calcext:value-type="float">
            <text:p>0.2852987412757380</text:p>
          </table:table-cell>
          <table:table-cell table:number-columns-repeated="1018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B677]*([.$J$2])" office:value-type="float" office:value="0.00000000014763189811183" calcext:value-type="float">
            <text:p>1.4763189811183000E-010</text:p>
          </table:table-cell>
          <table:table-cell table:formula="of:=[.$H$2]-(2*[.$J$2]^([.A678]-1))" office:value-type="float" office:value="-1.15825646781136" calcext:value-type="float">
            <text:p>-1.1582564678113600</text:p>
          </table:table-cell>
          <table:table-cell table:formula="of:=[.$H$2]+(2*[.$J$2]^([.A678]-1))" office:value-type="float" office:value="-1.15825632017946" calcext:value-type="float">
            <text:p>-1.1582563201794600</text:p>
          </table:table-cell>
          <table:table-cell table:formula="of:=[.$I$2]-(1.5*[.$J$2]^([.A678]-1))" office:value-type="float" office:value="0.285298629132277" calcext:value-type="float">
            <text:p>0.2852986291322770</text:p>
          </table:table-cell>
          <table:table-cell table:formula="of:=[.$I$2]+(1.5*[.$J$2]^([.A678]-1))" office:value-type="float" office:value="0.285298739856201" calcext:value-type="float">
            <text:p>0.2852987398562010</text:p>
          </table:table-cell>
          <table:table-cell table:number-columns-repeated="1018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B678]*([.$J$2])" office:value-type="float" office:value="0.000000000143941100659034" calcext:value-type="float">
            <text:p>1.4394110065903400E-010</text:p>
          </table:table-cell>
          <table:table-cell table:formula="of:=[.$H$2]-(2*[.$J$2]^([.A679]-1))" office:value-type="float" office:value="-1.15825646596596" calcext:value-type="float">
            <text:p>-1.1582564659659600</text:p>
          </table:table-cell>
          <table:table-cell table:formula="of:=[.$H$2]+(2*[.$J$2]^([.A679]-1))" office:value-type="float" office:value="-1.15825632202486" calcext:value-type="float">
            <text:p>-1.1582563220248600</text:p>
          </table:table-cell>
          <table:table-cell table:formula="of:=[.$I$2]-(1.5*[.$J$2]^([.A679]-1))" office:value-type="float" office:value="0.285298630516326" calcext:value-type="float">
            <text:p>0.2852986305163260</text:p>
          </table:table-cell>
          <table:table-cell table:formula="of:=[.$I$2]+(1.5*[.$J$2]^([.A679]-1))" office:value-type="float" office:value="0.285298738472152" calcext:value-type="float">
            <text:p>0.2852987384721520</text:p>
          </table:table-cell>
          <table:table-cell table:number-columns-repeated="1018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B679]*([.$J$2])" office:value-type="float" office:value="0.000000000140342573142558" calcext:value-type="float">
            <text:p>1.4034257314255800E-010</text:p>
          </table:table-cell>
          <table:table-cell table:formula="of:=[.$H$2]-(2*[.$J$2]^([.A680]-1))" office:value-type="float" office:value="-1.1582564641667" calcext:value-type="float">
            <text:p>-1.1582564641667000</text:p>
          </table:table-cell>
          <table:table-cell table:formula="of:=[.$H$2]+(2*[.$J$2]^([.A680]-1))" office:value-type="float" office:value="-1.15825632382412" calcext:value-type="float">
            <text:p>-1.1582563238241200</text:p>
          </table:table-cell>
          <table:table-cell table:formula="of:=[.$I$2]-(1.5*[.$J$2]^([.A680]-1))" office:value-type="float" office:value="0.285298631865774" calcext:value-type="float">
            <text:p>0.2852986318657740</text:p>
          </table:table-cell>
          <table:table-cell table:formula="of:=[.$I$2]+(1.5*[.$J$2]^([.A680]-1))" office:value-type="float" office:value="0.285298737122704" calcext:value-type="float">
            <text:p>0.2852987371227040</text:p>
          </table:table-cell>
          <table:table-cell table:number-columns-repeated="1018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B680]*([.$J$2])" office:value-type="float" office:value="0.000000000136834008813994" calcext:value-type="float">
            <text:p>1.3683400881399400E-010</text:p>
          </table:table-cell>
          <table:table-cell table:formula="of:=[.$H$2]-(2*[.$J$2]^([.A681]-1))" office:value-type="float" office:value="-1.15825646241241" calcext:value-type="float">
            <text:p>-1.1582564624124100</text:p>
          </table:table-cell>
          <table:table-cell table:formula="of:=[.$H$2]+(2*[.$J$2]^([.A681]-1))" office:value-type="float" office:value="-1.15825632557841" calcext:value-type="float">
            <text:p>-1.1582563255784100</text:p>
          </table:table-cell>
          <table:table-cell table:formula="of:=[.$I$2]-(1.5*[.$J$2]^([.A681]-1))" office:value-type="float" office:value="0.285298633181486" calcext:value-type="float">
            <text:p>0.2852986331814860</text:p>
          </table:table-cell>
          <table:table-cell table:formula="of:=[.$I$2]+(1.5*[.$J$2]^([.A681]-1))" office:value-type="float" office:value="0.285298735806992" calcext:value-type="float">
            <text:p>0.2852987358069920</text:p>
          </table:table-cell>
          <table:table-cell table:number-columns-repeated="1018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B681]*([.$J$2])" office:value-type="float" office:value="0.000000000133413158593644" calcext:value-type="float">
            <text:p>1.3341315859364400E-010</text:p>
          </table:table-cell>
          <table:table-cell table:formula="of:=[.$H$2]-(2*[.$J$2]^([.A682]-1))" office:value-type="float" office:value="-1.15825646070199" calcext:value-type="float">
            <text:p>-1.1582564607019900</text:p>
          </table:table-cell>
          <table:table-cell table:formula="of:=[.$H$2]+(2*[.$J$2]^([.A682]-1))" office:value-type="float" office:value="-1.15825632728883" calcext:value-type="float">
            <text:p>-1.1582563272888300</text:p>
          </table:table-cell>
          <table:table-cell table:formula="of:=[.$I$2]-(1.5*[.$J$2]^([.A682]-1))" office:value-type="float" office:value="0.285298634464305" calcext:value-type="float">
            <text:p>0.2852986344643050</text:p>
          </table:table-cell>
          <table:table-cell table:formula="of:=[.$I$2]+(1.5*[.$J$2]^([.A682]-1))" office:value-type="float" office:value="0.285298734524173" calcext:value-type="float">
            <text:p>0.2852987345241730</text:p>
          </table:table-cell>
          <table:table-cell table:number-columns-repeated="1018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B682]*([.$J$2])" office:value-type="float" office:value="0.000000000130077829628803" calcext:value-type="float">
            <text:p>1.3007782962880300E-010</text:p>
          </table:table-cell>
          <table:table-cell table:formula="of:=[.$H$2]-(2*[.$J$2]^([.A683]-1))" office:value-type="float" office:value="-1.15825645903433" calcext:value-type="float">
            <text:p>-1.1582564590343300</text:p>
          </table:table-cell>
          <table:table-cell table:formula="of:=[.$H$2]+(2*[.$J$2]^([.A683]-1))" office:value-type="float" office:value="-1.1582563289565" calcext:value-type="float">
            <text:p>-1.1582563289565000</text:p>
          </table:table-cell>
          <table:table-cell table:formula="of:=[.$I$2]-(1.5*[.$J$2]^([.A683]-1))" office:value-type="float" office:value="0.285298635715053" calcext:value-type="float">
            <text:p>0.2852986357150530</text:p>
          </table:table-cell>
          <table:table-cell table:formula="of:=[.$I$2]+(1.5*[.$J$2]^([.A683]-1))" office:value-type="float" office:value="0.285298733273425" calcext:value-type="float">
            <text:p>0.2852987332734250</text:p>
          </table:table-cell>
          <table:table-cell table:number-columns-repeated="1018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B683]*([.$J$2])" office:value-type="float" office:value="0.000000000126825883888083" calcext:value-type="float">
            <text:p>1.2682588388808300E-010</text:p>
          </table:table-cell>
          <table:table-cell table:formula="of:=[.$H$2]-(2*[.$J$2]^([.A684]-1))" office:value-type="float" office:value="-1.15825645740835" calcext:value-type="float">
            <text:p>-1.1582564574083500</text:p>
          </table:table-cell>
          <table:table-cell table:formula="of:=[.$H$2]+(2*[.$J$2]^([.A684]-1))" office:value-type="float" office:value="-1.15825633058247" calcext:value-type="float">
            <text:p>-1.1582563305824700</text:p>
          </table:table-cell>
          <table:table-cell table:formula="of:=[.$I$2]-(1.5*[.$J$2]^([.A684]-1))" office:value-type="float" office:value="0.285298636934533" calcext:value-type="float">
            <text:p>0.2852986369345330</text:p>
          </table:table-cell>
          <table:table-cell table:formula="of:=[.$I$2]+(1.5*[.$J$2]^([.A684]-1))" office:value-type="float" office:value="0.285298732053945" calcext:value-type="float">
            <text:p>0.2852987320539450</text:p>
          </table:table-cell>
          <table:table-cell table:number-columns-repeated="1018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B684]*([.$J$2])" office:value-type="float" office:value="0.000000000123655236790881" calcext:value-type="float">
            <text:p>1.2365523679088100E-010</text:p>
          </table:table-cell>
          <table:table-cell table:formula="of:=[.$H$2]-(2*[.$J$2]^([.A685]-1))" office:value-type="float" office:value="-1.15825645582303" calcext:value-type="float">
            <text:p>-1.1582564558230300</text:p>
          </table:table-cell>
          <table:table-cell table:formula="of:=[.$H$2]+(2*[.$J$2]^([.A685]-1))" office:value-type="float" office:value="-1.15825633216779" calcext:value-type="float">
            <text:p>-1.1582563321677900</text:p>
          </table:table-cell>
          <table:table-cell table:formula="of:=[.$I$2]-(1.5*[.$J$2]^([.A685]-1))" office:value-type="float" office:value="0.285298638123525" calcext:value-type="float">
            <text:p>0.2852986381235250</text:p>
          </table:table-cell>
          <table:table-cell table:formula="of:=[.$I$2]+(1.5*[.$J$2]^([.A685]-1))" office:value-type="float" office:value="0.285298730864953" calcext:value-type="float">
            <text:p>0.2852987308649530</text:p>
          </table:table-cell>
          <table:table-cell table:number-columns-repeated="1018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B685]*([.$J$2])" office:value-type="float" office:value="0.000000000120563855871109" calcext:value-type="float">
            <text:p>1.2056385587110900E-010</text:p>
          </table:table-cell>
          <table:table-cell table:formula="of:=[.$H$2]-(2*[.$J$2]^([.A686]-1))" office:value-type="float" office:value="-1.15825645427734" calcext:value-type="float">
            <text:p>-1.1582564542773400</text:p>
          </table:table-cell>
          <table:table-cell table:formula="of:=[.$H$2]+(2*[.$J$2]^([.A686]-1))" office:value-type="float" office:value="-1.15825633371348" calcext:value-type="float">
            <text:p>-1.1582563337134800</text:p>
          </table:table-cell>
          <table:table-cell table:formula="of:=[.$I$2]-(1.5*[.$J$2]^([.A686]-1))" office:value-type="float" office:value="0.285298639282793" calcext:value-type="float">
            <text:p>0.2852986392827930</text:p>
          </table:table-cell>
          <table:table-cell table:formula="of:=[.$I$2]+(1.5*[.$J$2]^([.A686]-1))" office:value-type="float" office:value="0.285298729705685" calcext:value-type="float">
            <text:p>0.2852987297056850</text:p>
          </table:table-cell>
          <table:table-cell table:number-columns-repeated="1018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B686]*([.$J$2])" office:value-type="float" office:value="0.000000000117549759474331" calcext:value-type="float">
            <text:p>1.1754975947433100E-010</text:p>
          </table:table-cell>
          <table:table-cell table:formula="of:=[.$H$2]-(2*[.$J$2]^([.A687]-1))" office:value-type="float" office:value="-1.15825645277029" calcext:value-type="float">
            <text:p>-1.1582564527702900</text:p>
          </table:table-cell>
          <table:table-cell table:formula="of:=[.$H$2]+(2*[.$J$2]^([.A687]-1))" office:value-type="float" office:value="-1.15825633522053" calcext:value-type="float">
            <text:p>-1.1582563352205300</text:p>
          </table:table-cell>
          <table:table-cell table:formula="of:=[.$I$2]-(1.5*[.$J$2]^([.A687]-1))" office:value-type="float" office:value="0.285298640413079" calcext:value-type="float">
            <text:p>0.2852986404130790</text:p>
          </table:table-cell>
          <table:table-cell table:formula="of:=[.$I$2]+(1.5*[.$J$2]^([.A687]-1))" office:value-type="float" office:value="0.285298728575399" calcext:value-type="float">
            <text:p>0.2852987285753990</text:p>
          </table:table-cell>
          <table:table-cell table:number-columns-repeated="1018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B687]*([.$J$2])" office:value-type="float" office:value="0.000000000114611015487473" calcext:value-type="float">
            <text:p>1.1461101548747300E-010</text:p>
          </table:table-cell>
          <table:table-cell table:formula="of:=[.$H$2]-(2*[.$J$2]^([.A688]-1))" office:value-type="float" office:value="-1.15825645130092" calcext:value-type="float">
            <text:p>-1.1582564513009200</text:p>
          </table:table-cell>
          <table:table-cell table:formula="of:=[.$H$2]+(2*[.$J$2]^([.A688]-1))" office:value-type="float" office:value="-1.1582563366899" calcext:value-type="float">
            <text:p>-1.1582563366899000</text:p>
          </table:table-cell>
          <table:table-cell table:formula="of:=[.$I$2]-(1.5*[.$J$2]^([.A688]-1))" office:value-type="float" office:value="0.285298641515108" calcext:value-type="float">
            <text:p>0.2852986415151080</text:p>
          </table:table-cell>
          <table:table-cell table:formula="of:=[.$I$2]+(1.5*[.$J$2]^([.A688]-1))" office:value-type="float" office:value="0.28529872747337" calcext:value-type="float">
            <text:p>0.2852987274733700</text:p>
          </table:table-cell>
          <table:table-cell table:number-columns-repeated="1018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B688]*([.$J$2])" office:value-type="float" office:value="0.000000000111745740100286" calcext:value-type="float">
            <text:p>1.1174574010028600E-010</text:p>
          </table:table-cell>
          <table:table-cell table:formula="of:=[.$H$2]-(2*[.$J$2]^([.A689]-1))" office:value-type="float" office:value="-1.15825644986828" calcext:value-type="float">
            <text:p>-1.1582564498682800</text:p>
          </table:table-cell>
          <table:table-cell table:formula="of:=[.$H$2]+(2*[.$J$2]^([.A689]-1))" office:value-type="float" office:value="-1.15825633812254" calcext:value-type="float">
            <text:p>-1.1582563381225400</text:p>
          </table:table-cell>
          <table:table-cell table:formula="of:=[.$I$2]-(1.5*[.$J$2]^([.A689]-1))" office:value-type="float" office:value="0.285298642589586" calcext:value-type="float">
            <text:p>0.2852986425895860</text:p>
          </table:table-cell>
          <table:table-cell table:formula="of:=[.$I$2]+(1.5*[.$J$2]^([.A689]-1))" office:value-type="float" office:value="0.285298726398892" calcext:value-type="float">
            <text:p>0.2852987263988920</text:p>
          </table:table-cell>
          <table:table-cell table:number-columns-repeated="1018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B689]*([.$J$2])" office:value-type="float" office:value="0.000000000108952096597779" calcext:value-type="float">
            <text:p>1.0895209659777900E-010</text:p>
          </table:table-cell>
          <table:table-cell table:formula="of:=[.$H$2]-(2*[.$J$2]^([.A690]-1))" office:value-type="float" office:value="-1.15825644847146" calcext:value-type="float">
            <text:p>-1.1582564484714600</text:p>
          </table:table-cell>
          <table:table-cell table:formula="of:=[.$H$2]+(2*[.$J$2]^([.A690]-1))" office:value-type="float" office:value="-1.15825633951936" calcext:value-type="float">
            <text:p>-1.1582563395193600</text:p>
          </table:table-cell>
          <table:table-cell table:formula="of:=[.$I$2]-(1.5*[.$J$2]^([.A690]-1))" office:value-type="float" office:value="0.285298643637203" calcext:value-type="float">
            <text:p>0.2852986436372030</text:p>
          </table:table-cell>
          <table:table-cell table:formula="of:=[.$I$2]+(1.5*[.$J$2]^([.A690]-1))" office:value-type="float" office:value="0.285298725351275" calcext:value-type="float">
            <text:p>0.2852987253512750</text:p>
          </table:table-cell>
          <table:table-cell table:number-columns-repeated="1018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B690]*([.$J$2])" office:value-type="float" office:value="0.000000000106228294182835" calcext:value-type="float">
            <text:p>1.0622829418283500E-010</text:p>
          </table:table-cell>
          <table:table-cell table:formula="of:=[.$H$2]-(2*[.$J$2]^([.A691]-1))" office:value-type="float" office:value="-1.15825644710956" calcext:value-type="float">
            <text:p>-1.1582564471095600</text:p>
          </table:table-cell>
          <table:table-cell table:formula="of:=[.$H$2]+(2*[.$J$2]^([.A691]-1))" office:value-type="float" office:value="-1.15825634088126" calcext:value-type="float">
            <text:p>-1.1582563408812600</text:p>
          </table:table-cell>
          <table:table-cell table:formula="of:=[.$I$2]-(1.5*[.$J$2]^([.A691]-1))" office:value-type="float" office:value="0.285298644658629" calcext:value-type="float">
            <text:p>0.2852986446586290</text:p>
          </table:table-cell>
          <table:table-cell table:formula="of:=[.$I$2]+(1.5*[.$J$2]^([.A691]-1))" office:value-type="float" office:value="0.285298724329849" calcext:value-type="float">
            <text:p>0.2852987243298490</text:p>
          </table:table-cell>
          <table:table-cell table:number-columns-repeated="1018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B691]*([.$J$2])" office:value-type="float" office:value="0.000000000103572586828264" calcext:value-type="float">
            <text:p>1.0357258682826400E-010</text:p>
          </table:table-cell>
          <table:table-cell table:formula="of:=[.$H$2]-(2*[.$J$2]^([.A692]-1))" office:value-type="float" office:value="-1.1582564457817" calcext:value-type="float">
            <text:p>-1.1582564457817000</text:p>
          </table:table-cell>
          <table:table-cell table:formula="of:=[.$H$2]+(2*[.$J$2]^([.A692]-1))" office:value-type="float" office:value="-1.15825634220912" calcext:value-type="float">
            <text:p>-1.1582563422091200</text:p>
          </table:table-cell>
          <table:table-cell table:formula="of:=[.$I$2]-(1.5*[.$J$2]^([.A692]-1))" office:value-type="float" office:value="0.285298645654519" calcext:value-type="float">
            <text:p>0.2852986456545190</text:p>
          </table:table-cell>
          <table:table-cell table:formula="of:=[.$I$2]+(1.5*[.$J$2]^([.A692]-1))" office:value-type="float" office:value="0.285298723333959" calcext:value-type="float">
            <text:p>0.2852987233339590</text:p>
          </table:table-cell>
          <table:table-cell table:number-columns-repeated="1018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B692]*([.$J$2])" office:value-type="float" office:value="0.000000000100983272157557" calcext:value-type="float">
            <text:p>1.0098327215755700E-010</text:p>
          </table:table-cell>
          <table:table-cell table:formula="of:=[.$H$2]-(2*[.$J$2]^([.A693]-1))" office:value-type="float" office:value="-1.15825644448705" calcext:value-type="float">
            <text:p>-1.1582564444870500</text:p>
          </table:table-cell>
          <table:table-cell table:formula="of:=[.$H$2]+(2*[.$J$2]^([.A693]-1))" office:value-type="float" office:value="-1.15825634350377" calcext:value-type="float">
            <text:p>-1.1582563435037700</text:p>
          </table:table-cell>
          <table:table-cell table:formula="of:=[.$I$2]-(1.5*[.$J$2]^([.A693]-1))" office:value-type="float" office:value="0.285298646625512" calcext:value-type="float">
            <text:p>0.2852986466255120</text:p>
          </table:table-cell>
          <table:table-cell table:formula="of:=[.$I$2]+(1.5*[.$J$2]^([.A693]-1))" office:value-type="float" office:value="0.285298722362966" calcext:value-type="float">
            <text:p>0.2852987223629660</text:p>
          </table:table-cell>
          <table:table-cell table:number-columns-repeated="1018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B693]*([.$J$2])" office:value-type="float" office:value="0.0000000000984586903536182" calcext:value-type="float">
            <text:p>9.8458690353618200E-011</text:p>
          </table:table-cell>
          <table:table-cell table:formula="of:=[.$H$2]-(2*[.$J$2]^([.A694]-1))" office:value-type="float" office:value="-1.15825644322476" calcext:value-type="float">
            <text:p>-1.1582564432247600</text:p>
          </table:table-cell>
          <table:table-cell table:formula="of:=[.$H$2]+(2*[.$J$2]^([.A694]-1))" office:value-type="float" office:value="-1.15825634476606" calcext:value-type="float">
            <text:p>-1.1582563447660600</text:p>
          </table:table-cell>
          <table:table-cell table:formula="of:=[.$I$2]-(1.5*[.$J$2]^([.A694]-1))" office:value-type="float" office:value="0.28529864757223" calcext:value-type="float">
            <text:p>0.2852986475722300</text:p>
          </table:table-cell>
          <table:table-cell table:formula="of:=[.$I$2]+(1.5*[.$J$2]^([.A694]-1))" office:value-type="float" office:value="0.285298721416248" calcext:value-type="float">
            <text:p>0.2852987214162480</text:p>
          </table:table-cell>
          <table:table-cell table:number-columns-repeated="1018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B694]*([.$J$2])" office:value-type="float" office:value="0.0000000000959972230947778" calcext:value-type="float">
            <text:p>9.5997223094777800E-011</text:p>
          </table:table-cell>
          <table:table-cell table:formula="of:=[.$H$2]-(2*[.$J$2]^([.A695]-1))" office:value-type="float" office:value="-1.15825644199402" calcext:value-type="float">
            <text:p>-1.1582564419940200</text:p>
          </table:table-cell>
          <table:table-cell table:formula="of:=[.$H$2]+(2*[.$J$2]^([.A695]-1))" office:value-type="float" office:value="-1.1582563459968" calcext:value-type="float">
            <text:p>-1.1582563459968000</text:p>
          </table:table-cell>
          <table:table-cell table:formula="of:=[.$I$2]-(1.5*[.$J$2]^([.A695]-1))" office:value-type="float" office:value="0.28529864849528" calcext:value-type="float">
            <text:p>0.2852986484952800</text:p>
          </table:table-cell>
          <table:table-cell table:formula="of:=[.$I$2]+(1.5*[.$J$2]^([.A695]-1))" office:value-type="float" office:value="0.285298720493198" calcext:value-type="float">
            <text:p>0.2852987204931980</text:p>
          </table:table-cell>
          <table:table-cell table:number-columns-repeated="1018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B695]*([.$J$2])" office:value-type="float" office:value="0.0000000000935972925174083" calcext:value-type="float">
            <text:p>9.3597292517408300E-011</text:p>
          </table:table-cell>
          <table:table-cell table:formula="of:=[.$H$2]-(2*[.$J$2]^([.A696]-1))" office:value-type="float" office:value="-1.15825644079406" calcext:value-type="float">
            <text:p>-1.1582564407940600</text:p>
          </table:table-cell>
          <table:table-cell table:formula="of:=[.$H$2]+(2*[.$J$2]^([.A696]-1))" office:value-type="float" office:value="-1.15825634719676" calcext:value-type="float">
            <text:p>-1.1582563471967600</text:p>
          </table:table-cell>
          <table:table-cell table:formula="of:=[.$I$2]-(1.5*[.$J$2]^([.A696]-1))" office:value-type="float" office:value="0.285298649395254" calcext:value-type="float">
            <text:p>0.2852986493952540</text:p>
          </table:table-cell>
          <table:table-cell table:formula="of:=[.$I$2]+(1.5*[.$J$2]^([.A696]-1))" office:value-type="float" office:value="0.285298719593224" calcext:value-type="float">
            <text:p>0.2852987195932240</text:p>
          </table:table-cell>
          <table:table-cell table:number-columns-repeated="1018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B696]*([.$J$2])" office:value-type="float" office:value="0.0000000000912573602044731" calcext:value-type="float">
            <text:p>9.1257360204473100E-011</text:p>
          </table:table-cell>
          <table:table-cell table:formula="of:=[.$H$2]-(2*[.$J$2]^([.A697]-1))" office:value-type="float" office:value="-1.15825643962409" calcext:value-type="float">
            <text:p>-1.1582564396240900</text:p>
          </table:table-cell>
          <table:table-cell table:formula="of:=[.$H$2]+(2*[.$J$2]^([.A697]-1))" office:value-type="float" office:value="-1.15825634836673" calcext:value-type="float">
            <text:p>-1.1582563483667300</text:p>
          </table:table-cell>
          <table:table-cell table:formula="of:=[.$I$2]-(1.5*[.$J$2]^([.A697]-1))" office:value-type="float" office:value="0.285298650272729" calcext:value-type="float">
            <text:p>0.2852986502727290</text:p>
          </table:table-cell>
          <table:table-cell table:formula="of:=[.$I$2]+(1.5*[.$J$2]^([.A697]-1))" office:value-type="float" office:value="0.285298718715749" calcext:value-type="float">
            <text:p>0.2852987187157490</text:p>
          </table:table-cell>
          <table:table-cell table:number-columns-repeated="1018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B697]*([.$J$2])" office:value-type="float" office:value="0.0000000000889759261993613" calcext:value-type="float">
            <text:p>8.8975926199361300E-011</text:p>
          </table:table-cell>
          <table:table-cell table:formula="of:=[.$H$2]-(2*[.$J$2]^([.A698]-1))" office:value-type="float" office:value="-1.15825643848337" calcext:value-type="float">
            <text:p>-1.1582564384833700</text:p>
          </table:table-cell>
          <table:table-cell table:formula="of:=[.$H$2]+(2*[.$J$2]^([.A698]-1))" office:value-type="float" office:value="-1.15825634950745" calcext:value-type="float">
            <text:p>-1.1582563495074500</text:p>
          </table:table-cell>
          <table:table-cell table:formula="of:=[.$I$2]-(1.5*[.$J$2]^([.A698]-1))" office:value-type="float" office:value="0.285298651128267" calcext:value-type="float">
            <text:p>0.2852986511282670</text:p>
          </table:table-cell>
          <table:table-cell table:formula="of:=[.$I$2]+(1.5*[.$J$2]^([.A698]-1))" office:value-type="float" office:value="0.285298717860211" calcext:value-type="float">
            <text:p>0.2852987178602110</text:p>
          </table:table-cell>
          <table:table-cell table:number-columns-repeated="1018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B698]*([.$J$2])" office:value-type="float" office:value="0.0000000000867515280443772" calcext:value-type="float">
            <text:p>8.6751528044377200E-011</text:p>
          </table:table-cell>
          <table:table-cell table:formula="of:=[.$H$2]-(2*[.$J$2]^([.A699]-1))" office:value-type="float" office:value="-1.15825643737117" calcext:value-type="float">
            <text:p>-1.1582564373711700</text:p>
          </table:table-cell>
          <table:table-cell table:formula="of:=[.$H$2]+(2*[.$J$2]^([.A699]-1))" office:value-type="float" office:value="-1.15825635061965" calcext:value-type="float">
            <text:p>-1.1582563506196500</text:p>
          </table:table-cell>
          <table:table-cell table:formula="of:=[.$I$2]-(1.5*[.$J$2]^([.A699]-1))" office:value-type="float" office:value="0.285298651962416" calcext:value-type="float">
            <text:p>0.2852986519624160</text:p>
          </table:table-cell>
          <table:table-cell table:formula="of:=[.$I$2]+(1.5*[.$J$2]^([.A699]-1))" office:value-type="float" office:value="0.285298717026062" calcext:value-type="float">
            <text:p>0.2852987170260620</text:p>
          </table:table-cell>
          <table:table-cell table:number-columns-repeated="1018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B699]*([.$J$2])" office:value-type="float" office:value="0.0000000000845827398432678" calcext:value-type="float">
            <text:p>8.4582739843267800E-011</text:p>
          </table:table-cell>
          <table:table-cell table:formula="of:=[.$H$2]-(2*[.$J$2]^([.A700]-1))" office:value-type="float" office:value="-1.15825643628678" calcext:value-type="float">
            <text:p>-1.1582564362867800</text:p>
          </table:table-cell>
          <table:table-cell table:formula="of:=[.$H$2]+(2*[.$J$2]^([.A700]-1))" office:value-type="float" office:value="-1.15825635170404" calcext:value-type="float">
            <text:p>-1.1582563517040400</text:p>
          </table:table-cell>
          <table:table-cell table:formula="of:=[.$I$2]-(1.5*[.$J$2]^([.A700]-1))" office:value-type="float" office:value="0.285298652775712" calcext:value-type="float">
            <text:p>0.2852986527757120</text:p>
          </table:table-cell>
          <table:table-cell table:formula="of:=[.$I$2]+(1.5*[.$J$2]^([.A700]-1))" office:value-type="float" office:value="0.285298716212766" calcext:value-type="float">
            <text:p>0.2852987162127660</text:p>
          </table:table-cell>
          <table:table-cell table:number-columns-repeated="1018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B700]*([.$J$2])" office:value-type="float" office:value="0.0000000000824681713471861" calcext:value-type="float">
            <text:p>8.2468171347186100E-011</text:p>
          </table:table-cell>
          <table:table-cell table:formula="of:=[.$H$2]-(2*[.$J$2]^([.A701]-1))" office:value-type="float" office:value="-1.1582564352295" calcext:value-type="float">
            <text:p>-1.1582564352295000</text:p>
          </table:table-cell>
          <table:table-cell table:formula="of:=[.$H$2]+(2*[.$J$2]^([.A701]-1))" office:value-type="float" office:value="-1.15825635276132" calcext:value-type="float">
            <text:p>-1.1582563527613200</text:p>
          </table:table-cell>
          <table:table-cell table:formula="of:=[.$I$2]-(1.5*[.$J$2]^([.A701]-1))" office:value-type="float" office:value="0.285298653568675" calcext:value-type="float">
            <text:p>0.2852986535686750</text:p>
          </table:table-cell>
          <table:table-cell table:formula="of:=[.$I$2]+(1.5*[.$J$2]^([.A701]-1))" office:value-type="float" office:value="0.285298715419803" calcext:value-type="float">
            <text:p>0.2852987154198030</text:p>
          </table:table-cell>
          <table:table-cell table:number-columns-repeated="1018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B701]*([.$J$2])" office:value-type="float" office:value="0.0000000000804064670635064" calcext:value-type="float">
            <text:p>8.0406467063506400E-011</text:p>
          </table:table-cell>
          <table:table-cell table:formula="of:=[.$H$2]-(2*[.$J$2]^([.A702]-1))" office:value-type="float" office:value="-1.15825643419864" calcext:value-type="float">
            <text:p>-1.1582564341986400</text:p>
          </table:table-cell>
          <table:table-cell table:formula="of:=[.$H$2]+(2*[.$J$2]^([.A702]-1))" office:value-type="float" office:value="-1.15825635379218" calcext:value-type="float">
            <text:p>-1.1582563537921800</text:p>
          </table:table-cell>
          <table:table-cell table:formula="of:=[.$I$2]-(1.5*[.$J$2]^([.A702]-1))" office:value-type="float" office:value="0.285298654341814" calcext:value-type="float">
            <text:p>0.2852986543418140</text:p>
          </table:table-cell>
          <table:table-cell table:formula="of:=[.$I$2]+(1.5*[.$J$2]^([.A702]-1))" office:value-type="float" office:value="0.285298714646664" calcext:value-type="float">
            <text:p>0.2852987146466640</text:p>
          </table:table-cell>
          <table:table-cell table:number-columns-repeated="1018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B702]*([.$J$2])" office:value-type="float" office:value="0.0000000000783963053869188" calcext:value-type="float">
            <text:p>7.8396305386918800E-011</text:p>
          </table:table-cell>
          <table:table-cell table:formula="of:=[.$H$2]-(2*[.$J$2]^([.A703]-1))" office:value-type="float" office:value="-1.15825643319356" calcext:value-type="float">
            <text:p>-1.1582564331935600</text:p>
          </table:table-cell>
          <table:table-cell table:formula="of:=[.$H$2]+(2*[.$J$2]^([.A703]-1))" office:value-type="float" office:value="-1.15825635479726" calcext:value-type="float">
            <text:p>-1.1582563547972600</text:p>
          </table:table-cell>
          <table:table-cell table:formula="of:=[.$I$2]-(1.5*[.$J$2]^([.A703]-1))" office:value-type="float" office:value="0.285298655095624" calcext:value-type="float">
            <text:p>0.2852986550956240</text:p>
          </table:table-cell>
          <table:table-cell table:formula="of:=[.$I$2]+(1.5*[.$J$2]^([.A703]-1))" office:value-type="float" office:value="0.285298713892854" calcext:value-type="float">
            <text:p>0.2852987138928540</text:p>
          </table:table-cell>
          <table:table-cell table:number-columns-repeated="1018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B703]*([.$J$2])" office:value-type="float" office:value="0.0000000000764363977522458" calcext:value-type="float">
            <text:p>7.6436397752245800E-011</text:p>
          </table:table-cell>
          <table:table-cell table:formula="of:=[.$H$2]-(2*[.$J$2]^([.A704]-1))" office:value-type="float" office:value="-1.15825643221361" calcext:value-type="float">
            <text:p>-1.1582564322136100</text:p>
          </table:table-cell>
          <table:table-cell table:formula="of:=[.$H$2]+(2*[.$J$2]^([.A704]-1))" office:value-type="float" office:value="-1.15825635577721" calcext:value-type="float">
            <text:p>-1.1582563557772100</text:p>
          </table:table-cell>
          <table:table-cell table:formula="of:=[.$I$2]-(1.5*[.$J$2]^([.A704]-1))" office:value-type="float" office:value="0.28529865583059" calcext:value-type="float">
            <text:p>0.2852986558305900</text:p>
          </table:table-cell>
          <table:table-cell table:formula="of:=[.$I$2]+(1.5*[.$J$2]^([.A704]-1))" office:value-type="float" office:value="0.285298713157888" calcext:value-type="float">
            <text:p>0.2852987131578880</text:p>
          </table:table-cell>
          <table:table-cell table:number-columns-repeated="1018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B704]*([.$J$2])" office:value-type="float" office:value="0.0000000000745254878084397" calcext:value-type="float">
            <text:p>7.4525487808439700E-011</text:p>
          </table:table-cell>
          <table:table-cell table:formula="of:=[.$H$2]-(2*[.$J$2]^([.A705]-1))" office:value-type="float" office:value="-1.15825643125815" calcext:value-type="float">
            <text:p>-1.1582564312581500</text:p>
          </table:table-cell>
          <table:table-cell table:formula="of:=[.$H$2]+(2*[.$J$2]^([.A705]-1))" office:value-type="float" office:value="-1.15825635673267" calcext:value-type="float">
            <text:p>-1.1582563567326700</text:p>
          </table:table-cell>
          <table:table-cell table:formula="of:=[.$I$2]-(1.5*[.$J$2]^([.A705]-1))" office:value-type="float" office:value="0.285298656547181" calcext:value-type="float">
            <text:p>0.2852986565471810</text:p>
          </table:table-cell>
          <table:table-cell table:formula="of:=[.$I$2]+(1.5*[.$J$2]^([.A705]-1))" office:value-type="float" office:value="0.285298712441297" calcext:value-type="float">
            <text:p>0.2852987124412970</text:p>
          </table:table-cell>
          <table:table-cell table:number-columns-repeated="1018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B705]*([.$J$2])" office:value-type="float" office:value="0.0000000000726623506132287" calcext:value-type="float">
            <text:p>7.2662350613228700E-011</text:p>
          </table:table-cell>
          <table:table-cell table:formula="of:=[.$H$2]-(2*[.$J$2]^([.A706]-1))" office:value-type="float" office:value="-1.15825643032659" calcext:value-type="float">
            <text:p>-1.1582564303265900</text:p>
          </table:table-cell>
          <table:table-cell table:formula="of:=[.$H$2]+(2*[.$J$2]^([.A706]-1))" office:value-type="float" office:value="-1.15825635766423" calcext:value-type="float">
            <text:p>-1.1582563576642300</text:p>
          </table:table-cell>
          <table:table-cell table:formula="of:=[.$I$2]-(1.5*[.$J$2]^([.A706]-1))" office:value-type="float" office:value="0.285298657245857" calcext:value-type="float">
            <text:p>0.2852986572458570</text:p>
          </table:table-cell>
          <table:table-cell table:formula="of:=[.$I$2]+(1.5*[.$J$2]^([.A706]-1))" office:value-type="float" office:value="0.28529871174262" calcext:value-type="float">
            <text:p>0.2852987117426200</text:p>
          </table:table-cell>
          <table:table-cell table:number-columns-repeated="1018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B706]*([.$J$2])" office:value-type="float" office:value="0.000000000070845791847898" calcext:value-type="float">
            <text:p>7.0845791847898000E-011</text:p>
          </table:table-cell>
          <table:table-cell table:formula="of:=[.$H$2]-(2*[.$J$2]^([.A707]-1))" office:value-type="float" office:value="-1.15825642941831" calcext:value-type="float">
            <text:p>-1.1582564294183100</text:p>
          </table:table-cell>
          <table:table-cell table:formula="of:=[.$H$2]+(2*[.$J$2]^([.A707]-1))" office:value-type="float" office:value="-1.15825635857251" calcext:value-type="float">
            <text:p>-1.1582563585725100</text:p>
          </table:table-cell>
          <table:table-cell table:formula="of:=[.$I$2]-(1.5*[.$J$2]^([.A707]-1))" office:value-type="float" office:value="0.285298657927067" calcext:value-type="float">
            <text:p>0.2852986579270670</text:p>
          </table:table-cell>
          <table:table-cell table:formula="of:=[.$I$2]+(1.5*[.$J$2]^([.A707]-1))" office:value-type="float" office:value="0.285298711061411" calcext:value-type="float">
            <text:p>0.2852987110614110</text:p>
          </table:table-cell>
          <table:table-cell table:number-columns-repeated="1018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B707]*([.$J$2])" office:value-type="float" office:value="0.0000000000690746470517005" calcext:value-type="float">
            <text:p>6.9074647051700500E-011</text:p>
          </table:table-cell>
          <table:table-cell table:formula="of:=[.$H$2]-(2*[.$J$2]^([.A708]-1))" office:value-type="float" office:value="-1.15825642853273" calcext:value-type="float">
            <text:p>-1.1582564285327300</text:p>
          </table:table-cell>
          <table:table-cell table:formula="of:=[.$H$2]+(2*[.$J$2]^([.A708]-1))" office:value-type="float" office:value="-1.15825635945809" calcext:value-type="float">
            <text:p>-1.1582563594580900</text:p>
          </table:table-cell>
          <table:table-cell table:formula="of:=[.$I$2]-(1.5*[.$J$2]^([.A708]-1))" office:value-type="float" office:value="0.285298658591246" calcext:value-type="float">
            <text:p>0.2852986585912460</text:p>
          </table:table-cell>
          <table:table-cell table:formula="of:=[.$I$2]+(1.5*[.$J$2]^([.A708]-1))" office:value-type="float" office:value="0.285298710397232" calcext:value-type="float">
            <text:p>0.2852987103972320</text:p>
          </table:table-cell>
          <table:table-cell table:number-columns-repeated="1018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B708]*([.$J$2])" office:value-type="float" office:value="0.000000000067347780875408" calcext:value-type="float">
            <text:p>6.7347780875408000E-011</text:p>
          </table:table-cell>
          <table:table-cell table:formula="of:=[.$H$2]-(2*[.$J$2]^([.A709]-1))" office:value-type="float" office:value="-1.1582564276693" calcext:value-type="float">
            <text:p>-1.1582564276693000</text:p>
          </table:table-cell>
          <table:table-cell table:formula="of:=[.$H$2]+(2*[.$J$2]^([.A709]-1))" office:value-type="float" office:value="-1.15825636032152" calcext:value-type="float">
            <text:p>-1.1582563603215200</text:p>
          </table:table-cell>
          <table:table-cell table:formula="of:=[.$I$2]-(1.5*[.$J$2]^([.A709]-1))" office:value-type="float" office:value="0.285298659238821" calcext:value-type="float">
            <text:p>0.2852986592388210</text:p>
          </table:table-cell>
          <table:table-cell table:formula="of:=[.$I$2]+(1.5*[.$J$2]^([.A709]-1))" office:value-type="float" office:value="0.285298709749657" calcext:value-type="float">
            <text:p>0.2852987097496570</text:p>
          </table:table-cell>
          <table:table-cell table:number-columns-repeated="1018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B709]*([.$J$2])" office:value-type="float" office:value="0.0000000000656640863535228" calcext:value-type="float">
            <text:p>6.5664086353522800E-011</text:p>
          </table:table-cell>
          <table:table-cell table:formula="of:=[.$H$2]-(2*[.$J$2]^([.A710]-1))" office:value-type="float" office:value="-1.15825642682745" calcext:value-type="float">
            <text:p>-1.1582564268274500</text:p>
          </table:table-cell>
          <table:table-cell table:formula="of:=[.$H$2]+(2*[.$J$2]^([.A710]-1))" office:value-type="float" office:value="-1.15825636116337" calcext:value-type="float">
            <text:p>-1.1582563611633700</text:p>
          </table:table-cell>
          <table:table-cell table:formula="of:=[.$I$2]-(1.5*[.$J$2]^([.A710]-1))" office:value-type="float" office:value="0.285298659870207" calcext:value-type="float">
            <text:p>0.2852986598702070</text:p>
          </table:table-cell>
          <table:table-cell table:formula="of:=[.$I$2]+(1.5*[.$J$2]^([.A710]-1))" office:value-type="float" office:value="0.285298709118271" calcext:value-type="float">
            <text:p>0.2852987091182710</text:p>
          </table:table-cell>
          <table:table-cell table:number-columns-repeated="1018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B710]*([.$J$2])" office:value-type="float" office:value="0.0000000000640224841946847" calcext:value-type="float">
            <text:p>6.4022484194684700E-011</text:p>
          </table:table-cell>
          <table:table-cell table:formula="of:=[.$H$2]-(2*[.$J$2]^([.A711]-1))" office:value-type="float" office:value="-1.15825642600665" calcext:value-type="float">
            <text:p>-1.1582564260066500</text:p>
          </table:table-cell>
          <table:table-cell table:formula="of:=[.$H$2]+(2*[.$J$2]^([.A711]-1))" office:value-type="float" office:value="-1.15825636198417" calcext:value-type="float">
            <text:p>-1.1582563619841700</text:p>
          </table:table-cell>
          <table:table-cell table:formula="of:=[.$I$2]-(1.5*[.$J$2]^([.A711]-1))" office:value-type="float" office:value="0.285298660485807" calcext:value-type="float">
            <text:p>0.2852986604858070</text:p>
          </table:table-cell>
          <table:table-cell table:formula="of:=[.$I$2]+(1.5*[.$J$2]^([.A711]-1))" office:value-type="float" office:value="0.285298708502671" calcext:value-type="float">
            <text:p>0.2852987085026710</text:p>
          </table:table-cell>
          <table:table-cell table:number-columns-repeated="1018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B711]*([.$J$2])" office:value-type="float" office:value="0.0000000000624219220898176" calcext:value-type="float">
            <text:p>6.2421922089817600E-011</text:p>
          </table:table-cell>
          <table:table-cell table:formula="of:=[.$H$2]-(2*[.$J$2]^([.A712]-1))" office:value-type="float" office:value="-1.15825642520637" calcext:value-type="float">
            <text:p>-1.1582564252063700</text:p>
          </table:table-cell>
          <table:table-cell table:formula="of:=[.$H$2]+(2*[.$J$2]^([.A712]-1))" office:value-type="float" office:value="-1.15825636278445" calcext:value-type="float">
            <text:p>-1.1582563627844500</text:p>
          </table:table-cell>
          <table:table-cell table:formula="of:=[.$I$2]-(1.5*[.$J$2]^([.A712]-1))" office:value-type="float" office:value="0.285298661086018" calcext:value-type="float">
            <text:p>0.2852986610860180</text:p>
          </table:table-cell>
          <table:table-cell table:formula="of:=[.$I$2]+(1.5*[.$J$2]^([.A712]-1))" office:value-type="float" office:value="0.28529870790246" calcext:value-type="float">
            <text:p>0.2852987079024600</text:p>
          </table:table-cell>
          <table:table-cell table:number-columns-repeated="1018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B712]*([.$J$2])" office:value-type="float" office:value="0.0000000000608613740375722" calcext:value-type="float">
            <text:p>6.0861374037572200E-011</text:p>
          </table:table-cell>
          <table:table-cell table:formula="of:=[.$H$2]-(2*[.$J$2]^([.A713]-1))" office:value-type="float" office:value="-1.1582564244261" calcext:value-type="float">
            <text:p>-1.1582564244261000</text:p>
          </table:table-cell>
          <table:table-cell table:formula="of:=[.$H$2]+(2*[.$J$2]^([.A713]-1))" office:value-type="float" office:value="-1.15825636356472" calcext:value-type="float">
            <text:p>-1.1582563635647200</text:p>
          </table:table-cell>
          <table:table-cell table:formula="of:=[.$I$2]-(1.5*[.$J$2]^([.A713]-1))" office:value-type="float" office:value="0.285298661671224" calcext:value-type="float">
            <text:p>0.2852986616712240</text:p>
          </table:table-cell>
          <table:table-cell table:formula="of:=[.$I$2]+(1.5*[.$J$2]^([.A713]-1))" office:value-type="float" office:value="0.285298707317254" calcext:value-type="float">
            <text:p>0.2852987073172540</text:p>
          </table:table-cell>
          <table:table-cell table:number-columns-repeated="1018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B713]*([.$J$2])" office:value-type="float" office:value="0.0000000000593398396866329" calcext:value-type="float">
            <text:p>5.9339839686632900E-011</text:p>
          </table:table-cell>
          <table:table-cell table:formula="of:=[.$H$2]-(2*[.$J$2]^([.A714]-1))" office:value-type="float" office:value="-1.15825642366533" calcext:value-type="float">
            <text:p>-1.1582564236653300</text:p>
          </table:table-cell>
          <table:table-cell table:formula="of:=[.$H$2]+(2*[.$J$2]^([.A714]-1))" office:value-type="float" office:value="-1.15825636432549" calcext:value-type="float">
            <text:p>-1.1582563643254900</text:p>
          </table:table-cell>
          <table:table-cell table:formula="of:=[.$I$2]-(1.5*[.$J$2]^([.A714]-1))" office:value-type="float" office:value="0.285298662241799" calcext:value-type="float">
            <text:p>0.2852986622417990</text:p>
          </table:table-cell>
          <table:table-cell table:formula="of:=[.$I$2]+(1.5*[.$J$2]^([.A714]-1))" office:value-type="float" office:value="0.285298706746679" calcext:value-type="float">
            <text:p>0.2852987067466790</text:p>
          </table:table-cell>
          <table:table-cell table:number-columns-repeated="1018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B714]*([.$J$2])" office:value-type="float" office:value="0.000000000057856343694467" calcext:value-type="float">
            <text:p>5.7856343694467000E-011</text:p>
          </table:table-cell>
          <table:table-cell table:formula="of:=[.$H$2]-(2*[.$J$2]^([.A715]-1))" office:value-type="float" office:value="-1.15825642292358" calcext:value-type="float">
            <text:p>-1.1582564229235800</text:p>
          </table:table-cell>
          <table:table-cell table:formula="of:=[.$H$2]+(2*[.$J$2]^([.A715]-1))" office:value-type="float" office:value="-1.15825636506724" calcext:value-type="float">
            <text:p>-1.1582563650672400</text:p>
          </table:table-cell>
          <table:table-cell table:formula="of:=[.$I$2]-(1.5*[.$J$2]^([.A715]-1))" office:value-type="float" office:value="0.28529866279811" calcext:value-type="float">
            <text:p>0.2852986627981100</text:p>
          </table:table-cell>
          <table:table-cell table:formula="of:=[.$I$2]+(1.5*[.$J$2]^([.A715]-1))" office:value-type="float" office:value="0.285298706190368" calcext:value-type="float">
            <text:p>0.2852987061903680</text:p>
          </table:table-cell>
          <table:table-cell table:number-columns-repeated="1018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B715]*([.$J$2])" office:value-type="float" office:value="0.0000000000564099351021054" calcext:value-type="float">
            <text:p>5.6409935102105400E-011</text:p>
          </table:table-cell>
          <table:table-cell table:formula="of:=[.$H$2]-(2*[.$J$2]^([.A716]-1))" office:value-type="float" office:value="-1.15825642220038" calcext:value-type="float">
            <text:p>-1.1582564222003800</text:p>
          </table:table-cell>
          <table:table-cell table:formula="of:=[.$H$2]+(2*[.$J$2]^([.A716]-1))" office:value-type="float" office:value="-1.15825636579044" calcext:value-type="float">
            <text:p>-1.1582563657904400</text:p>
          </table:table-cell>
          <table:table-cell table:formula="of:=[.$I$2]-(1.5*[.$J$2]^([.A716]-1))" office:value-type="float" office:value="0.285298663340513" calcext:value-type="float">
            <text:p>0.2852986633405130</text:p>
          </table:table-cell>
          <table:table-cell table:formula="of:=[.$I$2]+(1.5*[.$J$2]^([.A716]-1))" office:value-type="float" office:value="0.285298705647965" calcext:value-type="float">
            <text:p>0.2852987056479650</text:p>
          </table:table-cell>
          <table:table-cell table:number-columns-repeated="1018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B716]*([.$J$2])" office:value-type="float" office:value="0.0000000000549996867245527" calcext:value-type="float">
            <text:p>5.4999686724552700E-011</text:p>
          </table:table-cell>
          <table:table-cell table:formula="of:=[.$H$2]-(2*[.$J$2]^([.A717]-1))" office:value-type="float" office:value="-1.15825642149525" calcext:value-type="float">
            <text:p>-1.1582564214952500</text:p>
          </table:table-cell>
          <table:table-cell table:formula="of:=[.$H$2]+(2*[.$J$2]^([.A717]-1))" office:value-type="float" office:value="-1.15825636649557" calcext:value-type="float">
            <text:p>-1.1582563664955700</text:p>
          </table:table-cell>
          <table:table-cell table:formula="of:=[.$I$2]-(1.5*[.$J$2]^([.A717]-1))" office:value-type="float" office:value="0.285298663869356" calcext:value-type="float">
            <text:p>0.2852986638693560</text:p>
          </table:table-cell>
          <table:table-cell table:formula="of:=[.$I$2]+(1.5*[.$J$2]^([.A717]-1))" office:value-type="float" office:value="0.285298705119121" calcext:value-type="float">
            <text:p>0.2852987051191210</text:p>
          </table:table-cell>
          <table:table-cell table:number-columns-repeated="1018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B717]*([.$J$2])" office:value-type="float" office:value="0.0000000000536246945564389" calcext:value-type="float">
            <text:p>5.3624694556438900E-011</text:p>
          </table:table-cell>
          <table:table-cell table:formula="of:=[.$H$2]-(2*[.$J$2]^([.A718]-1))" office:value-type="float" office:value="-1.15825642080776" calcext:value-type="float">
            <text:p>-1.1582564208077600</text:p>
          </table:table-cell>
          <table:table-cell table:formula="of:=[.$H$2]+(2*[.$J$2]^([.A718]-1))" office:value-type="float" office:value="-1.15825636718306" calcext:value-type="float">
            <text:p>-1.1582563671830600</text:p>
          </table:table-cell>
          <table:table-cell table:formula="of:=[.$I$2]-(1.5*[.$J$2]^([.A718]-1))" office:value-type="float" office:value="0.285298664384978" calcext:value-type="float">
            <text:p>0.2852986643849780</text:p>
          </table:table-cell>
          <table:table-cell table:formula="of:=[.$I$2]+(1.5*[.$J$2]^([.A718]-1))" office:value-type="float" office:value="0.285298704603499" calcext:value-type="float">
            <text:p>0.2852987046034990</text:p>
          </table:table-cell>
          <table:table-cell table:number-columns-repeated="1018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B718]*([.$J$2])" office:value-type="float" office:value="0.0000000000522840771925279" calcext:value-type="float">
            <text:p>5.2284077192527900E-011</text:p>
          </table:table-cell>
          <table:table-cell table:formula="of:=[.$H$2]-(2*[.$J$2]^([.A719]-1))" office:value-type="float" office:value="-1.15825642013745" calcext:value-type="float">
            <text:p>-1.1582564201374500</text:p>
          </table:table-cell>
          <table:table-cell table:formula="of:=[.$H$2]+(2*[.$J$2]^([.A719]-1))" office:value-type="float" office:value="-1.15825636785337" calcext:value-type="float">
            <text:p>-1.1582563678533700</text:p>
          </table:table-cell>
          <table:table-cell table:formula="of:=[.$I$2]-(1.5*[.$J$2]^([.A719]-1))" office:value-type="float" office:value="0.28529866488771" calcext:value-type="float">
            <text:p>0.2852986648877100</text:p>
          </table:table-cell>
          <table:table-cell table:formula="of:=[.$I$2]+(1.5*[.$J$2]^([.A719]-1))" office:value-type="float" office:value="0.285298704100768" calcext:value-type="float">
            <text:p>0.2852987041007680</text:p>
          </table:table-cell>
          <table:table-cell table:number-columns-repeated="1018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B719]*([.$J$2])" office:value-type="float" office:value="0.0000000000509769752627147" calcext:value-type="float">
            <text:p>5.0976975262714700E-011</text:p>
          </table:table-cell>
          <table:table-cell table:formula="of:=[.$H$2]-(2*[.$J$2]^([.A720]-1))" office:value-type="float" office:value="-1.1582564194839" calcext:value-type="float">
            <text:p>-1.1582564194839000</text:p>
          </table:table-cell>
          <table:table-cell table:formula="of:=[.$H$2]+(2*[.$J$2]^([.A720]-1))" office:value-type="float" office:value="-1.15825636850692" calcext:value-type="float">
            <text:p>-1.1582563685069200</text:p>
          </table:table-cell>
          <table:table-cell table:formula="of:=[.$I$2]-(1.5*[.$J$2]^([.A720]-1))" office:value-type="float" office:value="0.285298665377873" calcext:value-type="float">
            <text:p>0.2852986653778730</text:p>
          </table:table-cell>
          <table:table-cell table:formula="of:=[.$I$2]+(1.5*[.$J$2]^([.A720]-1))" office:value-type="float" office:value="0.285298703610605" calcext:value-type="float">
            <text:p>0.2852987036106050</text:p>
          </table:table-cell>
          <table:table-cell table:number-columns-repeated="1018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B720]*([.$J$2])" office:value-type="float" office:value="0.0000000000497025508811469" calcext:value-type="float">
            <text:p>4.9702550881146900E-011</text:p>
          </table:table-cell>
          <table:table-cell table:formula="of:=[.$H$2]-(2*[.$J$2]^([.A721]-1))" office:value-type="float" office:value="-1.15825641884669" calcext:value-type="float">
            <text:p>-1.1582564188466900</text:p>
          </table:table-cell>
          <table:table-cell table:formula="of:=[.$H$2]+(2*[.$J$2]^([.A721]-1))" office:value-type="float" office:value="-1.15825636914413" calcext:value-type="float">
            <text:p>-1.1582563691441300</text:p>
          </table:table-cell>
          <table:table-cell table:formula="of:=[.$I$2]-(1.5*[.$J$2]^([.A721]-1))" office:value-type="float" office:value="0.285298665855782" calcext:value-type="float">
            <text:p>0.2852986658557820</text:p>
          </table:table-cell>
          <table:table-cell table:formula="of:=[.$I$2]+(1.5*[.$J$2]^([.A721]-1))" office:value-type="float" office:value="0.285298703132696" calcext:value-type="float">
            <text:p>0.2852987031326960</text:p>
          </table:table-cell>
          <table:table-cell table:number-columns-repeated="1018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B721]*([.$J$2])" office:value-type="float" office:value="0.0000000000484599871091182" calcext:value-type="float">
            <text:p>4.8459987109118200E-011</text:p>
          </table:table-cell>
          <table:table-cell table:formula="of:=[.$H$2]-(2*[.$J$2]^([.A722]-1))" office:value-type="float" office:value="-1.1582564182254" calcext:value-type="float">
            <text:p>-1.1582564182254000</text:p>
          </table:table-cell>
          <table:table-cell table:formula="of:=[.$H$2]+(2*[.$J$2]^([.A722]-1))" office:value-type="float" office:value="-1.15825636976542" calcext:value-type="float">
            <text:p>-1.1582563697654200</text:p>
          </table:table-cell>
          <table:table-cell table:formula="of:=[.$I$2]-(1.5*[.$J$2]^([.A722]-1))" office:value-type="float" office:value="0.285298666321744" calcext:value-type="float">
            <text:p>0.2852986663217440</text:p>
          </table:table-cell>
          <table:table-cell table:formula="of:=[.$I$2]+(1.5*[.$J$2]^([.A722]-1))" office:value-type="float" office:value="0.285298702666734" calcext:value-type="float">
            <text:p>0.2852987026667340</text:p>
          </table:table-cell>
          <table:table-cell table:number-columns-repeated="1018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B722]*([.$J$2])" office:value-type="float" office:value="0.0000000000472484874313902" calcext:value-type="float">
            <text:p>4.7248487431390200E-011</text:p>
          </table:table-cell>
          <table:table-cell table:formula="of:=[.$H$2]-(2*[.$J$2]^([.A723]-1))" office:value-type="float" office:value="-1.15825641761965" calcext:value-type="float">
            <text:p>-1.1582564176196500</text:p>
          </table:table-cell>
          <table:table-cell table:formula="of:=[.$H$2]+(2*[.$J$2]^([.A723]-1))" office:value-type="float" office:value="-1.15825637037117" calcext:value-type="float">
            <text:p>-1.1582563703711700</text:p>
          </table:table-cell>
          <table:table-cell table:formula="of:=[.$I$2]-(1.5*[.$J$2]^([.A723]-1))" office:value-type="float" office:value="0.285298666776056" calcext:value-type="float">
            <text:p>0.2852986667760560</text:p>
          </table:table-cell>
          <table:table-cell table:formula="of:=[.$I$2]+(1.5*[.$J$2]^([.A723]-1))" office:value-type="float" office:value="0.285298702212422" calcext:value-type="float">
            <text:p>0.2852987022124220</text:p>
          </table:table-cell>
          <table:table-cell table:number-columns-repeated="1018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B723]*([.$J$2])" office:value-type="float" office:value="0.0000000000460672752456055" calcext:value-type="float">
            <text:p>4.6067275245605500E-011</text:p>
          </table:table-cell>
          <table:table-cell table:formula="of:=[.$H$2]-(2*[.$J$2]^([.A724]-1))" office:value-type="float" office:value="-1.15825641702905" calcext:value-type="float">
            <text:p>-1.1582564170290500</text:p>
          </table:table-cell>
          <table:table-cell table:formula="of:=[.$H$2]+(2*[.$J$2]^([.A724]-1))" office:value-type="float" office:value="-1.15825637096177" calcext:value-type="float">
            <text:p>-1.1582563709617700</text:p>
          </table:table-cell>
          <table:table-cell table:formula="of:=[.$I$2]-(1.5*[.$J$2]^([.A724]-1))" office:value-type="float" office:value="0.285298667219011" calcext:value-type="float">
            <text:p>0.2852986672190110</text:p>
          </table:table-cell>
          <table:table-cell table:formula="of:=[.$I$2]+(1.5*[.$J$2]^([.A724]-1))" office:value-type="float" office:value="0.285298701769467" calcext:value-type="float">
            <text:p>0.2852987017694670</text:p>
          </table:table-cell>
          <table:table-cell table:number-columns-repeated="1018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B724]*([.$J$2])" office:value-type="float" office:value="0.0000000000449155933644653" calcext:value-type="float">
            <text:p>4.4915593364465300E-011</text:p>
          </table:table-cell>
          <table:table-cell table:formula="of:=[.$H$2]-(2*[.$J$2]^([.A725]-1))" office:value-type="float" office:value="-1.15825641645321" calcext:value-type="float">
            <text:p>-1.1582564164532100</text:p>
          </table:table-cell>
          <table:table-cell table:formula="of:=[.$H$2]+(2*[.$J$2]^([.A725]-1))" office:value-type="float" office:value="-1.15825637153761" calcext:value-type="float">
            <text:p>-1.1582563715376100</text:p>
          </table:table-cell>
          <table:table-cell table:formula="of:=[.$I$2]-(1.5*[.$J$2]^([.A725]-1))" office:value-type="float" office:value="0.285298667650891" calcext:value-type="float">
            <text:p>0.2852986676508910</text:p>
          </table:table-cell>
          <table:table-cell table:formula="of:=[.$I$2]+(1.5*[.$J$2]^([.A725]-1))" office:value-type="float" office:value="0.285298701337586" calcext:value-type="float">
            <text:p>0.2852987013375860</text:p>
          </table:table-cell>
          <table:table-cell table:number-columns-repeated="1018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B725]*([.$J$2])" office:value-type="float" office:value="0.0000000000437927035303537" calcext:value-type="float">
            <text:p>4.3792703530353700E-011</text:p>
          </table:table-cell>
          <table:table-cell table:formula="of:=[.$H$2]-(2*[.$J$2]^([.A726]-1))" office:value-type="float" office:value="-1.15825641589176" calcext:value-type="float">
            <text:p>-1.1582564158917600</text:p>
          </table:table-cell>
          <table:table-cell table:formula="of:=[.$H$2]+(2*[.$J$2]^([.A726]-1))" office:value-type="float" office:value="-1.15825637209906" calcext:value-type="float">
            <text:p>-1.1582563720990600</text:p>
          </table:table-cell>
          <table:table-cell table:formula="of:=[.$I$2]-(1.5*[.$J$2]^([.A726]-1))" office:value-type="float" office:value="0.285298668071975" calcext:value-type="float">
            <text:p>0.2852986680719750</text:p>
          </table:table-cell>
          <table:table-cell table:formula="of:=[.$I$2]+(1.5*[.$J$2]^([.A726]-1))" office:value-type="float" office:value="0.285298700916503" calcext:value-type="float">
            <text:p>0.2852987009165030</text:p>
          </table:table-cell>
          <table:table-cell table:number-columns-repeated="1018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B726]*([.$J$2])" office:value-type="float" office:value="0.0000000000426978859420949" calcext:value-type="float">
            <text:p>4.2697885942094900E-011</text:p>
          </table:table-cell>
          <table:table-cell table:formula="of:=[.$H$2]-(2*[.$J$2]^([.A727]-1))" office:value-type="float" office:value="-1.15825641534435" calcext:value-type="float">
            <text:p>-1.1582564153443500</text:p>
          </table:table-cell>
          <table:table-cell table:formula="of:=[.$H$2]+(2*[.$J$2]^([.A727]-1))" office:value-type="float" office:value="-1.15825637264647" calcext:value-type="float">
            <text:p>-1.1582563726464700</text:p>
          </table:table-cell>
          <table:table-cell table:formula="of:=[.$I$2]-(1.5*[.$J$2]^([.A727]-1))" office:value-type="float" office:value="0.285298668482532" calcext:value-type="float">
            <text:p>0.2852986684825320</text:p>
          </table:table-cell>
          <table:table-cell table:formula="of:=[.$I$2]+(1.5*[.$J$2]^([.A727]-1))" office:value-type="float" office:value="0.285298700505946" calcext:value-type="float">
            <text:p>0.2852987005059460</text:p>
          </table:table-cell>
          <table:table-cell table:number-columns-repeated="1018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B727]*([.$J$2])" office:value-type="float" office:value="0.0000000000416304387935425" calcext:value-type="float">
            <text:p>4.1630438793542500E-011</text:p>
          </table:table-cell>
          <table:table-cell table:formula="of:=[.$H$2]-(2*[.$J$2]^([.A728]-1))" office:value-type="float" office:value="-1.15825641481063" calcext:value-type="float">
            <text:p>-1.1582564148106300</text:p>
          </table:table-cell>
          <table:table-cell table:formula="of:=[.$H$2]+(2*[.$J$2]^([.A728]-1))" office:value-type="float" office:value="-1.15825637318019" calcext:value-type="float">
            <text:p>-1.1582563731801900</text:p>
          </table:table-cell>
          <table:table-cell table:formula="of:=[.$I$2]-(1.5*[.$J$2]^([.A728]-1))" office:value-type="float" office:value="0.285298668882824" calcext:value-type="float">
            <text:p>0.2852986688828240</text:p>
          </table:table-cell>
          <table:table-cell table:formula="of:=[.$I$2]+(1.5*[.$J$2]^([.A728]-1))" office:value-type="float" office:value="0.285298700105654" calcext:value-type="float">
            <text:p>0.2852987001056540</text:p>
          </table:table-cell>
          <table:table-cell table:number-columns-repeated="1018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B728]*([.$J$2])" office:value-type="float" office:value="0.0000000000405896778237039" calcext:value-type="float">
            <text:p>4.0589677823703900E-011</text:p>
          </table:table-cell>
          <table:table-cell table:formula="of:=[.$H$2]-(2*[.$J$2]^([.A729]-1))" office:value-type="float" office:value="-1.15825641429025" calcext:value-type="float">
            <text:p>-1.1582564142902500</text:p>
          </table:table-cell>
          <table:table-cell table:formula="of:=[.$H$2]+(2*[.$J$2]^([.A729]-1))" office:value-type="float" office:value="-1.15825637370057" calcext:value-type="float">
            <text:p>-1.1582563737005700</text:p>
          </table:table-cell>
          <table:table-cell table:formula="of:=[.$I$2]-(1.5*[.$J$2]^([.A729]-1))" office:value-type="float" office:value="0.28529866927311" calcext:value-type="float">
            <text:p>0.2852986692731100</text:p>
          </table:table-cell>
          <table:table-cell table:formula="of:=[.$I$2]+(1.5*[.$J$2]^([.A729]-1))" office:value-type="float" office:value="0.285298699715368" calcext:value-type="float">
            <text:p>0.2852986997153680</text:p>
          </table:table-cell>
          <table:table-cell table:number-columns-repeated="1018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B729]*([.$J$2])" office:value-type="float" office:value="0.0000000000395749358781113" calcext:value-type="float">
            <text:p>3.9574935878111300E-011</text:p>
          </table:table-cell>
          <table:table-cell table:formula="of:=[.$H$2]-(2*[.$J$2]^([.A730]-1))" office:value-type="float" office:value="-1.15825641378288" calcext:value-type="float">
            <text:p>-1.1582564137828800</text:p>
          </table:table-cell>
          <table:table-cell table:formula="of:=[.$H$2]+(2*[.$J$2]^([.A730]-1))" office:value-type="float" office:value="-1.15825637420794" calcext:value-type="float">
            <text:p>-1.1582563742079400</text:p>
          </table:table-cell>
          <table:table-cell table:formula="of:=[.$I$2]-(1.5*[.$J$2]^([.A730]-1))" office:value-type="float" office:value="0.285298669653638" calcext:value-type="float">
            <text:p>0.2852986696536380</text:p>
          </table:table-cell>
          <table:table-cell table:formula="of:=[.$I$2]+(1.5*[.$J$2]^([.A730]-1))" office:value-type="float" office:value="0.28529869933484" calcext:value-type="float">
            <text:p>0.2852986993348400</text:p>
          </table:table-cell>
          <table:table-cell table:number-columns-repeated="1018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B730]*([.$J$2])" office:value-type="float" office:value="0.0000000000385855624811585" calcext:value-type="float">
            <text:p>3.8585562481158500E-011</text:p>
          </table:table-cell>
          <table:table-cell table:formula="of:=[.$H$2]-(2*[.$J$2]^([.A731]-1))" office:value-type="float" office:value="-1.15825641328819" calcext:value-type="float">
            <text:p>-1.1582564132881900</text:p>
          </table:table-cell>
          <table:table-cell table:formula="of:=[.$H$2]+(2*[.$J$2]^([.A731]-1))" office:value-type="float" office:value="-1.15825637470263" calcext:value-type="float">
            <text:p>-1.1582563747026300</text:p>
          </table:table-cell>
          <table:table-cell table:formula="of:=[.$I$2]-(1.5*[.$J$2]^([.A731]-1))" office:value-type="float" office:value="0.285298670024653" calcext:value-type="float">
            <text:p>0.2852986700246530</text:p>
          </table:table-cell>
          <table:table-cell table:formula="of:=[.$I$2]+(1.5*[.$J$2]^([.A731]-1))" office:value-type="float" office:value="0.285298698963825" calcext:value-type="float">
            <text:p>0.2852986989638250</text:p>
          </table:table-cell>
          <table:table-cell table:number-columns-repeated="1018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B731]*([.$J$2])" office:value-type="float" office:value="0.0000000000376209234191296" calcext:value-type="float">
            <text:p>3.7620923419129600E-011</text:p>
          </table:table-cell>
          <table:table-cell table:formula="of:=[.$H$2]-(2*[.$J$2]^([.A732]-1))" office:value-type="float" office:value="-1.15825641280587" calcext:value-type="float">
            <text:p>-1.1582564128058700</text:p>
          </table:table-cell>
          <table:table-cell table:formula="of:=[.$H$2]+(2*[.$J$2]^([.A732]-1))" office:value-type="float" office:value="-1.15825637518495" calcext:value-type="float">
            <text:p>-1.1582563751849500</text:p>
          </table:table-cell>
          <table:table-cell table:formula="of:=[.$I$2]-(1.5*[.$J$2]^([.A732]-1))" office:value-type="float" office:value="0.285298670386393" calcext:value-type="float">
            <text:p>0.2852986703863930</text:p>
          </table:table-cell>
          <table:table-cell table:formula="of:=[.$I$2]+(1.5*[.$J$2]^([.A732]-1))" office:value-type="float" office:value="0.285298698602085" calcext:value-type="float">
            <text:p>0.2852986986020850</text:p>
          </table:table-cell>
          <table:table-cell table:number-columns-repeated="1018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B732]*([.$J$2])" office:value-type="float" office:value="0.0000000000366804003336513" calcext:value-type="float">
            <text:p>3.6680400333651300E-011</text:p>
          </table:table-cell>
          <table:table-cell table:formula="of:=[.$H$2]-(2*[.$J$2]^([.A733]-1))" office:value-type="float" office:value="-1.15825641233561" calcext:value-type="float">
            <text:p>-1.1582564123356100</text:p>
          </table:table-cell>
          <table:table-cell table:formula="of:=[.$H$2]+(2*[.$J$2]^([.A733]-1))" office:value-type="float" office:value="-1.15825637565521" calcext:value-type="float">
            <text:p>-1.1582563756552100</text:p>
          </table:table-cell>
          <table:table-cell table:formula="of:=[.$I$2]-(1.5*[.$J$2]^([.A733]-1))" office:value-type="float" office:value="0.285298670739089" calcext:value-type="float">
            <text:p>0.2852986707390890</text:p>
          </table:table-cell>
          <table:table-cell table:formula="of:=[.$I$2]+(1.5*[.$J$2]^([.A733]-1))" office:value-type="float" office:value="0.285298698249389" calcext:value-type="float">
            <text:p>0.2852986982493890</text:p>
          </table:table-cell>
          <table:table-cell table:number-columns-repeated="1018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B733]*([.$J$2])" office:value-type="float" office:value="0.00000000003576339032531" calcext:value-type="float">
            <text:p>3.5763390325310000E-011</text:p>
          </table:table-cell>
          <table:table-cell table:formula="of:=[.$H$2]-(2*[.$J$2]^([.A734]-1))" office:value-type="float" office:value="-1.15825641187711" calcext:value-type="float">
            <text:p>-1.1582564118771100</text:p>
          </table:table-cell>
          <table:table-cell table:formula="of:=[.$H$2]+(2*[.$J$2]^([.A734]-1))" office:value-type="float" office:value="-1.15825637611371" calcext:value-type="float">
            <text:p>-1.1582563761137100</text:p>
          </table:table-cell>
          <table:table-cell table:formula="of:=[.$I$2]-(1.5*[.$J$2]^([.A734]-1))" office:value-type="float" office:value="0.285298671082968" calcext:value-type="float">
            <text:p>0.2852986710829680</text:p>
          </table:table-cell>
          <table:table-cell table:formula="of:=[.$I$2]+(1.5*[.$J$2]^([.A734]-1))" office:value-type="float" office:value="0.28529869790551" calcext:value-type="float">
            <text:p>0.2852986979055100</text:p>
          </table:table-cell>
          <table:table-cell table:number-columns-repeated="1018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B734]*([.$J$2])" office:value-type="float" office:value="0.0000000000348693055671773" calcext:value-type="float">
            <text:p>3.4869305567177300E-011</text:p>
          </table:table-cell>
          <table:table-cell table:formula="of:=[.$H$2]-(2*[.$J$2]^([.A735]-1))" office:value-type="float" office:value="-1.15825641143006" calcext:value-type="float">
            <text:p>-1.1582564114300600</text:p>
          </table:table-cell>
          <table:table-cell table:formula="of:=[.$H$2]+(2*[.$J$2]^([.A735]-1))" office:value-type="float" office:value="-1.15825637656076" calcext:value-type="float">
            <text:p>-1.1582563765607600</text:p>
          </table:table-cell>
          <table:table-cell table:formula="of:=[.$I$2]-(1.5*[.$J$2]^([.A735]-1))" office:value-type="float" office:value="0.285298671418249" calcext:value-type="float">
            <text:p>0.2852986714182490</text:p>
          </table:table-cell>
          <table:table-cell table:formula="of:=[.$I$2]+(1.5*[.$J$2]^([.A735]-1))" office:value-type="float" office:value="0.285298697570229" calcext:value-type="float">
            <text:p>0.2852986975702290</text:p>
          </table:table-cell>
          <table:table-cell table:number-columns-repeated="1018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B735]*([.$J$2])" office:value-type="float" office:value="0.0000000000339975729279979" calcext:value-type="float">
            <text:p>3.3997572927997900E-011</text:p>
          </table:table-cell>
          <table:table-cell table:formula="of:=[.$H$2]-(2*[.$J$2]^([.A736]-1))" office:value-type="float" office:value="-1.1582564109942" calcext:value-type="float">
            <text:p>-1.1582564109942000</text:p>
          </table:table-cell>
          <table:table-cell table:formula="of:=[.$H$2]+(2*[.$J$2]^([.A736]-1))" office:value-type="float" office:value="-1.15825637699662" calcext:value-type="float">
            <text:p>-1.1582563769966200</text:p>
          </table:table-cell>
          <table:table-cell table:formula="of:=[.$I$2]-(1.5*[.$J$2]^([.A736]-1))" office:value-type="float" office:value="0.285298671745149" calcext:value-type="float">
            <text:p>0.2852986717451490</text:p>
          </table:table-cell>
          <table:table-cell table:formula="of:=[.$I$2]+(1.5*[.$J$2]^([.A736]-1))" office:value-type="float" office:value="0.285298697243329" calcext:value-type="float">
            <text:p>0.2852986972433290</text:p>
          </table:table-cell>
          <table:table-cell table:number-columns-repeated="1018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B736]*([.$J$2])" office:value-type="float" office:value="0.0000000000331476336047979" calcext:value-type="float">
            <text:p>3.3147633604797900E-011</text:p>
          </table:table-cell>
          <table:table-cell table:formula="of:=[.$H$2]-(2*[.$J$2]^([.A737]-1))" office:value-type="float" office:value="-1.15825641056923" calcext:value-type="float">
            <text:p>-1.1582564105692300</text:p>
          </table:table-cell>
          <table:table-cell table:formula="of:=[.$H$2]+(2*[.$J$2]^([.A737]-1))" office:value-type="float" office:value="-1.15825637742159" calcext:value-type="float">
            <text:p>-1.1582563774215900</text:p>
          </table:table-cell>
          <table:table-cell table:formula="of:=[.$I$2]-(1.5*[.$J$2]^([.A737]-1))" office:value-type="float" office:value="0.285298672063876" calcext:value-type="float">
            <text:p>0.2852986720638760</text:p>
          </table:table-cell>
          <table:table-cell table:formula="of:=[.$I$2]+(1.5*[.$J$2]^([.A737]-1))" office:value-type="float" office:value="0.285298696924602" calcext:value-type="float">
            <text:p>0.2852986969246020</text:p>
          </table:table-cell>
          <table:table-cell table:number-columns-repeated="1018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B737]*([.$J$2])" office:value-type="float" office:value="0.000000000032318942764678" calcext:value-type="float">
            <text:p>3.2318942764678000E-011</text:p>
          </table:table-cell>
          <table:table-cell table:formula="of:=[.$H$2]-(2*[.$J$2]^([.A738]-1))" office:value-type="float" office:value="-1.15825641015488" calcext:value-type="float">
            <text:p>-1.1582564101548800</text:p>
          </table:table-cell>
          <table:table-cell table:formula="of:=[.$H$2]+(2*[.$J$2]^([.A738]-1))" office:value-type="float" office:value="-1.15825637783594" calcext:value-type="float">
            <text:p>-1.1582563778359400</text:p>
          </table:table-cell>
          <table:table-cell table:formula="of:=[.$I$2]-(1.5*[.$J$2]^([.A738]-1))" office:value-type="float" office:value="0.285298672374635" calcext:value-type="float">
            <text:p>0.2852986723746350</text:p>
          </table:table-cell>
          <table:table-cell table:formula="of:=[.$I$2]+(1.5*[.$J$2]^([.A738]-1))" office:value-type="float" office:value="0.285298696613843" calcext:value-type="float">
            <text:p>0.2852986966138430</text:p>
          </table:table-cell>
          <table:table-cell table:number-columns-repeated="1018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B738]*([.$J$2])" office:value-type="float" office:value="0.000000000031510969195561" calcext:value-type="float">
            <text:p>3.1510969195561000E-011</text:p>
          </table:table-cell>
          <table:table-cell table:formula="of:=[.$H$2]-(2*[.$J$2]^([.A739]-1))" office:value-type="float" office:value="-1.15825640975089" calcext:value-type="float">
            <text:p>-1.1582564097508900</text:p>
          </table:table-cell>
          <table:table-cell table:formula="of:=[.$H$2]+(2*[.$J$2]^([.A739]-1))" office:value-type="float" office:value="-1.15825637823993" calcext:value-type="float">
            <text:p>-1.1582563782399300</text:p>
          </table:table-cell>
          <table:table-cell table:formula="of:=[.$I$2]-(1.5*[.$J$2]^([.A739]-1))" office:value-type="float" office:value="0.285298672677626" calcext:value-type="float">
            <text:p>0.2852986726776260</text:p>
          </table:table-cell>
          <table:table-cell table:formula="of:=[.$I$2]+(1.5*[.$J$2]^([.A739]-1))" office:value-type="float" office:value="0.285298696310852" calcext:value-type="float">
            <text:p>0.2852986963108520</text:p>
          </table:table-cell>
          <table:table-cell table:number-columns-repeated="1018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B739]*([.$J$2])" office:value-type="float" office:value="0.000000000030723194965672" calcext:value-type="float">
            <text:p>3.0723194965672000E-011</text:p>
          </table:table-cell>
          <table:table-cell table:formula="of:=[.$H$2]-(2*[.$J$2]^([.A740]-1))" office:value-type="float" office:value="-1.15825640935701" calcext:value-type="float">
            <text:p>-1.1582564093570100</text:p>
          </table:table-cell>
          <table:table-cell table:formula="of:=[.$H$2]+(2*[.$J$2]^([.A740]-1))" office:value-type="float" office:value="-1.15825637863381" calcext:value-type="float">
            <text:p>-1.1582563786338100</text:p>
          </table:table-cell>
          <table:table-cell table:formula="of:=[.$I$2]-(1.5*[.$J$2]^([.A740]-1))" office:value-type="float" office:value="0.285298672973041" calcext:value-type="float">
            <text:p>0.2852986729730410</text:p>
          </table:table-cell>
          <table:table-cell table:formula="of:=[.$I$2]+(1.5*[.$J$2]^([.A740]-1))" office:value-type="float" office:value="0.285298696015437" calcext:value-type="float">
            <text:p>0.2852986960154370</text:p>
          </table:table-cell>
          <table:table-cell table:number-columns-repeated="1018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B740]*([.$J$2])" office:value-type="float" office:value="0.0000000000299551150915302" calcext:value-type="float">
            <text:p>2.9955115091530200E-011</text:p>
          </table:table-cell>
          <table:table-cell table:formula="of:=[.$H$2]-(2*[.$J$2]^([.A741]-1))" office:value-type="float" office:value="-1.15825640897297" calcext:value-type="float">
            <text:p>-1.1582564089729700</text:p>
          </table:table-cell>
          <table:table-cell table:formula="of:=[.$H$2]+(2*[.$J$2]^([.A741]-1))" office:value-type="float" office:value="-1.15825637901785" calcext:value-type="float">
            <text:p>-1.1582563790178500</text:p>
          </table:table-cell>
          <table:table-cell table:formula="of:=[.$I$2]-(1.5*[.$J$2]^([.A741]-1))" office:value-type="float" office:value="0.285298673261071" calcext:value-type="float">
            <text:p>0.2852986732610710</text:p>
          </table:table-cell>
          <table:table-cell table:formula="of:=[.$I$2]+(1.5*[.$J$2]^([.A741]-1))" office:value-type="float" office:value="0.285298695727407" calcext:value-type="float">
            <text:p>0.2852986957274070</text:p>
          </table:table-cell>
          <table:table-cell table:number-columns-repeated="1018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B741]*([.$J$2])" office:value-type="float" office:value="0.0000000000292062372142419" calcext:value-type="float">
            <text:p>2.9206237214241900E-011</text:p>
          </table:table-cell>
          <table:table-cell table:formula="of:=[.$H$2]-(2*[.$J$2]^([.A742]-1))" office:value-type="float" office:value="-1.15825640859853" calcext:value-type="float">
            <text:p>-1.1582564085985300</text:p>
          </table:table-cell>
          <table:table-cell table:formula="of:=[.$H$2]+(2*[.$J$2]^([.A742]-1))" office:value-type="float" office:value="-1.15825637939229" calcext:value-type="float">
            <text:p>-1.1582563793922900</text:p>
          </table:table-cell>
          <table:table-cell table:formula="of:=[.$I$2]-(1.5*[.$J$2]^([.A742]-1))" office:value-type="float" office:value="0.2852986735419" calcext:value-type="float">
            <text:p>0.2852986735419000</text:p>
          </table:table-cell>
          <table:table-cell table:formula="of:=[.$I$2]+(1.5*[.$J$2]^([.A742]-1))" office:value-type="float" office:value="0.285298695446578" calcext:value-type="float">
            <text:p>0.2852986954465780</text:p>
          </table:table-cell>
          <table:table-cell table:number-columns-repeated="1018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B742]*([.$J$2])" office:value-type="float" office:value="0.0000000000284760812838859" calcext:value-type="float">
            <text:p>2.8476081283885900E-011</text:p>
          </table:table-cell>
          <table:table-cell table:formula="of:=[.$H$2]-(2*[.$J$2]^([.A743]-1))" office:value-type="float" office:value="-1.15825640823345" calcext:value-type="float">
            <text:p>-1.1582564082334500</text:p>
          </table:table-cell>
          <table:table-cell table:formula="of:=[.$H$2]+(2*[.$J$2]^([.A743]-1))" office:value-type="float" office:value="-1.15825637975737" calcext:value-type="float">
            <text:p>-1.1582563797573700</text:p>
          </table:table-cell>
          <table:table-cell table:formula="of:=[.$I$2]-(1.5*[.$J$2]^([.A743]-1))" office:value-type="float" office:value="0.285298673815708" calcext:value-type="float">
            <text:p>0.2852986738157080</text:p>
          </table:table-cell>
          <table:table-cell table:formula="of:=[.$I$2]+(1.5*[.$J$2]^([.A743]-1))" office:value-type="float" office:value="0.285298695172769" calcext:value-type="float">
            <text:p>0.2852986951727690</text:p>
          </table:table-cell>
          <table:table-cell table:number-columns-repeated="1018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B743]*([.$J$2])" office:value-type="float" office:value="0.0000000000277641792517887" calcext:value-type="float">
            <text:p>2.7764179251788700E-011</text:p>
          </table:table-cell>
          <table:table-cell table:formula="of:=[.$H$2]-(2*[.$J$2]^([.A744]-1))" office:value-type="float" office:value="-1.1582564078775" calcext:value-type="float">
            <text:p>-1.1582564078775000</text:p>
          </table:table-cell>
          <table:table-cell table:formula="of:=[.$H$2]+(2*[.$J$2]^([.A744]-1))" office:value-type="float" office:value="-1.15825638011332" calcext:value-type="float">
            <text:p>-1.1582563801133200</text:p>
          </table:table-cell>
          <table:table-cell table:formula="of:=[.$I$2]-(1.5*[.$J$2]^([.A744]-1))" office:value-type="float" office:value="0.285298674082672" calcext:value-type="float">
            <text:p>0.2852986740826720</text:p>
          </table:table-cell>
          <table:table-cell table:formula="of:=[.$I$2]+(1.5*[.$J$2]^([.A744]-1))" office:value-type="float" office:value="0.285298694905806" calcext:value-type="float">
            <text:p>0.2852986949058060</text:p>
          </table:table-cell>
          <table:table-cell table:number-columns-repeated="1018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B744]*([.$J$2])" office:value-type="float" office:value="0.000000000027070074770494" calcext:value-type="float">
            <text:p>2.7070074770494000E-011</text:p>
          </table:table-cell>
          <table:table-cell table:formula="of:=[.$H$2]-(2*[.$J$2]^([.A745]-1))" office:value-type="float" office:value="-1.15825640753045" calcext:value-type="float">
            <text:p>-1.1582564075304500</text:p>
          </table:table-cell>
          <table:table-cell table:formula="of:=[.$H$2]+(2*[.$J$2]^([.A745]-1))" office:value-type="float" office:value="-1.15825638046037" calcext:value-type="float">
            <text:p>-1.1582563804603700</text:p>
          </table:table-cell>
          <table:table-cell table:formula="of:=[.$I$2]-(1.5*[.$J$2]^([.A745]-1))" office:value-type="float" office:value="0.285298674342961" calcext:value-type="float">
            <text:p>0.2852986743429610</text:p>
          </table:table-cell>
          <table:table-cell table:formula="of:=[.$I$2]+(1.5*[.$J$2]^([.A745]-1))" office:value-type="float" office:value="0.285298694645517" calcext:value-type="float">
            <text:p>0.2852986946455170</text:p>
          </table:table-cell>
          <table:table-cell table:number-columns-repeated="1018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B745]*([.$J$2])" office:value-type="float" office:value="0.0000000000263933229012317" calcext:value-type="float">
            <text:p>2.6393322901231700E-011</text:p>
          </table:table-cell>
          <table:table-cell table:formula="of:=[.$H$2]-(2*[.$J$2]^([.A746]-1))" office:value-type="float" office:value="-1.15825640719207" calcext:value-type="float">
            <text:p>-1.1582564071920700</text:p>
          </table:table-cell>
          <table:table-cell table:formula="of:=[.$H$2]+(2*[.$J$2]^([.A746]-1))" office:value-type="float" office:value="-1.15825638079875" calcext:value-type="float">
            <text:p>-1.1582563807987500</text:p>
          </table:table-cell>
          <table:table-cell table:formula="of:=[.$I$2]-(1.5*[.$J$2]^([.A746]-1))" office:value-type="float" office:value="0.285298674596743" calcext:value-type="float">
            <text:p>0.2852986745967430</text:p>
          </table:table-cell>
          <table:table-cell table:formula="of:=[.$I$2]+(1.5*[.$J$2]^([.A746]-1))" office:value-type="float" office:value="0.285298694391735" calcext:value-type="float">
            <text:p>0.2852986943917350</text:p>
          </table:table-cell>
          <table:table-cell table:number-columns-repeated="1018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B746]*([.$J$2])" office:value-type="float" office:value="0.0000000000257334898287009" calcext:value-type="float">
            <text:p>2.5733489828700900E-011</text:p>
          </table:table-cell>
          <table:table-cell table:formula="of:=[.$H$2]-(2*[.$J$2]^([.A747]-1))" office:value-type="float" office:value="-1.15825640686216" calcext:value-type="float">
            <text:p>-1.1582564068621600</text:p>
          </table:table-cell>
          <table:table-cell table:formula="of:=[.$H$2]+(2*[.$J$2]^([.A747]-1))" office:value-type="float" office:value="-1.15825638112867" calcext:value-type="float">
            <text:p>-1.1582563811286700</text:p>
          </table:table-cell>
          <table:table-cell table:formula="of:=[.$I$2]-(1.5*[.$J$2]^([.A747]-1))" office:value-type="float" office:value="0.28529867484418" calcext:value-type="float">
            <text:p>0.2852986748441800</text:p>
          </table:table-cell>
          <table:table-cell table:formula="of:=[.$I$2]+(1.5*[.$J$2]^([.A747]-1))" office:value-type="float" office:value="0.285298694144298" calcext:value-type="float">
            <text:p>0.2852986941442980</text:p>
          </table:table-cell>
          <table:table-cell table:number-columns-repeated="1018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B747]*([.$J$2])" office:value-type="float" office:value="0.0000000000250901525829833" calcext:value-type="float">
            <text:p>2.5090152582983300E-011</text:p>
          </table:table-cell>
          <table:table-cell table:formula="of:=[.$H$2]-(2*[.$J$2]^([.A748]-1))" office:value-type="float" office:value="-1.15825640654049" calcext:value-type="float">
            <text:p>-1.1582564065404900</text:p>
          </table:table-cell>
          <table:table-cell table:formula="of:=[.$H$2]+(2*[.$J$2]^([.A748]-1))" office:value-type="float" office:value="-1.15825638145033" calcext:value-type="float">
            <text:p>-1.1582563814503300</text:p>
          </table:table-cell>
          <table:table-cell table:formula="of:=[.$I$2]-(1.5*[.$J$2]^([.A748]-1))" office:value-type="float" office:value="0.285298675085432" calcext:value-type="float">
            <text:p>0.2852986750854320</text:p>
          </table:table-cell>
          <table:table-cell table:formula="of:=[.$I$2]+(1.5*[.$J$2]^([.A748]-1))" office:value-type="float" office:value="0.285298693903046" calcext:value-type="float">
            <text:p>0.2852986939030460</text:p>
          </table:table-cell>
          <table:table-cell table:number-columns-repeated="1018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B748]*([.$J$2])" office:value-type="float" office:value="0.0000000000244628987684088" calcext:value-type="float">
            <text:p>2.4462898768408800E-011</text:p>
          </table:table-cell>
          <table:table-cell table:formula="of:=[.$H$2]-(2*[.$J$2]^([.A749]-1))" office:value-type="float" office:value="-1.15825640622686" calcext:value-type="float">
            <text:p>-1.1582564062268600</text:p>
          </table:table-cell>
          <table:table-cell table:formula="of:=[.$H$2]+(2*[.$J$2]^([.A749]-1))" office:value-type="float" office:value="-1.15825638176396" calcext:value-type="float">
            <text:p>-1.1582563817639600</text:p>
          </table:table-cell>
          <table:table-cell table:formula="of:=[.$I$2]-(1.5*[.$J$2]^([.A749]-1))" office:value-type="float" office:value="0.285298675320652" calcext:value-type="float">
            <text:p>0.2852986753206520</text:p>
          </table:table-cell>
          <table:table-cell table:formula="of:=[.$I$2]+(1.5*[.$J$2]^([.A749]-1))" office:value-type="float" office:value="0.285298693667826" calcext:value-type="float">
            <text:p>0.2852986936678260</text:p>
          </table:table-cell>
          <table:table-cell table:number-columns-repeated="1018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B749]*([.$J$2])" office:value-type="float" office:value="0.0000000000238513262991985" calcext:value-type="float">
            <text:p>2.3851326299198500E-011</text:p>
          </table:table-cell>
          <table:table-cell table:formula="of:=[.$H$2]-(2*[.$J$2]^([.A750]-1))" office:value-type="float" office:value="-1.15825640592107" calcext:value-type="float">
            <text:p>-1.1582564059210700</text:p>
          </table:table-cell>
          <table:table-cell table:formula="of:=[.$H$2]+(2*[.$J$2]^([.A750]-1))" office:value-type="float" office:value="-1.15825638206975" calcext:value-type="float">
            <text:p>-1.1582563820697500</text:p>
          </table:table-cell>
          <table:table-cell table:formula="of:=[.$I$2]-(1.5*[.$J$2]^([.A750]-1))" office:value-type="float" office:value="0.285298675549992" calcext:value-type="float">
            <text:p>0.2852986755499920</text:p>
          </table:table-cell>
          <table:table-cell table:formula="of:=[.$I$2]+(1.5*[.$J$2]^([.A750]-1))" office:value-type="float" office:value="0.285298693438486" calcext:value-type="float">
            <text:p>0.2852986934384860</text:p>
          </table:table-cell>
          <table:table-cell table:number-columns-repeated="1018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B750]*([.$J$2])" office:value-type="float" office:value="0.0000000000232550431417186" calcext:value-type="float">
            <text:p>2.3255043141718600E-011</text:p>
          </table:table-cell>
          <table:table-cell table:formula="of:=[.$H$2]-(2*[.$J$2]^([.A751]-1))" office:value-type="float" office:value="-1.15825640562293" calcext:value-type="float">
            <text:p>-1.1582564056229300</text:p>
          </table:table-cell>
          <table:table-cell table:formula="of:=[.$H$2]+(2*[.$J$2]^([.A751]-1))" office:value-type="float" office:value="-1.15825638236789" calcext:value-type="float">
            <text:p>-1.1582563823678900</text:p>
          </table:table-cell>
          <table:table-cell table:formula="of:=[.$I$2]-(1.5*[.$J$2]^([.A751]-1))" office:value-type="float" office:value="0.285298675773598" calcext:value-type="float">
            <text:p>0.2852986757735980</text:p>
          </table:table-cell>
          <table:table-cell table:formula="of:=[.$I$2]+(1.5*[.$J$2]^([.A751]-1))" office:value-type="float" office:value="0.28529869321488" calcext:value-type="float">
            <text:p>0.2852986932148800</text:p>
          </table:table-cell>
          <table:table-cell table:number-columns-repeated="1018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B751]*([.$J$2])" office:value-type="float" office:value="0.0000000000226736670631756" calcext:value-type="float">
            <text:p>2.2673667063175600E-011</text:p>
          </table:table-cell>
          <table:table-cell table:formula="of:=[.$H$2]-(2*[.$J$2]^([.A752]-1))" office:value-type="float" office:value="-1.15825640533224" calcext:value-type="float">
            <text:p>-1.1582564053322400</text:p>
          </table:table-cell>
          <table:table-cell table:formula="of:=[.$H$2]+(2*[.$J$2]^([.A752]-1))" office:value-type="float" office:value="-1.15825638265858" calcext:value-type="float">
            <text:p>-1.1582563826585800</text:p>
          </table:table-cell>
          <table:table-cell table:formula="of:=[.$I$2]-(1.5*[.$J$2]^([.A752]-1))" office:value-type="float" office:value="0.285298675991614" calcext:value-type="float">
            <text:p>0.2852986759916140</text:p>
          </table:table-cell>
          <table:table-cell table:formula="of:=[.$I$2]+(1.5*[.$J$2]^([.A752]-1))" office:value-type="float" office:value="0.285298692996864" calcext:value-type="float">
            <text:p>0.2852986929968640</text:p>
          </table:table-cell>
          <table:table-cell table:number-columns-repeated="1018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B752]*([.$J$2])" office:value-type="float" office:value="0.0000000000221068253865962" calcext:value-type="float">
            <text:p>2.2106825386596200E-011</text:p>
          </table:table-cell>
          <table:table-cell table:formula="of:=[.$H$2]-(2*[.$J$2]^([.A753]-1))" office:value-type="float" office:value="-1.15825640504882" calcext:value-type="float">
            <text:p>-1.1582564050488200</text:p>
          </table:table-cell>
          <table:table-cell table:formula="of:=[.$H$2]+(2*[.$J$2]^([.A753]-1))" office:value-type="float" office:value="-1.158256382942" calcext:value-type="float">
            <text:p>-1.1582563829420000</text:p>
          </table:table-cell>
          <table:table-cell table:formula="of:=[.$I$2]-(1.5*[.$J$2]^([.A753]-1))" office:value-type="float" office:value="0.285298676204179" calcext:value-type="float">
            <text:p>0.2852986762041790</text:p>
          </table:table-cell>
          <table:table-cell table:formula="of:=[.$I$2]+(1.5*[.$J$2]^([.A753]-1))" office:value-type="float" office:value="0.285298692784298" calcext:value-type="float">
            <text:p>0.2852986927842980</text:p>
          </table:table-cell>
          <table:table-cell table:number-columns-repeated="1018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B753]*([.$J$2])" office:value-type="float" office:value="0.0000000000215541547519313" calcext:value-type="float">
            <text:p>2.1554154751931300E-011</text:p>
          </table:table-cell>
          <table:table-cell table:formula="of:=[.$H$2]-(2*[.$J$2]^([.A754]-1))" office:value-type="float" office:value="-1.15825640477249" calcext:value-type="float">
            <text:p>-1.1582564047724900</text:p>
          </table:table-cell>
          <table:table-cell table:formula="of:=[.$H$2]+(2*[.$J$2]^([.A754]-1))" office:value-type="float" office:value="-1.15825638321833" calcext:value-type="float">
            <text:p>-1.1582563832183300</text:p>
          </table:table-cell>
          <table:table-cell table:formula="of:=[.$I$2]-(1.5*[.$J$2]^([.A754]-1))" office:value-type="float" office:value="0.285298676411431" calcext:value-type="float">
            <text:p>0.2852986764114310</text:p>
          </table:table-cell>
          <table:table-cell table:formula="of:=[.$I$2]+(1.5*[.$J$2]^([.A754]-1))" office:value-type="float" office:value="0.285298692577047" calcext:value-type="float">
            <text:p>0.2852986925770470</text:p>
          </table:table-cell>
          <table:table-cell table:number-columns-repeated="1018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B754]*([.$J$2])" office:value-type="float" office:value="0.000000000021015300883133" calcext:value-type="float">
            <text:p>2.1015300883133000E-011</text:p>
          </table:table-cell>
          <table:table-cell table:formula="of:=[.$H$2]-(2*[.$J$2]^([.A755]-1))" office:value-type="float" office:value="-1.15825640450306" calcext:value-type="float">
            <text:p>-1.1582564045030600</text:p>
          </table:table-cell>
          <table:table-cell table:formula="of:=[.$H$2]+(2*[.$J$2]^([.A755]-1))" office:value-type="float" office:value="-1.15825638348776" calcext:value-type="float">
            <text:p>-1.1582563834877600</text:p>
          </table:table-cell>
          <table:table-cell table:formula="of:=[.$I$2]-(1.5*[.$J$2]^([.A755]-1))" office:value-type="float" office:value="0.285298676613501" calcext:value-type="float">
            <text:p>0.2852986766135010</text:p>
          </table:table-cell>
          <table:table-cell table:formula="of:=[.$I$2]+(1.5*[.$J$2]^([.A755]-1))" office:value-type="float" office:value="0.285298692374977" calcext:value-type="float">
            <text:p>0.2852986923749770</text:p>
          </table:table-cell>
          <table:table-cell table:number-columns-repeated="1018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B755]*([.$J$2])" office:value-type="float" office:value="0.0000000000204899183610547" calcext:value-type="float">
            <text:p>2.0489918361054700E-011</text:p>
          </table:table-cell>
          <table:table-cell table:formula="of:=[.$H$2]-(2*[.$J$2]^([.A756]-1))" office:value-type="float" office:value="-1.15825640424037" calcext:value-type="float">
            <text:p>-1.1582564042403700</text:p>
          </table:table-cell>
          <table:table-cell table:formula="of:=[.$H$2]+(2*[.$J$2]^([.A756]-1))" office:value-type="float" office:value="-1.15825638375045" calcext:value-type="float">
            <text:p>-1.1582563837504500</text:p>
          </table:table-cell>
          <table:table-cell table:formula="of:=[.$I$2]-(1.5*[.$J$2]^([.A756]-1))" office:value-type="float" office:value="0.28529867681052" calcext:value-type="float">
            <text:p>0.2852986768105200</text:p>
          </table:table-cell>
          <table:table-cell table:formula="of:=[.$I$2]+(1.5*[.$J$2]^([.A756]-1))" office:value-type="float" office:value="0.285298692177958" calcext:value-type="float">
            <text:p>0.2852986921779580</text:p>
          </table:table-cell>
          <table:table-cell table:number-columns-repeated="1018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B756]*([.$J$2])" office:value-type="float" office:value="0.0000000000199776704020283" calcext:value-type="float">
            <text:p>1.9977670402028300E-011</text:p>
          </table:table-cell>
          <table:table-cell table:formula="of:=[.$H$2]-(2*[.$J$2]^([.A757]-1))" office:value-type="float" office:value="-1.15825640398425" calcext:value-type="float">
            <text:p>-1.1582564039842500</text:p>
          </table:table-cell>
          <table:table-cell table:formula="of:=[.$H$2]+(2*[.$J$2]^([.A757]-1))" office:value-type="float" office:value="-1.15825638400658" calcext:value-type="float">
            <text:p>-1.1582563840065800</text:p>
          </table:table-cell>
          <table:table-cell table:formula="of:=[.$I$2]-(1.5*[.$J$2]^([.A757]-1))" office:value-type="float" office:value="0.285298677002613" calcext:value-type="float">
            <text:p>0.2852986770026130</text:p>
          </table:table-cell>
          <table:table-cell table:formula="of:=[.$I$2]+(1.5*[.$J$2]^([.A757]-1))" office:value-type="float" office:value="0.285298691985865" calcext:value-type="float">
            <text:p>0.2852986919858650</text:p>
          </table:table-cell>
          <table:table-cell table:number-columns-repeated="1018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B757]*([.$J$2])" office:value-type="float" office:value="0.0000000000194782286419776" calcext:value-type="float">
            <text:p>1.9478228641977600E-011</text:p>
          </table:table-cell>
          <table:table-cell table:formula="of:=[.$H$2]-(2*[.$J$2]^([.A758]-1))" office:value-type="float" office:value="-1.15825640373452" calcext:value-type="float">
            <text:p>-1.1582564037345200</text:p>
          </table:table-cell>
          <table:table-cell table:formula="of:=[.$H$2]+(2*[.$J$2]^([.A758]-1))" office:value-type="float" office:value="-1.1582563842563" calcext:value-type="float">
            <text:p>-1.1582563842563000</text:p>
          </table:table-cell>
          <table:table-cell table:formula="of:=[.$I$2]-(1.5*[.$J$2]^([.A758]-1))" office:value-type="float" office:value="0.285298677189903" calcext:value-type="float">
            <text:p>0.2852986771899030</text:p>
          </table:table-cell>
          <table:table-cell table:formula="of:=[.$I$2]+(1.5*[.$J$2]^([.A758]-1))" office:value-type="float" office:value="0.285298691798575" calcext:value-type="float">
            <text:p>0.2852986917985750</text:p>
          </table:table-cell>
          <table:table-cell table:number-columns-repeated="1018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B758]*([.$J$2])" office:value-type="float" office:value="0.0000000000189912729259282" calcext:value-type="float">
            <text:p>1.8991272925928200E-011</text:p>
          </table:table-cell>
          <table:table-cell table:formula="of:=[.$H$2]-(2*[.$J$2]^([.A759]-1))" office:value-type="float" office:value="-1.15825640349105" calcext:value-type="float">
            <text:p>-1.1582564034910500</text:p>
          </table:table-cell>
          <table:table-cell table:formula="of:=[.$H$2]+(2*[.$J$2]^([.A759]-1))" office:value-type="float" office:value="-1.15825638449977" calcext:value-type="float">
            <text:p>-1.1582563844997700</text:p>
          </table:table-cell>
          <table:table-cell table:formula="of:=[.$I$2]-(1.5*[.$J$2]^([.A759]-1))" office:value-type="float" office:value="0.285298677372512" calcext:value-type="float">
            <text:p>0.2852986773725120</text:p>
          </table:table-cell>
          <table:table-cell table:formula="of:=[.$I$2]+(1.5*[.$J$2]^([.A759]-1))" office:value-type="float" office:value="0.285298691615966" calcext:value-type="float">
            <text:p>0.2852986916159660</text:p>
          </table:table-cell>
          <table:table-cell table:number-columns-repeated="1018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B759]*([.$J$2])" office:value-type="float" office:value="0.00000000001851649110278" calcext:value-type="float">
            <text:p>1.8516491102780000E-011</text:p>
          </table:table-cell>
          <table:table-cell table:formula="of:=[.$H$2]-(2*[.$J$2]^([.A760]-1))" office:value-type="float" office:value="-1.15825640325366" calcext:value-type="float">
            <text:p>-1.1582564032536600</text:p>
          </table:table-cell>
          <table:table-cell table:formula="of:=[.$H$2]+(2*[.$J$2]^([.A760]-1))" office:value-type="float" office:value="-1.15825638473716" calcext:value-type="float">
            <text:p>-1.1582563847371600</text:p>
          </table:table-cell>
          <table:table-cell table:formula="of:=[.$I$2]-(1.5*[.$J$2]^([.A760]-1))" office:value-type="float" office:value="0.285298677550555" calcext:value-type="float">
            <text:p>0.2852986775505550</text:p>
          </table:table-cell>
          <table:table-cell table:formula="of:=[.$I$2]+(1.5*[.$J$2]^([.A760]-1))" office:value-type="float" office:value="0.285298691437923" calcext:value-type="float">
            <text:p>0.2852986914379230</text:p>
          </table:table-cell>
          <table:table-cell table:number-columns-repeated="1018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B760]*([.$J$2])" office:value-type="float" office:value="0.0000000000180535788252105" calcext:value-type="float">
            <text:p>1.8053578825210500E-011</text:p>
          </table:table-cell>
          <table:table-cell table:formula="of:=[.$H$2]-(2*[.$J$2]^([.A761]-1))" office:value-type="float" office:value="-1.1582564030222" calcext:value-type="float">
            <text:p>-1.1582564030222000</text:p>
          </table:table-cell>
          <table:table-cell table:formula="of:=[.$H$2]+(2*[.$J$2]^([.A761]-1))" office:value-type="float" office:value="-1.15825638496862" calcext:value-type="float">
            <text:p>-1.1582563849686200</text:p>
          </table:table-cell>
          <table:table-cell table:formula="of:=[.$I$2]-(1.5*[.$J$2]^([.A761]-1))" office:value-type="float" office:value="0.285298677724147" calcext:value-type="float">
            <text:p>0.2852986777241470</text:p>
          </table:table-cell>
          <table:table-cell table:formula="of:=[.$I$2]+(1.5*[.$J$2]^([.A761]-1))" office:value-type="float" office:value="0.285298691264331" calcext:value-type="float">
            <text:p>0.2852986912643310</text:p>
          </table:table-cell>
          <table:table-cell table:number-columns-repeated="1018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B761]*([.$J$2])" office:value-type="float" office:value="0.0000000000176022393545802" calcext:value-type="float">
            <text:p>1.7602239354580200E-011</text:p>
          </table:table-cell>
          <table:table-cell table:formula="of:=[.$H$2]-(2*[.$J$2]^([.A762]-1))" office:value-type="float" office:value="-1.15825640279653" calcext:value-type="float">
            <text:p>-1.1582564027965300</text:p>
          </table:table-cell>
          <table:table-cell table:formula="of:=[.$H$2]+(2*[.$J$2]^([.A762]-1))" office:value-type="float" office:value="-1.15825638519429" calcext:value-type="float">
            <text:p>-1.1582563851942900</text:p>
          </table:table-cell>
          <table:table-cell table:formula="of:=[.$I$2]-(1.5*[.$J$2]^([.A762]-1))" office:value-type="float" office:value="0.285298677893399" calcext:value-type="float">
            <text:p>0.2852986778933990</text:p>
          </table:table-cell>
          <table:table-cell table:formula="of:=[.$I$2]+(1.5*[.$J$2]^([.A762]-1))" office:value-type="float" office:value="0.285298691095079" calcext:value-type="float">
            <text:p>0.2852986910950790</text:p>
          </table:table-cell>
          <table:table-cell table:number-columns-repeated="1018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B762]*([.$J$2])" office:value-type="float" office:value="0.0000000000171621833707157" calcext:value-type="float">
            <text:p>1.7162183370715700E-011</text:p>
          </table:table-cell>
          <table:table-cell table:formula="of:=[.$H$2]-(2*[.$J$2]^([.A763]-1))" office:value-type="float" office:value="-1.1582564025765" calcext:value-type="float">
            <text:p>-1.1582564025765000</text:p>
          </table:table-cell>
          <table:table-cell table:formula="of:=[.$H$2]+(2*[.$J$2]^([.A763]-1))" office:value-type="float" office:value="-1.15825638541432" calcext:value-type="float">
            <text:p>-1.1582563854143200</text:p>
          </table:table-cell>
          <table:table-cell table:formula="of:=[.$I$2]-(1.5*[.$J$2]^([.A763]-1))" office:value-type="float" office:value="0.28529867805842" calcext:value-type="float">
            <text:p>0.2852986780584200</text:p>
          </table:table-cell>
          <table:table-cell table:formula="of:=[.$I$2]+(1.5*[.$J$2]^([.A763]-1))" office:value-type="float" office:value="0.285298690930058" calcext:value-type="float">
            <text:p>0.2852986909300580</text:p>
          </table:table-cell>
          <table:table-cell table:number-columns-repeated="1018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B763]*([.$J$2])" office:value-type="float" office:value="0.0000000000167331287864478" calcext:value-type="float">
            <text:p>1.6733128786447800E-011</text:p>
          </table:table-cell>
          <table:table-cell table:formula="of:=[.$H$2]-(2*[.$J$2]^([.A764]-1))" office:value-type="float" office:value="-1.15825640236197" calcext:value-type="float">
            <text:p>-1.1582564023619700</text:p>
          </table:table-cell>
          <table:table-cell table:formula="of:=[.$H$2]+(2*[.$J$2]^([.A764]-1))" office:value-type="float" office:value="-1.15825638562885" calcext:value-type="float">
            <text:p>-1.1582563856288500</text:p>
          </table:table-cell>
          <table:table-cell table:formula="of:=[.$I$2]-(1.5*[.$J$2]^([.A764]-1))" office:value-type="float" office:value="0.285298678219316" calcext:value-type="float">
            <text:p>0.2852986782193160</text:p>
          </table:table-cell>
          <table:table-cell table:formula="of:=[.$I$2]+(1.5*[.$J$2]^([.A764]-1))" office:value-type="float" office:value="0.285298690769162" calcext:value-type="float">
            <text:p>0.2852986907691620</text:p>
          </table:table-cell>
          <table:table-cell table:number-columns-repeated="1018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B764]*([.$J$2])" office:value-type="float" office:value="0.0000000000163148005667866" calcext:value-type="float">
            <text:p>1.6314800566786600E-011</text:p>
          </table:table-cell>
          <table:table-cell table:formula="of:=[.$H$2]-(2*[.$J$2]^([.A765]-1))" office:value-type="float" office:value="-1.15825640215281" calcext:value-type="float">
            <text:p>-1.1582564021528100</text:p>
          </table:table-cell>
          <table:table-cell table:formula="of:=[.$H$2]+(2*[.$J$2]^([.A765]-1))" office:value-type="float" office:value="-1.15825638583801" calcext:value-type="float">
            <text:p>-1.1582563858380100</text:p>
          </table:table-cell>
          <table:table-cell table:formula="of:=[.$I$2]-(1.5*[.$J$2]^([.A765]-1))" office:value-type="float" office:value="0.285298678376189" calcext:value-type="float">
            <text:p>0.2852986783761890</text:p>
          </table:table-cell>
          <table:table-cell table:formula="of:=[.$I$2]+(1.5*[.$J$2]^([.A765]-1))" office:value-type="float" office:value="0.285298690612289" calcext:value-type="float">
            <text:p>0.2852986906122890</text:p>
          </table:table-cell>
          <table:table-cell table:number-columns-repeated="1018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B765]*([.$J$2])" office:value-type="float" office:value="0.000000000015906930552617" calcext:value-type="float">
            <text:p>1.5906930552617000E-011</text:p>
          </table:table-cell>
          <table:table-cell table:formula="of:=[.$H$2]-(2*[.$J$2]^([.A766]-1))" office:value-type="float" office:value="-1.15825640194888" calcext:value-type="float">
            <text:p>-1.1582564019488800</text:p>
          </table:table-cell>
          <table:table-cell table:formula="of:=[.$H$2]+(2*[.$J$2]^([.A766]-1))" office:value-type="float" office:value="-1.15825638604194" calcext:value-type="float">
            <text:p>-1.1582563860419400</text:p>
          </table:table-cell>
          <table:table-cell table:formula="of:=[.$I$2]-(1.5*[.$J$2]^([.A766]-1))" office:value-type="float" office:value="0.28529867852914" calcext:value-type="float">
            <text:p>0.2852986785291400</text:p>
          </table:table-cell>
          <table:table-cell table:formula="of:=[.$I$2]+(1.5*[.$J$2]^([.A766]-1))" office:value-type="float" office:value="0.285298690459338" calcext:value-type="float">
            <text:p>0.2852986904593380</text:p>
          </table:table-cell>
          <table:table-cell table:number-columns-repeated="1018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B766]*([.$J$2])" office:value-type="float" office:value="0.0000000000155092572888015" calcext:value-type="float">
            <text:p>1.5509257288801500E-011</text:p>
          </table:table-cell>
          <table:table-cell table:formula="of:=[.$H$2]-(2*[.$J$2]^([.A767]-1))" office:value-type="float" office:value="-1.15825640175004" calcext:value-type="float">
            <text:p>-1.1582564017500400</text:p>
          </table:table-cell>
          <table:table-cell table:formula="of:=[.$H$2]+(2*[.$J$2]^([.A767]-1))" office:value-type="float" office:value="-1.15825638624078" calcext:value-type="float">
            <text:p>-1.1582563862407800</text:p>
          </table:table-cell>
          <table:table-cell table:formula="of:=[.$I$2]-(1.5*[.$J$2]^([.A767]-1))" office:value-type="float" office:value="0.285298678678267" calcext:value-type="float">
            <text:p>0.2852986786782670</text:p>
          </table:table-cell>
          <table:table-cell table:formula="of:=[.$I$2]+(1.5*[.$J$2]^([.A767]-1))" office:value-type="float" office:value="0.28529869031021" calcext:value-type="float">
            <text:p>0.2852986903102100</text:p>
          </table:table-cell>
          <table:table-cell table:number-columns-repeated="1018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B767]*([.$J$2])" office:value-type="float" office:value="0.0000000000151215258565815" calcext:value-type="float">
            <text:p>1.5121525856581500E-011</text:p>
          </table:table-cell>
          <table:table-cell table:formula="of:=[.$H$2]-(2*[.$J$2]^([.A768]-1))" office:value-type="float" office:value="-1.15825640155617" calcext:value-type="float">
            <text:p>-1.1582564015561700</text:p>
          </table:table-cell>
          <table:table-cell table:formula="of:=[.$H$2]+(2*[.$J$2]^([.A768]-1))" office:value-type="float" office:value="-1.15825638643465" calcext:value-type="float">
            <text:p>-1.1582563864346500</text:p>
          </table:table-cell>
          <table:table-cell table:formula="of:=[.$I$2]-(1.5*[.$J$2]^([.A768]-1))" office:value-type="float" office:value="0.285298678823667" calcext:value-type="float">
            <text:p>0.2852986788236670</text:p>
          </table:table-cell>
          <table:table-cell table:formula="of:=[.$I$2]+(1.5*[.$J$2]^([.A768]-1))" office:value-type="float" office:value="0.285298690164811" calcext:value-type="float">
            <text:p>0.2852986901648110</text:p>
          </table:table-cell>
          <table:table-cell table:number-columns-repeated="1018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B768]*([.$J$2])" office:value-type="float" office:value="0.000000000014743487710167" calcext:value-type="float">
            <text:p>1.4743487710167000E-011</text:p>
          </table:table-cell>
          <table:table-cell table:formula="of:=[.$H$2]-(2*[.$J$2]^([.A769]-1))" office:value-type="float" office:value="-1.15825640136715" calcext:value-type="float">
            <text:p>-1.1582564013671500</text:p>
          </table:table-cell>
          <table:table-cell table:formula="of:=[.$H$2]+(2*[.$J$2]^([.A769]-1))" office:value-type="float" office:value="-1.15825638662367" calcext:value-type="float">
            <text:p>-1.1582563866236700</text:p>
          </table:table-cell>
          <table:table-cell table:formula="of:=[.$I$2]-(1.5*[.$J$2]^([.A769]-1))" office:value-type="float" office:value="0.285298678965431" calcext:value-type="float">
            <text:p>0.2852986789654310</text:p>
          </table:table-cell>
          <table:table-cell table:formula="of:=[.$I$2]+(1.5*[.$J$2]^([.A769]-1))" office:value-type="float" office:value="0.285298690023047" calcext:value-type="float">
            <text:p>0.2852986900230470</text:p>
          </table:table-cell>
          <table:table-cell table:number-columns-repeated="1018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B769]*([.$J$2])" office:value-type="float" office:value="0.0000000000143749005174128" calcext:value-type="float">
            <text:p>1.4374900517412800E-011</text:p>
          </table:table-cell>
          <table:table-cell table:formula="of:=[.$H$2]-(2*[.$J$2]^([.A770]-1))" office:value-type="float" office:value="-1.15825640118286" calcext:value-type="float">
            <text:p>-1.1582564011828600</text:p>
          </table:table-cell>
          <table:table-cell table:formula="of:=[.$H$2]+(2*[.$J$2]^([.A770]-1))" office:value-type="float" office:value="-1.15825638680796" calcext:value-type="float">
            <text:p>-1.1582563868079600</text:p>
          </table:table-cell>
          <table:table-cell table:formula="of:=[.$I$2]-(1.5*[.$J$2]^([.A770]-1))" office:value-type="float" office:value="0.285298679103651" calcext:value-type="float">
            <text:p>0.2852986791036510</text:p>
          </table:table-cell>
          <table:table-cell table:formula="of:=[.$I$2]+(1.5*[.$J$2]^([.A770]-1))" office:value-type="float" office:value="0.285298689884827" calcext:value-type="float">
            <text:p>0.2852986898848270</text:p>
          </table:table-cell>
          <table:table-cell table:number-columns-repeated="1018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B770]*([.$J$2])" office:value-type="float" office:value="0.0000000000140155280044775" calcext:value-type="float">
            <text:p>1.4015528004477500E-011</text:p>
          </table:table-cell>
          <table:table-cell table:formula="of:=[.$H$2]-(2*[.$J$2]^([.A771]-1))" office:value-type="float" office:value="-1.15825640100317" calcext:value-type="float">
            <text:p>-1.1582564010031700</text:p>
          </table:table-cell>
          <table:table-cell table:formula="of:=[.$H$2]+(2*[.$J$2]^([.A771]-1))" office:value-type="float" office:value="-1.15825638698765" calcext:value-type="float">
            <text:p>-1.1582563869876500</text:p>
          </table:table-cell>
          <table:table-cell table:formula="of:=[.$I$2]-(1.5*[.$J$2]^([.A771]-1))" office:value-type="float" office:value="0.285298679238416" calcext:value-type="float">
            <text:p>0.2852986792384160</text:p>
          </table:table-cell>
          <table:table-cell table:formula="of:=[.$I$2]+(1.5*[.$J$2]^([.A771]-1))" office:value-type="float" office:value="0.285298689750062" calcext:value-type="float">
            <text:p>0.2852986897500620</text:p>
          </table:table-cell>
          <table:table-cell table:number-columns-repeated="1018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B771]*([.$J$2])" office:value-type="float" office:value="0.0000000000136651398043655" calcext:value-type="float">
            <text:p>1.3665139804365500E-011</text:p>
          </table:table-cell>
          <table:table-cell table:formula="of:=[.$H$2]-(2*[.$J$2]^([.A772]-1))" office:value-type="float" office:value="-1.15825640082798" calcext:value-type="float">
            <text:p>-1.1582564008279800</text:p>
          </table:table-cell>
          <table:table-cell table:formula="of:=[.$H$2]+(2*[.$J$2]^([.A772]-1))" office:value-type="float" office:value="-1.15825638716284" calcext:value-type="float">
            <text:p>-1.1582563871628400</text:p>
          </table:table-cell>
          <table:table-cell table:formula="of:=[.$I$2]-(1.5*[.$J$2]^([.A772]-1))" office:value-type="float" office:value="0.285298679369812" calcext:value-type="float">
            <text:p>0.2852986793698120</text:p>
          </table:table-cell>
          <table:table-cell table:formula="of:=[.$I$2]+(1.5*[.$J$2]^([.A772]-1))" office:value-type="float" office:value="0.285298689618666" calcext:value-type="float">
            <text:p>0.2852986896186660</text:p>
          </table:table-cell>
          <table:table-cell table:number-columns-repeated="1018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B772]*([.$J$2])" office:value-type="float" office:value="0.0000000000133235113092564" calcext:value-type="float">
            <text:p>1.3323511309256400E-011</text:p>
          </table:table-cell>
          <table:table-cell table:formula="of:=[.$H$2]-(2*[.$J$2]^([.A773]-1))" office:value-type="float" office:value="-1.15825640065717" calcext:value-type="float">
            <text:p>-1.1582564006571700</text:p>
          </table:table-cell>
          <table:table-cell table:formula="of:=[.$H$2]+(2*[.$J$2]^([.A773]-1))" office:value-type="float" office:value="-1.15825638733365" calcext:value-type="float">
            <text:p>-1.1582563873336500</text:p>
          </table:table-cell>
          <table:table-cell table:formula="of:=[.$I$2]-(1.5*[.$J$2]^([.A773]-1))" office:value-type="float" office:value="0.285298679497922" calcext:value-type="float">
            <text:p>0.2852986794979220</text:p>
          </table:table-cell>
          <table:table-cell table:formula="of:=[.$I$2]+(1.5*[.$J$2]^([.A773]-1))" office:value-type="float" office:value="0.285298689490556" calcext:value-type="float">
            <text:p>0.2852986894905560</text:p>
          </table:table-cell>
          <table:table-cell table:number-columns-repeated="1018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B773]*([.$J$2])" office:value-type="float" office:value="0.000000000012990423526525" calcext:value-type="float">
            <text:p>1.2990423526525000E-011</text:p>
          </table:table-cell>
          <table:table-cell table:formula="of:=[.$H$2]-(2*[.$J$2]^([.A774]-1))" office:value-type="float" office:value="-1.15825640049062" calcext:value-type="float">
            <text:p>-1.1582564004906200</text:p>
          </table:table-cell>
          <table:table-cell table:formula="of:=[.$H$2]+(2*[.$J$2]^([.A774]-1))" office:value-type="float" office:value="-1.1582563875002" calcext:value-type="float">
            <text:p>-1.1582563875002000</text:p>
          </table:table-cell>
          <table:table-cell table:formula="of:=[.$I$2]-(1.5*[.$J$2]^([.A774]-1))" office:value-type="float" office:value="0.28529867962283" calcext:value-type="float">
            <text:p>0.2852986796228300</text:p>
          </table:table-cell>
          <table:table-cell table:formula="of:=[.$I$2]+(1.5*[.$J$2]^([.A774]-1))" office:value-type="float" office:value="0.285298689365648" calcext:value-type="float">
            <text:p>0.2852986893656480</text:p>
          </table:table-cell>
          <table:table-cell table:number-columns-repeated="1018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B774]*([.$J$2])" office:value-type="float" office:value="0.0000000000126656629383619" calcext:value-type="float">
            <text:p>1.2665662938361900E-011</text:p>
          </table:table-cell>
          <table:table-cell table:formula="of:=[.$H$2]-(2*[.$J$2]^([.A775]-1))" office:value-type="float" office:value="-1.15825640032824" calcext:value-type="float">
            <text:p>-1.1582564003282400</text:p>
          </table:table-cell>
          <table:table-cell table:formula="of:=[.$H$2]+(2*[.$J$2]^([.A775]-1))" office:value-type="float" office:value="-1.15825638766258" calcext:value-type="float">
            <text:p>-1.1582563876625800</text:p>
          </table:table-cell>
          <table:table-cell table:formula="of:=[.$I$2]-(1.5*[.$J$2]^([.A775]-1))" office:value-type="float" office:value="0.285298679744615" calcext:value-type="float">
            <text:p>0.2852986797446150</text:p>
          </table:table-cell>
          <table:table-cell table:formula="of:=[.$I$2]+(1.5*[.$J$2]^([.A775]-1))" office:value-type="float" office:value="0.285298689243863" calcext:value-type="float">
            <text:p>0.2852986892438630</text:p>
          </table:table-cell>
          <table:table-cell table:number-columns-repeated="1018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B775]*([.$J$2])" office:value-type="float" office:value="0.0000000000123490213649028" calcext:value-type="float">
            <text:p>1.2349021364902800E-011</text:p>
          </table:table-cell>
          <table:table-cell table:formula="of:=[.$H$2]-(2*[.$J$2]^([.A776]-1))" office:value-type="float" office:value="-1.15825640016992" calcext:value-type="float">
            <text:p>-1.1582564001699200</text:p>
          </table:table-cell>
          <table:table-cell table:formula="of:=[.$H$2]+(2*[.$J$2]^([.A776]-1))" office:value-type="float" office:value="-1.1582563878209" calcext:value-type="float">
            <text:p>-1.1582563878209000</text:p>
          </table:table-cell>
          <table:table-cell table:formula="of:=[.$I$2]-(1.5*[.$J$2]^([.A776]-1))" office:value-type="float" office:value="0.285298679863356" calcext:value-type="float">
            <text:p>0.2852986798633560</text:p>
          </table:table-cell>
          <table:table-cell table:formula="of:=[.$I$2]+(1.5*[.$J$2]^([.A776]-1))" office:value-type="float" office:value="0.285298689125122" calcext:value-type="float">
            <text:p>0.2852986891251220</text:p>
          </table:table-cell>
          <table:table-cell table:number-columns-repeated="1018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B776]*([.$J$2])" office:value-type="float" office:value="0.0000000000120402958307802" calcext:value-type="float">
            <text:p>1.2040295830780200E-011</text:p>
          </table:table-cell>
          <table:table-cell table:formula="of:=[.$H$2]-(2*[.$J$2]^([.A777]-1))" office:value-type="float" office:value="-1.15825640001556" calcext:value-type="float">
            <text:p>-1.1582564000155600</text:p>
          </table:table-cell>
          <table:table-cell table:formula="of:=[.$H$2]+(2*[.$J$2]^([.A777]-1))" office:value-type="float" office:value="-1.15825638797526" calcext:value-type="float">
            <text:p>-1.1582563879752600</text:p>
          </table:table-cell>
          <table:table-cell table:formula="of:=[.$I$2]-(1.5*[.$J$2]^([.A777]-1))" office:value-type="float" office:value="0.285298679979128" calcext:value-type="float">
            <text:p>0.2852986799791280</text:p>
          </table:table-cell>
          <table:table-cell table:formula="of:=[.$I$2]+(1.5*[.$J$2]^([.A777]-1))" office:value-type="float" office:value="0.28529868900935" calcext:value-type="float">
            <text:p>0.2852986890093500</text:p>
          </table:table-cell>
          <table:table-cell table:number-columns-repeated="1018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B777]*([.$J$2])" office:value-type="float" office:value="0.0000000000117392884350107" calcext:value-type="float">
            <text:p>1.1739288435010700E-011</text:p>
          </table:table-cell>
          <table:table-cell table:formula="of:=[.$H$2]-(2*[.$J$2]^([.A778]-1))" office:value-type="float" office:value="-1.15825639986505" calcext:value-type="float">
            <text:p>-1.1582563998650500</text:p>
          </table:table-cell>
          <table:table-cell table:formula="of:=[.$H$2]+(2*[.$J$2]^([.A778]-1))" office:value-type="float" office:value="-1.15825638812577" calcext:value-type="float">
            <text:p>-1.1582563881257700</text:p>
          </table:table-cell>
          <table:table-cell table:formula="of:=[.$I$2]-(1.5*[.$J$2]^([.A778]-1))" office:value-type="float" office:value="0.285298680092006" calcext:value-type="float">
            <text:p>0.2852986800920060</text:p>
          </table:table-cell>
          <table:table-cell table:formula="of:=[.$I$2]+(1.5*[.$J$2]^([.A778]-1))" office:value-type="float" office:value="0.285298688896472" calcext:value-type="float">
            <text:p>0.2852986888964720</text:p>
          </table:table-cell>
          <table:table-cell table:number-columns-repeated="1018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B778]*([.$J$2])" office:value-type="float" office:value="0.0000000000114458062241355" calcext:value-type="float">
            <text:p>1.1445806224135500E-011</text:p>
          </table:table-cell>
          <table:table-cell table:formula="of:=[.$H$2]-(2*[.$J$2]^([.A779]-1))" office:value-type="float" office:value="-1.15825639971831" calcext:value-type="float">
            <text:p>-1.1582563997183100</text:p>
          </table:table-cell>
          <table:table-cell table:formula="of:=[.$H$2]+(2*[.$J$2]^([.A779]-1))" office:value-type="float" office:value="-1.15825638827251" calcext:value-type="float">
            <text:p>-1.1582563882725100</text:p>
          </table:table-cell>
          <table:table-cell table:formula="of:=[.$I$2]-(1.5*[.$J$2]^([.A779]-1))" office:value-type="float" office:value="0.285298680202062" calcext:value-type="float">
            <text:p>0.2852986802020620</text:p>
          </table:table-cell>
          <table:table-cell table:formula="of:=[.$I$2]+(1.5*[.$J$2]^([.A779]-1))" office:value-type="float" office:value="0.285298688786416" calcext:value-type="float">
            <text:p>0.2852986887864160</text:p>
          </table:table-cell>
          <table:table-cell table:number-columns-repeated="1018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B779]*([.$J$2])" office:value-type="float" office:value="0.0000000000111596610685321" calcext:value-type="float">
            <text:p>1.1159661068532100E-011</text:p>
          </table:table-cell>
          <table:table-cell table:formula="of:=[.$H$2]-(2*[.$J$2]^([.A780]-1))" office:value-type="float" office:value="-1.15825639957524" calcext:value-type="float">
            <text:p>-1.1582563995752400</text:p>
          </table:table-cell>
          <table:table-cell table:formula="of:=[.$H$2]+(2*[.$J$2]^([.A780]-1))" office:value-type="float" office:value="-1.15825638841558" calcext:value-type="float">
            <text:p>-1.1582563884155800</text:p>
          </table:table-cell>
          <table:table-cell table:formula="of:=[.$I$2]-(1.5*[.$J$2]^([.A780]-1))" office:value-type="float" office:value="0.285298680309366" calcext:value-type="float">
            <text:p>0.2852986803093660</text:p>
          </table:table-cell>
          <table:table-cell table:formula="of:=[.$I$2]+(1.5*[.$J$2]^([.A780]-1))" office:value-type="float" office:value="0.285298688679112" calcext:value-type="float">
            <text:p>0.2852986886791120</text:p>
          </table:table-cell>
          <table:table-cell table:number-columns-repeated="1018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B780]*([.$J$2])" office:value-type="float" office:value="0.0000000000108806695418188" calcext:value-type="float">
            <text:p>1.0880669541818800E-011</text:p>
          </table:table-cell>
          <table:table-cell table:formula="of:=[.$H$2]-(2*[.$J$2]^([.A781]-1))" office:value-type="float" office:value="-1.15825639943574" calcext:value-type="float">
            <text:p>-1.1582563994357400</text:p>
          </table:table-cell>
          <table:table-cell table:formula="of:=[.$H$2]+(2*[.$J$2]^([.A781]-1))" office:value-type="float" office:value="-1.15825638855508" calcext:value-type="float">
            <text:p>-1.1582563885550800</text:p>
          </table:table-cell>
          <table:table-cell table:formula="of:=[.$I$2]-(1.5*[.$J$2]^([.A781]-1))" office:value-type="float" office:value="0.285298680413988" calcext:value-type="float">
            <text:p>0.2852986804139880</text:p>
          </table:table-cell>
          <table:table-cell table:formula="of:=[.$I$2]+(1.5*[.$J$2]^([.A781]-1))" office:value-type="float" office:value="0.28529868857449" calcext:value-type="float">
            <text:p>0.2852986885744900</text:p>
          </table:table-cell>
          <table:table-cell table:number-columns-repeated="1018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B781]*([.$J$2])" office:value-type="float" office:value="0.0000000000106086528032733" calcext:value-type="float">
            <text:p>1.0608652803273300E-011</text:p>
          </table:table-cell>
          <table:table-cell table:formula="of:=[.$H$2]-(2*[.$J$2]^([.A782]-1))" office:value-type="float" office:value="-1.15825639929974" calcext:value-type="float">
            <text:p>-1.1582563992997400</text:p>
          </table:table-cell>
          <table:table-cell table:formula="of:=[.$H$2]+(2*[.$J$2]^([.A782]-1))" office:value-type="float" office:value="-1.15825638869108" calcext:value-type="float">
            <text:p>-1.1582563886910800</text:p>
          </table:table-cell>
          <table:table-cell table:formula="of:=[.$I$2]-(1.5*[.$J$2]^([.A782]-1))" office:value-type="float" office:value="0.285298680515994" calcext:value-type="float">
            <text:p>0.2852986805159940</text:p>
          </table:table-cell>
          <table:table-cell table:formula="of:=[.$I$2]+(1.5*[.$J$2]^([.A782]-1))" office:value-type="float" office:value="0.285298688472484" calcext:value-type="float">
            <text:p>0.2852986884724840</text:p>
          </table:table-cell>
          <table:table-cell table:number-columns-repeated="1018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B782]*([.$J$2])" office:value-type="float" office:value="0.0000000000103434364831915" calcext:value-type="float">
            <text:p>1.0343436483191500E-011</text:p>
          </table:table-cell>
          <table:table-cell table:formula="of:=[.$H$2]-(2*[.$J$2]^([.A783]-1))" office:value-type="float" office:value="-1.15825639916713" calcext:value-type="float">
            <text:p>-1.1582563991671300</text:p>
          </table:table-cell>
          <table:table-cell table:formula="of:=[.$H$2]+(2*[.$J$2]^([.A783]-1))" office:value-type="float" office:value="-1.15825638882369" calcext:value-type="float">
            <text:p>-1.1582563888236900</text:p>
          </table:table-cell>
          <table:table-cell table:formula="of:=[.$I$2]-(1.5*[.$J$2]^([.A783]-1))" office:value-type="float" office:value="0.28529868061545" calcext:value-type="float">
            <text:p>0.2852986806154500</text:p>
          </table:table-cell>
          <table:table-cell table:formula="of:=[.$I$2]+(1.5*[.$J$2]^([.A783]-1))" office:value-type="float" office:value="0.285298688373028" calcext:value-type="float">
            <text:p>0.2852986883730280</text:p>
          </table:table-cell>
          <table:table-cell table:number-columns-repeated="1018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B783]*([.$J$2])" office:value-type="float" office:value="0.0000000000100848505711117" calcext:value-type="float">
            <text:p>1.0084850571111700E-011</text:p>
          </table:table-cell>
          <table:table-cell table:formula="of:=[.$H$2]-(2*[.$J$2]^([.A784]-1))" office:value-type="float" office:value="-1.15825639903784" calcext:value-type="float">
            <text:p>-1.1582563990378400</text:p>
          </table:table-cell>
          <table:table-cell table:formula="of:=[.$H$2]+(2*[.$J$2]^([.A784]-1))" office:value-type="float" office:value="-1.15825638895298" calcext:value-type="float">
            <text:p>-1.1582563889529800</text:p>
          </table:table-cell>
          <table:table-cell table:formula="of:=[.$I$2]-(1.5*[.$J$2]^([.A784]-1))" office:value-type="float" office:value="0.28529868071242" calcext:value-type="float">
            <text:p>0.2852986807124200</text:p>
          </table:table-cell>
          <table:table-cell table:formula="of:=[.$I$2]+(1.5*[.$J$2]^([.A784]-1))" office:value-type="float" office:value="0.285298688276058" calcext:value-type="float">
            <text:p>0.2852986882760580</text:p>
          </table:table-cell>
          <table:table-cell table:number-columns-repeated="1018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B784]*([.$J$2])" office:value-type="float" office:value="0.0000000000098327293068339" calcext:value-type="float">
            <text:p>9.8327293068339000E-012</text:p>
          </table:table-cell>
          <table:table-cell table:formula="of:=[.$H$2]-(2*[.$J$2]^([.A785]-1))" office:value-type="float" office:value="-1.15825639891177" calcext:value-type="float">
            <text:p>-1.1582563989117700</text:p>
          </table:table-cell>
          <table:table-cell table:formula="of:=[.$H$2]+(2*[.$J$2]^([.A785]-1))" office:value-type="float" office:value="-1.15825638907905" calcext:value-type="float">
            <text:p>-1.1582563890790500</text:p>
          </table:table-cell>
          <table:table-cell table:formula="of:=[.$I$2]-(1.5*[.$J$2]^([.A785]-1))" office:value-type="float" office:value="0.285298680806966" calcext:value-type="float">
            <text:p>0.2852986808069660</text:p>
          </table:table-cell>
          <table:table-cell table:formula="of:=[.$I$2]+(1.5*[.$J$2]^([.A785]-1))" office:value-type="float" office:value="0.285298688181512" calcext:value-type="float">
            <text:p>0.2852986881815120</text:p>
          </table:table-cell>
          <table:table-cell table:number-columns-repeated="1018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B785]*([.$J$2])" office:value-type="float" office:value="0.00000000000958691107416305" calcext:value-type="float">
            <text:p>9.5869110741630500E-012</text:p>
          </table:table-cell>
          <table:table-cell table:formula="of:=[.$H$2]-(2*[.$J$2]^([.A786]-1))" office:value-type="float" office:value="-1.15825639878887" calcext:value-type="float">
            <text:p>-1.1582563987888700</text:p>
          </table:table-cell>
          <table:table-cell table:formula="of:=[.$H$2]+(2*[.$J$2]^([.A786]-1))" office:value-type="float" office:value="-1.15825638920195" calcext:value-type="float">
            <text:p>-1.1582563892019500</text:p>
          </table:table-cell>
          <table:table-cell table:formula="of:=[.$I$2]-(1.5*[.$J$2]^([.A786]-1))" office:value-type="float" office:value="0.285298680899147" calcext:value-type="float">
            <text:p>0.2852986808991470</text:p>
          </table:table-cell>
          <table:table-cell table:formula="of:=[.$I$2]+(1.5*[.$J$2]^([.A786]-1))" office:value-type="float" office:value="0.285298688089331" calcext:value-type="float">
            <text:p>0.2852986880893310</text:p>
          </table:table-cell>
          <table:table-cell table:number-columns-repeated="1018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B786]*([.$J$2])" office:value-type="float" office:value="0.00000000000934723829730897" calcext:value-type="float">
            <text:p>9.3472382973089700E-012</text:p>
          </table:table-cell>
          <table:table-cell table:formula="of:=[.$H$2]-(2*[.$J$2]^([.A787]-1))" office:value-type="float" office:value="-1.15825639866903" calcext:value-type="float">
            <text:p>-1.1582563986690300</text:p>
          </table:table-cell>
          <table:table-cell table:formula="of:=[.$H$2]+(2*[.$J$2]^([.A787]-1))" office:value-type="float" office:value="-1.15825638932179" calcext:value-type="float">
            <text:p>-1.1582563893217900</text:p>
          </table:table-cell>
          <table:table-cell table:formula="of:=[.$I$2]-(1.5*[.$J$2]^([.A787]-1))" office:value-type="float" office:value="0.285298680989025" calcext:value-type="float">
            <text:p>0.2852986809890250</text:p>
          </table:table-cell>
          <table:table-cell table:formula="of:=[.$I$2]+(1.5*[.$J$2]^([.A787]-1))" office:value-type="float" office:value="0.285298687999453" calcext:value-type="float">
            <text:p>0.2852986879994530</text:p>
          </table:table-cell>
          <table:table-cell table:number-columns-repeated="1018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B787]*([.$J$2])" office:value-type="float" office:value="0.00000000000911355733987625" calcext:value-type="float">
            <text:p>9.1135573398762500E-012</text:p>
          </table:table-cell>
          <table:table-cell table:formula="of:=[.$H$2]-(2*[.$J$2]^([.A788]-1))" office:value-type="float" office:value="-1.15825639855219" calcext:value-type="float">
            <text:p>-1.1582563985521900</text:p>
          </table:table-cell>
          <table:table-cell table:formula="of:=[.$H$2]+(2*[.$J$2]^([.A788]-1))" office:value-type="float" office:value="-1.15825638943863" calcext:value-type="float">
            <text:p>-1.1582563894386300</text:p>
          </table:table-cell>
          <table:table-cell table:formula="of:=[.$I$2]-(1.5*[.$J$2]^([.A788]-1))" office:value-type="float" office:value="0.285298681076655" calcext:value-type="float">
            <text:p>0.2852986810766550</text:p>
          </table:table-cell>
          <table:table-cell table:formula="of:=[.$I$2]+(1.5*[.$J$2]^([.A788]-1))" office:value-type="float" office:value="0.285298687911823" calcext:value-type="float">
            <text:p>0.2852986879118230</text:p>
          </table:table-cell>
          <table:table-cell table:number-columns-repeated="1018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B788]*([.$J$2])" office:value-type="float" office:value="0.00000000000888571840637934" calcext:value-type="float">
            <text:p>8.8857184063793400E-012</text:p>
          </table:table-cell>
          <table:table-cell table:formula="of:=[.$H$2]-(2*[.$J$2]^([.A789]-1))" office:value-type="float" office:value="-1.15825639843827" calcext:value-type="float">
            <text:p>-1.1582563984382700</text:p>
          </table:table-cell>
          <table:table-cell table:formula="of:=[.$H$2]+(2*[.$J$2]^([.A789]-1))" office:value-type="float" office:value="-1.15825638955255" calcext:value-type="float">
            <text:p>-1.1582563895525500</text:p>
          </table:table-cell>
          <table:table-cell table:formula="of:=[.$I$2]-(1.5*[.$J$2]^([.A789]-1))" office:value-type="float" office:value="0.285298681162095" calcext:value-type="float">
            <text:p>0.2852986811620950</text:p>
          </table:table-cell>
          <table:table-cell table:formula="of:=[.$I$2]+(1.5*[.$J$2]^([.A789]-1))" office:value-type="float" office:value="0.285298687826383" calcext:value-type="float">
            <text:p>0.2852986878263830</text:p>
          </table:table-cell>
          <table:table-cell table:number-columns-repeated="1018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B789]*([.$J$2])" office:value-type="float" office:value="0.00000000000866357544621986" calcext:value-type="float">
            <text:p>8.6635754462198600E-012</text:p>
          </table:table-cell>
          <table:table-cell table:formula="of:=[.$H$2]-(2*[.$J$2]^([.A790]-1))" office:value-type="float" office:value="-1.1582563983272" calcext:value-type="float">
            <text:p>-1.1582563983272000</text:p>
          </table:table-cell>
          <table:table-cell table:formula="of:=[.$H$2]+(2*[.$J$2]^([.A790]-1))" office:value-type="float" office:value="-1.15825638966362" calcext:value-type="float">
            <text:p>-1.1582563896636200</text:p>
          </table:table-cell>
          <table:table-cell table:formula="of:=[.$I$2]-(1.5*[.$J$2]^([.A790]-1))" office:value-type="float" office:value="0.285298681245398" calcext:value-type="float">
            <text:p>0.2852986812453980</text:p>
          </table:table-cell>
          <table:table-cell table:formula="of:=[.$I$2]+(1.5*[.$J$2]^([.A790]-1))" office:value-type="float" office:value="0.28529868774308" calcext:value-type="float">
            <text:p>0.2852986877430800</text:p>
          </table:table-cell>
          <table:table-cell table:number-columns-repeated="1018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B790]*([.$J$2])" office:value-type="float" office:value="0.00000000000844698606006436" calcext:value-type="float">
            <text:p>8.4469860600643600E-012</text:p>
          </table:table-cell>
          <table:table-cell table:formula="of:=[.$H$2]-(2*[.$J$2]^([.A791]-1))" office:value-type="float" office:value="-1.1582563982189" calcext:value-type="float">
            <text:p>-1.1582563982189000</text:p>
          </table:table-cell>
          <table:table-cell table:formula="of:=[.$H$2]+(2*[.$J$2]^([.A791]-1))" office:value-type="float" office:value="-1.15825638977192" calcext:value-type="float">
            <text:p>-1.1582563897719200</text:p>
          </table:table-cell>
          <table:table-cell table:formula="of:=[.$I$2]-(1.5*[.$J$2]^([.A791]-1))" office:value-type="float" office:value="0.285298681326619" calcext:value-type="float">
            <text:p>0.2852986813266190</text:p>
          </table:table-cell>
          <table:table-cell table:formula="of:=[.$I$2]+(1.5*[.$J$2]^([.A791]-1))" office:value-type="float" office:value="0.285298687661859" calcext:value-type="float">
            <text:p>0.2852986876618590</text:p>
          </table:table-cell>
          <table:table-cell table:number-columns-repeated="1018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B791]*([.$J$2])" office:value-type="float" office:value="0.00000000000823581140856275" calcext:value-type="float">
            <text:p>8.2358114085627500E-012</text:p>
          </table:table-cell>
          <table:table-cell table:formula="of:=[.$H$2]-(2*[.$J$2]^([.A792]-1))" office:value-type="float" office:value="-1.15825639811332" calcext:value-type="float">
            <text:p>-1.1582563981133200</text:p>
          </table:table-cell>
          <table:table-cell table:formula="of:=[.$H$2]+(2*[.$J$2]^([.A792]-1))" office:value-type="float" office:value="-1.1582563898775" calcext:value-type="float">
            <text:p>-1.1582563898775000</text:p>
          </table:table-cell>
          <table:table-cell table:formula="of:=[.$I$2]-(1.5*[.$J$2]^([.A792]-1))" office:value-type="float" office:value="0.28529868140581" calcext:value-type="float">
            <text:p>0.2852986814058100</text:p>
          </table:table-cell>
          <table:table-cell table:formula="of:=[.$I$2]+(1.5*[.$J$2]^([.A792]-1))" office:value-type="float" office:value="0.285298687582668" calcext:value-type="float">
            <text:p>0.2852986875826680</text:p>
          </table:table-cell>
          <table:table-cell table:number-columns-repeated="1018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B792]*([.$J$2])" office:value-type="float" office:value="0.00000000000802991612334868" calcext:value-type="float">
            <text:p>8.0299161233486800E-012</text:p>
          </table:table-cell>
          <table:table-cell table:formula="of:=[.$H$2]-(2*[.$J$2]^([.A793]-1))" office:value-type="float" office:value="-1.15825639801037" calcext:value-type="float">
            <text:p>-1.1582563980103700</text:p>
          </table:table-cell>
          <table:table-cell table:formula="of:=[.$H$2]+(2*[.$J$2]^([.A793]-1))" office:value-type="float" office:value="-1.15825638998045" calcext:value-type="float">
            <text:p>-1.1582563899804500</text:p>
          </table:table-cell>
          <table:table-cell table:formula="of:=[.$I$2]-(1.5*[.$J$2]^([.A793]-1))" office:value-type="float" office:value="0.28529868148302" calcext:value-type="float">
            <text:p>0.2852986814830200</text:p>
          </table:table-cell>
          <table:table-cell table:formula="of:=[.$I$2]+(1.5*[.$J$2]^([.A793]-1))" office:value-type="float" office:value="0.285298687505458" calcext:value-type="float">
            <text:p>0.2852986875054580</text:p>
          </table:table-cell>
          <table:table-cell table:number-columns-repeated="1018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B793]*([.$J$2])" office:value-type="float" office:value="0.00000000000782916822026496" calcext:value-type="float">
            <text:p>7.8291682202649600E-012</text:p>
          </table:table-cell>
          <table:table-cell table:formula="of:=[.$H$2]-(2*[.$J$2]^([.A794]-1))" office:value-type="float" office:value="-1.15825639790999" calcext:value-type="float">
            <text:p>-1.1582563979099900</text:p>
          </table:table-cell>
          <table:table-cell table:formula="of:=[.$H$2]+(2*[.$J$2]^([.A794]-1))" office:value-type="float" office:value="-1.15825639008083" calcext:value-type="float">
            <text:p>-1.1582563900808300</text:p>
          </table:table-cell>
          <table:table-cell table:formula="of:=[.$I$2]-(1.5*[.$J$2]^([.A794]-1))" office:value-type="float" office:value="0.285298681558301" calcext:value-type="float">
            <text:p>0.2852986815583010</text:p>
          </table:table-cell>
          <table:table-cell table:formula="of:=[.$I$2]+(1.5*[.$J$2]^([.A794]-1))" office:value-type="float" office:value="0.285298687430177" calcext:value-type="float">
            <text:p>0.2852986874301770</text:p>
          </table:table-cell>
          <table:table-cell table:number-columns-repeated="1018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B794]*([.$J$2])" office:value-type="float" office:value="0.00000000000763343901475834" calcext:value-type="float">
            <text:p>7.6334390147583400E-012</text:p>
          </table:table-cell>
          <table:table-cell table:formula="of:=[.$H$2]-(2*[.$J$2]^([.A795]-1))" office:value-type="float" office:value="-1.15825639781213" calcext:value-type="float">
            <text:p>-1.1582563978121300</text:p>
          </table:table-cell>
          <table:table-cell table:formula="of:=[.$H$2]+(2*[.$J$2]^([.A795]-1))" office:value-type="float" office:value="-1.15825639017869" calcext:value-type="float">
            <text:p>-1.1582563901786900</text:p>
          </table:table-cell>
          <table:table-cell table:formula="of:=[.$I$2]-(1.5*[.$J$2]^([.A795]-1))" office:value-type="float" office:value="0.285298681631699" calcext:value-type="float">
            <text:p>0.2852986816316990</text:p>
          </table:table-cell>
          <table:table-cell table:formula="of:=[.$I$2]+(1.5*[.$J$2]^([.A795]-1))" office:value-type="float" office:value="0.285298687356779" calcext:value-type="float">
            <text:p>0.2852986873567790</text:p>
          </table:table-cell>
          <table:table-cell table:number-columns-repeated="1018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B795]*([.$J$2])" office:value-type="float" office:value="0.00000000000744260303938938" calcext:value-type="float">
            <text:p>7.4426030393893800E-012</text:p>
          </table:table-cell>
          <table:table-cell table:formula="of:=[.$H$2]-(2*[.$J$2]^([.A796]-1))" office:value-type="float" office:value="-1.15825639771671" calcext:value-type="float">
            <text:p>-1.1582563977167100</text:p>
          </table:table-cell>
          <table:table-cell table:formula="of:=[.$H$2]+(2*[.$J$2]^([.A796]-1))" office:value-type="float" office:value="-1.15825639027411" calcext:value-type="float">
            <text:p>-1.1582563902741100</text:p>
          </table:table-cell>
          <table:table-cell table:formula="of:=[.$I$2]-(1.5*[.$J$2]^([.A796]-1))" office:value-type="float" office:value="0.285298681703263" calcext:value-type="float">
            <text:p>0.2852986817032630</text:p>
          </table:table-cell>
          <table:table-cell table:formula="of:=[.$I$2]+(1.5*[.$J$2]^([.A796]-1))" office:value-type="float" office:value="0.285298687285215" calcext:value-type="float">
            <text:p>0.2852986872852150</text:p>
          </table:table-cell>
          <table:table-cell table:number-columns-repeated="1018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B796]*([.$J$2])" office:value-type="float" office:value="0.00000000000725653796340465" calcext:value-type="float">
            <text:p>7.2565379634046500E-012</text:p>
          </table:table-cell>
          <table:table-cell table:formula="of:=[.$H$2]-(2*[.$J$2]^([.A797]-1))" office:value-type="float" office:value="-1.15825639762368" calcext:value-type="float">
            <text:p>-1.1582563976236800</text:p>
          </table:table-cell>
          <table:table-cell table:formula="of:=[.$H$2]+(2*[.$J$2]^([.A797]-1))" office:value-type="float" office:value="-1.15825639036714" calcext:value-type="float">
            <text:p>-1.1582563903671400</text:p>
          </table:table-cell>
          <table:table-cell table:formula="of:=[.$I$2]-(1.5*[.$J$2]^([.A797]-1))" office:value-type="float" office:value="0.285298681773037" calcext:value-type="float">
            <text:p>0.2852986817730370</text:p>
          </table:table-cell>
          <table:table-cell table:formula="of:=[.$I$2]+(1.5*[.$J$2]^([.A797]-1))" office:value-type="float" office:value="0.285298687215441" calcext:value-type="float">
            <text:p>0.2852986872154410</text:p>
          </table:table-cell>
          <table:table-cell table:number-columns-repeated="1018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B797]*([.$J$2])" office:value-type="float" office:value="0.00000000000707512451431953" calcext:value-type="float">
            <text:p>7.0751245143195300E-012</text:p>
          </table:table-cell>
          <table:table-cell table:formula="of:=[.$H$2]-(2*[.$J$2]^([.A798]-1))" office:value-type="float" office:value="-1.15825639753297" calcext:value-type="float">
            <text:p>-1.1582563975329700</text:p>
          </table:table-cell>
          <table:table-cell table:formula="of:=[.$H$2]+(2*[.$J$2]^([.A798]-1))" office:value-type="float" office:value="-1.15825639045785" calcext:value-type="float">
            <text:p>-1.1582563904578500</text:p>
          </table:table-cell>
          <table:table-cell table:formula="of:=[.$I$2]-(1.5*[.$J$2]^([.A798]-1))" office:value-type="float" office:value="0.285298681841067" calcext:value-type="float">
            <text:p>0.2852986818410670</text:p>
          </table:table-cell>
          <table:table-cell table:formula="of:=[.$I$2]+(1.5*[.$J$2]^([.A798]-1))" office:value-type="float" office:value="0.285298687147411" calcext:value-type="float">
            <text:p>0.2852986871474110</text:p>
          </table:table-cell>
          <table:table-cell table:number-columns-repeated="1018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B798]*([.$J$2])" office:value-type="float" office:value="0.00000000000689824640146154" calcext:value-type="float">
            <text:p>6.8982464014615400E-012</text:p>
          </table:table-cell>
          <table:table-cell table:formula="of:=[.$H$2]-(2*[.$J$2]^([.A799]-1))" office:value-type="float" office:value="-1.15825639744453" calcext:value-type="float">
            <text:p>-1.1582563974445300</text:p>
          </table:table-cell>
          <table:table-cell table:formula="of:=[.$H$2]+(2*[.$J$2]^([.A799]-1))" office:value-type="float" office:value="-1.15825639054629" calcext:value-type="float">
            <text:p>-1.1582563905462900</text:p>
          </table:table-cell>
          <table:table-cell table:formula="of:=[.$I$2]-(1.5*[.$J$2]^([.A799]-1))" office:value-type="float" office:value="0.285298681907397" calcext:value-type="float">
            <text:p>0.2852986819073970</text:p>
          </table:table-cell>
          <table:table-cell table:formula="of:=[.$I$2]+(1.5*[.$J$2]^([.A799]-1))" office:value-type="float" office:value="0.285298687081081" calcext:value-type="float">
            <text:p>0.2852986870810810</text:p>
          </table:table-cell>
          <table:table-cell table:number-columns-repeated="1018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B799]*([.$J$2])" office:value-type="float" office:value="0.000000000006725790241425" calcext:value-type="float">
            <text:p>6.7257902414250000E-012</text:p>
          </table:table-cell>
          <table:table-cell table:formula="of:=[.$H$2]-(2*[.$J$2]^([.A800]-1))" office:value-type="float" office:value="-1.15825639735831" calcext:value-type="float">
            <text:p>-1.1582563973583100</text:p>
          </table:table-cell>
          <table:table-cell table:formula="of:=[.$H$2]+(2*[.$J$2]^([.A800]-1))" office:value-type="float" office:value="-1.15825639063252" calcext:value-type="float">
            <text:p>-1.1582563906325200</text:p>
          </table:table-cell>
          <table:table-cell table:formula="of:=[.$I$2]-(1.5*[.$J$2]^([.A800]-1))" office:value-type="float" office:value="0.285298681972068" calcext:value-type="float">
            <text:p>0.2852986819720680</text:p>
          </table:table-cell>
          <table:table-cell table:formula="of:=[.$I$2]+(1.5*[.$J$2]^([.A800]-1))" office:value-type="float" office:value="0.28529868701641" calcext:value-type="float">
            <text:p>0.2852986870164100</text:p>
          </table:table-cell>
          <table:table-cell table:number-columns-repeated="101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B800]*([.$J$2])" office:value-type="float" office:value="0.00000000000655764548538938" calcext:value-type="float">
            <text:p>6.5576454853893800E-012</text:p>
          </table:table-cell>
          <table:table-cell table:formula="of:=[.$H$2]-(2*[.$J$2]^([.A801]-1))" office:value-type="float" office:value="-1.15825639727423" calcext:value-type="float">
            <text:p>-1.1582563972742300</text:p>
          </table:table-cell>
          <table:table-cell table:formula="of:=[.$H$2]+(2*[.$J$2]^([.A801]-1))" office:value-type="float" office:value="-1.15825639071659" calcext:value-type="float">
            <text:p>-1.1582563907165900</text:p>
          </table:table-cell>
          <table:table-cell table:formula="of:=[.$I$2]-(1.5*[.$J$2]^([.A801]-1))" office:value-type="float" office:value="0.285298682035122" calcext:value-type="float">
            <text:p>0.2852986820351220</text:p>
          </table:table-cell>
          <table:table-cell table:formula="of:=[.$I$2]+(1.5*[.$J$2]^([.A801]-1))" office:value-type="float" office:value="0.285298686953356" calcext:value-type="float">
            <text:p>0.2852986869533560</text:p>
          </table:table-cell>
          <table:table-cell table:number-columns-repeated="1018"/>
        </table:table-row>
        <table:table-row table:style-name="ro1" table:number-rows-repeated="10477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3">
      <number:number number:decimal-places="0" loext:min-decimal-places="0" number:min-integer-digits="3" number:grouping="true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0" loext:min-decimal-places="0" number:min-integer-digits="5" number:grouping="true"/>
    </number:number-style>
    <number:number-style style:name="N10121" number:language="en" number:country="US">
      <number:number number:decimal-places="20" loext:min-decimal-places="20" number:min-integer-digits="1"/>
    </number:number-style>
    <number:number-style style:name="N10122" number:language="en" number:country="US">
      <number:scientific-number number:decimal-places="20" loext:min-decimal-places="20" number:min-integer-digits="1" number:min-exponent-digits="3" loext:exponent-interval="1" loext:forced-exponent-sign="true"/>
    </number:number-style>
    <number:number-style style:name="N10123" number:language="en" number:country="US">
      <number:scientific-number number:decimal-places="16" loext:min-decimal-places="16" number:min-integer-digits="1" number:min-exponent-digits="3" loext:exponent-interval="1" loext:forced-exponent-sign="true"/>
    </number:number-style>
    <number:number-style style:name="N10124" number:language="en" number:country="US">
      <number:number number:decimal-places="16" loext:min-decimal-places="1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8">00/00/0000</text:date>, <text:time style:data-style-name="N2" text:time-value="23:35:20.9510603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8:46:59.54</meta:creation-date>
    <dc:date>2020-05-28T23:52:12.923522971</dc:date>
    <meta:editing-duration>PT13H36M48S</meta:editing-duration>
    <meta:editing-cycles>9</meta:editing-cycles>
    <meta:generator>LibreOffice/5.3.6.1$Linux_X86_64 LibreOffice_project/30$Build-1</meta:generator>
    <meta:document-statistic meta:table-count="3" meta:cell-count="4815" meta:object-count="0"/>
  </office:meta>
</office:document-meta>
</file>